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24cm" svg:height="9.005cm" svg:x="6.328cm" svg:y="386.318cm">
            <draw:object draw:notify-on-update-of-ranges="Sheet1.E2:Sheet1.E85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3.231cm" svg:y="386.285cm">
            <draw:object draw:notify-on-update-of-ranges="Sheet1.F2:Sheet1.F85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twist.linear.x</text:p>
          </table:table-cell>
          <table:table-cell office:value-type="string" calcext:value-type="string">
            <text:p>field.twist.linear.y</text:p>
          </table:table-cell>
          <table:table-cell office:value-type="string" calcext:value-type="string">
            <text:p>field.twist.linear.z</text:p>
          </table:table-cell>
          <table:table-cell office:value-type="string" calcext:value-type="string">
            <text:p>field.twist.angular.x</text:p>
          </table:table-cell>
          <table:table-cell office:value-type="string" calcext:value-type="string">
            <text:p>field.twist.angular.y</text:p>
          </table:table-cell>
          <table:table-cell office:value-type="string" calcext:value-type="string">
            <text:p>field.twist.angular.z</text:p>
          </table:table-cell>
        </table:table-row>
        <table:table-row table:style-name="ro1">
          <table:table-cell office:value-type="float" office:value="1.52687668424878E+018" calcext:value-type="float">
            <text:p>1526876684248780000</text:p>
          </table:table-cell>
          <table:table-cell office:value-type="float" office:value="967" calcext:value-type="float">
            <text:p>967</text:p>
          </table:table-cell>
          <table:table-cell office:value-type="float" office:value="1.52687668424012E+018" calcext:value-type="float">
            <text:p>1526876684240120000</text:p>
          </table:table-cell>
          <table:table-cell office:value-type="string" calcext:value-type="string">
            <text:p>world</text:p>
          </table:table-cell>
          <table:table-cell office:value-type="float" office:value="-0.000179546666914" calcext:value-type="float">
            <text:p>-0.0001795467</text:p>
          </table:table-cell>
          <table:table-cell office:value-type="float" office:value="0.0000829647033243" calcext:value-type="float">
            <text:p>8.29647033243E-005</text:p>
          </table:table-cell>
          <table:table-cell office:value-type="float" office:value="0.000362609425792" calcext:value-type="float">
            <text:p>0.00036260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26823E+018" calcext:value-type="float">
            <text:p>1526876684268230000</text:p>
          </table:table-cell>
          <table:table-cell office:value-type="float" office:value="968" calcext:value-type="float">
            <text:p>968</text:p>
          </table:table-cell>
          <table:table-cell office:value-type="float" office:value="1.52687668425994E+018" calcext:value-type="float">
            <text:p>1526876684259940000</text:p>
          </table:table-cell>
          <table:table-cell office:value-type="string" calcext:value-type="string">
            <text:p>world</text:p>
          </table:table-cell>
          <table:table-cell office:value-type="float" office:value="0.000613832729869" calcext:value-type="float">
            <text:p>0.0006138327</text:p>
          </table:table-cell>
          <table:table-cell office:value-type="float" office:value="0.000321841886034" calcext:value-type="float">
            <text:p>0.0003218419</text:p>
          </table:table-cell>
          <table:table-cell office:value-type="float" office:value="-0.000398772594053" calcext:value-type="float">
            <text:p>-0.00039877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28859E+018" calcext:value-type="float">
            <text:p>1526876684288590000</text:p>
          </table:table-cell>
          <table:table-cell office:value-type="float" office:value="969" calcext:value-type="float">
            <text:p>969</text:p>
          </table:table-cell>
          <table:table-cell office:value-type="float" office:value="1.52687668427994E+018" calcext:value-type="float">
            <text:p>1526876684279940000</text:p>
          </table:table-cell>
          <table:table-cell office:value-type="string" calcext:value-type="string">
            <text:p>world</text:p>
          </table:table-cell>
          <table:table-cell office:value-type="float" office:value="-0.000108188949525" calcext:value-type="float">
            <text:p>-0.0001081889</text:p>
          </table:table-cell>
          <table:table-cell office:value-type="float" office:value="-0.000205552802072" calcext:value-type="float">
            <text:p>-0.0002055528</text:p>
          </table:table-cell>
          <table:table-cell office:value-type="float" office:value="-0.0000288100854959" calcext:value-type="float">
            <text:p>-2.8810085495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30896E+018" calcext:value-type="float">
            <text:p>1526876684308960000</text:p>
          </table:table-cell>
          <table:table-cell office:value-type="float" office:value="970" calcext:value-type="float">
            <text:p>970</text:p>
          </table:table-cell>
          <table:table-cell office:value-type="float" office:value="1.52687668429986E+018" calcext:value-type="float">
            <text:p>1526876684299860000</text:p>
          </table:table-cell>
          <table:table-cell office:value-type="string" calcext:value-type="string">
            <text:p>world</text:p>
          </table:table-cell>
          <table:table-cell office:value-type="float" office:value="0.000291365198791" calcext:value-type="float">
            <text:p>0.0002913652</text:p>
          </table:table-cell>
          <table:table-cell office:value-type="float" office:value="0.000239443179453" calcext:value-type="float">
            <text:p>0.0002394432</text:p>
          </table:table-cell>
          <table:table-cell office:value-type="float" office:value="-0.000334126409143" calcext:value-type="float">
            <text:p>-0.0003341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32832E+018" calcext:value-type="float">
            <text:p>1526876684328320000</text:p>
          </table:table-cell>
          <table:table-cell office:value-type="float" office:value="971" calcext:value-type="float">
            <text:p>971</text:p>
          </table:table-cell>
          <table:table-cell office:value-type="float" office:value="1.52687668431958E+018" calcext:value-type="float">
            <text:p>1526876684319580000</text:p>
          </table:table-cell>
          <table:table-cell office:value-type="string" calcext:value-type="string">
            <text:p>world</text:p>
          </table:table-cell>
          <table:table-cell office:value-type="float" office:value="-0.000574417703319" calcext:value-type="float">
            <text:p>-0.0005744177</text:p>
          </table:table-cell>
          <table:table-cell office:value-type="float" office:value="-0.000119717064081" calcext:value-type="float">
            <text:p>-0.0001197171</text:p>
          </table:table-cell>
          <table:table-cell office:value-type="float" office:value="0.000485811033286" calcext:value-type="float">
            <text:p>0.0004858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34884E+018" calcext:value-type="float">
            <text:p>1526876684348840000</text:p>
          </table:table-cell>
          <table:table-cell office:value-type="float" office:value="972" calcext:value-type="float">
            <text:p>972</text:p>
          </table:table-cell>
          <table:table-cell office:value-type="float" office:value="1.5268766843404E+018" calcext:value-type="float">
            <text:p>1526876684340400000</text:p>
          </table:table-cell>
          <table:table-cell office:value-type="string" calcext:value-type="string">
            <text:p>world</text:p>
          </table:table-cell>
          <table:table-cell office:value-type="float" office:value="-0.000128022264107" calcext:value-type="float">
            <text:p>-0.0001280223</text:p>
          </table:table-cell>
          <table:table-cell office:value-type="float" office:value="-0.0000825280876597" calcext:value-type="float">
            <text:p>-8.25280876597E-005</text:p>
          </table:table-cell>
          <table:table-cell office:value-type="float" office:value="0.000230185120017" calcext:value-type="float">
            <text:p>0.00023018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36815E+018" calcext:value-type="float">
            <text:p>1526876684368150000</text:p>
          </table:table-cell>
          <table:table-cell office:value-type="float" office:value="973" calcext:value-type="float">
            <text:p>973</text:p>
          </table:table-cell>
          <table:table-cell office:value-type="float" office:value="1.52687668436028E+018" calcext:value-type="float">
            <text:p>1526876684360280000</text:p>
          </table:table-cell>
          <table:table-cell office:value-type="string" calcext:value-type="string">
            <text:p>world</text:p>
          </table:table-cell>
          <table:table-cell office:value-type="float" office:value="-0.000756208202802" calcext:value-type="float">
            <text:p>-0.0007562082</text:p>
          </table:table-cell>
          <table:table-cell office:value-type="float" office:value="0.000359191210009" calcext:value-type="float">
            <text:p>0.0003591912</text:p>
          </table:table-cell>
          <table:table-cell office:value-type="float" office:value="-0.00235072732903" calcext:value-type="float">
            <text:p>-0.00235072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38861E+018" calcext:value-type="float">
            <text:p>1526876684388610000</text:p>
          </table:table-cell>
          <table:table-cell office:value-type="float" office:value="974" calcext:value-type="float">
            <text:p>974</text:p>
          </table:table-cell>
          <table:table-cell office:value-type="float" office:value="1.52687668437995E+018" calcext:value-type="float">
            <text:p>1526876684379950000</text:p>
          </table:table-cell>
          <table:table-cell office:value-type="string" calcext:value-type="string">
            <text:p>world</text:p>
          </table:table-cell>
          <table:table-cell office:value-type="float" office:value="0.000370872032363" calcext:value-type="float">
            <text:p>0.000370872</text:p>
          </table:table-cell>
          <table:table-cell office:value-type="float" office:value="-0.000257741048699" calcext:value-type="float">
            <text:p>-0.000257741</text:p>
          </table:table-cell>
          <table:table-cell office:value-type="float" office:value="0.00131555984262" calcext:value-type="float">
            <text:p>0.00131555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409E+018" calcext:value-type="float">
            <text:p>1526876684409000000</text:p>
          </table:table-cell>
          <table:table-cell office:value-type="float" office:value="975" calcext:value-type="float">
            <text:p>975</text:p>
          </table:table-cell>
          <table:table-cell office:value-type="float" office:value="1.52687668439995E+018" calcext:value-type="float">
            <text:p>1526876684399950000</text:p>
          </table:table-cell>
          <table:table-cell office:value-type="string" calcext:value-type="string">
            <text:p>world</text:p>
          </table:table-cell>
          <table:table-cell office:value-type="float" office:value="0.000499891641084" calcext:value-type="float">
            <text:p>0.0004998916</text:p>
          </table:table-cell>
          <table:table-cell office:value-type="float" office:value="0.000409615342505" calcext:value-type="float">
            <text:p>0.0004096153</text:p>
          </table:table-cell>
          <table:table-cell office:value-type="float" office:value="0.000413050991483" calcext:value-type="float">
            <text:p>0.0004130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42831E+018" calcext:value-type="float">
            <text:p>1526876684428310000</text:p>
          </table:table-cell>
          <table:table-cell office:value-type="float" office:value="976" calcext:value-type="float">
            <text:p>976</text:p>
          </table:table-cell>
          <table:table-cell office:value-type="float" office:value="1.52687668441979E+018" calcext:value-type="float">
            <text:p>1526876684419790000</text:p>
          </table:table-cell>
          <table:table-cell office:value-type="string" calcext:value-type="string">
            <text:p>world</text:p>
          </table:table-cell>
          <table:table-cell office:value-type="float" office:value="-0.000128266081447" calcext:value-type="float">
            <text:p>-0.0001282661</text:p>
          </table:table-cell>
          <table:table-cell office:value-type="float" office:value="-0.000291090458632" calcext:value-type="float">
            <text:p>-0.0002910905</text:p>
          </table:table-cell>
          <table:table-cell office:value-type="float" office:value="0.000208256882615" calcext:value-type="float">
            <text:p>0.00020825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44879E+018" calcext:value-type="float">
            <text:p>1526876684448790000</text:p>
          </table:table-cell>
          <table:table-cell office:value-type="float" office:value="977" calcext:value-type="float">
            <text:p>977</text:p>
          </table:table-cell>
          <table:table-cell office:value-type="float" office:value="1.5268766844396E+018" calcext:value-type="float">
            <text:p>1526876684439600000</text:p>
          </table:table-cell>
          <table:table-cell office:value-type="string" calcext:value-type="string">
            <text:p>world</text:p>
          </table:table-cell>
          <table:table-cell office:value-type="float" office:value="0.000193641186343" calcext:value-type="float">
            <text:p>0.0001936412</text:p>
          </table:table-cell>
          <table:table-cell office:value-type="float" office:value="0.0000262131361524" calcext:value-type="float">
            <text:p>2.62131361524E-005</text:p>
          </table:table-cell>
          <table:table-cell office:value-type="float" office:value="0.000191556639038" calcext:value-type="float">
            <text:p>0.00019155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46806E+018" calcext:value-type="float">
            <text:p>1526876684468060000</text:p>
          </table:table-cell>
          <table:table-cell office:value-type="float" office:value="978" calcext:value-type="float">
            <text:p>978</text:p>
          </table:table-cell>
          <table:table-cell office:value-type="float" office:value="1.5268766844604E+018" calcext:value-type="float">
            <text:p>1526876684460400000</text:p>
          </table:table-cell>
          <table:table-cell office:value-type="string" calcext:value-type="string">
            <text:p>world</text:p>
          </table:table-cell>
          <table:table-cell office:value-type="float" office:value="0.000103465266875" calcext:value-type="float">
            <text:p>0.0001034653</text:p>
          </table:table-cell>
          <table:table-cell office:value-type="float" office:value="-0.0000270022283075" calcext:value-type="float">
            <text:p>-2.70022283075E-005</text:p>
          </table:table-cell>
          <table:table-cell office:value-type="float" office:value="-0.000266982387984" calcext:value-type="float">
            <text:p>-0.0002669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48854E+018" calcext:value-type="float">
            <text:p>1526876684488540000</text:p>
          </table:table-cell>
          <table:table-cell office:value-type="float" office:value="979" calcext:value-type="float">
            <text:p>979</text:p>
          </table:table-cell>
          <table:table-cell office:value-type="float" office:value="1.52687668448027E+018" calcext:value-type="float">
            <text:p>1526876684480270000</text:p>
          </table:table-cell>
          <table:table-cell office:value-type="string" calcext:value-type="string">
            <text:p>world</text:p>
          </table:table-cell>
          <table:table-cell office:value-type="float" office:value="0.0000382486687158" calcext:value-type="float">
            <text:p>3.82486687158E-005</text:p>
          </table:table-cell>
          <table:table-cell office:value-type="float" office:value="-0.000133672379889" calcext:value-type="float">
            <text:p>-0.0001336724</text:p>
          </table:table-cell>
          <table:table-cell office:value-type="float" office:value="0.000338356476277" calcext:value-type="float">
            <text:p>0.00033835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50788E+018" calcext:value-type="float">
            <text:p>1526876684507880000</text:p>
          </table:table-cell>
          <table:table-cell office:value-type="float" office:value="980" calcext:value-type="float">
            <text:p>980</text:p>
          </table:table-cell>
          <table:table-cell office:value-type="float" office:value="1.5268766845E+018" calcext:value-type="float">
            <text:p>1526876684500000000</text:p>
          </table:table-cell>
          <table:table-cell office:value-type="string" calcext:value-type="string">
            <text:p>world</text:p>
          </table:table-cell>
          <table:table-cell office:value-type="float" office:value="0.000229538010899" calcext:value-type="float">
            <text:p>0.000229538</text:p>
          </table:table-cell>
          <table:table-cell office:value-type="float" office:value="0.0000855739053804" calcext:value-type="float">
            <text:p>8.55739053804E-005</text:p>
          </table:table-cell>
          <table:table-cell office:value-type="float" office:value="-0.000323008513078" calcext:value-type="float">
            <text:p>-0.00032300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52811E+018" calcext:value-type="float">
            <text:p>1526876684528110000</text:p>
          </table:table-cell>
          <table:table-cell office:value-type="float" office:value="981" calcext:value-type="float">
            <text:p>981</text:p>
          </table:table-cell>
          <table:table-cell office:value-type="float" office:value="1.52687668451992E+018" calcext:value-type="float">
            <text:p>1526876684519920000</text:p>
          </table:table-cell>
          <table:table-cell office:value-type="string" calcext:value-type="string">
            <text:p>world</text:p>
          </table:table-cell>
          <table:table-cell office:value-type="float" office:value="-0.000120531229186" calcext:value-type="float">
            <text:p>-0.0001205312</text:p>
          </table:table-cell>
          <table:table-cell office:value-type="float" office:value="0.0000765981531003" calcext:value-type="float">
            <text:p>7.65981531003E-005</text:p>
          </table:table-cell>
          <table:table-cell office:value-type="float" office:value="0.00051256059669" calcext:value-type="float">
            <text:p>0.00051256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54864E+018" calcext:value-type="float">
            <text:p>1526876684548640000</text:p>
          </table:table-cell>
          <table:table-cell office:value-type="float" office:value="982" calcext:value-type="float">
            <text:p>982</text:p>
          </table:table-cell>
          <table:table-cell office:value-type="float" office:value="1.52687668453984E+018" calcext:value-type="float">
            <text:p>1526876684539840000</text:p>
          </table:table-cell>
          <table:table-cell office:value-type="string" calcext:value-type="string">
            <text:p>world</text:p>
          </table:table-cell>
          <table:table-cell office:value-type="float" office:value="-0.000158816430485" calcext:value-type="float">
            <text:p>-0.0001588164</text:p>
          </table:table-cell>
          <table:table-cell office:value-type="float" office:value="-0.0000336767552653" calcext:value-type="float">
            <text:p>-3.36767552653E-005</text:p>
          </table:table-cell>
          <table:table-cell office:value-type="float" office:value="-0.000417028728407" calcext:value-type="float">
            <text:p>-0.00041702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5679E+018" calcext:value-type="float">
            <text:p>1526876684567900000</text:p>
          </table:table-cell>
          <table:table-cell office:value-type="float" office:value="983" calcext:value-type="float">
            <text:p>983</text:p>
          </table:table-cell>
          <table:table-cell office:value-type="float" office:value="1.5268766845606E+018" calcext:value-type="float">
            <text:p>1526876684560600000</text:p>
          </table:table-cell>
          <table:table-cell office:value-type="string" calcext:value-type="string">
            <text:p>world</text:p>
          </table:table-cell>
          <table:table-cell office:value-type="float" office:value="0.000223589668167" calcext:value-type="float">
            <text:p>0.0002235897</text:p>
          </table:table-cell>
          <table:table-cell office:value-type="float" office:value="-0.0000267806462944" calcext:value-type="float">
            <text:p>-2.67806462944E-005</text:p>
          </table:table-cell>
          <table:table-cell office:value-type="float" office:value="-0.000275600556051" calcext:value-type="float">
            <text:p>-0.0002756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58831E+018" calcext:value-type="float">
            <text:p>1526876684588310000</text:p>
          </table:table-cell>
          <table:table-cell office:value-type="float" office:value="984" calcext:value-type="float">
            <text:p>984</text:p>
          </table:table-cell>
          <table:table-cell office:value-type="float" office:value="1.52687668458041E+018" calcext:value-type="float">
            <text:p>1526876684580410000</text:p>
          </table:table-cell>
          <table:table-cell office:value-type="string" calcext:value-type="string">
            <text:p>world</text:p>
          </table:table-cell>
          <table:table-cell office:value-type="float" office:value="-0.000179542577825" calcext:value-type="float">
            <text:p>-0.0001795426</text:p>
          </table:table-cell>
          <table:table-cell office:value-type="float" office:value="0.000171869207406" calcext:value-type="float">
            <text:p>0.0001718692</text:p>
          </table:table-cell>
          <table:table-cell office:value-type="float" office:value="0.000252354366239" calcext:value-type="float">
            <text:p>0.0002523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6087E+018" calcext:value-type="float">
            <text:p>1526876684608700000</text:p>
          </table:table-cell>
          <table:table-cell office:value-type="float" office:value="985" calcext:value-type="float">
            <text:p>985</text:p>
          </table:table-cell>
          <table:table-cell office:value-type="float" office:value="1.52687668460005E+018" calcext:value-type="float">
            <text:p>1526876684600050000</text:p>
          </table:table-cell>
          <table:table-cell office:value-type="string" calcext:value-type="string">
            <text:p>world</text:p>
          </table:table-cell>
          <table:table-cell office:value-type="float" office:value="0.000275181955658" calcext:value-type="float">
            <text:p>0.000275182</text:p>
          </table:table-cell>
          <table:table-cell office:value-type="float" office:value="0.0000174887609319" calcext:value-type="float">
            <text:p>1.74887609319E-005</text:p>
          </table:table-cell>
          <table:table-cell office:value-type="float" office:value="-0.0000770157203078" calcext:value-type="float">
            <text:p>-7.7015720307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628E+018" calcext:value-type="float">
            <text:p>1526876684628000000</text:p>
          </table:table-cell>
          <table:table-cell office:value-type="float" office:value="986" calcext:value-type="float">
            <text:p>986</text:p>
          </table:table-cell>
          <table:table-cell office:value-type="float" office:value="1.52687668462037E+018" calcext:value-type="float">
            <text:p>1526876684620370000</text:p>
          </table:table-cell>
          <table:table-cell office:value-type="string" calcext:value-type="string">
            <text:p>world</text:p>
          </table:table-cell>
          <table:table-cell office:value-type="float" office:value="-0.00035111233592" calcext:value-type="float">
            <text:p>-0.0003511123</text:p>
          </table:table-cell>
          <table:table-cell office:value-type="float" office:value="-0.00000046824607125" calcext:value-type="float">
            <text:p>-4.6824607125E-007</text:p>
          </table:table-cell>
          <table:table-cell office:value-type="float" office:value="0.00032126691076" calcext:value-type="float">
            <text:p>0.00032126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6483E+018" calcext:value-type="float">
            <text:p>1526876684648300000</text:p>
          </table:table-cell>
          <table:table-cell office:value-type="float" office:value="987" calcext:value-type="float">
            <text:p>987</text:p>
          </table:table-cell>
          <table:table-cell office:value-type="float" office:value="1.52687668464035E+018" calcext:value-type="float">
            <text:p>1526876684640350000</text:p>
          </table:table-cell>
          <table:table-cell office:value-type="string" calcext:value-type="string">
            <text:p>world</text:p>
          </table:table-cell>
          <table:table-cell office:value-type="float" office:value="0.00003155595914" calcext:value-type="float">
            <text:p>0.000031556</text:p>
          </table:table-cell>
          <table:table-cell office:value-type="float" office:value="0.00005766375034" calcext:value-type="float">
            <text:p>5.766375034E-005</text:p>
          </table:table-cell>
          <table:table-cell office:value-type="float" office:value="-0.000303145498037" calcext:value-type="float">
            <text:p>-0.00030314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66875E+018" calcext:value-type="float">
            <text:p>1526876684668750000</text:p>
          </table:table-cell>
          <table:table-cell office:value-type="float" office:value="988" calcext:value-type="float">
            <text:p>988</text:p>
          </table:table-cell>
          <table:table-cell office:value-type="float" office:value="1.52687668466029E+018" calcext:value-type="float">
            <text:p>1526876684660290000</text:p>
          </table:table-cell>
          <table:table-cell office:value-type="string" calcext:value-type="string">
            <text:p>world</text:p>
          </table:table-cell>
          <table:table-cell office:value-type="float" office:value="-0.000223881041165" calcext:value-type="float">
            <text:p>-0.000223881</text:p>
          </table:table-cell>
          <table:table-cell office:value-type="float" office:value="-0.0000622604347882" calcext:value-type="float">
            <text:p>-6.22604347882E-005</text:p>
          </table:table-cell>
          <table:table-cell office:value-type="float" office:value="0.0000798756227596" calcext:value-type="float">
            <text:p>7.98756227596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68815E+018" calcext:value-type="float">
            <text:p>1526876684688150000</text:p>
          </table:table-cell>
          <table:table-cell office:value-type="float" office:value="989" calcext:value-type="float">
            <text:p>989</text:p>
          </table:table-cell>
          <table:table-cell office:value-type="float" office:value="1.52687668468014E+018" calcext:value-type="float">
            <text:p>1526876684680140000</text:p>
          </table:table-cell>
          <table:table-cell office:value-type="string" calcext:value-type="string">
            <text:p>world</text:p>
          </table:table-cell>
          <table:table-cell office:value-type="float" office:value="0.000110528228106" calcext:value-type="float">
            <text:p>0.0001105282</text:p>
          </table:table-cell>
          <table:table-cell office:value-type="float" office:value="-0.0000783772411523" calcext:value-type="float">
            <text:p>-7.83772411523E-005</text:p>
          </table:table-cell>
          <table:table-cell office:value-type="float" office:value="0.000124406855321" calcext:value-type="float">
            <text:p>0.00012440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70854E+018" calcext:value-type="float">
            <text:p>1526876684708540000</text:p>
          </table:table-cell>
          <table:table-cell office:value-type="float" office:value="990" calcext:value-type="float">
            <text:p>990</text:p>
          </table:table-cell>
          <table:table-cell office:value-type="float" office:value="1.52687668470011E+018" calcext:value-type="float">
            <text:p>1526876684700110000</text:p>
          </table:table-cell>
          <table:table-cell office:value-type="string" calcext:value-type="string">
            <text:p>world</text:p>
          </table:table-cell>
          <table:table-cell office:value-type="float" office:value="0.000272099947324" calcext:value-type="float">
            <text:p>0.0002720999</text:p>
          </table:table-cell>
          <table:table-cell office:value-type="float" office:value="-0.000105530496512" calcext:value-type="float">
            <text:p>-0.0001055305</text:p>
          </table:table-cell>
          <table:table-cell office:value-type="float" office:value="-0.0000722201366443" calcext:value-type="float">
            <text:p>-7.2220136644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72888E+018" calcext:value-type="float">
            <text:p>1526876684728880000</text:p>
          </table:table-cell>
          <table:table-cell office:value-type="float" office:value="991" calcext:value-type="float">
            <text:p>991</text:p>
          </table:table-cell>
          <table:table-cell office:value-type="float" office:value="1.52687668471993E+018" calcext:value-type="float">
            <text:p>1526876684719930000</text:p>
          </table:table-cell>
          <table:table-cell office:value-type="string" calcext:value-type="string">
            <text:p>world</text:p>
          </table:table-cell>
          <table:table-cell office:value-type="float" office:value="-0.000197730711079" calcext:value-type="float">
            <text:p>-0.0001977307</text:p>
          </table:table-cell>
          <table:table-cell office:value-type="float" office:value="0.0000982917990768" calcext:value-type="float">
            <text:p>9.82917990768E-005</text:p>
          </table:table-cell>
          <table:table-cell office:value-type="float" office:value="-0.0000947756634559" calcext:value-type="float">
            <text:p>-9.4775663455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7483E+018" calcext:value-type="float">
            <text:p>1526876684748300000</text:p>
          </table:table-cell>
          <table:table-cell office:value-type="float" office:value="992" calcext:value-type="float">
            <text:p>992</text:p>
          </table:table-cell>
          <table:table-cell office:value-type="float" office:value="1.52687668473992E+018" calcext:value-type="float">
            <text:p>1526876684739920000</text:p>
          </table:table-cell>
          <table:table-cell office:value-type="string" calcext:value-type="string">
            <text:p>world</text:p>
          </table:table-cell>
          <table:table-cell office:value-type="float" office:value="0.00025128168636" calcext:value-type="float">
            <text:p>0.0002512817</text:p>
          </table:table-cell>
          <table:table-cell office:value-type="float" office:value="0.000274774909485" calcext:value-type="float">
            <text:p>0.0002747749</text:p>
          </table:table-cell>
          <table:table-cell office:value-type="float" office:value="-0.0000588035836699" calcext:value-type="float">
            <text:p>-5.8803583669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76869E+018" calcext:value-type="float">
            <text:p>1526876684768690000</text:p>
          </table:table-cell>
          <table:table-cell office:value-type="float" office:value="993" calcext:value-type="float">
            <text:p>993</text:p>
          </table:table-cell>
          <table:table-cell office:value-type="float" office:value="1.52687668475987E+018" calcext:value-type="float">
            <text:p>1526876684759870000</text:p>
          </table:table-cell>
          <table:table-cell office:value-type="string" calcext:value-type="string">
            <text:p>world</text:p>
          </table:table-cell>
          <table:table-cell office:value-type="float" office:value="-0.0000229014112847" calcext:value-type="float">
            <text:p>-2.29014112847E-005</text:p>
          </table:table-cell>
          <table:table-cell office:value-type="float" office:value="0.0000774677973823" calcext:value-type="float">
            <text:p>7.74677973823E-005</text:p>
          </table:table-cell>
          <table:table-cell office:value-type="float" office:value="0.000282811175566" calcext:value-type="float">
            <text:p>0.0002828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78797E+018" calcext:value-type="float">
            <text:p>1526876684787970000</text:p>
          </table:table-cell>
          <table:table-cell office:value-type="float" office:value="994" calcext:value-type="float">
            <text:p>994</text:p>
          </table:table-cell>
          <table:table-cell office:value-type="float" office:value="1.52687668477995E+018" calcext:value-type="float">
            <text:p>1526876684779950000</text:p>
          </table:table-cell>
          <table:table-cell office:value-type="string" calcext:value-type="string">
            <text:p>world</text:p>
          </table:table-cell>
          <table:table-cell office:value-type="float" office:value="-0.00023617997067" calcext:value-type="float">
            <text:p>-0.00023618</text:p>
          </table:table-cell>
          <table:table-cell office:value-type="float" office:value="-0.000117352203233" calcext:value-type="float">
            <text:p>-0.0001173522</text:p>
          </table:table-cell>
          <table:table-cell office:value-type="float" office:value="0.00024364728597" calcext:value-type="float">
            <text:p>0.00024364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80832E+018" calcext:value-type="float">
            <text:p>1526876684808320000</text:p>
          </table:table-cell>
          <table:table-cell office:value-type="float" office:value="995" calcext:value-type="float">
            <text:p>995</text:p>
          </table:table-cell>
          <table:table-cell office:value-type="float" office:value="1.5268766847999E+018" calcext:value-type="float">
            <text:p>1526876684799900000</text:p>
          </table:table-cell>
          <table:table-cell office:value-type="string" calcext:value-type="string">
            <text:p>world</text:p>
          </table:table-cell>
          <table:table-cell office:value-type="float" office:value="0.000273393234238" calcext:value-type="float">
            <text:p>0.0002733932</text:p>
          </table:table-cell>
          <table:table-cell office:value-type="float" office:value="-0.0000788698453107" calcext:value-type="float">
            <text:p>-7.88698453107E-005</text:p>
          </table:table-cell>
          <table:table-cell office:value-type="float" office:value="-0.000110129025416" calcext:value-type="float">
            <text:p>-0.0001101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82852E+018" calcext:value-type="float">
            <text:p>1526876684828520000</text:p>
          </table:table-cell>
          <table:table-cell office:value-type="float" office:value="996" calcext:value-type="float">
            <text:p>996</text:p>
          </table:table-cell>
          <table:table-cell office:value-type="float" office:value="1.52687668481988E+018" calcext:value-type="float">
            <text:p>1526876684819880000</text:p>
          </table:table-cell>
          <table:table-cell office:value-type="string" calcext:value-type="string">
            <text:p>world</text:p>
          </table:table-cell>
          <table:table-cell office:value-type="float" office:value="-0.000259143096628" calcext:value-type="float">
            <text:p>-0.0002591431</text:p>
          </table:table-cell>
          <table:table-cell office:value-type="float" office:value="-0.000268348725513" calcext:value-type="float">
            <text:p>-0.0002683487</text:p>
          </table:table-cell>
          <table:table-cell office:value-type="float" office:value="-0.000210999976844" calcext:value-type="float">
            <text:p>-0.0002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84881E+018" calcext:value-type="float">
            <text:p>1526876684848810000</text:p>
          </table:table-cell>
          <table:table-cell office:value-type="float" office:value="997" calcext:value-type="float">
            <text:p>997</text:p>
          </table:table-cell>
          <table:table-cell office:value-type="float" office:value="1.52687668483985E+018" calcext:value-type="float">
            <text:p>1526876684839850000</text:p>
          </table:table-cell>
          <table:table-cell office:value-type="string" calcext:value-type="string">
            <text:p>world</text:p>
          </table:table-cell>
          <table:table-cell office:value-type="float" office:value="-0.0000233371174545" calcext:value-type="float">
            <text:p>-2.33371174545E-005</text:p>
          </table:table-cell>
          <table:table-cell office:value-type="float" office:value="0.000288146518869" calcext:value-type="float">
            <text:p>0.0002881465</text:p>
          </table:table-cell>
          <table:table-cell office:value-type="float" office:value="-0.000340739905369" calcext:value-type="float">
            <text:p>-0.00034073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86823E+018" calcext:value-type="float">
            <text:p>1526876684868230000</text:p>
          </table:table-cell>
          <table:table-cell office:value-type="float" office:value="998" calcext:value-type="float">
            <text:p>998</text:p>
          </table:table-cell>
          <table:table-cell office:value-type="float" office:value="1.52687668485961E+018" calcext:value-type="float">
            <text:p>1526876684859610000</text:p>
          </table:table-cell>
          <table:table-cell office:value-type="string" calcext:value-type="string">
            <text:p>world</text:p>
          </table:table-cell>
          <table:table-cell office:value-type="float" office:value="0.00000972241105046" calcext:value-type="float">
            <text:p>9.72241105046E-006</text:p>
          </table:table-cell>
          <table:table-cell office:value-type="float" office:value="0.0000348642060999" calcext:value-type="float">
            <text:p>3.48642060999E-005</text:p>
          </table:table-cell>
          <table:table-cell office:value-type="float" office:value="0.000460375886178" calcext:value-type="float">
            <text:p>0.00046037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88848E+018" calcext:value-type="float">
            <text:p>1526876684888480000</text:p>
          </table:table-cell>
          <table:table-cell office:value-type="float" office:value="999" calcext:value-type="float">
            <text:p>999</text:p>
          </table:table-cell>
          <table:table-cell office:value-type="float" office:value="1.52687668488057E+018" calcext:value-type="float">
            <text:p>1526876684880570000</text:p>
          </table:table-cell>
          <table:table-cell office:value-type="string" calcext:value-type="string">
            <text:p>world</text:p>
          </table:table-cell>
          <table:table-cell office:value-type="float" office:value="-0.000185139360838" calcext:value-type="float">
            <text:p>-0.0001851394</text:p>
          </table:table-cell>
          <table:table-cell office:value-type="float" office:value="-0.0000703204495949" calcext:value-type="float">
            <text:p>-7.03204495949E-005</text:p>
          </table:table-cell>
          <table:table-cell office:value-type="float" office:value="0.000163811608218" calcext:value-type="float">
            <text:p>0.00016381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90895E+018" calcext:value-type="float">
            <text:p>15268766849089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52687668490044E+018" calcext:value-type="float">
            <text:p>1526876684900440000</text:p>
          </table:table-cell>
          <table:table-cell office:value-type="string" calcext:value-type="string">
            <text:p>world</text:p>
          </table:table-cell>
          <table:table-cell office:value-type="float" office:value="0.00046132778516" calcext:value-type="float">
            <text:p>0.0004613278</text:p>
          </table:table-cell>
          <table:table-cell office:value-type="float" office:value="0.000100964811281" calcext:value-type="float">
            <text:p>0.0001009648</text:p>
          </table:table-cell>
          <table:table-cell office:value-type="float" office:value="-0.000115393369924" calcext:value-type="float">
            <text:p>-0.00011539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92837E+018" calcext:value-type="float">
            <text:p>1526876684928370000</text:p>
          </table:table-cell>
          <table:table-cell office:value-type="float" office:value="1001" calcext:value-type="float">
            <text:p>1001</text:p>
          </table:table-cell>
          <table:table-cell office:value-type="float" office:value="1.52687668492038E+018" calcext:value-type="float">
            <text:p>1526876684920380000</text:p>
          </table:table-cell>
          <table:table-cell office:value-type="string" calcext:value-type="string">
            <text:p>world</text:p>
          </table:table-cell>
          <table:table-cell office:value-type="float" office:value="-0.000341508100973" calcext:value-type="float">
            <text:p>-0.0003415081</text:p>
          </table:table-cell>
          <table:table-cell office:value-type="float" office:value="-0.000175230641617" calcext:value-type="float">
            <text:p>-0.0001752306</text:p>
          </table:table-cell>
          <table:table-cell office:value-type="float" office:value="0.000153055414557" calcext:value-type="float">
            <text:p>0.00015305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94872E+018" calcext:value-type="float">
            <text:p>1526876684948720000</text:p>
          </table:table-cell>
          <table:table-cell office:value-type="float" office:value="1002" calcext:value-type="float">
            <text:p>1002</text:p>
          </table:table-cell>
          <table:table-cell office:value-type="float" office:value="1.52687668494024E+018" calcext:value-type="float">
            <text:p>1526876684940240000</text:p>
          </table:table-cell>
          <table:table-cell office:value-type="string" calcext:value-type="string">
            <text:p>world</text:p>
          </table:table-cell>
          <table:table-cell office:value-type="float" office:value="0.000293788791168" calcext:value-type="float">
            <text:p>0.0002937888</text:p>
          </table:table-cell>
          <table:table-cell office:value-type="float" office:value="0.00020181092259" calcext:value-type="float">
            <text:p>0.0002018109</text:p>
          </table:table-cell>
          <table:table-cell office:value-type="float" office:value="0.00000467330391984" calcext:value-type="float">
            <text:p>4.67330391984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968E+018" calcext:value-type="float">
            <text:p>1526876684968000000</text:p>
          </table:table-cell>
          <table:table-cell office:value-type="float" office:value="1003" calcext:value-type="float">
            <text:p>1003</text:p>
          </table:table-cell>
          <table:table-cell office:value-type="float" office:value="1.52687668496013E+018" calcext:value-type="float">
            <text:p>1526876684960130000</text:p>
          </table:table-cell>
          <table:table-cell office:value-type="string" calcext:value-type="string">
            <text:p>world</text:p>
          </table:table-cell>
          <table:table-cell office:value-type="float" office:value="-0.0000912492832867" calcext:value-type="float">
            <text:p>-9.12492832867E-005</text:p>
          </table:table-cell>
          <table:table-cell office:value-type="float" office:value="-0.000197593006305" calcext:value-type="float">
            <text:p>-0.000197593</text:p>
          </table:table-cell>
          <table:table-cell office:value-type="float" office:value="-0.000159171380801" calcext:value-type="float">
            <text:p>-0.00015917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498834E+018" calcext:value-type="float">
            <text:p>1526876684988340000</text:p>
          </table:table-cell>
          <table:table-cell office:value-type="float" office:value="1004" calcext:value-type="float">
            <text:p>1004</text:p>
          </table:table-cell>
          <table:table-cell office:value-type="float" office:value="1.52687668498007E+018" calcext:value-type="float">
            <text:p>1526876684980070000</text:p>
          </table:table-cell>
          <table:table-cell office:value-type="string" calcext:value-type="string">
            <text:p>world</text:p>
          </table:table-cell>
          <table:table-cell office:value-type="float" office:value="-0.000408495310694" calcext:value-type="float">
            <text:p>-0.0004084953</text:p>
          </table:table-cell>
          <table:table-cell office:value-type="float" office:value="0.0000920431921259" calcext:value-type="float">
            <text:p>9.20431921259E-005</text:p>
          </table:table-cell>
          <table:table-cell office:value-type="float" office:value="0.000107033512904" calcext:value-type="float">
            <text:p>0.00010703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00871E+018" calcext:value-type="float">
            <text:p>1526876685008710000</text:p>
          </table:table-cell>
          <table:table-cell office:value-type="float" office:value="1005" calcext:value-type="float">
            <text:p>1005</text:p>
          </table:table-cell>
          <table:table-cell office:value-type="float" office:value="1.52687668499986E+018" calcext:value-type="float">
            <text:p>1526876684999860000</text:p>
          </table:table-cell>
          <table:table-cell office:value-type="string" calcext:value-type="string">
            <text:p>world</text:p>
          </table:table-cell>
          <table:table-cell office:value-type="float" office:value="0.000387446256354" calcext:value-type="float">
            <text:p>0.0003874463</text:p>
          </table:table-cell>
          <table:table-cell office:value-type="float" office:value="0.0000682512836647" calcext:value-type="float">
            <text:p>6.82512836647E-005</text:p>
          </table:table-cell>
          <table:table-cell office:value-type="float" office:value="-0.000148288556375" calcext:value-type="float">
            <text:p>-0.00014828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02809E+018" calcext:value-type="float">
            <text:p>1526876685028090000</text:p>
          </table:table-cell>
          <table:table-cell office:value-type="float" office:value="1006" calcext:value-type="float">
            <text:p>1006</text:p>
          </table:table-cell>
          <table:table-cell office:value-type="float" office:value="1.52687668501994E+018" calcext:value-type="float">
            <text:p>1526876685019940000</text:p>
          </table:table-cell>
          <table:table-cell office:value-type="string" calcext:value-type="string">
            <text:p>world</text:p>
          </table:table-cell>
          <table:table-cell office:value-type="float" office:value="-0.000267244933639" calcext:value-type="float">
            <text:p>-0.0002672449</text:p>
          </table:table-cell>
          <table:table-cell office:value-type="float" office:value="-0.000116451497888" calcext:value-type="float">
            <text:p>-0.0001164515</text:p>
          </table:table-cell>
          <table:table-cell office:value-type="float" office:value="0.000115448216093" calcext:value-type="float">
            <text:p>0.00011544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04837E+018" calcext:value-type="float">
            <text:p>1526876685048370000</text:p>
          </table:table-cell>
          <table:table-cell office:value-type="float" office:value="1007" calcext:value-type="float">
            <text:p>1007</text:p>
          </table:table-cell>
          <table:table-cell office:value-type="float" office:value="1.52687668504002E+018" calcext:value-type="float">
            <text:p>1526876685040020000</text:p>
          </table:table-cell>
          <table:table-cell office:value-type="string" calcext:value-type="string">
            <text:p>world</text:p>
          </table:table-cell>
          <table:table-cell office:value-type="float" office:value="0.000118754571304" calcext:value-type="float">
            <text:p>0.0001187546</text:p>
          </table:table-cell>
          <table:table-cell office:value-type="float" office:value="0.000192042047274" calcext:value-type="float">
            <text:p>0.000192042</text:p>
          </table:table-cell>
          <table:table-cell office:value-type="float" office:value="0.0000476363638882" calcext:value-type="float">
            <text:p>4.7636363888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06864E+018" calcext:value-type="float">
            <text:p>1526876685068640000</text:p>
          </table:table-cell>
          <table:table-cell office:value-type="float" office:value="1008" calcext:value-type="float">
            <text:p>1008</text:p>
          </table:table-cell>
          <table:table-cell office:value-type="float" office:value="1.52687668505978E+018" calcext:value-type="float">
            <text:p>1526876685059780000</text:p>
          </table:table-cell>
          <table:table-cell office:value-type="string" calcext:value-type="string">
            <text:p>world</text:p>
          </table:table-cell>
          <table:table-cell office:value-type="float" office:value="0.000118741110782" calcext:value-type="float">
            <text:p>0.0001187411</text:p>
          </table:table-cell>
          <table:table-cell office:value-type="float" office:value="-0.000054639960581" calcext:value-type="float">
            <text:p>-0.00005464</text:p>
          </table:table-cell>
          <table:table-cell office:value-type="float" office:value="-0.000140994539834" calcext:value-type="float">
            <text:p>-0.00014099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08771E+018" calcext:value-type="float">
            <text:p>1526876685087710000</text:p>
          </table:table-cell>
          <table:table-cell office:value-type="float" office:value="1009" calcext:value-type="float">
            <text:p>1009</text:p>
          </table:table-cell>
          <table:table-cell office:value-type="float" office:value="1.52687668508054E+018" calcext:value-type="float">
            <text:p>1526876685080540000</text:p>
          </table:table-cell>
          <table:table-cell office:value-type="string" calcext:value-type="string">
            <text:p>world</text:p>
          </table:table-cell>
          <table:table-cell office:value-type="float" office:value="-0.000146293110447" calcext:value-type="float">
            <text:p>-0.0001462931</text:p>
          </table:table-cell>
          <table:table-cell office:value-type="float" office:value="-0.000129229330923" calcext:value-type="float">
            <text:p>-0.0001292293</text:p>
          </table:table-cell>
          <table:table-cell office:value-type="float" office:value="0.000056853001297" calcext:value-type="float">
            <text:p>0.0000568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10807E+018" calcext:value-type="float">
            <text:p>1526876685108070000</text:p>
          </table:table-cell>
          <table:table-cell office:value-type="float" office:value="1010" calcext:value-type="float">
            <text:p>1010</text:p>
          </table:table-cell>
          <table:table-cell office:value-type="float" office:value="1.52687668510012E+018" calcext:value-type="float">
            <text:p>1526876685100120000</text:p>
          </table:table-cell>
          <table:table-cell office:value-type="string" calcext:value-type="string">
            <text:p>world</text:p>
          </table:table-cell>
          <table:table-cell office:value-type="float" office:value="-0.0000447838610853" calcext:value-type="float">
            <text:p>-4.47838610853E-005</text:p>
          </table:table-cell>
          <table:table-cell office:value-type="float" office:value="0.0000408963969676" calcext:value-type="float">
            <text:p>4.08963969676E-005</text:p>
          </table:table-cell>
          <table:table-cell office:value-type="float" office:value="0.000135543872602" calcext:value-type="float">
            <text:p>0.00013554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12825E+018" calcext:value-type="float">
            <text:p>1526876685128250000</text:p>
          </table:table-cell>
          <table:table-cell office:value-type="float" office:value="1011" calcext:value-type="float">
            <text:p>1011</text:p>
          </table:table-cell>
          <table:table-cell office:value-type="float" office:value="1.52687668511993E+018" calcext:value-type="float">
            <text:p>1526876685119930000</text:p>
          </table:table-cell>
          <table:table-cell office:value-type="string" calcext:value-type="string">
            <text:p>world</text:p>
          </table:table-cell>
          <table:table-cell office:value-type="float" office:value="0.000235377170611" calcext:value-type="float">
            <text:p>0.0002353772</text:p>
          </table:table-cell>
          <table:table-cell office:value-type="float" office:value="-0.00000703859404894" calcext:value-type="float">
            <text:p>-7.03859404894E-006</text:p>
          </table:table-cell>
          <table:table-cell office:value-type="float" office:value="-0.0000733851484256" calcext:value-type="float">
            <text:p>-7.33851484256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14881E+018" calcext:value-type="float">
            <text:p>1526876685148810000</text:p>
          </table:table-cell>
          <table:table-cell office:value-type="float" office:value="1012" calcext:value-type="float">
            <text:p>1012</text:p>
          </table:table-cell>
          <table:table-cell office:value-type="float" office:value="1.5268766851396E+018" calcext:value-type="float">
            <text:p>1526876685139600000</text:p>
          </table:table-cell>
          <table:table-cell office:value-type="string" calcext:value-type="string">
            <text:p>world</text:p>
          </table:table-cell>
          <table:table-cell office:value-type="float" office:value="-0.0000758440146456" calcext:value-type="float">
            <text:p>-0.000075844</text:p>
          </table:table-cell>
          <table:table-cell office:value-type="float" office:value="0.00021298561478" calcext:value-type="float">
            <text:p>0.0002129856</text:p>
          </table:table-cell>
          <table:table-cell office:value-type="float" office:value="0.000243487593252" calcext:value-type="float">
            <text:p>0.00024348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16812E+018" calcext:value-type="float">
            <text:p>1526876685168120000</text:p>
          </table:table-cell>
          <table:table-cell office:value-type="float" office:value="1013" calcext:value-type="float">
            <text:p>1013</text:p>
          </table:table-cell>
          <table:table-cell office:value-type="float" office:value="1.52687668516034E+018" calcext:value-type="float">
            <text:p>1526876685160340000</text:p>
          </table:table-cell>
          <table:table-cell office:value-type="string" calcext:value-type="string">
            <text:p>world</text:p>
          </table:table-cell>
          <table:table-cell office:value-type="float" office:value="0.00000467393329018" calcext:value-type="float">
            <text:p>4.67393329018E-006</text:p>
          </table:table-cell>
          <table:table-cell office:value-type="float" office:value="-0.000289398856694" calcext:value-type="float">
            <text:p>-0.0002893989</text:p>
          </table:table-cell>
          <table:table-cell office:value-type="float" office:value="-0.000216903543333" calcext:value-type="float">
            <text:p>-0.00021690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18843E+018" calcext:value-type="float">
            <text:p>1526876685188430000</text:p>
          </table:table-cell>
          <table:table-cell office:value-type="float" office:value="1014" calcext:value-type="float">
            <text:p>1014</text:p>
          </table:table-cell>
          <table:table-cell office:value-type="float" office:value="1.52687668518005E+018" calcext:value-type="float">
            <text:p>1526876685180050000</text:p>
          </table:table-cell>
          <table:table-cell office:value-type="string" calcext:value-type="string">
            <text:p>world</text:p>
          </table:table-cell>
          <table:table-cell office:value-type="float" office:value="-0.000317093334161" calcext:value-type="float">
            <text:p>-0.0003170933</text:p>
          </table:table-cell>
          <table:table-cell office:value-type="float" office:value="-0.0000827690601" calcext:value-type="float">
            <text:p>-8.27690601E-005</text:p>
          </table:table-cell>
          <table:table-cell office:value-type="float" office:value="-0.000143158482388" calcext:value-type="float">
            <text:p>-0.00014315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20872E+018" calcext:value-type="float">
            <text:p>1526876685208720000</text:p>
          </table:table-cell>
          <table:table-cell office:value-type="float" office:value="1015" calcext:value-type="float">
            <text:p>1015</text:p>
          </table:table-cell>
          <table:table-cell office:value-type="float" office:value="1.5268766852E+018" calcext:value-type="float">
            <text:p>1526876685200000000</text:p>
          </table:table-cell>
          <table:table-cell office:value-type="string" calcext:value-type="string">
            <text:p>world</text:p>
          </table:table-cell>
          <table:table-cell office:value-type="float" office:value="0.0000295596692013" calcext:value-type="float">
            <text:p>2.95596692013E-005</text:p>
          </table:table-cell>
          <table:table-cell office:value-type="float" office:value="0.0000317069097946" calcext:value-type="float">
            <text:p>3.17069097946E-005</text:p>
          </table:table-cell>
          <table:table-cell office:value-type="float" office:value="0.000127419873024" calcext:value-type="float">
            <text:p>0.00012741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22811E+018" calcext:value-type="float">
            <text:p>1526876685228110000</text:p>
          </table:table-cell>
          <table:table-cell office:value-type="float" office:value="1016" calcext:value-type="float">
            <text:p>1016</text:p>
          </table:table-cell>
          <table:table-cell office:value-type="float" office:value="1.52687668521995E+018" calcext:value-type="float">
            <text:p>1526876685219950000</text:p>
          </table:table-cell>
          <table:table-cell office:value-type="string" calcext:value-type="string">
            <text:p>world</text:p>
          </table:table-cell>
          <table:table-cell office:value-type="float" office:value="0.00041356618749" calcext:value-type="float">
            <text:p>0.0004135662</text:p>
          </table:table-cell>
          <table:table-cell office:value-type="float" office:value="0.0000933792180149" calcext:value-type="float">
            <text:p>9.33792180149E-005</text:p>
          </table:table-cell>
          <table:table-cell office:value-type="float" office:value="-0.000193827552721" calcext:value-type="float">
            <text:p>-0.00019382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24861E+018" calcext:value-type="float">
            <text:p>1526876685248610000</text:p>
          </table:table-cell>
          <table:table-cell office:value-type="float" office:value="1017" calcext:value-type="float">
            <text:p>1017</text:p>
          </table:table-cell>
          <table:table-cell office:value-type="float" office:value="1.52687668523975E+018" calcext:value-type="float">
            <text:p>1526876685239750000</text:p>
          </table:table-cell>
          <table:table-cell office:value-type="string" calcext:value-type="string">
            <text:p>world</text:p>
          </table:table-cell>
          <table:table-cell office:value-type="float" office:value="-0.0000740333634894" calcext:value-type="float">
            <text:p>-7.40333634894E-005</text:p>
          </table:table-cell>
          <table:table-cell office:value-type="float" office:value="0.0000718244118616" calcext:value-type="float">
            <text:p>7.18244118616E-005</text:p>
          </table:table-cell>
          <table:table-cell office:value-type="float" office:value="0.000202879222343" calcext:value-type="float">
            <text:p>0.0002028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26893E+018" calcext:value-type="float">
            <text:p>1526876685268930000</text:p>
          </table:table-cell>
          <table:table-cell office:value-type="float" office:value="1018" calcext:value-type="float">
            <text:p>1018</text:p>
          </table:table-cell>
          <table:table-cell office:value-type="float" office:value="1.52687668526049E+018" calcext:value-type="float">
            <text:p>1526876685260490000</text:p>
          </table:table-cell>
          <table:table-cell office:value-type="string" calcext:value-type="string">
            <text:p>world</text:p>
          </table:table-cell>
          <table:table-cell office:value-type="float" office:value="-0.000138231931487" calcext:value-type="float">
            <text:p>-0.0001382319</text:p>
          </table:table-cell>
          <table:table-cell office:value-type="float" office:value="0.0000866569753271" calcext:value-type="float">
            <text:p>0.000086657</text:p>
          </table:table-cell>
          <table:table-cell office:value-type="float" office:value="0.000132572211442" calcext:value-type="float">
            <text:p>0.00013257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28815E+018" calcext:value-type="float">
            <text:p>1526876685288150000</text:p>
          </table:table-cell>
          <table:table-cell office:value-type="float" office:value="1019" calcext:value-type="float">
            <text:p>1019</text:p>
          </table:table-cell>
          <table:table-cell office:value-type="float" office:value="1.52687668528045E+018" calcext:value-type="float">
            <text:p>1526876685280450000</text:p>
          </table:table-cell>
          <table:table-cell office:value-type="string" calcext:value-type="string">
            <text:p>world</text:p>
          </table:table-cell>
          <table:table-cell office:value-type="float" office:value="0.00030577351572" calcext:value-type="float">
            <text:p>0.0003057735</text:p>
          </table:table-cell>
          <table:table-cell office:value-type="float" office:value="0.000131230946863" calcext:value-type="float">
            <text:p>0.0001312309</text:p>
          </table:table-cell>
          <table:table-cell office:value-type="float" office:value="-0.000239440589212" calcext:value-type="float">
            <text:p>-0.0002394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30858E+018" calcext:value-type="float">
            <text:p>1526876685308580000</text:p>
          </table:table-cell>
          <table:table-cell office:value-type="float" office:value="1020" calcext:value-type="float">
            <text:p>1020</text:p>
          </table:table-cell>
          <table:table-cell office:value-type="float" office:value="1.52687668530045E+018" calcext:value-type="float">
            <text:p>1526876685300450000</text:p>
          </table:table-cell>
          <table:table-cell office:value-type="string" calcext:value-type="string">
            <text:p>world</text:p>
          </table:table-cell>
          <table:table-cell office:value-type="float" office:value="-0.000111886387458" calcext:value-type="float">
            <text:p>-0.0001118864</text:p>
          </table:table-cell>
          <table:table-cell office:value-type="float" office:value="-0.00000215548061533" calcext:value-type="float">
            <text:p>-2.15548061533E-006</text:p>
          </table:table-cell>
          <table:table-cell office:value-type="float" office:value="0.000289329065708" calcext:value-type="float">
            <text:p>0.00028932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32792E+018" calcext:value-type="float">
            <text:p>1526876685327920000</text:p>
          </table:table-cell>
          <table:table-cell office:value-type="float" office:value="1021" calcext:value-type="float">
            <text:p>1021</text:p>
          </table:table-cell>
          <table:table-cell office:value-type="float" office:value="1.52687668532032E+018" calcext:value-type="float">
            <text:p>1526876685320320000</text:p>
          </table:table-cell>
          <table:table-cell office:value-type="string" calcext:value-type="string">
            <text:p>world</text:p>
          </table:table-cell>
          <table:table-cell office:value-type="float" office:value="0.000195046901354" calcext:value-type="float">
            <text:p>0.0001950469</text:p>
          </table:table-cell>
          <table:table-cell office:value-type="float" office:value="-0.00012830774358" calcext:value-type="float">
            <text:p>-0.0001283077</text:p>
          </table:table-cell>
          <table:table-cell office:value-type="float" office:value="-0.000455726112705" calcext:value-type="float">
            <text:p>-0.00045572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34829E+018" calcext:value-type="float">
            <text:p>1526876685348290000</text:p>
          </table:table-cell>
          <table:table-cell office:value-type="float" office:value="1022" calcext:value-type="float">
            <text:p>1022</text:p>
          </table:table-cell>
          <table:table-cell office:value-type="float" office:value="1.52687668534012E+018" calcext:value-type="float">
            <text:p>1526876685340120000</text:p>
          </table:table-cell>
          <table:table-cell office:value-type="string" calcext:value-type="string">
            <text:p>world</text:p>
          </table:table-cell>
          <table:table-cell office:value-type="float" office:value="-0.000439952127635" calcext:value-type="float">
            <text:p>-0.0004399521</text:p>
          </table:table-cell>
          <table:table-cell office:value-type="float" office:value="-0.000042170388042" calcext:value-type="float">
            <text:p>-4.2170388042E-005</text:p>
          </table:table-cell>
          <table:table-cell office:value-type="float" office:value="0.0000246499257628" calcext:value-type="float">
            <text:p>2.4649925762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36853E+018" calcext:value-type="float">
            <text:p>1526876685368530000</text:p>
          </table:table-cell>
          <table:table-cell office:value-type="float" office:value="1023" calcext:value-type="float">
            <text:p>1023</text:p>
          </table:table-cell>
          <table:table-cell office:value-type="float" office:value="1.5268766853599E+018" calcext:value-type="float">
            <text:p>1526876685359900000</text:p>
          </table:table-cell>
          <table:table-cell office:value-type="string" calcext:value-type="string">
            <text:p>world</text:p>
          </table:table-cell>
          <table:table-cell office:value-type="float" office:value="0.000160223076819" calcext:value-type="float">
            <text:p>0.0001602231</text:p>
          </table:table-cell>
          <table:table-cell office:value-type="float" office:value="0.0000988350657281" calcext:value-type="float">
            <text:p>9.88350657281E-005</text:p>
          </table:table-cell>
          <table:table-cell office:value-type="float" office:value="0.000508127035573" calcext:value-type="float">
            <text:p>0.0005081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38885E+018" calcext:value-type="float">
            <text:p>1526876685388850000</text:p>
          </table:table-cell>
          <table:table-cell office:value-type="float" office:value="1024" calcext:value-type="float">
            <text:p>1024</text:p>
          </table:table-cell>
          <table:table-cell office:value-type="float" office:value="1.52687668537996E+018" calcext:value-type="float">
            <text:p>1526876685379960000</text:p>
          </table:table-cell>
          <table:table-cell office:value-type="string" calcext:value-type="string">
            <text:p>world</text:p>
          </table:table-cell>
          <table:table-cell office:value-type="float" office:value="0.000239112167037" calcext:value-type="float">
            <text:p>0.0002391122</text:p>
          </table:table-cell>
          <table:table-cell office:value-type="float" office:value="0.0000322146370308" calcext:value-type="float">
            <text:p>3.22146370308E-005</text:p>
          </table:table-cell>
          <table:table-cell office:value-type="float" office:value="-0.000245049828663" calcext:value-type="float">
            <text:p>-0.00024504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40828E+018" calcext:value-type="float">
            <text:p>1526876685408280000</text:p>
          </table:table-cell>
          <table:table-cell office:value-type="float" office:value="1025" calcext:value-type="float">
            <text:p>1025</text:p>
          </table:table-cell>
          <table:table-cell office:value-type="float" office:value="1.52687668539995E+018" calcext:value-type="float">
            <text:p>1526876685399950000</text:p>
          </table:table-cell>
          <table:table-cell office:value-type="string" calcext:value-type="string">
            <text:p>world</text:p>
          </table:table-cell>
          <table:table-cell office:value-type="float" office:value="-0.000208303506952" calcext:value-type="float">
            <text:p>-0.0002083035</text:p>
          </table:table-cell>
          <table:table-cell office:value-type="float" office:value="-0.00000221904520004" calcext:value-type="float">
            <text:p>-0.000002219</text:p>
          </table:table-cell>
          <table:table-cell office:value-type="float" office:value="0.000515971332788" calcext:value-type="float">
            <text:p>0.00051597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42867E+018" calcext:value-type="float">
            <text:p>1526876685428670000</text:p>
          </table:table-cell>
          <table:table-cell office:value-type="float" office:value="1026" calcext:value-type="float">
            <text:p>1026</text:p>
          </table:table-cell>
          <table:table-cell office:value-type="float" office:value="1.52687668541998E+018" calcext:value-type="float">
            <text:p>1526876685419980000</text:p>
          </table:table-cell>
          <table:table-cell office:value-type="string" calcext:value-type="string">
            <text:p>world</text:p>
          </table:table-cell>
          <table:table-cell office:value-type="float" office:value="0.0000945989158936" calcext:value-type="float">
            <text:p>9.45989158936E-005</text:p>
          </table:table-cell>
          <table:table-cell office:value-type="float" office:value="-0.00000129228180867" calcext:value-type="float">
            <text:p>-1.29228180867E-006</text:p>
          </table:table-cell>
          <table:table-cell office:value-type="float" office:value="-0.000097206881037" calcext:value-type="float">
            <text:p>-9.7206881037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44794E+018" calcext:value-type="float">
            <text:p>1526876685447940000</text:p>
          </table:table-cell>
          <table:table-cell office:value-type="float" office:value="1027" calcext:value-type="float">
            <text:p>1027</text:p>
          </table:table-cell>
          <table:table-cell office:value-type="float" office:value="1.5268766854399E+018" calcext:value-type="float">
            <text:p>1526876685439900000</text:p>
          </table:table-cell>
          <table:table-cell office:value-type="string" calcext:value-type="string">
            <text:p>world</text:p>
          </table:table-cell>
          <table:table-cell office:value-type="float" office:value="0.000174425367732" calcext:value-type="float">
            <text:p>0.0001744254</text:p>
          </table:table-cell>
          <table:table-cell office:value-type="float" office:value="-0.000184481585165" calcext:value-type="float">
            <text:p>-0.0001844816</text:p>
          </table:table-cell>
          <table:table-cell office:value-type="float" office:value="-0.0000857180275489" calcext:value-type="float">
            <text:p>-0.0000857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4683E+018" calcext:value-type="float">
            <text:p>1526876685468300000</text:p>
          </table:table-cell>
          <table:table-cell office:value-type="float" office:value="1028" calcext:value-type="float">
            <text:p>1028</text:p>
          </table:table-cell>
          <table:table-cell office:value-type="float" office:value="1.52687668545988E+018" calcext:value-type="float">
            <text:p>1526876685459880000</text:p>
          </table:table-cell>
          <table:table-cell office:value-type="string" calcext:value-type="string">
            <text:p>world</text:p>
          </table:table-cell>
          <table:table-cell office:value-type="float" office:value="-0.000125200429466" calcext:value-type="float">
            <text:p>-0.0001252004</text:p>
          </table:table-cell>
          <table:table-cell office:value-type="float" office:value="0.0000823591399239" calcext:value-type="float">
            <text:p>8.23591399239E-005</text:p>
          </table:table-cell>
          <table:table-cell office:value-type="float" office:value="0.000197708010091" calcext:value-type="float">
            <text:p>0.0001977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48873E+018" calcext:value-type="float">
            <text:p>1526876685488730000</text:p>
          </table:table-cell>
          <table:table-cell office:value-type="float" office:value="1029" calcext:value-type="float">
            <text:p>1029</text:p>
          </table:table-cell>
          <table:table-cell office:value-type="float" office:value="1.52687668547988E+018" calcext:value-type="float">
            <text:p>1526876685479880000</text:p>
          </table:table-cell>
          <table:table-cell office:value-type="string" calcext:value-type="string">
            <text:p>world</text:p>
          </table:table-cell>
          <table:table-cell office:value-type="float" office:value="-0.000159245741088" calcext:value-type="float">
            <text:p>-0.0001592457</text:p>
          </table:table-cell>
          <table:table-cell office:value-type="float" office:value="0.000104241007648" calcext:value-type="float">
            <text:p>0.000104241</text:p>
          </table:table-cell>
          <table:table-cell office:value-type="float" office:value="0.000013159806258" calcext:value-type="float">
            <text:p>1.315980625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50797E+018" calcext:value-type="float">
            <text:p>1526876685507970000</text:p>
          </table:table-cell>
          <table:table-cell office:value-type="float" office:value="1030" calcext:value-type="float">
            <text:p>1030</text:p>
          </table:table-cell>
          <table:table-cell office:value-type="float" office:value="1.52687668550071E+018" calcext:value-type="float">
            <text:p>1526876685500710000</text:p>
          </table:table-cell>
          <table:table-cell office:value-type="string" calcext:value-type="string">
            <text:p>world</text:p>
          </table:table-cell>
          <table:table-cell office:value-type="float" office:value="0.0000411899818573" calcext:value-type="float">
            <text:p>0.00004119</text:p>
          </table:table-cell>
          <table:table-cell office:value-type="float" office:value="0.000100000695966" calcext:value-type="float">
            <text:p>0.0001000007</text:p>
          </table:table-cell>
          <table:table-cell office:value-type="float" office:value="-0.000310928648105" calcext:value-type="float">
            <text:p>-0.00031092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52834E+018" calcext:value-type="float">
            <text:p>1526876685528340000</text:p>
          </table:table-cell>
          <table:table-cell office:value-type="float" office:value="1031" calcext:value-type="float">
            <text:p>1031</text:p>
          </table:table-cell>
          <table:table-cell office:value-type="float" office:value="1.52687668552063E+018" calcext:value-type="float">
            <text:p>1526876685520630000</text:p>
          </table:table-cell>
          <table:table-cell office:value-type="string" calcext:value-type="string">
            <text:p>world</text:p>
          </table:table-cell>
          <table:table-cell office:value-type="float" office:value="-0.000135717127705" calcext:value-type="float">
            <text:p>-0.0001357171</text:p>
          </table:table-cell>
          <table:table-cell office:value-type="float" office:value="-0.0000151829917741" calcext:value-type="float">
            <text:p>-0.000015183</text:p>
          </table:table-cell>
          <table:table-cell office:value-type="float" office:value="0.0000807396427263" calcext:value-type="float">
            <text:p>8.0739642726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54874E+018" calcext:value-type="float">
            <text:p>1526876685548740000</text:p>
          </table:table-cell>
          <table:table-cell office:value-type="float" office:value="1032" calcext:value-type="float">
            <text:p>1032</text:p>
          </table:table-cell>
          <table:table-cell office:value-type="float" office:value="1.52687668554054E+018" calcext:value-type="float">
            <text:p>1526876685540540000</text:p>
          </table:table-cell>
          <table:table-cell office:value-type="string" calcext:value-type="string">
            <text:p>world</text:p>
          </table:table-cell>
          <table:table-cell office:value-type="float" office:value="0.000140415111673" calcext:value-type="float">
            <text:p>0.0001404151</text:p>
          </table:table-cell>
          <table:table-cell office:value-type="float" office:value="0.00000345677926816" calcext:value-type="float">
            <text:p>3.45677926816E-006</text:p>
          </table:table-cell>
          <table:table-cell office:value-type="float" office:value="0.00017806237156" calcext:value-type="float">
            <text:p>0.0001780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56799E+018" calcext:value-type="float">
            <text:p>1526876685567990000</text:p>
          </table:table-cell>
          <table:table-cell office:value-type="float" office:value="1033" calcext:value-type="float">
            <text:p>1033</text:p>
          </table:table-cell>
          <table:table-cell office:value-type="float" office:value="1.52687668556036E+018" calcext:value-type="float">
            <text:p>1526876685560360000</text:p>
          </table:table-cell>
          <table:table-cell office:value-type="string" calcext:value-type="string">
            <text:p>world</text:p>
          </table:table-cell>
          <table:table-cell office:value-type="float" office:value="0.000262001733063" calcext:value-type="float">
            <text:p>0.0002620017</text:p>
          </table:table-cell>
          <table:table-cell office:value-type="float" office:value="0.0000560716835025" calcext:value-type="float">
            <text:p>5.60716835025E-005</text:p>
          </table:table-cell>
          <table:table-cell office:value-type="float" office:value="-0.000432828557678" calcext:value-type="float">
            <text:p>-0.00043282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5884E+018" calcext:value-type="float">
            <text:p>1526876685588400000</text:p>
          </table:table-cell>
          <table:table-cell office:value-type="float" office:value="1034" calcext:value-type="float">
            <text:p>1034</text:p>
          </table:table-cell>
          <table:table-cell office:value-type="float" office:value="1.52687668558021E+018" calcext:value-type="float">
            <text:p>1526876685580210000</text:p>
          </table:table-cell>
          <table:table-cell office:value-type="string" calcext:value-type="string">
            <text:p>world</text:p>
          </table:table-cell>
          <table:table-cell office:value-type="float" office:value="-0.000250958604738" calcext:value-type="float">
            <text:p>-0.0002509586</text:p>
          </table:table-cell>
          <table:table-cell office:value-type="float" office:value="0.000032430391002" calcext:value-type="float">
            <text:p>3.2430391002E-005</text:p>
          </table:table-cell>
          <table:table-cell office:value-type="float" office:value="0.000529102573637" calcext:value-type="float">
            <text:p>0.00052910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60881E+018" calcext:value-type="float">
            <text:p>1526876685608810000</text:p>
          </table:table-cell>
          <table:table-cell office:value-type="float" office:value="1035" calcext:value-type="float">
            <text:p>1035</text:p>
          </table:table-cell>
          <table:table-cell office:value-type="float" office:value="1.52687668560006E+018" calcext:value-type="float">
            <text:p>1526876685600060000</text:p>
          </table:table-cell>
          <table:table-cell office:value-type="string" calcext:value-type="string">
            <text:p>world</text:p>
          </table:table-cell>
          <table:table-cell office:value-type="float" office:value="0.0000894975673873" calcext:value-type="float">
            <text:p>8.94975673873E-005</text:p>
          </table:table-cell>
          <table:table-cell office:value-type="float" office:value="0.00000356681175617" calcext:value-type="float">
            <text:p>3.56681175617E-006</text:p>
          </table:table-cell>
          <table:table-cell office:value-type="float" office:value="0.0000524054776179" calcext:value-type="float">
            <text:p>5.2405477617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62807E+018" calcext:value-type="float">
            <text:p>1526876685628070000</text:p>
          </table:table-cell>
          <table:table-cell office:value-type="float" office:value="1036" calcext:value-type="float">
            <text:p>1036</text:p>
          </table:table-cell>
          <table:table-cell office:value-type="float" office:value="1.52687668562018E+018" calcext:value-type="float">
            <text:p>1526876685620180000</text:p>
          </table:table-cell>
          <table:table-cell office:value-type="string" calcext:value-type="string">
            <text:p>world</text:p>
          </table:table-cell>
          <table:table-cell office:value-type="float" office:value="-0.000307326845359" calcext:value-type="float">
            <text:p>-0.0003073268</text:p>
          </table:table-cell>
          <table:table-cell office:value-type="float" office:value="-0.000131695807795" calcext:value-type="float">
            <text:p>-0.0001316958</text:p>
          </table:table-cell>
          <table:table-cell office:value-type="float" office:value="0.0000955055365921" calcext:value-type="float">
            <text:p>9.5505536592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64828E+018" calcext:value-type="float">
            <text:p>1526876685648280000</text:p>
          </table:table-cell>
          <table:table-cell office:value-type="float" office:value="1037" calcext:value-type="float">
            <text:p>1037</text:p>
          </table:table-cell>
          <table:table-cell office:value-type="float" office:value="1.52687668563995E+018" calcext:value-type="float">
            <text:p>1526876685639950000</text:p>
          </table:table-cell>
          <table:table-cell office:value-type="string" calcext:value-type="string">
            <text:p>world</text:p>
          </table:table-cell>
          <table:table-cell office:value-type="float" office:value="0.000107320345705" calcext:value-type="float">
            <text:p>0.0001073203</text:p>
          </table:table-cell>
          <table:table-cell office:value-type="float" office:value="0.0000266183269559" calcext:value-type="float">
            <text:p>2.66183269559E-005</text:p>
          </table:table-cell>
          <table:table-cell office:value-type="float" office:value="0.0000658229982946" calcext:value-type="float">
            <text:p>0.0000658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66864E+018" calcext:value-type="float">
            <text:p>1526876685668640000</text:p>
          </table:table-cell>
          <table:table-cell office:value-type="float" office:value="1038" calcext:value-type="float">
            <text:p>1038</text:p>
          </table:table-cell>
          <table:table-cell office:value-type="float" office:value="1.52687668565977E+018" calcext:value-type="float">
            <text:p>1526876685659770000</text:p>
          </table:table-cell>
          <table:table-cell office:value-type="string" calcext:value-type="string">
            <text:p>world</text:p>
          </table:table-cell>
          <table:table-cell office:value-type="float" office:value="0.000255457358435" calcext:value-type="float">
            <text:p>0.0002554574</text:p>
          </table:table-cell>
          <table:table-cell office:value-type="float" office:value="-0.0000907024659682" calcext:value-type="float">
            <text:p>-9.07024659682E-005</text:p>
          </table:table-cell>
          <table:table-cell office:value-type="float" office:value="-0.000441412616055" calcext:value-type="float">
            <text:p>-0.00044141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68785E+018" calcext:value-type="float">
            <text:p>1526876685687850000</text:p>
          </table:table-cell>
          <table:table-cell office:value-type="float" office:value="1039" calcext:value-type="float">
            <text:p>1039</text:p>
          </table:table-cell>
          <table:table-cell office:value-type="float" office:value="1.52687668568075E+018" calcext:value-type="float">
            <text:p>1526876685680750000</text:p>
          </table:table-cell>
          <table:table-cell office:value-type="string" calcext:value-type="string">
            <text:p>world</text:p>
          </table:table-cell>
          <table:table-cell office:value-type="float" office:value="-0.000109636152047" calcext:value-type="float">
            <text:p>-0.0001096362</text:p>
          </table:table-cell>
          <table:table-cell office:value-type="float" office:value="0.00013703215518" calcext:value-type="float">
            <text:p>0.0001370322</text:p>
          </table:table-cell>
          <table:table-cell office:value-type="float" office:value="0.000167118763784" calcext:value-type="float">
            <text:p>0.00016711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70828E+018" calcext:value-type="float">
            <text:p>1526876685708280000</text:p>
          </table:table-cell>
          <table:table-cell office:value-type="float" office:value="1040" calcext:value-type="float">
            <text:p>1040</text:p>
          </table:table-cell>
          <table:table-cell office:value-type="float" office:value="1.52687668570061E+018" calcext:value-type="float">
            <text:p>1526876685700610000</text:p>
          </table:table-cell>
          <table:table-cell office:value-type="string" calcext:value-type="string">
            <text:p>world</text:p>
          </table:table-cell>
          <table:table-cell office:value-type="float" office:value="-0.000401309021981" calcext:value-type="float">
            <text:p>-0.000401309</text:p>
          </table:table-cell>
          <table:table-cell office:value-type="float" office:value="-0.0000550027907593" calcext:value-type="float">
            <text:p>-5.50027907593E-005</text:p>
          </table:table-cell>
          <table:table-cell office:value-type="float" office:value="-0.000148482868099" calcext:value-type="float">
            <text:p>-0.00014848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72872E+018" calcext:value-type="float">
            <text:p>1526876685728720000</text:p>
          </table:table-cell>
          <table:table-cell office:value-type="float" office:value="1041" calcext:value-type="float">
            <text:p>1041</text:p>
          </table:table-cell>
          <table:table-cell office:value-type="float" office:value="1.52687668572056E+018" calcext:value-type="float">
            <text:p>1526876685720560000</text:p>
          </table:table-cell>
          <table:table-cell office:value-type="string" calcext:value-type="string">
            <text:p>world</text:p>
          </table:table-cell>
          <table:table-cell office:value-type="float" office:value="-0.00129340623971" calcext:value-type="float">
            <text:p>-0.0012934062</text:p>
          </table:table-cell>
          <table:table-cell office:value-type="float" office:value="0.00066076067742" calcext:value-type="float">
            <text:p>0.0006607607</text:p>
          </table:table-cell>
          <table:table-cell office:value-type="float" office:value="-0.000921543803997" calcext:value-type="float">
            <text:p>-0.00092154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74815E+018" calcext:value-type="float">
            <text:p>1526876685748150000</text:p>
          </table:table-cell>
          <table:table-cell office:value-type="float" office:value="1042" calcext:value-type="float">
            <text:p>1042</text:p>
          </table:table-cell>
          <table:table-cell office:value-type="float" office:value="1.52687668574028E+018" calcext:value-type="float">
            <text:p>1526876685740280000</text:p>
          </table:table-cell>
          <table:table-cell office:value-type="string" calcext:value-type="string">
            <text:p>world</text:p>
          </table:table-cell>
          <table:table-cell office:value-type="float" office:value="-0.00320258899592" calcext:value-type="float">
            <text:p>-0.003202589</text:p>
          </table:table-cell>
          <table:table-cell office:value-type="float" office:value="0.00575254904106" calcext:value-type="float">
            <text:p>0.005752549</text:p>
          </table:table-cell>
          <table:table-cell office:value-type="float" office:value="-0.00166681967676" calcext:value-type="float">
            <text:p>-0.00166681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76863E+018" calcext:value-type="float">
            <text:p>1526876685768630000</text:p>
          </table:table-cell>
          <table:table-cell office:value-type="float" office:value="1043" calcext:value-type="float">
            <text:p>1043</text:p>
          </table:table-cell>
          <table:table-cell office:value-type="float" office:value="1.52687668576003E+018" calcext:value-type="float">
            <text:p>1526876685760030000</text:p>
          </table:table-cell>
          <table:table-cell office:value-type="string" calcext:value-type="string">
            <text:p>world</text:p>
          </table:table-cell>
          <table:table-cell office:value-type="float" office:value="0.000223796349019" calcext:value-type="float">
            <text:p>0.0002237963</text:p>
          </table:table-cell>
          <table:table-cell office:value-type="float" office:value="-0.000863909022883" calcext:value-type="float">
            <text:p>-0.000863909</text:p>
          </table:table-cell>
          <table:table-cell office:value-type="float" office:value="0.00187739892863" calcext:value-type="float">
            <text:p>0.00187739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788E+018" calcext:value-type="float">
            <text:p>1526876685788000000</text:p>
          </table:table-cell>
          <table:table-cell office:value-type="float" office:value="1044" calcext:value-type="float">
            <text:p>1044</text:p>
          </table:table-cell>
          <table:table-cell office:value-type="float" office:value="1.52687668578007E+018" calcext:value-type="float">
            <text:p>1526876685780070000</text:p>
          </table:table-cell>
          <table:table-cell office:value-type="string" calcext:value-type="string">
            <text:p>world</text:p>
          </table:table-cell>
          <table:table-cell office:value-type="float" office:value="-0.00211835838854" calcext:value-type="float">
            <text:p>-0.0021183584</text:p>
          </table:table-cell>
          <table:table-cell office:value-type="float" office:value="-0.000464048003778" calcext:value-type="float">
            <text:p>-0.000464048</text:p>
          </table:table-cell>
          <table:table-cell office:value-type="float" office:value="-0.00548419123515" calcext:value-type="float">
            <text:p>-0.0054841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80833E+018" calcext:value-type="float">
            <text:p>1526876685808330000</text:p>
          </table:table-cell>
          <table:table-cell office:value-type="float" office:value="1045" calcext:value-type="float">
            <text:p>1045</text:p>
          </table:table-cell>
          <table:table-cell office:value-type="float" office:value="1.52687668579991E+018" calcext:value-type="float">
            <text:p>1526876685799910000</text:p>
          </table:table-cell>
          <table:table-cell office:value-type="string" calcext:value-type="string">
            <text:p>world</text:p>
          </table:table-cell>
          <table:table-cell office:value-type="float" office:value="-0.00212311185896" calcext:value-type="float">
            <text:p>-0.0021231119</text:p>
          </table:table-cell>
          <table:table-cell office:value-type="float" office:value="0.00592984026298" calcext:value-type="float">
            <text:p>0.0059298403</text:p>
          </table:table-cell>
          <table:table-cell office:value-type="float" office:value="-0.00301664555445" calcext:value-type="float">
            <text:p>-0.0030166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82862E+018" calcext:value-type="float">
            <text:p>1526876685828620000</text:p>
          </table:table-cell>
          <table:table-cell office:value-type="float" office:value="1046" calcext:value-type="float">
            <text:p>1046</text:p>
          </table:table-cell>
          <table:table-cell office:value-type="float" office:value="1.52687668581988E+018" calcext:value-type="float">
            <text:p>1526876685819880000</text:p>
          </table:table-cell>
          <table:table-cell office:value-type="string" calcext:value-type="string">
            <text:p>world</text:p>
          </table:table-cell>
          <table:table-cell office:value-type="float" office:value="0.00328010786325" calcext:value-type="float">
            <text:p>0.0032801079</text:p>
          </table:table-cell>
          <table:table-cell office:value-type="float" office:value="-0.00215603061952" calcext:value-type="float">
            <text:p>-0.0021560306</text:p>
          </table:table-cell>
          <table:table-cell office:value-type="float" office:value="0.00479307025671" calcext:value-type="float">
            <text:p>0.00479307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84796E+018" calcext:value-type="float">
            <text:p>1526876685847960000</text:p>
          </table:table-cell>
          <table:table-cell office:value-type="float" office:value="1047" calcext:value-type="float">
            <text:p>1047</text:p>
          </table:table-cell>
          <table:table-cell office:value-type="float" office:value="1.52687668583962E+018" calcext:value-type="float">
            <text:p>1526876685839620000</text:p>
          </table:table-cell>
          <table:table-cell office:value-type="string" calcext:value-type="string">
            <text:p>world</text:p>
          </table:table-cell>
          <table:table-cell office:value-type="float" office:value="0.00151142803952" calcext:value-type="float">
            <text:p>0.001511428</text:p>
          </table:table-cell>
          <table:table-cell office:value-type="float" office:value="-0.0022299066186" calcext:value-type="float">
            <text:p>-0.0022299066</text:p>
          </table:table-cell>
          <table:table-cell office:value-type="float" office:value="0.00120961677749" calcext:value-type="float">
            <text:p>0.0012096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86839E+018" calcext:value-type="float">
            <text:p>1526876685868390000</text:p>
          </table:table-cell>
          <table:table-cell office:value-type="float" office:value="1048" calcext:value-type="float">
            <text:p>1048</text:p>
          </table:table-cell>
          <table:table-cell office:value-type="float" office:value="1.52687668586034E+018" calcext:value-type="float">
            <text:p>1526876685860340000</text:p>
          </table:table-cell>
          <table:table-cell office:value-type="string" calcext:value-type="string">
            <text:p>world</text:p>
          </table:table-cell>
          <table:table-cell office:value-type="float" office:value="-0.00019278092077" calcext:value-type="float">
            <text:p>-0.0001927809</text:p>
          </table:table-cell>
          <table:table-cell office:value-type="float" office:value="0.000475534587167" calcext:value-type="float">
            <text:p>0.0004755346</text:p>
          </table:table-cell>
          <table:table-cell office:value-type="float" office:value="0.000451489177067" calcext:value-type="float">
            <text:p>0.00045148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88868E+018" calcext:value-type="float">
            <text:p>1526876685888680000</text:p>
          </table:table-cell>
          <table:table-cell office:value-type="float" office:value="1049" calcext:value-type="float">
            <text:p>1049</text:p>
          </table:table-cell>
          <table:table-cell office:value-type="float" office:value="1.52687668588048E+018" calcext:value-type="float">
            <text:p>1526876685880480000</text:p>
          </table:table-cell>
          <table:table-cell office:value-type="string" calcext:value-type="string">
            <text:p>world</text:p>
          </table:table-cell>
          <table:table-cell office:value-type="float" office:value="-0.0049778483808" calcext:value-type="float">
            <text:p>-0.0049778484</text:p>
          </table:table-cell>
          <table:table-cell office:value-type="float" office:value="0.00475054886192" calcext:value-type="float">
            <text:p>0.0047505489</text:p>
          </table:table-cell>
          <table:table-cell office:value-type="float" office:value="-0.00665379222482" calcext:value-type="float">
            <text:p>-0.00665379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9081E+018" calcext:value-type="float">
            <text:p>1526876685908100000</text:p>
          </table:table-cell>
          <table:table-cell office:value-type="float" office:value="1050" calcext:value-type="float">
            <text:p>1050</text:p>
          </table:table-cell>
          <table:table-cell office:value-type="float" office:value="1.5268766859004E+018" calcext:value-type="float">
            <text:p>1526876685900400000</text:p>
          </table:table-cell>
          <table:table-cell office:value-type="string" calcext:value-type="string">
            <text:p>world</text:p>
          </table:table-cell>
          <table:table-cell office:value-type="float" office:value="0.00144809670746" calcext:value-type="float">
            <text:p>0.0014480967</text:p>
          </table:table-cell>
          <table:table-cell office:value-type="float" office:value="-0.00231344485655" calcext:value-type="float">
            <text:p>-0.0023134449</text:p>
          </table:table-cell>
          <table:table-cell office:value-type="float" office:value="0.00234154192731" calcext:value-type="float">
            <text:p>0.00234154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92855E+018" calcext:value-type="float">
            <text:p>1526876685928550000</text:p>
          </table:table-cell>
          <table:table-cell office:value-type="float" office:value="1051" calcext:value-type="float">
            <text:p>1051</text:p>
          </table:table-cell>
          <table:table-cell office:value-type="float" office:value="1.52687668592046E+018" calcext:value-type="float">
            <text:p>1526876685920460000</text:p>
          </table:table-cell>
          <table:table-cell office:value-type="string" calcext:value-type="string">
            <text:p>world</text:p>
          </table:table-cell>
          <table:table-cell office:value-type="float" office:value="0.00318537582643" calcext:value-type="float">
            <text:p>0.0031853758</text:p>
          </table:table-cell>
          <table:table-cell office:value-type="float" office:value="-0.00387957156636" calcext:value-type="float">
            <text:p>-0.0038795716</text:p>
          </table:table-cell>
          <table:table-cell office:value-type="float" office:value="-0.0000915384152904" calcext:value-type="float">
            <text:p>-9.1538415290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94898E+018" calcext:value-type="float">
            <text:p>1526876685948980000</text:p>
          </table:table-cell>
          <table:table-cell office:value-type="float" office:value="1052" calcext:value-type="float">
            <text:p>1052</text:p>
          </table:table-cell>
          <table:table-cell office:value-type="float" office:value="1.52687668594052E+018" calcext:value-type="float">
            <text:p>1526876685940520000</text:p>
          </table:table-cell>
          <table:table-cell office:value-type="string" calcext:value-type="string">
            <text:p>world</text:p>
          </table:table-cell>
          <table:table-cell office:value-type="float" office:value="-0.00386060541496" calcext:value-type="float">
            <text:p>-0.0038606054</text:p>
          </table:table-cell>
          <table:table-cell office:value-type="float" office:value="0.0025147497654" calcext:value-type="float">
            <text:p>0.0025147498</text:p>
          </table:table-cell>
          <table:table-cell office:value-type="float" office:value="-0.00335482670926" calcext:value-type="float">
            <text:p>-0.00335482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96826E+018" calcext:value-type="float">
            <text:p>1526876685968260000</text:p>
          </table:table-cell>
          <table:table-cell office:value-type="float" office:value="1053" calcext:value-type="float">
            <text:p>1053</text:p>
          </table:table-cell>
          <table:table-cell office:value-type="float" office:value="1.52687668596038E+018" calcext:value-type="float">
            <text:p>1526876685960380000</text:p>
          </table:table-cell>
          <table:table-cell office:value-type="string" calcext:value-type="string">
            <text:p>world</text:p>
          </table:table-cell>
          <table:table-cell office:value-type="float" office:value="0.0042107058689" calcext:value-type="float">
            <text:p>0.0042107059</text:p>
          </table:table-cell>
          <table:table-cell office:value-type="float" office:value="0.0000481682363898" calcext:value-type="float">
            <text:p>4.81682363898E-005</text:p>
          </table:table-cell>
          <table:table-cell office:value-type="float" office:value="0.00593701284379" calcext:value-type="float">
            <text:p>0.0059370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598873E+018" calcext:value-type="float">
            <text:p>1526876685988730000</text:p>
          </table:table-cell>
          <table:table-cell office:value-type="float" office:value="1054" calcext:value-type="float">
            <text:p>1054</text:p>
          </table:table-cell>
          <table:table-cell office:value-type="float" office:value="1.52687668598031E+018" calcext:value-type="float">
            <text:p>1526876685980310000</text:p>
          </table:table-cell>
          <table:table-cell office:value-type="string" calcext:value-type="string">
            <text:p>world</text:p>
          </table:table-cell>
          <table:table-cell office:value-type="float" office:value="-0.00429352885112" calcext:value-type="float">
            <text:p>-0.0042935289</text:p>
          </table:table-cell>
          <table:table-cell office:value-type="float" office:value="-0.00165359082166" calcext:value-type="float">
            <text:p>-0.0016535908</text:p>
          </table:table-cell>
          <table:table-cell office:value-type="float" office:value="-0.0000791270285845" calcext:value-type="float">
            <text:p>-0.0000791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0082E+018" calcext:value-type="float">
            <text:p>1526876686008200000</text:p>
          </table:table-cell>
          <table:table-cell office:value-type="float" office:value="1055" calcext:value-type="float">
            <text:p>1055</text:p>
          </table:table-cell>
          <table:table-cell office:value-type="float" office:value="1.52687668600016E+018" calcext:value-type="float">
            <text:p>1526876686000160000</text:p>
          </table:table-cell>
          <table:table-cell office:value-type="string" calcext:value-type="string">
            <text:p>world</text:p>
          </table:table-cell>
          <table:table-cell office:value-type="float" office:value="0.00435272511095" calcext:value-type="float">
            <text:p>0.0043527251</text:p>
          </table:table-cell>
          <table:table-cell office:value-type="float" office:value="-0.00306861894205" calcext:value-type="float">
            <text:p>-0.0030686189</text:p>
          </table:table-cell>
          <table:table-cell office:value-type="float" office:value="0.00174929143395" calcext:value-type="float">
            <text:p>0.00174929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02853E+018" calcext:value-type="float">
            <text:p>1526876686028530000</text:p>
          </table:table-cell>
          <table:table-cell office:value-type="float" office:value="1056" calcext:value-type="float">
            <text:p>1056</text:p>
          </table:table-cell>
          <table:table-cell office:value-type="float" office:value="1.52687668602005E+018" calcext:value-type="float">
            <text:p>1526876686020050000</text:p>
          </table:table-cell>
          <table:table-cell office:value-type="string" calcext:value-type="string">
            <text:p>world</text:p>
          </table:table-cell>
          <table:table-cell office:value-type="float" office:value="-0.00214965408668" calcext:value-type="float">
            <text:p>-0.0021496541</text:p>
          </table:table-cell>
          <table:table-cell office:value-type="float" office:value="-0.00223761587404" calcext:value-type="float">
            <text:p>-0.0022376159</text:p>
          </table:table-cell>
          <table:table-cell office:value-type="float" office:value="-0.00422572297975" calcext:value-type="float">
            <text:p>-0.0042257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04875E+018" calcext:value-type="float">
            <text:p>1526876686048750000</text:p>
          </table:table-cell>
          <table:table-cell office:value-type="float" office:value="1057" calcext:value-type="float">
            <text:p>1057</text:p>
          </table:table-cell>
          <table:table-cell office:value-type="float" office:value="1.52687668603999E+018" calcext:value-type="float">
            <text:p>1526876686039990000</text:p>
          </table:table-cell>
          <table:table-cell office:value-type="string" calcext:value-type="string">
            <text:p>world</text:p>
          </table:table-cell>
          <table:table-cell office:value-type="float" office:value="-0.000568463874515" calcext:value-type="float">
            <text:p>-0.0005684639</text:p>
          </table:table-cell>
          <table:table-cell office:value-type="float" office:value="0.000770941260271" calcext:value-type="float">
            <text:p>0.0007709413</text:p>
          </table:table-cell>
          <table:table-cell office:value-type="float" office:value="-0.00226903986186" calcext:value-type="float">
            <text:p>-0.00226903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06817E+018" calcext:value-type="float">
            <text:p>1526876686068170000</text:p>
          </table:table-cell>
          <table:table-cell office:value-type="float" office:value="1058" calcext:value-type="float">
            <text:p>1058</text:p>
          </table:table-cell>
          <table:table-cell office:value-type="float" office:value="1.5268766860599E+018" calcext:value-type="float">
            <text:p>1526876686059900000</text:p>
          </table:table-cell>
          <table:table-cell office:value-type="string" calcext:value-type="string">
            <text:p>world</text:p>
          </table:table-cell>
          <table:table-cell office:value-type="float" office:value="-0.00319493748248" calcext:value-type="float">
            <text:p>-0.0031949375</text:p>
          </table:table-cell>
          <table:table-cell office:value-type="float" office:value="-0.00351417483762" calcext:value-type="float">
            <text:p>-0.0035141748</text:p>
          </table:table-cell>
          <table:table-cell office:value-type="float" office:value="0.00176905095577" calcext:value-type="float">
            <text:p>0.0017690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0884E+018" calcext:value-type="float">
            <text:p>1526876686088400000</text:p>
          </table:table-cell>
          <table:table-cell office:value-type="float" office:value="1059" calcext:value-type="float">
            <text:p>1059</text:p>
          </table:table-cell>
          <table:table-cell office:value-type="float" office:value="1.52687668607955E+018" calcext:value-type="float">
            <text:p>1526876686079550000</text:p>
          </table:table-cell>
          <table:table-cell office:value-type="string" calcext:value-type="string">
            <text:p>world</text:p>
          </table:table-cell>
          <table:table-cell office:value-type="float" office:value="0.00371293677017" calcext:value-type="float">
            <text:p>0.0037129368</text:p>
          </table:table-cell>
          <table:table-cell office:value-type="float" office:value="0.00334543385543" calcext:value-type="float">
            <text:p>0.0033454339</text:p>
          </table:table-cell>
          <table:table-cell office:value-type="float" office:value="0.00449203839526" calcext:value-type="float">
            <text:p>0.0044920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10877E+018" calcext:value-type="float">
            <text:p>1526876686108770000</text:p>
          </table:table-cell>
          <table:table-cell office:value-type="float" office:value="1060" calcext:value-type="float">
            <text:p>1060</text:p>
          </table:table-cell>
          <table:table-cell office:value-type="float" office:value="1.52687668610014E+018" calcext:value-type="float">
            <text:p>1526876686100140000</text:p>
          </table:table-cell>
          <table:table-cell office:value-type="string" calcext:value-type="string">
            <text:p>world</text:p>
          </table:table-cell>
          <table:table-cell office:value-type="float" office:value="-0.00299567193724" calcext:value-type="float">
            <text:p>-0.0029956719</text:p>
          </table:table-cell>
          <table:table-cell office:value-type="float" office:value="-0.00263346033171" calcext:value-type="float">
            <text:p>-0.0026334603</text:p>
          </table:table-cell>
          <table:table-cell office:value-type="float" office:value="-0.00233062193729" calcext:value-type="float">
            <text:p>-0.00233062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1282E+018" calcext:value-type="float">
            <text:p>1526876686128200000</text:p>
          </table:table-cell>
          <table:table-cell office:value-type="float" office:value="1061" calcext:value-type="float">
            <text:p>1061</text:p>
          </table:table-cell>
          <table:table-cell office:value-type="float" office:value="1.52687668611988E+018" calcext:value-type="float">
            <text:p>1526876686119880000</text:p>
          </table:table-cell>
          <table:table-cell office:value-type="string" calcext:value-type="string">
            <text:p>world</text:p>
          </table:table-cell>
          <table:table-cell office:value-type="float" office:value="-0.00140525330789" calcext:value-type="float">
            <text:p>-0.0014052533</text:p>
          </table:table-cell>
          <table:table-cell office:value-type="float" office:value="0.00133423903026" calcext:value-type="float">
            <text:p>0.001334239</text:p>
          </table:table-cell>
          <table:table-cell office:value-type="float" office:value="-0.000706614693627" calcext:value-type="float">
            <text:p>-0.00070661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14855E+018" calcext:value-type="float">
            <text:p>1526876686148550000</text:p>
          </table:table-cell>
          <table:table-cell office:value-type="float" office:value="1062" calcext:value-type="float">
            <text:p>1062</text:p>
          </table:table-cell>
          <table:table-cell office:value-type="float" office:value="1.52687668614055E+018" calcext:value-type="float">
            <text:p>1526876686140550000</text:p>
          </table:table-cell>
          <table:table-cell office:value-type="string" calcext:value-type="string">
            <text:p>world</text:p>
          </table:table-cell>
          <table:table-cell office:value-type="float" office:value="-0.00543641112745" calcext:value-type="float">
            <text:p>-0.0054364111</text:p>
          </table:table-cell>
          <table:table-cell office:value-type="float" office:value="0.00102177076042" calcext:value-type="float">
            <text:p>0.0010217708</text:p>
          </table:table-cell>
          <table:table-cell office:value-type="float" office:value="-0.0020278529264" calcext:value-type="float">
            <text:p>-0.00202785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16887E+018" calcext:value-type="float">
            <text:p>1526876686168870000</text:p>
          </table:table-cell>
          <table:table-cell office:value-type="float" office:value="1063" calcext:value-type="float">
            <text:p>1063</text:p>
          </table:table-cell>
          <table:table-cell office:value-type="float" office:value="1.52687668616038E+018" calcext:value-type="float">
            <text:p>1526876686160380000</text:p>
          </table:table-cell>
          <table:table-cell office:value-type="string" calcext:value-type="string">
            <text:p>world</text:p>
          </table:table-cell>
          <table:table-cell office:value-type="float" office:value="0.00298181502149" calcext:value-type="float">
            <text:p>0.002981815</text:p>
          </table:table-cell>
          <table:table-cell office:value-type="float" office:value="-0.00162437208928" calcext:value-type="float">
            <text:p>-0.0016243721</text:p>
          </table:table-cell>
          <table:table-cell office:value-type="float" office:value="-0.00228141411208" calcext:value-type="float">
            <text:p>-0.00228141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18832E+018" calcext:value-type="float">
            <text:p>1526876686188320000</text:p>
          </table:table-cell>
          <table:table-cell office:value-type="float" office:value="1064" calcext:value-type="float">
            <text:p>1064</text:p>
          </table:table-cell>
          <table:table-cell office:value-type="float" office:value="1.52687668618045E+018" calcext:value-type="float">
            <text:p>1526876686180450000</text:p>
          </table:table-cell>
          <table:table-cell office:value-type="string" calcext:value-type="string">
            <text:p>world</text:p>
          </table:table-cell>
          <table:table-cell office:value-type="float" office:value="0.00114868709352" calcext:value-type="float">
            <text:p>0.0011486871</text:p>
          </table:table-cell>
          <table:table-cell office:value-type="float" office:value="0.00167619774584" calcext:value-type="float">
            <text:p>0.0016761977</text:p>
          </table:table-cell>
          <table:table-cell office:value-type="float" office:value="-0.00115173100494" calcext:value-type="float">
            <text:p>-0.0011517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20865E+018" calcext:value-type="float">
            <text:p>1526876686208650000</text:p>
          </table:table-cell>
          <table:table-cell office:value-type="float" office:value="1065" calcext:value-type="float">
            <text:p>1065</text:p>
          </table:table-cell>
          <table:table-cell office:value-type="float" office:value="1.5268766862004E+018" calcext:value-type="float">
            <text:p>1526876686200400000</text:p>
          </table:table-cell>
          <table:table-cell office:value-type="string" calcext:value-type="string">
            <text:p>world</text:p>
          </table:table-cell>
          <table:table-cell office:value-type="float" office:value="0.0020453101024" calcext:value-type="float">
            <text:p>0.0020453101</text:p>
          </table:table-cell>
          <table:table-cell office:value-type="float" office:value="-0.00485395826399" calcext:value-type="float">
            <text:p>-0.0048539583</text:p>
          </table:table-cell>
          <table:table-cell office:value-type="float" office:value="0.00483516743407" calcext:value-type="float">
            <text:p>0.00483516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22791E+018" calcext:value-type="float">
            <text:p>1526876686227910000</text:p>
          </table:table-cell>
          <table:table-cell office:value-type="float" office:value="1066" calcext:value-type="float">
            <text:p>1066</text:p>
          </table:table-cell>
          <table:table-cell office:value-type="float" office:value="1.52687668622041E+018" calcext:value-type="float">
            <text:p>1526876686220410000</text:p>
          </table:table-cell>
          <table:table-cell office:value-type="string" calcext:value-type="string">
            <text:p>world</text:p>
          </table:table-cell>
          <table:table-cell office:value-type="float" office:value="-0.00192679208703" calcext:value-type="float">
            <text:p>-0.0019267921</text:p>
          </table:table-cell>
          <table:table-cell office:value-type="float" office:value="0.00076894229278" calcext:value-type="float">
            <text:p>0.0007689423</text:p>
          </table:table-cell>
          <table:table-cell office:value-type="float" office:value="-0.00138674047776" calcext:value-type="float">
            <text:p>-0.00138674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24825E+018" calcext:value-type="float">
            <text:p>1526876686248250000</text:p>
          </table:table-cell>
          <table:table-cell office:value-type="float" office:value="1067" calcext:value-type="float">
            <text:p>1067</text:p>
          </table:table-cell>
          <table:table-cell office:value-type="float" office:value="1.52687668624021E+018" calcext:value-type="float">
            <text:p>1526876686240210000</text:p>
          </table:table-cell>
          <table:table-cell office:value-type="string" calcext:value-type="string">
            <text:p>world</text:p>
          </table:table-cell>
          <table:table-cell office:value-type="float" office:value="-0.000880488776602" calcext:value-type="float">
            <text:p>-0.0008804888</text:p>
          </table:table-cell>
          <table:table-cell office:value-type="float" office:value="-0.00149293011054" calcext:value-type="float">
            <text:p>-0.0014929301</text:p>
          </table:table-cell>
          <table:table-cell office:value-type="float" office:value="0.00185396929737" calcext:value-type="float">
            <text:p>0.00185396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26859E+018" calcext:value-type="float">
            <text:p>1526876686268590000</text:p>
          </table:table-cell>
          <table:table-cell office:value-type="float" office:value="1068" calcext:value-type="float">
            <text:p>1068</text:p>
          </table:table-cell>
          <table:table-cell office:value-type="float" office:value="1.52687668626004E+018" calcext:value-type="float">
            <text:p>1526876686260040000</text:p>
          </table:table-cell>
          <table:table-cell office:value-type="string" calcext:value-type="string">
            <text:p>world</text:p>
          </table:table-cell>
          <table:table-cell office:value-type="float" office:value="-0.000223375260248" calcext:value-type="float">
            <text:p>-0.0002233753</text:p>
          </table:table-cell>
          <table:table-cell office:value-type="float" office:value="0.0021224336233" calcext:value-type="float">
            <text:p>0.0021224336</text:p>
          </table:table-cell>
          <table:table-cell office:value-type="float" office:value="-0.000281612679828" calcext:value-type="float">
            <text:p>-0.00028161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2879E+018" calcext:value-type="float">
            <text:p>1526876686287900000</text:p>
          </table:table-cell>
          <table:table-cell office:value-type="float" office:value="1069" calcext:value-type="float">
            <text:p>1069</text:p>
          </table:table-cell>
          <table:table-cell office:value-type="float" office:value="1.52687668627993E+018" calcext:value-type="float">
            <text:p>1526876686279930000</text:p>
          </table:table-cell>
          <table:table-cell office:value-type="string" calcext:value-type="string">
            <text:p>world</text:p>
          </table:table-cell>
          <table:table-cell office:value-type="float" office:value="0.000963960366789" calcext:value-type="float">
            <text:p>0.0009639604</text:p>
          </table:table-cell>
          <table:table-cell office:value-type="float" office:value="0.00230461498722" calcext:value-type="float">
            <text:p>0.002304615</text:p>
          </table:table-cell>
          <table:table-cell office:value-type="float" office:value="-0.00268979673274" calcext:value-type="float">
            <text:p>-0.00268979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3083E+018" calcext:value-type="float">
            <text:p>1526876686308300000</text:p>
          </table:table-cell>
          <table:table-cell office:value-type="float" office:value="1070" calcext:value-type="float">
            <text:p>1070</text:p>
          </table:table-cell>
          <table:table-cell office:value-type="float" office:value="1.52687668629979E+018" calcext:value-type="float">
            <text:p>1526876686299790000</text:p>
          </table:table-cell>
          <table:table-cell office:value-type="string" calcext:value-type="string">
            <text:p>world</text:p>
          </table:table-cell>
          <table:table-cell office:value-type="float" office:value="-0.0000672471069265" calcext:value-type="float">
            <text:p>-6.72471069265E-005</text:p>
          </table:table-cell>
          <table:table-cell office:value-type="float" office:value="0.00102214328945" calcext:value-type="float">
            <text:p>0.0010221433</text:p>
          </table:table-cell>
          <table:table-cell office:value-type="float" office:value="0.00178255687933" calcext:value-type="float">
            <text:p>0.00178255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3286E+018" calcext:value-type="float">
            <text:p>1526876686328600000</text:p>
          </table:table-cell>
          <table:table-cell office:value-type="float" office:value="1071" calcext:value-type="float">
            <text:p>1071</text:p>
          </table:table-cell>
          <table:table-cell office:value-type="float" office:value="1.52687668631963E+018" calcext:value-type="float">
            <text:p>1526876686319630000</text:p>
          </table:table-cell>
          <table:table-cell office:value-type="string" calcext:value-type="string">
            <text:p>world</text:p>
          </table:table-cell>
          <table:table-cell office:value-type="float" office:value="0.00112219993025" calcext:value-type="float">
            <text:p>0.0011221999</text:p>
          </table:table-cell>
          <table:table-cell office:value-type="float" office:value="0.00456420890987" calcext:value-type="float">
            <text:p>0.0045642089</text:p>
          </table:table-cell>
          <table:table-cell office:value-type="float" office:value="-0.00457878410816" calcext:value-type="float">
            <text:p>-0.00457878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34898E+018" calcext:value-type="float">
            <text:p>1526876686348980000</text:p>
          </table:table-cell>
          <table:table-cell office:value-type="float" office:value="1072" calcext:value-type="float">
            <text:p>1072</text:p>
          </table:table-cell>
          <table:table-cell office:value-type="float" office:value="1.5268766863398E+018" calcext:value-type="float">
            <text:p>1526876686339800000</text:p>
          </table:table-cell>
          <table:table-cell office:value-type="string" calcext:value-type="string">
            <text:p>world</text:p>
          </table:table-cell>
          <table:table-cell office:value-type="float" office:value="0.00437593460083" calcext:value-type="float">
            <text:p>0.0043759346</text:p>
          </table:table-cell>
          <table:table-cell office:value-type="float" office:value="-0.00118046859279" calcext:value-type="float">
            <text:p>-0.0011804686</text:p>
          </table:table-cell>
          <table:table-cell office:value-type="float" office:value="0.00577741488814" calcext:value-type="float">
            <text:p>0.00577741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36843E+018" calcext:value-type="float">
            <text:p>1526876686368430000</text:p>
          </table:table-cell>
          <table:table-cell office:value-type="float" office:value="1073" calcext:value-type="float">
            <text:p>1073</text:p>
          </table:table-cell>
          <table:table-cell office:value-type="float" office:value="1.52687668635961E+018" calcext:value-type="float">
            <text:p>1526876686359610000</text:p>
          </table:table-cell>
          <table:table-cell office:value-type="string" calcext:value-type="string">
            <text:p>world</text:p>
          </table:table-cell>
          <table:table-cell office:value-type="float" office:value="0.00176924024709" calcext:value-type="float">
            <text:p>0.0017692402</text:p>
          </table:table-cell>
          <table:table-cell office:value-type="float" office:value="-0.000333850242896" calcext:value-type="float">
            <text:p>-0.0003338502</text:p>
          </table:table-cell>
          <table:table-cell office:value-type="float" office:value="0.00102279311977" calcext:value-type="float">
            <text:p>0.00102279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38881E+018" calcext:value-type="float">
            <text:p>1526876686388810000</text:p>
          </table:table-cell>
          <table:table-cell office:value-type="float" office:value="1074" calcext:value-type="float">
            <text:p>1074</text:p>
          </table:table-cell>
          <table:table-cell office:value-type="float" office:value="1.5268766863805E+018" calcext:value-type="float">
            <text:p>1526876686380500000</text:p>
          </table:table-cell>
          <table:table-cell office:value-type="string" calcext:value-type="string">
            <text:p>world</text:p>
          </table:table-cell>
          <table:table-cell office:value-type="float" office:value="-0.00454812543467" calcext:value-type="float">
            <text:p>-0.0045481254</text:p>
          </table:table-cell>
          <table:table-cell office:value-type="float" office:value="-0.00711986375973" calcext:value-type="float">
            <text:p>-0.0071198638</text:p>
          </table:table-cell>
          <table:table-cell office:value-type="float" office:value="-0.00304001336917" calcext:value-type="float">
            <text:p>-0.00304001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4082E+018" calcext:value-type="float">
            <text:p>1526876686408200000</text:p>
          </table:table-cell>
          <table:table-cell office:value-type="float" office:value="1075" calcext:value-type="float">
            <text:p>1075</text:p>
          </table:table-cell>
          <table:table-cell office:value-type="float" office:value="1.52687668640047E+018" calcext:value-type="float">
            <text:p>1526876686400470000</text:p>
          </table:table-cell>
          <table:table-cell office:value-type="string" calcext:value-type="string">
            <text:p>world</text:p>
          </table:table-cell>
          <table:table-cell office:value-type="float" office:value="-0.00323929125443" calcext:value-type="float">
            <text:p>-0.0032392913</text:p>
          </table:table-cell>
          <table:table-cell office:value-type="float" office:value="0.0029947173316" calcext:value-type="float">
            <text:p>0.0029947173</text:p>
          </table:table-cell>
          <table:table-cell office:value-type="float" office:value="0.00376195064746" calcext:value-type="float">
            <text:p>0.00376195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42857E+018" calcext:value-type="float">
            <text:p>1526876686428570000</text:p>
          </table:table-cell>
          <table:table-cell office:value-type="float" office:value="1076" calcext:value-type="float">
            <text:p>1076</text:p>
          </table:table-cell>
          <table:table-cell office:value-type="float" office:value="1.5268766864203E+018" calcext:value-type="float">
            <text:p>1526876686420300000</text:p>
          </table:table-cell>
          <table:table-cell office:value-type="string" calcext:value-type="string">
            <text:p>world</text:p>
          </table:table-cell>
          <table:table-cell office:value-type="float" office:value="0.0043155066669" calcext:value-type="float">
            <text:p>0.0043155067</text:p>
          </table:table-cell>
          <table:table-cell office:value-type="float" office:value="0.00208168732934" calcext:value-type="float">
            <text:p>0.0020816873</text:p>
          </table:table-cell>
          <table:table-cell office:value-type="float" office:value="0.00152343104128" calcext:value-type="float">
            <text:p>0.0015234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44892E+018" calcext:value-type="float">
            <text:p>1526876686448920000</text:p>
          </table:table-cell>
          <table:table-cell office:value-type="float" office:value="1077" calcext:value-type="float">
            <text:p>1077</text:p>
          </table:table-cell>
          <table:table-cell office:value-type="float" office:value="1.52687668644034E+018" calcext:value-type="float">
            <text:p>1526876686440340000</text:p>
          </table:table-cell>
          <table:table-cell office:value-type="string" calcext:value-type="string">
            <text:p>world</text:p>
          </table:table-cell>
          <table:table-cell office:value-type="float" office:value="-0.00069671869278" calcext:value-type="float">
            <text:p>-0.0006967187</text:p>
          </table:table-cell>
          <table:table-cell office:value-type="float" office:value="-0.00128150393721" calcext:value-type="float">
            <text:p>-0.0012815039</text:p>
          </table:table-cell>
          <table:table-cell office:value-type="float" office:value="-0.000109371147119" calcext:value-type="float">
            <text:p>-0.00010937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46827E+018" calcext:value-type="float">
            <text:p>1526876686468270000</text:p>
          </table:table-cell>
          <table:table-cell office:value-type="float" office:value="1078" calcext:value-type="float">
            <text:p>1078</text:p>
          </table:table-cell>
          <table:table-cell office:value-type="float" office:value="1.5268766864604E+018" calcext:value-type="float">
            <text:p>1526876686460400000</text:p>
          </table:table-cell>
          <table:table-cell office:value-type="string" calcext:value-type="string">
            <text:p>world</text:p>
          </table:table-cell>
          <table:table-cell office:value-type="float" office:value="-0.000045626773499" calcext:value-type="float">
            <text:p>-4.5626773499E-005</text:p>
          </table:table-cell>
          <table:table-cell office:value-type="float" office:value="0.00529478723183" calcext:value-type="float">
            <text:p>0.0052947872</text:p>
          </table:table-cell>
          <table:table-cell office:value-type="float" office:value="0.00162101490423" calcext:value-type="float">
            <text:p>0.00162101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48867E+018" calcext:value-type="float">
            <text:p>1526876686488670000</text:p>
          </table:table-cell>
          <table:table-cell office:value-type="float" office:value="1079" calcext:value-type="float">
            <text:p>1079</text:p>
          </table:table-cell>
          <table:table-cell office:value-type="float" office:value="1.52687668648026E+018" calcext:value-type="float">
            <text:p>1526876686480260000</text:p>
          </table:table-cell>
          <table:table-cell office:value-type="string" calcext:value-type="string">
            <text:p>world</text:p>
          </table:table-cell>
          <table:table-cell office:value-type="float" office:value="-0.00365639384836" calcext:value-type="float">
            <text:p>-0.0036563938</text:p>
          </table:table-cell>
          <table:table-cell office:value-type="float" office:value="-0.00366718810983" calcext:value-type="float">
            <text:p>-0.0036671881</text:p>
          </table:table-cell>
          <table:table-cell office:value-type="float" office:value="-0.000652633025311" calcext:value-type="float">
            <text:p>-0.0006526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50884E+018" calcext:value-type="float">
            <text:p>1526876686508840000</text:p>
          </table:table-cell>
          <table:table-cell office:value-type="float" office:value="1080" calcext:value-type="float">
            <text:p>1080</text:p>
          </table:table-cell>
          <table:table-cell office:value-type="float" office:value="1.52687668650027E+018" calcext:value-type="float">
            <text:p>1526876686500270000</text:p>
          </table:table-cell>
          <table:table-cell office:value-type="string" calcext:value-type="string">
            <text:p>world</text:p>
          </table:table-cell>
          <table:table-cell office:value-type="float" office:value="0.00098354741931" calcext:value-type="float">
            <text:p>0.0009835474</text:p>
          </table:table-cell>
          <table:table-cell office:value-type="float" office:value="0.00112319469918" calcext:value-type="float">
            <text:p>0.0011231947</text:p>
          </table:table-cell>
          <table:table-cell office:value-type="float" office:value="-0.00100925914012" calcext:value-type="float">
            <text:p>-0.00100925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52811E+018" calcext:value-type="float">
            <text:p>1526876686528110000</text:p>
          </table:table-cell>
          <table:table-cell office:value-type="float" office:value="1081" calcext:value-type="float">
            <text:p>1081</text:p>
          </table:table-cell>
          <table:table-cell office:value-type="float" office:value="1.52687668652015E+018" calcext:value-type="float">
            <text:p>1526876686520150000</text:p>
          </table:table-cell>
          <table:table-cell office:value-type="string" calcext:value-type="string">
            <text:p>world</text:p>
          </table:table-cell>
          <table:table-cell office:value-type="float" office:value="-0.000140484073199" calcext:value-type="float">
            <text:p>-0.0001404841</text:p>
          </table:table-cell>
          <table:table-cell office:value-type="float" office:value="-0.00574222858995" calcext:value-type="float">
            <text:p>-0.0057422286</text:p>
          </table:table-cell>
          <table:table-cell office:value-type="float" office:value="-0.00746115203947" calcext:value-type="float">
            <text:p>-0.007461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54843E+018" calcext:value-type="float">
            <text:p>1526876686548430000</text:p>
          </table:table-cell>
          <table:table-cell office:value-type="float" office:value="1082" calcext:value-type="float">
            <text:p>1082</text:p>
          </table:table-cell>
          <table:table-cell office:value-type="float" office:value="1.52687668654001E+018" calcext:value-type="float">
            <text:p>1526876686540010000</text:p>
          </table:table-cell>
          <table:table-cell office:value-type="string" calcext:value-type="string">
            <text:p>world</text:p>
          </table:table-cell>
          <table:table-cell office:value-type="float" office:value="-0.00243699084967" calcext:value-type="float">
            <text:p>-0.0024369908</text:p>
          </table:table-cell>
          <table:table-cell office:value-type="float" office:value="-0.000866520451382" calcext:value-type="float">
            <text:p>-0.0008665205</text:p>
          </table:table-cell>
          <table:table-cell office:value-type="float" office:value="-0.000489037716761" calcext:value-type="float">
            <text:p>-0.00048903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56898E+018" calcext:value-type="float">
            <text:p>1526876686568980000</text:p>
          </table:table-cell>
          <table:table-cell office:value-type="float" office:value="1083" calcext:value-type="float">
            <text:p>1083</text:p>
          </table:table-cell>
          <table:table-cell office:value-type="float" office:value="1.52687668655983E+018" calcext:value-type="float">
            <text:p>1526876686559830000</text:p>
          </table:table-cell>
          <table:table-cell office:value-type="string" calcext:value-type="string">
            <text:p>world</text:p>
          </table:table-cell>
          <table:table-cell office:value-type="float" office:value="-0.00242556491867" calcext:value-type="float">
            <text:p>-0.0024255649</text:p>
          </table:table-cell>
          <table:table-cell office:value-type="float" office:value="0.00236403103918" calcext:value-type="float">
            <text:p>0.002364031</text:p>
          </table:table-cell>
          <table:table-cell office:value-type="float" office:value="0.000613993091974" calcext:value-type="float">
            <text:p>0.00061399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58835E+018" calcext:value-type="float">
            <text:p>1526876686588350000</text:p>
          </table:table-cell>
          <table:table-cell office:value-type="float" office:value="1084" calcext:value-type="float">
            <text:p>1084</text:p>
          </table:table-cell>
          <table:table-cell office:value-type="float" office:value="1.52687668657969E+018" calcext:value-type="float">
            <text:p>1526876686579690000</text:p>
          </table:table-cell>
          <table:table-cell office:value-type="string" calcext:value-type="string">
            <text:p>world</text:p>
          </table:table-cell>
          <table:table-cell office:value-type="float" office:value="0.00162378884852" calcext:value-type="float">
            <text:p>0.0016237888</text:p>
          </table:table-cell>
          <table:table-cell office:value-type="float" office:value="0.00155769684352" calcext:value-type="float">
            <text:p>0.0015576968</text:p>
          </table:table-cell>
          <table:table-cell office:value-type="float" office:value="0.00478094490245" calcext:value-type="float">
            <text:p>0.00478094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60864E+018" calcext:value-type="float">
            <text:p>1526876686608640000</text:p>
          </table:table-cell>
          <table:table-cell office:value-type="float" office:value="1085" calcext:value-type="float">
            <text:p>1085</text:p>
          </table:table-cell>
          <table:table-cell office:value-type="float" office:value="1.52687668660045E+018" calcext:value-type="float">
            <text:p>1526876686600450000</text:p>
          </table:table-cell>
          <table:table-cell office:value-type="string" calcext:value-type="string">
            <text:p>world</text:p>
          </table:table-cell>
          <table:table-cell office:value-type="float" office:value="0.000509540783241" calcext:value-type="float">
            <text:p>0.0005095408</text:p>
          </table:table-cell>
          <table:table-cell office:value-type="float" office:value="-0.00394064793363" calcext:value-type="float">
            <text:p>-0.0039406479</text:p>
          </table:table-cell>
          <table:table-cell office:value-type="float" office:value="-0.00701018702239" calcext:value-type="float">
            <text:p>-0.0070101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62781E+018" calcext:value-type="float">
            <text:p>1526876686627810000</text:p>
          </table:table-cell>
          <table:table-cell office:value-type="float" office:value="1086" calcext:value-type="float">
            <text:p>1086</text:p>
          </table:table-cell>
          <table:table-cell office:value-type="float" office:value="1.5268766866207E+018" calcext:value-type="float">
            <text:p>1526876686620700000</text:p>
          </table:table-cell>
          <table:table-cell office:value-type="string" calcext:value-type="string">
            <text:p>world</text:p>
          </table:table-cell>
          <table:table-cell office:value-type="float" office:value="0.00508246337995" calcext:value-type="float">
            <text:p>0.0050824634</text:p>
          </table:table-cell>
          <table:table-cell office:value-type="float" office:value="0.000466758850962" calcext:value-type="float">
            <text:p>0.0004667589</text:p>
          </table:table-cell>
          <table:table-cell office:value-type="float" office:value="0.00568421138451" calcext:value-type="float">
            <text:p>0.00568421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6482E+018" calcext:value-type="float">
            <text:p>1526876686648200000</text:p>
          </table:table-cell>
          <table:table-cell office:value-type="float" office:value="1087" calcext:value-type="float">
            <text:p>1087</text:p>
          </table:table-cell>
          <table:table-cell office:value-type="float" office:value="1.52687668663964E+018" calcext:value-type="float">
            <text:p>1526876686639640000</text:p>
          </table:table-cell>
          <table:table-cell office:value-type="string" calcext:value-type="string">
            <text:p>world</text:p>
          </table:table-cell>
          <table:table-cell office:value-type="float" office:value="0.00066561345011" calcext:value-type="float">
            <text:p>0.0006656135</text:p>
          </table:table-cell>
          <table:table-cell office:value-type="float" office:value="0.00104073015973" calcext:value-type="float">
            <text:p>0.0010407302</text:p>
          </table:table-cell>
          <table:table-cell office:value-type="float" office:value="0.0028670267202" calcext:value-type="float">
            <text:p>0.00286702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66864E+018" calcext:value-type="float">
            <text:p>1526876686668640000</text:p>
          </table:table-cell>
          <table:table-cell office:value-type="float" office:value="1088" calcext:value-type="float">
            <text:p>1088</text:p>
          </table:table-cell>
          <table:table-cell office:value-type="float" office:value="1.52687668666051E+018" calcext:value-type="float">
            <text:p>1526876686660510000</text:p>
          </table:table-cell>
          <table:table-cell office:value-type="string" calcext:value-type="string">
            <text:p>world</text:p>
          </table:table-cell>
          <table:table-cell office:value-type="float" office:value="-0.00201307679527" calcext:value-type="float">
            <text:p>-0.0020130768</text:p>
          </table:table-cell>
          <table:table-cell office:value-type="float" office:value="0.00110109162051" calcext:value-type="float">
            <text:p>0.0011010916</text:p>
          </table:table-cell>
          <table:table-cell office:value-type="float" office:value="0.00153317325749" calcext:value-type="float">
            <text:p>0.00153317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68897E+018" calcext:value-type="float">
            <text:p>1526876686688970000</text:p>
          </table:table-cell>
          <table:table-cell office:value-type="float" office:value="1089" calcext:value-type="float">
            <text:p>1089</text:p>
          </table:table-cell>
          <table:table-cell office:value-type="float" office:value="1.52687668668044E+018" calcext:value-type="float">
            <text:p>1526876686680440000</text:p>
          </table:table-cell>
          <table:table-cell office:value-type="string" calcext:value-type="string">
            <text:p>world</text:p>
          </table:table-cell>
          <table:table-cell office:value-type="float" office:value="0.00475254654884" calcext:value-type="float">
            <text:p>0.0047525465</text:p>
          </table:table-cell>
          <table:table-cell office:value-type="float" office:value="0.00000228174030781" calcext:value-type="float">
            <text:p>2.28174030781E-006</text:p>
          </table:table-cell>
          <table:table-cell office:value-type="float" office:value="0.00299347750843" calcext:value-type="float">
            <text:p>0.00299347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70832E+018" calcext:value-type="float">
            <text:p>1526876686708320000</text:p>
          </table:table-cell>
          <table:table-cell office:value-type="float" office:value="1090" calcext:value-type="float">
            <text:p>1090</text:p>
          </table:table-cell>
          <table:table-cell office:value-type="float" office:value="1.52687668670036E+018" calcext:value-type="float">
            <text:p>1526876686700360000</text:p>
          </table:table-cell>
          <table:table-cell office:value-type="string" calcext:value-type="string">
            <text:p>world</text:p>
          </table:table-cell>
          <table:table-cell office:value-type="float" office:value="-0.0012685903348" calcext:value-type="float">
            <text:p>-0.0012685903</text:p>
          </table:table-cell>
          <table:table-cell office:value-type="float" office:value="0.00540431775153" calcext:value-type="float">
            <text:p>0.0054043178</text:p>
          </table:table-cell>
          <table:table-cell office:value-type="float" office:value="-0.00223632948473" calcext:value-type="float">
            <text:p>-0.00223632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72857E+018" calcext:value-type="float">
            <text:p>1526876686728570000</text:p>
          </table:table-cell>
          <table:table-cell office:value-type="float" office:value="1091" calcext:value-type="float">
            <text:p>1091</text:p>
          </table:table-cell>
          <table:table-cell office:value-type="float" office:value="1.52687668672024E+018" calcext:value-type="float">
            <text:p>1526876686720240000</text:p>
          </table:table-cell>
          <table:table-cell office:value-type="string" calcext:value-type="string">
            <text:p>world</text:p>
          </table:table-cell>
          <table:table-cell office:value-type="float" office:value="-0.00478061847389" calcext:value-type="float">
            <text:p>-0.0047806185</text:p>
          </table:table-cell>
          <table:table-cell office:value-type="float" office:value="-0.000729562481865" calcext:value-type="float">
            <text:p>-0.0007295625</text:p>
          </table:table-cell>
          <table:table-cell office:value-type="float" office:value="-0.000247351126745" calcext:value-type="float">
            <text:p>-0.00024735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74884E+018" calcext:value-type="float">
            <text:p>1526876686748840000</text:p>
          </table:table-cell>
          <table:table-cell office:value-type="float" office:value="1092" calcext:value-type="float">
            <text:p>1092</text:p>
          </table:table-cell>
          <table:table-cell office:value-type="float" office:value="1.52687668674009E+018" calcext:value-type="float">
            <text:p>1526876686740090000</text:p>
          </table:table-cell>
          <table:table-cell office:value-type="string" calcext:value-type="string">
            <text:p>world</text:p>
          </table:table-cell>
          <table:table-cell office:value-type="float" office:value="-0.000685152248479" calcext:value-type="float">
            <text:p>-0.0006851522</text:p>
          </table:table-cell>
          <table:table-cell office:value-type="float" office:value="-0.00344269955531" calcext:value-type="float">
            <text:p>-0.0034426996</text:p>
          </table:table-cell>
          <table:table-cell office:value-type="float" office:value="-0.00570799410343" calcext:value-type="float">
            <text:p>-0.00570799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76816E+018" calcext:value-type="float">
            <text:p>1526876686768160000</text:p>
          </table:table-cell>
          <table:table-cell office:value-type="float" office:value="1093" calcext:value-type="float">
            <text:p>1093</text:p>
          </table:table-cell>
          <table:table-cell office:value-type="float" office:value="1.52687668676012E+018" calcext:value-type="float">
            <text:p>1526876686760120000</text:p>
          </table:table-cell>
          <table:table-cell office:value-type="string" calcext:value-type="string">
            <text:p>world</text:p>
          </table:table-cell>
          <table:table-cell office:value-type="float" office:value="0.00120422733016" calcext:value-type="float">
            <text:p>0.0012042273</text:p>
          </table:table-cell>
          <table:table-cell office:value-type="float" office:value="0.00123057374731" calcext:value-type="float">
            <text:p>0.0012305737</text:p>
          </table:table-cell>
          <table:table-cell office:value-type="float" office:value="0.00253691617399" calcext:value-type="float">
            <text:p>0.00253691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78871E+018" calcext:value-type="float">
            <text:p>1526876686788710000</text:p>
          </table:table-cell>
          <table:table-cell office:value-type="float" office:value="1094" calcext:value-type="float">
            <text:p>1094</text:p>
          </table:table-cell>
          <table:table-cell office:value-type="float" office:value="1.52687668678009E+018" calcext:value-type="float">
            <text:p>1526876686780090000</text:p>
          </table:table-cell>
          <table:table-cell office:value-type="string" calcext:value-type="string">
            <text:p>world</text:p>
          </table:table-cell>
          <table:table-cell office:value-type="float" office:value="0.0000270819291472" calcext:value-type="float">
            <text:p>2.70819291472E-005</text:p>
          </table:table-cell>
          <table:table-cell office:value-type="float" office:value="0.000452336971648" calcext:value-type="float">
            <text:p>0.000452337</text:p>
          </table:table-cell>
          <table:table-cell office:value-type="float" office:value="0.003365568351" calcext:value-type="float">
            <text:p>0.00336556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80803E+018" calcext:value-type="float">
            <text:p>1526876686808030000</text:p>
          </table:table-cell>
          <table:table-cell office:value-type="float" office:value="1095" calcext:value-type="float">
            <text:p>1095</text:p>
          </table:table-cell>
          <table:table-cell office:value-type="float" office:value="1.52687668679992E+018" calcext:value-type="float">
            <text:p>1526876686799920000</text:p>
          </table:table-cell>
          <table:table-cell office:value-type="string" calcext:value-type="string">
            <text:p>world</text:p>
          </table:table-cell>
          <table:table-cell office:value-type="float" office:value="0.00381422438659" calcext:value-type="float">
            <text:p>0.0038142244</text:p>
          </table:table-cell>
          <table:table-cell office:value-type="float" office:value="-0.0000938976882026" calcext:value-type="float">
            <text:p>-9.38976882026E-005</text:p>
          </table:table-cell>
          <table:table-cell office:value-type="float" office:value="0.0029077406507" calcext:value-type="float">
            <text:p>0.00290774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8284E+018" calcext:value-type="float">
            <text:p>1526876686828400000</text:p>
          </table:table-cell>
          <table:table-cell office:value-type="float" office:value="1096" calcext:value-type="float">
            <text:p>1096</text:p>
          </table:table-cell>
          <table:table-cell office:value-type="float" office:value="1.52687668681979E+018" calcext:value-type="float">
            <text:p>1526876686819790000</text:p>
          </table:table-cell>
          <table:table-cell office:value-type="string" calcext:value-type="string">
            <text:p>world</text:p>
          </table:table-cell>
          <table:table-cell office:value-type="float" office:value="-0.0050221462734" calcext:value-type="float">
            <text:p>-0.0050221463</text:p>
          </table:table-cell>
          <table:table-cell office:value-type="float" office:value="0.000558017520234" calcext:value-type="float">
            <text:p>0.0005580175</text:p>
          </table:table-cell>
          <table:table-cell office:value-type="float" office:value="-0.00424817670137" calcext:value-type="float">
            <text:p>-0.00424817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84886E+018" calcext:value-type="float">
            <text:p>1526876686848860000</text:p>
          </table:table-cell>
          <table:table-cell office:value-type="float" office:value="1097" calcext:value-type="float">
            <text:p>1097</text:p>
          </table:table-cell>
          <table:table-cell office:value-type="float" office:value="1.5268766868396E+018" calcext:value-type="float">
            <text:p>1526876686839600000</text:p>
          </table:table-cell>
          <table:table-cell office:value-type="string" calcext:value-type="string">
            <text:p>world</text:p>
          </table:table-cell>
          <table:table-cell office:value-type="float" office:value="0.00186107982881" calcext:value-type="float">
            <text:p>0.0018610798</text:p>
          </table:table-cell>
          <table:table-cell office:value-type="float" office:value="-0.00133709411602" calcext:value-type="float">
            <text:p>-0.0013370941</text:p>
          </table:table-cell>
          <table:table-cell office:value-type="float" office:value="-0.0000124650541693" calcext:value-type="float">
            <text:p>-1.2465054169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86824E+018" calcext:value-type="float">
            <text:p>1526876686868240000</text:p>
          </table:table-cell>
          <table:table-cell office:value-type="float" office:value="1098" calcext:value-type="float">
            <text:p>1098</text:p>
          </table:table-cell>
          <table:table-cell office:value-type="float" office:value="1.52687668686046E+018" calcext:value-type="float">
            <text:p>1526876686860460000</text:p>
          </table:table-cell>
          <table:table-cell office:value-type="string" calcext:value-type="string">
            <text:p>world</text:p>
          </table:table-cell>
          <table:table-cell office:value-type="float" office:value="0.000441045034677" calcext:value-type="float">
            <text:p>0.000441045</text:p>
          </table:table-cell>
          <table:table-cell office:value-type="float" office:value="0.000514142622706" calcext:value-type="float">
            <text:p>0.0005141426</text:p>
          </table:table-cell>
          <table:table-cell office:value-type="float" office:value="-0.00000748221918911" calcext:value-type="float">
            <text:p>-7.48221918911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88868E+018" calcext:value-type="float">
            <text:p>1526876686888680000</text:p>
          </table:table-cell>
          <table:table-cell office:value-type="float" office:value="1099" calcext:value-type="float">
            <text:p>1099</text:p>
          </table:table-cell>
          <table:table-cell office:value-type="float" office:value="1.52687668688048E+018" calcext:value-type="float">
            <text:p>1526876686880480000</text:p>
          </table:table-cell>
          <table:table-cell office:value-type="string" calcext:value-type="string">
            <text:p>world</text:p>
          </table:table-cell>
          <table:table-cell office:value-type="float" office:value="0.0032549041789" calcext:value-type="float">
            <text:p>0.0032549042</text:p>
          </table:table-cell>
          <table:table-cell office:value-type="float" office:value="0.000877262558788" calcext:value-type="float">
            <text:p>0.0008772626</text:p>
          </table:table-cell>
          <table:table-cell office:value-type="float" office:value="-0.00158161227591" calcext:value-type="float">
            <text:p>-0.00158161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90786E+018" calcext:value-type="float">
            <text:p>1526876686907860000</text:p>
          </table:table-cell>
          <table:table-cell office:value-type="float" office:value="1100" calcext:value-type="float">
            <text:p>1100</text:p>
          </table:table-cell>
          <table:table-cell office:value-type="float" office:value="1.52687668690029E+018" calcext:value-type="float">
            <text:p>1526876686900290000</text:p>
          </table:table-cell>
          <table:table-cell office:value-type="string" calcext:value-type="string">
            <text:p>world</text:p>
          </table:table-cell>
          <table:table-cell office:value-type="float" office:value="-0.00474090175703" calcext:value-type="float">
            <text:p>-0.0047409018</text:p>
          </table:table-cell>
          <table:table-cell office:value-type="float" office:value="-0.000974435009994" calcext:value-type="float">
            <text:p>-0.000974435</text:p>
          </table:table-cell>
          <table:table-cell office:value-type="float" office:value="-0.00231154169887" calcext:value-type="float">
            <text:p>-0.00231154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92831E+018" calcext:value-type="float">
            <text:p>1526876686928310000</text:p>
          </table:table-cell>
          <table:table-cell office:value-type="float" office:value="1101" calcext:value-type="float">
            <text:p>1101</text:p>
          </table:table-cell>
          <table:table-cell office:value-type="float" office:value="1.52687668692004E+018" calcext:value-type="float">
            <text:p>1526876686920040000</text:p>
          </table:table-cell>
          <table:table-cell office:value-type="string" calcext:value-type="string">
            <text:p>world</text:p>
          </table:table-cell>
          <table:table-cell office:value-type="float" office:value="0.00183528172784" calcext:value-type="float">
            <text:p>0.0018352817</text:p>
          </table:table-cell>
          <table:table-cell office:value-type="float" office:value="-0.000573932717089" calcext:value-type="float">
            <text:p>-0.0005739327</text:p>
          </table:table-cell>
          <table:table-cell office:value-type="float" office:value="0.00590502982959" calcext:value-type="float">
            <text:p>0.00590502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94876E+018" calcext:value-type="float">
            <text:p>1526876686948760000</text:p>
          </table:table-cell>
          <table:table-cell office:value-type="float" office:value="1102" calcext:value-type="float">
            <text:p>1102</text:p>
          </table:table-cell>
          <table:table-cell office:value-type="float" office:value="1.52687668694007E+018" calcext:value-type="float">
            <text:p>1526876686940070000</text:p>
          </table:table-cell>
          <table:table-cell office:value-type="string" calcext:value-type="string">
            <text:p>world</text:p>
          </table:table-cell>
          <table:table-cell office:value-type="float" office:value="-0.00274530379102" calcext:value-type="float">
            <text:p>-0.0027453038</text:p>
          </table:table-cell>
          <table:table-cell office:value-type="float" office:value="0.000411560788052" calcext:value-type="float">
            <text:p>0.0004115608</text:p>
          </table:table-cell>
          <table:table-cell office:value-type="float" office:value="0.00164465268608" calcext:value-type="float">
            <text:p>0.00164465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96805E+018" calcext:value-type="float">
            <text:p>1526876686968050000</text:p>
          </table:table-cell>
          <table:table-cell office:value-type="float" office:value="1103" calcext:value-type="float">
            <text:p>1103</text:p>
          </table:table-cell>
          <table:table-cell office:value-type="float" office:value="1.52687668695994E+018" calcext:value-type="float">
            <text:p>1526876686959940000</text:p>
          </table:table-cell>
          <table:table-cell office:value-type="string" calcext:value-type="string">
            <text:p>world</text:p>
          </table:table-cell>
          <table:table-cell office:value-type="float" office:value="-0.00435278890654" calcext:value-type="float">
            <text:p>-0.0043527889</text:p>
          </table:table-cell>
          <table:table-cell office:value-type="float" office:value="0.000607256602962" calcext:value-type="float">
            <text:p>0.0006072566</text:p>
          </table:table-cell>
          <table:table-cell office:value-type="float" office:value="-0.00741371884942" calcext:value-type="float">
            <text:p>-0.00741371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698856E+018" calcext:value-type="float">
            <text:p>1526876686988560000</text:p>
          </table:table-cell>
          <table:table-cell office:value-type="float" office:value="1104" calcext:value-type="float">
            <text:p>1104</text:p>
          </table:table-cell>
          <table:table-cell office:value-type="float" office:value="1.52687668697997E+018" calcext:value-type="float">
            <text:p>1526876686979970000</text:p>
          </table:table-cell>
          <table:table-cell office:value-type="string" calcext:value-type="string">
            <text:p>world</text:p>
          </table:table-cell>
          <table:table-cell office:value-type="float" office:value="0.000746620120481" calcext:value-type="float">
            <text:p>0.0007466201</text:p>
          </table:table-cell>
          <table:table-cell office:value-type="float" office:value="-0.000922062550671" calcext:value-type="float">
            <text:p>-0.0009220626</text:p>
          </table:table-cell>
          <table:table-cell office:value-type="float" office:value="-0.00261717475951" calcext:value-type="float">
            <text:p>-0.00261717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00901E+018" calcext:value-type="float">
            <text:p>1526876687009010000</text:p>
          </table:table-cell>
          <table:table-cell office:value-type="float" office:value="1105" calcext:value-type="float">
            <text:p>1105</text:p>
          </table:table-cell>
          <table:table-cell office:value-type="float" office:value="1.52687668699987E+018" calcext:value-type="float">
            <text:p>1526876686999870000</text:p>
          </table:table-cell>
          <table:table-cell office:value-type="string" calcext:value-type="string">
            <text:p>world</text:p>
          </table:table-cell>
          <table:table-cell office:value-type="float" office:value="0.000649405410513" calcext:value-type="float">
            <text:p>0.0006494054</text:p>
          </table:table-cell>
          <table:table-cell office:value-type="float" office:value="0.00337065476924" calcext:value-type="float">
            <text:p>0.0033706548</text:p>
          </table:table-cell>
          <table:table-cell office:value-type="float" office:value="-0.00172813422978" calcext:value-type="float">
            <text:p>-0.00172813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02844E+018" calcext:value-type="float">
            <text:p>1526876687028440000</text:p>
          </table:table-cell>
          <table:table-cell office:value-type="float" office:value="1106" calcext:value-type="float">
            <text:p>1106</text:p>
          </table:table-cell>
          <table:table-cell office:value-type="float" office:value="1.52687668701962E+018" calcext:value-type="float">
            <text:p>1526876687019620000</text:p>
          </table:table-cell>
          <table:table-cell office:value-type="string" calcext:value-type="string">
            <text:p>world</text:p>
          </table:table-cell>
          <table:table-cell office:value-type="float" office:value="0.00263686990365" calcext:value-type="float">
            <text:p>0.0026368699</text:p>
          </table:table-cell>
          <table:table-cell office:value-type="float" office:value="-0.000209979014471" calcext:value-type="float">
            <text:p>-0.000209979</text:p>
          </table:table-cell>
          <table:table-cell office:value-type="float" office:value="0.00846805050969" calcext:value-type="float">
            <text:p>0.00846805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04884E+018" calcext:value-type="float">
            <text:p>1526876687048840000</text:p>
          </table:table-cell>
          <table:table-cell office:value-type="float" office:value="1107" calcext:value-type="float">
            <text:p>1107</text:p>
          </table:table-cell>
          <table:table-cell office:value-type="float" office:value="1.52687668704053E+018" calcext:value-type="float">
            <text:p>1526876687040530000</text:p>
          </table:table-cell>
          <table:table-cell office:value-type="string" calcext:value-type="string">
            <text:p>world</text:p>
          </table:table-cell>
          <table:table-cell office:value-type="float" office:value="-0.000978104770184" calcext:value-type="float">
            <text:p>-0.0009781048</text:p>
          </table:table-cell>
          <table:table-cell office:value-type="float" office:value="-0.0035967072472" calcext:value-type="float">
            <text:p>-0.0035967072</text:p>
          </table:table-cell>
          <table:table-cell office:value-type="float" office:value="0.000717411516234" calcext:value-type="float">
            <text:p>0.00071741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06817E+018" calcext:value-type="float">
            <text:p>1526876687068170000</text:p>
          </table:table-cell>
          <table:table-cell office:value-type="float" office:value="1108" calcext:value-type="float">
            <text:p>1108</text:p>
          </table:table-cell>
          <table:table-cell office:value-type="float" office:value="1.52687668706034E+018" calcext:value-type="float">
            <text:p>1526876687060340000</text:p>
          </table:table-cell>
          <table:table-cell office:value-type="string" calcext:value-type="string">
            <text:p>world</text:p>
          </table:table-cell>
          <table:table-cell office:value-type="float" office:value="0.00124755012803" calcext:value-type="float">
            <text:p>0.0012475501</text:p>
          </table:table-cell>
          <table:table-cell office:value-type="float" office:value="0.00116499350406" calcext:value-type="float">
            <text:p>0.0011649935</text:p>
          </table:table-cell>
          <table:table-cell office:value-type="float" office:value="0.00119225378148" calcext:value-type="float">
            <text:p>0.00119225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08838E+018" calcext:value-type="float">
            <text:p>1526876687088380000</text:p>
          </table:table-cell>
          <table:table-cell office:value-type="float" office:value="1109" calcext:value-type="float">
            <text:p>1109</text:p>
          </table:table-cell>
          <table:table-cell office:value-type="float" office:value="1.52687668707985E+018" calcext:value-type="float">
            <text:p>1526876687079850000</text:p>
          </table:table-cell>
          <table:table-cell office:value-type="string" calcext:value-type="string">
            <text:p>world</text:p>
          </table:table-cell>
          <table:table-cell office:value-type="float" office:value="0.00154800433666" calcext:value-type="float">
            <text:p>0.0015480043</text:p>
          </table:table-cell>
          <table:table-cell office:value-type="float" office:value="0.000328662979882" calcext:value-type="float">
            <text:p>0.000328663</text:p>
          </table:table-cell>
          <table:table-cell office:value-type="float" office:value="0.00501727079973" calcext:value-type="float">
            <text:p>0.00501727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10856E+018" calcext:value-type="float">
            <text:p>1526876687108560000</text:p>
          </table:table-cell>
          <table:table-cell office:value-type="float" office:value="1110" calcext:value-type="float">
            <text:p>1110</text:p>
          </table:table-cell>
          <table:table-cell office:value-type="float" office:value="1.52687668710052E+018" calcext:value-type="float">
            <text:p>1526876687100520000</text:p>
          </table:table-cell>
          <table:table-cell office:value-type="string" calcext:value-type="string">
            <text:p>world</text:p>
          </table:table-cell>
          <table:table-cell office:value-type="float" office:value="0.000920079182833" calcext:value-type="float">
            <text:p>0.0009200792</text:p>
          </table:table-cell>
          <table:table-cell office:value-type="float" office:value="0.00151846266817" calcext:value-type="float">
            <text:p>0.0015184627</text:p>
          </table:table-cell>
          <table:table-cell office:value-type="float" office:value="-0.0017647377681" calcext:value-type="float">
            <text:p>-0.00176473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12786E+018" calcext:value-type="float">
            <text:p>1526876687127860000</text:p>
          </table:table-cell>
          <table:table-cell office:value-type="float" office:value="1111" calcext:value-type="float">
            <text:p>1111</text:p>
          </table:table-cell>
          <table:table-cell office:value-type="float" office:value="1.52687668712011E+018" calcext:value-type="float">
            <text:p>1526876687120110000</text:p>
          </table:table-cell>
          <table:table-cell office:value-type="string" calcext:value-type="string">
            <text:p>world</text:p>
          </table:table-cell>
          <table:table-cell office:value-type="float" office:value="-0.00456866621971" calcext:value-type="float">
            <text:p>-0.0045686662</text:p>
          </table:table-cell>
          <table:table-cell office:value-type="float" office:value="-0.00301179056987" calcext:value-type="float">
            <text:p>-0.0030117906</text:p>
          </table:table-cell>
          <table:table-cell office:value-type="float" office:value="-0.00256148679182" calcext:value-type="float">
            <text:p>-0.00256148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14837E+018" calcext:value-type="float">
            <text:p>1526876687148370000</text:p>
          </table:table-cell>
          <table:table-cell office:value-type="float" office:value="1112" calcext:value-type="float">
            <text:p>1112</text:p>
          </table:table-cell>
          <table:table-cell office:value-type="float" office:value="1.52687668714003E+018" calcext:value-type="float">
            <text:p>1526876687140030000</text:p>
          </table:table-cell>
          <table:table-cell office:value-type="string" calcext:value-type="string">
            <text:p>world</text:p>
          </table:table-cell>
          <table:table-cell office:value-type="float" office:value="-0.000837441650219" calcext:value-type="float">
            <text:p>-0.0008374417</text:p>
          </table:table-cell>
          <table:table-cell office:value-type="float" office:value="-0.000857782724779" calcext:value-type="float">
            <text:p>-0.0008577827</text:p>
          </table:table-cell>
          <table:table-cell office:value-type="float" office:value="0.00094195175916" calcext:value-type="float">
            <text:p>0.0009419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16872E+018" calcext:value-type="float">
            <text:p>1526876687168720000</text:p>
          </table:table-cell>
          <table:table-cell office:value-type="float" office:value="1113" calcext:value-type="float">
            <text:p>1113</text:p>
          </table:table-cell>
          <table:table-cell office:value-type="float" office:value="1.52687668715987E+018" calcext:value-type="float">
            <text:p>1526876687159870000</text:p>
          </table:table-cell>
          <table:table-cell office:value-type="string" calcext:value-type="string">
            <text:p>world</text:p>
          </table:table-cell>
          <table:table-cell office:value-type="float" office:value="0.00000621192157269" calcext:value-type="float">
            <text:p>6.21192157269E-006</text:p>
          </table:table-cell>
          <table:table-cell office:value-type="float" office:value="-0.00188099674415" calcext:value-type="float">
            <text:p>-0.0018809967</text:p>
          </table:table-cell>
          <table:table-cell office:value-type="float" office:value="0.00108360790182" calcext:value-type="float">
            <text:p>0.00108360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18814E+018" calcext:value-type="float">
            <text:p>1526876687188140000</text:p>
          </table:table-cell>
          <table:table-cell office:value-type="float" office:value="1114" calcext:value-type="float">
            <text:p>1114</text:p>
          </table:table-cell>
          <table:table-cell office:value-type="float" office:value="1.52687668717988E+018" calcext:value-type="float">
            <text:p>1526876687179880000</text:p>
          </table:table-cell>
          <table:table-cell office:value-type="string" calcext:value-type="string">
            <text:p>world</text:p>
          </table:table-cell>
          <table:table-cell office:value-type="float" office:value="0.00384137174115" calcext:value-type="float">
            <text:p>0.0038413717</text:p>
          </table:table-cell>
          <table:table-cell office:value-type="float" office:value="0.00390118220821" calcext:value-type="float">
            <text:p>0.0039011822</text:p>
          </table:table-cell>
          <table:table-cell office:value-type="float" office:value="-0.00140343606472" calcext:value-type="float">
            <text:p>-0.0014034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20839E+018" calcext:value-type="float">
            <text:p>1526876687208390000</text:p>
          </table:table-cell>
          <table:table-cell office:value-type="float" office:value="1115" calcext:value-type="float">
            <text:p>1115</text:p>
          </table:table-cell>
          <table:table-cell office:value-type="float" office:value="1.5268766871996E+018" calcext:value-type="float">
            <text:p>1526876687199600000</text:p>
          </table:table-cell>
          <table:table-cell office:value-type="string" calcext:value-type="string">
            <text:p>world</text:p>
          </table:table-cell>
          <table:table-cell office:value-type="float" office:value="-0.00380436726846" calcext:value-type="float">
            <text:p>-0.0038043673</text:p>
          </table:table-cell>
          <table:table-cell office:value-type="float" office:value="-0.00151559407823" calcext:value-type="float">
            <text:p>-0.0015155941</text:p>
          </table:table-cell>
          <table:table-cell office:value-type="float" office:value="-0.000881103682332" calcext:value-type="float">
            <text:p>-0.00088110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22862E+018" calcext:value-type="float">
            <text:p>1526876687228620000</text:p>
          </table:table-cell>
          <table:table-cell office:value-type="float" office:value="1116" calcext:value-type="float">
            <text:p>1116</text:p>
          </table:table-cell>
          <table:table-cell office:value-type="float" office:value="1.52687668722035E+018" calcext:value-type="float">
            <text:p>1526876687220350000</text:p>
          </table:table-cell>
          <table:table-cell office:value-type="string" calcext:value-type="string">
            <text:p>world</text:p>
          </table:table-cell>
          <table:table-cell office:value-type="float" office:value="-0.000202364753932" calcext:value-type="float">
            <text:p>-0.0002023648</text:p>
          </table:table-cell>
          <table:table-cell office:value-type="float" office:value="0.000605677138083" calcext:value-type="float">
            <text:p>0.0006056771</text:p>
          </table:table-cell>
          <table:table-cell office:value-type="float" office:value="0.000635198957752" calcext:value-type="float">
            <text:p>0.0006351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24795E+018" calcext:value-type="float">
            <text:p>1526876687247950000</text:p>
          </table:table-cell>
          <table:table-cell office:value-type="float" office:value="1117" calcext:value-type="float">
            <text:p>1117</text:p>
          </table:table-cell>
          <table:table-cell office:value-type="float" office:value="1.52687668724001E+018" calcext:value-type="float">
            <text:p>1526876687240010000</text:p>
          </table:table-cell>
          <table:table-cell office:value-type="string" calcext:value-type="string">
            <text:p>world</text:p>
          </table:table-cell>
          <table:table-cell office:value-type="float" office:value="-0.0000251999299508" calcext:value-type="float">
            <text:p>-2.51999299508E-005</text:p>
          </table:table-cell>
          <table:table-cell office:value-type="float" office:value="0.000738773378544" calcext:value-type="float">
            <text:p>0.0007387734</text:p>
          </table:table-cell>
          <table:table-cell office:value-type="float" office:value="-0.00364761403762" calcext:value-type="float">
            <text:p>-0.0036476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26849E+018" calcext:value-type="float">
            <text:p>1526876687268490000</text:p>
          </table:table-cell>
          <table:table-cell office:value-type="float" office:value="1118" calcext:value-type="float">
            <text:p>1118</text:p>
          </table:table-cell>
          <table:table-cell office:value-type="float" office:value="1.52687668725981E+018" calcext:value-type="float">
            <text:p>1526876687259810000</text:p>
          </table:table-cell>
          <table:table-cell office:value-type="string" calcext:value-type="string">
            <text:p>world</text:p>
          </table:table-cell>
          <table:table-cell office:value-type="float" office:value="-0.00227142986841" calcext:value-type="float">
            <text:p>-0.0022714299</text:p>
          </table:table-cell>
          <table:table-cell office:value-type="float" office:value="0.000962543475907" calcext:value-type="float">
            <text:p>0.0009625435</text:p>
          </table:table-cell>
          <table:table-cell office:value-type="float" office:value="-0.00379604985937" calcext:value-type="float">
            <text:p>-0.00379604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28877E+018" calcext:value-type="float">
            <text:p>1526876687288770000</text:p>
          </table:table-cell>
          <table:table-cell office:value-type="float" office:value="1119" calcext:value-type="float">
            <text:p>1119</text:p>
          </table:table-cell>
          <table:table-cell office:value-type="float" office:value="1.52687668727954E+018" calcext:value-type="float">
            <text:p>1526876687279540000</text:p>
          </table:table-cell>
          <table:table-cell office:value-type="string" calcext:value-type="string">
            <text:p>world</text:p>
          </table:table-cell>
          <table:table-cell office:value-type="float" office:value="-0.00338296731934" calcext:value-type="float">
            <text:p>-0.0033829673</text:p>
          </table:table-cell>
          <table:table-cell office:value-type="float" office:value="0.00211167777888" calcext:value-type="float">
            <text:p>0.0021116778</text:p>
          </table:table-cell>
          <table:table-cell office:value-type="float" office:value="-0.00469039287418" calcext:value-type="float">
            <text:p>-0.00469039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30823E+018" calcext:value-type="float">
            <text:p>1526876687308230000</text:p>
          </table:table-cell>
          <table:table-cell office:value-type="float" office:value="1120" calcext:value-type="float">
            <text:p>1120</text:p>
          </table:table-cell>
          <table:table-cell office:value-type="float" office:value="1.52687668730047E+018" calcext:value-type="float">
            <text:p>1526876687300470000</text:p>
          </table:table-cell>
          <table:table-cell office:value-type="string" calcext:value-type="string">
            <text:p>world</text:p>
          </table:table-cell>
          <table:table-cell office:value-type="float" office:value="0.000584542518482" calcext:value-type="float">
            <text:p>0.0005845425</text:p>
          </table:table-cell>
          <table:table-cell office:value-type="float" office:value="0.00190047104843" calcext:value-type="float">
            <text:p>0.001900471</text:p>
          </table:table-cell>
          <table:table-cell office:value-type="float" office:value="0.0089889280498" calcext:value-type="float">
            <text:p>0.008988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32857E+018" calcext:value-type="float">
            <text:p>1526876687328570000</text:p>
          </table:table-cell>
          <table:table-cell office:value-type="float" office:value="1121" calcext:value-type="float">
            <text:p>1121</text:p>
          </table:table-cell>
          <table:table-cell office:value-type="float" office:value="1.52687668732034E+018" calcext:value-type="float">
            <text:p>1526876687320340000</text:p>
          </table:table-cell>
          <table:table-cell office:value-type="string" calcext:value-type="string">
            <text:p>world</text:p>
          </table:table-cell>
          <table:table-cell office:value-type="float" office:value="-0.00365875288844" calcext:value-type="float">
            <text:p>-0.0036587529</text:p>
          </table:table-cell>
          <table:table-cell office:value-type="float" office:value="-0.00373301608488" calcext:value-type="float">
            <text:p>-0.0037330161</text:p>
          </table:table-cell>
          <table:table-cell office:value-type="float" office:value="0.00115050119348" calcext:value-type="float">
            <text:p>0.00115050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34891E+018" calcext:value-type="float">
            <text:p>1526876687348910000</text:p>
          </table:table-cell>
          <table:table-cell office:value-type="float" office:value="1122" calcext:value-type="float">
            <text:p>1122</text:p>
          </table:table-cell>
          <table:table-cell office:value-type="float" office:value="1.52687668734005E+018" calcext:value-type="float">
            <text:p>1526876687340050000</text:p>
          </table:table-cell>
          <table:table-cell office:value-type="string" calcext:value-type="string">
            <text:p>world</text:p>
          </table:table-cell>
          <table:table-cell office:value-type="float" office:value="-0.00323907844722" calcext:value-type="float">
            <text:p>-0.0032390784</text:p>
          </table:table-cell>
          <table:table-cell office:value-type="float" office:value="0.00426156166941" calcext:value-type="float">
            <text:p>0.0042615617</text:p>
          </table:table-cell>
          <table:table-cell office:value-type="float" office:value="-0.00100672990084" calcext:value-type="float">
            <text:p>-0.00100672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36847E+018" calcext:value-type="float">
            <text:p>1526876687368470000</text:p>
          </table:table-cell>
          <table:table-cell office:value-type="float" office:value="1123" calcext:value-type="float">
            <text:p>1123</text:p>
          </table:table-cell>
          <table:table-cell office:value-type="float" office:value="1.52687668735995E+018" calcext:value-type="float">
            <text:p>1526876687359950000</text:p>
          </table:table-cell>
          <table:table-cell office:value-type="string" calcext:value-type="string">
            <text:p>world</text:p>
          </table:table-cell>
          <table:table-cell office:value-type="float" office:value="-0.00617023510858" calcext:value-type="float">
            <text:p>-0.0061702351</text:p>
          </table:table-cell>
          <table:table-cell office:value-type="float" office:value="0.00983694940805" calcext:value-type="float">
            <text:p>0.0098369494</text:p>
          </table:table-cell>
          <table:table-cell office:value-type="float" office:value="-0.0056967837736" calcext:value-type="float">
            <text:p>-0.00569678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38878E+018" calcext:value-type="float">
            <text:p>1526876687388780000</text:p>
          </table:table-cell>
          <table:table-cell office:value-type="float" office:value="1124" calcext:value-type="float">
            <text:p>1124</text:p>
          </table:table-cell>
          <table:table-cell office:value-type="float" office:value="1.52687668737997E+018" calcext:value-type="float">
            <text:p>1526876687379970000</text:p>
          </table:table-cell>
          <table:table-cell office:value-type="string" calcext:value-type="string">
            <text:p>world</text:p>
          </table:table-cell>
          <table:table-cell office:value-type="float" office:value="-0.00986298359931" calcext:value-type="float">
            <text:p>-0.0098629836</text:p>
          </table:table-cell>
          <table:table-cell office:value-type="float" office:value="0.00703073386103" calcext:value-type="float">
            <text:p>0.0070307339</text:p>
          </table:table-cell>
          <table:table-cell office:value-type="float" office:value="-0.000570775708184" calcext:value-type="float">
            <text:p>-0.00057077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40822E+018" calcext:value-type="float">
            <text:p>1526876687408220000</text:p>
          </table:table-cell>
          <table:table-cell office:value-type="float" office:value="1125" calcext:value-type="float">
            <text:p>1125</text:p>
          </table:table-cell>
          <table:table-cell office:value-type="float" office:value="1.52687668739975E+018" calcext:value-type="float">
            <text:p>1526876687399750000</text:p>
          </table:table-cell>
          <table:table-cell office:value-type="string" calcext:value-type="string">
            <text:p>world</text:p>
          </table:table-cell>
          <table:table-cell office:value-type="float" office:value="-0.00993025116622" calcext:value-type="float">
            <text:p>-0.0099302512</text:p>
          </table:table-cell>
          <table:table-cell office:value-type="float" office:value="0.000218061497435" calcext:value-type="float">
            <text:p>0.0002180615</text:p>
          </table:table-cell>
          <table:table-cell office:value-type="float" office:value="-0.0043246014975" calcext:value-type="float">
            <text:p>-0.00432460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42864E+018" calcext:value-type="float">
            <text:p>1526876687428640000</text:p>
          </table:table-cell>
          <table:table-cell office:value-type="float" office:value="1126" calcext:value-type="float">
            <text:p>1126</text:p>
          </table:table-cell>
          <table:table-cell office:value-type="float" office:value="1.52687668742068E+018" calcext:value-type="float">
            <text:p>1526876687420680000</text:p>
          </table:table-cell>
          <table:table-cell office:value-type="string" calcext:value-type="string">
            <text:p>world</text:p>
          </table:table-cell>
          <table:table-cell office:value-type="float" office:value="-0.00135539704934" calcext:value-type="float">
            <text:p>-0.001355397</text:p>
          </table:table-cell>
          <table:table-cell office:value-type="float" office:value="0.00297766085714" calcext:value-type="float">
            <text:p>0.0029776609</text:p>
          </table:table-cell>
          <table:table-cell office:value-type="float" office:value="0.00343042402528" calcext:value-type="float">
            <text:p>0.003430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44785E+018" calcext:value-type="float">
            <text:p>1526876687447850000</text:p>
          </table:table-cell>
          <table:table-cell office:value-type="float" office:value="1127" calcext:value-type="float">
            <text:p>1127</text:p>
          </table:table-cell>
          <table:table-cell office:value-type="float" office:value="1.52687668744066E+018" calcext:value-type="float">
            <text:p>1526876687440660000</text:p>
          </table:table-cell>
          <table:table-cell office:value-type="string" calcext:value-type="string">
            <text:p>world</text:p>
          </table:table-cell>
          <table:table-cell office:value-type="float" office:value="0.00392424315214" calcext:value-type="float">
            <text:p>0.0039242432</text:p>
          </table:table-cell>
          <table:table-cell office:value-type="float" office:value="0.00110756338108" calcext:value-type="float">
            <text:p>0.0011075634</text:p>
          </table:table-cell>
          <table:table-cell office:value-type="float" office:value="0.000661322264932" calcext:value-type="float">
            <text:p>0.00066132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46828E+018" calcext:value-type="float">
            <text:p>1526876687468280000</text:p>
          </table:table-cell>
          <table:table-cell office:value-type="float" office:value="1128" calcext:value-type="float">
            <text:p>1128</text:p>
          </table:table-cell>
          <table:table-cell office:value-type="float" office:value="1.52687668746044E+018" calcext:value-type="float">
            <text:p>1526876687460440000</text:p>
          </table:table-cell>
          <table:table-cell office:value-type="string" calcext:value-type="string">
            <text:p>world</text:p>
          </table:table-cell>
          <table:table-cell office:value-type="float" office:value="0.000776727101766" calcext:value-type="float">
            <text:p>0.0007767271</text:p>
          </table:table-cell>
          <table:table-cell office:value-type="float" office:value="0.0009960597381" calcext:value-type="float">
            <text:p>0.0009960597</text:p>
          </table:table-cell>
          <table:table-cell office:value-type="float" office:value="-0.00374838872813" calcext:value-type="float">
            <text:p>-0.00374838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48863E+018" calcext:value-type="float">
            <text:p>1526876687488630000</text:p>
          </table:table-cell>
          <table:table-cell office:value-type="float" office:value="1129" calcext:value-type="float">
            <text:p>1129</text:p>
          </table:table-cell>
          <table:table-cell office:value-type="float" office:value="1.52687668748028E+018" calcext:value-type="float">
            <text:p>1526876687480280000</text:p>
          </table:table-cell>
          <table:table-cell office:value-type="string" calcext:value-type="string">
            <text:p>world</text:p>
          </table:table-cell>
          <table:table-cell office:value-type="float" office:value="0.000873203389347" calcext:value-type="float">
            <text:p>0.0008732034</text:p>
          </table:table-cell>
          <table:table-cell office:value-type="float" office:value="0.000372788752429" calcext:value-type="float">
            <text:p>0.0003727888</text:p>
          </table:table-cell>
          <table:table-cell office:value-type="float" office:value="0.00139481003862" calcext:value-type="float">
            <text:p>0.001394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50793E+018" calcext:value-type="float">
            <text:p>1526876687507930000</text:p>
          </table:table-cell>
          <table:table-cell office:value-type="float" office:value="1130" calcext:value-type="float">
            <text:p>1130</text:p>
          </table:table-cell>
          <table:table-cell office:value-type="float" office:value="1.52687668750007E+018" calcext:value-type="float">
            <text:p>1526876687500070000</text:p>
          </table:table-cell>
          <table:table-cell office:value-type="string" calcext:value-type="string">
            <text:p>world</text:p>
          </table:table-cell>
          <table:table-cell office:value-type="float" office:value="0.000107396219391" calcext:value-type="float">
            <text:p>0.0001073962</text:p>
          </table:table-cell>
          <table:table-cell office:value-type="float" office:value="-0.0025645471178" calcext:value-type="float">
            <text:p>-0.0025645471</text:p>
          </table:table-cell>
          <table:table-cell office:value-type="float" office:value="0.0000533303827979" calcext:value-type="float">
            <text:p>5.3330382797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52831E+018" calcext:value-type="float">
            <text:p>1526876687528310000</text:p>
          </table:table-cell>
          <table:table-cell office:value-type="float" office:value="1131" calcext:value-type="float">
            <text:p>1131</text:p>
          </table:table-cell>
          <table:table-cell office:value-type="float" office:value="1.52687668752003E+018" calcext:value-type="float">
            <text:p>1526876687520030000</text:p>
          </table:table-cell>
          <table:table-cell office:value-type="string" calcext:value-type="string">
            <text:p>world</text:p>
          </table:table-cell>
          <table:table-cell office:value-type="float" office:value="-0.00304859830067" calcext:value-type="float">
            <text:p>-0.0030485983</text:p>
          </table:table-cell>
          <table:table-cell office:value-type="float" office:value="-0.000402443460189" calcext:value-type="float">
            <text:p>-0.0004024435</text:p>
          </table:table-cell>
          <table:table-cell office:value-type="float" office:value="-0.00282691698521" calcext:value-type="float">
            <text:p>-0.0028269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54864E+018" calcext:value-type="float">
            <text:p>1526876687548640000</text:p>
          </table:table-cell>
          <table:table-cell office:value-type="float" office:value="1132" calcext:value-type="float">
            <text:p>1132</text:p>
          </table:table-cell>
          <table:table-cell office:value-type="float" office:value="1.52687668754009E+018" calcext:value-type="float">
            <text:p>1526876687540090000</text:p>
          </table:table-cell>
          <table:table-cell office:value-type="string" calcext:value-type="string">
            <text:p>world</text:p>
          </table:table-cell>
          <table:table-cell office:value-type="float" office:value="0.00285483966582" calcext:value-type="float">
            <text:p>0.0028548397</text:p>
          </table:table-cell>
          <table:table-cell office:value-type="float" office:value="0.00179087603465" calcext:value-type="float">
            <text:p>0.001790876</text:p>
          </table:table-cell>
          <table:table-cell office:value-type="float" office:value="-0.00243283621967" calcext:value-type="float">
            <text:p>-0.00243283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56895E+018" calcext:value-type="float">
            <text:p>1526876687568950000</text:p>
          </table:table-cell>
          <table:table-cell office:value-type="float" office:value="1133" calcext:value-type="float">
            <text:p>1133</text:p>
          </table:table-cell>
          <table:table-cell office:value-type="float" office:value="1.52687668756003E+018" calcext:value-type="float">
            <text:p>1526876687560030000</text:p>
          </table:table-cell>
          <table:table-cell office:value-type="string" calcext:value-type="string">
            <text:p>world</text:p>
          </table:table-cell>
          <table:table-cell office:value-type="float" office:value="0.00160750444047" calcext:value-type="float">
            <text:p>0.0016075044</text:p>
          </table:table-cell>
          <table:table-cell office:value-type="float" office:value="-0.00130078755319" calcext:value-type="float">
            <text:p>-0.0013007876</text:p>
          </table:table-cell>
          <table:table-cell office:value-type="float" office:value="0.00463413167745" calcext:value-type="float">
            <text:p>0.00463413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58839E+018" calcext:value-type="float">
            <text:p>1526876687588390000</text:p>
          </table:table-cell>
          <table:table-cell office:value-type="float" office:value="1134" calcext:value-type="float">
            <text:p>1134</text:p>
          </table:table-cell>
          <table:table-cell office:value-type="float" office:value="1.52687668758004E+018" calcext:value-type="float">
            <text:p>1526876687580040000</text:p>
          </table:table-cell>
          <table:table-cell office:value-type="string" calcext:value-type="string">
            <text:p>world</text:p>
          </table:table-cell>
          <table:table-cell office:value-type="float" office:value="-0.00244106724858" calcext:value-type="float">
            <text:p>-0.0024410672</text:p>
          </table:table-cell>
          <table:table-cell office:value-type="float" office:value="-0.000592819589656" calcext:value-type="float">
            <text:p>-0.0005928196</text:p>
          </table:table-cell>
          <table:table-cell office:value-type="float" office:value="-0.00221452256665" calcext:value-type="float">
            <text:p>-0.00221452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60874E+018" calcext:value-type="float">
            <text:p>1526876687608740000</text:p>
          </table:table-cell>
          <table:table-cell office:value-type="float" office:value="1135" calcext:value-type="float">
            <text:p>1135</text:p>
          </table:table-cell>
          <table:table-cell office:value-type="float" office:value="1.52687668759999E+018" calcext:value-type="float">
            <text:p>1526876687599990000</text:p>
          </table:table-cell>
          <table:table-cell office:value-type="string" calcext:value-type="string">
            <text:p>world</text:p>
          </table:table-cell>
          <table:table-cell office:value-type="float" office:value="0.0000298975501209" calcext:value-type="float">
            <text:p>2.98975501209E-005</text:p>
          </table:table-cell>
          <table:table-cell office:value-type="float" office:value="0.000868528033607" calcext:value-type="float">
            <text:p>0.000868528</text:p>
          </table:table-cell>
          <table:table-cell office:value-type="float" office:value="0.00250848499127" calcext:value-type="float">
            <text:p>0.0025084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62801E+018" calcext:value-type="float">
            <text:p>1526876687628010000</text:p>
          </table:table-cell>
          <table:table-cell office:value-type="float" office:value="1136" calcext:value-type="float">
            <text:p>1136</text:p>
          </table:table-cell>
          <table:table-cell office:value-type="float" office:value="1.52687668762032E+018" calcext:value-type="float">
            <text:p>1526876687620320000</text:p>
          </table:table-cell>
          <table:table-cell office:value-type="string" calcext:value-type="string">
            <text:p>world</text:p>
          </table:table-cell>
          <table:table-cell office:value-type="float" office:value="0.00134968606289" calcext:value-type="float">
            <text:p>0.0013496861</text:p>
          </table:table-cell>
          <table:table-cell office:value-type="float" office:value="0.00304878922179" calcext:value-type="float">
            <text:p>0.0030487892</text:p>
          </table:table-cell>
          <table:table-cell office:value-type="float" office:value="-0.00296503165737" calcext:value-type="float">
            <text:p>-0.00296503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64843E+018" calcext:value-type="float">
            <text:p>1526876687648430000</text:p>
          </table:table-cell>
          <table:table-cell office:value-type="float" office:value="1137" calcext:value-type="float">
            <text:p>1137</text:p>
          </table:table-cell>
          <table:table-cell office:value-type="float" office:value="1.52687668764009E+018" calcext:value-type="float">
            <text:p>1526876687640090000</text:p>
          </table:table-cell>
          <table:table-cell office:value-type="string" calcext:value-type="string">
            <text:p>world</text:p>
          </table:table-cell>
          <table:table-cell office:value-type="float" office:value="-0.00289380946197" calcext:value-type="float">
            <text:p>-0.0028938095</text:p>
          </table:table-cell>
          <table:table-cell office:value-type="float" office:value="-0.00112780439667" calcext:value-type="float">
            <text:p>-0.0011278044</text:p>
          </table:table-cell>
          <table:table-cell office:value-type="float" office:value="0.000647359993309" calcext:value-type="float">
            <text:p>0.00064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66875E+018" calcext:value-type="float">
            <text:p>1526876687668750000</text:p>
          </table:table-cell>
          <table:table-cell office:value-type="float" office:value="1138" calcext:value-type="float">
            <text:p>1138</text:p>
          </table:table-cell>
          <table:table-cell office:value-type="float" office:value="1.52687668766002E+018" calcext:value-type="float">
            <text:p>1526876687660020000</text:p>
          </table:table-cell>
          <table:table-cell office:value-type="string" calcext:value-type="string">
            <text:p>world</text:p>
          </table:table-cell>
          <table:table-cell office:value-type="float" office:value="-0.00377198308706" calcext:value-type="float">
            <text:p>-0.0037719831</text:p>
          </table:table-cell>
          <table:table-cell office:value-type="float" office:value="-0.000536674400792" calcext:value-type="float">
            <text:p>-0.0005366744</text:p>
          </table:table-cell>
          <table:table-cell office:value-type="float" office:value="-0.00166417518631" calcext:value-type="float">
            <text:p>-0.0016641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68816E+018" calcext:value-type="float">
            <text:p>1526876687688160000</text:p>
          </table:table-cell>
          <table:table-cell office:value-type="float" office:value="1139" calcext:value-type="float">
            <text:p>1139</text:p>
          </table:table-cell>
          <table:table-cell office:value-type="float" office:value="1.52687668767992E+018" calcext:value-type="float">
            <text:p>1526876687679920000</text:p>
          </table:table-cell>
          <table:table-cell office:value-type="string" calcext:value-type="string">
            <text:p>world</text:p>
          </table:table-cell>
          <table:table-cell office:value-type="float" office:value="0.00348118785769" calcext:value-type="float">
            <text:p>0.0034811879</text:p>
          </table:table-cell>
          <table:table-cell office:value-type="float" office:value="0.000335911288857" calcext:value-type="float">
            <text:p>0.0003359113</text:p>
          </table:table-cell>
          <table:table-cell office:value-type="float" office:value="0.00312320352532" calcext:value-type="float">
            <text:p>0.00312320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70868E+018" calcext:value-type="float">
            <text:p>1526876687708680000</text:p>
          </table:table-cell>
          <table:table-cell office:value-type="float" office:value="1140" calcext:value-type="float">
            <text:p>1140</text:p>
          </table:table-cell>
          <table:table-cell office:value-type="float" office:value="1.52687668769988E+018" calcext:value-type="float">
            <text:p>1526876687699880000</text:p>
          </table:table-cell>
          <table:table-cell office:value-type="string" calcext:value-type="string">
            <text:p>world</text:p>
          </table:table-cell>
          <table:table-cell office:value-type="float" office:value="-0.00128467078321" calcext:value-type="float">
            <text:p>-0.0012846708</text:p>
          </table:table-cell>
          <table:table-cell office:value-type="float" office:value="0.00380168505944" calcext:value-type="float">
            <text:p>0.0038016851</text:p>
          </table:table-cell>
          <table:table-cell office:value-type="float" office:value="-0.00338174216449" calcext:value-type="float">
            <text:p>-0.00338174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72805E+018" calcext:value-type="float">
            <text:p>1526876687728050000</text:p>
          </table:table-cell>
          <table:table-cell office:value-type="float" office:value="1141" calcext:value-type="float">
            <text:p>1141</text:p>
          </table:table-cell>
          <table:table-cell office:value-type="float" office:value="1.5268766877198E+018" calcext:value-type="float">
            <text:p>1526876687719800000</text:p>
          </table:table-cell>
          <table:table-cell office:value-type="string" calcext:value-type="string">
            <text:p>world</text:p>
          </table:table-cell>
          <table:table-cell office:value-type="float" office:value="-0.00404462171718" calcext:value-type="float">
            <text:p>-0.0040446217</text:p>
          </table:table-cell>
          <table:table-cell office:value-type="float" office:value="-0.00157847849187" calcext:value-type="float">
            <text:p>-0.0015784785</text:p>
          </table:table-cell>
          <table:table-cell office:value-type="float" office:value="-0.00145150278695" calcext:value-type="float">
            <text:p>-0.00145150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74828E+018" calcext:value-type="float">
            <text:p>1526876687748280000</text:p>
          </table:table-cell>
          <table:table-cell office:value-type="float" office:value="1142" calcext:value-type="float">
            <text:p>1142</text:p>
          </table:table-cell>
          <table:table-cell office:value-type="float" office:value="1.5268766877396E+018" calcext:value-type="float">
            <text:p>1526876687739600000</text:p>
          </table:table-cell>
          <table:table-cell office:value-type="string" calcext:value-type="string">
            <text:p>world</text:p>
          </table:table-cell>
          <table:table-cell office:value-type="float" office:value="-0.00518639571965" calcext:value-type="float">
            <text:p>-0.0051863957</text:p>
          </table:table-cell>
          <table:table-cell office:value-type="float" office:value="0.00363324186765" calcext:value-type="float">
            <text:p>0.0036332419</text:p>
          </table:table-cell>
          <table:table-cell office:value-type="float" office:value="0.00526764057577" calcext:value-type="float">
            <text:p>0.0052676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7687E+018" calcext:value-type="float">
            <text:p>1526876687768700000</text:p>
          </table:table-cell>
          <table:table-cell office:value-type="float" office:value="1143" calcext:value-type="float">
            <text:p>1143</text:p>
          </table:table-cell>
          <table:table-cell office:value-type="float" office:value="1.52687668776044E+018" calcext:value-type="float">
            <text:p>1526876687760440000</text:p>
          </table:table-cell>
          <table:table-cell office:value-type="string" calcext:value-type="string">
            <text:p>world</text:p>
          </table:table-cell>
          <table:table-cell office:value-type="float" office:value="-0.00368330138735" calcext:value-type="float">
            <text:p>-0.0036833014</text:p>
          </table:table-cell>
          <table:table-cell office:value-type="float" office:value="0.00418243603781" calcext:value-type="float">
            <text:p>0.004182436</text:p>
          </table:table-cell>
          <table:table-cell office:value-type="float" office:value="0.00498289056122" calcext:value-type="float">
            <text:p>0.00498289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78792E+018" calcext:value-type="float">
            <text:p>1526876687787920000</text:p>
          </table:table-cell>
          <table:table-cell office:value-type="float" office:value="1144" calcext:value-type="float">
            <text:p>1144</text:p>
          </table:table-cell>
          <table:table-cell office:value-type="float" office:value="1.52687668778047E+018" calcext:value-type="float">
            <text:p>1526876687780470000</text:p>
          </table:table-cell>
          <table:table-cell office:value-type="string" calcext:value-type="string">
            <text:p>world</text:p>
          </table:table-cell>
          <table:table-cell office:value-type="float" office:value="-0.00794588308781" calcext:value-type="float">
            <text:p>-0.0079458831</text:p>
          </table:table-cell>
          <table:table-cell office:value-type="float" office:value="0.00550785008818" calcext:value-type="float">
            <text:p>0.0055078501</text:p>
          </table:table-cell>
          <table:table-cell office:value-type="float" office:value="0.00253450032324" calcext:value-type="float">
            <text:p>0.0025345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80815E+018" calcext:value-type="float">
            <text:p>1526876687808150000</text:p>
          </table:table-cell>
          <table:table-cell office:value-type="float" office:value="1145" calcext:value-type="float">
            <text:p>1145</text:p>
          </table:table-cell>
          <table:table-cell office:value-type="float" office:value="1.5268766878003E+018" calcext:value-type="float">
            <text:p>1526876687800300000</text:p>
          </table:table-cell>
          <table:table-cell office:value-type="string" calcext:value-type="string">
            <text:p>world</text:p>
          </table:table-cell>
          <table:table-cell office:value-type="float" office:value="-0.00852848961949" calcext:value-type="float">
            <text:p>-0.0085284896</text:p>
          </table:table-cell>
          <table:table-cell office:value-type="float" office:value="0.0038621914573" calcext:value-type="float">
            <text:p>0.0038621915</text:p>
          </table:table-cell>
          <table:table-cell office:value-type="float" office:value="0.00266112713143" calcext:value-type="float">
            <text:p>0.00266112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82869E+018" calcext:value-type="float">
            <text:p>1526876687828690000</text:p>
          </table:table-cell>
          <table:table-cell office:value-type="float" office:value="1146" calcext:value-type="float">
            <text:p>1146</text:p>
          </table:table-cell>
          <table:table-cell office:value-type="float" office:value="1.52687668782016E+018" calcext:value-type="float">
            <text:p>1526876687820160000</text:p>
          </table:table-cell>
          <table:table-cell office:value-type="string" calcext:value-type="string">
            <text:p>world</text:p>
          </table:table-cell>
          <table:table-cell office:value-type="float" office:value="-0.00420805206522" calcext:value-type="float">
            <text:p>-0.0042080521</text:p>
          </table:table-cell>
          <table:table-cell office:value-type="float" office:value="0.00632025673985" calcext:value-type="float">
            <text:p>0.0063202567</text:p>
          </table:table-cell>
          <table:table-cell office:value-type="float" office:value="0.00937779061496" calcext:value-type="float">
            <text:p>0.00937779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84808E+018" calcext:value-type="float">
            <text:p>1526876687848080000</text:p>
          </table:table-cell>
          <table:table-cell office:value-type="float" office:value="1147" calcext:value-type="float">
            <text:p>1147</text:p>
          </table:table-cell>
          <table:table-cell office:value-type="float" office:value="1.52687668784002E+018" calcext:value-type="float">
            <text:p>1526876687840020000</text:p>
          </table:table-cell>
          <table:table-cell office:value-type="string" calcext:value-type="string">
            <text:p>world</text:p>
          </table:table-cell>
          <table:table-cell office:value-type="float" office:value="-0.00989211909473" calcext:value-type="float">
            <text:p>-0.0098921191</text:p>
          </table:table-cell>
          <table:table-cell office:value-type="float" office:value="0.00887234508991" calcext:value-type="float">
            <text:p>0.0088723451</text:p>
          </table:table-cell>
          <table:table-cell office:value-type="float" office:value="0.00125880748965" calcext:value-type="float">
            <text:p>0.00125880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86832E+018" calcext:value-type="float">
            <text:p>1526876687868320000</text:p>
          </table:table-cell>
          <table:table-cell office:value-type="float" office:value="1148" calcext:value-type="float">
            <text:p>1148</text:p>
          </table:table-cell>
          <table:table-cell office:value-type="float" office:value="1.5268766878598E+018" calcext:value-type="float">
            <text:p>1526876687859800000</text:p>
          </table:table-cell>
          <table:table-cell office:value-type="string" calcext:value-type="string">
            <text:p>world</text:p>
          </table:table-cell>
          <table:table-cell office:value-type="float" office:value="-0.0148665020242" calcext:value-type="float">
            <text:p>-0.014866502</text:p>
          </table:table-cell>
          <table:table-cell office:value-type="float" office:value="0.00480498652905" calcext:value-type="float">
            <text:p>0.0048049865</text:p>
          </table:table-cell>
          <table:table-cell office:value-type="float" office:value="0.00248946389183" calcext:value-type="float">
            <text:p>0.00248946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8888E+018" calcext:value-type="float">
            <text:p>1526876687888800000</text:p>
          </table:table-cell>
          <table:table-cell office:value-type="float" office:value="1149" calcext:value-type="float">
            <text:p>1149</text:p>
          </table:table-cell>
          <table:table-cell office:value-type="float" office:value="1.52687668787994E+018" calcext:value-type="float">
            <text:p>1526876687879940000</text:p>
          </table:table-cell>
          <table:table-cell office:value-type="string" calcext:value-type="string">
            <text:p>world</text:p>
          </table:table-cell>
          <table:table-cell office:value-type="float" office:value="-0.0120995901525" calcext:value-type="float">
            <text:p>-0.0120995902</text:p>
          </table:table-cell>
          <table:table-cell office:value-type="float" office:value="0.007772738114" calcext:value-type="float">
            <text:p>0.0077727381</text:p>
          </table:table-cell>
          <table:table-cell office:value-type="float" office:value="0.00854721013457" calcext:value-type="float">
            <text:p>0.00854721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90831E+018" calcext:value-type="float">
            <text:p>1526876687908310000</text:p>
          </table:table-cell>
          <table:table-cell office:value-type="float" office:value="1150" calcext:value-type="float">
            <text:p>1150</text:p>
          </table:table-cell>
          <table:table-cell office:value-type="float" office:value="1.52687668789996E+018" calcext:value-type="float">
            <text:p>1526876687899960000</text:p>
          </table:table-cell>
          <table:table-cell office:value-type="string" calcext:value-type="string">
            <text:p>world</text:p>
          </table:table-cell>
          <table:table-cell office:value-type="float" office:value="-0.012074155733" calcext:value-type="float">
            <text:p>-0.0120741557</text:p>
          </table:table-cell>
          <table:table-cell office:value-type="float" office:value="0.010300909169" calcext:value-type="float">
            <text:p>0.0103009092</text:p>
          </table:table-cell>
          <table:table-cell office:value-type="float" office:value="0.0111703854054" calcext:value-type="float">
            <text:p>0.01117038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92857E+018" calcext:value-type="float">
            <text:p>1526876687928570000</text:p>
          </table:table-cell>
          <table:table-cell office:value-type="float" office:value="1151" calcext:value-type="float">
            <text:p>1151</text:p>
          </table:table-cell>
          <table:table-cell office:value-type="float" office:value="1.5268766879199E+018" calcext:value-type="float">
            <text:p>1526876687919900000</text:p>
          </table:table-cell>
          <table:table-cell office:value-type="string" calcext:value-type="string">
            <text:p>world</text:p>
          </table:table-cell>
          <table:table-cell office:value-type="float" office:value="-0.0110265407711" calcext:value-type="float">
            <text:p>-0.0110265408</text:p>
          </table:table-cell>
          <table:table-cell office:value-type="float" office:value="0.00788600742817" calcext:value-type="float">
            <text:p>0.0078860074</text:p>
          </table:table-cell>
          <table:table-cell office:value-type="float" office:value="0.00539867673069" calcext:value-type="float">
            <text:p>0.00539867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94902E+018" calcext:value-type="float">
            <text:p>1526876687949020000</text:p>
          </table:table-cell>
          <table:table-cell office:value-type="float" office:value="1152" calcext:value-type="float">
            <text:p>1152</text:p>
          </table:table-cell>
          <table:table-cell office:value-type="float" office:value="1.52687668793993E+018" calcext:value-type="float">
            <text:p>1526876687939930000</text:p>
          </table:table-cell>
          <table:table-cell office:value-type="string" calcext:value-type="string">
            <text:p>world</text:p>
          </table:table-cell>
          <table:table-cell office:value-type="float" office:value="-0.00797253008932" calcext:value-type="float">
            <text:p>-0.0079725301</text:p>
          </table:table-cell>
          <table:table-cell office:value-type="float" office:value="0.00480136927217" calcext:value-type="float">
            <text:p>0.0048013693</text:p>
          </table:table-cell>
          <table:table-cell office:value-type="float" office:value="0.0179248098284" calcext:value-type="float">
            <text:p>0.01792480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96847E+018" calcext:value-type="float">
            <text:p>1526876687968470000</text:p>
          </table:table-cell>
          <table:table-cell office:value-type="float" office:value="1153" calcext:value-type="float">
            <text:p>1153</text:p>
          </table:table-cell>
          <table:table-cell office:value-type="float" office:value="1.52687668795965E+018" calcext:value-type="float">
            <text:p>1526876687959650000</text:p>
          </table:table-cell>
          <table:table-cell office:value-type="string" calcext:value-type="string">
            <text:p>world</text:p>
          </table:table-cell>
          <table:table-cell office:value-type="float" office:value="-0.0161002781242" calcext:value-type="float">
            <text:p>-0.0161002781</text:p>
          </table:table-cell>
          <table:table-cell office:value-type="float" office:value="-0.000853622099385" calcext:value-type="float">
            <text:p>-0.0008536221</text:p>
          </table:table-cell>
          <table:table-cell office:value-type="float" office:value="0.00794908963144" calcext:value-type="float">
            <text:p>0.0079490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798872E+018" calcext:value-type="float">
            <text:p>1526876687988720000</text:p>
          </table:table-cell>
          <table:table-cell office:value-type="float" office:value="1154" calcext:value-type="float">
            <text:p>1154</text:p>
          </table:table-cell>
          <table:table-cell office:value-type="float" office:value="1.52687668798063E+018" calcext:value-type="float">
            <text:p>1526876687980630000</text:p>
          </table:table-cell>
          <table:table-cell office:value-type="string" calcext:value-type="string">
            <text:p>world</text:p>
          </table:table-cell>
          <table:table-cell office:value-type="float" office:value="-0.0162797346711" calcext:value-type="float">
            <text:p>-0.0162797347</text:p>
          </table:table-cell>
          <table:table-cell office:value-type="float" office:value="-0.00236414605752" calcext:value-type="float">
            <text:p>-0.0023641461</text:p>
          </table:table-cell>
          <table:table-cell office:value-type="float" office:value="0.00612336024642" calcext:value-type="float">
            <text:p>0.00612336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00824E+018" calcext:value-type="float">
            <text:p>1526876688008240000</text:p>
          </table:table-cell>
          <table:table-cell office:value-type="float" office:value="1155" calcext:value-type="float">
            <text:p>1155</text:p>
          </table:table-cell>
          <table:table-cell office:value-type="float" office:value="1.52687668800054E+018" calcext:value-type="float">
            <text:p>1526876688000540000</text:p>
          </table:table-cell>
          <table:table-cell office:value-type="string" calcext:value-type="string">
            <text:p>world</text:p>
          </table:table-cell>
          <table:table-cell office:value-type="float" office:value="-0.0123120751232" calcext:value-type="float">
            <text:p>-0.0123120751</text:p>
          </table:table-cell>
          <table:table-cell office:value-type="float" office:value="0.00499838870019" calcext:value-type="float">
            <text:p>0.0049983887</text:p>
          </table:table-cell>
          <table:table-cell office:value-type="float" office:value="0.0138971302658" calcext:value-type="float">
            <text:p>0.01389713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02859E+018" calcext:value-type="float">
            <text:p>1526876688028590000</text:p>
          </table:table-cell>
          <table:table-cell office:value-type="float" office:value="1156" calcext:value-type="float">
            <text:p>1156</text:p>
          </table:table-cell>
          <table:table-cell office:value-type="float" office:value="1.52687668802056E+018" calcext:value-type="float">
            <text:p>1526876688020560000</text:p>
          </table:table-cell>
          <table:table-cell office:value-type="string" calcext:value-type="string">
            <text:p>world</text:p>
          </table:table-cell>
          <table:table-cell office:value-type="float" office:value="-0.0153511660174" calcext:value-type="float">
            <text:p>-0.015351166</text:p>
          </table:table-cell>
          <table:table-cell office:value-type="float" office:value="0.00207049353048" calcext:value-type="float">
            <text:p>0.0020704935</text:p>
          </table:table-cell>
          <table:table-cell office:value-type="float" office:value="0.0112755633891" calcext:value-type="float">
            <text:p>0.01127556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04884E+018" calcext:value-type="float">
            <text:p>1526876688048840000</text:p>
          </table:table-cell>
          <table:table-cell office:value-type="float" office:value="1157" calcext:value-type="float">
            <text:p>1157</text:p>
          </table:table-cell>
          <table:table-cell office:value-type="float" office:value="1.52687668804045E+018" calcext:value-type="float">
            <text:p>1526876688040450000</text:p>
          </table:table-cell>
          <table:table-cell office:value-type="string" calcext:value-type="string">
            <text:p>world</text:p>
          </table:table-cell>
          <table:table-cell office:value-type="float" office:value="-0.0267270412296" calcext:value-type="float">
            <text:p>-0.0267270412</text:p>
          </table:table-cell>
          <table:table-cell office:value-type="float" office:value="0.00506084784865" calcext:value-type="float">
            <text:p>0.0050608478</text:p>
          </table:table-cell>
          <table:table-cell office:value-type="float" office:value="0.017459731549" calcext:value-type="float">
            <text:p>0.01745973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06823E+018" calcext:value-type="float">
            <text:p>1526876688068230000</text:p>
          </table:table-cell>
          <table:table-cell office:value-type="float" office:value="1158" calcext:value-type="float">
            <text:p>1158</text:p>
          </table:table-cell>
          <table:table-cell office:value-type="float" office:value="1.5268766880603E+018" calcext:value-type="float">
            <text:p>1526876688060300000</text:p>
          </table:table-cell>
          <table:table-cell office:value-type="string" calcext:value-type="string">
            <text:p>world</text:p>
          </table:table-cell>
          <table:table-cell office:value-type="float" office:value="-0.0274906642735" calcext:value-type="float">
            <text:p>-0.0274906643</text:p>
          </table:table-cell>
          <table:table-cell office:value-type="float" office:value="0.00285436934792" calcext:value-type="float">
            <text:p>0.0028543693</text:p>
          </table:table-cell>
          <table:table-cell office:value-type="float" office:value="0.0129648838192" calcext:value-type="float">
            <text:p>0.01296488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08827E+018" calcext:value-type="float">
            <text:p>1526876688088270000</text:p>
          </table:table-cell>
          <table:table-cell office:value-type="float" office:value="1159" calcext:value-type="float">
            <text:p>1159</text:p>
          </table:table-cell>
          <table:table-cell office:value-type="float" office:value="1.52687668808003E+018" calcext:value-type="float">
            <text:p>1526876688080030000</text:p>
          </table:table-cell>
          <table:table-cell office:value-type="string" calcext:value-type="string">
            <text:p>world</text:p>
          </table:table-cell>
          <table:table-cell office:value-type="float" office:value="-0.040770817548" calcext:value-type="float">
            <text:p>-0.0407708175</text:p>
          </table:table-cell>
          <table:table-cell office:value-type="float" office:value="0.00547689339146" calcext:value-type="float">
            <text:p>0.0054768934</text:p>
          </table:table-cell>
          <table:table-cell office:value-type="float" office:value="0.0100599452853" calcext:value-type="float">
            <text:p>0.01005994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10874E+018" calcext:value-type="float">
            <text:p>1526876688108740000</text:p>
          </table:table-cell>
          <table:table-cell office:value-type="float" office:value="1160" calcext:value-type="float">
            <text:p>1160</text:p>
          </table:table-cell>
          <table:table-cell office:value-type="float" office:value="1.52687668809949E+018" calcext:value-type="float">
            <text:p>1526876688099490000</text:p>
          </table:table-cell>
          <table:table-cell office:value-type="string" calcext:value-type="string">
            <text:p>world</text:p>
          </table:table-cell>
          <table:table-cell office:value-type="float" office:value="-0.0439049303532" calcext:value-type="float">
            <text:p>-0.0439049304</text:p>
          </table:table-cell>
          <table:table-cell office:value-type="float" office:value="0.00723327510059" calcext:value-type="float">
            <text:p>0.0072332751</text:p>
          </table:table-cell>
          <table:table-cell office:value-type="float" office:value="0.00939493719488" calcext:value-type="float">
            <text:p>0.00939493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12814E+018" calcext:value-type="float">
            <text:p>1526876688128140000</text:p>
          </table:table-cell>
          <table:table-cell office:value-type="float" office:value="1161" calcext:value-type="float">
            <text:p>1161</text:p>
          </table:table-cell>
          <table:table-cell office:value-type="float" office:value="1.52687668812007E+018" calcext:value-type="float">
            <text:p>1526876688120070000</text:p>
          </table:table-cell>
          <table:table-cell office:value-type="string" calcext:value-type="string">
            <text:p>world</text:p>
          </table:table-cell>
          <table:table-cell office:value-type="float" office:value="-0.044332139194" calcext:value-type="float">
            <text:p>-0.0443321392</text:p>
          </table:table-cell>
          <table:table-cell office:value-type="float" office:value="0.00924351252615" calcext:value-type="float">
            <text:p>0.0092435125</text:p>
          </table:table-cell>
          <table:table-cell office:value-type="float" office:value="0.015490019694" calcext:value-type="float">
            <text:p>0.01549001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14832E+018" calcext:value-type="float">
            <text:p>1526876688148320000</text:p>
          </table:table-cell>
          <table:table-cell office:value-type="float" office:value="1162" calcext:value-type="float">
            <text:p>1162</text:p>
          </table:table-cell>
          <table:table-cell office:value-type="float" office:value="1.52687668813984E+018" calcext:value-type="float">
            <text:p>1526876688139840000</text:p>
          </table:table-cell>
          <table:table-cell office:value-type="string" calcext:value-type="string">
            <text:p>world</text:p>
          </table:table-cell>
          <table:table-cell office:value-type="float" office:value="-0.0647658035159" calcext:value-type="float">
            <text:p>-0.0647658035</text:p>
          </table:table-cell>
          <table:table-cell office:value-type="float" office:value="0.0123213455081" calcext:value-type="float">
            <text:p>0.0123213455</text:p>
          </table:table-cell>
          <table:table-cell office:value-type="float" office:value="0.0167053677142" calcext:value-type="float">
            <text:p>0.01670536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16895E+018" calcext:value-type="float">
            <text:p>1526876688168950000</text:p>
          </table:table-cell>
          <table:table-cell office:value-type="float" office:value="1163" calcext:value-type="float">
            <text:p>1163</text:p>
          </table:table-cell>
          <table:table-cell office:value-type="float" office:value="1.5268766881606E+018" calcext:value-type="float">
            <text:p>1526876688160600000</text:p>
          </table:table-cell>
          <table:table-cell office:value-type="string" calcext:value-type="string">
            <text:p>world</text:p>
          </table:table-cell>
          <table:table-cell office:value-type="float" office:value="-0.0614296421409" calcext:value-type="float">
            <text:p>-0.0614296421</text:p>
          </table:table-cell>
          <table:table-cell office:value-type="float" office:value="0.0113521367311" calcext:value-type="float">
            <text:p>0.0113521367</text:p>
          </table:table-cell>
          <table:table-cell office:value-type="float" office:value="0.0142259923741" calcext:value-type="float">
            <text:p>0.01422599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18825E+018" calcext:value-type="float">
            <text:p>1526876688188250000</text:p>
          </table:table-cell>
          <table:table-cell office:value-type="float" office:value="1164" calcext:value-type="float">
            <text:p>1164</text:p>
          </table:table-cell>
          <table:table-cell office:value-type="float" office:value="1.52687668818043E+018" calcext:value-type="float">
            <text:p>1526876688180430000</text:p>
          </table:table-cell>
          <table:table-cell office:value-type="string" calcext:value-type="string">
            <text:p>world</text:p>
          </table:table-cell>
          <table:table-cell office:value-type="float" office:value="-0.0791091248393" calcext:value-type="float">
            <text:p>-0.0791091248</text:p>
          </table:table-cell>
          <table:table-cell office:value-type="float" office:value="0.0163743309677" calcext:value-type="float">
            <text:p>0.016374331</text:p>
          </table:table-cell>
          <table:table-cell office:value-type="float" office:value="0.0279775261879" calcext:value-type="float">
            <text:p>0.02797752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20871E+018" calcext:value-type="float">
            <text:p>1526876688208710000</text:p>
          </table:table-cell>
          <table:table-cell office:value-type="float" office:value="1165" calcext:value-type="float">
            <text:p>1165</text:p>
          </table:table-cell>
          <table:table-cell office:value-type="float" office:value="1.5268766882003E+018" calcext:value-type="float">
            <text:p>1526876688200300000</text:p>
          </table:table-cell>
          <table:table-cell office:value-type="string" calcext:value-type="string">
            <text:p>world</text:p>
          </table:table-cell>
          <table:table-cell office:value-type="float" office:value="-0.0850387960672" calcext:value-type="float">
            <text:p>-0.0850387961</text:p>
          </table:table-cell>
          <table:table-cell office:value-type="float" office:value="0.0157744213939" calcext:value-type="float">
            <text:p>0.0157744214</text:p>
          </table:table-cell>
          <table:table-cell office:value-type="float" office:value="0.02175094001" calcext:value-type="float">
            <text:p>0.021750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22897E+018" calcext:value-type="float">
            <text:p>1526876688228970000</text:p>
          </table:table-cell>
          <table:table-cell office:value-type="float" office:value="1166" calcext:value-type="float">
            <text:p>1166</text:p>
          </table:table-cell>
          <table:table-cell office:value-type="float" office:value="1.52687668822021E+018" calcext:value-type="float">
            <text:p>1526876688220210000</text:p>
          </table:table-cell>
          <table:table-cell office:value-type="string" calcext:value-type="string">
            <text:p>world</text:p>
          </table:table-cell>
          <table:table-cell office:value-type="float" office:value="-0.0912645608187" calcext:value-type="float">
            <text:p>-0.0912645608</text:p>
          </table:table-cell>
          <table:table-cell office:value-type="float" office:value="0.0162156075239" calcext:value-type="float">
            <text:p>0.0162156075</text:p>
          </table:table-cell>
          <table:table-cell office:value-type="float" office:value="0.0124355405569" calcext:value-type="float">
            <text:p>0.0124355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24839E+018" calcext:value-type="float">
            <text:p>1526876688248390000</text:p>
          </table:table-cell>
          <table:table-cell office:value-type="float" office:value="1167" calcext:value-type="float">
            <text:p>1167</text:p>
          </table:table-cell>
          <table:table-cell office:value-type="float" office:value="1.52687668824011E+018" calcext:value-type="float">
            <text:p>1526876688240110000</text:p>
          </table:table-cell>
          <table:table-cell office:value-type="string" calcext:value-type="string">
            <text:p>world</text:p>
          </table:table-cell>
          <table:table-cell office:value-type="float" office:value="-0.126341328025" calcext:value-type="float">
            <text:p>-0.126341328</text:p>
          </table:table-cell>
          <table:table-cell office:value-type="float" office:value="0.0283538643271" calcext:value-type="float">
            <text:p>0.0283538643</text:p>
          </table:table-cell>
          <table:table-cell office:value-type="float" office:value="0.0188820045441" calcext:value-type="float">
            <text:p>0.01888200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26881E+018" calcext:value-type="float">
            <text:p>1526876688268810000</text:p>
          </table:table-cell>
          <table:table-cell office:value-type="float" office:value="1168" calcext:value-type="float">
            <text:p>1168</text:p>
          </table:table-cell>
          <table:table-cell office:value-type="float" office:value="1.52687668825983E+018" calcext:value-type="float">
            <text:p>1526876688259830000</text:p>
          </table:table-cell>
          <table:table-cell office:value-type="string" calcext:value-type="string">
            <text:p>world</text:p>
          </table:table-cell>
          <table:table-cell office:value-type="float" office:value="-0.118359431624" calcext:value-type="float">
            <text:p>-0.1183594316</text:p>
          </table:table-cell>
          <table:table-cell office:value-type="float" office:value="0.0319277569652" calcext:value-type="float">
            <text:p>0.031927757</text:p>
          </table:table-cell>
          <table:table-cell office:value-type="float" office:value="0.0169465672225" calcext:value-type="float">
            <text:p>0.0169465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28807E+018" calcext:value-type="float">
            <text:p>1526876688288070000</text:p>
          </table:table-cell>
          <table:table-cell office:value-type="float" office:value="1169" calcext:value-type="float">
            <text:p>1169</text:p>
          </table:table-cell>
          <table:table-cell office:value-type="float" office:value="1.52687668828066E+018" calcext:value-type="float">
            <text:p>1526876688280660000</text:p>
          </table:table-cell>
          <table:table-cell office:value-type="string" calcext:value-type="string">
            <text:p>world</text:p>
          </table:table-cell>
          <table:table-cell office:value-type="float" office:value="-0.170865446329" calcext:value-type="float">
            <text:p>-0.1708654463</text:p>
          </table:table-cell>
          <table:table-cell office:value-type="float" office:value="0.0385417640209" calcext:value-type="float">
            <text:p>0.038541764</text:p>
          </table:table-cell>
          <table:table-cell office:value-type="float" office:value="0.0168962329626" calcext:value-type="float">
            <text:p>0.0168962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30854E+018" calcext:value-type="float">
            <text:p>1526876688308540000</text:p>
          </table:table-cell>
          <table:table-cell office:value-type="float" office:value="1170" calcext:value-type="float">
            <text:p>1170</text:p>
          </table:table-cell>
          <table:table-cell office:value-type="float" office:value="1.5268766883004E+018" calcext:value-type="float">
            <text:p>1526876688300400000</text:p>
          </table:table-cell>
          <table:table-cell office:value-type="string" calcext:value-type="string">
            <text:p>world</text:p>
          </table:table-cell>
          <table:table-cell office:value-type="float" office:value="-0.15978422761" calcext:value-type="float">
            <text:p>-0.1597842276</text:p>
          </table:table-cell>
          <table:table-cell office:value-type="float" office:value="0.0330358631909" calcext:value-type="float">
            <text:p>0.0330358632</text:p>
          </table:table-cell>
          <table:table-cell office:value-type="float" office:value="0.019075319171" calcext:value-type="float">
            <text:p>0.0190753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32884E+018" calcext:value-type="float">
            <text:p>1526876688328840000</text:p>
          </table:table-cell>
          <table:table-cell office:value-type="float" office:value="1171" calcext:value-type="float">
            <text:p>1171</text:p>
          </table:table-cell>
          <table:table-cell office:value-type="float" office:value="1.52687668832017E+018" calcext:value-type="float">
            <text:p>1526876688320170000</text:p>
          </table:table-cell>
          <table:table-cell office:value-type="string" calcext:value-type="string">
            <text:p>world</text:p>
          </table:table-cell>
          <table:table-cell office:value-type="float" office:value="-0.158618211746" calcext:value-type="float">
            <text:p>-0.1586182117</text:p>
          </table:table-cell>
          <table:table-cell office:value-type="float" office:value="0.0320565886796" calcext:value-type="float">
            <text:p>0.0320565887</text:p>
          </table:table-cell>
          <table:table-cell office:value-type="float" office:value="0.0192366987467" calcext:value-type="float">
            <text:p>0.01923669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34819E+018" calcext:value-type="float">
            <text:p>1526876688348190000</text:p>
          </table:table-cell>
          <table:table-cell office:value-type="float" office:value="1172" calcext:value-type="float">
            <text:p>1172</text:p>
          </table:table-cell>
          <table:table-cell office:value-type="float" office:value="1.52687668834009E+018" calcext:value-type="float">
            <text:p>1526876688340090000</text:p>
          </table:table-cell>
          <table:table-cell office:value-type="string" calcext:value-type="string">
            <text:p>world</text:p>
          </table:table-cell>
          <table:table-cell office:value-type="float" office:value="-0.219027459621" calcext:value-type="float">
            <text:p>-0.2190274596</text:p>
          </table:table-cell>
          <table:table-cell office:value-type="float" office:value="0.0371232554317" calcext:value-type="float">
            <text:p>0.0371232554</text:p>
          </table:table-cell>
          <table:table-cell office:value-type="float" office:value="0.0313218981028" calcext:value-type="float">
            <text:p>0.03132189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36853E+018" calcext:value-type="float">
            <text:p>1526876688368530000</text:p>
          </table:table-cell>
          <table:table-cell office:value-type="float" office:value="1173" calcext:value-type="float">
            <text:p>1173</text:p>
          </table:table-cell>
          <table:table-cell office:value-type="float" office:value="1.52687668835993E+018" calcext:value-type="float">
            <text:p>1526876688359930000</text:p>
          </table:table-cell>
          <table:table-cell office:value-type="string" calcext:value-type="string">
            <text:p>world</text:p>
          </table:table-cell>
          <table:table-cell office:value-type="float" office:value="-0.205838292837" calcext:value-type="float">
            <text:p>-0.2058382928</text:p>
          </table:table-cell>
          <table:table-cell office:value-type="float" office:value="0.0380751118064" calcext:value-type="float">
            <text:p>0.0380751118</text:p>
          </table:table-cell>
          <table:table-cell office:value-type="float" office:value="0.0334280207753" calcext:value-type="float">
            <text:p>0.0334280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38894E+018" calcext:value-type="float">
            <text:p>1526876688388940000</text:p>
          </table:table-cell>
          <table:table-cell office:value-type="float" office:value="1174" calcext:value-type="float">
            <text:p>1174</text:p>
          </table:table-cell>
          <table:table-cell office:value-type="float" office:value="1.52687668837999E+018" calcext:value-type="float">
            <text:p>1526876688379990000</text:p>
          </table:table-cell>
          <table:table-cell office:value-type="string" calcext:value-type="string">
            <text:p>world</text:p>
          </table:table-cell>
          <table:table-cell office:value-type="float" office:value="-0.262386023998" calcext:value-type="float">
            <text:p>-0.262386024</text:p>
          </table:table-cell>
          <table:table-cell office:value-type="float" office:value="0.048508502543" calcext:value-type="float">
            <text:p>0.0485085025</text:p>
          </table:table-cell>
          <table:table-cell office:value-type="float" office:value="0.0424490943551" calcext:value-type="float">
            <text:p>0.0424490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40837E+018" calcext:value-type="float">
            <text:p>1526876688408370000</text:p>
          </table:table-cell>
          <table:table-cell office:value-type="float" office:value="1175" calcext:value-type="float">
            <text:p>1175</text:p>
          </table:table-cell>
          <table:table-cell office:value-type="float" office:value="1.52687668839978E+018" calcext:value-type="float">
            <text:p>1526876688399780000</text:p>
          </table:table-cell>
          <table:table-cell office:value-type="string" calcext:value-type="string">
            <text:p>world</text:p>
          </table:table-cell>
          <table:table-cell office:value-type="float" office:value="-0.240691766143" calcext:value-type="float">
            <text:p>-0.2406917661</text:p>
          </table:table-cell>
          <table:table-cell office:value-type="float" office:value="0.0504032671452" calcext:value-type="float">
            <text:p>0.0504032671</text:p>
          </table:table-cell>
          <table:table-cell office:value-type="float" office:value="0.0452983006835" calcext:value-type="float">
            <text:p>0.04529830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42887E+018" calcext:value-type="float">
            <text:p>1526876688428870000</text:p>
          </table:table-cell>
          <table:table-cell office:value-type="float" office:value="1176" calcext:value-type="float">
            <text:p>1176</text:p>
          </table:table-cell>
          <table:table-cell office:value-type="float" office:value="1.52687668842072E+018" calcext:value-type="float">
            <text:p>1526876688420720000</text:p>
          </table:table-cell>
          <table:table-cell office:value-type="string" calcext:value-type="string">
            <text:p>world</text:p>
          </table:table-cell>
          <table:table-cell office:value-type="float" office:value="-0.295582711697" calcext:value-type="float">
            <text:p>-0.2955827117</text:p>
          </table:table-cell>
          <table:table-cell office:value-type="float" office:value="0.0663186758757" calcext:value-type="float">
            <text:p>0.0663186759</text:p>
          </table:table-cell>
          <table:table-cell office:value-type="float" office:value="0.063126116991" calcext:value-type="float">
            <text:p>0.0631261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44822E+018" calcext:value-type="float">
            <text:p>1526876688448220000</text:p>
          </table:table-cell>
          <table:table-cell office:value-type="float" office:value="1177" calcext:value-type="float">
            <text:p>1177</text:p>
          </table:table-cell>
          <table:table-cell office:value-type="float" office:value="1.52687668844061E+018" calcext:value-type="float">
            <text:p>1526876688440610000</text:p>
          </table:table-cell>
          <table:table-cell office:value-type="string" calcext:value-type="string">
            <text:p>world</text:p>
          </table:table-cell>
          <table:table-cell office:value-type="float" office:value="-0.280044704676" calcext:value-type="float">
            <text:p>-0.2800447047</text:p>
          </table:table-cell>
          <table:table-cell office:value-type="float" office:value="0.0564774312079" calcext:value-type="float">
            <text:p>0.0564774312</text:p>
          </table:table-cell>
          <table:table-cell office:value-type="float" office:value="0.0503840111196" calcext:value-type="float">
            <text:p>0.05038401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46871E+018" calcext:value-type="float">
            <text:p>1526876688468710000</text:p>
          </table:table-cell>
          <table:table-cell office:value-type="float" office:value="1178" calcext:value-type="float">
            <text:p>1178</text:p>
          </table:table-cell>
          <table:table-cell office:value-type="float" office:value="1.52687668846047E+018" calcext:value-type="float">
            <text:p>1526876688460470000</text:p>
          </table:table-cell>
          <table:table-cell office:value-type="string" calcext:value-type="string">
            <text:p>world</text:p>
          </table:table-cell>
          <table:table-cell office:value-type="float" office:value="-0.265945672989" calcext:value-type="float">
            <text:p>-0.265945673</text:p>
          </table:table-cell>
          <table:table-cell office:value-type="float" office:value="0.054937466979" calcext:value-type="float">
            <text:p>0.054937467</text:p>
          </table:table-cell>
          <table:table-cell office:value-type="float" office:value="0.0546047911048" calcext:value-type="float">
            <text:p>0.05460479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48796E+018" calcext:value-type="float">
            <text:p>1526876688487960000</text:p>
          </table:table-cell>
          <table:table-cell office:value-type="float" office:value="1179" calcext:value-type="float">
            <text:p>1179</text:p>
          </table:table-cell>
          <table:table-cell office:value-type="float" office:value="1.52687668848027E+018" calcext:value-type="float">
            <text:p>1526876688480270000</text:p>
          </table:table-cell>
          <table:table-cell office:value-type="string" calcext:value-type="string">
            <text:p>world</text:p>
          </table:table-cell>
          <table:table-cell office:value-type="float" office:value="-0.345412641764" calcext:value-type="float">
            <text:p>-0.3454126418</text:p>
          </table:table-cell>
          <table:table-cell office:value-type="float" office:value="0.0760975256562" calcext:value-type="float">
            <text:p>0.0760975257</text:p>
          </table:table-cell>
          <table:table-cell office:value-type="float" office:value="0.0776801407337" calcext:value-type="float">
            <text:p>0.07768014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50826E+018" calcext:value-type="float">
            <text:p>1526876688508260000</text:p>
          </table:table-cell>
          <table:table-cell office:value-type="float" office:value="1180" calcext:value-type="float">
            <text:p>1180</text:p>
          </table:table-cell>
          <table:table-cell office:value-type="float" office:value="1.52687668850001E+018" calcext:value-type="float">
            <text:p>1526876688500010000</text:p>
          </table:table-cell>
          <table:table-cell office:value-type="string" calcext:value-type="string">
            <text:p>world</text:p>
          </table:table-cell>
          <table:table-cell office:value-type="float" office:value="-0.319092988968" calcext:value-type="float">
            <text:p>-0.319092989</text:p>
          </table:table-cell>
          <table:table-cell office:value-type="float" office:value="0.0635966062546" calcext:value-type="float">
            <text:p>0.0635966063</text:p>
          </table:table-cell>
          <table:table-cell office:value-type="float" office:value="0.0696835070848" calcext:value-type="float">
            <text:p>0.06968350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52868E+018" calcext:value-type="float">
            <text:p>1526876688528680000</text:p>
          </table:table-cell>
          <table:table-cell office:value-type="float" office:value="1181" calcext:value-type="float">
            <text:p>1181</text:p>
          </table:table-cell>
          <table:table-cell office:value-type="float" office:value="1.52687668851985E+018" calcext:value-type="float">
            <text:p>1526876688519850000</text:p>
          </table:table-cell>
          <table:table-cell office:value-type="string" calcext:value-type="string">
            <text:p>world</text:p>
          </table:table-cell>
          <table:table-cell office:value-type="float" office:value="-0.295619338751" calcext:value-type="float">
            <text:p>-0.2956193388</text:p>
          </table:table-cell>
          <table:table-cell office:value-type="float" office:value="0.0694505870342" calcext:value-type="float">
            <text:p>0.069450587</text:p>
          </table:table-cell>
          <table:table-cell office:value-type="float" office:value="0.0799693316221" calcext:value-type="float">
            <text:p>0.07996933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54818E+018" calcext:value-type="float">
            <text:p>1526876688548180000</text:p>
          </table:table-cell>
          <table:table-cell office:value-type="float" office:value="1182" calcext:value-type="float">
            <text:p>1182</text:p>
          </table:table-cell>
          <table:table-cell office:value-type="float" office:value="1.52687668853981E+018" calcext:value-type="float">
            <text:p>1526876688539810000</text:p>
          </table:table-cell>
          <table:table-cell office:value-type="string" calcext:value-type="string">
            <text:p>world</text:p>
          </table:table-cell>
          <table:table-cell office:value-type="float" office:value="-0.384955585003" calcext:value-type="float">
            <text:p>-0.384955585</text:p>
          </table:table-cell>
          <table:table-cell office:value-type="float" office:value="0.0890780985355" calcext:value-type="float">
            <text:p>0.0890780985</text:p>
          </table:table-cell>
          <table:table-cell office:value-type="float" office:value="0.101294726133" calcext:value-type="float">
            <text:p>0.10129472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56868E+018" calcext:value-type="float">
            <text:p>1526876688568680000</text:p>
          </table:table-cell>
          <table:table-cell office:value-type="float" office:value="1183" calcext:value-type="float">
            <text:p>1183</text:p>
          </table:table-cell>
          <table:table-cell office:value-type="float" office:value="1.52687668856056E+018" calcext:value-type="float">
            <text:p>1526876688560560000</text:p>
          </table:table-cell>
          <table:table-cell office:value-type="string" calcext:value-type="string">
            <text:p>world</text:p>
          </table:table-cell>
          <table:table-cell office:value-type="float" office:value="-0.351169705391" calcext:value-type="float">
            <text:p>-0.3511697054</text:p>
          </table:table-cell>
          <table:table-cell office:value-type="float" office:value="0.0787443891168" calcext:value-type="float">
            <text:p>0.0787443891</text:p>
          </table:table-cell>
          <table:table-cell office:value-type="float" office:value="0.0933746546507" calcext:value-type="float">
            <text:p>0.09337465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58793E+018" calcext:value-type="float">
            <text:p>1526876688587930000</text:p>
          </table:table-cell>
          <table:table-cell office:value-type="float" office:value="1184" calcext:value-type="float">
            <text:p>1184</text:p>
          </table:table-cell>
          <table:table-cell office:value-type="float" office:value="1.52687668858059E+018" calcext:value-type="float">
            <text:p>1526876688580590000</text:p>
          </table:table-cell>
          <table:table-cell office:value-type="string" calcext:value-type="string">
            <text:p>world</text:p>
          </table:table-cell>
          <table:table-cell office:value-type="float" office:value="-0.43646171689" calcext:value-type="float">
            <text:p>-0.4364617169</text:p>
          </table:table-cell>
          <table:table-cell office:value-type="float" office:value="0.0958623290062" calcext:value-type="float">
            <text:p>0.095862329</text:p>
          </table:table-cell>
          <table:table-cell office:value-type="float" office:value="0.118649832904" calcext:value-type="float">
            <text:p>0.11864983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60812E+018" calcext:value-type="float">
            <text:p>1526876688608120000</text:p>
          </table:table-cell>
          <table:table-cell office:value-type="float" office:value="1185" calcext:value-type="float">
            <text:p>1185</text:p>
          </table:table-cell>
          <table:table-cell office:value-type="float" office:value="1.5268766886003E+018" calcext:value-type="float">
            <text:p>1526876688600300000</text:p>
          </table:table-cell>
          <table:table-cell office:value-type="string" calcext:value-type="string">
            <text:p>world</text:p>
          </table:table-cell>
          <table:table-cell office:value-type="float" office:value="-0.38501277566" calcext:value-type="float">
            <text:p>-0.3850127757</text:p>
          </table:table-cell>
          <table:table-cell office:value-type="float" office:value="0.0908358171582" calcext:value-type="float">
            <text:p>0.0908358172</text:p>
          </table:table-cell>
          <table:table-cell office:value-type="float" office:value="0.121766149998" calcext:value-type="float">
            <text:p>0.121766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6286E+018" calcext:value-type="float">
            <text:p>1526876688628600000</text:p>
          </table:table-cell>
          <table:table-cell office:value-type="float" office:value="1186" calcext:value-type="float">
            <text:p>1186</text:p>
          </table:table-cell>
          <table:table-cell office:value-type="float" office:value="1.52687668862031E+018" calcext:value-type="float">
            <text:p>1526876688620310000</text:p>
          </table:table-cell>
          <table:table-cell office:value-type="string" calcext:value-type="string">
            <text:p>world</text:p>
          </table:table-cell>
          <table:table-cell office:value-type="float" office:value="-0.453039348125" calcext:value-type="float">
            <text:p>-0.4530393481</text:p>
          </table:table-cell>
          <table:table-cell office:value-type="float" office:value="0.104777805507" calcext:value-type="float">
            <text:p>0.1047778055</text:p>
          </table:table-cell>
          <table:table-cell office:value-type="float" office:value="0.144903734326" calcext:value-type="float">
            <text:p>0.14490373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6479E+018" calcext:value-type="float">
            <text:p>1526876688647900000</text:p>
          </table:table-cell>
          <table:table-cell office:value-type="float" office:value="1187" calcext:value-type="float">
            <text:p>1187</text:p>
          </table:table-cell>
          <table:table-cell office:value-type="float" office:value="1.52687668864003E+018" calcext:value-type="float">
            <text:p>1526876688640030000</text:p>
          </table:table-cell>
          <table:table-cell office:value-type="string" calcext:value-type="string">
            <text:p>world</text:p>
          </table:table-cell>
          <table:table-cell office:value-type="float" office:value="-0.416655391455" calcext:value-type="float">
            <text:p>-0.4166553915</text:p>
          </table:table-cell>
          <table:table-cell office:value-type="float" office:value="0.0979456603527" calcext:value-type="float">
            <text:p>0.0979456604</text:p>
          </table:table-cell>
          <table:table-cell office:value-type="float" office:value="0.143964499235" calcext:value-type="float">
            <text:p>0.1439644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66833E+018" calcext:value-type="float">
            <text:p>1526876688668330000</text:p>
          </table:table-cell>
          <table:table-cell office:value-type="float" office:value="1188" calcext:value-type="float">
            <text:p>1188</text:p>
          </table:table-cell>
          <table:table-cell office:value-type="float" office:value="1.52687668865986E+018" calcext:value-type="float">
            <text:p>1526876688659860000</text:p>
          </table:table-cell>
          <table:table-cell office:value-type="string" calcext:value-type="string">
            <text:p>world</text:p>
          </table:table-cell>
          <table:table-cell office:value-type="float" office:value="-0.384657263756" calcext:value-type="float">
            <text:p>-0.3846572638</text:p>
          </table:table-cell>
          <table:table-cell office:value-type="float" office:value="0.0947706252337" calcext:value-type="float">
            <text:p>0.0947706252</text:p>
          </table:table-cell>
          <table:table-cell office:value-type="float" office:value="0.143683433533" calcext:value-type="float">
            <text:p>0.14368343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68871E+018" calcext:value-type="float">
            <text:p>1526876688688710000</text:p>
          </table:table-cell>
          <table:table-cell office:value-type="float" office:value="1189" calcext:value-type="float">
            <text:p>1189</text:p>
          </table:table-cell>
          <table:table-cell office:value-type="float" office:value="1.52687668867963E+018" calcext:value-type="float">
            <text:p>1526876688679630000</text:p>
          </table:table-cell>
          <table:table-cell office:value-type="string" calcext:value-type="string">
            <text:p>world</text:p>
          </table:table-cell>
          <table:table-cell office:value-type="float" office:value="-0.472556322813" calcext:value-type="float">
            <text:p>-0.4725563228</text:p>
          </table:table-cell>
          <table:table-cell office:value-type="float" office:value="0.115191861987" calcext:value-type="float">
            <text:p>0.115191862</text:p>
          </table:table-cell>
          <table:table-cell office:value-type="float" office:value="0.181163653731" calcext:value-type="float">
            <text:p>0.18116365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70787E+018" calcext:value-type="float">
            <text:p>1526876688707870000</text:p>
          </table:table-cell>
          <table:table-cell office:value-type="float" office:value="1190" calcext:value-type="float">
            <text:p>1190</text:p>
          </table:table-cell>
          <table:table-cell office:value-type="float" office:value="1.52687668870041E+018" calcext:value-type="float">
            <text:p>1526876688700410000</text:p>
          </table:table-cell>
          <table:table-cell office:value-type="string" calcext:value-type="string">
            <text:p>world</text:p>
          </table:table-cell>
          <table:table-cell office:value-type="float" office:value="-0.429951369762" calcext:value-type="float">
            <text:p>-0.4299513698</text:p>
          </table:table-cell>
          <table:table-cell office:value-type="float" office:value="0.108094483614" calcext:value-type="float">
            <text:p>0.1080944836</text:p>
          </table:table-cell>
          <table:table-cell office:value-type="float" office:value="0.181716650724" calcext:value-type="float">
            <text:p>0.18171665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72835E+018" calcext:value-type="float">
            <text:p>1526876688728350000</text:p>
          </table:table-cell>
          <table:table-cell office:value-type="float" office:value="1191" calcext:value-type="float">
            <text:p>1191</text:p>
          </table:table-cell>
          <table:table-cell office:value-type="float" office:value="1.52687668872017E+018" calcext:value-type="float">
            <text:p>1526876688720170000</text:p>
          </table:table-cell>
          <table:table-cell office:value-type="string" calcext:value-type="string">
            <text:p>world</text:p>
          </table:table-cell>
          <table:table-cell office:value-type="float" office:value="-0.409514725208" calcext:value-type="float">
            <text:p>-0.4095147252</text:p>
          </table:table-cell>
          <table:table-cell office:value-type="float" office:value="0.101186558604" calcext:value-type="float">
            <text:p>0.1011865586</text:p>
          </table:table-cell>
          <table:table-cell office:value-type="float" office:value="0.171832561493" calcext:value-type="float">
            <text:p>0.17183256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7487E+018" calcext:value-type="float">
            <text:p>1526876688748700000</text:p>
          </table:table-cell>
          <table:table-cell office:value-type="float" office:value="1192" calcext:value-type="float">
            <text:p>1192</text:p>
          </table:table-cell>
          <table:table-cell office:value-type="float" office:value="1.52687668873989E+018" calcext:value-type="float">
            <text:p>1526876688739890000</text:p>
          </table:table-cell>
          <table:table-cell office:value-type="string" calcext:value-type="string">
            <text:p>world</text:p>
          </table:table-cell>
          <table:table-cell office:value-type="float" office:value="-0.504530191422" calcext:value-type="float">
            <text:p>-0.5045301914</text:p>
          </table:table-cell>
          <table:table-cell office:value-type="float" office:value="0.125209212303" calcext:value-type="float">
            <text:p>0.1252092123</text:p>
          </table:table-cell>
          <table:table-cell office:value-type="float" office:value="0.225164622068" calcext:value-type="float">
            <text:p>0.22516462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76788E+018" calcext:value-type="float">
            <text:p>1526876688767880000</text:p>
          </table:table-cell>
          <table:table-cell office:value-type="float" office:value="1193" calcext:value-type="float">
            <text:p>1193</text:p>
          </table:table-cell>
          <table:table-cell office:value-type="float" office:value="1.52687668875986E+018" calcext:value-type="float">
            <text:p>1526876688759860000</text:p>
          </table:table-cell>
          <table:table-cell office:value-type="string" calcext:value-type="string">
            <text:p>world</text:p>
          </table:table-cell>
          <table:table-cell office:value-type="float" office:value="-0.465373903513" calcext:value-type="float">
            <text:p>-0.4653739035</text:p>
          </table:table-cell>
          <table:table-cell office:value-type="float" office:value="0.117644056678" calcext:value-type="float">
            <text:p>0.1176440567</text:p>
          </table:table-cell>
          <table:table-cell office:value-type="float" office:value="0.21574485302" calcext:value-type="float">
            <text:p>0.2157448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78829E+018" calcext:value-type="float">
            <text:p>1526876688788290000</text:p>
          </table:table-cell>
          <table:table-cell office:value-type="float" office:value="1194" calcext:value-type="float">
            <text:p>1194</text:p>
          </table:table-cell>
          <table:table-cell office:value-type="float" office:value="1.52687668877973E+018" calcext:value-type="float">
            <text:p>1526876688779730000</text:p>
          </table:table-cell>
          <table:table-cell office:value-type="string" calcext:value-type="string">
            <text:p>world</text:p>
          </table:table-cell>
          <table:table-cell office:value-type="float" office:value="-0.548953652382" calcext:value-type="float">
            <text:p>-0.5489536524</text:p>
          </table:table-cell>
          <table:table-cell office:value-type="float" office:value="0.136712491512" calcext:value-type="float">
            <text:p>0.1367124915</text:p>
          </table:table-cell>
          <table:table-cell office:value-type="float" office:value="0.255272388458" calcext:value-type="float">
            <text:p>0.25527238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80867E+018" calcext:value-type="float">
            <text:p>1526876688808670000</text:p>
          </table:table-cell>
          <table:table-cell office:value-type="float" office:value="1195" calcext:value-type="float">
            <text:p>1195</text:p>
          </table:table-cell>
          <table:table-cell office:value-type="float" office:value="1.52687668880053E+018" calcext:value-type="float">
            <text:p>1526876688800530000</text:p>
          </table:table-cell>
          <table:table-cell office:value-type="string" calcext:value-type="string">
            <text:p>world</text:p>
          </table:table-cell>
          <table:table-cell office:value-type="float" office:value="-0.487381249666" calcext:value-type="float">
            <text:p>-0.4873812497</text:p>
          </table:table-cell>
          <table:table-cell office:value-type="float" office:value="0.123178757727" calcext:value-type="float">
            <text:p>0.1231787577</text:p>
          </table:table-cell>
          <table:table-cell office:value-type="float" office:value="0.237125903368" calcext:value-type="float">
            <text:p>0.23712590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82899E+018" calcext:value-type="float">
            <text:p>1526876688828990000</text:p>
          </table:table-cell>
          <table:table-cell office:value-type="float" office:value="1196" calcext:value-type="float">
            <text:p>1196</text:p>
          </table:table-cell>
          <table:table-cell office:value-type="float" office:value="1.52687668882044E+018" calcext:value-type="float">
            <text:p>1526876688820440000</text:p>
          </table:table-cell>
          <table:table-cell office:value-type="string" calcext:value-type="string">
            <text:p>world</text:p>
          </table:table-cell>
          <table:table-cell office:value-type="float" office:value="-0.568857431412" calcext:value-type="float">
            <text:p>-0.5688574314</text:p>
          </table:table-cell>
          <table:table-cell office:value-type="float" office:value="0.148401215672" calcext:value-type="float">
            <text:p>0.1484012157</text:p>
          </table:table-cell>
          <table:table-cell office:value-type="float" office:value="0.3008710742" calcext:value-type="float">
            <text:p>0.30087107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84834E+018" calcext:value-type="float">
            <text:p>1526876688848340000</text:p>
          </table:table-cell>
          <table:table-cell office:value-type="float" office:value="1197" calcext:value-type="float">
            <text:p>1197</text:p>
          </table:table-cell>
          <table:table-cell office:value-type="float" office:value="1.52687668884047E+018" calcext:value-type="float">
            <text:p>1526876688840470000</text:p>
          </table:table-cell>
          <table:table-cell office:value-type="string" calcext:value-type="string">
            <text:p>world</text:p>
          </table:table-cell>
          <table:table-cell office:value-type="float" office:value="-0.513449907303" calcext:value-type="float">
            <text:p>-0.5134499073</text:p>
          </table:table-cell>
          <table:table-cell office:value-type="float" office:value="0.135834485292" calcext:value-type="float">
            <text:p>0.1358344853</text:p>
          </table:table-cell>
          <table:table-cell office:value-type="float" office:value="0.301110506058" calcext:value-type="float">
            <text:p>0.30111050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86869E+018" calcext:value-type="float">
            <text:p>1526876688868690000</text:p>
          </table:table-cell>
          <table:table-cell office:value-type="float" office:value="1198" calcext:value-type="float">
            <text:p>1198</text:p>
          </table:table-cell>
          <table:table-cell office:value-type="float" office:value="1.52687668886034E+018" calcext:value-type="float">
            <text:p>1526876688860340000</text:p>
          </table:table-cell>
          <table:table-cell office:value-type="string" calcext:value-type="string">
            <text:p>world</text:p>
          </table:table-cell>
          <table:table-cell office:value-type="float" office:value="-0.477115571499" calcext:value-type="float">
            <text:p>-0.4771155715</text:p>
          </table:table-cell>
          <table:table-cell office:value-type="float" office:value="0.118901640177" calcext:value-type="float">
            <text:p>0.1189016402</text:p>
          </table:table-cell>
          <table:table-cell office:value-type="float" office:value="0.300584495068" calcext:value-type="float">
            <text:p>0.30058449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88792E+018" calcext:value-type="float">
            <text:p>1526876688887920000</text:p>
          </table:table-cell>
          <table:table-cell office:value-type="float" office:value="1199" calcext:value-type="float">
            <text:p>1199</text:p>
          </table:table-cell>
          <table:table-cell office:value-type="float" office:value="1.5268766888802E+018" calcext:value-type="float">
            <text:p>1526876688880200000</text:p>
          </table:table-cell>
          <table:table-cell office:value-type="string" calcext:value-type="string">
            <text:p>world</text:p>
          </table:table-cell>
          <table:table-cell office:value-type="float" office:value="-0.572567820549" calcext:value-type="float">
            <text:p>-0.5725678205</text:p>
          </table:table-cell>
          <table:table-cell office:value-type="float" office:value="0.14686653018" calcext:value-type="float">
            <text:p>0.1468665302</text:p>
          </table:table-cell>
          <table:table-cell office:value-type="float" office:value="0.434769511223" calcext:value-type="float">
            <text:p>0.4347695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90842E+018" calcext:value-type="float">
            <text:p>1526876688908420000</text:p>
          </table:table-cell>
          <table:table-cell office:value-type="float" office:value="1200" calcext:value-type="float">
            <text:p>1200</text:p>
          </table:table-cell>
          <table:table-cell office:value-type="float" office:value="1.5268766889001E+018" calcext:value-type="float">
            <text:p>1526876688900100000</text:p>
          </table:table-cell>
          <table:table-cell office:value-type="string" calcext:value-type="string">
            <text:p>world</text:p>
          </table:table-cell>
          <table:table-cell office:value-type="float" office:value="-0.48868432641" calcext:value-type="float">
            <text:p>-0.4886843264</text:p>
          </table:table-cell>
          <table:table-cell office:value-type="float" office:value="0.125215291977" calcext:value-type="float">
            <text:p>0.125215292</text:p>
          </table:table-cell>
          <table:table-cell office:value-type="float" office:value="0.418084800243" calcext:value-type="float">
            <text:p>0.4180848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92878E+018" calcext:value-type="float">
            <text:p>1526876688928780000</text:p>
          </table:table-cell>
          <table:table-cell office:value-type="float" office:value="1201" calcext:value-type="float">
            <text:p>1201</text:p>
          </table:table-cell>
          <table:table-cell office:value-type="float" office:value="1.52687668892001E+018" calcext:value-type="float">
            <text:p>1526876688920010000</text:p>
          </table:table-cell>
          <table:table-cell office:value-type="string" calcext:value-type="string">
            <text:p>world</text:p>
          </table:table-cell>
          <table:table-cell office:value-type="float" office:value="-0.437235534191" calcext:value-type="float">
            <text:p>-0.4372355342</text:p>
          </table:table-cell>
          <table:table-cell office:value-type="float" office:value="0.115402169526" calcext:value-type="float">
            <text:p>0.1154021695</text:p>
          </table:table-cell>
          <table:table-cell office:value-type="float" office:value="0.428307950497" calcext:value-type="float">
            <text:p>0.42830795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94821E+018" calcext:value-type="float">
            <text:p>1526876688948210000</text:p>
          </table:table-cell>
          <table:table-cell office:value-type="float" office:value="1202" calcext:value-type="float">
            <text:p>1202</text:p>
          </table:table-cell>
          <table:table-cell office:value-type="float" office:value="1.52687668893991E+018" calcext:value-type="float">
            <text:p>1526876688939910000</text:p>
          </table:table-cell>
          <table:table-cell office:value-type="string" calcext:value-type="string">
            <text:p>world</text:p>
          </table:table-cell>
          <table:table-cell office:value-type="float" office:value="-0.514596521854" calcext:value-type="float">
            <text:p>-0.5145965219</text:p>
          </table:table-cell>
          <table:table-cell office:value-type="float" office:value="0.132669046521" calcext:value-type="float">
            <text:p>0.1326690465</text:p>
          </table:table-cell>
          <table:table-cell office:value-type="float" office:value="0.590573549271" calcext:value-type="float">
            <text:p>0.59057354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96872E+018" calcext:value-type="float">
            <text:p>1526876688968720000</text:p>
          </table:table-cell>
          <table:table-cell office:value-type="float" office:value="1203" calcext:value-type="float">
            <text:p>1203</text:p>
          </table:table-cell>
          <table:table-cell office:value-type="float" office:value="1.52687668895975E+018" calcext:value-type="float">
            <text:p>1526876688959750000</text:p>
          </table:table-cell>
          <table:table-cell office:value-type="string" calcext:value-type="string">
            <text:p>world</text:p>
          </table:table-cell>
          <table:table-cell office:value-type="float" office:value="-0.431690663099" calcext:value-type="float">
            <text:p>-0.4316906631</text:p>
          </table:table-cell>
          <table:table-cell office:value-type="float" office:value="0.119857877493" calcext:value-type="float">
            <text:p>0.1198578775</text:p>
          </table:table-cell>
          <table:table-cell office:value-type="float" office:value="0.564167380333" calcext:value-type="float">
            <text:p>0.5641673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898801E+018" calcext:value-type="float">
            <text:p>1526876688988010000</text:p>
          </table:table-cell>
          <table:table-cell office:value-type="float" office:value="1204" calcext:value-type="float">
            <text:p>1204</text:p>
          </table:table-cell>
          <table:table-cell office:value-type="float" office:value="1.52687668898071E+018" calcext:value-type="float">
            <text:p>1526876688980710000</text:p>
          </table:table-cell>
          <table:table-cell office:value-type="string" calcext:value-type="string">
            <text:p>world</text:p>
          </table:table-cell>
          <table:table-cell office:value-type="float" office:value="-0.504916965961" calcext:value-type="float">
            <text:p>-0.504916966</text:p>
          </table:table-cell>
          <table:table-cell office:value-type="float" office:value="0.134862050414" calcext:value-type="float">
            <text:p>0.1348620504</text:p>
          </table:table-cell>
          <table:table-cell office:value-type="float" office:value="0.724721908569" calcext:value-type="float">
            <text:p>0.72472190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00821E+018" calcext:value-type="float">
            <text:p>1526876689008210000</text:p>
          </table:table-cell>
          <table:table-cell office:value-type="float" office:value="1205" calcext:value-type="float">
            <text:p>1205</text:p>
          </table:table-cell>
          <table:table-cell office:value-type="float" office:value="1.52687668899961E+018" calcext:value-type="float">
            <text:p>1526876688999610000</text:p>
          </table:table-cell>
          <table:table-cell office:value-type="string" calcext:value-type="string">
            <text:p>world</text:p>
          </table:table-cell>
          <table:table-cell office:value-type="float" office:value="-0.430060148239" calcext:value-type="float">
            <text:p>-0.4300601482</text:p>
          </table:table-cell>
          <table:table-cell office:value-type="float" office:value="0.112513527274" calcext:value-type="float">
            <text:p>0.1125135273</text:p>
          </table:table-cell>
          <table:table-cell office:value-type="float" office:value="0.658926844597" calcext:value-type="float">
            <text:p>0.6589268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0287E+018" calcext:value-type="float">
            <text:p>1526876689028700000</text:p>
          </table:table-cell>
          <table:table-cell office:value-type="float" office:value="1206" calcext:value-type="float">
            <text:p>1206</text:p>
          </table:table-cell>
          <table:table-cell office:value-type="float" office:value="1.52687668902052E+018" calcext:value-type="float">
            <text:p>1526876689020520000</text:p>
          </table:table-cell>
          <table:table-cell office:value-type="string" calcext:value-type="string">
            <text:p>world</text:p>
          </table:table-cell>
          <table:table-cell office:value-type="float" office:value="-0.387120962143" calcext:value-type="float">
            <text:p>-0.3871209621</text:p>
          </table:table-cell>
          <table:table-cell office:value-type="float" office:value="0.102842673659" calcext:value-type="float">
            <text:p>0.1028426737</text:p>
          </table:table-cell>
          <table:table-cell office:value-type="float" office:value="0.632568895817" calcext:value-type="float">
            <text:p>0.63256889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04793E+018" calcext:value-type="float">
            <text:p>1526876689047930000</text:p>
          </table:table-cell>
          <table:table-cell office:value-type="float" office:value="1207" calcext:value-type="float">
            <text:p>1207</text:p>
          </table:table-cell>
          <table:table-cell office:value-type="float" office:value="1.52687668904044E+018" calcext:value-type="float">
            <text:p>1526876689040440000</text:p>
          </table:table-cell>
          <table:table-cell office:value-type="string" calcext:value-type="string">
            <text:p>world</text:p>
          </table:table-cell>
          <table:table-cell office:value-type="float" office:value="-0.45564904809" calcext:value-type="float">
            <text:p>-0.4556490481</text:p>
          </table:table-cell>
          <table:table-cell office:value-type="float" office:value="0.115284457803" calcext:value-type="float">
            <text:p>0.1152844578</text:p>
          </table:table-cell>
          <table:table-cell office:value-type="float" office:value="0.805910587311" calcext:value-type="float">
            <text:p>0.80591058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0683E+018" calcext:value-type="float">
            <text:p>1526876689068300000</text:p>
          </table:table-cell>
          <table:table-cell office:value-type="float" office:value="1208" calcext:value-type="float">
            <text:p>1208</text:p>
          </table:table-cell>
          <table:table-cell office:value-type="float" office:value="1.52687668906026E+018" calcext:value-type="float">
            <text:p>1526876689060260000</text:p>
          </table:table-cell>
          <table:table-cell office:value-type="string" calcext:value-type="string">
            <text:p>world</text:p>
          </table:table-cell>
          <table:table-cell office:value-type="float" office:value="-0.387652397156" calcext:value-type="float">
            <text:p>-0.3876523972</text:p>
          </table:table-cell>
          <table:table-cell office:value-type="float" office:value="0.0972358137369" calcext:value-type="float">
            <text:p>0.0972358137</text:p>
          </table:table-cell>
          <table:table-cell office:value-type="float" office:value="0.713125705719" calcext:value-type="float">
            <text:p>0.71312570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08859E+018" calcext:value-type="float">
            <text:p>1526876689088590000</text:p>
          </table:table-cell>
          <table:table-cell office:value-type="float" office:value="1209" calcext:value-type="float">
            <text:p>1209</text:p>
          </table:table-cell>
          <table:table-cell office:value-type="float" office:value="1.52687668907986E+018" calcext:value-type="float">
            <text:p>1526876689079860000</text:p>
          </table:table-cell>
          <table:table-cell office:value-type="string" calcext:value-type="string">
            <text:p>world</text:p>
          </table:table-cell>
          <table:table-cell office:value-type="float" office:value="-0.410236209631" calcext:value-type="float">
            <text:p>-0.4102362096</text:p>
          </table:table-cell>
          <table:table-cell office:value-type="float" office:value="0.109382897615" calcext:value-type="float">
            <text:p>0.1093828976</text:p>
          </table:table-cell>
          <table:table-cell office:value-type="float" office:value="0.841401994228" calcext:value-type="float">
            <text:p>0.84140199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10797E+018" calcext:value-type="float">
            <text:p>1526876689107970000</text:p>
          </table:table-cell>
          <table:table-cell office:value-type="float" office:value="1210" calcext:value-type="float">
            <text:p>1210</text:p>
          </table:table-cell>
          <table:table-cell office:value-type="float" office:value="1.5268766891006E+018" calcext:value-type="float">
            <text:p>1526876689100600000</text:p>
          </table:table-cell>
          <table:table-cell office:value-type="string" calcext:value-type="string">
            <text:p>world</text:p>
          </table:table-cell>
          <table:table-cell office:value-type="float" office:value="-0.351057976484" calcext:value-type="float">
            <text:p>-0.3510579765</text:p>
          </table:table-cell>
          <table:table-cell office:value-type="float" office:value="0.0958270058036" calcext:value-type="float">
            <text:p>0.0958270058</text:p>
          </table:table-cell>
          <table:table-cell office:value-type="float" office:value="0.758388459682" calcext:value-type="float">
            <text:p>0.75838845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12834E+018" calcext:value-type="float">
            <text:p>1526876689128340000</text:p>
          </table:table-cell>
          <table:table-cell office:value-type="float" office:value="1211" calcext:value-type="float">
            <text:p>1211</text:p>
          </table:table-cell>
          <table:table-cell office:value-type="float" office:value="1.52687668912056E+018" calcext:value-type="float">
            <text:p>1526876689120560000</text:p>
          </table:table-cell>
          <table:table-cell office:value-type="string" calcext:value-type="string">
            <text:p>world</text:p>
          </table:table-cell>
          <table:table-cell office:value-type="float" office:value="-0.303383946419" calcext:value-type="float">
            <text:p>-0.3033839464</text:p>
          </table:table-cell>
          <table:table-cell office:value-type="float" office:value="0.0950452461839" calcext:value-type="float">
            <text:p>0.0950452462</text:p>
          </table:table-cell>
          <table:table-cell office:value-type="float" office:value="0.717948019505" calcext:value-type="float">
            <text:p>0.71794801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1487E+018" calcext:value-type="float">
            <text:p>1526876689148700000</text:p>
          </table:table-cell>
          <table:table-cell office:value-type="float" office:value="1212" calcext:value-type="float">
            <text:p>1212</text:p>
          </table:table-cell>
          <table:table-cell office:value-type="float" office:value="1.52687668913984E+018" calcext:value-type="float">
            <text:p>1526876689139840000</text:p>
          </table:table-cell>
          <table:table-cell office:value-type="string" calcext:value-type="string">
            <text:p>world</text:p>
          </table:table-cell>
          <table:table-cell office:value-type="float" office:value="-0.338062345982" calcext:value-type="float">
            <text:p>-0.338062346</text:p>
          </table:table-cell>
          <table:table-cell office:value-type="float" office:value="0.113091319799" calcext:value-type="float">
            <text:p>0.1130913198</text:p>
          </table:table-cell>
          <table:table-cell office:value-type="float" office:value="0.875294804573" calcext:value-type="float">
            <text:p>0.87529480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16799E+018" calcext:value-type="float">
            <text:p>1526876689167990000</text:p>
          </table:table-cell>
          <table:table-cell office:value-type="float" office:value="1213" calcext:value-type="float">
            <text:p>1213</text:p>
          </table:table-cell>
          <table:table-cell office:value-type="float" office:value="1.5268766891598E+018" calcext:value-type="float">
            <text:p>1526876689159800000</text:p>
          </table:table-cell>
          <table:table-cell office:value-type="string" calcext:value-type="string">
            <text:p>world</text:p>
          </table:table-cell>
          <table:table-cell office:value-type="float" office:value="-0.300405085087" calcext:value-type="float">
            <text:p>-0.3004050851</text:p>
          </table:table-cell>
          <table:table-cell office:value-type="float" office:value="0.0959541648626" calcext:value-type="float">
            <text:p>0.0959541649</text:p>
          </table:table-cell>
          <table:table-cell office:value-type="float" office:value="0.804926991463" calcext:value-type="float">
            <text:p>0.80492699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18824E+018" calcext:value-type="float">
            <text:p>1526876689188240000</text:p>
          </table:table-cell>
          <table:table-cell office:value-type="float" office:value="1214" calcext:value-type="float">
            <text:p>1214</text:p>
          </table:table-cell>
          <table:table-cell office:value-type="float" office:value="1.52687668918077E+018" calcext:value-type="float">
            <text:p>1526876689180770000</text:p>
          </table:table-cell>
          <table:table-cell office:value-type="string" calcext:value-type="string">
            <text:p>world</text:p>
          </table:table-cell>
          <table:table-cell office:value-type="float" office:value="-0.330274522305" calcext:value-type="float">
            <text:p>-0.3302745223</text:p>
          </table:table-cell>
          <table:table-cell office:value-type="float" office:value="0.0992240905762" calcext:value-type="float">
            <text:p>0.0992240906</text:p>
          </table:table-cell>
          <table:table-cell office:value-type="float" office:value="0.923753380775" calcext:value-type="float">
            <text:p>0.9237533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20869E+018" calcext:value-type="float">
            <text:p>1526876689208690000</text:p>
          </table:table-cell>
          <table:table-cell office:value-type="float" office:value="1215" calcext:value-type="float">
            <text:p>1215</text:p>
          </table:table-cell>
          <table:table-cell office:value-type="float" office:value="1.52687668919999E+018" calcext:value-type="float">
            <text:p>1526876689199990000</text:p>
          </table:table-cell>
          <table:table-cell office:value-type="string" calcext:value-type="string">
            <text:p>world</text:p>
          </table:table-cell>
          <table:table-cell office:value-type="float" office:value="-0.282924413681" calcext:value-type="float">
            <text:p>-0.2829244137</text:p>
          </table:table-cell>
          <table:table-cell office:value-type="float" office:value="0.0764699056745" calcext:value-type="float">
            <text:p>0.0764699057</text:p>
          </table:table-cell>
          <table:table-cell office:value-type="float" office:value="0.793915748596" calcext:value-type="float">
            <text:p>0.79391574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22794E+018" calcext:value-type="float">
            <text:p>1526876689227940000</text:p>
          </table:table-cell>
          <table:table-cell office:value-type="float" office:value="1216" calcext:value-type="float">
            <text:p>1216</text:p>
          </table:table-cell>
          <table:table-cell office:value-type="float" office:value="1.52687668921981E+018" calcext:value-type="float">
            <text:p>1526876689219810000</text:p>
          </table:table-cell>
          <table:table-cell office:value-type="string" calcext:value-type="string">
            <text:p>world</text:p>
          </table:table-cell>
          <table:table-cell office:value-type="float" office:value="-0.249090343714" calcext:value-type="float">
            <text:p>-0.2490903437</text:p>
          </table:table-cell>
          <table:table-cell office:value-type="float" office:value="0.0723262503743" calcext:value-type="float">
            <text:p>0.0723262504</text:p>
          </table:table-cell>
          <table:table-cell office:value-type="float" office:value="0.757204174995" calcext:value-type="float">
            <text:p>0.7572041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24837E+018" calcext:value-type="float">
            <text:p>1526876689248370000</text:p>
          </table:table-cell>
          <table:table-cell office:value-type="float" office:value="1217" calcext:value-type="float">
            <text:p>1217</text:p>
          </table:table-cell>
          <table:table-cell office:value-type="float" office:value="1.52687668923964E+018" calcext:value-type="float">
            <text:p>1526876689239640000</text:p>
          </table:table-cell>
          <table:table-cell office:value-type="string" calcext:value-type="string">
            <text:p>world</text:p>
          </table:table-cell>
          <table:table-cell office:value-type="float" office:value="-0.275648593903" calcext:value-type="float">
            <text:p>-0.2756485939</text:p>
          </table:table-cell>
          <table:table-cell office:value-type="float" office:value="0.0893407687545" calcext:value-type="float">
            <text:p>0.0893407688</text:p>
          </table:table-cell>
          <table:table-cell office:value-type="float" office:value="0.86828404665" calcext:value-type="float">
            <text:p>0.86828404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26883E+018" calcext:value-type="float">
            <text:p>1526876689268830000</text:p>
          </table:table-cell>
          <table:table-cell office:value-type="float" office:value="1218" calcext:value-type="float">
            <text:p>1218</text:p>
          </table:table-cell>
          <table:table-cell office:value-type="float" office:value="1.5268766892606E+018" calcext:value-type="float">
            <text:p>1526876689260600000</text:p>
          </table:table-cell>
          <table:table-cell office:value-type="string" calcext:value-type="string">
            <text:p>world</text:p>
          </table:table-cell>
          <table:table-cell office:value-type="float" office:value="-0.228126555681" calcext:value-type="float">
            <text:p>-0.2281265557</text:p>
          </table:table-cell>
          <table:table-cell office:value-type="float" office:value="0.085465028882" calcext:value-type="float">
            <text:p>0.0854650289</text:p>
          </table:table-cell>
          <table:table-cell office:value-type="float" office:value="0.747251629829" calcext:value-type="float">
            <text:p>0.74725162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28827E+018" calcext:value-type="float">
            <text:p>1526876689288270000</text:p>
          </table:table-cell>
          <table:table-cell office:value-type="float" office:value="1219" calcext:value-type="float">
            <text:p>1219</text:p>
          </table:table-cell>
          <table:table-cell office:value-type="float" office:value="1.52687668928056E+018" calcext:value-type="float">
            <text:p>1526876689280560000</text:p>
          </table:table-cell>
          <table:table-cell office:value-type="string" calcext:value-type="string">
            <text:p>world</text:p>
          </table:table-cell>
          <table:table-cell office:value-type="float" office:value="-0.235719993711" calcext:value-type="float">
            <text:p>-0.2357199937</text:p>
          </table:table-cell>
          <table:table-cell office:value-type="float" office:value="0.124967820942" calcext:value-type="float">
            <text:p>0.1249678209</text:p>
          </table:table-cell>
          <table:table-cell office:value-type="float" office:value="0.878133773804" calcext:value-type="float">
            <text:p>0.87813377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30854E+018" calcext:value-type="float">
            <text:p>1526876689308540000</text:p>
          </table:table-cell>
          <table:table-cell office:value-type="float" office:value="1220" calcext:value-type="float">
            <text:p>1220</text:p>
          </table:table-cell>
          <table:table-cell office:value-type="float" office:value="1.5268766893003E+018" calcext:value-type="float">
            <text:p>1526876689300300000</text:p>
          </table:table-cell>
          <table:table-cell office:value-type="string" calcext:value-type="string">
            <text:p>world</text:p>
          </table:table-cell>
          <table:table-cell office:value-type="float" office:value="-0.18966114521" calcext:value-type="float">
            <text:p>-0.1896611452</text:p>
          </table:table-cell>
          <table:table-cell office:value-type="float" office:value="0.117782711983" calcext:value-type="float">
            <text:p>0.117782712</text:p>
          </table:table-cell>
          <table:table-cell office:value-type="float" office:value="0.751711845398" calcext:value-type="float">
            <text:p>0.75171184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32885E+018" calcext:value-type="float">
            <text:p>1526876689328850000</text:p>
          </table:table-cell>
          <table:table-cell office:value-type="float" office:value="1221" calcext:value-type="float">
            <text:p>1221</text:p>
          </table:table-cell>
          <table:table-cell office:value-type="float" office:value="1.52687668932001E+018" calcext:value-type="float">
            <text:p>1526876689320010000</text:p>
          </table:table-cell>
          <table:table-cell office:value-type="string" calcext:value-type="string">
            <text:p>world</text:p>
          </table:table-cell>
          <table:table-cell office:value-type="float" office:value="-0.162906914949" calcext:value-type="float">
            <text:p>-0.1629069149</text:p>
          </table:table-cell>
          <table:table-cell office:value-type="float" office:value="0.116498395801" calcext:value-type="float">
            <text:p>0.1164983958</text:p>
          </table:table-cell>
          <table:table-cell office:value-type="float" office:value="0.689501404762" calcext:value-type="float">
            <text:p>0.6895014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34818E+018" calcext:value-type="float">
            <text:p>1526876689348180000</text:p>
          </table:table-cell>
          <table:table-cell office:value-type="float" office:value="1222" calcext:value-type="float">
            <text:p>1222</text:p>
          </table:table-cell>
          <table:table-cell office:value-type="float" office:value="1.52687668934001E+018" calcext:value-type="float">
            <text:p>1526876689340010000</text:p>
          </table:table-cell>
          <table:table-cell office:value-type="string" calcext:value-type="string">
            <text:p>world</text:p>
          </table:table-cell>
          <table:table-cell office:value-type="float" office:value="-0.180007189512" calcext:value-type="float">
            <text:p>-0.1800071895</text:p>
          </table:table-cell>
          <table:table-cell office:value-type="float" office:value="0.143026947975" calcext:value-type="float">
            <text:p>0.143026948</text:p>
          </table:table-cell>
          <table:table-cell office:value-type="float" office:value="0.835454821587" calcext:value-type="float">
            <text:p>0.8354548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36866E+018" calcext:value-type="float">
            <text:p>1526876689368660000</text:p>
          </table:table-cell>
          <table:table-cell office:value-type="float" office:value="1223" calcext:value-type="float">
            <text:p>1223</text:p>
          </table:table-cell>
          <table:table-cell office:value-type="float" office:value="1.52687668935986E+018" calcext:value-type="float">
            <text:p>1526876689359860000</text:p>
          </table:table-cell>
          <table:table-cell office:value-type="string" calcext:value-type="string">
            <text:p>world</text:p>
          </table:table-cell>
          <table:table-cell office:value-type="float" office:value="-0.147482231259" calcext:value-type="float">
            <text:p>-0.1474822313</text:p>
          </table:table-cell>
          <table:table-cell office:value-type="float" office:value="0.121907107532" calcext:value-type="float">
            <text:p>0.1219071075</text:p>
          </table:table-cell>
          <table:table-cell office:value-type="float" office:value="0.719128847122" calcext:value-type="float">
            <text:p>0.71912884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38897E+018" calcext:value-type="float">
            <text:p>1526876689388970000</text:p>
          </table:table-cell>
          <table:table-cell office:value-type="float" office:value="1224" calcext:value-type="float">
            <text:p>1224</text:p>
          </table:table-cell>
          <table:table-cell office:value-type="float" office:value="1.52687668937962E+018" calcext:value-type="float">
            <text:p>1526876689379620000</text:p>
          </table:table-cell>
          <table:table-cell office:value-type="string" calcext:value-type="string">
            <text:p>world</text:p>
          </table:table-cell>
          <table:table-cell office:value-type="float" office:value="-0.147531449795" calcext:value-type="float">
            <text:p>-0.1475314498</text:p>
          </table:table-cell>
          <table:table-cell office:value-type="float" office:value="0.131063640118" calcext:value-type="float">
            <text:p>0.1310636401</text:p>
          </table:table-cell>
          <table:table-cell office:value-type="float" office:value="0.809661030769" calcext:value-type="float">
            <text:p>0.80966103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4083E+018" calcext:value-type="float">
            <text:p>1526876689408300000</text:p>
          </table:table-cell>
          <table:table-cell office:value-type="float" office:value="1225" calcext:value-type="float">
            <text:p>1225</text:p>
          </table:table-cell>
          <table:table-cell office:value-type="float" office:value="1.52687668940063E+018" calcext:value-type="float">
            <text:p>1526876689400630000</text:p>
          </table:table-cell>
          <table:table-cell office:value-type="string" calcext:value-type="string">
            <text:p>world</text:p>
          </table:table-cell>
          <table:table-cell office:value-type="float" office:value="-0.115962445736" calcext:value-type="float">
            <text:p>-0.1159624457</text:p>
          </table:table-cell>
          <table:table-cell office:value-type="float" office:value="0.1228126809" calcext:value-type="float">
            <text:p>0.1228126809</text:p>
          </table:table-cell>
          <table:table-cell office:value-type="float" office:value="0.721737623215" calcext:value-type="float">
            <text:p>0.7217376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42861E+018" calcext:value-type="float">
            <text:p>1526876689428610000</text:p>
          </table:table-cell>
          <table:table-cell office:value-type="float" office:value="1226" calcext:value-type="float">
            <text:p>1226</text:p>
          </table:table-cell>
          <table:table-cell office:value-type="float" office:value="1.52687668942056E+018" calcext:value-type="float">
            <text:p>1526876689420560000</text:p>
          </table:table-cell>
          <table:table-cell office:value-type="string" calcext:value-type="string">
            <text:p>world</text:p>
          </table:table-cell>
          <table:table-cell office:value-type="float" office:value="-0.105850383639" calcext:value-type="float">
            <text:p>-0.1058503836</text:p>
          </table:table-cell>
          <table:table-cell office:value-type="float" office:value="0.150016888976" calcext:value-type="float">
            <text:p>0.150016889</text:p>
          </table:table-cell>
          <table:table-cell office:value-type="float" office:value="0.801239967346" calcext:value-type="float">
            <text:p>0.80123996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44801E+018" calcext:value-type="float">
            <text:p>1526876689448010000</text:p>
          </table:table-cell>
          <table:table-cell office:value-type="float" office:value="1227" calcext:value-type="float">
            <text:p>1227</text:p>
          </table:table-cell>
          <table:table-cell office:value-type="float" office:value="1.52687668944041E+018" calcext:value-type="float">
            <text:p>1526876689440410000</text:p>
          </table:table-cell>
          <table:table-cell office:value-type="string" calcext:value-type="string">
            <text:p>world</text:p>
          </table:table-cell>
          <table:table-cell office:value-type="float" office:value="-0.0722255259752" calcext:value-type="float">
            <text:p>-0.072225526</text:p>
          </table:table-cell>
          <table:table-cell office:value-type="float" office:value="0.144669443369" calcext:value-type="float">
            <text:p>0.1446694434</text:p>
          </table:table-cell>
          <table:table-cell office:value-type="float" office:value="0.707450091839" calcext:value-type="float">
            <text:p>0.70745009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46849E+018" calcext:value-type="float">
            <text:p>1526876689468490000</text:p>
          </table:table-cell>
          <table:table-cell office:value-type="float" office:value="1228" calcext:value-type="float">
            <text:p>1228</text:p>
          </table:table-cell>
          <table:table-cell office:value-type="float" office:value="1.52687668946028E+018" calcext:value-type="float">
            <text:p>1526876689460280000</text:p>
          </table:table-cell>
          <table:table-cell office:value-type="string" calcext:value-type="string">
            <text:p>world</text:p>
          </table:table-cell>
          <table:table-cell office:value-type="float" office:value="-0.052208006382" calcext:value-type="float">
            <text:p>-0.0522080064</text:p>
          </table:table-cell>
          <table:table-cell office:value-type="float" office:value="0.144777864218" calcext:value-type="float">
            <text:p>0.1447778642</text:p>
          </table:table-cell>
          <table:table-cell office:value-type="float" office:value="0.643579125404" calcext:value-type="float">
            <text:p>0.64357912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48885E+018" calcext:value-type="float">
            <text:p>1526876689488850000</text:p>
          </table:table-cell>
          <table:table-cell office:value-type="float" office:value="1229" calcext:value-type="float">
            <text:p>1229</text:p>
          </table:table-cell>
          <table:table-cell office:value-type="float" office:value="1.52687668948026E+018" calcext:value-type="float">
            <text:p>1526876689480260000</text:p>
          </table:table-cell>
          <table:table-cell office:value-type="string" calcext:value-type="string">
            <text:p>world</text:p>
          </table:table-cell>
          <table:table-cell office:value-type="float" office:value="-0.0422326587141" calcext:value-type="float">
            <text:p>-0.0422326587</text:p>
          </table:table-cell>
          <table:table-cell office:value-type="float" office:value="0.18245741725" calcext:value-type="float">
            <text:p>0.1824574173</text:p>
          </table:table-cell>
          <table:table-cell office:value-type="float" office:value="0.747128725052" calcext:value-type="float">
            <text:p>0.74712872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50826E+018" calcext:value-type="float">
            <text:p>1526876689508260000</text:p>
          </table:table-cell>
          <table:table-cell office:value-type="float" office:value="1230" calcext:value-type="float">
            <text:p>1230</text:p>
          </table:table-cell>
          <table:table-cell office:value-type="float" office:value="1.5268766895E+018" calcext:value-type="float">
            <text:p>1526876689500000000</text:p>
          </table:table-cell>
          <table:table-cell office:value-type="string" calcext:value-type="string">
            <text:p>world</text:p>
          </table:table-cell>
          <table:table-cell office:value-type="float" office:value="-0.0281676463783" calcext:value-type="float">
            <text:p>-0.0281676464</text:p>
          </table:table-cell>
          <table:table-cell office:value-type="float" office:value="0.167035937309" calcext:value-type="float">
            <text:p>0.1670359373</text:p>
          </table:table-cell>
          <table:table-cell office:value-type="float" office:value="0.665800154209" calcext:value-type="float">
            <text:p>0.66580015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5285E+018" calcext:value-type="float">
            <text:p>1526876689528500000</text:p>
          </table:table-cell>
          <table:table-cell office:value-type="float" office:value="1231" calcext:value-type="float">
            <text:p>1231</text:p>
          </table:table-cell>
          <table:table-cell office:value-type="float" office:value="1.52687668952E+018" calcext:value-type="float">
            <text:p>1526876689520000000</text:p>
          </table:table-cell>
          <table:table-cell office:value-type="string" calcext:value-type="string">
            <text:p>world</text:p>
          </table:table-cell>
          <table:table-cell office:value-type="float" office:value="-0.0153598589823" calcext:value-type="float">
            <text:p>-0.015359859</text:p>
          </table:table-cell>
          <table:table-cell office:value-type="float" office:value="0.147448092699" calcext:value-type="float">
            <text:p>0.1474480927</text:p>
          </table:table-cell>
          <table:table-cell office:value-type="float" office:value="0.604765534401" calcext:value-type="float">
            <text:p>0.6047655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54892E+018" calcext:value-type="float">
            <text:p>1526876689548920000</text:p>
          </table:table-cell>
          <table:table-cell office:value-type="float" office:value="1232" calcext:value-type="float">
            <text:p>1232</text:p>
          </table:table-cell>
          <table:table-cell office:value-type="float" office:value="1.52687668953986E+018" calcext:value-type="float">
            <text:p>1526876689539860000</text:p>
          </table:table-cell>
          <table:table-cell office:value-type="string" calcext:value-type="string">
            <text:p>world</text:p>
          </table:table-cell>
          <table:table-cell office:value-type="float" office:value="-0.00226432411" calcext:value-type="float">
            <text:p>-0.0022643241</text:p>
          </table:table-cell>
          <table:table-cell office:value-type="float" office:value="0.165053606033" calcext:value-type="float">
            <text:p>0.165053606</text:p>
          </table:table-cell>
          <table:table-cell office:value-type="float" office:value="0.705490469933" calcext:value-type="float">
            <text:p>0.70549046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5682E+018" calcext:value-type="float">
            <text:p>1526876689568200000</text:p>
          </table:table-cell>
          <table:table-cell office:value-type="float" office:value="1233" calcext:value-type="float">
            <text:p>1233</text:p>
          </table:table-cell>
          <table:table-cell office:value-type="float" office:value="1.52687668955964E+018" calcext:value-type="float">
            <text:p>1526876689559640000</text:p>
          </table:table-cell>
          <table:table-cell office:value-type="string" calcext:value-type="string">
            <text:p>world</text:p>
          </table:table-cell>
          <table:table-cell office:value-type="float" office:value="0.0121645927429" calcext:value-type="float">
            <text:p>0.0121645927</text:p>
          </table:table-cell>
          <table:table-cell office:value-type="float" office:value="0.14433825016" calcext:value-type="float">
            <text:p>0.1443382502</text:p>
          </table:table-cell>
          <table:table-cell office:value-type="float" office:value="0.627482056618" calcext:value-type="float">
            <text:p>0.62748205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5885E+018" calcext:value-type="float">
            <text:p>1526876689588500000</text:p>
          </table:table-cell>
          <table:table-cell office:value-type="float" office:value="1234" calcext:value-type="float">
            <text:p>1234</text:p>
          </table:table-cell>
          <table:table-cell office:value-type="float" office:value="1.52687668958068E+018" calcext:value-type="float">
            <text:p>1526876689580680000</text:p>
          </table:table-cell>
          <table:table-cell office:value-type="string" calcext:value-type="string">
            <text:p>world</text:p>
          </table:table-cell>
          <table:table-cell office:value-type="float" office:value="0.0405177809298" calcext:value-type="float">
            <text:p>0.0405177809</text:p>
          </table:table-cell>
          <table:table-cell office:value-type="float" office:value="0.159412890673" calcext:value-type="float">
            <text:p>0.1594128907</text:p>
          </table:table-cell>
          <table:table-cell office:value-type="float" office:value="0.702846586704" calcext:value-type="float">
            <text:p>0.70284658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60905E+018" calcext:value-type="float">
            <text:p>1526876689609050000</text:p>
          </table:table-cell>
          <table:table-cell office:value-type="float" office:value="1235" calcext:value-type="float">
            <text:p>1235</text:p>
          </table:table-cell>
          <table:table-cell office:value-type="float" office:value="1.52687668960061E+018" calcext:value-type="float">
            <text:p>1526876689600610000</text:p>
          </table:table-cell>
          <table:table-cell office:value-type="string" calcext:value-type="string">
            <text:p>world</text:p>
          </table:table-cell>
          <table:table-cell office:value-type="float" office:value="0.0581241473556" calcext:value-type="float">
            <text:p>0.0581241474</text:p>
          </table:table-cell>
          <table:table-cell office:value-type="float" office:value="0.148635208607" calcext:value-type="float">
            <text:p>0.1486352086</text:p>
          </table:table-cell>
          <table:table-cell office:value-type="float" office:value="0.618135929108" calcext:value-type="float">
            <text:p>0.61813592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62833E+018" calcext:value-type="float">
            <text:p>1526876689628330000</text:p>
          </table:table-cell>
          <table:table-cell office:value-type="float" office:value="1236" calcext:value-type="float">
            <text:p>1236</text:p>
          </table:table-cell>
          <table:table-cell office:value-type="float" office:value="1.52687668962063E+018" calcext:value-type="float">
            <text:p>1526876689620630000</text:p>
          </table:table-cell>
          <table:table-cell office:value-type="string" calcext:value-type="string">
            <text:p>world</text:p>
          </table:table-cell>
          <table:table-cell office:value-type="float" office:value="0.070802256465" calcext:value-type="float">
            <text:p>0.0708022565</text:p>
          </table:table-cell>
          <table:table-cell office:value-type="float" office:value="0.14560726285" calcext:value-type="float">
            <text:p>0.1456072629</text:p>
          </table:table-cell>
          <table:table-cell office:value-type="float" office:value="0.576469779015" calcext:value-type="float">
            <text:p>0.5764697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64881E+018" calcext:value-type="float">
            <text:p>1526876689648810000</text:p>
          </table:table-cell>
          <table:table-cell office:value-type="float" office:value="1237" calcext:value-type="float">
            <text:p>1237</text:p>
          </table:table-cell>
          <table:table-cell office:value-type="float" office:value="1.52687668964039E+018" calcext:value-type="float">
            <text:p>1526876689640390000</text:p>
          </table:table-cell>
          <table:table-cell office:value-type="string" calcext:value-type="string">
            <text:p>world</text:p>
          </table:table-cell>
          <table:table-cell office:value-type="float" office:value="0.113810323179" calcext:value-type="float">
            <text:p>0.1138103232</text:p>
          </table:table-cell>
          <table:table-cell office:value-type="float" office:value="0.17959022522" calcext:value-type="float">
            <text:p>0.1795902252</text:p>
          </table:table-cell>
          <table:table-cell office:value-type="float" office:value="0.677570521832" calcext:value-type="float">
            <text:p>0.67757052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66822E+018" calcext:value-type="float">
            <text:p>1526876689668220000</text:p>
          </table:table-cell>
          <table:table-cell office:value-type="float" office:value="1238" calcext:value-type="float">
            <text:p>1238</text:p>
          </table:table-cell>
          <table:table-cell office:value-type="float" office:value="1.52687668966034E+018" calcext:value-type="float">
            <text:p>1526876689660340000</text:p>
          </table:table-cell>
          <table:table-cell office:value-type="string" calcext:value-type="string">
            <text:p>world</text:p>
          </table:table-cell>
          <table:table-cell office:value-type="float" office:value="0.11691249907" calcext:value-type="float">
            <text:p>0.1169124991</text:p>
          </table:table-cell>
          <table:table-cell office:value-type="float" office:value="0.165919661522" calcext:value-type="float">
            <text:p>0.1659196615</text:p>
          </table:table-cell>
          <table:table-cell office:value-type="float" office:value="0.60598897934" calcext:value-type="float">
            <text:p>0.60598897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68855E+018" calcext:value-type="float">
            <text:p>1526876689688550000</text:p>
          </table:table-cell>
          <table:table-cell office:value-type="float" office:value="1239" calcext:value-type="float">
            <text:p>1239</text:p>
          </table:table-cell>
          <table:table-cell office:value-type="float" office:value="1.5268766896804E+018" calcext:value-type="float">
            <text:p>1526876689680400000</text:p>
          </table:table-cell>
          <table:table-cell office:value-type="string" calcext:value-type="string">
            <text:p>world</text:p>
          </table:table-cell>
          <table:table-cell office:value-type="float" office:value="0.14943036437" calcext:value-type="float">
            <text:p>0.1494303644</text:p>
          </table:table-cell>
          <table:table-cell office:value-type="float" office:value="0.183028578758" calcext:value-type="float">
            <text:p>0.1830285788</text:p>
          </table:table-cell>
          <table:table-cell office:value-type="float" office:value="0.671810626984" calcext:value-type="float">
            <text:p>0.6718106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70898E+018" calcext:value-type="float">
            <text:p>1526876689708980000</text:p>
          </table:table-cell>
          <table:table-cell office:value-type="float" office:value="1240" calcext:value-type="float">
            <text:p>1240</text:p>
          </table:table-cell>
          <table:table-cell office:value-type="float" office:value="1.5268766897001E+018" calcext:value-type="float">
            <text:p>1526876689700100000</text:p>
          </table:table-cell>
          <table:table-cell office:value-type="string" calcext:value-type="string">
            <text:p>world</text:p>
          </table:table-cell>
          <table:table-cell office:value-type="float" office:value="0.145269542933" calcext:value-type="float">
            <text:p>0.1452695429</text:p>
          </table:table-cell>
          <table:table-cell office:value-type="float" office:value="0.152932614088" calcext:value-type="float">
            <text:p>0.1529326141</text:p>
          </table:table-cell>
          <table:table-cell office:value-type="float" office:value="0.575964450836" calcext:value-type="float">
            <text:p>0.57596445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7284E+018" calcext:value-type="float">
            <text:p>1526876689728400000</text:p>
          </table:table-cell>
          <table:table-cell office:value-type="float" office:value="1241" calcext:value-type="float">
            <text:p>1241</text:p>
          </table:table-cell>
          <table:table-cell office:value-type="float" office:value="1.52687668971985E+018" calcext:value-type="float">
            <text:p>1526876689719850000</text:p>
          </table:table-cell>
          <table:table-cell office:value-type="string" calcext:value-type="string">
            <text:p>world</text:p>
          </table:table-cell>
          <table:table-cell office:value-type="float" office:value="0.159156501293" calcext:value-type="float">
            <text:p>0.1591565013</text:p>
          </table:table-cell>
          <table:table-cell office:value-type="float" office:value="0.135483324528" calcext:value-type="float">
            <text:p>0.1354833245</text:p>
          </table:table-cell>
          <table:table-cell office:value-type="float" office:value="0.538481533527" calcext:value-type="float">
            <text:p>0.53848153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74879E+018" calcext:value-type="float">
            <text:p>1526876689748790000</text:p>
          </table:table-cell>
          <table:table-cell office:value-type="float" office:value="1242" calcext:value-type="float">
            <text:p>1242</text:p>
          </table:table-cell>
          <table:table-cell office:value-type="float" office:value="1.5268766897397E+018" calcext:value-type="float">
            <text:p>1526876689739700000</text:p>
          </table:table-cell>
          <table:table-cell office:value-type="string" calcext:value-type="string">
            <text:p>world</text:p>
          </table:table-cell>
          <table:table-cell office:value-type="float" office:value="0.214951962233" calcext:value-type="float">
            <text:p>0.2149519622</text:p>
          </table:table-cell>
          <table:table-cell office:value-type="float" office:value="0.153560250998" calcext:value-type="float">
            <text:p>0.153560251</text:p>
          </table:table-cell>
          <table:table-cell office:value-type="float" office:value="0.619511246681" calcext:value-type="float">
            <text:p>0.61951124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76815E+018" calcext:value-type="float">
            <text:p>1526876689768150000</text:p>
          </table:table-cell>
          <table:table-cell office:value-type="float" office:value="1243" calcext:value-type="float">
            <text:p>1243</text:p>
          </table:table-cell>
          <table:table-cell office:value-type="float" office:value="1.52687668976061E+018" calcext:value-type="float">
            <text:p>1526876689760610000</text:p>
          </table:table-cell>
          <table:table-cell office:value-type="string" calcext:value-type="string">
            <text:p>world</text:p>
          </table:table-cell>
          <table:table-cell office:value-type="float" office:value="0.223985359073" calcext:value-type="float">
            <text:p>0.2239853591</text:p>
          </table:table-cell>
          <table:table-cell office:value-type="float" office:value="0.136912673712" calcext:value-type="float">
            <text:p>0.1369126737</text:p>
          </table:table-cell>
          <table:table-cell office:value-type="float" office:value="0.564206004143" calcext:value-type="float">
            <text:p>0.56420600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7885E+018" calcext:value-type="float">
            <text:p>1526876689788500000</text:p>
          </table:table-cell>
          <table:table-cell office:value-type="float" office:value="1244" calcext:value-type="float">
            <text:p>1244</text:p>
          </table:table-cell>
          <table:table-cell office:value-type="float" office:value="1.52687668978072E+018" calcext:value-type="float">
            <text:p>1526876689780720000</text:p>
          </table:table-cell>
          <table:table-cell office:value-type="string" calcext:value-type="string">
            <text:p>world</text:p>
          </table:table-cell>
          <table:table-cell office:value-type="float" office:value="0.28891313076" calcext:value-type="float">
            <text:p>0.2889131308</text:p>
          </table:table-cell>
          <table:table-cell office:value-type="float" office:value="0.151160150766" calcext:value-type="float">
            <text:p>0.1511601508</text:p>
          </table:table-cell>
          <table:table-cell office:value-type="float" office:value="0.638819217682" calcext:value-type="float">
            <text:p>0.63881921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80885E+018" calcext:value-type="float">
            <text:p>1526876689808850000</text:p>
          </table:table-cell>
          <table:table-cell office:value-type="float" office:value="1245" calcext:value-type="float">
            <text:p>1245</text:p>
          </table:table-cell>
          <table:table-cell office:value-type="float" office:value="1.52687668980055E+018" calcext:value-type="float">
            <text:p>1526876689800550000</text:p>
          </table:table-cell>
          <table:table-cell office:value-type="string" calcext:value-type="string">
            <text:p>world</text:p>
          </table:table-cell>
          <table:table-cell office:value-type="float" office:value="0.273088276386" calcext:value-type="float">
            <text:p>0.2730882764</text:p>
          </table:table-cell>
          <table:table-cell office:value-type="float" office:value="0.13350430131" calcext:value-type="float">
            <text:p>0.1335043013</text:p>
          </table:table-cell>
          <table:table-cell office:value-type="float" office:value="0.557378172874" calcext:value-type="float">
            <text:p>0.55737817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82823E+018" calcext:value-type="float">
            <text:p>1526876689828230000</text:p>
          </table:table-cell>
          <table:table-cell office:value-type="float" office:value="1246" calcext:value-type="float">
            <text:p>1246</text:p>
          </table:table-cell>
          <table:table-cell office:value-type="float" office:value="1.52687668982047E+018" calcext:value-type="float">
            <text:p>1526876689820470000</text:p>
          </table:table-cell>
          <table:table-cell office:value-type="string" calcext:value-type="string">
            <text:p>world</text:p>
          </table:table-cell>
          <table:table-cell office:value-type="float" office:value="0.274265229702" calcext:value-type="float">
            <text:p>0.2742652297</text:p>
          </table:table-cell>
          <table:table-cell office:value-type="float" office:value="0.122885473073" calcext:value-type="float">
            <text:p>0.1228854731</text:p>
          </table:table-cell>
          <table:table-cell office:value-type="float" office:value="0.524182796478" calcext:value-type="float">
            <text:p>0.52418279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84878E+018" calcext:value-type="float">
            <text:p>1526876689848780000</text:p>
          </table:table-cell>
          <table:table-cell office:value-type="float" office:value="1247" calcext:value-type="float">
            <text:p>1247</text:p>
          </table:table-cell>
          <table:table-cell office:value-type="float" office:value="1.52687668984034E+018" calcext:value-type="float">
            <text:p>1526876689840340000</text:p>
          </table:table-cell>
          <table:table-cell office:value-type="string" calcext:value-type="string">
            <text:p>world</text:p>
          </table:table-cell>
          <table:table-cell office:value-type="float" office:value="0.342269271612" calcext:value-type="float">
            <text:p>0.3422692716</text:p>
          </table:table-cell>
          <table:table-cell office:value-type="float" office:value="0.134376138449" calcext:value-type="float">
            <text:p>0.1343761384</text:p>
          </table:table-cell>
          <table:table-cell office:value-type="float" office:value="0.603139519691" calcext:value-type="float">
            <text:p>0.60313951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8682E+018" calcext:value-type="float">
            <text:p>1526876689868200000</text:p>
          </table:table-cell>
          <table:table-cell office:value-type="float" office:value="1248" calcext:value-type="float">
            <text:p>1248</text:p>
          </table:table-cell>
          <table:table-cell office:value-type="float" office:value="1.52687668985998E+018" calcext:value-type="float">
            <text:p>1526876689859980000</text:p>
          </table:table-cell>
          <table:table-cell office:value-type="string" calcext:value-type="string">
            <text:p>world</text:p>
          </table:table-cell>
          <table:table-cell office:value-type="float" office:value="0.32135617733" calcext:value-type="float">
            <text:p>0.3213561773</text:p>
          </table:table-cell>
          <table:table-cell office:value-type="float" office:value="0.112493753433" calcext:value-type="float">
            <text:p>0.1124937534</text:p>
          </table:table-cell>
          <table:table-cell office:value-type="float" office:value="0.534814119339" calcext:value-type="float">
            <text:p>0.53481411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88867E+018" calcext:value-type="float">
            <text:p>1526876689888670000</text:p>
          </table:table-cell>
          <table:table-cell office:value-type="float" office:value="1249" calcext:value-type="float">
            <text:p>1249</text:p>
          </table:table-cell>
          <table:table-cell office:value-type="float" office:value="1.52687668987985E+018" calcext:value-type="float">
            <text:p>1526876689879850000</text:p>
          </table:table-cell>
          <table:table-cell office:value-type="string" calcext:value-type="string">
            <text:p>world</text:p>
          </table:table-cell>
          <table:table-cell office:value-type="float" office:value="0.388065874577" calcext:value-type="float">
            <text:p>0.3880658746</text:p>
          </table:table-cell>
          <table:table-cell office:value-type="float" office:value="0.108287654817" calcext:value-type="float">
            <text:p>0.1082876548</text:p>
          </table:table-cell>
          <table:table-cell office:value-type="float" office:value="0.586767554283" calcext:value-type="float">
            <text:p>0.58676755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90801E+018" calcext:value-type="float">
            <text:p>1526876689908010000</text:p>
          </table:table-cell>
          <table:table-cell office:value-type="float" office:value="1250" calcext:value-type="float">
            <text:p>1250</text:p>
          </table:table-cell>
          <table:table-cell office:value-type="float" office:value="1.52687668990062E+018" calcext:value-type="float">
            <text:p>1526876689900620000</text:p>
          </table:table-cell>
          <table:table-cell office:value-type="string" calcext:value-type="string">
            <text:p>world</text:p>
          </table:table-cell>
          <table:table-cell office:value-type="float" office:value="0.369780123234" calcext:value-type="float">
            <text:p>0.3697801232</text:p>
          </table:table-cell>
          <table:table-cell office:value-type="float" office:value="0.0892885625362" calcext:value-type="float">
            <text:p>0.0892885625</text:p>
          </table:table-cell>
          <table:table-cell office:value-type="float" office:value="0.512998700142" calcext:value-type="float">
            <text:p>0.5129987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92835E+018" calcext:value-type="float">
            <text:p>1526876689928350000</text:p>
          </table:table-cell>
          <table:table-cell office:value-type="float" office:value="1251" calcext:value-type="float">
            <text:p>1251</text:p>
          </table:table-cell>
          <table:table-cell office:value-type="float" office:value="1.52687668992056E+018" calcext:value-type="float">
            <text:p>1526876689920560000</text:p>
          </table:table-cell>
          <table:table-cell office:value-type="string" calcext:value-type="string">
            <text:p>world</text:p>
          </table:table-cell>
          <table:table-cell office:value-type="float" office:value="0.362807571888" calcext:value-type="float">
            <text:p>0.3628075719</text:p>
          </table:table-cell>
          <table:table-cell office:value-type="float" office:value="0.0756193846464" calcext:value-type="float">
            <text:p>0.0756193846</text:p>
          </table:table-cell>
          <table:table-cell office:value-type="float" office:value="0.465787500143" calcext:value-type="float">
            <text:p>0.4657875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94884E+018" calcext:value-type="float">
            <text:p>1526876689948840000</text:p>
          </table:table-cell>
          <table:table-cell office:value-type="float" office:value="1252" calcext:value-type="float">
            <text:p>1252</text:p>
          </table:table-cell>
          <table:table-cell office:value-type="float" office:value="1.52687668994045E+018" calcext:value-type="float">
            <text:p>1526876689940450000</text:p>
          </table:table-cell>
          <table:table-cell office:value-type="string" calcext:value-type="string">
            <text:p>world</text:p>
          </table:table-cell>
          <table:table-cell office:value-type="float" office:value="0.456983923912" calcext:value-type="float">
            <text:p>0.4569839239</text:p>
          </table:table-cell>
          <table:table-cell office:value-type="float" office:value="0.0744474977255" calcext:value-type="float">
            <text:p>0.0744474977</text:p>
          </table:table-cell>
          <table:table-cell office:value-type="float" office:value="0.538944423199" calcext:value-type="float">
            <text:p>0.5389444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96827E+018" calcext:value-type="float">
            <text:p>1526876689968270000</text:p>
          </table:table-cell>
          <table:table-cell office:value-type="float" office:value="1253" calcext:value-type="float">
            <text:p>1253</text:p>
          </table:table-cell>
          <table:table-cell office:value-type="float" office:value="1.52687668996043E+018" calcext:value-type="float">
            <text:p>1526876689960430000</text:p>
          </table:table-cell>
          <table:table-cell office:value-type="string" calcext:value-type="string">
            <text:p>world</text:p>
          </table:table-cell>
          <table:table-cell office:value-type="float" office:value="0.424751400948" calcext:value-type="float">
            <text:p>0.4247514009</text:p>
          </table:table-cell>
          <table:table-cell office:value-type="float" office:value="0.0599823147058" calcext:value-type="float">
            <text:p>0.0599823147</text:p>
          </table:table-cell>
          <table:table-cell office:value-type="float" office:value="0.482997864485" calcext:value-type="float">
            <text:p>0.48299786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8998871E+018" calcext:value-type="float">
            <text:p>1526876689988710000</text:p>
          </table:table-cell>
          <table:table-cell office:value-type="float" office:value="1254" calcext:value-type="float">
            <text:p>1254</text:p>
          </table:table-cell>
          <table:table-cell office:value-type="float" office:value="1.52687668998036E+018" calcext:value-type="float">
            <text:p>1526876689980360000</text:p>
          </table:table-cell>
          <table:table-cell office:value-type="string" calcext:value-type="string">
            <text:p>world</text:p>
          </table:table-cell>
          <table:table-cell office:value-type="float" office:value="0.503535151482" calcext:value-type="float">
            <text:p>0.5035351515</text:p>
          </table:table-cell>
          <table:table-cell office:value-type="float" office:value="0.0560291260481" calcext:value-type="float">
            <text:p>0.056029126</text:p>
          </table:table-cell>
          <table:table-cell office:value-type="float" office:value="0.544579327106" calcext:value-type="float">
            <text:p>0.54457932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00804E+018" calcext:value-type="float">
            <text:p>1526876690008040000</text:p>
          </table:table-cell>
          <table:table-cell office:value-type="float" office:value="1255" calcext:value-type="float">
            <text:p>1255</text:p>
          </table:table-cell>
          <table:table-cell office:value-type="float" office:value="1.52687669000039E+018" calcext:value-type="float">
            <text:p>1526876690000390000</text:p>
          </table:table-cell>
          <table:table-cell office:value-type="string" calcext:value-type="string">
            <text:p>world</text:p>
          </table:table-cell>
          <table:table-cell office:value-type="float" office:value="0.46174800396" calcext:value-type="float">
            <text:p>0.461748004</text:p>
          </table:table-cell>
          <table:table-cell office:value-type="float" office:value="0.0390092246234" calcext:value-type="float">
            <text:p>0.0390092246</text:p>
          </table:table-cell>
          <table:table-cell office:value-type="float" office:value="0.480392873287" calcext:value-type="float">
            <text:p>0.48039287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02831E+018" calcext:value-type="float">
            <text:p>1526876690028310000</text:p>
          </table:table-cell>
          <table:table-cell office:value-type="float" office:value="1256" calcext:value-type="float">
            <text:p>1256</text:p>
          </table:table-cell>
          <table:table-cell office:value-type="float" office:value="1.5268766900203E+018" calcext:value-type="float">
            <text:p>1526876690020300000</text:p>
          </table:table-cell>
          <table:table-cell office:value-type="string" calcext:value-type="string">
            <text:p>world</text:p>
          </table:table-cell>
          <table:table-cell office:value-type="float" office:value="0.427607834339" calcext:value-type="float">
            <text:p>0.4276078343</text:p>
          </table:table-cell>
          <table:table-cell office:value-type="float" office:value="0.0187743362039" calcext:value-type="float">
            <text:p>0.0187743362</text:p>
          </table:table-cell>
          <table:table-cell office:value-type="float" office:value="0.429407954216" calcext:value-type="float">
            <text:p>0.42940795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04881E+018" calcext:value-type="float">
            <text:p>1526876690048810000</text:p>
          </table:table-cell>
          <table:table-cell office:value-type="float" office:value="1257" calcext:value-type="float">
            <text:p>1257</text:p>
          </table:table-cell>
          <table:table-cell office:value-type="float" office:value="1.52687669004003E+018" calcext:value-type="float">
            <text:p>1526876690040030000</text:p>
          </table:table-cell>
          <table:table-cell office:value-type="string" calcext:value-type="string">
            <text:p>world</text:p>
          </table:table-cell>
          <table:table-cell office:value-type="float" office:value="0.521355271339" calcext:value-type="float">
            <text:p>0.5213552713</text:p>
          </table:table-cell>
          <table:table-cell office:value-type="float" office:value="0.00465131737292" calcext:value-type="float">
            <text:p>0.0046513174</text:p>
          </table:table-cell>
          <table:table-cell office:value-type="float" office:value="0.495167791843" calcext:value-type="float">
            <text:p>0.49516779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06812E+018" calcext:value-type="float">
            <text:p>1526876690068120000</text:p>
          </table:table-cell>
          <table:table-cell office:value-type="float" office:value="1258" calcext:value-type="float">
            <text:p>1258</text:p>
          </table:table-cell>
          <table:table-cell office:value-type="float" office:value="1.52687669005999E+018" calcext:value-type="float">
            <text:p>1526876690059990000</text:p>
          </table:table-cell>
          <table:table-cell office:value-type="string" calcext:value-type="string">
            <text:p>world</text:p>
          </table:table-cell>
          <table:table-cell office:value-type="float" office:value="0.487195879221" calcext:value-type="float">
            <text:p>0.4871958792</text:p>
          </table:table-cell>
          <table:table-cell office:value-type="float" office:value="-0.00453165592626" calcext:value-type="float">
            <text:p>-0.0045316559</text:p>
          </table:table-cell>
          <table:table-cell office:value-type="float" office:value="0.438300967216" calcext:value-type="float">
            <text:p>0.4383009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08812E+018" calcext:value-type="float">
            <text:p>1526876690088120000</text:p>
          </table:table-cell>
          <table:table-cell office:value-type="float" office:value="1259" calcext:value-type="float">
            <text:p>1259</text:p>
          </table:table-cell>
          <table:table-cell office:value-type="float" office:value="1.52687669007974E+018" calcext:value-type="float">
            <text:p>1526876690079740000</text:p>
          </table:table-cell>
          <table:table-cell office:value-type="string" calcext:value-type="string">
            <text:p>world</text:p>
          </table:table-cell>
          <table:table-cell office:value-type="float" office:value="0.571261048317" calcext:value-type="float">
            <text:p>0.5712610483</text:p>
          </table:table-cell>
          <table:table-cell office:value-type="float" office:value="-0.0236619524658" calcext:value-type="float">
            <text:p>-0.0236619525</text:p>
          </table:table-cell>
          <table:table-cell office:value-type="float" office:value="0.482929110527" calcext:value-type="float">
            <text:p>0.48292911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10856E+018" calcext:value-type="float">
            <text:p>1526876690108560000</text:p>
          </table:table-cell>
          <table:table-cell office:value-type="float" office:value="1260" calcext:value-type="float">
            <text:p>1260</text:p>
          </table:table-cell>
          <table:table-cell office:value-type="float" office:value="1.52687669010026E+018" calcext:value-type="float">
            <text:p>1526876690100260000</text:p>
          </table:table-cell>
          <table:table-cell office:value-type="string" calcext:value-type="string">
            <text:p>world</text:p>
          </table:table-cell>
          <table:table-cell office:value-type="float" office:value="0.510867834091" calcext:value-type="float">
            <text:p>0.5108678341</text:p>
          </table:table-cell>
          <table:table-cell office:value-type="float" office:value="-0.0324506610632" calcext:value-type="float">
            <text:p>-0.0324506611</text:p>
          </table:table-cell>
          <table:table-cell office:value-type="float" office:value="0.414666950703" calcext:value-type="float">
            <text:p>0.41466695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12871E+018" calcext:value-type="float">
            <text:p>1526876690128710000</text:p>
          </table:table-cell>
          <table:table-cell office:value-type="float" office:value="1261" calcext:value-type="float">
            <text:p>1261</text:p>
          </table:table-cell>
          <table:table-cell office:value-type="float" office:value="1.52687669012011E+018" calcext:value-type="float">
            <text:p>1526876690120110000</text:p>
          </table:table-cell>
          <table:table-cell office:value-type="string" calcext:value-type="string">
            <text:p>world</text:p>
          </table:table-cell>
          <table:table-cell office:value-type="float" office:value="0.480537950993" calcext:value-type="float">
            <text:p>0.480537951</text:p>
          </table:table-cell>
          <table:table-cell office:value-type="float" office:value="-0.0423010960221" calcext:value-type="float">
            <text:p>-0.042301096</text:p>
          </table:table-cell>
          <table:table-cell office:value-type="float" office:value="0.377683967352" calcext:value-type="float">
            <text:p>0.37768396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14818E+018" calcext:value-type="float">
            <text:p>1526876690148180000</text:p>
          </table:table-cell>
          <table:table-cell office:value-type="float" office:value="1262" calcext:value-type="float">
            <text:p>1262</text:p>
          </table:table-cell>
          <table:table-cell office:value-type="float" office:value="1.52687669014015E+018" calcext:value-type="float">
            <text:p>1526876690140150000</text:p>
          </table:table-cell>
          <table:table-cell office:value-type="string" calcext:value-type="string">
            <text:p>world</text:p>
          </table:table-cell>
          <table:table-cell office:value-type="float" office:value="0.597450017929" calcext:value-type="float">
            <text:p>0.5974500179</text:p>
          </table:table-cell>
          <table:table-cell office:value-type="float" office:value="-0.0729626491666" calcext:value-type="float">
            <text:p>-0.0729626492</text:p>
          </table:table-cell>
          <table:table-cell office:value-type="float" office:value="0.452223360538" calcext:value-type="float">
            <text:p>0.45222336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16844E+018" calcext:value-type="float">
            <text:p>1526876690168440000</text:p>
          </table:table-cell>
          <table:table-cell office:value-type="float" office:value="1263" calcext:value-type="float">
            <text:p>1263</text:p>
          </table:table-cell>
          <table:table-cell office:value-type="float" office:value="1.52687669015996E+018" calcext:value-type="float">
            <text:p>1526876690159960000</text:p>
          </table:table-cell>
          <table:table-cell office:value-type="string" calcext:value-type="string">
            <text:p>world</text:p>
          </table:table-cell>
          <table:table-cell office:value-type="float" office:value="0.515520572662" calcext:value-type="float">
            <text:p>0.5155205727</text:p>
          </table:table-cell>
          <table:table-cell office:value-type="float" office:value="-0.0765370279551" calcext:value-type="float">
            <text:p>-0.076537028</text:p>
          </table:table-cell>
          <table:table-cell office:value-type="float" office:value="0.386036276817" calcext:value-type="float">
            <text:p>0.3860362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1888E+018" calcext:value-type="float">
            <text:p>1526876690188800000</text:p>
          </table:table-cell>
          <table:table-cell office:value-type="float" office:value="1264" calcext:value-type="float">
            <text:p>1264</text:p>
          </table:table-cell>
          <table:table-cell office:value-type="float" office:value="1.52687669017985E+018" calcext:value-type="float">
            <text:p>1526876690179850000</text:p>
          </table:table-cell>
          <table:table-cell office:value-type="string" calcext:value-type="string">
            <text:p>world</text:p>
          </table:table-cell>
          <table:table-cell office:value-type="float" office:value="0.596736431122" calcext:value-type="float">
            <text:p>0.5967364311</text:p>
          </table:table-cell>
          <table:table-cell office:value-type="float" office:value="-0.105202525854" calcext:value-type="float">
            <text:p>-0.1052025259</text:p>
          </table:table-cell>
          <table:table-cell office:value-type="float" office:value="0.425493240356" calcext:value-type="float">
            <text:p>0.42549324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20817E+018" calcext:value-type="float">
            <text:p>1526876690208170000</text:p>
          </table:table-cell>
          <table:table-cell office:value-type="float" office:value="1265" calcext:value-type="float">
            <text:p>1265</text:p>
          </table:table-cell>
          <table:table-cell office:value-type="float" office:value="1.52687669019986E+018" calcext:value-type="float">
            <text:p>1526876690199860000</text:p>
          </table:table-cell>
          <table:table-cell office:value-type="string" calcext:value-type="string">
            <text:p>world</text:p>
          </table:table-cell>
          <table:table-cell office:value-type="float" office:value="0.534287154675" calcext:value-type="float">
            <text:p>0.5342871547</text:p>
          </table:table-cell>
          <table:table-cell office:value-type="float" office:value="-0.10543230921" calcext:value-type="float">
            <text:p>-0.1054323092</text:p>
          </table:table-cell>
          <table:table-cell office:value-type="float" office:value="0.362187981606" calcext:value-type="float">
            <text:p>0.3621879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22859E+018" calcext:value-type="float">
            <text:p>1526876690228590000</text:p>
          </table:table-cell>
          <table:table-cell office:value-type="float" office:value="1266" calcext:value-type="float">
            <text:p>1266</text:p>
          </table:table-cell>
          <table:table-cell office:value-type="float" office:value="1.5268766902206E+018" calcext:value-type="float">
            <text:p>1526876690220600000</text:p>
          </table:table-cell>
          <table:table-cell office:value-type="string" calcext:value-type="string">
            <text:p>world</text:p>
          </table:table-cell>
          <table:table-cell office:value-type="float" office:value="0.603920102119" calcext:value-type="float">
            <text:p>0.6039201021</text:p>
          </table:table-cell>
          <table:table-cell office:value-type="float" office:value="-0.133895128965" calcext:value-type="float">
            <text:p>-0.133895129</text:p>
          </table:table-cell>
          <table:table-cell office:value-type="float" office:value="0.390378177166" calcext:value-type="float">
            <text:p>0.39037817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2481E+018" calcext:value-type="float">
            <text:p>1526876690248100000</text:p>
          </table:table-cell>
          <table:table-cell office:value-type="float" office:value="1267" calcext:value-type="float">
            <text:p>1267</text:p>
          </table:table-cell>
          <table:table-cell office:value-type="float" office:value="1.52687669024038E+018" calcext:value-type="float">
            <text:p>1526876690240380000</text:p>
          </table:table-cell>
          <table:table-cell office:value-type="string" calcext:value-type="string">
            <text:p>world</text:p>
          </table:table-cell>
          <table:table-cell office:value-type="float" office:value="0.53685104847" calcext:value-type="float">
            <text:p>0.5368510485</text:p>
          </table:table-cell>
          <table:table-cell office:value-type="float" office:value="-0.135250255466" calcext:value-type="float">
            <text:p>-0.1352502555</text:p>
          </table:table-cell>
          <table:table-cell office:value-type="float" office:value="0.342406511307" calcext:value-type="float">
            <text:p>0.3424065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26829E+018" calcext:value-type="float">
            <text:p>1526876690268290000</text:p>
          </table:table-cell>
          <table:table-cell office:value-type="float" office:value="1268" calcext:value-type="float">
            <text:p>1268</text:p>
          </table:table-cell>
          <table:table-cell office:value-type="float" office:value="1.52687669026026E+018" calcext:value-type="float">
            <text:p>1526876690260260000</text:p>
          </table:table-cell>
          <table:table-cell office:value-type="string" calcext:value-type="string">
            <text:p>world</text:p>
          </table:table-cell>
          <table:table-cell office:value-type="float" office:value="0.493427783251" calcext:value-type="float">
            <text:p>0.4934277833</text:p>
          </table:table-cell>
          <table:table-cell office:value-type="float" office:value="-0.131138294935" calcext:value-type="float">
            <text:p>-0.1311382949</text:p>
          </table:table-cell>
          <table:table-cell office:value-type="float" office:value="0.318775773048" calcext:value-type="float">
            <text:p>0.3187757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28869E+018" calcext:value-type="float">
            <text:p>1526876690288690000</text:p>
          </table:table-cell>
          <table:table-cell office:value-type="float" office:value="1269" calcext:value-type="float">
            <text:p>1269</text:p>
          </table:table-cell>
          <table:table-cell office:value-type="float" office:value="1.52687669027994E+018" calcext:value-type="float">
            <text:p>1526876690279940000</text:p>
          </table:table-cell>
          <table:table-cell office:value-type="string" calcext:value-type="string">
            <text:p>world</text:p>
          </table:table-cell>
          <table:table-cell office:value-type="float" office:value="0.590291142464" calcext:value-type="float">
            <text:p>0.5902911425</text:p>
          </table:table-cell>
          <table:table-cell office:value-type="float" office:value="-0.176074534655" calcext:value-type="float">
            <text:p>-0.1760745347</text:p>
          </table:table-cell>
          <table:table-cell office:value-type="float" office:value="0.397595703602" calcext:value-type="float">
            <text:p>0.39759570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30802E+018" calcext:value-type="float">
            <text:p>1526876690308020000</text:p>
          </table:table-cell>
          <table:table-cell office:value-type="float" office:value="1270" calcext:value-type="float">
            <text:p>1270</text:p>
          </table:table-cell>
          <table:table-cell office:value-type="float" office:value="1.52687669029984E+018" calcext:value-type="float">
            <text:p>1526876690299840000</text:p>
          </table:table-cell>
          <table:table-cell office:value-type="string" calcext:value-type="string">
            <text:p>world</text:p>
          </table:table-cell>
          <table:table-cell office:value-type="float" office:value="0.538329005241" calcext:value-type="float">
            <text:p>0.5383290052</text:p>
          </table:table-cell>
          <table:table-cell office:value-type="float" office:value="-0.178590476513" calcext:value-type="float">
            <text:p>-0.1785904765</text:p>
          </table:table-cell>
          <table:table-cell office:value-type="float" office:value="0.380527377129" calcext:value-type="float">
            <text:p>0.38052737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32849E+018" calcext:value-type="float">
            <text:p>1526876690328490000</text:p>
          </table:table-cell>
          <table:table-cell office:value-type="float" office:value="1271" calcext:value-type="float">
            <text:p>1271</text:p>
          </table:table-cell>
          <table:table-cell office:value-type="float" office:value="1.52687669032072E+018" calcext:value-type="float">
            <text:p>1526876690320720000</text:p>
          </table:table-cell>
          <table:table-cell office:value-type="string" calcext:value-type="string">
            <text:p>world</text:p>
          </table:table-cell>
          <table:table-cell office:value-type="float" office:value="0.605519771576" calcext:value-type="float">
            <text:p>0.6055197716</text:p>
          </table:table-cell>
          <table:table-cell office:value-type="float" office:value="-0.230598017573" calcext:value-type="float">
            <text:p>-0.2305980176</text:p>
          </table:table-cell>
          <table:table-cell office:value-type="float" office:value="0.467450678349" calcext:value-type="float">
            <text:p>0.46745067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3486E+018" calcext:value-type="float">
            <text:p>1526876690348600000</text:p>
          </table:table-cell>
          <table:table-cell office:value-type="float" office:value="1272" calcext:value-type="float">
            <text:p>1272</text:p>
          </table:table-cell>
          <table:table-cell office:value-type="float" office:value="1.52687669034041E+018" calcext:value-type="float">
            <text:p>1526876690340410000</text:p>
          </table:table-cell>
          <table:table-cell office:value-type="string" calcext:value-type="string">
            <text:p>world</text:p>
          </table:table-cell>
          <table:table-cell office:value-type="float" office:value="0.534228384495" calcext:value-type="float">
            <text:p>0.5342283845</text:p>
          </table:table-cell>
          <table:table-cell office:value-type="float" office:value="-0.222175121307" calcext:value-type="float">
            <text:p>-0.2221751213</text:p>
          </table:table-cell>
          <table:table-cell office:value-type="float" office:value="0.441573768854" calcext:value-type="float">
            <text:p>0.44157376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36797E+018" calcext:value-type="float">
            <text:p>1526876690367970000</text:p>
          </table:table-cell>
          <table:table-cell office:value-type="float" office:value="1273" calcext:value-type="float">
            <text:p>1273</text:p>
          </table:table-cell>
          <table:table-cell office:value-type="float" office:value="1.52687669036008E+018" calcext:value-type="float">
            <text:p>1526876690360080000</text:p>
          </table:table-cell>
          <table:table-cell office:value-type="string" calcext:value-type="string">
            <text:p>world</text:p>
          </table:table-cell>
          <table:table-cell office:value-type="float" office:value="0.507359027863" calcext:value-type="float">
            <text:p>0.5073590279</text:p>
          </table:table-cell>
          <table:table-cell office:value-type="float" office:value="-0.236138731241" calcext:value-type="float">
            <text:p>-0.2361387312</text:p>
          </table:table-cell>
          <table:table-cell office:value-type="float" office:value="0.453207999468" calcext:value-type="float">
            <text:p>0.45320799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38834E+018" calcext:value-type="float">
            <text:p>1526876690388340000</text:p>
          </table:table-cell>
          <table:table-cell office:value-type="float" office:value="1274" calcext:value-type="float">
            <text:p>1274</text:p>
          </table:table-cell>
          <table:table-cell office:value-type="float" office:value="1.52687669038012E+018" calcext:value-type="float">
            <text:p>1526876690380120000</text:p>
          </table:table-cell>
          <table:table-cell office:value-type="string" calcext:value-type="string">
            <text:p>world</text:p>
          </table:table-cell>
          <table:table-cell office:value-type="float" office:value="0.58787548542" calcext:value-type="float">
            <text:p>0.5878754854</text:p>
          </table:table-cell>
          <table:table-cell office:value-type="float" office:value="-0.312917768955" calcext:value-type="float">
            <text:p>-0.312917769</text:p>
          </table:table-cell>
          <table:table-cell office:value-type="float" office:value="0.587864637375" calcext:value-type="float">
            <text:p>0.58786463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40878E+018" calcext:value-type="float">
            <text:p>1526876690408780000</text:p>
          </table:table-cell>
          <table:table-cell office:value-type="float" office:value="1275" calcext:value-type="float">
            <text:p>1275</text:p>
          </table:table-cell>
          <table:table-cell office:value-type="float" office:value="1.52687669039996E+018" calcext:value-type="float">
            <text:p>1526876690399960000</text:p>
          </table:table-cell>
          <table:table-cell office:value-type="string" calcext:value-type="string">
            <text:p>world</text:p>
          </table:table-cell>
          <table:table-cell office:value-type="float" office:value="0.51203250885" calcext:value-type="float">
            <text:p>0.5120325089</text:p>
          </table:table-cell>
          <table:table-cell office:value-type="float" office:value="-0.302784919739" calcext:value-type="float">
            <text:p>-0.3027849197</text:p>
          </table:table-cell>
          <table:table-cell office:value-type="float" office:value="0.549355566502" calcext:value-type="float">
            <text:p>0.54935556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42813E+018" calcext:value-type="float">
            <text:p>1526876690428130000</text:p>
          </table:table-cell>
          <table:table-cell office:value-type="float" office:value="1276" calcext:value-type="float">
            <text:p>1276</text:p>
          </table:table-cell>
          <table:table-cell office:value-type="float" office:value="1.52687669041984E+018" calcext:value-type="float">
            <text:p>1526876690419840000</text:p>
          </table:table-cell>
          <table:table-cell office:value-type="string" calcext:value-type="string">
            <text:p>world</text:p>
          </table:table-cell>
          <table:table-cell office:value-type="float" office:value="0.477825552225" calcext:value-type="float">
            <text:p>0.4778255522</text:p>
          </table:table-cell>
          <table:table-cell office:value-type="float" office:value="-0.310224443674" calcext:value-type="float">
            <text:p>-0.3102244437</text:p>
          </table:table-cell>
          <table:table-cell office:value-type="float" office:value="0.543320894241" calcext:value-type="float">
            <text:p>0.54332089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44858E+018" calcext:value-type="float">
            <text:p>1526876690448580000</text:p>
          </table:table-cell>
          <table:table-cell office:value-type="float" office:value="1277" calcext:value-type="float">
            <text:p>1277</text:p>
          </table:table-cell>
          <table:table-cell office:value-type="float" office:value="1.52687669043985E+018" calcext:value-type="float">
            <text:p>1526876690439850000</text:p>
          </table:table-cell>
          <table:table-cell office:value-type="string" calcext:value-type="string">
            <text:p>world</text:p>
          </table:table-cell>
          <table:table-cell office:value-type="float" office:value="0.552976965904" calcext:value-type="float">
            <text:p>0.5529769659</text:p>
          </table:table-cell>
          <table:table-cell office:value-type="float" office:value="-0.403621315956" calcext:value-type="float">
            <text:p>-0.403621316</text:p>
          </table:table-cell>
          <table:table-cell office:value-type="float" office:value="0.670250535011" calcext:value-type="float">
            <text:p>0.6702505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46883E+018" calcext:value-type="float">
            <text:p>1526876690468830000</text:p>
          </table:table-cell>
          <table:table-cell office:value-type="float" office:value="1278" calcext:value-type="float">
            <text:p>1278</text:p>
          </table:table-cell>
          <table:table-cell office:value-type="float" office:value="1.52687669046067E+018" calcext:value-type="float">
            <text:p>1526876690460670000</text:p>
          </table:table-cell>
          <table:table-cell office:value-type="string" calcext:value-type="string">
            <text:p>world</text:p>
          </table:table-cell>
          <table:table-cell office:value-type="float" office:value="0.482716977596" calcext:value-type="float">
            <text:p>0.4827169776</text:p>
          </table:table-cell>
          <table:table-cell office:value-type="float" office:value="-0.377486288548" calcext:value-type="float">
            <text:p>-0.3774862885</text:p>
          </table:table-cell>
          <table:table-cell office:value-type="float" office:value="0.598058581352" calcext:value-type="float">
            <text:p>0.59805858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48828E+018" calcext:value-type="float">
            <text:p>1526876690488280000</text:p>
          </table:table-cell>
          <table:table-cell office:value-type="float" office:value="1279" calcext:value-type="float">
            <text:p>1279</text:p>
          </table:table-cell>
          <table:table-cell office:value-type="float" office:value="1.52687669048054E+018" calcext:value-type="float">
            <text:p>1526876690480540000</text:p>
          </table:table-cell>
          <table:table-cell office:value-type="string" calcext:value-type="string">
            <text:p>world</text:p>
          </table:table-cell>
          <table:table-cell office:value-type="float" office:value="0.559445559978" calcext:value-type="float">
            <text:p>0.55944556</text:p>
          </table:table-cell>
          <table:table-cell office:value-type="float" office:value="-0.487423628569" calcext:value-type="float">
            <text:p>-0.4874236286</text:p>
          </table:table-cell>
          <table:table-cell office:value-type="float" office:value="0.717969417572" calcext:value-type="float">
            <text:p>0.7179694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5085E+018" calcext:value-type="float">
            <text:p>1526876690508500000</text:p>
          </table:table-cell>
          <table:table-cell office:value-type="float" office:value="1280" calcext:value-type="float">
            <text:p>1280</text:p>
          </table:table-cell>
          <table:table-cell office:value-type="float" office:value="1.5268766905003E+018" calcext:value-type="float">
            <text:p>1526876690500300000</text:p>
          </table:table-cell>
          <table:table-cell office:value-type="string" calcext:value-type="string">
            <text:p>world</text:p>
          </table:table-cell>
          <table:table-cell office:value-type="float" office:value="0.475242555141" calcext:value-type="float">
            <text:p>0.4752425551</text:p>
          </table:table-cell>
          <table:table-cell office:value-type="float" office:value="-0.443193495274" calcext:value-type="float">
            <text:p>-0.4431934953</text:p>
          </table:table-cell>
          <table:table-cell office:value-type="float" office:value="0.612442016602" calcext:value-type="float">
            <text:p>0.61244201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52878E+018" calcext:value-type="float">
            <text:p>1526876690528780000</text:p>
          </table:table-cell>
          <table:table-cell office:value-type="float" office:value="1281" calcext:value-type="float">
            <text:p>1281</text:p>
          </table:table-cell>
          <table:table-cell office:value-type="float" office:value="1.52687669051995E+018" calcext:value-type="float">
            <text:p>1526876690519950000</text:p>
          </table:table-cell>
          <table:table-cell office:value-type="string" calcext:value-type="string">
            <text:p>world</text:p>
          </table:table-cell>
          <table:table-cell office:value-type="float" office:value="0.429657429457" calcext:value-type="float">
            <text:p>0.4296574295</text:p>
          </table:table-cell>
          <table:table-cell office:value-type="float" office:value="-0.428998231888" calcext:value-type="float">
            <text:p>-0.4289982319</text:p>
          </table:table-cell>
          <table:table-cell office:value-type="float" office:value="0.555132031441" calcext:value-type="float">
            <text:p>0.55513203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54797E+018" calcext:value-type="float">
            <text:p>1526876690547970000</text:p>
          </table:table-cell>
          <table:table-cell office:value-type="float" office:value="1282" calcext:value-type="float">
            <text:p>1282</text:p>
          </table:table-cell>
          <table:table-cell office:value-type="float" office:value="1.5268766905398E+018" calcext:value-type="float">
            <text:p>1526876690539800000</text:p>
          </table:table-cell>
          <table:table-cell office:value-type="string" calcext:value-type="string">
            <text:p>world</text:p>
          </table:table-cell>
          <table:table-cell office:value-type="float" office:value="0.515379488468" calcext:value-type="float">
            <text:p>0.5153794885</text:p>
          </table:table-cell>
          <table:table-cell office:value-type="float" office:value="-0.562477886677" calcext:value-type="float">
            <text:p>-0.5624778867</text:p>
          </table:table-cell>
          <table:table-cell office:value-type="float" office:value="0.670556902885" calcext:value-type="float">
            <text:p>0.67055690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56821E+018" calcext:value-type="float">
            <text:p>1526876690568210000</text:p>
          </table:table-cell>
          <table:table-cell office:value-type="float" office:value="1283" calcext:value-type="float">
            <text:p>1283</text:p>
          </table:table-cell>
          <table:table-cell office:value-type="float" office:value="1.52687669056063E+018" calcext:value-type="float">
            <text:p>1526876690560630000</text:p>
          </table:table-cell>
          <table:table-cell office:value-type="string" calcext:value-type="string">
            <text:p>world</text:p>
          </table:table-cell>
          <table:table-cell office:value-type="float" office:value="0.436451911926" calcext:value-type="float">
            <text:p>0.4364519119</text:p>
          </table:table-cell>
          <table:table-cell office:value-type="float" office:value="-0.512218177319" calcext:value-type="float">
            <text:p>-0.5122181773</text:p>
          </table:table-cell>
          <table:table-cell office:value-type="float" office:value="0.569222450256" calcext:value-type="float">
            <text:p>0.56922245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58865E+018" calcext:value-type="float">
            <text:p>1526876690588650000</text:p>
          </table:table-cell>
          <table:table-cell office:value-type="float" office:value="1284" calcext:value-type="float">
            <text:p>1284</text:p>
          </table:table-cell>
          <table:table-cell office:value-type="float" office:value="1.52687669058045E+018" calcext:value-type="float">
            <text:p>1526876690580450000</text:p>
          </table:table-cell>
          <table:table-cell office:value-type="string" calcext:value-type="string">
            <text:p>world</text:p>
          </table:table-cell>
          <table:table-cell office:value-type="float" office:value="0.479299724102" calcext:value-type="float">
            <text:p>0.4792997241</text:p>
          </table:table-cell>
          <table:table-cell office:value-type="float" office:value="-0.617542028427" calcext:value-type="float">
            <text:p>-0.6175420284</text:p>
          </table:table-cell>
          <table:table-cell office:value-type="float" office:value="0.62321382761" calcext:value-type="float">
            <text:p>0.62321382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60779E+018" calcext:value-type="float">
            <text:p>1526876690607790000</text:p>
          </table:table-cell>
          <table:table-cell office:value-type="float" office:value="1285" calcext:value-type="float">
            <text:p>1285</text:p>
          </table:table-cell>
          <table:table-cell office:value-type="float" office:value="1.52687669060022E+018" calcext:value-type="float">
            <text:p>1526876690600220000</text:p>
          </table:table-cell>
          <table:table-cell office:value-type="string" calcext:value-type="string">
            <text:p>world</text:p>
          </table:table-cell>
          <table:table-cell office:value-type="float" office:value="0.421032518148" calcext:value-type="float">
            <text:p>0.4210325181</text:p>
          </table:table-cell>
          <table:table-cell office:value-type="float" office:value="-0.574177384377" calcext:value-type="float">
            <text:p>-0.5741773844</text:p>
          </table:table-cell>
          <table:table-cell office:value-type="float" office:value="0.541357040405" calcext:value-type="float">
            <text:p>0.54135704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62808E+018" calcext:value-type="float">
            <text:p>1526876690628080000</text:p>
          </table:table-cell>
          <table:table-cell office:value-type="float" office:value="1286" calcext:value-type="float">
            <text:p>1286</text:p>
          </table:table-cell>
          <table:table-cell office:value-type="float" office:value="1.52687669062035E+018" calcext:value-type="float">
            <text:p>1526876690620350000</text:p>
          </table:table-cell>
          <table:table-cell office:value-type="string" calcext:value-type="string">
            <text:p>world</text:p>
          </table:table-cell>
          <table:table-cell office:value-type="float" office:value="0.368713676929" calcext:value-type="float">
            <text:p>0.3687136769</text:p>
          </table:table-cell>
          <table:table-cell office:value-type="float" office:value="-0.550254106522" calcext:value-type="float">
            <text:p>-0.5502541065</text:p>
          </table:table-cell>
          <table:table-cell office:value-type="float" office:value="0.474739462137" calcext:value-type="float">
            <text:p>0.47473946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64841E+018" calcext:value-type="float">
            <text:p>1526876690648410000</text:p>
          </table:table-cell>
          <table:table-cell office:value-type="float" office:value="1287" calcext:value-type="float">
            <text:p>1287</text:p>
          </table:table-cell>
          <table:table-cell office:value-type="float" office:value="1.52687669064004E+018" calcext:value-type="float">
            <text:p>1526876690640040000</text:p>
          </table:table-cell>
          <table:table-cell office:value-type="string" calcext:value-type="string">
            <text:p>world</text:p>
          </table:table-cell>
          <table:table-cell office:value-type="float" office:value="0.419290840626" calcext:value-type="float">
            <text:p>0.4192908406</text:p>
          </table:table-cell>
          <table:table-cell office:value-type="float" office:value="-0.679312705994" calcext:value-type="float">
            <text:p>-0.679312706</text:p>
          </table:table-cell>
          <table:table-cell office:value-type="float" office:value="0.535858213902" calcext:value-type="float">
            <text:p>0.53585821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66864E+018" calcext:value-type="float">
            <text:p>1526876690668640000</text:p>
          </table:table-cell>
          <table:table-cell office:value-type="float" office:value="1288" calcext:value-type="float">
            <text:p>1288</text:p>
          </table:table-cell>
          <table:table-cell office:value-type="float" office:value="1.52687669065969E+018" calcext:value-type="float">
            <text:p>1526876690659690000</text:p>
          </table:table-cell>
          <table:table-cell office:value-type="string" calcext:value-type="string">
            <text:p>world</text:p>
          </table:table-cell>
          <table:table-cell office:value-type="float" office:value="0.354723095894" calcext:value-type="float">
            <text:p>0.3547230959</text:p>
          </table:table-cell>
          <table:table-cell office:value-type="float" office:value="-0.623912930489" calcext:value-type="float">
            <text:p>-0.6239129305</text:p>
          </table:table-cell>
          <table:table-cell office:value-type="float" office:value="0.454676747322" calcext:value-type="float">
            <text:p>0.45467674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68796E+018" calcext:value-type="float">
            <text:p>1526876690687960000</text:p>
          </table:table-cell>
          <table:table-cell office:value-type="float" office:value="1289" calcext:value-type="float">
            <text:p>1289</text:p>
          </table:table-cell>
          <table:table-cell office:value-type="float" office:value="1.52687669068043E+018" calcext:value-type="float">
            <text:p>1526876690680430000</text:p>
          </table:table-cell>
          <table:table-cell office:value-type="string" calcext:value-type="string">
            <text:p>world</text:p>
          </table:table-cell>
          <table:table-cell office:value-type="float" office:value="0.39959743619" calcext:value-type="float">
            <text:p>0.3995974362</text:p>
          </table:table-cell>
          <table:table-cell office:value-type="float" office:value="-0.776302576065" calcext:value-type="float">
            <text:p>-0.7763025761</text:p>
          </table:table-cell>
          <table:table-cell office:value-type="float" office:value="0.514692723751" calcext:value-type="float">
            <text:p>0.51469272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70839E+018" calcext:value-type="float">
            <text:p>1526876690708390000</text:p>
          </table:table-cell>
          <table:table-cell office:value-type="float" office:value="1290" calcext:value-type="float">
            <text:p>1290</text:p>
          </table:table-cell>
          <table:table-cell office:value-type="float" office:value="1.5268766907002E+018" calcext:value-type="float">
            <text:p>1526876690700200000</text:p>
          </table:table-cell>
          <table:table-cell office:value-type="string" calcext:value-type="string">
            <text:p>world</text:p>
          </table:table-cell>
          <table:table-cell office:value-type="float" office:value="0.324397355318" calcext:value-type="float">
            <text:p>0.3243973553</text:p>
          </table:table-cell>
          <table:table-cell office:value-type="float" office:value="-0.685284137726" calcext:value-type="float">
            <text:p>-0.6852841377</text:p>
          </table:table-cell>
          <table:table-cell office:value-type="float" office:value="0.414307564497" calcext:value-type="float">
            <text:p>0.41430756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72865E+018" calcext:value-type="float">
            <text:p>1526876690728650000</text:p>
          </table:table-cell>
          <table:table-cell office:value-type="float" office:value="1291" calcext:value-type="float">
            <text:p>1291</text:p>
          </table:table-cell>
          <table:table-cell office:value-type="float" office:value="1.52687669071992E+018" calcext:value-type="float">
            <text:p>1526876690719920000</text:p>
          </table:table-cell>
          <table:table-cell office:value-type="string" calcext:value-type="string">
            <text:p>world</text:p>
          </table:table-cell>
          <table:table-cell office:value-type="float" office:value="0.284781754017" calcext:value-type="float">
            <text:p>0.284781754</text:p>
          </table:table-cell>
          <table:table-cell office:value-type="float" office:value="-0.652738571167" calcext:value-type="float">
            <text:p>-0.6527385712</text:p>
          </table:table-cell>
          <table:table-cell office:value-type="float" office:value="0.361406028271" calcext:value-type="float">
            <text:p>0.36140602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74793E+018" calcext:value-type="float">
            <text:p>1526876690747930000</text:p>
          </table:table-cell>
          <table:table-cell office:value-type="float" office:value="1292" calcext:value-type="float">
            <text:p>1292</text:p>
          </table:table-cell>
          <table:table-cell office:value-type="float" office:value="1.5268766907396E+018" calcext:value-type="float">
            <text:p>1526876690739600000</text:p>
          </table:table-cell>
          <table:table-cell office:value-type="string" calcext:value-type="string">
            <text:p>world</text:p>
          </table:table-cell>
          <table:table-cell office:value-type="float" office:value="0.319021642208" calcext:value-type="float">
            <text:p>0.3190216422</text:p>
          </table:table-cell>
          <table:table-cell office:value-type="float" office:value="-0.83384758234" calcext:value-type="float">
            <text:p>-0.8338475823</text:p>
          </table:table-cell>
          <table:table-cell office:value-type="float" office:value="0.404858529568" calcext:value-type="float">
            <text:p>0.4048585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7682E+018" calcext:value-type="float">
            <text:p>1526876690768200000</text:p>
          </table:table-cell>
          <table:table-cell office:value-type="float" office:value="1293" calcext:value-type="float">
            <text:p>1293</text:p>
          </table:table-cell>
          <table:table-cell office:value-type="float" office:value="1.52687669076038E+018" calcext:value-type="float">
            <text:p>1526876690760380000</text:p>
          </table:table-cell>
          <table:table-cell office:value-type="string" calcext:value-type="string">
            <text:p>world</text:p>
          </table:table-cell>
          <table:table-cell office:value-type="float" office:value="0.26398229599" calcext:value-type="float">
            <text:p>0.263982296</text:p>
          </table:table-cell>
          <table:table-cell office:value-type="float" office:value="-0.750683546066" calcext:value-type="float">
            <text:p>-0.7506835461</text:p>
          </table:table-cell>
          <table:table-cell office:value-type="float" office:value="0.339068353176" calcext:value-type="float">
            <text:p>0.33906835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78854E+018" calcext:value-type="float">
            <text:p>1526876690788540000</text:p>
          </table:table-cell>
          <table:table-cell office:value-type="float" office:value="1294" calcext:value-type="float">
            <text:p>1294</text:p>
          </table:table-cell>
          <table:table-cell office:value-type="float" office:value="1.52687669078024E+018" calcext:value-type="float">
            <text:p>1526876690780240000</text:p>
          </table:table-cell>
          <table:table-cell office:value-type="string" calcext:value-type="string">
            <text:p>world</text:p>
          </table:table-cell>
          <table:table-cell office:value-type="float" office:value="0.278521060944" calcext:value-type="float">
            <text:p>0.2785210609</text:p>
          </table:table-cell>
          <table:table-cell office:value-type="float" office:value="-0.890908718109" calcext:value-type="float">
            <text:p>-0.8909087181</text:p>
          </table:table-cell>
          <table:table-cell office:value-type="float" office:value="0.365772426128" calcext:value-type="float">
            <text:p>0.36577242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80882E+018" calcext:value-type="float">
            <text:p>1526876690808820000</text:p>
          </table:table-cell>
          <table:table-cell office:value-type="float" office:value="1295" calcext:value-type="float">
            <text:p>1295</text:p>
          </table:table-cell>
          <table:table-cell office:value-type="float" office:value="1.52687669080004E+018" calcext:value-type="float">
            <text:p>1526876690800040000</text:p>
          </table:table-cell>
          <table:table-cell office:value-type="string" calcext:value-type="string">
            <text:p>world</text:p>
          </table:table-cell>
          <table:table-cell office:value-type="float" office:value="0.221016347408" calcext:value-type="float">
            <text:p>0.2210163474</text:p>
          </table:table-cell>
          <table:table-cell office:value-type="float" office:value="-0.799538731575" calcext:value-type="float">
            <text:p>-0.7995387316</text:p>
          </table:table-cell>
          <table:table-cell office:value-type="float" office:value="0.303806871176" calcext:value-type="float">
            <text:p>0.3038068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82819E+018" calcext:value-type="float">
            <text:p>1526876690828190000</text:p>
          </table:table-cell>
          <table:table-cell office:value-type="float" office:value="1296" calcext:value-type="float">
            <text:p>1296</text:p>
          </table:table-cell>
          <table:table-cell office:value-type="float" office:value="1.52687669081976E+018" calcext:value-type="float">
            <text:p>1526876690819760000</text:p>
          </table:table-cell>
          <table:table-cell office:value-type="string" calcext:value-type="string">
            <text:p>world</text:p>
          </table:table-cell>
          <table:table-cell office:value-type="float" office:value="0.196280986071" calcext:value-type="float">
            <text:p>0.1962809861</text:p>
          </table:table-cell>
          <table:table-cell office:value-type="float" office:value="-0.788270711899" calcext:value-type="float">
            <text:p>-0.7882707119</text:p>
          </table:table-cell>
          <table:table-cell office:value-type="float" office:value="0.281097173691" calcext:value-type="float">
            <text:p>0.28109717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84854E+018" calcext:value-type="float">
            <text:p>1526876690848540000</text:p>
          </table:table-cell>
          <table:table-cell office:value-type="float" office:value="1297" calcext:value-type="float">
            <text:p>1297</text:p>
          </table:table-cell>
          <table:table-cell office:value-type="float" office:value="1.52687669084039E+018" calcext:value-type="float">
            <text:p>1526876690840390000</text:p>
          </table:table-cell>
          <table:table-cell office:value-type="string" calcext:value-type="string">
            <text:p>world</text:p>
          </table:table-cell>
          <table:table-cell office:value-type="float" office:value="0.196080207825" calcext:value-type="float">
            <text:p>0.1960802078</text:p>
          </table:table-cell>
          <table:table-cell office:value-type="float" office:value="-0.956716120243" calcext:value-type="float">
            <text:p>-0.9567161202</text:p>
          </table:table-cell>
          <table:table-cell office:value-type="float" office:value="0.305416285992" calcext:value-type="float">
            <text:p>0.3054162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86884E+018" calcext:value-type="float">
            <text:p>1526876690868840000</text:p>
          </table:table-cell>
          <table:table-cell office:value-type="float" office:value="1298" calcext:value-type="float">
            <text:p>1298</text:p>
          </table:table-cell>
          <table:table-cell office:value-type="float" office:value="1.52687669086009E+018" calcext:value-type="float">
            <text:p>1526876690860090000</text:p>
          </table:table-cell>
          <table:table-cell office:value-type="string" calcext:value-type="string">
            <text:p>world</text:p>
          </table:table-cell>
          <table:table-cell office:value-type="float" office:value="0.161099374294" calcext:value-type="float">
            <text:p>0.1610993743</text:p>
          </table:table-cell>
          <table:table-cell office:value-type="float" office:value="-0.859914302826" calcext:value-type="float">
            <text:p>-0.8599143028</text:p>
          </table:table-cell>
          <table:table-cell office:value-type="float" office:value="0.257303088903" calcext:value-type="float">
            <text:p>0.25730308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88831E+018" calcext:value-type="float">
            <text:p>1526876690888310000</text:p>
          </table:table-cell>
          <table:table-cell office:value-type="float" office:value="1299" calcext:value-type="float">
            <text:p>1299</text:p>
          </table:table-cell>
          <table:table-cell office:value-type="float" office:value="1.52687669087999E+018" calcext:value-type="float">
            <text:p>1526876690879990000</text:p>
          </table:table-cell>
          <table:table-cell office:value-type="string" calcext:value-type="string">
            <text:p>world</text:p>
          </table:table-cell>
          <table:table-cell office:value-type="float" office:value="0.166370540857" calcext:value-type="float">
            <text:p>0.1663705409</text:p>
          </table:table-cell>
          <table:table-cell office:value-type="float" office:value="-1.05561041832" calcext:value-type="float">
            <text:p>-1.0556104183</text:p>
          </table:table-cell>
          <table:table-cell office:value-type="float" office:value="0.284356683493" calcext:value-type="float">
            <text:p>0.28435668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90859E+018" calcext:value-type="float">
            <text:p>1526876690908590000</text:p>
          </table:table-cell>
          <table:table-cell office:value-type="float" office:value="1300" calcext:value-type="float">
            <text:p>1300</text:p>
          </table:table-cell>
          <table:table-cell office:value-type="float" office:value="1.52687669090005E+018" calcext:value-type="float">
            <text:p>1526876690900050000</text:p>
          </table:table-cell>
          <table:table-cell office:value-type="string" calcext:value-type="string">
            <text:p>world</text:p>
          </table:table-cell>
          <table:table-cell office:value-type="float" office:value="0.128481149673" calcext:value-type="float">
            <text:p>0.1284811497</text:p>
          </table:table-cell>
          <table:table-cell office:value-type="float" office:value="-0.934231758118" calcext:value-type="float">
            <text:p>-0.9342317581</text:p>
          </table:table-cell>
          <table:table-cell office:value-type="float" office:value="0.233866542578" calcext:value-type="float">
            <text:p>0.23386654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92914E+018" calcext:value-type="float">
            <text:p>1526876690929140000</text:p>
          </table:table-cell>
          <table:table-cell office:value-type="float" office:value="1301" calcext:value-type="float">
            <text:p>1301</text:p>
          </table:table-cell>
          <table:table-cell office:value-type="float" office:value="1.52687669091984E+018" calcext:value-type="float">
            <text:p>1526876690919840000</text:p>
          </table:table-cell>
          <table:table-cell office:value-type="string" calcext:value-type="string">
            <text:p>world</text:p>
          </table:table-cell>
          <table:table-cell office:value-type="float" office:value="0.104218885303" calcext:value-type="float">
            <text:p>0.1042188853</text:p>
          </table:table-cell>
          <table:table-cell office:value-type="float" office:value="-0.883349537849" calcext:value-type="float">
            <text:p>-0.8833495378</text:p>
          </table:table-cell>
          <table:table-cell office:value-type="float" office:value="0.195973992348" calcext:value-type="float">
            <text:p>0.1959739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94841E+018" calcext:value-type="float">
            <text:p>1526876690948410000</text:p>
          </table:table-cell>
          <table:table-cell office:value-type="float" office:value="1302" calcext:value-type="float">
            <text:p>1302</text:p>
          </table:table-cell>
          <table:table-cell office:value-type="float" office:value="1.52687669093989E+018" calcext:value-type="float">
            <text:p>1526876690939890000</text:p>
          </table:table-cell>
          <table:table-cell office:value-type="string" calcext:value-type="string">
            <text:p>world</text:p>
          </table:table-cell>
          <table:table-cell office:value-type="float" office:value="0.105370640755" calcext:value-type="float">
            <text:p>0.1053706408</text:p>
          </table:table-cell>
          <table:table-cell office:value-type="float" office:value="-1.11338067055" calcext:value-type="float">
            <text:p>-1.1133806706</text:p>
          </table:table-cell>
          <table:table-cell office:value-type="float" office:value="0.208662524819" calcext:value-type="float">
            <text:p>0.2086625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9687E+018" calcext:value-type="float">
            <text:p>1526876690968700000</text:p>
          </table:table-cell>
          <table:table-cell office:value-type="float" office:value="1303" calcext:value-type="float">
            <text:p>1303</text:p>
          </table:table-cell>
          <table:table-cell office:value-type="float" office:value="1.52687669095976E+018" calcext:value-type="float">
            <text:p>1526876690959760000</text:p>
          </table:table-cell>
          <table:table-cell office:value-type="string" calcext:value-type="string">
            <text:p>world</text:p>
          </table:table-cell>
          <table:table-cell office:value-type="float" office:value="0.0770347937942" calcext:value-type="float">
            <text:p>0.0770347938</text:p>
          </table:table-cell>
          <table:table-cell office:value-type="float" office:value="-0.987785339355" calcext:value-type="float">
            <text:p>-0.9877853394</text:p>
          </table:table-cell>
          <table:table-cell office:value-type="float" office:value="0.167689889669" calcext:value-type="float">
            <text:p>0.16768988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098798E+018" calcext:value-type="float">
            <text:p>1526876690987980000</text:p>
          </table:table-cell>
          <table:table-cell office:value-type="float" office:value="1304" calcext:value-type="float">
            <text:p>1304</text:p>
          </table:table-cell>
          <table:table-cell office:value-type="float" office:value="1.52687669098065E+018" calcext:value-type="float">
            <text:p>1526876690980650000</text:p>
          </table:table-cell>
          <table:table-cell office:value-type="string" calcext:value-type="string">
            <text:p>world</text:p>
          </table:table-cell>
          <table:table-cell office:value-type="float" office:value="0.0687535777688" calcext:value-type="float">
            <text:p>0.0687535778</text:p>
          </table:table-cell>
          <table:table-cell office:value-type="float" office:value="-1.20088863373" calcext:value-type="float">
            <text:p>-1.2008886337</text:p>
          </table:table-cell>
          <table:table-cell office:value-type="float" office:value="0.16752192378" calcext:value-type="float">
            <text:p>0.16752192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00829E+018" calcext:value-type="float">
            <text:p>1526876691008290000</text:p>
          </table:table-cell>
          <table:table-cell office:value-type="float" office:value="1305" calcext:value-type="float">
            <text:p>1305</text:p>
          </table:table-cell>
          <table:table-cell office:value-type="float" office:value="1.52687669100048E+018" calcext:value-type="float">
            <text:p>1526876691000480000</text:p>
          </table:table-cell>
          <table:table-cell office:value-type="string" calcext:value-type="string">
            <text:p>world</text:p>
          </table:table-cell>
          <table:table-cell office:value-type="float" office:value="0.0477763302624" calcext:value-type="float">
            <text:p>0.0477763303</text:p>
          </table:table-cell>
          <table:table-cell office:value-type="float" office:value="-1.05118811131" calcext:value-type="float">
            <text:p>-1.0511881113</text:p>
          </table:table-cell>
          <table:table-cell office:value-type="float" office:value="0.125030606985" calcext:value-type="float">
            <text:p>0.1250306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02873E+018" calcext:value-type="float">
            <text:p>1526876691028730000</text:p>
          </table:table-cell>
          <table:table-cell office:value-type="float" office:value="1306" calcext:value-type="float">
            <text:p>1306</text:p>
          </table:table-cell>
          <table:table-cell office:value-type="float" office:value="1.52687669102048E+018" calcext:value-type="float">
            <text:p>1526876691020480000</text:p>
          </table:table-cell>
          <table:table-cell office:value-type="string" calcext:value-type="string">
            <text:p>world</text:p>
          </table:table-cell>
          <table:table-cell office:value-type="float" office:value="0.0302272960544" calcext:value-type="float">
            <text:p>0.0302272961</text:p>
          </table:table-cell>
          <table:table-cell office:value-type="float" office:value="-1.21884083748" calcext:value-type="float">
            <text:p>-1.2188408375</text:p>
          </table:table-cell>
          <table:table-cell office:value-type="float" office:value="0.114185899496" calcext:value-type="float">
            <text:p>0.11418589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04785E+018" calcext:value-type="float">
            <text:p>1526876691047850000</text:p>
          </table:table-cell>
          <table:table-cell office:value-type="float" office:value="1307" calcext:value-type="float">
            <text:p>1307</text:p>
          </table:table-cell>
          <table:table-cell office:value-type="float" office:value="1.52687669104049E+018" calcext:value-type="float">
            <text:p>1526876691040490000</text:p>
          </table:table-cell>
          <table:table-cell office:value-type="string" calcext:value-type="string">
            <text:p>world</text:p>
          </table:table-cell>
          <table:table-cell office:value-type="float" office:value="0.0131831904873" calcext:value-type="float">
            <text:p>0.0131831905</text:p>
          </table:table-cell>
          <table:table-cell office:value-type="float" office:value="-1.09872174263" calcext:value-type="float">
            <text:p>-1.0987217426</text:p>
          </table:table-cell>
          <table:table-cell office:value-type="float" office:value="0.0808117389679" calcext:value-type="float">
            <text:p>0.0808117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06858E+018" calcext:value-type="float">
            <text:p>1526876691068580000</text:p>
          </table:table-cell>
          <table:table-cell office:value-type="float" office:value="1308" calcext:value-type="float">
            <text:p>1308</text:p>
          </table:table-cell>
          <table:table-cell office:value-type="float" office:value="1.52687669106018E+018" calcext:value-type="float">
            <text:p>1526876691060180000</text:p>
          </table:table-cell>
          <table:table-cell office:value-type="string" calcext:value-type="string">
            <text:p>world</text:p>
          </table:table-cell>
          <table:table-cell office:value-type="float" office:value="0.00239532347769" calcext:value-type="float">
            <text:p>0.0023953235</text:p>
          </table:table-cell>
          <table:table-cell office:value-type="float" office:value="-1.01541805267" calcext:value-type="float">
            <text:p>-1.0154180527</text:p>
          </table:table-cell>
          <table:table-cell office:value-type="float" office:value="0.0548076927662" calcext:value-type="float">
            <text:p>0.0548076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08849E+018" calcext:value-type="float">
            <text:p>1526876691088490000</text:p>
          </table:table-cell>
          <table:table-cell office:value-type="float" office:value="1309" calcext:value-type="float">
            <text:p>1309</text:p>
          </table:table-cell>
          <table:table-cell office:value-type="float" office:value="1.52687669107979E+018" calcext:value-type="float">
            <text:p>1526876691079790000</text:p>
          </table:table-cell>
          <table:table-cell office:value-type="string" calcext:value-type="string">
            <text:p>world</text:p>
          </table:table-cell>
          <table:table-cell office:value-type="float" office:value="-0.0139864236116" calcext:value-type="float">
            <text:p>-0.0139864236</text:p>
          </table:table-cell>
          <table:table-cell office:value-type="float" office:value="-1.22453308105" calcext:value-type="float">
            <text:p>-1.2245330811</text:p>
          </table:table-cell>
          <table:table-cell office:value-type="float" office:value="0.0237891692668" calcext:value-type="float">
            <text:p>0.02378916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1079E+018" calcext:value-type="float">
            <text:p>1526876691107900000</text:p>
          </table:table-cell>
          <table:table-cell office:value-type="float" office:value="1310" calcext:value-type="float">
            <text:p>1310</text:p>
          </table:table-cell>
          <table:table-cell office:value-type="float" office:value="1.52687669110041E+018" calcext:value-type="float">
            <text:p>1526876691100410000</text:p>
          </table:table-cell>
          <table:table-cell office:value-type="string" calcext:value-type="string">
            <text:p>world</text:p>
          </table:table-cell>
          <table:table-cell office:value-type="float" office:value="-0.0172563828528" calcext:value-type="float">
            <text:p>-0.0172563829</text:p>
          </table:table-cell>
          <table:table-cell office:value-type="float" office:value="-1.11431384087" calcext:value-type="float">
            <text:p>-1.1143138409</text:p>
          </table:table-cell>
          <table:table-cell office:value-type="float" office:value="0.000735007226467" calcext:value-type="float">
            <text:p>0.0007350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12824E+018" calcext:value-type="float">
            <text:p>1526876691128240000</text:p>
          </table:table-cell>
          <table:table-cell office:value-type="float" office:value="1311" calcext:value-type="float">
            <text:p>1311</text:p>
          </table:table-cell>
          <table:table-cell office:value-type="float" office:value="1.52687669112037E+018" calcext:value-type="float">
            <text:p>1526876691120370000</text:p>
          </table:table-cell>
          <table:table-cell office:value-type="string" calcext:value-type="string">
            <text:p>world</text:p>
          </table:table-cell>
          <table:table-cell office:value-type="float" office:value="-0.0351961962879" calcext:value-type="float">
            <text:p>-0.0351961963</text:p>
          </table:table-cell>
          <table:table-cell office:value-type="float" office:value="-1.28231394291" calcext:value-type="float">
            <text:p>-1.2823139429</text:p>
          </table:table-cell>
          <table:table-cell office:value-type="float" office:value="-0.046124599874" calcext:value-type="float">
            <text:p>-0.04612459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1485E+018" calcext:value-type="float">
            <text:p>1526876691148500000</text:p>
          </table:table-cell>
          <table:table-cell office:value-type="float" office:value="1312" calcext:value-type="float">
            <text:p>1312</text:p>
          </table:table-cell>
          <table:table-cell office:value-type="float" office:value="1.52687669114019E+018" calcext:value-type="float">
            <text:p>1526876691140190000</text:p>
          </table:table-cell>
          <table:table-cell office:value-type="string" calcext:value-type="string">
            <text:p>world</text:p>
          </table:table-cell>
          <table:table-cell office:value-type="float" office:value="-0.0363802164793" calcext:value-type="float">
            <text:p>-0.0363802165</text:p>
          </table:table-cell>
          <table:table-cell office:value-type="float" office:value="-1.12202298641" calcext:value-type="float">
            <text:p>-1.1220229864</text:p>
          </table:table-cell>
          <table:table-cell office:value-type="float" office:value="-0.0685064643621" calcext:value-type="float">
            <text:p>-0.06850646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16893E+018" calcext:value-type="float">
            <text:p>1526876691168930000</text:p>
          </table:table-cell>
          <table:table-cell office:value-type="float" office:value="1313" calcext:value-type="float">
            <text:p>1313</text:p>
          </table:table-cell>
          <table:table-cell office:value-type="float" office:value="1.52687669115996E+018" calcext:value-type="float">
            <text:p>1526876691159960000</text:p>
          </table:table-cell>
          <table:table-cell office:value-type="string" calcext:value-type="string">
            <text:p>world</text:p>
          </table:table-cell>
          <table:table-cell office:value-type="float" office:value="-0.0367849841714" calcext:value-type="float">
            <text:p>-0.0367849842</text:p>
          </table:table-cell>
          <table:table-cell office:value-type="float" office:value="-1.04118204117" calcext:value-type="float">
            <text:p>-1.0411820412</text:p>
          </table:table-cell>
          <table:table-cell office:value-type="float" office:value="-0.0873652249575" calcext:value-type="float">
            <text:p>-0.0873652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18836E+018" calcext:value-type="float">
            <text:p>1526876691188360000</text:p>
          </table:table-cell>
          <table:table-cell office:value-type="float" office:value="1314" calcext:value-type="float">
            <text:p>1314</text:p>
          </table:table-cell>
          <table:table-cell office:value-type="float" office:value="1.52687669117978E+018" calcext:value-type="float">
            <text:p>1526876691179780000</text:p>
          </table:table-cell>
          <table:table-cell office:value-type="string" calcext:value-type="string">
            <text:p>world</text:p>
          </table:table-cell>
          <table:table-cell office:value-type="float" office:value="-0.0515421405435" calcext:value-type="float">
            <text:p>-0.0515421405</text:p>
          </table:table-cell>
          <table:table-cell office:value-type="float" office:value="-1.26993942261" calcext:value-type="float">
            <text:p>-1.2699394226</text:p>
          </table:table-cell>
          <table:table-cell office:value-type="float" office:value="-0.154986441135" calcext:value-type="float">
            <text:p>-0.15498644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20855E+018" calcext:value-type="float">
            <text:p>1526876691208550000</text:p>
          </table:table-cell>
          <table:table-cell office:value-type="float" office:value="1315" calcext:value-type="float">
            <text:p>1315</text:p>
          </table:table-cell>
          <table:table-cell office:value-type="float" office:value="1.52687669120068E+018" calcext:value-type="float">
            <text:p>1526876691200680000</text:p>
          </table:table-cell>
          <table:table-cell office:value-type="string" calcext:value-type="string">
            <text:p>world</text:p>
          </table:table-cell>
          <table:table-cell office:value-type="float" office:value="-0.0494124107063" calcext:value-type="float">
            <text:p>-0.0494124107</text:p>
          </table:table-cell>
          <table:table-cell office:value-type="float" office:value="-1.10554051399" calcext:value-type="float">
            <text:p>-1.105540514</text:p>
          </table:table-cell>
          <table:table-cell office:value-type="float" office:value="-0.175907254219" calcext:value-type="float">
            <text:p>-0.17590725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22777E+018" calcext:value-type="float">
            <text:p>1526876691227770000</text:p>
          </table:table-cell>
          <table:table-cell office:value-type="float" office:value="1316" calcext:value-type="float">
            <text:p>1316</text:p>
          </table:table-cell>
          <table:table-cell office:value-type="float" office:value="1.52687669122053E+018" calcext:value-type="float">
            <text:p>1526876691220530000</text:p>
          </table:table-cell>
          <table:table-cell office:value-type="string" calcext:value-type="string">
            <text:p>world</text:p>
          </table:table-cell>
          <table:table-cell office:value-type="float" office:value="-0.0594491660595" calcext:value-type="float">
            <text:p>-0.0594491661</text:p>
          </table:table-cell>
          <table:table-cell office:value-type="float" office:value="-1.29450964928" calcext:value-type="float">
            <text:p>-1.2945096493</text:p>
          </table:table-cell>
          <table:table-cell office:value-type="float" office:value="-0.266593158245" calcext:value-type="float">
            <text:p>-0.26659315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24816E+018" calcext:value-type="float">
            <text:p>1526876691248160000</text:p>
          </table:table-cell>
          <table:table-cell office:value-type="float" office:value="1317" calcext:value-type="float">
            <text:p>1317</text:p>
          </table:table-cell>
          <table:table-cell office:value-type="float" office:value="1.52687669124019E+018" calcext:value-type="float">
            <text:p>1526876691240190000</text:p>
          </table:table-cell>
          <table:table-cell office:value-type="string" calcext:value-type="string">
            <text:p>world</text:p>
          </table:table-cell>
          <table:table-cell office:value-type="float" office:value="-0.0567488744855" calcext:value-type="float">
            <text:p>-0.0567488745</text:p>
          </table:table-cell>
          <table:table-cell office:value-type="float" office:value="-1.10433745384" calcext:value-type="float">
            <text:p>-1.1043374538</text:p>
          </table:table-cell>
          <table:table-cell office:value-type="float" office:value="-0.267484903336" calcext:value-type="float">
            <text:p>-0.26748490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26855E+018" calcext:value-type="float">
            <text:p>1526876691268550000</text:p>
          </table:table-cell>
          <table:table-cell office:value-type="float" office:value="1318" calcext:value-type="float">
            <text:p>1318</text:p>
          </table:table-cell>
          <table:table-cell office:value-type="float" office:value="1.5268766912598E+018" calcext:value-type="float">
            <text:p>1526876691259800000</text:p>
          </table:table-cell>
          <table:table-cell office:value-type="string" calcext:value-type="string">
            <text:p>world</text:p>
          </table:table-cell>
          <table:table-cell office:value-type="float" office:value="-0.0548075214028" calcext:value-type="float">
            <text:p>-0.0548075214</text:p>
          </table:table-cell>
          <table:table-cell office:value-type="float" office:value="-1.00427603722" calcext:value-type="float">
            <text:p>-1.0042760372</text:p>
          </table:table-cell>
          <table:table-cell office:value-type="float" office:value="-0.278310120106" calcext:value-type="float">
            <text:p>-0.27831012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28904E+018" calcext:value-type="float">
            <text:p>1526876691289040000</text:p>
          </table:table-cell>
          <table:table-cell office:value-type="float" office:value="1319" calcext:value-type="float">
            <text:p>1319</text:p>
          </table:table-cell>
          <table:table-cell office:value-type="float" office:value="1.52687669128057E+018" calcext:value-type="float">
            <text:p>1526876691280570000</text:p>
          </table:table-cell>
          <table:table-cell office:value-type="string" calcext:value-type="string">
            <text:p>world</text:p>
          </table:table-cell>
          <table:table-cell office:value-type="float" office:value="-0.0639376491308" calcext:value-type="float">
            <text:p>-0.0639376491</text:p>
          </table:table-cell>
          <table:table-cell office:value-type="float" office:value="-1.16763699055" calcext:value-type="float">
            <text:p>-1.1676369906</text:p>
          </table:table-cell>
          <table:table-cell office:value-type="float" office:value="-0.376974821091" calcext:value-type="float">
            <text:p>-0.37697482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30848E+018" calcext:value-type="float">
            <text:p>1526876691308480000</text:p>
          </table:table-cell>
          <table:table-cell office:value-type="float" office:value="1320" calcext:value-type="float">
            <text:p>1320</text:p>
          </table:table-cell>
          <table:table-cell office:value-type="float" office:value="1.52687669130057E+018" calcext:value-type="float">
            <text:p>1526876691300570000</text:p>
          </table:table-cell>
          <table:table-cell office:value-type="string" calcext:value-type="string">
            <text:p>world</text:p>
          </table:table-cell>
          <table:table-cell office:value-type="float" office:value="-0.0634727329016" calcext:value-type="float">
            <text:p>-0.0634727329</text:p>
          </table:table-cell>
          <table:table-cell office:value-type="float" office:value="-1.04049992561" calcext:value-type="float">
            <text:p>-1.0404999256</text:p>
          </table:table-cell>
          <table:table-cell office:value-type="float" office:value="-0.367393493652" calcext:value-type="float">
            <text:p>-0.36739349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32904E+018" calcext:value-type="float">
            <text:p>1526876691329040000</text:p>
          </table:table-cell>
          <table:table-cell office:value-type="float" office:value="1321" calcext:value-type="float">
            <text:p>1321</text:p>
          </table:table-cell>
          <table:table-cell office:value-type="float" office:value="1.52687669132045E+018" calcext:value-type="float">
            <text:p>1526876691320450000</text:p>
          </table:table-cell>
          <table:table-cell office:value-type="string" calcext:value-type="string">
            <text:p>world</text:p>
          </table:table-cell>
          <table:table-cell office:value-type="float" office:value="-0.0596864074469" calcext:value-type="float">
            <text:p>-0.0596864074</text:p>
          </table:table-cell>
          <table:table-cell office:value-type="float" office:value="-0.94630664587" calcext:value-type="float">
            <text:p>-0.9463066459</text:p>
          </table:table-cell>
          <table:table-cell office:value-type="float" office:value="-0.35951590538" calcext:value-type="float">
            <text:p>-0.35951590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34815E+018" calcext:value-type="float">
            <text:p>1526876691348150000</text:p>
          </table:table-cell>
          <table:table-cell office:value-type="float" office:value="1322" calcext:value-type="float">
            <text:p>1322</text:p>
          </table:table-cell>
          <table:table-cell office:value-type="float" office:value="1.52687669134038E+018" calcext:value-type="float">
            <text:p>1526876691340380000</text:p>
          </table:table-cell>
          <table:table-cell office:value-type="string" calcext:value-type="string">
            <text:p>world</text:p>
          </table:table-cell>
          <table:table-cell office:value-type="float" office:value="-0.0846304744482" calcext:value-type="float">
            <text:p>-0.0846304744</text:p>
          </table:table-cell>
          <table:table-cell office:value-type="float" office:value="-1.12463033199" calcext:value-type="float">
            <text:p>-1.124630332</text:p>
          </table:table-cell>
          <table:table-cell office:value-type="float" office:value="-0.470835417509" calcext:value-type="float">
            <text:p>-0.47083541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36851E+018" calcext:value-type="float">
            <text:p>1526876691368510000</text:p>
          </table:table-cell>
          <table:table-cell office:value-type="float" office:value="1323" calcext:value-type="float">
            <text:p>1323</text:p>
          </table:table-cell>
          <table:table-cell office:value-type="float" office:value="1.52687669136018E+018" calcext:value-type="float">
            <text:p>1526876691360180000</text:p>
          </table:table-cell>
          <table:table-cell office:value-type="string" calcext:value-type="string">
            <text:p>world</text:p>
          </table:table-cell>
          <table:table-cell office:value-type="float" office:value="-0.0756538361311" calcext:value-type="float">
            <text:p>-0.0756538361</text:p>
          </table:table-cell>
          <table:table-cell office:value-type="float" office:value="-0.965386986732" calcext:value-type="float">
            <text:p>-0.9653869867</text:p>
          </table:table-cell>
          <table:table-cell office:value-type="float" office:value="-0.418854951859" calcext:value-type="float">
            <text:p>-0.41885495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38904E+018" calcext:value-type="float">
            <text:p>1526876691389040000</text:p>
          </table:table-cell>
          <table:table-cell office:value-type="float" office:value="1324" calcext:value-type="float">
            <text:p>1324</text:p>
          </table:table-cell>
          <table:table-cell office:value-type="float" office:value="1.52687669138018E+018" calcext:value-type="float">
            <text:p>1526876691380180000</text:p>
          </table:table-cell>
          <table:table-cell office:value-type="string" calcext:value-type="string">
            <text:p>world</text:p>
          </table:table-cell>
          <table:table-cell office:value-type="float" office:value="-0.0880730003119" calcext:value-type="float">
            <text:p>-0.0880730003</text:p>
          </table:table-cell>
          <table:table-cell office:value-type="float" office:value="-1.06608295441" calcext:value-type="float">
            <text:p>-1.0660829544</text:p>
          </table:table-cell>
          <table:table-cell office:value-type="float" office:value="-0.479138553143" calcext:value-type="float">
            <text:p>-0.4791385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40809E+018" calcext:value-type="float">
            <text:p>1526876691408090000</text:p>
          </table:table-cell>
          <table:table-cell office:value-type="float" office:value="1325" calcext:value-type="float">
            <text:p>1325</text:p>
          </table:table-cell>
          <table:table-cell office:value-type="float" office:value="1.52687669140014E+018" calcext:value-type="float">
            <text:p>1526876691400140000</text:p>
          </table:table-cell>
          <table:table-cell office:value-type="string" calcext:value-type="string">
            <text:p>world</text:p>
          </table:table-cell>
          <table:table-cell office:value-type="float" office:value="-0.0837541297078" calcext:value-type="float">
            <text:p>-0.0837541297</text:p>
          </table:table-cell>
          <table:table-cell office:value-type="float" office:value="-0.920912384987" calcext:value-type="float">
            <text:p>-0.920912385</text:p>
          </table:table-cell>
          <table:table-cell office:value-type="float" office:value="-0.41491317749" calcext:value-type="float">
            <text:p>-0.41491317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42836E+018" calcext:value-type="float">
            <text:p>1526876691428360000</text:p>
          </table:table-cell>
          <table:table-cell office:value-type="float" office:value="1326" calcext:value-type="float">
            <text:p>1326</text:p>
          </table:table-cell>
          <table:table-cell office:value-type="float" office:value="1.52687669142003E+018" calcext:value-type="float">
            <text:p>1526876691420030000</text:p>
          </table:table-cell>
          <table:table-cell office:value-type="string" calcext:value-type="string">
            <text:p>world</text:p>
          </table:table-cell>
          <table:table-cell office:value-type="float" office:value="-0.0756593644619" calcext:value-type="float">
            <text:p>-0.0756593645</text:p>
          </table:table-cell>
          <table:table-cell office:value-type="float" office:value="-0.826813459396" calcext:value-type="float">
            <text:p>-0.8268134594</text:p>
          </table:table-cell>
          <table:table-cell office:value-type="float" office:value="-0.382935225964" calcext:value-type="float">
            <text:p>-0.3829352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44861E+018" calcext:value-type="float">
            <text:p>1526876691448610000</text:p>
          </table:table-cell>
          <table:table-cell office:value-type="float" office:value="1327" calcext:value-type="float">
            <text:p>1327</text:p>
          </table:table-cell>
          <table:table-cell office:value-type="float" office:value="1.5268766914399E+018" calcext:value-type="float">
            <text:p>1526876691439900000</text:p>
          </table:table-cell>
          <table:table-cell office:value-type="string" calcext:value-type="string">
            <text:p>world</text:p>
          </table:table-cell>
          <table:table-cell office:value-type="float" office:value="-0.0899708867073" calcext:value-type="float">
            <text:p>-0.0899708867</text:p>
          </table:table-cell>
          <table:table-cell office:value-type="float" office:value="-0.928068578243" calcext:value-type="float">
            <text:p>-0.9280685782</text:p>
          </table:table-cell>
          <table:table-cell office:value-type="float" office:value="-0.410003423691" calcext:value-type="float">
            <text:p>-0.41000342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46867E+018" calcext:value-type="float">
            <text:p>1526876691468670000</text:p>
          </table:table-cell>
          <table:table-cell office:value-type="float" office:value="1328" calcext:value-type="float">
            <text:p>1328</text:p>
          </table:table-cell>
          <table:table-cell office:value-type="float" office:value="1.52687669146061E+018" calcext:value-type="float">
            <text:p>1526876691460610000</text:p>
          </table:table-cell>
          <table:table-cell office:value-type="string" calcext:value-type="string">
            <text:p>world</text:p>
          </table:table-cell>
          <table:table-cell office:value-type="float" office:value="-0.0824580192566" calcext:value-type="float">
            <text:p>-0.0824580193</text:p>
          </table:table-cell>
          <table:table-cell office:value-type="float" office:value="-0.794481575489" calcext:value-type="float">
            <text:p>-0.7944815755</text:p>
          </table:table-cell>
          <table:table-cell office:value-type="float" office:value="-0.359580248594" calcext:value-type="float">
            <text:p>-0.35958024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48819E+018" calcext:value-type="float">
            <text:p>1526876691488190000</text:p>
          </table:table-cell>
          <table:table-cell office:value-type="float" office:value="1329" calcext:value-type="float">
            <text:p>1329</text:p>
          </table:table-cell>
          <table:table-cell office:value-type="float" office:value="1.52687669148032E+018" calcext:value-type="float">
            <text:p>1526876691480320000</text:p>
          </table:table-cell>
          <table:table-cell office:value-type="string" calcext:value-type="string">
            <text:p>world</text:p>
          </table:table-cell>
          <table:table-cell office:value-type="float" office:value="-0.0919624492526" calcext:value-type="float">
            <text:p>-0.0919624493</text:p>
          </table:table-cell>
          <table:table-cell office:value-type="float" office:value="-0.886479973793" calcext:value-type="float">
            <text:p>-0.8864799738</text:p>
          </table:table-cell>
          <table:table-cell office:value-type="float" office:value="-0.361087024212" calcext:value-type="float">
            <text:p>-0.36108702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50835E+018" calcext:value-type="float">
            <text:p>1526876691508350000</text:p>
          </table:table-cell>
          <table:table-cell office:value-type="float" office:value="1330" calcext:value-type="float">
            <text:p>1330</text:p>
          </table:table-cell>
          <table:table-cell office:value-type="float" office:value="1.52687669150008E+018" calcext:value-type="float">
            <text:p>1526876691500080000</text:p>
          </table:table-cell>
          <table:table-cell office:value-type="string" calcext:value-type="string">
            <text:p>world</text:p>
          </table:table-cell>
          <table:table-cell office:value-type="float" office:value="-0.0778591409326" calcext:value-type="float">
            <text:p>-0.0778591409</text:p>
          </table:table-cell>
          <table:table-cell office:value-type="float" office:value="-0.736186623573" calcext:value-type="float">
            <text:p>-0.7361866236</text:p>
          </table:table-cell>
          <table:table-cell office:value-type="float" office:value="-0.291862308979" calcext:value-type="float">
            <text:p>-0.2918623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52862E+018" calcext:value-type="float">
            <text:p>1526876691528620000</text:p>
          </table:table-cell>
          <table:table-cell office:value-type="float" office:value="1331" calcext:value-type="float">
            <text:p>1331</text:p>
          </table:table-cell>
          <table:table-cell office:value-type="float" office:value="1.5268766915199E+018" calcext:value-type="float">
            <text:p>1526876691519900000</text:p>
          </table:table-cell>
          <table:table-cell office:value-type="string" calcext:value-type="string">
            <text:p>world</text:p>
          </table:table-cell>
          <table:table-cell office:value-type="float" office:value="-0.0741036087275" calcext:value-type="float">
            <text:p>-0.0741036087</text:p>
          </table:table-cell>
          <table:table-cell office:value-type="float" office:value="-0.658408582211" calcext:value-type="float">
            <text:p>-0.6584085822</text:p>
          </table:table-cell>
          <table:table-cell office:value-type="float" office:value="-0.258053958416" calcext:value-type="float">
            <text:p>-0.2580539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54849E+018" calcext:value-type="float">
            <text:p>1526876691548490000</text:p>
          </table:table-cell>
          <table:table-cell office:value-type="float" office:value="1332" calcext:value-type="float">
            <text:p>1332</text:p>
          </table:table-cell>
          <table:table-cell office:value-type="float" office:value="1.52687669154061E+018" calcext:value-type="float">
            <text:p>1526876691540610000</text:p>
          </table:table-cell>
          <table:table-cell office:value-type="string" calcext:value-type="string">
            <text:p>world</text:p>
          </table:table-cell>
          <table:table-cell office:value-type="float" office:value="-0.0767875835299" calcext:value-type="float">
            <text:p>-0.0767875835</text:p>
          </table:table-cell>
          <table:table-cell office:value-type="float" office:value="-0.745738625526" calcext:value-type="float">
            <text:p>-0.7457386255</text:p>
          </table:table-cell>
          <table:table-cell office:value-type="float" office:value="-0.231175929308" calcext:value-type="float">
            <text:p>-0.2311759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56788E+018" calcext:value-type="float">
            <text:p>1526876691567880000</text:p>
          </table:table-cell>
          <table:table-cell office:value-type="float" office:value="1333" calcext:value-type="float">
            <text:p>1333</text:p>
          </table:table-cell>
          <table:table-cell office:value-type="float" office:value="1.52687669156029E+018" calcext:value-type="float">
            <text:p>1526876691560290000</text:p>
          </table:table-cell>
          <table:table-cell office:value-type="string" calcext:value-type="string">
            <text:p>world</text:p>
          </table:table-cell>
          <table:table-cell office:value-type="float" office:value="-0.0689852982759" calcext:value-type="float">
            <text:p>-0.0689852983</text:p>
          </table:table-cell>
          <table:table-cell office:value-type="float" office:value="-0.631534874439" calcext:value-type="float">
            <text:p>-0.6315348744</text:p>
          </table:table-cell>
          <table:table-cell office:value-type="float" office:value="-0.179278939962" calcext:value-type="float">
            <text:p>-0.179278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58809E+018" calcext:value-type="float">
            <text:p>1526876691588090000</text:p>
          </table:table-cell>
          <table:table-cell office:value-type="float" office:value="1334" calcext:value-type="float">
            <text:p>1334</text:p>
          </table:table-cell>
          <table:table-cell office:value-type="float" office:value="1.52687669157998E+018" calcext:value-type="float">
            <text:p>1526876691579980000</text:p>
          </table:table-cell>
          <table:table-cell office:value-type="string" calcext:value-type="string">
            <text:p>world</text:p>
          </table:table-cell>
          <table:table-cell office:value-type="float" office:value="-0.0757940560579" calcext:value-type="float">
            <text:p>-0.0757940561</text:p>
          </table:table-cell>
          <table:table-cell office:value-type="float" office:value="-0.680248141289" calcext:value-type="float">
            <text:p>-0.6802481413</text:p>
          </table:table-cell>
          <table:table-cell office:value-type="float" office:value="-0.161725342274" calcext:value-type="float">
            <text:p>-0.16172534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60848E+018" calcext:value-type="float">
            <text:p>1526876691608480000</text:p>
          </table:table-cell>
          <table:table-cell office:value-type="float" office:value="1335" calcext:value-type="float">
            <text:p>1335</text:p>
          </table:table-cell>
          <table:table-cell office:value-type="float" office:value="1.52687669159959E+018" calcext:value-type="float">
            <text:p>1526876691599590000</text:p>
          </table:table-cell>
          <table:table-cell office:value-type="string" calcext:value-type="string">
            <text:p>world</text:p>
          </table:table-cell>
          <table:table-cell office:value-type="float" office:value="-0.0701251924038" calcext:value-type="float">
            <text:p>-0.0701251924</text:p>
          </table:table-cell>
          <table:table-cell office:value-type="float" office:value="-0.558513522148" calcext:value-type="float">
            <text:p>-0.5585135221</text:p>
          </table:table-cell>
          <table:table-cell office:value-type="float" office:value="-0.119472593069" calcext:value-type="float">
            <text:p>-0.11947259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62868E+018" calcext:value-type="float">
            <text:p>1526876691628680000</text:p>
          </table:table-cell>
          <table:table-cell office:value-type="float" office:value="1336" calcext:value-type="float">
            <text:p>1336</text:p>
          </table:table-cell>
          <table:table-cell office:value-type="float" office:value="1.52687669162052E+018" calcext:value-type="float">
            <text:p>1526876691620520000</text:p>
          </table:table-cell>
          <table:table-cell office:value-type="string" calcext:value-type="string">
            <text:p>world</text:p>
          </table:table-cell>
          <table:table-cell office:value-type="float" office:value="-0.0803388953209" calcext:value-type="float">
            <text:p>-0.0803388953</text:p>
          </table:table-cell>
          <table:table-cell office:value-type="float" office:value="-0.59920579195" calcext:value-type="float">
            <text:p>-0.599205792</text:p>
          </table:table-cell>
          <table:table-cell office:value-type="float" office:value="-0.0916096866131" calcext:value-type="float">
            <text:p>-0.09160968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64793E+018" calcext:value-type="float">
            <text:p>1526876691647930000</text:p>
          </table:table-cell>
          <table:table-cell office:value-type="float" office:value="1337" calcext:value-type="float">
            <text:p>1337</text:p>
          </table:table-cell>
          <table:table-cell office:value-type="float" office:value="1.52687669164016E+018" calcext:value-type="float">
            <text:p>1526876691640160000</text:p>
          </table:table-cell>
          <table:table-cell office:value-type="string" calcext:value-type="string">
            <text:p>world</text:p>
          </table:table-cell>
          <table:table-cell office:value-type="float" office:value="-0.0684821233153" calcext:value-type="float">
            <text:p>-0.0684821233</text:p>
          </table:table-cell>
          <table:table-cell office:value-type="float" office:value="-0.511825740337" calcext:value-type="float">
            <text:p>-0.5118257403</text:p>
          </table:table-cell>
          <table:table-cell office:value-type="float" office:value="-0.0585423335433" calcext:value-type="float">
            <text:p>-0.05854233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66873E+018" calcext:value-type="float">
            <text:p>1526876691668730000</text:p>
          </table:table-cell>
          <table:table-cell office:value-type="float" office:value="1338" calcext:value-type="float">
            <text:p>1338</text:p>
          </table:table-cell>
          <table:table-cell office:value-type="float" office:value="1.52687669166E+018" calcext:value-type="float">
            <text:p>1526876691660000000</text:p>
          </table:table-cell>
          <table:table-cell office:value-type="string" calcext:value-type="string">
            <text:p>world</text:p>
          </table:table-cell>
          <table:table-cell office:value-type="float" office:value="-0.0643171742558" calcext:value-type="float">
            <text:p>-0.0643171743</text:p>
          </table:table-cell>
          <table:table-cell office:value-type="float" office:value="-0.444576203823" calcext:value-type="float">
            <text:p>-0.4445762038</text:p>
          </table:table-cell>
          <table:table-cell office:value-type="float" office:value="-0.0332526825368" calcext:value-type="float">
            <text:p>-0.03325268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68882E+018" calcext:value-type="float">
            <text:p>1526876691688820000</text:p>
          </table:table-cell>
          <table:table-cell office:value-type="float" office:value="1339" calcext:value-type="float">
            <text:p>1339</text:p>
          </table:table-cell>
          <table:table-cell office:value-type="float" office:value="1.52687669167997E+018" calcext:value-type="float">
            <text:p>1526876691679970000</text:p>
          </table:table-cell>
          <table:table-cell office:value-type="string" calcext:value-type="string">
            <text:p>world</text:p>
          </table:table-cell>
          <table:table-cell office:value-type="float" office:value="-0.0699644386768" calcext:value-type="float">
            <text:p>-0.0699644387</text:p>
          </table:table-cell>
          <table:table-cell office:value-type="float" office:value="-0.48929810524" calcext:value-type="float">
            <text:p>-0.4892981052</text:p>
          </table:table-cell>
          <table:table-cell office:value-type="float" office:value="0.0000827796757221" calcext:value-type="float">
            <text:p>8.2779675722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70817E+018" calcext:value-type="float">
            <text:p>1526876691708170000</text:p>
          </table:table-cell>
          <table:table-cell office:value-type="float" office:value="1340" calcext:value-type="float">
            <text:p>1340</text:p>
          </table:table-cell>
          <table:table-cell office:value-type="float" office:value="1.52687669169986E+018" calcext:value-type="float">
            <text:p>1526876691699860000</text:p>
          </table:table-cell>
          <table:table-cell office:value-type="string" calcext:value-type="string">
            <text:p>world</text:p>
          </table:table-cell>
          <table:table-cell office:value-type="float" office:value="-0.0683166533709" calcext:value-type="float">
            <text:p>-0.0683166534</text:p>
          </table:table-cell>
          <table:table-cell office:value-type="float" office:value="-0.417646914721" calcext:value-type="float">
            <text:p>-0.4176469147</text:p>
          </table:table-cell>
          <table:table-cell office:value-type="float" office:value="0.0164818651974" calcext:value-type="float">
            <text:p>0.01648186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72858E+018" calcext:value-type="float">
            <text:p>1526876691728580000</text:p>
          </table:table-cell>
          <table:table-cell office:value-type="float" office:value="1341" calcext:value-type="float">
            <text:p>1341</text:p>
          </table:table-cell>
          <table:table-cell office:value-type="float" office:value="1.52687669171968E+018" calcext:value-type="float">
            <text:p>1526876691719680000</text:p>
          </table:table-cell>
          <table:table-cell office:value-type="string" calcext:value-type="string">
            <text:p>world</text:p>
          </table:table-cell>
          <table:table-cell office:value-type="float" office:value="-0.0592396557331" calcext:value-type="float">
            <text:p>-0.0592396557</text:p>
          </table:table-cell>
          <table:table-cell office:value-type="float" office:value="-0.366147637367" calcext:value-type="float">
            <text:p>-0.3661476374</text:p>
          </table:table-cell>
          <table:table-cell office:value-type="float" office:value="0.0283649899065" calcext:value-type="float">
            <text:p>0.02836498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74877E+018" calcext:value-type="float">
            <text:p>1526876691748770000</text:p>
          </table:table-cell>
          <table:table-cell office:value-type="float" office:value="1342" calcext:value-type="float">
            <text:p>1342</text:p>
          </table:table-cell>
          <table:table-cell office:value-type="float" office:value="1.52687669174051E+018" calcext:value-type="float">
            <text:p>1526876691740510000</text:p>
          </table:table-cell>
          <table:table-cell office:value-type="string" calcext:value-type="string">
            <text:p>world</text:p>
          </table:table-cell>
          <table:table-cell office:value-type="float" office:value="-0.0737041831017" calcext:value-type="float">
            <text:p>-0.0737041831</text:p>
          </table:table-cell>
          <table:table-cell office:value-type="float" office:value="-0.410706162453" calcext:value-type="float">
            <text:p>-0.4107061625</text:p>
          </table:table-cell>
          <table:table-cell office:value-type="float" office:value="0.0503386482596" calcext:value-type="float">
            <text:p>0.05033864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76814E+018" calcext:value-type="float">
            <text:p>1526876691768140000</text:p>
          </table:table-cell>
          <table:table-cell office:value-type="float" office:value="1343" calcext:value-type="float">
            <text:p>1343</text:p>
          </table:table-cell>
          <table:table-cell office:value-type="float" office:value="1.52687669176028E+018" calcext:value-type="float">
            <text:p>1526876691760280000</text:p>
          </table:table-cell>
          <table:table-cell office:value-type="string" calcext:value-type="string">
            <text:p>world</text:p>
          </table:table-cell>
          <table:table-cell office:value-type="float" office:value="-0.069868825376" calcext:value-type="float">
            <text:p>-0.0698688254</text:p>
          </table:table-cell>
          <table:table-cell office:value-type="float" office:value="-0.351115107536" calcext:value-type="float">
            <text:p>-0.3511151075</text:p>
          </table:table-cell>
          <table:table-cell office:value-type="float" office:value="0.0558993071318" calcext:value-type="float">
            <text:p>0.05589930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78842E+018" calcext:value-type="float">
            <text:p>1526876691788420000</text:p>
          </table:table-cell>
          <table:table-cell office:value-type="float" office:value="1344" calcext:value-type="float">
            <text:p>1344</text:p>
          </table:table-cell>
          <table:table-cell office:value-type="float" office:value="1.52687669178015E+018" calcext:value-type="float">
            <text:p>1526876691780150000</text:p>
          </table:table-cell>
          <table:table-cell office:value-type="string" calcext:value-type="string">
            <text:p>world</text:p>
          </table:table-cell>
          <table:table-cell office:value-type="float" office:value="-0.0871244966984" calcext:value-type="float">
            <text:p>-0.0871244967</text:p>
          </table:table-cell>
          <table:table-cell office:value-type="float" office:value="-0.371886849403" calcext:value-type="float">
            <text:p>-0.3718868494</text:p>
          </table:table-cell>
          <table:table-cell office:value-type="float" office:value="0.0730213373899" calcext:value-type="float">
            <text:p>0.07302133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80856E+018" calcext:value-type="float">
            <text:p>1526876691808560000</text:p>
          </table:table-cell>
          <table:table-cell office:value-type="float" office:value="1345" calcext:value-type="float">
            <text:p>1345</text:p>
          </table:table-cell>
          <table:table-cell office:value-type="float" office:value="1.52687669179982E+018" calcext:value-type="float">
            <text:p>1526876691799820000</text:p>
          </table:table-cell>
          <table:table-cell office:value-type="string" calcext:value-type="string">
            <text:p>world</text:p>
          </table:table-cell>
          <table:table-cell office:value-type="float" office:value="-0.0752003341913" calcext:value-type="float">
            <text:p>-0.0752003342</text:p>
          </table:table-cell>
          <table:table-cell office:value-type="float" office:value="-0.307949602604" calcext:value-type="float">
            <text:p>-0.3079496026</text:p>
          </table:table-cell>
          <table:table-cell office:value-type="float" office:value="0.0669695585966" calcext:value-type="float">
            <text:p>0.06696955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82885E+018" calcext:value-type="float">
            <text:p>1526876691828850000</text:p>
          </table:table-cell>
          <table:table-cell office:value-type="float" office:value="1346" calcext:value-type="float">
            <text:p>1346</text:p>
          </table:table-cell>
          <table:table-cell office:value-type="float" office:value="1.52687669182066E+018" calcext:value-type="float">
            <text:p>1526876691820660000</text:p>
          </table:table-cell>
          <table:table-cell office:value-type="string" calcext:value-type="string">
            <text:p>world</text:p>
          </table:table-cell>
          <table:table-cell office:value-type="float" office:value="-0.0885186195374" calcext:value-type="float">
            <text:p>-0.0885186195</text:p>
          </table:table-cell>
          <table:table-cell office:value-type="float" office:value="-0.324863731861" calcext:value-type="float">
            <text:p>-0.3248637319</text:p>
          </table:table-cell>
          <table:table-cell office:value-type="float" office:value="0.084634795785" calcext:value-type="float">
            <text:p>0.08463479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84804E+018" calcext:value-type="float">
            <text:p>1526876691848040000</text:p>
          </table:table-cell>
          <table:table-cell office:value-type="float" office:value="1347" calcext:value-type="float">
            <text:p>1347</text:p>
          </table:table-cell>
          <table:table-cell office:value-type="float" office:value="1.52687669184037E+018" calcext:value-type="float">
            <text:p>1526876691840370000</text:p>
          </table:table-cell>
          <table:table-cell office:value-type="string" calcext:value-type="string">
            <text:p>world</text:p>
          </table:table-cell>
          <table:table-cell office:value-type="float" office:value="-0.0813159793615" calcext:value-type="float">
            <text:p>-0.0813159794</text:p>
          </table:table-cell>
          <table:table-cell office:value-type="float" office:value="-0.270078957081" calcext:value-type="float">
            <text:p>-0.2700789571</text:p>
          </table:table-cell>
          <table:table-cell office:value-type="float" office:value="0.0780582427979" calcext:value-type="float">
            <text:p>0.07805824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86841E+018" calcext:value-type="float">
            <text:p>1526876691868410000</text:p>
          </table:table-cell>
          <table:table-cell office:value-type="float" office:value="1348" calcext:value-type="float">
            <text:p>1348</text:p>
          </table:table-cell>
          <table:table-cell office:value-type="float" office:value="1.52687669186014E+018" calcext:value-type="float">
            <text:p>1526876691860140000</text:p>
          </table:table-cell>
          <table:table-cell office:value-type="string" calcext:value-type="string">
            <text:p>world</text:p>
          </table:table-cell>
          <table:table-cell office:value-type="float" office:value="-0.074772156775" calcext:value-type="float">
            <text:p>-0.0747721568</text:p>
          </table:table-cell>
          <table:table-cell office:value-type="float" office:value="-0.235222399235" calcext:value-type="float">
            <text:p>-0.2352223992</text:p>
          </table:table-cell>
          <table:table-cell office:value-type="float" office:value="0.0661150962114" calcext:value-type="float">
            <text:p>0.06611509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8886E+018" calcext:value-type="float">
            <text:p>1526876691888600000</text:p>
          </table:table-cell>
          <table:table-cell office:value-type="float" office:value="1349" calcext:value-type="float">
            <text:p>1349</text:p>
          </table:table-cell>
          <table:table-cell office:value-type="float" office:value="1.52687669187988E+018" calcext:value-type="float">
            <text:p>1526876691879880000</text:p>
          </table:table-cell>
          <table:table-cell office:value-type="string" calcext:value-type="string">
            <text:p>world</text:p>
          </table:table-cell>
          <table:table-cell office:value-type="float" office:value="-0.0871093869209" calcext:value-type="float">
            <text:p>-0.0871093869</text:p>
          </table:table-cell>
          <table:table-cell office:value-type="float" office:value="-0.24979993701" calcext:value-type="float">
            <text:p>-0.249799937</text:p>
          </table:table-cell>
          <table:table-cell office:value-type="float" office:value="0.0871765613556" calcext:value-type="float">
            <text:p>0.08717656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90813E+018" calcext:value-type="float">
            <text:p>1526876691908130000</text:p>
          </table:table-cell>
          <table:table-cell office:value-type="float" office:value="1350" calcext:value-type="float">
            <text:p>1350</text:p>
          </table:table-cell>
          <table:table-cell office:value-type="float" office:value="1.52687669189958E+018" calcext:value-type="float">
            <text:p>1526876691899580000</text:p>
          </table:table-cell>
          <table:table-cell office:value-type="string" calcext:value-type="string">
            <text:p>world</text:p>
          </table:table-cell>
          <table:table-cell office:value-type="float" office:value="-0.0793506875634" calcext:value-type="float">
            <text:p>-0.0793506876</text:p>
          </table:table-cell>
          <table:table-cell office:value-type="float" office:value="-0.20645429194" calcext:value-type="float">
            <text:p>-0.2064542919</text:p>
          </table:table-cell>
          <table:table-cell office:value-type="float" office:value="0.0772669091821" calcext:value-type="float">
            <text:p>0.07726690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92847E+018" calcext:value-type="float">
            <text:p>1526876691928470000</text:p>
          </table:table-cell>
          <table:table-cell office:value-type="float" office:value="1351" calcext:value-type="float">
            <text:p>1351</text:p>
          </table:table-cell>
          <table:table-cell office:value-type="float" office:value="1.5268766919204E+018" calcext:value-type="float">
            <text:p>1526876691920400000</text:p>
          </table:table-cell>
          <table:table-cell office:value-type="string" calcext:value-type="string">
            <text:p>world</text:p>
          </table:table-cell>
          <table:table-cell office:value-type="float" office:value="-0.0898101627827" calcext:value-type="float">
            <text:p>-0.0898101628</text:p>
          </table:table-cell>
          <table:table-cell office:value-type="float" office:value="-0.218730092049" calcext:value-type="float">
            <text:p>-0.218730092</text:p>
          </table:table-cell>
          <table:table-cell office:value-type="float" office:value="0.0840842649341" calcext:value-type="float">
            <text:p>0.08408426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94882E+018" calcext:value-type="float">
            <text:p>1526876691948820000</text:p>
          </table:table-cell>
          <table:table-cell office:value-type="float" office:value="1352" calcext:value-type="float">
            <text:p>1352</text:p>
          </table:table-cell>
          <table:table-cell office:value-type="float" office:value="1.52687669194025E+018" calcext:value-type="float">
            <text:p>1526876691940250000</text:p>
          </table:table-cell>
          <table:table-cell office:value-type="string" calcext:value-type="string">
            <text:p>world</text:p>
          </table:table-cell>
          <table:table-cell office:value-type="float" office:value="-0.0746300518513" calcext:value-type="float">
            <text:p>-0.0746300519</text:p>
          </table:table-cell>
          <table:table-cell office:value-type="float" office:value="-0.177463009953" calcext:value-type="float">
            <text:p>-0.17746301</text:p>
          </table:table-cell>
          <table:table-cell office:value-type="float" office:value="0.0740497112274" calcext:value-type="float">
            <text:p>0.0740497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96808E+018" calcext:value-type="float">
            <text:p>1526876691968080000</text:p>
          </table:table-cell>
          <table:table-cell office:value-type="float" office:value="1353" calcext:value-type="float">
            <text:p>1353</text:p>
          </table:table-cell>
          <table:table-cell office:value-type="float" office:value="1.52687669196006E+018" calcext:value-type="float">
            <text:p>1526876691960060000</text:p>
          </table:table-cell>
          <table:table-cell office:value-type="string" calcext:value-type="string">
            <text:p>world</text:p>
          </table:table-cell>
          <table:table-cell office:value-type="float" office:value="-0.0745606720448" calcext:value-type="float">
            <text:p>-0.074560672</text:p>
          </table:table-cell>
          <table:table-cell office:value-type="float" office:value="-0.150338888168" calcext:value-type="float">
            <text:p>-0.1503388882</text:p>
          </table:table-cell>
          <table:table-cell office:value-type="float" office:value="0.067840129137" calcext:value-type="float">
            <text:p>0.06784012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198841E+018" calcext:value-type="float">
            <text:p>1526876691988410000</text:p>
          </table:table-cell>
          <table:table-cell office:value-type="float" office:value="1354" calcext:value-type="float">
            <text:p>1354</text:p>
          </table:table-cell>
          <table:table-cell office:value-type="float" office:value="1.52687669198001E+018" calcext:value-type="float">
            <text:p>1526876691980010000</text:p>
          </table:table-cell>
          <table:table-cell office:value-type="string" calcext:value-type="string">
            <text:p>world</text:p>
          </table:table-cell>
          <table:table-cell office:value-type="float" office:value="-0.0856273621321" calcext:value-type="float">
            <text:p>-0.0856273621</text:p>
          </table:table-cell>
          <table:table-cell office:value-type="float" office:value="-0.159533813596" calcext:value-type="float">
            <text:p>-0.1595338136</text:p>
          </table:table-cell>
          <table:table-cell office:value-type="float" office:value="0.0803884416819" calcext:value-type="float">
            <text:p>0.08038844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0088E+018" calcext:value-type="float">
            <text:p>1526876692008800000</text:p>
          </table:table-cell>
          <table:table-cell office:value-type="float" office:value="1355" calcext:value-type="float">
            <text:p>1355</text:p>
          </table:table-cell>
          <table:table-cell office:value-type="float" office:value="1.52687669199986E+018" calcext:value-type="float">
            <text:p>1526876691999860000</text:p>
          </table:table-cell>
          <table:table-cell office:value-type="string" calcext:value-type="string">
            <text:p>world</text:p>
          </table:table-cell>
          <table:table-cell office:value-type="float" office:value="-0.0740953311324" calcext:value-type="float">
            <text:p>-0.0740953311</text:p>
          </table:table-cell>
          <table:table-cell office:value-type="float" office:value="-0.131892338395" calcext:value-type="float">
            <text:p>-0.1318923384</text:p>
          </table:table-cell>
          <table:table-cell office:value-type="float" office:value="0.0672798231244" calcext:value-type="float">
            <text:p>0.06727982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02817E+018" calcext:value-type="float">
            <text:p>1526876692028170000</text:p>
          </table:table-cell>
          <table:table-cell office:value-type="float" office:value="1356" calcext:value-type="float">
            <text:p>1356</text:p>
          </table:table-cell>
          <table:table-cell office:value-type="float" office:value="1.52687669201967E+018" calcext:value-type="float">
            <text:p>1526876692019670000</text:p>
          </table:table-cell>
          <table:table-cell office:value-type="string" calcext:value-type="string">
            <text:p>world</text:p>
          </table:table-cell>
          <table:table-cell office:value-type="float" office:value="-0.0700985342264" calcext:value-type="float">
            <text:p>-0.0700985342</text:p>
          </table:table-cell>
          <table:table-cell office:value-type="float" office:value="-0.111984074116" calcext:value-type="float">
            <text:p>-0.1119840741</text:p>
          </table:table-cell>
          <table:table-cell office:value-type="float" office:value="0.0633940547705" calcext:value-type="float">
            <text:p>0.06339405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04867E+018" calcext:value-type="float">
            <text:p>1526876692048670000</text:p>
          </table:table-cell>
          <table:table-cell office:value-type="float" office:value="1357" calcext:value-type="float">
            <text:p>1357</text:p>
          </table:table-cell>
          <table:table-cell office:value-type="float" office:value="1.52687669204062E+018" calcext:value-type="float">
            <text:p>1526876692040620000</text:p>
          </table:table-cell>
          <table:table-cell office:value-type="string" calcext:value-type="string">
            <text:p>world</text:p>
          </table:table-cell>
          <table:table-cell office:value-type="float" office:value="-0.0875447690487" calcext:value-type="float">
            <text:p>-0.087544769</text:p>
          </table:table-cell>
          <table:table-cell office:value-type="float" office:value="-0.115636125207" calcext:value-type="float">
            <text:p>-0.1156361252</text:p>
          </table:table-cell>
          <table:table-cell office:value-type="float" office:value="0.0713577866554" calcext:value-type="float">
            <text:p>0.07135778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06865E+018" calcext:value-type="float">
            <text:p>1526876692068650000</text:p>
          </table:table-cell>
          <table:table-cell office:value-type="float" office:value="1358" calcext:value-type="float">
            <text:p>1358</text:p>
          </table:table-cell>
          <table:table-cell office:value-type="float" office:value="1.52687669206034E+018" calcext:value-type="float">
            <text:p>1526876692060340000</text:p>
          </table:table-cell>
          <table:table-cell office:value-type="string" calcext:value-type="string">
            <text:p>world</text:p>
          </table:table-cell>
          <table:table-cell office:value-type="float" office:value="-0.0707225948572" calcext:value-type="float">
            <text:p>-0.0707225949</text:p>
          </table:table-cell>
          <table:table-cell office:value-type="float" office:value="-0.0935745984316" calcext:value-type="float">
            <text:p>-0.0935745984</text:p>
          </table:table-cell>
          <table:table-cell office:value-type="float" office:value="0.0601797550917" calcext:value-type="float">
            <text:p>0.06017975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08794E+018" calcext:value-type="float">
            <text:p>1526876692087940000</text:p>
          </table:table-cell>
          <table:table-cell office:value-type="float" office:value="1359" calcext:value-type="float">
            <text:p>1359</text:p>
          </table:table-cell>
          <table:table-cell office:value-type="float" office:value="1.52687669207983E+018" calcext:value-type="float">
            <text:p>1526876692079830000</text:p>
          </table:table-cell>
          <table:table-cell office:value-type="string" calcext:value-type="string">
            <text:p>world</text:p>
          </table:table-cell>
          <table:table-cell office:value-type="float" office:value="-0.0829515755177" calcext:value-type="float">
            <text:p>-0.0829515755</text:p>
          </table:table-cell>
          <table:table-cell office:value-type="float" office:value="-0.0938818380237" calcext:value-type="float">
            <text:p>-0.093881838</text:p>
          </table:table-cell>
          <table:table-cell office:value-type="float" office:value="0.0740746185184" calcext:value-type="float">
            <text:p>0.0740746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10828E+018" calcext:value-type="float">
            <text:p>1526876692108280000</text:p>
          </table:table-cell>
          <table:table-cell office:value-type="float" office:value="1360" calcext:value-type="float">
            <text:p>1360</text:p>
          </table:table-cell>
          <table:table-cell office:value-type="float" office:value="1.52687669210033E+018" calcext:value-type="float">
            <text:p>1526876692100330000</text:p>
          </table:table-cell>
          <table:table-cell office:value-type="string" calcext:value-type="string">
            <text:p>world</text:p>
          </table:table-cell>
          <table:table-cell office:value-type="float" office:value="-0.0684269592166" calcext:value-type="float">
            <text:p>-0.0684269592</text:p>
          </table:table-cell>
          <table:table-cell office:value-type="float" office:value="-0.0704177692533" calcext:value-type="float">
            <text:p>-0.0704177693</text:p>
          </table:table-cell>
          <table:table-cell office:value-type="float" office:value="0.0614828243852" calcext:value-type="float">
            <text:p>0.06148282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1286E+018" calcext:value-type="float">
            <text:p>1526876692128600000</text:p>
          </table:table-cell>
          <table:table-cell office:value-type="float" office:value="1361" calcext:value-type="float">
            <text:p>1361</text:p>
          </table:table-cell>
          <table:table-cell office:value-type="float" office:value="1.52687669211986E+018" calcext:value-type="float">
            <text:p>1526876692119860000</text:p>
          </table:table-cell>
          <table:table-cell office:value-type="string" calcext:value-type="string">
            <text:p>world</text:p>
          </table:table-cell>
          <table:table-cell office:value-type="float" office:value="-0.0645855292678" calcext:value-type="float">
            <text:p>-0.0645855293</text:p>
          </table:table-cell>
          <table:table-cell office:value-type="float" office:value="-0.0601575896144" calcext:value-type="float">
            <text:p>-0.0601575896</text:p>
          </table:table-cell>
          <table:table-cell office:value-type="float" office:value="0.0541747882962" calcext:value-type="float">
            <text:p>0.05417478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14777E+018" calcext:value-type="float">
            <text:p>1526876692147770000</text:p>
          </table:table-cell>
          <table:table-cell office:value-type="float" office:value="1362" calcext:value-type="float">
            <text:p>1362</text:p>
          </table:table-cell>
          <table:table-cell office:value-type="float" office:value="1.52687669214045E+018" calcext:value-type="float">
            <text:p>1526876692140450000</text:p>
          </table:table-cell>
          <table:table-cell office:value-type="string" calcext:value-type="string">
            <text:p>world</text:p>
          </table:table-cell>
          <table:table-cell office:value-type="float" office:value="-0.0709748268127" calcext:value-type="float">
            <text:p>-0.0709748268</text:p>
          </table:table-cell>
          <table:table-cell office:value-type="float" office:value="-0.0568202212453" calcext:value-type="float">
            <text:p>-0.0568202212</text:p>
          </table:table-cell>
          <table:table-cell office:value-type="float" office:value="0.0645639300346" calcext:value-type="float">
            <text:p>0.064563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1682E+018" calcext:value-type="float">
            <text:p>1526876692168200000</text:p>
          </table:table-cell>
          <table:table-cell office:value-type="float" office:value="1363" calcext:value-type="float">
            <text:p>1363</text:p>
          </table:table-cell>
          <table:table-cell office:value-type="float" office:value="1.52687669216E+018" calcext:value-type="float">
            <text:p>1526876692160000000</text:p>
          </table:table-cell>
          <table:table-cell office:value-type="string" calcext:value-type="string">
            <text:p>world</text:p>
          </table:table-cell>
          <table:table-cell office:value-type="float" office:value="-0.0610580742359" calcext:value-type="float">
            <text:p>-0.0610580742</text:p>
          </table:table-cell>
          <table:table-cell office:value-type="float" office:value="-0.0449649430811" calcext:value-type="float">
            <text:p>-0.0449649431</text:p>
          </table:table-cell>
          <table:table-cell office:value-type="float" office:value="0.0516424514353" calcext:value-type="float">
            <text:p>0.05164245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18831E+018" calcext:value-type="float">
            <text:p>1526876692188310000</text:p>
          </table:table-cell>
          <table:table-cell office:value-type="float" office:value="1364" calcext:value-type="float">
            <text:p>1364</text:p>
          </table:table-cell>
          <table:table-cell office:value-type="float" office:value="1.5268766921797E+018" calcext:value-type="float">
            <text:p>1526876692179700000</text:p>
          </table:table-cell>
          <table:table-cell office:value-type="string" calcext:value-type="string">
            <text:p>world</text:p>
          </table:table-cell>
          <table:table-cell office:value-type="float" office:value="-0.0620214156806" calcext:value-type="float">
            <text:p>-0.0620214157</text:p>
          </table:table-cell>
          <table:table-cell office:value-type="float" office:value="-0.0404609069228" calcext:value-type="float">
            <text:p>-0.0404609069</text:p>
          </table:table-cell>
          <table:table-cell office:value-type="float" office:value="0.0576815158129" calcext:value-type="float">
            <text:p>0.05768151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20881E+018" calcext:value-type="float">
            <text:p>1526876692208810000</text:p>
          </table:table-cell>
          <table:table-cell office:value-type="float" office:value="1365" calcext:value-type="float">
            <text:p>1365</text:p>
          </table:table-cell>
          <table:table-cell office:value-type="float" office:value="1.52687669220028E+018" calcext:value-type="float">
            <text:p>1526876692200280000</text:p>
          </table:table-cell>
          <table:table-cell office:value-type="string" calcext:value-type="string">
            <text:p>world</text:p>
          </table:table-cell>
          <table:table-cell office:value-type="float" office:value="-0.0556511506438" calcext:value-type="float">
            <text:p>-0.0556511506</text:p>
          </table:table-cell>
          <table:table-cell office:value-type="float" office:value="-0.0277462154627" calcext:value-type="float">
            <text:p>-0.0277462155</text:p>
          </table:table-cell>
          <table:table-cell office:value-type="float" office:value="0.0504317581654" calcext:value-type="float">
            <text:p>0.05043175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22802E+018" calcext:value-type="float">
            <text:p>1526876692228020000</text:p>
          </table:table-cell>
          <table:table-cell office:value-type="float" office:value="1366" calcext:value-type="float">
            <text:p>1366</text:p>
          </table:table-cell>
          <table:table-cell office:value-type="float" office:value="1.52687669222003E+018" calcext:value-type="float">
            <text:p>1526876692220030000</text:p>
          </table:table-cell>
          <table:table-cell office:value-type="string" calcext:value-type="string">
            <text:p>world</text:p>
          </table:table-cell>
          <table:table-cell office:value-type="float" office:value="-0.0608500614762" calcext:value-type="float">
            <text:p>-0.0608500615</text:p>
          </table:table-cell>
          <table:table-cell office:value-type="float" office:value="-0.0176407396793" calcext:value-type="float">
            <text:p>-0.0176407397</text:p>
          </table:table-cell>
          <table:table-cell office:value-type="float" office:value="0.0571417622268" calcext:value-type="float">
            <text:p>0.05714176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24845E+018" calcext:value-type="float">
            <text:p>1526876692248450000</text:p>
          </table:table-cell>
          <table:table-cell office:value-type="float" office:value="1367" calcext:value-type="float">
            <text:p>1367</text:p>
          </table:table-cell>
          <table:table-cell office:value-type="float" office:value="1.52687669223955E+018" calcext:value-type="float">
            <text:p>1526876692239550000</text:p>
          </table:table-cell>
          <table:table-cell office:value-type="string" calcext:value-type="string">
            <text:p>world</text:p>
          </table:table-cell>
          <table:table-cell office:value-type="float" office:value="-0.0547293275595" calcext:value-type="float">
            <text:p>-0.0547293276</text:p>
          </table:table-cell>
          <table:table-cell office:value-type="float" office:value="-0.0121309496462" calcext:value-type="float">
            <text:p>-0.0121309496</text:p>
          </table:table-cell>
          <table:table-cell office:value-type="float" office:value="0.046681009233" calcext:value-type="float">
            <text:p>0.04668100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26868E+018" calcext:value-type="float">
            <text:p>1526876692268680000</text:p>
          </table:table-cell>
          <table:table-cell office:value-type="float" office:value="1368" calcext:value-type="float">
            <text:p>1368</text:p>
          </table:table-cell>
          <table:table-cell office:value-type="float" office:value="1.52687669226027E+018" calcext:value-type="float">
            <text:p>1526876692260270000</text:p>
          </table:table-cell>
          <table:table-cell office:value-type="string" calcext:value-type="string">
            <text:p>world</text:p>
          </table:table-cell>
          <table:table-cell office:value-type="float" office:value="-0.0447432026267" calcext:value-type="float">
            <text:p>-0.0447432026</text:p>
          </table:table-cell>
          <table:table-cell office:value-type="float" office:value="-0.00597436074167" calcext:value-type="float">
            <text:p>-0.0059743607</text:p>
          </table:table-cell>
          <table:table-cell office:value-type="float" office:value="0.0399438813329" calcext:value-type="float">
            <text:p>0.03994388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28802E+018" calcext:value-type="float">
            <text:p>1526876692288020000</text:p>
          </table:table-cell>
          <table:table-cell office:value-type="float" office:value="1369" calcext:value-type="float">
            <text:p>1369</text:p>
          </table:table-cell>
          <table:table-cell office:value-type="float" office:value="1.52687669227997E+018" calcext:value-type="float">
            <text:p>1526876692279970000</text:p>
          </table:table-cell>
          <table:table-cell office:value-type="string" calcext:value-type="string">
            <text:p>world</text:p>
          </table:table-cell>
          <table:table-cell office:value-type="float" office:value="-0.0473357364535" calcext:value-type="float">
            <text:p>-0.0473357365</text:p>
          </table:table-cell>
          <table:table-cell office:value-type="float" office:value="0.00391384540126" calcext:value-type="float">
            <text:p>0.0039138454</text:p>
          </table:table-cell>
          <table:table-cell office:value-type="float" office:value="0.0508937239647" calcext:value-type="float">
            <text:p>0.0508937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30894E+018" calcext:value-type="float">
            <text:p>1526876692308940000</text:p>
          </table:table-cell>
          <table:table-cell office:value-type="float" office:value="1370" calcext:value-type="float">
            <text:p>1370</text:p>
          </table:table-cell>
          <table:table-cell office:value-type="float" office:value="1.52687669229979E+018" calcext:value-type="float">
            <text:p>1526876692299790000</text:p>
          </table:table-cell>
          <table:table-cell office:value-type="string" calcext:value-type="string">
            <text:p>world</text:p>
          </table:table-cell>
          <table:table-cell office:value-type="float" office:value="-0.0388382449746" calcext:value-type="float">
            <text:p>-0.038838245</text:p>
          </table:table-cell>
          <table:table-cell office:value-type="float" office:value="0.00666375923902" calcext:value-type="float">
            <text:p>0.0066637592</text:p>
          </table:table-cell>
          <table:table-cell office:value-type="float" office:value="0.038700632751" calcext:value-type="float">
            <text:p>0.0387006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32866E+018" calcext:value-type="float">
            <text:p>1526876692328660000</text:p>
          </table:table-cell>
          <table:table-cell office:value-type="float" office:value="1371" calcext:value-type="float">
            <text:p>1371</text:p>
          </table:table-cell>
          <table:table-cell office:value-type="float" office:value="1.52687669231976E+018" calcext:value-type="float">
            <text:p>1526876692319760000</text:p>
          </table:table-cell>
          <table:table-cell office:value-type="string" calcext:value-type="string">
            <text:p>world</text:p>
          </table:table-cell>
          <table:table-cell office:value-type="float" office:value="-0.0332108922303" calcext:value-type="float">
            <text:p>-0.0332108922</text:p>
          </table:table-cell>
          <table:table-cell office:value-type="float" office:value="0.0113932769746" calcext:value-type="float">
            <text:p>0.011393277</text:p>
          </table:table-cell>
          <table:table-cell office:value-type="float" office:value="0.0377989634871" calcext:value-type="float">
            <text:p>0.03779896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34802E+018" calcext:value-type="float">
            <text:p>1526876692348020000</text:p>
          </table:table-cell>
          <table:table-cell office:value-type="float" office:value="1372" calcext:value-type="float">
            <text:p>1372</text:p>
          </table:table-cell>
          <table:table-cell office:value-type="float" office:value="1.52687669234066E+018" calcext:value-type="float">
            <text:p>1526876692340660000</text:p>
          </table:table-cell>
          <table:table-cell office:value-type="string" calcext:value-type="string">
            <text:p>world</text:p>
          </table:table-cell>
          <table:table-cell office:value-type="float" office:value="-0.0366300046444" calcext:value-type="float">
            <text:p>-0.0366300046</text:p>
          </table:table-cell>
          <table:table-cell office:value-type="float" office:value="0.0211425721645" calcext:value-type="float">
            <text:p>0.0211425722</text:p>
          </table:table-cell>
          <table:table-cell office:value-type="float" office:value="0.0434062406421" calcext:value-type="float">
            <text:p>0.0434062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36826E+018" calcext:value-type="float">
            <text:p>1526876692368260000</text:p>
          </table:table-cell>
          <table:table-cell office:value-type="float" office:value="1373" calcext:value-type="float">
            <text:p>1373</text:p>
          </table:table-cell>
          <table:table-cell office:value-type="float" office:value="1.52687669236052E+018" calcext:value-type="float">
            <text:p>1526876692360520000</text:p>
          </table:table-cell>
          <table:table-cell office:value-type="string" calcext:value-type="string">
            <text:p>world</text:p>
          </table:table-cell>
          <table:table-cell office:value-type="float" office:value="-0.0248040631413" calcext:value-type="float">
            <text:p>-0.0248040631</text:p>
          </table:table-cell>
          <table:table-cell office:value-type="float" office:value="0.0196332260966" calcext:value-type="float">
            <text:p>0.0196332261</text:p>
          </table:table-cell>
          <table:table-cell office:value-type="float" office:value="0.0329822190106" calcext:value-type="float">
            <text:p>0.0329822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38884E+018" calcext:value-type="float">
            <text:p>1526876692388840000</text:p>
          </table:table-cell>
          <table:table-cell office:value-type="float" office:value="1374" calcext:value-type="float">
            <text:p>1374</text:p>
          </table:table-cell>
          <table:table-cell office:value-type="float" office:value="1.52687669238032E+018" calcext:value-type="float">
            <text:p>1526876692380320000</text:p>
          </table:table-cell>
          <table:table-cell office:value-type="string" calcext:value-type="string">
            <text:p>world</text:p>
          </table:table-cell>
          <table:table-cell office:value-type="float" office:value="-0.0257387459278" calcext:value-type="float">
            <text:p>-0.0257387459</text:p>
          </table:table-cell>
          <table:table-cell office:value-type="float" office:value="0.0300484839827" calcext:value-type="float">
            <text:p>0.030048484</text:p>
          </table:table-cell>
          <table:table-cell office:value-type="float" office:value="0.0387086085975" calcext:value-type="float">
            <text:p>0.03870860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40802E+018" calcext:value-type="float">
            <text:p>1526876692408020000</text:p>
          </table:table-cell>
          <table:table-cell office:value-type="float" office:value="1375" calcext:value-type="float">
            <text:p>1375</text:p>
          </table:table-cell>
          <table:table-cell office:value-type="float" office:value="1.52687669240015E+018" calcext:value-type="float">
            <text:p>1526876692400150000</text:p>
          </table:table-cell>
          <table:table-cell office:value-type="string" calcext:value-type="string">
            <text:p>world</text:p>
          </table:table-cell>
          <table:table-cell office:value-type="float" office:value="-0.0172295346856" calcext:value-type="float">
            <text:p>-0.0172295347</text:p>
          </table:table-cell>
          <table:table-cell office:value-type="float" office:value="0.0328860096633" calcext:value-type="float">
            <text:p>0.0328860097</text:p>
          </table:table-cell>
          <table:table-cell office:value-type="float" office:value="0.0365410521626" calcext:value-type="float">
            <text:p>0.03654105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42838E+018" calcext:value-type="float">
            <text:p>1526876692428380000</text:p>
          </table:table-cell>
          <table:table-cell office:value-type="float" office:value="1376" calcext:value-type="float">
            <text:p>1376</text:p>
          </table:table-cell>
          <table:table-cell office:value-type="float" office:value="1.52687669241997E+018" calcext:value-type="float">
            <text:p>1526876692419970000</text:p>
          </table:table-cell>
          <table:table-cell office:value-type="string" calcext:value-type="string">
            <text:p>world</text:p>
          </table:table-cell>
          <table:table-cell office:value-type="float" office:value="-0.0154039906338" calcext:value-type="float">
            <text:p>-0.0154039906</text:p>
          </table:table-cell>
          <table:table-cell office:value-type="float" office:value="0.0303266942501" calcext:value-type="float">
            <text:p>0.0303266943</text:p>
          </table:table-cell>
          <table:table-cell office:value-type="float" office:value="0.0293400324881" calcext:value-type="float">
            <text:p>0.0293400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44864E+018" calcext:value-type="float">
            <text:p>1526876692448640000</text:p>
          </table:table-cell>
          <table:table-cell office:value-type="float" office:value="1377" calcext:value-type="float">
            <text:p>1377</text:p>
          </table:table-cell>
          <table:table-cell office:value-type="float" office:value="1.52687669243985E+018" calcext:value-type="float">
            <text:p>1526876692439850000</text:p>
          </table:table-cell>
          <table:table-cell office:value-type="string" calcext:value-type="string">
            <text:p>world</text:p>
          </table:table-cell>
          <table:table-cell office:value-type="float" office:value="-0.0102669987828" calcext:value-type="float">
            <text:p>-0.0102669988</text:p>
          </table:table-cell>
          <table:table-cell office:value-type="float" office:value="0.041191931814" calcext:value-type="float">
            <text:p>0.0411919318</text:p>
          </table:table-cell>
          <table:table-cell office:value-type="float" office:value="0.0338892787695" calcext:value-type="float">
            <text:p>0.03388927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46807E+018" calcext:value-type="float">
            <text:p>1526876692468070000</text:p>
          </table:table-cell>
          <table:table-cell office:value-type="float" office:value="1378" calcext:value-type="float">
            <text:p>1378</text:p>
          </table:table-cell>
          <table:table-cell office:value-type="float" office:value="1.52687669246062E+018" calcext:value-type="float">
            <text:p>1526876692460620000</text:p>
          </table:table-cell>
          <table:table-cell office:value-type="string" calcext:value-type="string">
            <text:p>world</text:p>
          </table:table-cell>
          <table:table-cell office:value-type="float" office:value="-0.00734605081379" calcext:value-type="float">
            <text:p>-0.0073460508</text:p>
          </table:table-cell>
          <table:table-cell office:value-type="float" office:value="0.0416031777859" calcext:value-type="float">
            <text:p>0.0416031778</text:p>
          </table:table-cell>
          <table:table-cell office:value-type="float" office:value="0.0283930487931" calcext:value-type="float">
            <text:p>0.0283930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48835E+018" calcext:value-type="float">
            <text:p>1526876692488350000</text:p>
          </table:table-cell>
          <table:table-cell office:value-type="float" office:value="1379" calcext:value-type="float">
            <text:p>1379</text:p>
          </table:table-cell>
          <table:table-cell office:value-type="float" office:value="1.52687669248022E+018" calcext:value-type="float">
            <text:p>1526876692480220000</text:p>
          </table:table-cell>
          <table:table-cell office:value-type="string" calcext:value-type="string">
            <text:p>world</text:p>
          </table:table-cell>
          <table:table-cell office:value-type="float" office:value="-0.00278574414551" calcext:value-type="float">
            <text:p>-0.0027857441</text:p>
          </table:table-cell>
          <table:table-cell office:value-type="float" office:value="0.0505182333291" calcext:value-type="float">
            <text:p>0.0505182333</text:p>
          </table:table-cell>
          <table:table-cell office:value-type="float" office:value="0.0363326892257" calcext:value-type="float">
            <text:p>0.03633268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50864E+018" calcext:value-type="float">
            <text:p>1526876692508640000</text:p>
          </table:table-cell>
          <table:table-cell office:value-type="float" office:value="1380" calcext:value-type="float">
            <text:p>1380</text:p>
          </table:table-cell>
          <table:table-cell office:value-type="float" office:value="1.52687669250001E+018" calcext:value-type="float">
            <text:p>1526876692500010000</text:p>
          </table:table-cell>
          <table:table-cell office:value-type="string" calcext:value-type="string">
            <text:p>world</text:p>
          </table:table-cell>
          <table:table-cell office:value-type="float" office:value="-0.00375161319971" calcext:value-type="float">
            <text:p>-0.0037516132</text:p>
          </table:table-cell>
          <table:table-cell office:value-type="float" office:value="0.0469386205077" calcext:value-type="float">
            <text:p>0.0469386205</text:p>
          </table:table-cell>
          <table:table-cell office:value-type="float" office:value="0.0294251516461" calcext:value-type="float">
            <text:p>0.0294251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52793E+018" calcext:value-type="float">
            <text:p>1526876692527930000</text:p>
          </table:table-cell>
          <table:table-cell office:value-type="float" office:value="1381" calcext:value-type="float">
            <text:p>1381</text:p>
          </table:table-cell>
          <table:table-cell office:value-type="float" office:value="1.52687669251978E+018" calcext:value-type="float">
            <text:p>1526876692519780000</text:p>
          </table:table-cell>
          <table:table-cell office:value-type="string" calcext:value-type="string">
            <text:p>world</text:p>
          </table:table-cell>
          <table:table-cell office:value-type="float" office:value="-0.00112795247696" calcext:value-type="float">
            <text:p>-0.0011279525</text:p>
          </table:table-cell>
          <table:table-cell office:value-type="float" office:value="0.0462283566594" calcext:value-type="float">
            <text:p>0.0462283567</text:p>
          </table:table-cell>
          <table:table-cell office:value-type="float" office:value="0.0259126983583" calcext:value-type="float">
            <text:p>0.0259126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54839E+018" calcext:value-type="float">
            <text:p>1526876692548390000</text:p>
          </table:table-cell>
          <table:table-cell office:value-type="float" office:value="1382" calcext:value-type="float">
            <text:p>1382</text:p>
          </table:table-cell>
          <table:table-cell office:value-type="float" office:value="1.52687669254041E+018" calcext:value-type="float">
            <text:p>1526876692540410000</text:p>
          </table:table-cell>
          <table:table-cell office:value-type="string" calcext:value-type="string">
            <text:p>world</text:p>
          </table:table-cell>
          <table:table-cell office:value-type="float" office:value="0.000839202431962" calcext:value-type="float">
            <text:p>0.0008392024</text:p>
          </table:table-cell>
          <table:table-cell office:value-type="float" office:value="0.0548594668508" calcext:value-type="float">
            <text:p>0.0548594669</text:p>
          </table:table-cell>
          <table:table-cell office:value-type="float" office:value="0.02987155132" calcext:value-type="float">
            <text:p>0.0298715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56874E+018" calcext:value-type="float">
            <text:p>1526876692568740000</text:p>
          </table:table-cell>
          <table:table-cell office:value-type="float" office:value="1383" calcext:value-type="float">
            <text:p>1383</text:p>
          </table:table-cell>
          <table:table-cell office:value-type="float" office:value="1.52687669256013E+018" calcext:value-type="float">
            <text:p>1526876692560130000</text:p>
          </table:table-cell>
          <table:table-cell office:value-type="string" calcext:value-type="string">
            <text:p>world</text:p>
          </table:table-cell>
          <table:table-cell office:value-type="float" office:value="-0.000711971428245" calcext:value-type="float">
            <text:p>-0.0007119714</text:p>
          </table:table-cell>
          <table:table-cell office:value-type="float" office:value="0.0502947829664" calcext:value-type="float">
            <text:p>0.050294783</text:p>
          </table:table-cell>
          <table:table-cell office:value-type="float" office:value="0.0277050249279" calcext:value-type="float">
            <text:p>0.02770502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58799E+018" calcext:value-type="float">
            <text:p>1526876692587990000</text:p>
          </table:table-cell>
          <table:table-cell office:value-type="float" office:value="1384" calcext:value-type="float">
            <text:p>1384</text:p>
          </table:table-cell>
          <table:table-cell office:value-type="float" office:value="1.52687669257995E+018" calcext:value-type="float">
            <text:p>1526876692579950000</text:p>
          </table:table-cell>
          <table:table-cell office:value-type="string" calcext:value-type="string">
            <text:p>world</text:p>
          </table:table-cell>
          <table:table-cell office:value-type="float" office:value="0.00285612116568" calcext:value-type="float">
            <text:p>0.0028561212</text:p>
          </table:table-cell>
          <table:table-cell office:value-type="float" office:value="0.0658642426133" calcext:value-type="float">
            <text:p>0.0658642426</text:p>
          </table:table-cell>
          <table:table-cell office:value-type="float" office:value="0.0335102081299" calcext:value-type="float">
            <text:p>0.03351020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60828E+018" calcext:value-type="float">
            <text:p>1526876692608280000</text:p>
          </table:table-cell>
          <table:table-cell office:value-type="float" office:value="1385" calcext:value-type="float">
            <text:p>1385</text:p>
          </table:table-cell>
          <table:table-cell office:value-type="float" office:value="1.52687669259973E+018" calcext:value-type="float">
            <text:p>1526876692599730000</text:p>
          </table:table-cell>
          <table:table-cell office:value-type="string" calcext:value-type="string">
            <text:p>world</text:p>
          </table:table-cell>
          <table:table-cell office:value-type="float" office:value="0.00124880834483" calcext:value-type="float">
            <text:p>0.0012488083</text:p>
          </table:table-cell>
          <table:table-cell office:value-type="float" office:value="0.0571302175522" calcext:value-type="float">
            <text:p>0.0571302176</text:p>
          </table:table-cell>
          <table:table-cell office:value-type="float" office:value="0.0287440400571" calcext:value-type="float">
            <text:p>0.02874404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62864E+018" calcext:value-type="float">
            <text:p>1526876692628640000</text:p>
          </table:table-cell>
          <table:table-cell office:value-type="float" office:value="1386" calcext:value-type="float">
            <text:p>1386</text:p>
          </table:table-cell>
          <table:table-cell office:value-type="float" office:value="1.52687669261977E+018" calcext:value-type="float">
            <text:p>1526876692619770000</text:p>
          </table:table-cell>
          <table:table-cell office:value-type="string" calcext:value-type="string">
            <text:p>world</text:p>
          </table:table-cell>
          <table:table-cell office:value-type="float" office:value="0.00384793570265" calcext:value-type="float">
            <text:p>0.0038479357</text:p>
          </table:table-cell>
          <table:table-cell office:value-type="float" office:value="0.0510839894414" calcext:value-type="float">
            <text:p>0.0510839894</text:p>
          </table:table-cell>
          <table:table-cell office:value-type="float" office:value="0.021199118346" calcext:value-type="float">
            <text:p>0.02119911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64891E+018" calcext:value-type="float">
            <text:p>1526876692648910000</text:p>
          </table:table-cell>
          <table:table-cell office:value-type="float" office:value="1387" calcext:value-type="float">
            <text:p>1387</text:p>
          </table:table-cell>
          <table:table-cell office:value-type="float" office:value="1.52687669263958E+018" calcext:value-type="float">
            <text:p>1526876692639580000</text:p>
          </table:table-cell>
          <table:table-cell office:value-type="string" calcext:value-type="string">
            <text:p>world</text:p>
          </table:table-cell>
          <table:table-cell office:value-type="float" office:value="0.00795723777264" calcext:value-type="float">
            <text:p>0.0079572378</text:p>
          </table:table-cell>
          <table:table-cell office:value-type="float" office:value="0.0641340762377" calcext:value-type="float">
            <text:p>0.0641340762</text:p>
          </table:table-cell>
          <table:table-cell office:value-type="float" office:value="0.0289443042129" calcext:value-type="float">
            <text:p>0.02894430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66825E+018" calcext:value-type="float">
            <text:p>1526876692668250000</text:p>
          </table:table-cell>
          <table:table-cell office:value-type="float" office:value="1388" calcext:value-type="float">
            <text:p>1388</text:p>
          </table:table-cell>
          <table:table-cell office:value-type="float" office:value="1.52687669266044E+018" calcext:value-type="float">
            <text:p>1526876692660440000</text:p>
          </table:table-cell>
          <table:table-cell office:value-type="string" calcext:value-type="string">
            <text:p>world</text:p>
          </table:table-cell>
          <table:table-cell office:value-type="float" office:value="0.00519101321697" calcext:value-type="float">
            <text:p>0.0051910132</text:p>
          </table:table-cell>
          <table:table-cell office:value-type="float" office:value="0.0568158850074" calcext:value-type="float">
            <text:p>0.056815885</text:p>
          </table:table-cell>
          <table:table-cell office:value-type="float" office:value="0.0198681466281" calcext:value-type="float">
            <text:p>0.01986814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6887E+018" calcext:value-type="float">
            <text:p>1526876692688700000</text:p>
          </table:table-cell>
          <table:table-cell office:value-type="float" office:value="1389" calcext:value-type="float">
            <text:p>1389</text:p>
          </table:table-cell>
          <table:table-cell office:value-type="float" office:value="1.52687669268024E+018" calcext:value-type="float">
            <text:p>1526876692680240000</text:p>
          </table:table-cell>
          <table:table-cell office:value-type="string" calcext:value-type="string">
            <text:p>world</text:p>
          </table:table-cell>
          <table:table-cell office:value-type="float" office:value="0.00892081018537" calcext:value-type="float">
            <text:p>0.0089208102</text:p>
          </table:table-cell>
          <table:table-cell office:value-type="float" office:value="0.0655465871096" calcext:value-type="float">
            <text:p>0.0655465871</text:p>
          </table:table-cell>
          <table:table-cell office:value-type="float" office:value="0.0197203308344" calcext:value-type="float">
            <text:p>0.01972033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7089E+018" calcext:value-type="float">
            <text:p>1526876692708900000</text:p>
          </table:table-cell>
          <table:table-cell office:value-type="float" office:value="1390" calcext:value-type="float">
            <text:p>1390</text:p>
          </table:table-cell>
          <table:table-cell office:value-type="float" office:value="1.52687669270011E+018" calcext:value-type="float">
            <text:p>1526876692700110000</text:p>
          </table:table-cell>
          <table:table-cell office:value-type="string" calcext:value-type="string">
            <text:p>world</text:p>
          </table:table-cell>
          <table:table-cell office:value-type="float" office:value="0.0082063479349" calcext:value-type="float">
            <text:p>0.0082063479</text:p>
          </table:table-cell>
          <table:table-cell office:value-type="float" office:value="0.0580242760479" calcext:value-type="float">
            <text:p>0.058024276</text:p>
          </table:table-cell>
          <table:table-cell office:value-type="float" office:value="0.02001404576" calcext:value-type="float">
            <text:p>0.02001404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72826E+018" calcext:value-type="float">
            <text:p>1526876692728260000</text:p>
          </table:table-cell>
          <table:table-cell office:value-type="float" office:value="1391" calcext:value-type="float">
            <text:p>1391</text:p>
          </table:table-cell>
          <table:table-cell office:value-type="float" office:value="1.52687669272006E+018" calcext:value-type="float">
            <text:p>1526876692720060000</text:p>
          </table:table-cell>
          <table:table-cell office:value-type="string" calcext:value-type="string">
            <text:p>world</text:p>
          </table:table-cell>
          <table:table-cell office:value-type="float" office:value="0.00728901196271" calcext:value-type="float">
            <text:p>0.007289012</text:p>
          </table:table-cell>
          <table:table-cell office:value-type="float" office:value="0.0713400244713" calcext:value-type="float">
            <text:p>0.0713400245</text:p>
          </table:table-cell>
          <table:table-cell office:value-type="float" office:value="0.0184514131397" calcext:value-type="float">
            <text:p>0.01845141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74867E+018" calcext:value-type="float">
            <text:p>1526876692748670000</text:p>
          </table:table-cell>
          <table:table-cell office:value-type="float" office:value="1392" calcext:value-type="float">
            <text:p>1392</text:p>
          </table:table-cell>
          <table:table-cell office:value-type="float" office:value="1.52687669273999E+018" calcext:value-type="float">
            <text:p>1526876692739990000</text:p>
          </table:table-cell>
          <table:table-cell office:value-type="string" calcext:value-type="string">
            <text:p>world</text:p>
          </table:table-cell>
          <table:table-cell office:value-type="float" office:value="0.00667669158429" calcext:value-type="float">
            <text:p>0.0066766916</text:p>
          </table:table-cell>
          <table:table-cell office:value-type="float" office:value="0.0587607994676" calcext:value-type="float">
            <text:p>0.0587607995</text:p>
          </table:table-cell>
          <table:table-cell office:value-type="float" office:value="0.0150104910135" calcext:value-type="float">
            <text:p>0.0150104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76807E+018" calcext:value-type="float">
            <text:p>1526876692768070000</text:p>
          </table:table-cell>
          <table:table-cell office:value-type="float" office:value="1393" calcext:value-type="float">
            <text:p>1393</text:p>
          </table:table-cell>
          <table:table-cell office:value-type="float" office:value="1.52687669275981E+018" calcext:value-type="float">
            <text:p>1526876692759810000</text:p>
          </table:table-cell>
          <table:table-cell office:value-type="string" calcext:value-type="string">
            <text:p>world</text:p>
          </table:table-cell>
          <table:table-cell office:value-type="float" office:value="0.00959550589323" calcext:value-type="float">
            <text:p>0.0095955059</text:p>
          </table:table-cell>
          <table:table-cell office:value-type="float" office:value="0.0562419183552" calcext:value-type="float">
            <text:p>0.0562419184</text:p>
          </table:table-cell>
          <table:table-cell office:value-type="float" office:value="0.0202957149595" calcext:value-type="float">
            <text:p>0.0202957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78853E+018" calcext:value-type="float">
            <text:p>1526876692788530000</text:p>
          </table:table-cell>
          <table:table-cell office:value-type="float" office:value="1394" calcext:value-type="float">
            <text:p>1394</text:p>
          </table:table-cell>
          <table:table-cell office:value-type="float" office:value="1.52687669277971E+018" calcext:value-type="float">
            <text:p>1526876692779710000</text:p>
          </table:table-cell>
          <table:table-cell office:value-type="string" calcext:value-type="string">
            <text:p>world</text:p>
          </table:table-cell>
          <table:table-cell office:value-type="float" office:value="0.00297997402959" calcext:value-type="float">
            <text:p>0.002979974</text:p>
          </table:table-cell>
          <table:table-cell office:value-type="float" office:value="0.0697336941957" calcext:value-type="float">
            <text:p>0.0697336942</text:p>
          </table:table-cell>
          <table:table-cell office:value-type="float" office:value="0.0155757330358" calcext:value-type="float">
            <text:p>0.0155757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80895E+018" calcext:value-type="float">
            <text:p>1526876692808950000</text:p>
          </table:table-cell>
          <table:table-cell office:value-type="float" office:value="1395" calcext:value-type="float">
            <text:p>1395</text:p>
          </table:table-cell>
          <table:table-cell office:value-type="float" office:value="1.52687669280041E+018" calcext:value-type="float">
            <text:p>1526876692800410000</text:p>
          </table:table-cell>
          <table:table-cell office:value-type="string" calcext:value-type="string">
            <text:p>world</text:p>
          </table:table-cell>
          <table:table-cell office:value-type="float" office:value="0.00570458779112" calcext:value-type="float">
            <text:p>0.0057045878</text:p>
          </table:table-cell>
          <table:table-cell office:value-type="float" office:value="0.060285449028" calcext:value-type="float">
            <text:p>0.060285449</text:p>
          </table:table-cell>
          <table:table-cell office:value-type="float" office:value="0.0162303783" calcext:value-type="float">
            <text:p>0.01623037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82816E+018" calcext:value-type="float">
            <text:p>1526876692828160000</text:p>
          </table:table-cell>
          <table:table-cell office:value-type="float" office:value="1396" calcext:value-type="float">
            <text:p>1396</text:p>
          </table:table-cell>
          <table:table-cell office:value-type="float" office:value="1.52687669282023E+018" calcext:value-type="float">
            <text:p>1526876692820230000</text:p>
          </table:table-cell>
          <table:table-cell office:value-type="string" calcext:value-type="string">
            <text:p>world</text:p>
          </table:table-cell>
          <table:table-cell office:value-type="float" office:value="0.00315868807957" calcext:value-type="float">
            <text:p>0.0031586881</text:p>
          </table:table-cell>
          <table:table-cell office:value-type="float" office:value="0.0746398866177" calcext:value-type="float">
            <text:p>0.0746398866</text:p>
          </table:table-cell>
          <table:table-cell office:value-type="float" office:value="0.0141682196409" calcext:value-type="float">
            <text:p>0.01416821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84877E+018" calcext:value-type="float">
            <text:p>1526876692848770000</text:p>
          </table:table-cell>
          <table:table-cell office:value-type="float" office:value="1397" calcext:value-type="float">
            <text:p>1397</text:p>
          </table:table-cell>
          <table:table-cell office:value-type="float" office:value="1.52687669283993E+018" calcext:value-type="float">
            <text:p>1526876692839930000</text:p>
          </table:table-cell>
          <table:table-cell office:value-type="string" calcext:value-type="string">
            <text:p>world</text:p>
          </table:table-cell>
          <table:table-cell office:value-type="float" office:value="0.00567288417369" calcext:value-type="float">
            <text:p>0.0056728842</text:p>
          </table:table-cell>
          <table:table-cell office:value-type="float" office:value="0.062285695225" calcext:value-type="float">
            <text:p>0.0622856952</text:p>
          </table:table-cell>
          <table:table-cell office:value-type="float" office:value="0.0151931904256" calcext:value-type="float">
            <text:p>0.0151931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86798E+018" calcext:value-type="float">
            <text:p>1526876692867980000</text:p>
          </table:table-cell>
          <table:table-cell office:value-type="float" office:value="1398" calcext:value-type="float">
            <text:p>1398</text:p>
          </table:table-cell>
          <table:table-cell office:value-type="float" office:value="1.5268766928596E+018" calcext:value-type="float">
            <text:p>1526876692859600000</text:p>
          </table:table-cell>
          <table:table-cell office:value-type="string" calcext:value-type="string">
            <text:p>world</text:p>
          </table:table-cell>
          <table:table-cell office:value-type="float" office:value="0.00688496232033" calcext:value-type="float">
            <text:p>0.0068849623</text:p>
          </table:table-cell>
          <table:table-cell office:value-type="float" office:value="0.0590966045856" calcext:value-type="float">
            <text:p>0.0590966046</text:p>
          </table:table-cell>
          <table:table-cell office:value-type="float" office:value="0.0158052369952" calcext:value-type="float">
            <text:p>0.0158052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8884E+018" calcext:value-type="float">
            <text:p>1526876692888400000</text:p>
          </table:table-cell>
          <table:table-cell office:value-type="float" office:value="1399" calcext:value-type="float">
            <text:p>1399</text:p>
          </table:table-cell>
          <table:table-cell office:value-type="float" office:value="1.52687669288034E+018" calcext:value-type="float">
            <text:p>1526876692880340000</text:p>
          </table:table-cell>
          <table:table-cell office:value-type="string" calcext:value-type="string">
            <text:p>world</text:p>
          </table:table-cell>
          <table:table-cell office:value-type="float" office:value="0.00621289946139" calcext:value-type="float">
            <text:p>0.0062128995</text:p>
          </table:table-cell>
          <table:table-cell office:value-type="float" office:value="0.0713468343019" calcext:value-type="float">
            <text:p>0.0713468343</text:p>
          </table:table-cell>
          <table:table-cell office:value-type="float" office:value="0.0124475937337" calcext:value-type="float">
            <text:p>0.01244759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90869E+018" calcext:value-type="float">
            <text:p>1526876692908690000</text:p>
          </table:table-cell>
          <table:table-cell office:value-type="float" office:value="1400" calcext:value-type="float">
            <text:p>1400</text:p>
          </table:table-cell>
          <table:table-cell office:value-type="float" office:value="1.52687669289991E+018" calcext:value-type="float">
            <text:p>1526876692899910000</text:p>
          </table:table-cell>
          <table:table-cell office:value-type="string" calcext:value-type="string">
            <text:p>world</text:p>
          </table:table-cell>
          <table:table-cell office:value-type="float" office:value="0.00363948266022" calcext:value-type="float">
            <text:p>0.0036394827</text:p>
          </table:table-cell>
          <table:table-cell office:value-type="float" office:value="0.0629972666502" calcext:value-type="float">
            <text:p>0.0629972667</text:p>
          </table:table-cell>
          <table:table-cell office:value-type="float" office:value="0.0103340372443" calcext:value-type="float">
            <text:p>0.01033403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92798E+018" calcext:value-type="float">
            <text:p>1526876692927980000</text:p>
          </table:table-cell>
          <table:table-cell office:value-type="float" office:value="1401" calcext:value-type="float">
            <text:p>1401</text:p>
          </table:table-cell>
          <table:table-cell office:value-type="float" office:value="1.52687669292058E+018" calcext:value-type="float">
            <text:p>1526876692920580000</text:p>
          </table:table-cell>
          <table:table-cell office:value-type="string" calcext:value-type="string">
            <text:p>world</text:p>
          </table:table-cell>
          <table:table-cell office:value-type="float" office:value="0.00170228513889" calcext:value-type="float">
            <text:p>0.0017022851</text:p>
          </table:table-cell>
          <table:table-cell office:value-type="float" office:value="0.0617122836411" calcext:value-type="float">
            <text:p>0.0617122836</text:p>
          </table:table-cell>
          <table:table-cell office:value-type="float" office:value="0.00725666992366" calcext:value-type="float">
            <text:p>0.00725666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94849E+018" calcext:value-type="float">
            <text:p>1526876692948490000</text:p>
          </table:table-cell>
          <table:table-cell office:value-type="float" office:value="1402" calcext:value-type="float">
            <text:p>1402</text:p>
          </table:table-cell>
          <table:table-cell office:value-type="float" office:value="1.52687669294051E+018" calcext:value-type="float">
            <text:p>1526876692940510000</text:p>
          </table:table-cell>
          <table:table-cell office:value-type="string" calcext:value-type="string">
            <text:p>world</text:p>
          </table:table-cell>
          <table:table-cell office:value-type="float" office:value="0.00489448523149" calcext:value-type="float">
            <text:p>0.0048944852</text:p>
          </table:table-cell>
          <table:table-cell office:value-type="float" office:value="0.0704672858119" calcext:value-type="float">
            <text:p>0.0704672858</text:p>
          </table:table-cell>
          <table:table-cell office:value-type="float" office:value="0.00542107783258" calcext:value-type="float">
            <text:p>0.00542107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96882E+018" calcext:value-type="float">
            <text:p>1526876692968820000</text:p>
          </table:table-cell>
          <table:table-cell office:value-type="float" office:value="1403" calcext:value-type="float">
            <text:p>1403</text:p>
          </table:table-cell>
          <table:table-cell office:value-type="float" office:value="1.52687669296039E+018" calcext:value-type="float">
            <text:p>1526876692960390000</text:p>
          </table:table-cell>
          <table:table-cell office:value-type="string" calcext:value-type="string">
            <text:p>world</text:p>
          </table:table-cell>
          <table:table-cell office:value-type="float" office:value="0.00235171592794" calcext:value-type="float">
            <text:p>0.0023517159</text:p>
          </table:table-cell>
          <table:table-cell office:value-type="float" office:value="0.0622282885015" calcext:value-type="float">
            <text:p>0.0622282885</text:p>
          </table:table-cell>
          <table:table-cell office:value-type="float" office:value="0.00206313608214" calcext:value-type="float">
            <text:p>0.0020631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298805E+018" calcext:value-type="float">
            <text:p>1526876692988050000</text:p>
          </table:table-cell>
          <table:table-cell office:value-type="float" office:value="1404" calcext:value-type="float">
            <text:p>1404</text:p>
          </table:table-cell>
          <table:table-cell office:value-type="float" office:value="1.52687669298017E+018" calcext:value-type="float">
            <text:p>1526876692980170000</text:p>
          </table:table-cell>
          <table:table-cell office:value-type="string" calcext:value-type="string">
            <text:p>world</text:p>
          </table:table-cell>
          <table:table-cell office:value-type="float" office:value="0.0044534849003" calcext:value-type="float">
            <text:p>0.0044534849</text:p>
          </table:table-cell>
          <table:table-cell office:value-type="float" office:value="0.0720598176122" calcext:value-type="float">
            <text:p>0.0720598176</text:p>
          </table:table-cell>
          <table:table-cell office:value-type="float" office:value="-0.000306616420858" calcext:value-type="float">
            <text:p>-0.0003066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00839E+018" calcext:value-type="float">
            <text:p>1526876693008390000</text:p>
          </table:table-cell>
          <table:table-cell office:value-type="float" office:value="1405" calcext:value-type="float">
            <text:p>1405</text:p>
          </table:table-cell>
          <table:table-cell office:value-type="float" office:value="1.52687669299987E+018" calcext:value-type="float">
            <text:p>1526876692999870000</text:p>
          </table:table-cell>
          <table:table-cell office:value-type="string" calcext:value-type="string">
            <text:p>world</text:p>
          </table:table-cell>
          <table:table-cell office:value-type="float" office:value="0.00536830164492" calcext:value-type="float">
            <text:p>0.0053683016</text:p>
          </table:table-cell>
          <table:table-cell office:value-type="float" office:value="0.0615301281214" calcext:value-type="float">
            <text:p>0.0615301281</text:p>
          </table:table-cell>
          <table:table-cell office:value-type="float" office:value="-0.000329648086336" calcext:value-type="float">
            <text:p>-0.00032964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02858E+018" calcext:value-type="float">
            <text:p>1526876693028580000</text:p>
          </table:table-cell>
          <table:table-cell office:value-type="float" office:value="1406" calcext:value-type="float">
            <text:p>1406</text:p>
          </table:table-cell>
          <table:table-cell office:value-type="float" office:value="1.52687669301977E+018" calcext:value-type="float">
            <text:p>1526876693019770000</text:p>
          </table:table-cell>
          <table:table-cell office:value-type="string" calcext:value-type="string">
            <text:p>world</text:p>
          </table:table-cell>
          <table:table-cell office:value-type="float" office:value="0.00245057302527" calcext:value-type="float">
            <text:p>0.002450573</text:p>
          </table:table-cell>
          <table:table-cell office:value-type="float" office:value="0.0567041225731" calcext:value-type="float">
            <text:p>0.0567041226</text:p>
          </table:table-cell>
          <table:table-cell office:value-type="float" office:value="-0.00174956349656" calcext:value-type="float">
            <text:p>-0.00174956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04781E+018" calcext:value-type="float">
            <text:p>1526876693047810000</text:p>
          </table:table-cell>
          <table:table-cell office:value-type="float" office:value="1407" calcext:value-type="float">
            <text:p>1407</text:p>
          </table:table-cell>
          <table:table-cell office:value-type="float" office:value="1.52687669304054E+018" calcext:value-type="float">
            <text:p>1526876693040540000</text:p>
          </table:table-cell>
          <table:table-cell office:value-type="string" calcext:value-type="string">
            <text:p>world</text:p>
          </table:table-cell>
          <table:table-cell office:value-type="float" office:value="0.00403051450849" calcext:value-type="float">
            <text:p>0.0040305145</text:p>
          </table:table-cell>
          <table:table-cell office:value-type="float" office:value="0.0675574094057" calcext:value-type="float">
            <text:p>0.0675574094</text:p>
          </table:table-cell>
          <table:table-cell office:value-type="float" office:value="-0.00473763654009" calcext:value-type="float">
            <text:p>-0.0047376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06823E+018" calcext:value-type="float">
            <text:p>1526876693068230000</text:p>
          </table:table-cell>
          <table:table-cell office:value-type="float" office:value="1408" calcext:value-type="float">
            <text:p>1408</text:p>
          </table:table-cell>
          <table:table-cell office:value-type="float" office:value="1.5268766930602E+018" calcext:value-type="float">
            <text:p>1526876693060200000</text:p>
          </table:table-cell>
          <table:table-cell office:value-type="string" calcext:value-type="string">
            <text:p>world</text:p>
          </table:table-cell>
          <table:table-cell office:value-type="float" office:value="0.000540260109119" calcext:value-type="float">
            <text:p>0.0005402601</text:p>
          </table:table-cell>
          <table:table-cell office:value-type="float" office:value="0.0604873411357" calcext:value-type="float">
            <text:p>0.0604873411</text:p>
          </table:table-cell>
          <table:table-cell office:value-type="float" office:value="-0.00802310369909" calcext:value-type="float">
            <text:p>-0.00802310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08824E+018" calcext:value-type="float">
            <text:p>1526876693088240000</text:p>
          </table:table-cell>
          <table:table-cell office:value-type="float" office:value="1409" calcext:value-type="float">
            <text:p>1409</text:p>
          </table:table-cell>
          <table:table-cell office:value-type="float" office:value="1.52687669307985E+018" calcext:value-type="float">
            <text:p>1526876693079850000</text:p>
          </table:table-cell>
          <table:table-cell office:value-type="string" calcext:value-type="string">
            <text:p>world</text:p>
          </table:table-cell>
          <table:table-cell office:value-type="float" office:value="0.00122888584156" calcext:value-type="float">
            <text:p>0.0012288858</text:p>
          </table:table-cell>
          <table:table-cell office:value-type="float" office:value="0.0643957480788" calcext:value-type="float">
            <text:p>0.0643957481</text:p>
          </table:table-cell>
          <table:table-cell office:value-type="float" office:value="-0.0101838093251" calcext:value-type="float">
            <text:p>-0.01018380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10847E+018" calcext:value-type="float">
            <text:p>1526876693108470000</text:p>
          </table:table-cell>
          <table:table-cell office:value-type="float" office:value="1410" calcext:value-type="float">
            <text:p>1410</text:p>
          </table:table-cell>
          <table:table-cell office:value-type="float" office:value="1.52687669310041E+018" calcext:value-type="float">
            <text:p>1526876693100410000</text:p>
          </table:table-cell>
          <table:table-cell office:value-type="string" calcext:value-type="string">
            <text:p>world</text:p>
          </table:table-cell>
          <table:table-cell office:value-type="float" office:value="0.00112812384032" calcext:value-type="float">
            <text:p>0.0011281238</text:p>
          </table:table-cell>
          <table:table-cell office:value-type="float" office:value="0.0582337081432" calcext:value-type="float">
            <text:p>0.0582337081</text:p>
          </table:table-cell>
          <table:table-cell office:value-type="float" office:value="-0.00805648323148" calcext:value-type="float">
            <text:p>-0.0080564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12803E+018" calcext:value-type="float">
            <text:p>1526876693128030000</text:p>
          </table:table-cell>
          <table:table-cell office:value-type="float" office:value="1411" calcext:value-type="float">
            <text:p>1411</text:p>
          </table:table-cell>
          <table:table-cell office:value-type="float" office:value="1.52687669312035E+018" calcext:value-type="float">
            <text:p>1526876693120350000</text:p>
          </table:table-cell>
          <table:table-cell office:value-type="string" calcext:value-type="string">
            <text:p>world</text:p>
          </table:table-cell>
          <table:table-cell office:value-type="float" office:value="0.000414913578425" calcext:value-type="float">
            <text:p>0.0004149136</text:p>
          </table:table-cell>
          <table:table-cell office:value-type="float" office:value="0.0650996118784" calcext:value-type="float">
            <text:p>0.0650996119</text:p>
          </table:table-cell>
          <table:table-cell office:value-type="float" office:value="-0.0102717960253" calcext:value-type="float">
            <text:p>-0.0102717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14812E+018" calcext:value-type="float">
            <text:p>1526876693148120000</text:p>
          </table:table-cell>
          <table:table-cell office:value-type="float" office:value="1412" calcext:value-type="float">
            <text:p>1412</text:p>
          </table:table-cell>
          <table:table-cell office:value-type="float" office:value="1.52687669314015E+018" calcext:value-type="float">
            <text:p>1526876693140150000</text:p>
          </table:table-cell>
          <table:table-cell office:value-type="string" calcext:value-type="string">
            <text:p>world</text:p>
          </table:table-cell>
          <table:table-cell office:value-type="float" office:value="0.000846296199597" calcext:value-type="float">
            <text:p>0.0008462962</text:p>
          </table:table-cell>
          <table:table-cell office:value-type="float" office:value="0.0551266670227" calcext:value-type="float">
            <text:p>0.055126667</text:p>
          </table:table-cell>
          <table:table-cell office:value-type="float" office:value="-0.00535944569856" calcext:value-type="float">
            <text:p>-0.00535944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16835E+018" calcext:value-type="float">
            <text:p>1526876693168350000</text:p>
          </table:table-cell>
          <table:table-cell office:value-type="float" office:value="1413" calcext:value-type="float">
            <text:p>1413</text:p>
          </table:table-cell>
          <table:table-cell office:value-type="float" office:value="1.52687669315999E+018" calcext:value-type="float">
            <text:p>1526876693159990000</text:p>
          </table:table-cell>
          <table:table-cell office:value-type="string" calcext:value-type="string">
            <text:p>world</text:p>
          </table:table-cell>
          <table:table-cell office:value-type="float" office:value="0.000237907137489" calcext:value-type="float">
            <text:p>0.0002379071</text:p>
          </table:table-cell>
          <table:table-cell office:value-type="float" office:value="0.0452261194587" calcext:value-type="float">
            <text:p>0.0452261195</text:p>
          </table:table-cell>
          <table:table-cell office:value-type="float" office:value="-0.0128356423229" calcext:value-type="float">
            <text:p>-0.01283564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18866E+018" calcext:value-type="float">
            <text:p>1526876693188660000</text:p>
          </table:table-cell>
          <table:table-cell office:value-type="float" office:value="1414" calcext:value-type="float">
            <text:p>1414</text:p>
          </table:table-cell>
          <table:table-cell office:value-type="float" office:value="1.52687669317991E+018" calcext:value-type="float">
            <text:p>1526876693179910000</text:p>
          </table:table-cell>
          <table:table-cell office:value-type="string" calcext:value-type="string">
            <text:p>world</text:p>
          </table:table-cell>
          <table:table-cell office:value-type="float" office:value="0.000339833262842" calcext:value-type="float">
            <text:p>0.0003398333</text:p>
          </table:table-cell>
          <table:table-cell office:value-type="float" office:value="0.053737025708" calcext:value-type="float">
            <text:p>0.0537370257</text:p>
          </table:table-cell>
          <table:table-cell office:value-type="float" office:value="-0.0084902048111" calcext:value-type="float">
            <text:p>-0.0084902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20784E+018" calcext:value-type="float">
            <text:p>1526876693207840000</text:p>
          </table:table-cell>
          <table:table-cell office:value-type="float" office:value="1415" calcext:value-type="float">
            <text:p>1415</text:p>
          </table:table-cell>
          <table:table-cell office:value-type="float" office:value="1.52687669319975E+018" calcext:value-type="float">
            <text:p>1526876693199750000</text:p>
          </table:table-cell>
          <table:table-cell office:value-type="string" calcext:value-type="string">
            <text:p>world</text:p>
          </table:table-cell>
          <table:table-cell office:value-type="float" office:value="0.00101154041477" calcext:value-type="float">
            <text:p>0.0010115404</text:p>
          </table:table-cell>
          <table:table-cell office:value-type="float" office:value="0.0486841797829" calcext:value-type="float">
            <text:p>0.0486841798</text:p>
          </table:table-cell>
          <table:table-cell office:value-type="float" office:value="-0.0111340964213" calcext:value-type="float">
            <text:p>-0.01113409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22819E+018" calcext:value-type="float">
            <text:p>1526876693228190000</text:p>
          </table:table-cell>
          <table:table-cell office:value-type="float" office:value="1416" calcext:value-type="float">
            <text:p>1416</text:p>
          </table:table-cell>
          <table:table-cell office:value-type="float" office:value="1.52687669322055E+018" calcext:value-type="float">
            <text:p>1526876693220550000</text:p>
          </table:table-cell>
          <table:table-cell office:value-type="string" calcext:value-type="string">
            <text:p>world</text:p>
          </table:table-cell>
          <table:table-cell office:value-type="float" office:value="0.00249154772609" calcext:value-type="float">
            <text:p>0.0024915477</text:p>
          </table:table-cell>
          <table:table-cell office:value-type="float" office:value="0.0405730456114" calcext:value-type="float">
            <text:p>0.0405730456</text:p>
          </table:table-cell>
          <table:table-cell office:value-type="float" office:value="-0.00621752254665" calcext:value-type="float">
            <text:p>-0.00621752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24847E+018" calcext:value-type="float">
            <text:p>1526876693248470000</text:p>
          </table:table-cell>
          <table:table-cell office:value-type="float" office:value="1417" calcext:value-type="float">
            <text:p>1417</text:p>
          </table:table-cell>
          <table:table-cell office:value-type="float" office:value="1.52687669324048E+018" calcext:value-type="float">
            <text:p>1526876693240480000</text:p>
          </table:table-cell>
          <table:table-cell office:value-type="string" calcext:value-type="string">
            <text:p>world</text:p>
          </table:table-cell>
          <table:table-cell office:value-type="float" office:value="-0.00204487796873" calcext:value-type="float">
            <text:p>-0.002044878</text:p>
          </table:table-cell>
          <table:table-cell office:value-type="float" office:value="0.0493537634611" calcext:value-type="float">
            <text:p>0.0493537635</text:p>
          </table:table-cell>
          <table:table-cell office:value-type="float" office:value="-0.0090331826359" calcext:value-type="float">
            <text:p>-0.00903318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26878E+018" calcext:value-type="float">
            <text:p>1526876693268780000</text:p>
          </table:table-cell>
          <table:table-cell office:value-type="float" office:value="1418" calcext:value-type="float">
            <text:p>1418</text:p>
          </table:table-cell>
          <table:table-cell office:value-type="float" office:value="1.52687669326025E+018" calcext:value-type="float">
            <text:p>1526876693260250000</text:p>
          </table:table-cell>
          <table:table-cell office:value-type="string" calcext:value-type="string">
            <text:p>world</text:p>
          </table:table-cell>
          <table:table-cell office:value-type="float" office:value="-0.00146755110472" calcext:value-type="float">
            <text:p>-0.0014675511</text:p>
          </table:table-cell>
          <table:table-cell office:value-type="float" office:value="0.0409479364753" calcext:value-type="float">
            <text:p>0.0409479365</text:p>
          </table:table-cell>
          <table:table-cell office:value-type="float" office:value="-0.0102380868047" calcext:value-type="float">
            <text:p>-0.01023808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28819E+018" calcext:value-type="float">
            <text:p>1526876693288190000</text:p>
          </table:table-cell>
          <table:table-cell office:value-type="float" office:value="1419" calcext:value-type="float">
            <text:p>1419</text:p>
          </table:table-cell>
          <table:table-cell office:value-type="float" office:value="1.52687669328012E+018" calcext:value-type="float">
            <text:p>1526876693280120000</text:p>
          </table:table-cell>
          <table:table-cell office:value-type="string" calcext:value-type="string">
            <text:p>world</text:p>
          </table:table-cell>
          <table:table-cell office:value-type="float" office:value="-0.00174189754762" calcext:value-type="float">
            <text:p>-0.0017418975</text:p>
          </table:table-cell>
          <table:table-cell office:value-type="float" office:value="0.0449612364173" calcext:value-type="float">
            <text:p>0.0449612364</text:p>
          </table:table-cell>
          <table:table-cell office:value-type="float" office:value="-0.00824042316526" calcext:value-type="float">
            <text:p>-0.0082404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30836E+018" calcext:value-type="float">
            <text:p>1526876693308360000</text:p>
          </table:table-cell>
          <table:table-cell office:value-type="float" office:value="1420" calcext:value-type="float">
            <text:p>1420</text:p>
          </table:table-cell>
          <table:table-cell office:value-type="float" office:value="1.5268766933001E+018" calcext:value-type="float">
            <text:p>1526876693300100000</text:p>
          </table:table-cell>
          <table:table-cell office:value-type="string" calcext:value-type="string">
            <text:p>world</text:p>
          </table:table-cell>
          <table:table-cell office:value-type="float" office:value="-0.000297821243294" calcext:value-type="float">
            <text:p>-0.0002978212</text:p>
          </table:table-cell>
          <table:table-cell office:value-type="float" office:value="0.040180772543" calcext:value-type="float">
            <text:p>0.0401807725</text:p>
          </table:table-cell>
          <table:table-cell office:value-type="float" office:value="-0.00803036894649" calcext:value-type="float">
            <text:p>-0.00803036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3288E+018" calcext:value-type="float">
            <text:p>1526876693328800000</text:p>
          </table:table-cell>
          <table:table-cell office:value-type="float" office:value="1421" calcext:value-type="float">
            <text:p>1421</text:p>
          </table:table-cell>
          <table:table-cell office:value-type="float" office:value="1.52687669332E+018" calcext:value-type="float">
            <text:p>1526876693320000000</text:p>
          </table:table-cell>
          <table:table-cell office:value-type="string" calcext:value-type="string">
            <text:p>world</text:p>
          </table:table-cell>
          <table:table-cell office:value-type="float" office:value="0.000275737489574" calcext:value-type="float">
            <text:p>0.0002757375</text:p>
          </table:table-cell>
          <table:table-cell office:value-type="float" office:value="0.0326355323195" calcext:value-type="float">
            <text:p>0.0326355323</text:p>
          </table:table-cell>
          <table:table-cell office:value-type="float" office:value="-0.00597925670445" calcext:value-type="float">
            <text:p>-0.00597925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34782E+018" calcext:value-type="float">
            <text:p>1526876693347820000</text:p>
          </table:table-cell>
          <table:table-cell office:value-type="float" office:value="1422" calcext:value-type="float">
            <text:p>1422</text:p>
          </table:table-cell>
          <table:table-cell office:value-type="float" office:value="1.52687669333989E+018" calcext:value-type="float">
            <text:p>1526876693339890000</text:p>
          </table:table-cell>
          <table:table-cell office:value-type="string" calcext:value-type="string">
            <text:p>world</text:p>
          </table:table-cell>
          <table:table-cell office:value-type="float" office:value="-0.0012031972874" calcext:value-type="float">
            <text:p>-0.0012031973</text:p>
          </table:table-cell>
          <table:table-cell office:value-type="float" office:value="0.0331768803298" calcext:value-type="float">
            <text:p>0.0331768803</text:p>
          </table:table-cell>
          <table:table-cell office:value-type="float" office:value="-0.015542736277" calcext:value-type="float">
            <text:p>-0.01554273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36833E+018" calcext:value-type="float">
            <text:p>1526876693368330000</text:p>
          </table:table-cell>
          <table:table-cell office:value-type="float" office:value="1423" calcext:value-type="float">
            <text:p>1423</text:p>
          </table:table-cell>
          <table:table-cell office:value-type="float" office:value="1.52687669335957E+018" calcext:value-type="float">
            <text:p>1526876693359570000</text:p>
          </table:table-cell>
          <table:table-cell office:value-type="string" calcext:value-type="string">
            <text:p>world</text:p>
          </table:table-cell>
          <table:table-cell office:value-type="float" office:value="-0.000703910016455" calcext:value-type="float">
            <text:p>-0.00070391</text:p>
          </table:table-cell>
          <table:table-cell office:value-type="float" office:value="0.026076041162" calcext:value-type="float">
            <text:p>0.0260760412</text:p>
          </table:table-cell>
          <table:table-cell office:value-type="float" office:value="-0.0132900411263" calcext:value-type="float">
            <text:p>-0.01329004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38849E+018" calcext:value-type="float">
            <text:p>1526876693388490000</text:p>
          </table:table-cell>
          <table:table-cell office:value-type="float" office:value="1424" calcext:value-type="float">
            <text:p>1424</text:p>
          </table:table-cell>
          <table:table-cell office:value-type="float" office:value="1.52687669338046E+018" calcext:value-type="float">
            <text:p>1526876693380460000</text:p>
          </table:table-cell>
          <table:table-cell office:value-type="string" calcext:value-type="string">
            <text:p>world</text:p>
          </table:table-cell>
          <table:table-cell office:value-type="float" office:value="-0.00115330389235" calcext:value-type="float">
            <text:p>-0.0011533039</text:p>
          </table:table-cell>
          <table:table-cell office:value-type="float" office:value="0.0278228726238" calcext:value-type="float">
            <text:p>0.0278228726</text:p>
          </table:table-cell>
          <table:table-cell office:value-type="float" office:value="-0.0127052012831" calcext:value-type="float">
            <text:p>-0.0127052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40883E+018" calcext:value-type="float">
            <text:p>1526876693408830000</text:p>
          </table:table-cell>
          <table:table-cell office:value-type="float" office:value="1425" calcext:value-type="float">
            <text:p>1425</text:p>
          </table:table-cell>
          <table:table-cell office:value-type="float" office:value="1.52687669340009E+018" calcext:value-type="float">
            <text:p>1526876693400090000</text:p>
          </table:table-cell>
          <table:table-cell office:value-type="string" calcext:value-type="string">
            <text:p>world</text:p>
          </table:table-cell>
          <table:table-cell office:value-type="float" office:value="-0.00246677594259" calcext:value-type="float">
            <text:p>-0.0024667759</text:p>
          </table:table-cell>
          <table:table-cell office:value-type="float" office:value="0.0210961699486" calcext:value-type="float">
            <text:p>0.0210961699</text:p>
          </table:table-cell>
          <table:table-cell office:value-type="float" office:value="-0.0159263834357" calcext:value-type="float">
            <text:p>-0.01592638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42808E+018" calcext:value-type="float">
            <text:p>1526876693428080000</text:p>
          </table:table-cell>
          <table:table-cell office:value-type="float" office:value="1426" calcext:value-type="float">
            <text:p>1426</text:p>
          </table:table-cell>
          <table:table-cell office:value-type="float" office:value="1.52687669341982E+018" calcext:value-type="float">
            <text:p>1526876693419820000</text:p>
          </table:table-cell>
          <table:table-cell office:value-type="string" calcext:value-type="string">
            <text:p>world</text:p>
          </table:table-cell>
          <table:table-cell office:value-type="float" office:value="0.000887255650014" calcext:value-type="float">
            <text:p>0.0008872557</text:p>
          </table:table-cell>
          <table:table-cell office:value-type="float" office:value="0.0214164368808" calcext:value-type="float">
            <text:p>0.0214164369</text:p>
          </table:table-cell>
          <table:table-cell office:value-type="float" office:value="-0.0123346988112" calcext:value-type="float">
            <text:p>-0.01233469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44835E+018" calcext:value-type="float">
            <text:p>1526876693448350000</text:p>
          </table:table-cell>
          <table:table-cell office:value-type="float" office:value="1427" calcext:value-type="float">
            <text:p>1427</text:p>
          </table:table-cell>
          <table:table-cell office:value-type="float" office:value="1.52687669344048E+018" calcext:value-type="float">
            <text:p>1526876693440480000</text:p>
          </table:table-cell>
          <table:table-cell office:value-type="string" calcext:value-type="string">
            <text:p>world</text:p>
          </table:table-cell>
          <table:table-cell office:value-type="float" office:value="0.00139551132452" calcext:value-type="float">
            <text:p>0.0013955113</text:p>
          </table:table-cell>
          <table:table-cell office:value-type="float" office:value="0.0180168002844" calcext:value-type="float">
            <text:p>0.0180168003</text:p>
          </table:table-cell>
          <table:table-cell office:value-type="float" office:value="-0.0196761749685" calcext:value-type="float">
            <text:p>-0.0196761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46882E+018" calcext:value-type="float">
            <text:p>1526876693468820000</text:p>
          </table:table-cell>
          <table:table-cell office:value-type="float" office:value="1428" calcext:value-type="float">
            <text:p>1428</text:p>
          </table:table-cell>
          <table:table-cell office:value-type="float" office:value="1.52687669346017E+018" calcext:value-type="float">
            <text:p>1526876693460170000</text:p>
          </table:table-cell>
          <table:table-cell office:value-type="string" calcext:value-type="string">
            <text:p>world</text:p>
          </table:table-cell>
          <table:table-cell office:value-type="float" office:value="-0.00182684022002" calcext:value-type="float">
            <text:p>-0.0018268402</text:p>
          </table:table-cell>
          <table:table-cell office:value-type="float" office:value="0.0191506016999" calcext:value-type="float">
            <text:p>0.0191506017</text:p>
          </table:table-cell>
          <table:table-cell office:value-type="float" office:value="-0.0151837747544" calcext:value-type="float">
            <text:p>-0.01518377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48804E+018" calcext:value-type="float">
            <text:p>1526876693488040000</text:p>
          </table:table-cell>
          <table:table-cell office:value-type="float" office:value="1429" calcext:value-type="float">
            <text:p>1429</text:p>
          </table:table-cell>
          <table:table-cell office:value-type="float" office:value="1.52687669347988E+018" calcext:value-type="float">
            <text:p>1526876693479880000</text:p>
          </table:table-cell>
          <table:table-cell office:value-type="string" calcext:value-type="string">
            <text:p>world</text:p>
          </table:table-cell>
          <table:table-cell office:value-type="float" office:value="0.00295109255239" calcext:value-type="float">
            <text:p>0.0029510926</text:p>
          </table:table-cell>
          <table:table-cell office:value-type="float" office:value="0.0163320992142" calcext:value-type="float">
            <text:p>0.0163320992</text:p>
          </table:table-cell>
          <table:table-cell office:value-type="float" office:value="-0.0175098963082" calcext:value-type="float">
            <text:p>-0.01750989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50836E+018" calcext:value-type="float">
            <text:p>1526876693508360000</text:p>
          </table:table-cell>
          <table:table-cell office:value-type="float" office:value="1430" calcext:value-type="float">
            <text:p>1430</text:p>
          </table:table-cell>
          <table:table-cell office:value-type="float" office:value="1.52687669349959E+018" calcext:value-type="float">
            <text:p>1526876693499590000</text:p>
          </table:table-cell>
          <table:table-cell office:value-type="string" calcext:value-type="string">
            <text:p>world</text:p>
          </table:table-cell>
          <table:table-cell office:value-type="float" office:value="-0.00161500507966" calcext:value-type="float">
            <text:p>-0.0016150051</text:p>
          </table:table-cell>
          <table:table-cell office:value-type="float" office:value="0.0109607446939" calcext:value-type="float">
            <text:p>0.0109607447</text:p>
          </table:table-cell>
          <table:table-cell office:value-type="float" office:value="-0.0199893563986" calcext:value-type="float">
            <text:p>-0.01998935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52894E+018" calcext:value-type="float">
            <text:p>1526876693528940000</text:p>
          </table:table-cell>
          <table:table-cell office:value-type="float" office:value="1431" calcext:value-type="float">
            <text:p>1431</text:p>
          </table:table-cell>
          <table:table-cell office:value-type="float" office:value="1.52687669352022E+018" calcext:value-type="float">
            <text:p>1526876693520220000</text:p>
          </table:table-cell>
          <table:table-cell office:value-type="string" calcext:value-type="string">
            <text:p>world</text:p>
          </table:table-cell>
          <table:table-cell office:value-type="float" office:value="0.00218717800453" calcext:value-type="float">
            <text:p>0.002187178</text:p>
          </table:table-cell>
          <table:table-cell office:value-type="float" office:value="0.0110522788018" calcext:value-type="float">
            <text:p>0.0110522788</text:p>
          </table:table-cell>
          <table:table-cell office:value-type="float" office:value="-0.0155417174101" calcext:value-type="float">
            <text:p>-0.01554171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54818E+018" calcext:value-type="float">
            <text:p>1526876693548180000</text:p>
          </table:table-cell>
          <table:table-cell office:value-type="float" office:value="1432" calcext:value-type="float">
            <text:p>1432</text:p>
          </table:table-cell>
          <table:table-cell office:value-type="float" office:value="1.5268766935403E+018" calcext:value-type="float">
            <text:p>1526876693540300000</text:p>
          </table:table-cell>
          <table:table-cell office:value-type="string" calcext:value-type="string">
            <text:p>world</text:p>
          </table:table-cell>
          <table:table-cell office:value-type="float" office:value="-0.00176888168789" calcext:value-type="float">
            <text:p>-0.0017688817</text:p>
          </table:table-cell>
          <table:table-cell office:value-type="float" office:value="0.0104855746031" calcext:value-type="float">
            <text:p>0.0104855746</text:p>
          </table:table-cell>
          <table:table-cell office:value-type="float" office:value="-0.0249814726412" calcext:value-type="float">
            <text:p>-0.02498147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56853E+018" calcext:value-type="float">
            <text:p>1526876693568530000</text:p>
          </table:table-cell>
          <table:table-cell office:value-type="float" office:value="1433" calcext:value-type="float">
            <text:p>1433</text:p>
          </table:table-cell>
          <table:table-cell office:value-type="float" office:value="1.52687669356003E+018" calcext:value-type="float">
            <text:p>1526876693560030000</text:p>
          </table:table-cell>
          <table:table-cell office:value-type="string" calcext:value-type="string">
            <text:p>world</text:p>
          </table:table-cell>
          <table:table-cell office:value-type="float" office:value="-0.000800489622634" calcext:value-type="float">
            <text:p>-0.0008004896</text:p>
          </table:table-cell>
          <table:table-cell office:value-type="float" office:value="0.00800393149257" calcext:value-type="float">
            <text:p>0.0080039315</text:p>
          </table:table-cell>
          <table:table-cell office:value-type="float" office:value="-0.01700524427" calcext:value-type="float">
            <text:p>-0.01700524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58888E+018" calcext:value-type="float">
            <text:p>1526876693588880000</text:p>
          </table:table-cell>
          <table:table-cell office:value-type="float" office:value="1434" calcext:value-type="float">
            <text:p>1434</text:p>
          </table:table-cell>
          <table:table-cell office:value-type="float" office:value="1.52687669357995E+018" calcext:value-type="float">
            <text:p>1526876693579950000</text:p>
          </table:table-cell>
          <table:table-cell office:value-type="string" calcext:value-type="string">
            <text:p>world</text:p>
          </table:table-cell>
          <table:table-cell office:value-type="float" office:value="-0.00208872184157" calcext:value-type="float">
            <text:p>-0.0020887218</text:p>
          </table:table-cell>
          <table:table-cell office:value-type="float" office:value="0.00830892287195" calcext:value-type="float">
            <text:p>0.0083089229</text:p>
          </table:table-cell>
          <table:table-cell office:value-type="float" office:value="-0.0218736920506" calcext:value-type="float">
            <text:p>-0.02187369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60808E+018" calcext:value-type="float">
            <text:p>1526876693608080000</text:p>
          </table:table-cell>
          <table:table-cell office:value-type="float" office:value="1435" calcext:value-type="float">
            <text:p>1435</text:p>
          </table:table-cell>
          <table:table-cell office:value-type="float" office:value="1.52687669359966E+018" calcext:value-type="float">
            <text:p>1526876693599660000</text:p>
          </table:table-cell>
          <table:table-cell office:value-type="string" calcext:value-type="string">
            <text:p>world</text:p>
          </table:table-cell>
          <table:table-cell office:value-type="float" office:value="-0.00120475073345" calcext:value-type="float">
            <text:p>-0.0012047507</text:p>
          </table:table-cell>
          <table:table-cell office:value-type="float" office:value="0.00537957251072" calcext:value-type="float">
            <text:p>0.0053795725</text:p>
          </table:table-cell>
          <table:table-cell office:value-type="float" office:value="-0.0202860534191" calcext:value-type="float">
            <text:p>-0.02028605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62848E+018" calcext:value-type="float">
            <text:p>1526876693628480000</text:p>
          </table:table-cell>
          <table:table-cell office:value-type="float" office:value="1436" calcext:value-type="float">
            <text:p>1436</text:p>
          </table:table-cell>
          <table:table-cell office:value-type="float" office:value="1.52687669361962E+018" calcext:value-type="float">
            <text:p>1526876693619620000</text:p>
          </table:table-cell>
          <table:table-cell office:value-type="string" calcext:value-type="string">
            <text:p>world</text:p>
          </table:table-cell>
          <table:table-cell office:value-type="float" office:value="-0.000392479356378" calcext:value-type="float">
            <text:p>-0.0003924794</text:p>
          </table:table-cell>
          <table:table-cell office:value-type="float" office:value="0.00480287987739" calcext:value-type="float">
            <text:p>0.0048028799</text:p>
          </table:table-cell>
          <table:table-cell office:value-type="float" office:value="-0.0232239440084" calcext:value-type="float">
            <text:p>-0.023223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64874E+018" calcext:value-type="float">
            <text:p>1526876693648740000</text:p>
          </table:table-cell>
          <table:table-cell office:value-type="float" office:value="1437" calcext:value-type="float">
            <text:p>1437</text:p>
          </table:table-cell>
          <table:table-cell office:value-type="float" office:value="1.52687669364058E+018" calcext:value-type="float">
            <text:p>1526876693640580000</text:p>
          </table:table-cell>
          <table:table-cell office:value-type="string" calcext:value-type="string">
            <text:p>world</text:p>
          </table:table-cell>
          <table:table-cell office:value-type="float" office:value="0.000928950728849" calcext:value-type="float">
            <text:p>0.0009289507</text:p>
          </table:table-cell>
          <table:table-cell office:value-type="float" office:value="0.00246138917282" calcext:value-type="float">
            <text:p>0.0024613892</text:p>
          </table:table-cell>
          <table:table-cell office:value-type="float" office:value="-0.0282837077975" calcext:value-type="float">
            <text:p>-0.02828370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66804E+018" calcext:value-type="float">
            <text:p>1526876693668040000</text:p>
          </table:table-cell>
          <table:table-cell office:value-type="float" office:value="1438" calcext:value-type="float">
            <text:p>1438</text:p>
          </table:table-cell>
          <table:table-cell office:value-type="float" office:value="1.52687669366029E+018" calcext:value-type="float">
            <text:p>1526876693660290000</text:p>
          </table:table-cell>
          <table:table-cell office:value-type="string" calcext:value-type="string">
            <text:p>world</text:p>
          </table:table-cell>
          <table:table-cell office:value-type="float" office:value="0.00294927321374" calcext:value-type="float">
            <text:p>0.0029492732</text:p>
          </table:table-cell>
          <table:table-cell office:value-type="float" office:value="0.00371443410404" calcext:value-type="float">
            <text:p>0.0037144341</text:p>
          </table:table-cell>
          <table:table-cell office:value-type="float" office:value="-0.0252162832767" calcext:value-type="float">
            <text:p>-0.02521628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68843E+018" calcext:value-type="float">
            <text:p>1526876693688430000</text:p>
          </table:table-cell>
          <table:table-cell office:value-type="float" office:value="1439" calcext:value-type="float">
            <text:p>1439</text:p>
          </table:table-cell>
          <table:table-cell office:value-type="float" office:value="1.52687669367994E+018" calcext:value-type="float">
            <text:p>1526876693679940000</text:p>
          </table:table-cell>
          <table:table-cell office:value-type="string" calcext:value-type="string">
            <text:p>world</text:p>
          </table:table-cell>
          <table:table-cell office:value-type="float" office:value="0.00541041325778" calcext:value-type="float">
            <text:p>0.0054104133</text:p>
          </table:table-cell>
          <table:table-cell office:value-type="float" office:value="0.00103688216768" calcext:value-type="float">
            <text:p>0.0010368822</text:p>
          </table:table-cell>
          <table:table-cell office:value-type="float" office:value="-0.0324807539582" calcext:value-type="float">
            <text:p>-0.0324807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70869E+018" calcext:value-type="float">
            <text:p>1526876693708690000</text:p>
          </table:table-cell>
          <table:table-cell office:value-type="float" office:value="1440" calcext:value-type="float">
            <text:p>1440</text:p>
          </table:table-cell>
          <table:table-cell office:value-type="float" office:value="1.52687669370054E+018" calcext:value-type="float">
            <text:p>1526876693700540000</text:p>
          </table:table-cell>
          <table:table-cell office:value-type="string" calcext:value-type="string">
            <text:p>world</text:p>
          </table:table-cell>
          <table:table-cell office:value-type="float" office:value="0.00800368376076" calcext:value-type="float">
            <text:p>0.0080036838</text:p>
          </table:table-cell>
          <table:table-cell office:value-type="float" office:value="0.0014523526188" calcext:value-type="float">
            <text:p>0.0014523526</text:p>
          </table:table-cell>
          <table:table-cell office:value-type="float" office:value="-0.0277208685875" calcext:value-type="float">
            <text:p>-0.02772086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72806E+018" calcext:value-type="float">
            <text:p>1526876693728060000</text:p>
          </table:table-cell>
          <table:table-cell office:value-type="float" office:value="1441" calcext:value-type="float">
            <text:p>1441</text:p>
          </table:table-cell>
          <table:table-cell office:value-type="float" office:value="1.52687669372025E+018" calcext:value-type="float">
            <text:p>1526876693720250000</text:p>
          </table:table-cell>
          <table:table-cell office:value-type="string" calcext:value-type="string">
            <text:p>world</text:p>
          </table:table-cell>
          <table:table-cell office:value-type="float" office:value="0.00896996725351" calcext:value-type="float">
            <text:p>0.0089699673</text:p>
          </table:table-cell>
          <table:table-cell office:value-type="float" office:value="0.00150949682575" calcext:value-type="float">
            <text:p>0.0015094968</text:p>
          </table:table-cell>
          <table:table-cell office:value-type="float" office:value="-0.0285051222891" calcext:value-type="float">
            <text:p>-0.02850512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74841E+018" calcext:value-type="float">
            <text:p>1526876693748410000</text:p>
          </table:table-cell>
          <table:table-cell office:value-type="float" office:value="1442" calcext:value-type="float">
            <text:p>1442</text:p>
          </table:table-cell>
          <table:table-cell office:value-type="float" office:value="1.52687669373999E+018" calcext:value-type="float">
            <text:p>1526876693739990000</text:p>
          </table:table-cell>
          <table:table-cell office:value-type="string" calcext:value-type="string">
            <text:p>world</text:p>
          </table:table-cell>
          <table:table-cell office:value-type="float" office:value="0.013979839161" calcext:value-type="float">
            <text:p>0.0139798392</text:p>
          </table:table-cell>
          <table:table-cell office:value-type="float" office:value="-0.00168798584491" calcext:value-type="float">
            <text:p>-0.0016879858</text:p>
          </table:table-cell>
          <table:table-cell office:value-type="float" office:value="-0.0347469113767" calcext:value-type="float">
            <text:p>-0.03474691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7687E+018" calcext:value-type="float">
            <text:p>1526876693768700000</text:p>
          </table:table-cell>
          <table:table-cell office:value-type="float" office:value="1443" calcext:value-type="float">
            <text:p>1443</text:p>
          </table:table-cell>
          <table:table-cell office:value-type="float" office:value="1.52687669375977E+018" calcext:value-type="float">
            <text:p>1526876693759770000</text:p>
          </table:table-cell>
          <table:table-cell office:value-type="string" calcext:value-type="string">
            <text:p>world</text:p>
          </table:table-cell>
          <table:table-cell office:value-type="float" office:value="0.0142706800252" calcext:value-type="float">
            <text:p>0.01427068</text:p>
          </table:table-cell>
          <table:table-cell office:value-type="float" office:value="-0.00486369011924" calcext:value-type="float">
            <text:p>-0.0048636901</text:p>
          </table:table-cell>
          <table:table-cell office:value-type="float" office:value="-0.0363594256341" calcext:value-type="float">
            <text:p>-0.0363594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78783E+018" calcext:value-type="float">
            <text:p>1526876693787830000</text:p>
          </table:table-cell>
          <table:table-cell office:value-type="float" office:value="1444" calcext:value-type="float">
            <text:p>1444</text:p>
          </table:table-cell>
          <table:table-cell office:value-type="float" office:value="1.52687669377965E+018" calcext:value-type="float">
            <text:p>1526876693779650000</text:p>
          </table:table-cell>
          <table:table-cell office:value-type="string" calcext:value-type="string">
            <text:p>world</text:p>
          </table:table-cell>
          <table:table-cell office:value-type="float" office:value="0.0200866796076" calcext:value-type="float">
            <text:p>0.0200866796</text:p>
          </table:table-cell>
          <table:table-cell office:value-type="float" office:value="-0.000464673619717" calcext:value-type="float">
            <text:p>-0.0004646736</text:p>
          </table:table-cell>
          <table:table-cell office:value-type="float" office:value="-0.0322402529418" calcext:value-type="float">
            <text:p>-0.03224025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80807E+018" calcext:value-type="float">
            <text:p>1526876693808070000</text:p>
          </table:table-cell>
          <table:table-cell office:value-type="float" office:value="1445" calcext:value-type="float">
            <text:p>1445</text:p>
          </table:table-cell>
          <table:table-cell office:value-type="float" office:value="1.52687669380051E+018" calcext:value-type="float">
            <text:p>1526876693800510000</text:p>
          </table:table-cell>
          <table:table-cell office:value-type="string" calcext:value-type="string">
            <text:p>world</text:p>
          </table:table-cell>
          <table:table-cell office:value-type="float" office:value="0.0187464375049" calcext:value-type="float">
            <text:p>0.0187464375</text:p>
          </table:table-cell>
          <table:table-cell office:value-type="float" office:value="-0.00401250133291" calcext:value-type="float">
            <text:p>-0.0040125013</text:p>
          </table:table-cell>
          <table:table-cell office:value-type="float" office:value="-0.033851146698" calcext:value-type="float">
            <text:p>-0.03385114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82843E+018" calcext:value-type="float">
            <text:p>1526876693828430000</text:p>
          </table:table-cell>
          <table:table-cell office:value-type="float" office:value="1446" calcext:value-type="float">
            <text:p>1446</text:p>
          </table:table-cell>
          <table:table-cell office:value-type="float" office:value="1.52687669382061E+018" calcext:value-type="float">
            <text:p>1526876693820610000</text:p>
          </table:table-cell>
          <table:table-cell office:value-type="string" calcext:value-type="string">
            <text:p>world</text:p>
          </table:table-cell>
          <table:table-cell office:value-type="float" office:value="0.0246204212308" calcext:value-type="float">
            <text:p>0.0246204212</text:p>
          </table:table-cell>
          <table:table-cell office:value-type="float" office:value="-0.00279587577097" calcext:value-type="float">
            <text:p>-0.0027958758</text:p>
          </table:table-cell>
          <table:table-cell office:value-type="float" office:value="-0.035556614399" calcext:value-type="float">
            <text:p>-0.0355566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84889E+018" calcext:value-type="float">
            <text:p>1526876693848890000</text:p>
          </table:table-cell>
          <table:table-cell office:value-type="float" office:value="1447" calcext:value-type="float">
            <text:p>1447</text:p>
          </table:table-cell>
          <table:table-cell office:value-type="float" office:value="1.52687669384047E+018" calcext:value-type="float">
            <text:p>1526876693840470000</text:p>
          </table:table-cell>
          <table:table-cell office:value-type="string" calcext:value-type="string">
            <text:p>world</text:p>
          </table:table-cell>
          <table:table-cell office:value-type="float" office:value="0.020602716133" calcext:value-type="float">
            <text:p>0.0206027161</text:p>
          </table:table-cell>
          <table:table-cell office:value-type="float" office:value="-0.00431620888412" calcext:value-type="float">
            <text:p>-0.0043162089</text:p>
          </table:table-cell>
          <table:table-cell office:value-type="float" office:value="-0.0324620939791" calcext:value-type="float">
            <text:p>-0.0324620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86813E+018" calcext:value-type="float">
            <text:p>1526876693868130000</text:p>
          </table:table-cell>
          <table:table-cell office:value-type="float" office:value="1448" calcext:value-type="float">
            <text:p>1448</text:p>
          </table:table-cell>
          <table:table-cell office:value-type="float" office:value="1.52687669386023E+018" calcext:value-type="float">
            <text:p>1526876693860230000</text:p>
          </table:table-cell>
          <table:table-cell office:value-type="string" calcext:value-type="string">
            <text:p>world</text:p>
          </table:table-cell>
          <table:table-cell office:value-type="float" office:value="0.0213769413531" calcext:value-type="float">
            <text:p>0.0213769414</text:p>
          </table:table-cell>
          <table:table-cell office:value-type="float" office:value="-0.00126339611597" calcext:value-type="float">
            <text:p>-0.0012633961</text:p>
          </table:table-cell>
          <table:table-cell office:value-type="float" office:value="-0.0300249792635" calcext:value-type="float">
            <text:p>-0.03002497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88837E+018" calcext:value-type="float">
            <text:p>1526876693888370000</text:p>
          </table:table-cell>
          <table:table-cell office:value-type="float" office:value="1449" calcext:value-type="float">
            <text:p>1449</text:p>
          </table:table-cell>
          <table:table-cell office:value-type="float" office:value="1.52687669388014E+018" calcext:value-type="float">
            <text:p>1526876693880140000</text:p>
          </table:table-cell>
          <table:table-cell office:value-type="string" calcext:value-type="string">
            <text:p>world</text:p>
          </table:table-cell>
          <table:table-cell office:value-type="float" office:value="0.0213998407125" calcext:value-type="float">
            <text:p>0.0213998407</text:p>
          </table:table-cell>
          <table:table-cell office:value-type="float" office:value="-0.00126010377426" calcext:value-type="float">
            <text:p>-0.0012601038</text:p>
          </table:table-cell>
          <table:table-cell office:value-type="float" office:value="-0.0393665060401" calcext:value-type="float">
            <text:p>-0.0393665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90875E+018" calcext:value-type="float">
            <text:p>1526876693908750000</text:p>
          </table:table-cell>
          <table:table-cell office:value-type="float" office:value="1450" calcext:value-type="float">
            <text:p>1450</text:p>
          </table:table-cell>
          <table:table-cell office:value-type="float" office:value="1.52687669389992E+018" calcext:value-type="float">
            <text:p>1526876693899920000</text:p>
          </table:table-cell>
          <table:table-cell office:value-type="string" calcext:value-type="string">
            <text:p>world</text:p>
          </table:table-cell>
          <table:table-cell office:value-type="float" office:value="0.0223656147718" calcext:value-type="float">
            <text:p>0.0223656148</text:p>
          </table:table-cell>
          <table:table-cell office:value-type="float" office:value="-0.00206101941876" calcext:value-type="float">
            <text:p>-0.0020610194</text:p>
          </table:table-cell>
          <table:table-cell office:value-type="float" office:value="-0.0349195376039" calcext:value-type="float">
            <text:p>-0.0349195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92807E+018" calcext:value-type="float">
            <text:p>1526876693928070000</text:p>
          </table:table-cell>
          <table:table-cell office:value-type="float" office:value="1451" calcext:value-type="float">
            <text:p>1451</text:p>
          </table:table-cell>
          <table:table-cell office:value-type="float" office:value="1.52687669391987E+018" calcext:value-type="float">
            <text:p>1526876693919870000</text:p>
          </table:table-cell>
          <table:table-cell office:value-type="string" calcext:value-type="string">
            <text:p>world</text:p>
          </table:table-cell>
          <table:table-cell office:value-type="float" office:value="0.0241095237434" calcext:value-type="float">
            <text:p>0.0241095237</text:p>
          </table:table-cell>
          <table:table-cell office:value-type="float" office:value="-0.000758400885388" calcext:value-type="float">
            <text:p>-0.0007584009</text:p>
          </table:table-cell>
          <table:table-cell office:value-type="float" office:value="-0.0442130155861" calcext:value-type="float">
            <text:p>-0.04421301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94834E+018" calcext:value-type="float">
            <text:p>1526876693948340000</text:p>
          </table:table-cell>
          <table:table-cell office:value-type="float" office:value="1452" calcext:value-type="float">
            <text:p>1452</text:p>
          </table:table-cell>
          <table:table-cell office:value-type="float" office:value="1.52687669394058E+018" calcext:value-type="float">
            <text:p>1526876693940580000</text:p>
          </table:table-cell>
          <table:table-cell office:value-type="string" calcext:value-type="string">
            <text:p>world</text:p>
          </table:table-cell>
          <table:table-cell office:value-type="float" office:value="0.0178209673613" calcext:value-type="float">
            <text:p>0.0178209674</text:p>
          </table:table-cell>
          <table:table-cell office:value-type="float" office:value="0.00124263076577" calcext:value-type="float">
            <text:p>0.0012426308</text:p>
          </table:table-cell>
          <table:table-cell office:value-type="float" office:value="-0.0361329987645" calcext:value-type="float">
            <text:p>-0.03613299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96875E+018" calcext:value-type="float">
            <text:p>1526876693968750000</text:p>
          </table:table-cell>
          <table:table-cell office:value-type="float" office:value="1453" calcext:value-type="float">
            <text:p>1453</text:p>
          </table:table-cell>
          <table:table-cell office:value-type="float" office:value="1.52687669396049E+018" calcext:value-type="float">
            <text:p>1526876693960490000</text:p>
          </table:table-cell>
          <table:table-cell office:value-type="string" calcext:value-type="string">
            <text:p>world</text:p>
          </table:table-cell>
          <table:table-cell office:value-type="float" office:value="0.0175882857293" calcext:value-type="float">
            <text:p>0.0175882857</text:p>
          </table:table-cell>
          <table:table-cell office:value-type="float" office:value="0.00173001829535" calcext:value-type="float">
            <text:p>0.0017300183</text:p>
          </table:table-cell>
          <table:table-cell office:value-type="float" office:value="-0.0363314598799" calcext:value-type="float">
            <text:p>-0.03633145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398803E+018" calcext:value-type="float">
            <text:p>1526876693988030000</text:p>
          </table:table-cell>
          <table:table-cell office:value-type="float" office:value="1454" calcext:value-type="float">
            <text:p>1454</text:p>
          </table:table-cell>
          <table:table-cell office:value-type="float" office:value="1.52687669398036E+018" calcext:value-type="float">
            <text:p>1526876693980360000</text:p>
          </table:table-cell>
          <table:table-cell office:value-type="string" calcext:value-type="string">
            <text:p>world</text:p>
          </table:table-cell>
          <table:table-cell office:value-type="float" office:value="0.0193095169961" calcext:value-type="float">
            <text:p>0.019309517</text:p>
          </table:table-cell>
          <table:table-cell office:value-type="float" office:value="0.000389448920032" calcext:value-type="float">
            <text:p>0.0003894489</text:p>
          </table:table-cell>
          <table:table-cell office:value-type="float" office:value="-0.0451295338571" calcext:value-type="float">
            <text:p>-0.04512953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00848E+018" calcext:value-type="float">
            <text:p>1526876694008480000</text:p>
          </table:table-cell>
          <table:table-cell office:value-type="float" office:value="1455" calcext:value-type="float">
            <text:p>1455</text:p>
          </table:table-cell>
          <table:table-cell office:value-type="float" office:value="1.52687669400023E+018" calcext:value-type="float">
            <text:p>1526876694000230000</text:p>
          </table:table-cell>
          <table:table-cell office:value-type="string" calcext:value-type="string">
            <text:p>world</text:p>
          </table:table-cell>
          <table:table-cell office:value-type="float" office:value="0.0114767467603" calcext:value-type="float">
            <text:p>0.0114767468</text:p>
          </table:table-cell>
          <table:table-cell office:value-type="float" office:value="0.00565882353112" calcext:value-type="float">
            <text:p>0.0056588235</text:p>
          </table:table-cell>
          <table:table-cell office:value-type="float" office:value="-0.0388201698661" calcext:value-type="float">
            <text:p>-0.03882016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02906E+018" calcext:value-type="float">
            <text:p>1526876694029060000</text:p>
          </table:table-cell>
          <table:table-cell office:value-type="float" office:value="1456" calcext:value-type="float">
            <text:p>1456</text:p>
          </table:table-cell>
          <table:table-cell office:value-type="float" office:value="1.52687669402015E+018" calcext:value-type="float">
            <text:p>1526876694020150000</text:p>
          </table:table-cell>
          <table:table-cell office:value-type="string" calcext:value-type="string">
            <text:p>world</text:p>
          </table:table-cell>
          <table:table-cell office:value-type="float" office:value="0.0158091597259" calcext:value-type="float">
            <text:p>0.0158091597</text:p>
          </table:table-cell>
          <table:table-cell office:value-type="float" office:value="0.00473289098591" calcext:value-type="float">
            <text:p>0.004732891</text:p>
          </table:table-cell>
          <table:table-cell office:value-type="float" office:value="-0.0456390380859" calcext:value-type="float">
            <text:p>-0.04563903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04822E+018" calcext:value-type="float">
            <text:p>1526876694048220000</text:p>
          </table:table-cell>
          <table:table-cell office:value-type="float" office:value="1457" calcext:value-type="float">
            <text:p>1457</text:p>
          </table:table-cell>
          <table:table-cell office:value-type="float" office:value="1.52687669404008E+018" calcext:value-type="float">
            <text:p>1526876694040080000</text:p>
          </table:table-cell>
          <table:table-cell office:value-type="string" calcext:value-type="string">
            <text:p>world</text:p>
          </table:table-cell>
          <table:table-cell office:value-type="float" office:value="0.0126887187362" calcext:value-type="float">
            <text:p>0.0126887187</text:p>
          </table:table-cell>
          <table:table-cell office:value-type="float" office:value="0.00641901046038" calcext:value-type="float">
            <text:p>0.0064190105</text:p>
          </table:table-cell>
          <table:table-cell office:value-type="float" office:value="-0.0441551283002" calcext:value-type="float">
            <text:p>-0.04415512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06841E+018" calcext:value-type="float">
            <text:p>1526876694068410000</text:p>
          </table:table-cell>
          <table:table-cell office:value-type="float" office:value="1458" calcext:value-type="float">
            <text:p>1458</text:p>
          </table:table-cell>
          <table:table-cell office:value-type="float" office:value="1.52687669405987E+018" calcext:value-type="float">
            <text:p>1526876694059870000</text:p>
          </table:table-cell>
          <table:table-cell office:value-type="string" calcext:value-type="string">
            <text:p>world</text:p>
          </table:table-cell>
          <table:table-cell office:value-type="float" office:value="0.00659034540877" calcext:value-type="float">
            <text:p>0.0065903454</text:p>
          </table:table-cell>
          <table:table-cell office:value-type="float" office:value="0.00652446132153" calcext:value-type="float">
            <text:p>0.0065244613</text:p>
          </table:table-cell>
          <table:table-cell office:value-type="float" office:value="-0.0429194681346" calcext:value-type="float">
            <text:p>-0.04291946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08868E+018" calcext:value-type="float">
            <text:p>1526876694088680000</text:p>
          </table:table-cell>
          <table:table-cell office:value-type="float" office:value="1459" calcext:value-type="float">
            <text:p>1459</text:p>
          </table:table-cell>
          <table:table-cell office:value-type="float" office:value="1.52687669407991E+018" calcext:value-type="float">
            <text:p>1526876694079910000</text:p>
          </table:table-cell>
          <table:table-cell office:value-type="string" calcext:value-type="string">
            <text:p>world</text:p>
          </table:table-cell>
          <table:table-cell office:value-type="float" office:value="0.0105162858963" calcext:value-type="float">
            <text:p>0.0105162859</text:p>
          </table:table-cell>
          <table:table-cell office:value-type="float" office:value="0.00929020158947" calcext:value-type="float">
            <text:p>0.0092902016</text:p>
          </table:table-cell>
          <table:table-cell office:value-type="float" office:value="-0.0494567602873" calcext:value-type="float">
            <text:p>-0.04945676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10797E+018" calcext:value-type="float">
            <text:p>1526876694107970000</text:p>
          </table:table-cell>
          <table:table-cell office:value-type="float" office:value="1460" calcext:value-type="float">
            <text:p>1460</text:p>
          </table:table-cell>
          <table:table-cell office:value-type="float" office:value="1.52687669410055E+018" calcext:value-type="float">
            <text:p>1526876694100550000</text:p>
          </table:table-cell>
          <table:table-cell office:value-type="string" calcext:value-type="string">
            <text:p>world</text:p>
          </table:table-cell>
          <table:table-cell office:value-type="float" office:value="0.00844645034522" calcext:value-type="float">
            <text:p>0.0084464503</text:p>
          </table:table-cell>
          <table:table-cell office:value-type="float" office:value="0.0104730259627" calcext:value-type="float">
            <text:p>0.010473026</text:p>
          </table:table-cell>
          <table:table-cell office:value-type="float" office:value="-0.0470677241683" calcext:value-type="float">
            <text:p>-0.04706772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12837E+018" calcext:value-type="float">
            <text:p>1526876694128370000</text:p>
          </table:table-cell>
          <table:table-cell office:value-type="float" office:value="1461" calcext:value-type="float">
            <text:p>1461</text:p>
          </table:table-cell>
          <table:table-cell office:value-type="float" office:value="1.52687669412037E+018" calcext:value-type="float">
            <text:p>1526876694120370000</text:p>
          </table:table-cell>
          <table:table-cell office:value-type="string" calcext:value-type="string">
            <text:p>world</text:p>
          </table:table-cell>
          <table:table-cell office:value-type="float" office:value="0.0041189645417" calcext:value-type="float">
            <text:p>0.0041189645</text:p>
          </table:table-cell>
          <table:table-cell office:value-type="float" office:value="0.00865379162133" calcext:value-type="float">
            <text:p>0.0086537916</text:p>
          </table:table-cell>
          <table:table-cell office:value-type="float" office:value="-0.0458241775632" calcext:value-type="float">
            <text:p>-0.0458241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14868E+018" calcext:value-type="float">
            <text:p>1526876694148680000</text:p>
          </table:table-cell>
          <table:table-cell office:value-type="float" office:value="1462" calcext:value-type="float">
            <text:p>1462</text:p>
          </table:table-cell>
          <table:table-cell office:value-type="float" office:value="1.5268766941403E+018" calcext:value-type="float">
            <text:p>1526876694140300000</text:p>
          </table:table-cell>
          <table:table-cell office:value-type="string" calcext:value-type="string">
            <text:p>world</text:p>
          </table:table-cell>
          <table:table-cell office:value-type="float" office:value="0.0031638587825" calcext:value-type="float">
            <text:p>0.0031638588</text:p>
          </table:table-cell>
          <table:table-cell office:value-type="float" office:value="0.0128794424236" calcext:value-type="float">
            <text:p>0.0128794424</text:p>
          </table:table-cell>
          <table:table-cell office:value-type="float" office:value="-0.0534785166383" calcext:value-type="float">
            <text:p>-0.05347851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16805E+018" calcext:value-type="float">
            <text:p>1526876694168050000</text:p>
          </table:table-cell>
          <table:table-cell office:value-type="float" office:value="1463" calcext:value-type="float">
            <text:p>1463</text:p>
          </table:table-cell>
          <table:table-cell office:value-type="float" office:value="1.52687669416017E+018" calcext:value-type="float">
            <text:p>1526876694160170000</text:p>
          </table:table-cell>
          <table:table-cell office:value-type="string" calcext:value-type="string">
            <text:p>world</text:p>
          </table:table-cell>
          <table:table-cell office:value-type="float" office:value="0.00217408197932" calcext:value-type="float">
            <text:p>0.002174082</text:p>
          </table:table-cell>
          <table:table-cell office:value-type="float" office:value="0.0118353934959" calcext:value-type="float">
            <text:p>0.0118353935</text:p>
          </table:table-cell>
          <table:table-cell office:value-type="float" office:value="-0.0501827374101" calcext:value-type="float">
            <text:p>-0.05018273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18834E+018" calcext:value-type="float">
            <text:p>1526876694188340000</text:p>
          </table:table-cell>
          <table:table-cell office:value-type="float" office:value="1464" calcext:value-type="float">
            <text:p>1464</text:p>
          </table:table-cell>
          <table:table-cell office:value-type="float" office:value="1.52687669418012E+018" calcext:value-type="float">
            <text:p>1526876694180120000</text:p>
          </table:table-cell>
          <table:table-cell office:value-type="string" calcext:value-type="string">
            <text:p>world</text:p>
          </table:table-cell>
          <table:table-cell office:value-type="float" office:value="-0.00240407790989" calcext:value-type="float">
            <text:p>-0.0024040779</text:p>
          </table:table-cell>
          <table:table-cell office:value-type="float" office:value="0.0129714431241" calcext:value-type="float">
            <text:p>0.0129714431</text:p>
          </table:table-cell>
          <table:table-cell office:value-type="float" office:value="-0.0606135353446" calcext:value-type="float">
            <text:p>-0.06061353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20843E+018" calcext:value-type="float">
            <text:p>1526876694208430000</text:p>
          </table:table-cell>
          <table:table-cell office:value-type="float" office:value="1465" calcext:value-type="float">
            <text:p>1465</text:p>
          </table:table-cell>
          <table:table-cell office:value-type="float" office:value="1.52687669419985E+018" calcext:value-type="float">
            <text:p>1526876694199850000</text:p>
          </table:table-cell>
          <table:table-cell office:value-type="string" calcext:value-type="string">
            <text:p>world</text:p>
          </table:table-cell>
          <table:table-cell office:value-type="float" office:value="-0.00585128460079" calcext:value-type="float">
            <text:p>-0.0058512846</text:p>
          </table:table-cell>
          <table:table-cell office:value-type="float" office:value="0.0128435268998" calcext:value-type="float">
            <text:p>0.0128435269</text:p>
          </table:table-cell>
          <table:table-cell office:value-type="float" office:value="-0.0498706027865" calcext:value-type="float">
            <text:p>-0.04987060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2288E+018" calcext:value-type="float">
            <text:p>1526876694228800000</text:p>
          </table:table-cell>
          <table:table-cell office:value-type="float" office:value="1466" calcext:value-type="float">
            <text:p>1466</text:p>
          </table:table-cell>
          <table:table-cell office:value-type="float" office:value="1.5268766942206E+018" calcext:value-type="float">
            <text:p>1526876694220600000</text:p>
          </table:table-cell>
          <table:table-cell office:value-type="string" calcext:value-type="string">
            <text:p>world</text:p>
          </table:table-cell>
          <table:table-cell office:value-type="float" office:value="-0.0106521397829" calcext:value-type="float">
            <text:p>-0.0106521398</text:p>
          </table:table-cell>
          <table:table-cell office:value-type="float" office:value="0.0149014228955" calcext:value-type="float">
            <text:p>0.0149014229</text:p>
          </table:table-cell>
          <table:table-cell office:value-type="float" office:value="-0.0555138215423" calcext:value-type="float">
            <text:p>-0.05551382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24812E+018" calcext:value-type="float">
            <text:p>1526876694248120000</text:p>
          </table:table-cell>
          <table:table-cell office:value-type="float" office:value="1467" calcext:value-type="float">
            <text:p>1467</text:p>
          </table:table-cell>
          <table:table-cell office:value-type="float" office:value="1.52687669424042E+018" calcext:value-type="float">
            <text:p>1526876694240420000</text:p>
          </table:table-cell>
          <table:table-cell office:value-type="string" calcext:value-type="string">
            <text:p>world</text:p>
          </table:table-cell>
          <table:table-cell office:value-type="float" office:value="-0.00798155646771" calcext:value-type="float">
            <text:p>-0.0079815565</text:p>
          </table:table-cell>
          <table:table-cell office:value-type="float" office:value="0.0162042696029" calcext:value-type="float">
            <text:p>0.0162042696</text:p>
          </table:table-cell>
          <table:table-cell office:value-type="float" office:value="-0.0505232736468" calcext:value-type="float">
            <text:p>-0.0505232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26844E+018" calcext:value-type="float">
            <text:p>1526876694268440000</text:p>
          </table:table-cell>
          <table:table-cell office:value-type="float" office:value="1468" calcext:value-type="float">
            <text:p>1468</text:p>
          </table:table-cell>
          <table:table-cell office:value-type="float" office:value="1.52687669426008E+018" calcext:value-type="float">
            <text:p>1526876694260080000</text:p>
          </table:table-cell>
          <table:table-cell office:value-type="string" calcext:value-type="string">
            <text:p>world</text:p>
          </table:table-cell>
          <table:table-cell office:value-type="float" office:value="-0.00901000387967" calcext:value-type="float">
            <text:p>-0.0090100039</text:p>
          </table:table-cell>
          <table:table-cell office:value-type="float" office:value="0.011859420687" calcext:value-type="float">
            <text:p>0.0118594207</text:p>
          </table:table-cell>
          <table:table-cell office:value-type="float" office:value="-0.0477556064725" calcext:value-type="float">
            <text:p>-0.04775560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28871E+018" calcext:value-type="float">
            <text:p>1526876694288710000</text:p>
          </table:table-cell>
          <table:table-cell office:value-type="float" office:value="1469" calcext:value-type="float">
            <text:p>1469</text:p>
          </table:table-cell>
          <table:table-cell office:value-type="float" office:value="1.52687669427979E+018" calcext:value-type="float">
            <text:p>1526876694279790000</text:p>
          </table:table-cell>
          <table:table-cell office:value-type="string" calcext:value-type="string">
            <text:p>world</text:p>
          </table:table-cell>
          <table:table-cell office:value-type="float" office:value="-0.0162857417017" calcext:value-type="float">
            <text:p>-0.0162857417</text:p>
          </table:table-cell>
          <table:table-cell office:value-type="float" office:value="0.0163992792368" calcext:value-type="float">
            <text:p>0.0163992792</text:p>
          </table:table-cell>
          <table:table-cell office:value-type="float" office:value="-0.0574607662857" calcext:value-type="float">
            <text:p>-0.05746076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30809E+018" calcext:value-type="float">
            <text:p>1526876694308090000</text:p>
          </table:table-cell>
          <table:table-cell office:value-type="float" office:value="1470" calcext:value-type="float">
            <text:p>1470</text:p>
          </table:table-cell>
          <table:table-cell office:value-type="float" office:value="1.52687669430054E+018" calcext:value-type="float">
            <text:p>1526876694300540000</text:p>
          </table:table-cell>
          <table:table-cell office:value-type="string" calcext:value-type="string">
            <text:p>world</text:p>
          </table:table-cell>
          <table:table-cell office:value-type="float" office:value="-0.0110794510692" calcext:value-type="float">
            <text:p>-0.0110794511</text:p>
          </table:table-cell>
          <table:table-cell office:value-type="float" office:value="0.0160085782409" calcext:value-type="float">
            <text:p>0.0160085782</text:p>
          </table:table-cell>
          <table:table-cell office:value-type="float" office:value="-0.0516029372811" calcext:value-type="float">
            <text:p>-0.05160293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32853E+018" calcext:value-type="float">
            <text:p>1526876694328530000</text:p>
          </table:table-cell>
          <table:table-cell office:value-type="float" office:value="1471" calcext:value-type="float">
            <text:p>1471</text:p>
          </table:table-cell>
          <table:table-cell office:value-type="float" office:value="1.52687669432024E+018" calcext:value-type="float">
            <text:p>1526876694320240000</text:p>
          </table:table-cell>
          <table:table-cell office:value-type="string" calcext:value-type="string">
            <text:p>world</text:p>
          </table:table-cell>
          <table:table-cell office:value-type="float" office:value="-0.0141115533188" calcext:value-type="float">
            <text:p>-0.0141115533</text:p>
          </table:table-cell>
          <table:table-cell office:value-type="float" office:value="0.0181595310569" calcext:value-type="float">
            <text:p>0.0181595311</text:p>
          </table:table-cell>
          <table:table-cell office:value-type="float" office:value="-0.0456022880971" calcext:value-type="float">
            <text:p>-0.04560228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34869E+018" calcext:value-type="float">
            <text:p>1526876694348690000</text:p>
          </table:table-cell>
          <table:table-cell office:value-type="float" office:value="1472" calcext:value-type="float">
            <text:p>1472</text:p>
          </table:table-cell>
          <table:table-cell office:value-type="float" office:value="1.52687669433993E+018" calcext:value-type="float">
            <text:p>1526876694339930000</text:p>
          </table:table-cell>
          <table:table-cell office:value-type="string" calcext:value-type="string">
            <text:p>world</text:p>
          </table:table-cell>
          <table:table-cell office:value-type="float" office:value="-0.0172088183463" calcext:value-type="float">
            <text:p>-0.0172088183</text:p>
          </table:table-cell>
          <table:table-cell office:value-type="float" office:value="0.0153137315065" calcext:value-type="float">
            <text:p>0.0153137315</text:p>
          </table:table-cell>
          <table:table-cell office:value-type="float" office:value="-0.0595635995269" calcext:value-type="float">
            <text:p>-0.05956359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3681E+018" calcext:value-type="float">
            <text:p>1526876694368100000</text:p>
          </table:table-cell>
          <table:table-cell office:value-type="float" office:value="1473" calcext:value-type="float">
            <text:p>1473</text:p>
          </table:table-cell>
          <table:table-cell office:value-type="float" office:value="1.52687669436064E+018" calcext:value-type="float">
            <text:p>1526876694360640000</text:p>
          </table:table-cell>
          <table:table-cell office:value-type="string" calcext:value-type="string">
            <text:p>world</text:p>
          </table:table-cell>
          <table:table-cell office:value-type="float" office:value="-0.0161260291934" calcext:value-type="float">
            <text:p>-0.0161260292</text:p>
          </table:table-cell>
          <table:table-cell office:value-type="float" office:value="0.0169218350202" calcext:value-type="float">
            <text:p>0.016921835</text:p>
          </table:table-cell>
          <table:table-cell office:value-type="float" office:value="-0.0526405274868" calcext:value-type="float">
            <text:p>-0.05264052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38846E+018" calcext:value-type="float">
            <text:p>1526876694388460000</text:p>
          </table:table-cell>
          <table:table-cell office:value-type="float" office:value="1474" calcext:value-type="float">
            <text:p>1474</text:p>
          </table:table-cell>
          <table:table-cell office:value-type="float" office:value="1.52687669438034E+018" calcext:value-type="float">
            <text:p>1526876694380340000</text:p>
          </table:table-cell>
          <table:table-cell office:value-type="string" calcext:value-type="string">
            <text:p>world</text:p>
          </table:table-cell>
          <table:table-cell office:value-type="float" office:value="-0.0184411425143" calcext:value-type="float">
            <text:p>-0.0184411425</text:p>
          </table:table-cell>
          <table:table-cell office:value-type="float" office:value="0.0211485307664" calcext:value-type="float">
            <text:p>0.0211485308</text:p>
          </table:table-cell>
          <table:table-cell office:value-type="float" office:value="-0.0683076530695" calcext:value-type="float">
            <text:p>-0.0683076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4089E+018" calcext:value-type="float">
            <text:p>1526876694408900000</text:p>
          </table:table-cell>
          <table:table-cell office:value-type="float" office:value="1475" calcext:value-type="float">
            <text:p>1475</text:p>
          </table:table-cell>
          <table:table-cell office:value-type="float" office:value="1.52687669440009E+018" calcext:value-type="float">
            <text:p>1526876694400090000</text:p>
          </table:table-cell>
          <table:table-cell office:value-type="string" calcext:value-type="string">
            <text:p>world</text:p>
          </table:table-cell>
          <table:table-cell office:value-type="float" office:value="-0.0161082223058" calcext:value-type="float">
            <text:p>-0.0161082223</text:p>
          </table:table-cell>
          <table:table-cell office:value-type="float" office:value="0.0146572161466" calcext:value-type="float">
            <text:p>0.0146572161</text:p>
          </table:table-cell>
          <table:table-cell office:value-type="float" office:value="-0.0808512121439" calcext:value-type="float">
            <text:p>-0.08085121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42815E+018" calcext:value-type="float">
            <text:p>1526876694428150000</text:p>
          </table:table-cell>
          <table:table-cell office:value-type="float" office:value="1476" calcext:value-type="float">
            <text:p>1476</text:p>
          </table:table-cell>
          <table:table-cell office:value-type="float" office:value="1.52687669441998E+018" calcext:value-type="float">
            <text:p>1526876694419980000</text:p>
          </table:table-cell>
          <table:table-cell office:value-type="string" calcext:value-type="string">
            <text:p>world</text:p>
          </table:table-cell>
          <table:table-cell office:value-type="float" office:value="-0.0183674916625" calcext:value-type="float">
            <text:p>-0.0183674917</text:p>
          </table:table-cell>
          <table:table-cell office:value-type="float" office:value="0.0162245854735" calcext:value-type="float">
            <text:p>0.0162245855</text:p>
          </table:table-cell>
          <table:table-cell office:value-type="float" office:value="-0.10269279778" calcext:value-type="float">
            <text:p>-0.1026927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44857E+018" calcext:value-type="float">
            <text:p>1526876694448570000</text:p>
          </table:table-cell>
          <table:table-cell office:value-type="float" office:value="1477" calcext:value-type="float">
            <text:p>1477</text:p>
          </table:table-cell>
          <table:table-cell office:value-type="float" office:value="1.52687669443981E+018" calcext:value-type="float">
            <text:p>1526876694439810000</text:p>
          </table:table-cell>
          <table:table-cell office:value-type="string" calcext:value-type="string">
            <text:p>world</text:p>
          </table:table-cell>
          <table:table-cell office:value-type="float" office:value="-0.0199621096253" calcext:value-type="float">
            <text:p>-0.0199621096</text:p>
          </table:table-cell>
          <table:table-cell office:value-type="float" office:value="0.0178324505687" calcext:value-type="float">
            <text:p>0.0178324506</text:p>
          </table:table-cell>
          <table:table-cell office:value-type="float" office:value="-0.171578496695" calcext:value-type="float">
            <text:p>-0.17157849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46889E+018" calcext:value-type="float">
            <text:p>1526876694468890000</text:p>
          </table:table-cell>
          <table:table-cell office:value-type="float" office:value="1478" calcext:value-type="float">
            <text:p>1478</text:p>
          </table:table-cell>
          <table:table-cell office:value-type="float" office:value="1.52687669446062E+018" calcext:value-type="float">
            <text:p>1526876694460620000</text:p>
          </table:table-cell>
          <table:table-cell office:value-type="string" calcext:value-type="string">
            <text:p>world</text:p>
          </table:table-cell>
          <table:table-cell office:value-type="float" office:value="-0.0177307203412" calcext:value-type="float">
            <text:p>-0.0177307203</text:p>
          </table:table-cell>
          <table:table-cell office:value-type="float" office:value="0.0142154805362" calcext:value-type="float">
            <text:p>0.0142154805</text:p>
          </table:table-cell>
          <table:table-cell office:value-type="float" office:value="-0.185592859983" calcext:value-type="float">
            <text:p>-0.185592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48827E+018" calcext:value-type="float">
            <text:p>1526876694488270000</text:p>
          </table:table-cell>
          <table:table-cell office:value-type="float" office:value="1479" calcext:value-type="float">
            <text:p>1479</text:p>
          </table:table-cell>
          <table:table-cell office:value-type="float" office:value="1.52687669448051E+018" calcext:value-type="float">
            <text:p>1526876694480510000</text:p>
          </table:table-cell>
          <table:table-cell office:value-type="string" calcext:value-type="string">
            <text:p>world</text:p>
          </table:table-cell>
          <table:table-cell office:value-type="float" office:value="-0.0198957547545" calcext:value-type="float">
            <text:p>-0.0198957548</text:p>
          </table:table-cell>
          <table:table-cell office:value-type="float" office:value="0.0135028455406" calcext:value-type="float">
            <text:p>0.0135028455</text:p>
          </table:table-cell>
          <table:table-cell office:value-type="float" office:value="-0.279183924198" calcext:value-type="float">
            <text:p>-0.27918392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5086E+018" calcext:value-type="float">
            <text:p>1526876694508600000</text:p>
          </table:table-cell>
          <table:table-cell office:value-type="float" office:value="1480" calcext:value-type="float">
            <text:p>1480</text:p>
          </table:table-cell>
          <table:table-cell office:value-type="float" office:value="1.52687669450033E+018" calcext:value-type="float">
            <text:p>1526876694500330000</text:p>
          </table:table-cell>
          <table:table-cell office:value-type="string" calcext:value-type="string">
            <text:p>world</text:p>
          </table:table-cell>
          <table:table-cell office:value-type="float" office:value="-0.0177027899772" calcext:value-type="float">
            <text:p>-0.01770279</text:p>
          </table:table-cell>
          <table:table-cell office:value-type="float" office:value="0.011368682608" calcext:value-type="float">
            <text:p>0.0113686826</text:p>
          </table:table-cell>
          <table:table-cell office:value-type="float" office:value="-0.280163496733" calcext:value-type="float">
            <text:p>-0.28016349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52802E+018" calcext:value-type="float">
            <text:p>1526876694528020000</text:p>
          </table:table-cell>
          <table:table-cell office:value-type="float" office:value="1481" calcext:value-type="float">
            <text:p>1481</text:p>
          </table:table-cell>
          <table:table-cell office:value-type="float" office:value="1.52687669452003E+018" calcext:value-type="float">
            <text:p>1526876694520030000</text:p>
          </table:table-cell>
          <table:table-cell office:value-type="string" calcext:value-type="string">
            <text:p>world</text:p>
          </table:table-cell>
          <table:table-cell office:value-type="float" office:value="-0.0155657734722" calcext:value-type="float">
            <text:p>-0.0155657735</text:p>
          </table:table-cell>
          <table:table-cell office:value-type="float" office:value="0.00524220429361" calcext:value-type="float">
            <text:p>0.0052422043</text:p>
          </table:table-cell>
          <table:table-cell office:value-type="float" office:value="-0.303817272186" calcext:value-type="float">
            <text:p>-0.30381727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54843E+018" calcext:value-type="float">
            <text:p>1526876694548430000</text:p>
          </table:table-cell>
          <table:table-cell office:value-type="float" office:value="1482" calcext:value-type="float">
            <text:p>1482</text:p>
          </table:table-cell>
          <table:table-cell office:value-type="float" office:value="1.52687669453981E+018" calcext:value-type="float">
            <text:p>1526876694539810000</text:p>
          </table:table-cell>
          <table:table-cell office:value-type="string" calcext:value-type="string">
            <text:p>world</text:p>
          </table:table-cell>
          <table:table-cell office:value-type="float" office:value="-0.0166984386742" calcext:value-type="float">
            <text:p>-0.0166984387</text:p>
          </table:table-cell>
          <table:table-cell office:value-type="float" office:value="0.000905838795006" calcext:value-type="float">
            <text:p>0.0009058388</text:p>
          </table:table-cell>
          <table:table-cell office:value-type="float" office:value="-0.412445038557" calcext:value-type="float">
            <text:p>-0.41244503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56869E+018" calcext:value-type="float">
            <text:p>1526876694568690000</text:p>
          </table:table-cell>
          <table:table-cell office:value-type="float" office:value="1483" calcext:value-type="float">
            <text:p>1483</text:p>
          </table:table-cell>
          <table:table-cell office:value-type="float" office:value="1.52687669456061E+018" calcext:value-type="float">
            <text:p>1526876694560610000</text:p>
          </table:table-cell>
          <table:table-cell office:value-type="string" calcext:value-type="string">
            <text:p>world</text:p>
          </table:table-cell>
          <table:table-cell office:value-type="float" office:value="-0.0145959947258" calcext:value-type="float">
            <text:p>-0.0145959947</text:p>
          </table:table-cell>
          <table:table-cell office:value-type="float" office:value="-0.00515574403107" calcext:value-type="float">
            <text:p>-0.005155744</text:p>
          </table:table-cell>
          <table:table-cell office:value-type="float" office:value="-0.400923669338" calcext:value-type="float">
            <text:p>-0.40092366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58798E+018" calcext:value-type="float">
            <text:p>1526876694587980000</text:p>
          </table:table-cell>
          <table:table-cell office:value-type="float" office:value="1484" calcext:value-type="float">
            <text:p>1484</text:p>
          </table:table-cell>
          <table:table-cell office:value-type="float" office:value="1.52687669458036E+018" calcext:value-type="float">
            <text:p>1526876694580360000</text:p>
          </table:table-cell>
          <table:table-cell office:value-type="string" calcext:value-type="string">
            <text:p>world</text:p>
          </table:table-cell>
          <table:table-cell office:value-type="float" office:value="-0.014977755025" calcext:value-type="float">
            <text:p>-0.014977755</text:p>
          </table:table-cell>
          <table:table-cell office:value-type="float" office:value="-0.0134912207723" calcext:value-type="float">
            <text:p>-0.0134912208</text:p>
          </table:table-cell>
          <table:table-cell office:value-type="float" office:value="-0.536933302879" calcext:value-type="float">
            <text:p>-0.53693330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60826E+018" calcext:value-type="float">
            <text:p>1526876694608260000</text:p>
          </table:table-cell>
          <table:table-cell office:value-type="float" office:value="1485" calcext:value-type="float">
            <text:p>1485</text:p>
          </table:table-cell>
          <table:table-cell office:value-type="float" office:value="1.52687669460007E+018" calcext:value-type="float">
            <text:p>1526876694600070000</text:p>
          </table:table-cell>
          <table:table-cell office:value-type="string" calcext:value-type="string">
            <text:p>world</text:p>
          </table:table-cell>
          <table:table-cell office:value-type="float" office:value="-0.0139371547848" calcext:value-type="float">
            <text:p>-0.0139371548</text:p>
          </table:table-cell>
          <table:table-cell office:value-type="float" office:value="-0.0183109603822" calcext:value-type="float">
            <text:p>-0.0183109604</text:p>
          </table:table-cell>
          <table:table-cell office:value-type="float" office:value="-0.493466377258" calcext:value-type="float">
            <text:p>-0.49346637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62866E+018" calcext:value-type="float">
            <text:p>1526876694628660000</text:p>
          </table:table-cell>
          <table:table-cell office:value-type="float" office:value="1486" calcext:value-type="float">
            <text:p>1486</text:p>
          </table:table-cell>
          <table:table-cell office:value-type="float" office:value="1.52687669462025E+018" calcext:value-type="float">
            <text:p>1526876694620250000</text:p>
          </table:table-cell>
          <table:table-cell office:value-type="string" calcext:value-type="string">
            <text:p>world</text:p>
          </table:table-cell>
          <table:table-cell office:value-type="float" office:value="-0.0121186599135" calcext:value-type="float">
            <text:p>-0.0121186599</text:p>
          </table:table-cell>
          <table:table-cell office:value-type="float" office:value="-0.0247113686055" calcext:value-type="float">
            <text:p>-0.0247113686</text:p>
          </table:table-cell>
          <table:table-cell office:value-type="float" office:value="-0.486256033182" calcext:value-type="float">
            <text:p>-0.4862560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64894E+018" calcext:value-type="float">
            <text:p>1526876694648940000</text:p>
          </table:table-cell>
          <table:table-cell office:value-type="float" office:value="1487" calcext:value-type="float">
            <text:p>1487</text:p>
          </table:table-cell>
          <table:table-cell office:value-type="float" office:value="1.52687669463993E+018" calcext:value-type="float">
            <text:p>1526876694639930000</text:p>
          </table:table-cell>
          <table:table-cell office:value-type="string" calcext:value-type="string">
            <text:p>world</text:p>
          </table:table-cell>
          <table:table-cell office:value-type="float" office:value="-0.0138571327552" calcext:value-type="float">
            <text:p>-0.0138571328</text:p>
          </table:table-cell>
          <table:table-cell office:value-type="float" office:value="-0.0406700111926" calcext:value-type="float">
            <text:p>-0.0406700112</text:p>
          </table:table-cell>
          <table:table-cell office:value-type="float" office:value="-0.622706413269" calcext:value-type="float">
            <text:p>-0.62270641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66833E+018" calcext:value-type="float">
            <text:p>1526876694668330000</text:p>
          </table:table-cell>
          <table:table-cell office:value-type="float" office:value="1488" calcext:value-type="float">
            <text:p>1488</text:p>
          </table:table-cell>
          <table:table-cell office:value-type="float" office:value="1.52687669465965E+018" calcext:value-type="float">
            <text:p>1526876694659650000</text:p>
          </table:table-cell>
          <table:table-cell office:value-type="string" calcext:value-type="string">
            <text:p>world</text:p>
          </table:table-cell>
          <table:table-cell office:value-type="float" office:value="-0.0136435218155" calcext:value-type="float">
            <text:p>-0.0136435218</text:p>
          </table:table-cell>
          <table:table-cell office:value-type="float" office:value="-0.0471948310733" calcext:value-type="float">
            <text:p>-0.0471948311</text:p>
          </table:table-cell>
          <table:table-cell office:value-type="float" office:value="-0.585183501244" calcext:value-type="float">
            <text:p>-0.58518350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68859E+018" calcext:value-type="float">
            <text:p>1526876694688590000</text:p>
          </table:table-cell>
          <table:table-cell office:value-type="float" office:value="1489" calcext:value-type="float">
            <text:p>1489</text:p>
          </table:table-cell>
          <table:table-cell office:value-type="float" office:value="1.52687669468069E+018" calcext:value-type="float">
            <text:p>1526876694680690000</text:p>
          </table:table-cell>
          <table:table-cell office:value-type="string" calcext:value-type="string">
            <text:p>world</text:p>
          </table:table-cell>
          <table:table-cell office:value-type="float" office:value="-0.0157468952239" calcext:value-type="float">
            <text:p>-0.0157468952</text:p>
          </table:table-cell>
          <table:table-cell office:value-type="float" office:value="-0.0679067224264" calcext:value-type="float">
            <text:p>-0.0679067224</text:p>
          </table:table-cell>
          <table:table-cell office:value-type="float" office:value="-0.708170354366" calcext:value-type="float">
            <text:p>-0.7081703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70898E+018" calcext:value-type="float">
            <text:p>1526876694708980000</text:p>
          </table:table-cell>
          <table:table-cell office:value-type="float" office:value="1490" calcext:value-type="float">
            <text:p>1490</text:p>
          </table:table-cell>
          <table:table-cell office:value-type="float" office:value="1.52687669470064E+018" calcext:value-type="float">
            <text:p>1526876694700640000</text:p>
          </table:table-cell>
          <table:table-cell office:value-type="string" calcext:value-type="string">
            <text:p>world</text:p>
          </table:table-cell>
          <table:table-cell office:value-type="float" office:value="-0.0153525602072" calcext:value-type="float">
            <text:p>-0.0153525602</text:p>
          </table:table-cell>
          <table:table-cell office:value-type="float" office:value="-0.0681731104851" calcext:value-type="float">
            <text:p>-0.0681731105</text:p>
          </table:table-cell>
          <table:table-cell office:value-type="float" office:value="-0.636261820793" calcext:value-type="float">
            <text:p>-0.6362618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72819E+018" calcext:value-type="float">
            <text:p>1526876694728190000</text:p>
          </table:table-cell>
          <table:table-cell office:value-type="float" office:value="1491" calcext:value-type="float">
            <text:p>1491</text:p>
          </table:table-cell>
          <table:table-cell office:value-type="float" office:value="1.52687669472083E+018" calcext:value-type="float">
            <text:p>1526876694720830000</text:p>
          </table:table-cell>
          <table:table-cell office:value-type="string" calcext:value-type="string">
            <text:p>world</text:p>
          </table:table-cell>
          <table:table-cell office:value-type="float" office:value="-0.0207948181778" calcext:value-type="float">
            <text:p>-0.0207948182</text:p>
          </table:table-cell>
          <table:table-cell office:value-type="float" office:value="-0.0953795537353" calcext:value-type="float">
            <text:p>-0.0953795537</text:p>
          </table:table-cell>
          <table:table-cell office:value-type="float" office:value="-0.773978233337" calcext:value-type="float">
            <text:p>-0.7739782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74854E+018" calcext:value-type="float">
            <text:p>1526876694748540000</text:p>
          </table:table-cell>
          <table:table-cell office:value-type="float" office:value="1492" calcext:value-type="float">
            <text:p>1492</text:p>
          </table:table-cell>
          <table:table-cell office:value-type="float" office:value="1.52687669473961E+018" calcext:value-type="float">
            <text:p>1526876694739610000</text:p>
          </table:table-cell>
          <table:table-cell office:value-type="string" calcext:value-type="string">
            <text:p>world</text:p>
          </table:table-cell>
          <table:table-cell office:value-type="float" office:value="-0.0214313529432" calcext:value-type="float">
            <text:p>-0.0214313529</text:p>
          </table:table-cell>
          <table:table-cell office:value-type="float" office:value="-0.0911178141832" calcext:value-type="float">
            <text:p>-0.0911178142</text:p>
          </table:table-cell>
          <table:table-cell office:value-type="float" office:value="-0.684480547905" calcext:value-type="float">
            <text:p>-0.68448054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76797E+018" calcext:value-type="float">
            <text:p>1526876694767970000</text:p>
          </table:table-cell>
          <table:table-cell office:value-type="float" office:value="1493" calcext:value-type="float">
            <text:p>1493</text:p>
          </table:table-cell>
          <table:table-cell office:value-type="float" office:value="1.52687669476057E+018" calcext:value-type="float">
            <text:p>1526876694760570000</text:p>
          </table:table-cell>
          <table:table-cell office:value-type="string" calcext:value-type="string">
            <text:p>world</text:p>
          </table:table-cell>
          <table:table-cell office:value-type="float" office:value="-0.0218273289502" calcext:value-type="float">
            <text:p>-0.021827329</text:p>
          </table:table-cell>
          <table:table-cell office:value-type="float" office:value="-0.0955190360546" calcext:value-type="float">
            <text:p>-0.0955190361</text:p>
          </table:table-cell>
          <table:table-cell office:value-type="float" office:value="-0.657093763351" calcext:value-type="float">
            <text:p>-0.65709376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7882E+018" calcext:value-type="float">
            <text:p>1526876694788200000</text:p>
          </table:table-cell>
          <table:table-cell office:value-type="float" office:value="1494" calcext:value-type="float">
            <text:p>1494</text:p>
          </table:table-cell>
          <table:table-cell office:value-type="float" office:value="1.52687669478036E+018" calcext:value-type="float">
            <text:p>1526876694780360000</text:p>
          </table:table-cell>
          <table:table-cell office:value-type="string" calcext:value-type="string">
            <text:p>world</text:p>
          </table:table-cell>
          <table:table-cell office:value-type="float" office:value="-0.0299957897514" calcext:value-type="float">
            <text:p>-0.0299957898</text:p>
          </table:table-cell>
          <table:table-cell office:value-type="float" office:value="-0.120365947485" calcext:value-type="float">
            <text:p>-0.1203659475</text:p>
          </table:table-cell>
          <table:table-cell office:value-type="float" office:value="-0.78824287653" calcext:value-type="float">
            <text:p>-0.78824287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80856E+018" calcext:value-type="float">
            <text:p>1526876694808560000</text:p>
          </table:table-cell>
          <table:table-cell office:value-type="float" office:value="1495" calcext:value-type="float">
            <text:p>1495</text:p>
          </table:table-cell>
          <table:table-cell office:value-type="float" office:value="1.52687669480039E+018" calcext:value-type="float">
            <text:p>1526876694800390000</text:p>
          </table:table-cell>
          <table:table-cell office:value-type="string" calcext:value-type="string">
            <text:p>world</text:p>
          </table:table-cell>
          <table:table-cell office:value-type="float" office:value="-0.032856669277" calcext:value-type="float">
            <text:p>-0.0328566693</text:p>
          </table:table-cell>
          <table:table-cell office:value-type="float" office:value="-0.11053147912" calcext:value-type="float">
            <text:p>-0.1105314791</text:p>
          </table:table-cell>
          <table:table-cell office:value-type="float" office:value="-0.701198756695" calcext:value-type="float">
            <text:p>-0.70119875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82799E+018" calcext:value-type="float">
            <text:p>1526876694827990000</text:p>
          </table:table-cell>
          <table:table-cell office:value-type="float" office:value="1496" calcext:value-type="float">
            <text:p>1496</text:p>
          </table:table-cell>
          <table:table-cell office:value-type="float" office:value="1.52687669482042E+018" calcext:value-type="float">
            <text:p>1526876694820420000</text:p>
          </table:table-cell>
          <table:table-cell office:value-type="string" calcext:value-type="string">
            <text:p>world</text:p>
          </table:table-cell>
          <table:table-cell office:value-type="float" office:value="-0.0463858619332" calcext:value-type="float">
            <text:p>-0.0463858619</text:p>
          </table:table-cell>
          <table:table-cell office:value-type="float" office:value="-0.132278621197" calcext:value-type="float">
            <text:p>-0.1322786212</text:p>
          </table:table-cell>
          <table:table-cell office:value-type="float" office:value="-0.843641757965" calcext:value-type="float">
            <text:p>-0.8436417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84839E+018" calcext:value-type="float">
            <text:p>1526876694848390000</text:p>
          </table:table-cell>
          <table:table-cell office:value-type="float" office:value="1497" calcext:value-type="float">
            <text:p>1497</text:p>
          </table:table-cell>
          <table:table-cell office:value-type="float" office:value="1.52687669484037E+018" calcext:value-type="float">
            <text:p>1526876694840370000</text:p>
          </table:table-cell>
          <table:table-cell office:value-type="string" calcext:value-type="string">
            <text:p>world</text:p>
          </table:table-cell>
          <table:table-cell office:value-type="float" office:value="-0.0464083254337" calcext:value-type="float">
            <text:p>-0.0464083254</text:p>
          </table:table-cell>
          <table:table-cell office:value-type="float" office:value="-0.113566502929" calcext:value-type="float">
            <text:p>-0.1135665029</text:p>
          </table:table-cell>
          <table:table-cell office:value-type="float" office:value="-0.73523581028" calcext:value-type="float">
            <text:p>-0.73523581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86875E+018" calcext:value-type="float">
            <text:p>1526876694868750000</text:p>
          </table:table-cell>
          <table:table-cell office:value-type="float" office:value="1498" calcext:value-type="float">
            <text:p>1498</text:p>
          </table:table-cell>
          <table:table-cell office:value-type="float" office:value="1.52687669486025E+018" calcext:value-type="float">
            <text:p>1526876694860250000</text:p>
          </table:table-cell>
          <table:table-cell office:value-type="string" calcext:value-type="string">
            <text:p>world</text:p>
          </table:table-cell>
          <table:table-cell office:value-type="float" office:value="-0.0499169453979" calcext:value-type="float">
            <text:p>-0.0499169454</text:p>
          </table:table-cell>
          <table:table-cell office:value-type="float" office:value="-0.102817572653" calcext:value-type="float">
            <text:p>-0.1028175727</text:p>
          </table:table-cell>
          <table:table-cell office:value-type="float" office:value="-0.679988503456" calcext:value-type="float">
            <text:p>-0.67998850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88811E+018" calcext:value-type="float">
            <text:p>1526876694888110000</text:p>
          </table:table-cell>
          <table:table-cell office:value-type="float" office:value="1499" calcext:value-type="float">
            <text:p>1499</text:p>
          </table:table-cell>
          <table:table-cell office:value-type="float" office:value="1.5268766948802E+018" calcext:value-type="float">
            <text:p>1526876694880200000</text:p>
          </table:table-cell>
          <table:table-cell office:value-type="string" calcext:value-type="string">
            <text:p>world</text:p>
          </table:table-cell>
          <table:table-cell office:value-type="float" office:value="-0.0776752084494" calcext:value-type="float">
            <text:p>-0.0776752084</text:p>
          </table:table-cell>
          <table:table-cell office:value-type="float" office:value="-0.108914077282" calcext:value-type="float">
            <text:p>-0.1089140773</text:p>
          </table:table-cell>
          <table:table-cell office:value-type="float" office:value="-0.839977324009" calcext:value-type="float">
            <text:p>-0.8399773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90845E+018" calcext:value-type="float">
            <text:p>1526876694908450000</text:p>
          </table:table-cell>
          <table:table-cell office:value-type="float" office:value="1500" calcext:value-type="float">
            <text:p>1500</text:p>
          </table:table-cell>
          <table:table-cell office:value-type="float" office:value="1.52687669490007E+018" calcext:value-type="float">
            <text:p>1526876694900070000</text:p>
          </table:table-cell>
          <table:table-cell office:value-type="string" calcext:value-type="string">
            <text:p>world</text:p>
          </table:table-cell>
          <table:table-cell office:value-type="float" office:value="-0.0744929462671" calcext:value-type="float">
            <text:p>-0.0744929463</text:p>
          </table:table-cell>
          <table:table-cell office:value-type="float" office:value="-0.0806247964501" calcext:value-type="float">
            <text:p>-0.0806247965</text:p>
          </table:table-cell>
          <table:table-cell office:value-type="float" office:value="-0.73284137249" calcext:value-type="float">
            <text:p>-0.73284137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92888E+018" calcext:value-type="float">
            <text:p>1526876694928880000</text:p>
          </table:table-cell>
          <table:table-cell office:value-type="float" office:value="1501" calcext:value-type="float">
            <text:p>1501</text:p>
          </table:table-cell>
          <table:table-cell office:value-type="float" office:value="1.52687669492007E+018" calcext:value-type="float">
            <text:p>1526876694920070000</text:p>
          </table:table-cell>
          <table:table-cell office:value-type="string" calcext:value-type="string">
            <text:p>world</text:p>
          </table:table-cell>
          <table:table-cell office:value-type="float" office:value="-0.0738788992167" calcext:value-type="float">
            <text:p>-0.0738788992</text:p>
          </table:table-cell>
          <table:table-cell office:value-type="float" office:value="-0.0672156512737" calcext:value-type="float">
            <text:p>-0.0672156513</text:p>
          </table:table-cell>
          <table:table-cell office:value-type="float" office:value="-0.681987226009" calcext:value-type="float">
            <text:p>-0.6819872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94825E+018" calcext:value-type="float">
            <text:p>1526876694948250000</text:p>
          </table:table-cell>
          <table:table-cell office:value-type="float" office:value="1502" calcext:value-type="float">
            <text:p>1502</text:p>
          </table:table-cell>
          <table:table-cell office:value-type="float" office:value="1.52687669494016E+018" calcext:value-type="float">
            <text:p>1526876694940160000</text:p>
          </table:table-cell>
          <table:table-cell office:value-type="string" calcext:value-type="string">
            <text:p>world</text:p>
          </table:table-cell>
          <table:table-cell office:value-type="float" office:value="-0.100317753851" calcext:value-type="float">
            <text:p>-0.1003177539</text:p>
          </table:table-cell>
          <table:table-cell office:value-type="float" office:value="-0.0532618947327" calcext:value-type="float">
            <text:p>-0.0532618947</text:p>
          </table:table-cell>
          <table:table-cell office:value-type="float" office:value="-0.835750222206" calcext:value-type="float">
            <text:p>-0.8357502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96856E+018" calcext:value-type="float">
            <text:p>1526876694968560000</text:p>
          </table:table-cell>
          <table:table-cell office:value-type="float" office:value="1503" calcext:value-type="float">
            <text:p>1503</text:p>
          </table:table-cell>
          <table:table-cell office:value-type="float" office:value="1.52687669496015E+018" calcext:value-type="float">
            <text:p>1526876694960150000</text:p>
          </table:table-cell>
          <table:table-cell office:value-type="string" calcext:value-type="string">
            <text:p>world</text:p>
          </table:table-cell>
          <table:table-cell office:value-type="float" office:value="-0.097229719162" calcext:value-type="float">
            <text:p>-0.0972297192</text:p>
          </table:table-cell>
          <table:table-cell office:value-type="float" office:value="-0.0293186921626" calcext:value-type="float">
            <text:p>-0.0293186922</text:p>
          </table:table-cell>
          <table:table-cell office:value-type="float" office:value="-0.736575126648" calcext:value-type="float">
            <text:p>-0.73657512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498894E+018" calcext:value-type="float">
            <text:p>1526876694988940000</text:p>
          </table:table-cell>
          <table:table-cell office:value-type="float" office:value="1504" calcext:value-type="float">
            <text:p>1504</text:p>
          </table:table-cell>
          <table:table-cell office:value-type="float" office:value="1.52687669498008E+018" calcext:value-type="float">
            <text:p>1526876694980080000</text:p>
          </table:table-cell>
          <table:table-cell office:value-type="string" calcext:value-type="string">
            <text:p>world</text:p>
          </table:table-cell>
          <table:table-cell office:value-type="float" office:value="-0.123175740242" calcext:value-type="float">
            <text:p>-0.1231757402</text:p>
          </table:table-cell>
          <table:table-cell office:value-type="float" office:value="-0.00680430326611" calcext:value-type="float">
            <text:p>-0.0068043033</text:p>
          </table:table-cell>
          <table:table-cell office:value-type="float" office:value="-0.839025139809" calcext:value-type="float">
            <text:p>-0.83902513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0083E+018" calcext:value-type="float">
            <text:p>1526876695008300000</text:p>
          </table:table-cell>
          <table:table-cell office:value-type="float" office:value="1505" calcext:value-type="float">
            <text:p>1505</text:p>
          </table:table-cell>
          <table:table-cell office:value-type="float" office:value="1.52687669500008E+018" calcext:value-type="float">
            <text:p>1526876695000080000</text:p>
          </table:table-cell>
          <table:table-cell office:value-type="string" calcext:value-type="string">
            <text:p>world</text:p>
          </table:table-cell>
          <table:table-cell office:value-type="float" office:value="-0.116733543575" calcext:value-type="float">
            <text:p>-0.1167335436</text:p>
          </table:table-cell>
          <table:table-cell office:value-type="float" office:value="0.014192186296" calcext:value-type="float">
            <text:p>0.0141921863</text:p>
          </table:table-cell>
          <table:table-cell office:value-type="float" office:value="-0.748858749866" calcext:value-type="float">
            <text:p>-0.74885874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02862E+018" calcext:value-type="float">
            <text:p>1526876695028620000</text:p>
          </table:table-cell>
          <table:table-cell office:value-type="float" office:value="1506" calcext:value-type="float">
            <text:p>1506</text:p>
          </table:table-cell>
          <table:table-cell office:value-type="float" office:value="1.52687669501997E+018" calcext:value-type="float">
            <text:p>1526876695019970000</text:p>
          </table:table-cell>
          <table:table-cell office:value-type="string" calcext:value-type="string">
            <text:p>world</text:p>
          </table:table-cell>
          <table:table-cell office:value-type="float" office:value="-0.108215853572" calcext:value-type="float">
            <text:p>-0.1082158536</text:p>
          </table:table-cell>
          <table:table-cell office:value-type="float" office:value="0.0266365148127" calcext:value-type="float">
            <text:p>0.0266365148</text:p>
          </table:table-cell>
          <table:table-cell office:value-type="float" office:value="-0.686587452888" calcext:value-type="float">
            <text:p>-0.68658745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04882E+018" calcext:value-type="float">
            <text:p>1526876695048820000</text:p>
          </table:table-cell>
          <table:table-cell office:value-type="float" office:value="1507" calcext:value-type="float">
            <text:p>1507</text:p>
          </table:table-cell>
          <table:table-cell office:value-type="float" office:value="1.52687669504E+018" calcext:value-type="float">
            <text:p>1526876695040000000</text:p>
          </table:table-cell>
          <table:table-cell office:value-type="string" calcext:value-type="string">
            <text:p>world</text:p>
          </table:table-cell>
          <table:table-cell office:value-type="float" office:value="-0.141021072865" calcext:value-type="float">
            <text:p>-0.1410210729</text:p>
          </table:table-cell>
          <table:table-cell office:value-type="float" office:value="0.065519630909" calcext:value-type="float">
            <text:p>0.0655196309</text:p>
          </table:table-cell>
          <table:table-cell office:value-type="float" office:value="-0.793418288231" calcext:value-type="float">
            <text:p>-0.79341828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06817E+018" calcext:value-type="float">
            <text:p>1526876695068170000</text:p>
          </table:table-cell>
          <table:table-cell office:value-type="float" office:value="1508" calcext:value-type="float">
            <text:p>1508</text:p>
          </table:table-cell>
          <table:table-cell office:value-type="float" office:value="1.5268766950596E+018" calcext:value-type="float">
            <text:p>1526876695059600000</text:p>
          </table:table-cell>
          <table:table-cell office:value-type="string" calcext:value-type="string">
            <text:p>world</text:p>
          </table:table-cell>
          <table:table-cell office:value-type="float" office:value="-0.127588808537" calcext:value-type="float">
            <text:p>-0.1275888085</text:p>
          </table:table-cell>
          <table:table-cell office:value-type="float" office:value="0.0738119781017" calcext:value-type="float">
            <text:p>0.0738119781</text:p>
          </table:table-cell>
          <table:table-cell office:value-type="float" office:value="-0.724082112312" calcext:value-type="float">
            <text:p>-0.72408211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08846E+018" calcext:value-type="float">
            <text:p>1526876695088460000</text:p>
          </table:table-cell>
          <table:table-cell office:value-type="float" office:value="1509" calcext:value-type="float">
            <text:p>1509</text:p>
          </table:table-cell>
          <table:table-cell office:value-type="float" office:value="1.52687669508025E+018" calcext:value-type="float">
            <text:p>1526876695080250000</text:p>
          </table:table-cell>
          <table:table-cell office:value-type="string" calcext:value-type="string">
            <text:p>world</text:p>
          </table:table-cell>
          <table:table-cell office:value-type="float" office:value="-0.142741918564" calcext:value-type="float">
            <text:p>-0.1427419186</text:p>
          </table:table-cell>
          <table:table-cell office:value-type="float" office:value="0.101676180959" calcext:value-type="float">
            <text:p>0.101676181</text:p>
          </table:table-cell>
          <table:table-cell office:value-type="float" office:value="-0.801828742027" calcext:value-type="float">
            <text:p>-0.8018287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10772E+018" calcext:value-type="float">
            <text:p>1526876695107720000</text:p>
          </table:table-cell>
          <table:table-cell office:value-type="float" office:value="1510" calcext:value-type="float">
            <text:p>1510</text:p>
          </table:table-cell>
          <table:table-cell office:value-type="float" office:value="1.52687669509992E+018" calcext:value-type="float">
            <text:p>1526876695099920000</text:p>
          </table:table-cell>
          <table:table-cell office:value-type="string" calcext:value-type="string">
            <text:p>world</text:p>
          </table:table-cell>
          <table:table-cell office:value-type="float" office:value="-0.124422989786" calcext:value-type="float">
            <text:p>-0.1244229898</text:p>
          </table:table-cell>
          <table:table-cell office:value-type="float" office:value="0.108846545219" calcext:value-type="float">
            <text:p>0.1088465452</text:p>
          </table:table-cell>
          <table:table-cell office:value-type="float" office:value="-0.705964565277" calcext:value-type="float">
            <text:p>-0.70596456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12791E+018" calcext:value-type="float">
            <text:p>1526876695127910000</text:p>
          </table:table-cell>
          <table:table-cell office:value-type="float" office:value="1511" calcext:value-type="float">
            <text:p>1511</text:p>
          </table:table-cell>
          <table:table-cell office:value-type="float" office:value="1.52687669511961E+018" calcext:value-type="float">
            <text:p>1526876695119610000</text:p>
          </table:table-cell>
          <table:table-cell office:value-type="string" calcext:value-type="string">
            <text:p>world</text:p>
          </table:table-cell>
          <table:table-cell office:value-type="float" office:value="-0.112695336342" calcext:value-type="float">
            <text:p>-0.1126953363</text:p>
          </table:table-cell>
          <table:table-cell office:value-type="float" office:value="0.113945327699" calcext:value-type="float">
            <text:p>0.1139453277</text:p>
          </table:table-cell>
          <table:table-cell office:value-type="float" office:value="-0.642761826515" calcext:value-type="float">
            <text:p>-0.64276182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14836E+018" calcext:value-type="float">
            <text:p>1526876695148360000</text:p>
          </table:table-cell>
          <table:table-cell office:value-type="float" office:value="1512" calcext:value-type="float">
            <text:p>1512</text:p>
          </table:table-cell>
          <table:table-cell office:value-type="float" office:value="1.52687669514016E+018" calcext:value-type="float">
            <text:p>1526876695140160000</text:p>
          </table:table-cell>
          <table:table-cell office:value-type="string" calcext:value-type="string">
            <text:p>world</text:p>
          </table:table-cell>
          <table:table-cell office:value-type="float" office:value="-0.115453854203" calcext:value-type="float">
            <text:p>-0.1154538542</text:p>
          </table:table-cell>
          <table:table-cell office:value-type="float" office:value="0.142219185829" calcext:value-type="float">
            <text:p>0.1422191858</text:p>
          </table:table-cell>
          <table:table-cell office:value-type="float" office:value="-0.740599155426" calcext:value-type="float">
            <text:p>-0.74059915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1689E+018" calcext:value-type="float">
            <text:p>1526876695168900000</text:p>
          </table:table-cell>
          <table:table-cell office:value-type="float" office:value="1513" calcext:value-type="float">
            <text:p>1513</text:p>
          </table:table-cell>
          <table:table-cell office:value-type="float" office:value="1.52687669516002E+018" calcext:value-type="float">
            <text:p>1526876695160020000</text:p>
          </table:table-cell>
          <table:table-cell office:value-type="string" calcext:value-type="string">
            <text:p>world</text:p>
          </table:table-cell>
          <table:table-cell office:value-type="float" office:value="-0.0911410674453" calcext:value-type="float">
            <text:p>-0.0911410674</text:p>
          </table:table-cell>
          <table:table-cell office:value-type="float" office:value="0.134885311127" calcext:value-type="float">
            <text:p>0.1348853111</text:p>
          </table:table-cell>
          <table:table-cell office:value-type="float" office:value="-0.633131563663" calcext:value-type="float">
            <text:p>-0.63313156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18813E+018" calcext:value-type="float">
            <text:p>1526876695188130000</text:p>
          </table:table-cell>
          <table:table-cell office:value-type="float" office:value="1514" calcext:value-type="float">
            <text:p>1514</text:p>
          </table:table-cell>
          <table:table-cell office:value-type="float" office:value="1.52687669517997E+018" calcext:value-type="float">
            <text:p>1526876695179970000</text:p>
          </table:table-cell>
          <table:table-cell office:value-type="string" calcext:value-type="string">
            <text:p>world</text:p>
          </table:table-cell>
          <table:table-cell office:value-type="float" office:value="-0.0775121003389" calcext:value-type="float">
            <text:p>-0.0775121003</text:p>
          </table:table-cell>
          <table:table-cell office:value-type="float" office:value="0.156496554613" calcext:value-type="float">
            <text:p>0.1564965546</text:p>
          </table:table-cell>
          <table:table-cell office:value-type="float" office:value="-0.741458833218" calcext:value-type="float">
            <text:p>-0.7414588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2086E+018" calcext:value-type="float">
            <text:p>1526876695208600000</text:p>
          </table:table-cell>
          <table:table-cell office:value-type="float" office:value="1515" calcext:value-type="float">
            <text:p>1515</text:p>
          </table:table-cell>
          <table:table-cell office:value-type="float" office:value="1.52687669519978E+018" calcext:value-type="float">
            <text:p>1526876695199780000</text:p>
          </table:table-cell>
          <table:table-cell office:value-type="string" calcext:value-type="string">
            <text:p>world</text:p>
          </table:table-cell>
          <table:table-cell office:value-type="float" office:value="-0.0516055449843" calcext:value-type="float">
            <text:p>-0.051605545</text:p>
          </table:table-cell>
          <table:table-cell office:value-type="float" office:value="0.133914083242" calcext:value-type="float">
            <text:p>0.1339140832</text:p>
          </table:table-cell>
          <table:table-cell office:value-type="float" office:value="-0.619681954384" calcext:value-type="float">
            <text:p>-0.6196819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22884E+018" calcext:value-type="float">
            <text:p>1526876695228840000</text:p>
          </table:table-cell>
          <table:table-cell office:value-type="float" office:value="1516" calcext:value-type="float">
            <text:p>1516</text:p>
          </table:table-cell>
          <table:table-cell office:value-type="float" office:value="1.52687669521968E+018" calcext:value-type="float">
            <text:p>1526876695219680000</text:p>
          </table:table-cell>
          <table:table-cell office:value-type="string" calcext:value-type="string">
            <text:p>world</text:p>
          </table:table-cell>
          <table:table-cell office:value-type="float" office:value="-0.0367890000343" calcext:value-type="float">
            <text:p>-0.036789</text:p>
          </table:table-cell>
          <table:table-cell office:value-type="float" office:value="0.1140075773" calcext:value-type="float">
            <text:p>0.1140075773</text:p>
          </table:table-cell>
          <table:table-cell office:value-type="float" office:value="-0.561599612236" calcext:value-type="float">
            <text:p>-0.56159961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24821E+018" calcext:value-type="float">
            <text:p>1526876695248210000</text:p>
          </table:table-cell>
          <table:table-cell office:value-type="float" office:value="1517" calcext:value-type="float">
            <text:p>1517</text:p>
          </table:table-cell>
          <table:table-cell office:value-type="float" office:value="1.52687669524063E+018" calcext:value-type="float">
            <text:p>1526876695240630000</text:p>
          </table:table-cell>
          <table:table-cell office:value-type="string" calcext:value-type="string">
            <text:p>world</text:p>
          </table:table-cell>
          <table:table-cell office:value-type="float" office:value="-0.00927742756903" calcext:value-type="float">
            <text:p>-0.0092774276</text:p>
          </table:table-cell>
          <table:table-cell office:value-type="float" office:value="0.128708541393" calcext:value-type="float">
            <text:p>0.1287085414</text:p>
          </table:table-cell>
          <table:table-cell office:value-type="float" office:value="-0.652078151703" calcext:value-type="float">
            <text:p>-0.65207815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26857E+018" calcext:value-type="float">
            <text:p>1526876695268570000</text:p>
          </table:table-cell>
          <table:table-cell office:value-type="float" office:value="1518" calcext:value-type="float">
            <text:p>1518</text:p>
          </table:table-cell>
          <table:table-cell office:value-type="float" office:value="1.52687669526048E+018" calcext:value-type="float">
            <text:p>1526876695260480000</text:p>
          </table:table-cell>
          <table:table-cell office:value-type="string" calcext:value-type="string">
            <text:p>world</text:p>
          </table:table-cell>
          <table:table-cell office:value-type="float" office:value="0.0118382824585" calcext:value-type="float">
            <text:p>0.0118382825</text:p>
          </table:table-cell>
          <table:table-cell office:value-type="float" office:value="0.106500022113" calcext:value-type="float">
            <text:p>0.1065000221</text:p>
          </table:table-cell>
          <table:table-cell office:value-type="float" office:value="-0.545264005661" calcext:value-type="float">
            <text:p>-0.54526400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2879E+018" calcext:value-type="float">
            <text:p>1526876695287900000</text:p>
          </table:table-cell>
          <table:table-cell office:value-type="float" office:value="1519" calcext:value-type="float">
            <text:p>1519</text:p>
          </table:table-cell>
          <table:table-cell office:value-type="float" office:value="1.52687669528043E+018" calcext:value-type="float">
            <text:p>1526876695280430000</text:p>
          </table:table-cell>
          <table:table-cell office:value-type="string" calcext:value-type="string">
            <text:p>world</text:p>
          </table:table-cell>
          <table:table-cell office:value-type="float" office:value="0.0546047128737" calcext:value-type="float">
            <text:p>0.0546047129</text:p>
          </table:table-cell>
          <table:table-cell office:value-type="float" office:value="0.104730397463" calcext:value-type="float">
            <text:p>0.1047303975</text:p>
          </table:table-cell>
          <table:table-cell office:value-type="float" office:value="-0.612891197205" calcext:value-type="float">
            <text:p>-0.61289119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30822E+018" calcext:value-type="float">
            <text:p>1526876695308220000</text:p>
          </table:table-cell>
          <table:table-cell office:value-type="float" office:value="1520" calcext:value-type="float">
            <text:p>1520</text:p>
          </table:table-cell>
          <table:table-cell office:value-type="float" office:value="1.52687669530032E+018" calcext:value-type="float">
            <text:p>1526876695300320000</text:p>
          </table:table-cell>
          <table:table-cell office:value-type="string" calcext:value-type="string">
            <text:p>world</text:p>
          </table:table-cell>
          <table:table-cell office:value-type="float" office:value="0.0571032911539" calcext:value-type="float">
            <text:p>0.0571032912</text:p>
          </table:table-cell>
          <table:table-cell office:value-type="float" office:value="0.082478672266" calcext:value-type="float">
            <text:p>0.0824786723</text:p>
          </table:table-cell>
          <table:table-cell office:value-type="float" office:value="-0.512271523476" calcext:value-type="float">
            <text:p>-0.51227152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32858E+018" calcext:value-type="float">
            <text:p>1526876695328580000</text:p>
          </table:table-cell>
          <table:table-cell office:value-type="float" office:value="1521" calcext:value-type="float">
            <text:p>1521</text:p>
          </table:table-cell>
          <table:table-cell office:value-type="float" office:value="1.52687669532009E+018" calcext:value-type="float">
            <text:p>1526876695320090000</text:p>
          </table:table-cell>
          <table:table-cell office:value-type="string" calcext:value-type="string">
            <text:p>world</text:p>
          </table:table-cell>
          <table:table-cell office:value-type="float" office:value="0.0963744670153" calcext:value-type="float">
            <text:p>0.096374467</text:p>
          </table:table-cell>
          <table:table-cell office:value-type="float" office:value="0.0674807429314" calcext:value-type="float">
            <text:p>0.0674807429</text:p>
          </table:table-cell>
          <table:table-cell office:value-type="float" office:value="-0.565030217171" calcext:value-type="float">
            <text:p>-0.56503021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34898E+018" calcext:value-type="float">
            <text:p>1526876695348980000</text:p>
          </table:table-cell>
          <table:table-cell office:value-type="float" office:value="1522" calcext:value-type="float">
            <text:p>1522</text:p>
          </table:table-cell>
          <table:table-cell office:value-type="float" office:value="1.52687669534005E+018" calcext:value-type="float">
            <text:p>1526876695340050000</text:p>
          </table:table-cell>
          <table:table-cell office:value-type="string" calcext:value-type="string">
            <text:p>world</text:p>
          </table:table-cell>
          <table:table-cell office:value-type="float" office:value="0.0929254516959" calcext:value-type="float">
            <text:p>0.0929254517</text:p>
          </table:table-cell>
          <table:table-cell office:value-type="float" office:value="0.0427875928581" calcext:value-type="float">
            <text:p>0.0427875929</text:p>
          </table:table-cell>
          <table:table-cell office:value-type="float" office:value="-0.492081642151" calcext:value-type="float">
            <text:p>-0.49208164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36826E+018" calcext:value-type="float">
            <text:p>1526876695368260000</text:p>
          </table:table-cell>
          <table:table-cell office:value-type="float" office:value="1523" calcext:value-type="float">
            <text:p>1523</text:p>
          </table:table-cell>
          <table:table-cell office:value-type="float" office:value="1.5268766953598E+018" calcext:value-type="float">
            <text:p>1526876695359800000</text:p>
          </table:table-cell>
          <table:table-cell office:value-type="string" calcext:value-type="string">
            <text:p>world</text:p>
          </table:table-cell>
          <table:table-cell office:value-type="float" office:value="0.098679587245" calcext:value-type="float">
            <text:p>0.0986795872</text:p>
          </table:table-cell>
          <table:table-cell office:value-type="float" office:value="0.0306322351098" calcext:value-type="float">
            <text:p>0.0306322351</text:p>
          </table:table-cell>
          <table:table-cell office:value-type="float" office:value="-0.450786113739" calcext:value-type="float">
            <text:p>-0.45078611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38876E+018" calcext:value-type="float">
            <text:p>1526876695388760000</text:p>
          </table:table-cell>
          <table:table-cell office:value-type="float" office:value="1524" calcext:value-type="float">
            <text:p>1524</text:p>
          </table:table-cell>
          <table:table-cell office:value-type="float" office:value="1.52687669538073E+018" calcext:value-type="float">
            <text:p>1526876695380730000</text:p>
          </table:table-cell>
          <table:table-cell office:value-type="string" calcext:value-type="string">
            <text:p>world</text:p>
          </table:table-cell>
          <table:table-cell office:value-type="float" office:value="0.130560263991" calcext:value-type="float">
            <text:p>0.130560264</text:p>
          </table:table-cell>
          <table:table-cell office:value-type="float" office:value="0.0248765479773" calcext:value-type="float">
            <text:p>0.024876548</text:p>
          </table:table-cell>
          <table:table-cell office:value-type="float" office:value="-0.521817564964" calcext:value-type="float">
            <text:p>-0.5218175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40817E+018" calcext:value-type="float">
            <text:p>1526876695408170000</text:p>
          </table:table-cell>
          <table:table-cell office:value-type="float" office:value="1525" calcext:value-type="float">
            <text:p>1525</text:p>
          </table:table-cell>
          <table:table-cell office:value-type="float" office:value="1.52687669540062E+018" calcext:value-type="float">
            <text:p>1526876695400620000</text:p>
          </table:table-cell>
          <table:table-cell office:value-type="string" calcext:value-type="string">
            <text:p>world</text:p>
          </table:table-cell>
          <table:table-cell office:value-type="float" office:value="0.121466986835" calcext:value-type="float">
            <text:p>0.1214669868</text:p>
          </table:table-cell>
          <table:table-cell office:value-type="float" office:value="0.00637249043211" calcext:value-type="float">
            <text:p>0.0063724904</text:p>
          </table:table-cell>
          <table:table-cell office:value-type="float" office:value="-0.476314783096" calcext:value-type="float">
            <text:p>-0.47631478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42854E+018" calcext:value-type="float">
            <text:p>1526876695428540000</text:p>
          </table:table-cell>
          <table:table-cell office:value-type="float" office:value="1526" calcext:value-type="float">
            <text:p>1526</text:p>
          </table:table-cell>
          <table:table-cell office:value-type="float" office:value="1.52687669542062E+018" calcext:value-type="float">
            <text:p>1526876695420620000</text:p>
          </table:table-cell>
          <table:table-cell office:value-type="string" calcext:value-type="string">
            <text:p>world</text:p>
          </table:table-cell>
          <table:table-cell office:value-type="float" office:value="0.142318174243" calcext:value-type="float">
            <text:p>0.1423181742</text:p>
          </table:table-cell>
          <table:table-cell office:value-type="float" office:value="-0.00552468374372" calcext:value-type="float">
            <text:p>-0.0055246837</text:p>
          </table:table-cell>
          <table:table-cell office:value-type="float" office:value="-0.540007531643" calcext:value-type="float">
            <text:p>-0.54000753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44888E+018" calcext:value-type="float">
            <text:p>1526876695448880000</text:p>
          </table:table-cell>
          <table:table-cell office:value-type="float" office:value="1527" calcext:value-type="float">
            <text:p>1527</text:p>
          </table:table-cell>
          <table:table-cell office:value-type="float" office:value="1.52687669544043E+018" calcext:value-type="float">
            <text:p>1526876695440430000</text:p>
          </table:table-cell>
          <table:table-cell office:value-type="string" calcext:value-type="string">
            <text:p>world</text:p>
          </table:table-cell>
          <table:table-cell office:value-type="float" office:value="0.118171080947" calcext:value-type="float">
            <text:p>0.1181710809</text:p>
          </table:table-cell>
          <table:table-cell office:value-type="float" office:value="-0.0132802929729" calcext:value-type="float">
            <text:p>-0.013280293</text:p>
          </table:table-cell>
          <table:table-cell office:value-type="float" office:value="-0.47584271431" calcext:value-type="float">
            <text:p>-0.47584271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46819E+018" calcext:value-type="float">
            <text:p>1526876695468190000</text:p>
          </table:table-cell>
          <table:table-cell office:value-type="float" office:value="1528" calcext:value-type="float">
            <text:p>1528</text:p>
          </table:table-cell>
          <table:table-cell office:value-type="float" office:value="1.5268766954603E+018" calcext:value-type="float">
            <text:p>1526876695460300000</text:p>
          </table:table-cell>
          <table:table-cell office:value-type="string" calcext:value-type="string">
            <text:p>world</text:p>
          </table:table-cell>
          <table:table-cell office:value-type="float" office:value="0.108931742609" calcext:value-type="float">
            <text:p>0.1089317426</text:p>
          </table:table-cell>
          <table:table-cell office:value-type="float" office:value="-0.0200286563486" calcext:value-type="float">
            <text:p>-0.0200286563</text:p>
          </table:table-cell>
          <table:table-cell office:value-type="float" office:value="-0.452328562737" calcext:value-type="float">
            <text:p>-0.45232856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48859E+018" calcext:value-type="float">
            <text:p>1526876695488590000</text:p>
          </table:table-cell>
          <table:table-cell office:value-type="float" office:value="1529" calcext:value-type="float">
            <text:p>1529</text:p>
          </table:table-cell>
          <table:table-cell office:value-type="float" office:value="1.52687669548012E+018" calcext:value-type="float">
            <text:p>1526876695480120000</text:p>
          </table:table-cell>
          <table:table-cell office:value-type="string" calcext:value-type="string">
            <text:p>world</text:p>
          </table:table-cell>
          <table:table-cell office:value-type="float" office:value="0.112634502351" calcext:value-type="float">
            <text:p>0.1126345024</text:p>
          </table:table-cell>
          <table:table-cell office:value-type="float" office:value="-0.029644370079" calcext:value-type="float">
            <text:p>-0.0296443701</text:p>
          </table:table-cell>
          <table:table-cell office:value-type="float" office:value="-0.529622793198" calcext:value-type="float">
            <text:p>-0.52962279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50797E+018" calcext:value-type="float">
            <text:p>1526876695507970000</text:p>
          </table:table-cell>
          <table:table-cell office:value-type="float" office:value="1530" calcext:value-type="float">
            <text:p>1530</text:p>
          </table:table-cell>
          <table:table-cell office:value-type="float" office:value="1.52687669550003E+018" calcext:value-type="float">
            <text:p>1526876695500030000</text:p>
          </table:table-cell>
          <table:table-cell office:value-type="string" calcext:value-type="string">
            <text:p>world</text:p>
          </table:table-cell>
          <table:table-cell office:value-type="float" office:value="0.0917322337627" calcext:value-type="float">
            <text:p>0.0917322338</text:p>
          </table:table-cell>
          <table:table-cell office:value-type="float" office:value="-0.0309245698154" calcext:value-type="float">
            <text:p>-0.0309245698</text:p>
          </table:table-cell>
          <table:table-cell office:value-type="float" office:value="-0.474663317204" calcext:value-type="float">
            <text:p>-0.47466331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52812E+018" calcext:value-type="float">
            <text:p>1526876695528120000</text:p>
          </table:table-cell>
          <table:table-cell office:value-type="float" office:value="1531" calcext:value-type="float">
            <text:p>1531</text:p>
          </table:table-cell>
          <table:table-cell office:value-type="float" office:value="1.52687669552002E+018" calcext:value-type="float">
            <text:p>1526876695520020000</text:p>
          </table:table-cell>
          <table:table-cell office:value-type="string" calcext:value-type="string">
            <text:p>world</text:p>
          </table:table-cell>
          <table:table-cell office:value-type="float" office:value="0.072852216661" calcext:value-type="float">
            <text:p>0.0728522167</text:p>
          </table:table-cell>
          <table:table-cell office:value-type="float" office:value="-0.0322541408241" calcext:value-type="float">
            <text:p>-0.0322541408</text:p>
          </table:table-cell>
          <table:table-cell office:value-type="float" office:value="-0.443694591522" calcext:value-type="float">
            <text:p>-0.44369459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54843E+018" calcext:value-type="float">
            <text:p>1526876695548430000</text:p>
          </table:table-cell>
          <table:table-cell office:value-type="float" office:value="1532" calcext:value-type="float">
            <text:p>1532</text:p>
          </table:table-cell>
          <table:table-cell office:value-type="float" office:value="1.52687669553997E+018" calcext:value-type="float">
            <text:p>1526876695539970000</text:p>
          </table:table-cell>
          <table:table-cell office:value-type="string" calcext:value-type="string">
            <text:p>world</text:p>
          </table:table-cell>
          <table:table-cell office:value-type="float" office:value="0.064590729773" calcext:value-type="float">
            <text:p>0.0645907298</text:p>
          </table:table-cell>
          <table:table-cell office:value-type="float" office:value="-0.0379253961146" calcext:value-type="float">
            <text:p>-0.0379253961</text:p>
          </table:table-cell>
          <table:table-cell office:value-type="float" office:value="-0.521767616272" calcext:value-type="float">
            <text:p>-0.52176761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56879E+018" calcext:value-type="float">
            <text:p>1526876695568790000</text:p>
          </table:table-cell>
          <table:table-cell office:value-type="float" office:value="1533" calcext:value-type="float">
            <text:p>1533</text:p>
          </table:table-cell>
          <table:table-cell office:value-type="float" office:value="1.52687669555988E+018" calcext:value-type="float">
            <text:p>1526876695559880000</text:p>
          </table:table-cell>
          <table:table-cell office:value-type="string" calcext:value-type="string">
            <text:p>world</text:p>
          </table:table-cell>
          <table:table-cell office:value-type="float" office:value="0.0401381924748" calcext:value-type="float">
            <text:p>0.0401381925</text:p>
          </table:table-cell>
          <table:table-cell office:value-type="float" office:value="-0.0351314097643" calcext:value-type="float">
            <text:p>-0.0351314098</text:p>
          </table:table-cell>
          <table:table-cell office:value-type="float" office:value="-0.462777912617" calcext:value-type="float">
            <text:p>-0.46277791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58824E+018" calcext:value-type="float">
            <text:p>1526876695588240000</text:p>
          </table:table-cell>
          <table:table-cell office:value-type="float" office:value="1534" calcext:value-type="float">
            <text:p>1534</text:p>
          </table:table-cell>
          <table:table-cell office:value-type="float" office:value="1.52687669557992E+018" calcext:value-type="float">
            <text:p>1526876695579920000</text:p>
          </table:table-cell>
          <table:table-cell office:value-type="string" calcext:value-type="string">
            <text:p>world</text:p>
          </table:table-cell>
          <table:table-cell office:value-type="float" office:value="0.0239808261395" calcext:value-type="float">
            <text:p>0.0239808261</text:p>
          </table:table-cell>
          <table:table-cell office:value-type="float" office:value="-0.0408214852214" calcext:value-type="float">
            <text:p>-0.0408214852</text:p>
          </table:table-cell>
          <table:table-cell office:value-type="float" office:value="-0.536453127861" calcext:value-type="float">
            <text:p>-0.53645312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60854E+018" calcext:value-type="float">
            <text:p>1526876695608540000</text:p>
          </table:table-cell>
          <table:table-cell office:value-type="float" office:value="1535" calcext:value-type="float">
            <text:p>1535</text:p>
          </table:table-cell>
          <table:table-cell office:value-type="float" office:value="1.52687669559966E+018" calcext:value-type="float">
            <text:p>1526876695599660000</text:p>
          </table:table-cell>
          <table:table-cell office:value-type="string" calcext:value-type="string">
            <text:p>world</text:p>
          </table:table-cell>
          <table:table-cell office:value-type="float" office:value="0.00294161401689" calcext:value-type="float">
            <text:p>0.002941614</text:p>
          </table:table-cell>
          <table:table-cell office:value-type="float" office:value="-0.0310091599822" calcext:value-type="float">
            <text:p>-0.03100916</text:p>
          </table:table-cell>
          <table:table-cell office:value-type="float" office:value="-0.465865135193" calcext:value-type="float">
            <text:p>-0.4658651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62777E+018" calcext:value-type="float">
            <text:p>1526876695627770000</text:p>
          </table:table-cell>
          <table:table-cell office:value-type="float" office:value="1536" calcext:value-type="float">
            <text:p>1536</text:p>
          </table:table-cell>
          <table:table-cell office:value-type="float" office:value="1.52687669561999E+018" calcext:value-type="float">
            <text:p>1526876695619990000</text:p>
          </table:table-cell>
          <table:table-cell office:value-type="string" calcext:value-type="string">
            <text:p>world</text:p>
          </table:table-cell>
          <table:table-cell office:value-type="float" office:value="-0.0198666118085" calcext:value-type="float">
            <text:p>-0.0198666118</text:p>
          </table:table-cell>
          <table:table-cell office:value-type="float" office:value="-0.0315327942371" calcext:value-type="float">
            <text:p>-0.0315327942</text:p>
          </table:table-cell>
          <table:table-cell office:value-type="float" office:value="-0.537713527679" calcext:value-type="float">
            <text:p>-0.53771352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64824E+018" calcext:value-type="float">
            <text:p>1526876695648240000</text:p>
          </table:table-cell>
          <table:table-cell office:value-type="float" office:value="1537" calcext:value-type="float">
            <text:p>1537</text:p>
          </table:table-cell>
          <table:table-cell office:value-type="float" office:value="1.52687669564002E+018" calcext:value-type="float">
            <text:p>1526876695640020000</text:p>
          </table:table-cell>
          <table:table-cell office:value-type="string" calcext:value-type="string">
            <text:p>world</text:p>
          </table:table-cell>
          <table:table-cell office:value-type="float" office:value="-0.030946912244" calcext:value-type="float">
            <text:p>-0.0309469122</text:p>
          </table:table-cell>
          <table:table-cell office:value-type="float" office:value="-0.0265666451305" calcext:value-type="float">
            <text:p>-0.0265666451</text:p>
          </table:table-cell>
          <table:table-cell office:value-type="float" office:value="-0.464656591415" calcext:value-type="float">
            <text:p>-0.46465659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66858E+018" calcext:value-type="float">
            <text:p>1526876695668580000</text:p>
          </table:table-cell>
          <table:table-cell office:value-type="float" office:value="1538" calcext:value-type="float">
            <text:p>1538</text:p>
          </table:table-cell>
          <table:table-cell office:value-type="float" office:value="1.52687669565998E+018" calcext:value-type="float">
            <text:p>1526876695659980000</text:p>
          </table:table-cell>
          <table:table-cell office:value-type="string" calcext:value-type="string">
            <text:p>world</text:p>
          </table:table-cell>
          <table:table-cell office:value-type="float" office:value="-0.0369631871581" calcext:value-type="float">
            <text:p>-0.0369631872</text:p>
          </table:table-cell>
          <table:table-cell office:value-type="float" office:value="-0.018231453374" calcext:value-type="float">
            <text:p>-0.0182314534</text:p>
          </table:table-cell>
          <table:table-cell office:value-type="float" office:value="-0.422027647495" calcext:value-type="float">
            <text:p>-0.42202764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68791E+018" calcext:value-type="float">
            <text:p>1526876695687910000</text:p>
          </table:table-cell>
          <table:table-cell office:value-type="float" office:value="1539" calcext:value-type="float">
            <text:p>1539</text:p>
          </table:table-cell>
          <table:table-cell office:value-type="float" office:value="1.52687669568003E+018" calcext:value-type="float">
            <text:p>1526876695680030000</text:p>
          </table:table-cell>
          <table:table-cell office:value-type="string" calcext:value-type="string">
            <text:p>world</text:p>
          </table:table-cell>
          <table:table-cell office:value-type="float" office:value="-0.0529469028115" calcext:value-type="float">
            <text:p>-0.0529469028</text:p>
          </table:table-cell>
          <table:table-cell office:value-type="float" office:value="-0.0151513591409" calcext:value-type="float">
            <text:p>-0.0151513591</text:p>
          </table:table-cell>
          <table:table-cell office:value-type="float" office:value="-0.509560704231" calcext:value-type="float">
            <text:p>-0.50956070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7083E+018" calcext:value-type="float">
            <text:p>1526876695708300000</text:p>
          </table:table-cell>
          <table:table-cell office:value-type="float" office:value="1540" calcext:value-type="float">
            <text:p>1540</text:p>
          </table:table-cell>
          <table:table-cell office:value-type="float" office:value="1.5268766956999E+018" calcext:value-type="float">
            <text:p>1526876695699900000</text:p>
          </table:table-cell>
          <table:table-cell office:value-type="string" calcext:value-type="string">
            <text:p>world</text:p>
          </table:table-cell>
          <table:table-cell office:value-type="float" office:value="-0.0507933720946" calcext:value-type="float">
            <text:p>-0.0507933721</text:p>
          </table:table-cell>
          <table:table-cell office:value-type="float" office:value="-0.00833537988365" calcext:value-type="float">
            <text:p>-0.0083353799</text:p>
          </table:table-cell>
          <table:table-cell office:value-type="float" office:value="-0.441693037748" calcext:value-type="float">
            <text:p>-0.44169303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72869E+018" calcext:value-type="float">
            <text:p>1526876695728690000</text:p>
          </table:table-cell>
          <table:table-cell office:value-type="float" office:value="1541" calcext:value-type="float">
            <text:p>1541</text:p>
          </table:table-cell>
          <table:table-cell office:value-type="float" office:value="1.52687669571983E+018" calcext:value-type="float">
            <text:p>1526876695719830000</text:p>
          </table:table-cell>
          <table:table-cell office:value-type="string" calcext:value-type="string">
            <text:p>world</text:p>
          </table:table-cell>
          <table:table-cell office:value-type="float" office:value="-0.0522403866053" calcext:value-type="float">
            <text:p>-0.0522403866</text:p>
          </table:table-cell>
          <table:table-cell office:value-type="float" office:value="-0.0049711256288" calcext:value-type="float">
            <text:p>-0.0049711256</text:p>
          </table:table-cell>
          <table:table-cell office:value-type="float" office:value="-0.400076240301" calcext:value-type="float">
            <text:p>-0.40007624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74792E+018" calcext:value-type="float">
            <text:p>1526876695747920000</text:p>
          </table:table-cell>
          <table:table-cell office:value-type="float" office:value="1542" calcext:value-type="float">
            <text:p>1542</text:p>
          </table:table-cell>
          <table:table-cell office:value-type="float" office:value="1.52687669574003E+018" calcext:value-type="float">
            <text:p>1526876695740030000</text:p>
          </table:table-cell>
          <table:table-cell office:value-type="string" calcext:value-type="string">
            <text:p>world</text:p>
          </table:table-cell>
          <table:table-cell office:value-type="float" office:value="-0.0580909773707" calcext:value-type="float">
            <text:p>-0.0580909774</text:p>
          </table:table-cell>
          <table:table-cell office:value-type="float" office:value="0.00531607307494" calcext:value-type="float">
            <text:p>0.0053160731</text:p>
          </table:table-cell>
          <table:table-cell office:value-type="float" office:value="-0.485091149807" calcext:value-type="float">
            <text:p>-0.48509114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76831E+018" calcext:value-type="float">
            <text:p>1526876695768310000</text:p>
          </table:table-cell>
          <table:table-cell office:value-type="float" office:value="1543" calcext:value-type="float">
            <text:p>1543</text:p>
          </table:table-cell>
          <table:table-cell office:value-type="float" office:value="1.52687669575982E+018" calcext:value-type="float">
            <text:p>1526876695759820000</text:p>
          </table:table-cell>
          <table:table-cell office:value-type="string" calcext:value-type="string">
            <text:p>world</text:p>
          </table:table-cell>
          <table:table-cell office:value-type="float" office:value="-0.0492003113031" calcext:value-type="float">
            <text:p>-0.0492003113</text:p>
          </table:table-cell>
          <table:table-cell office:value-type="float" office:value="0.00495961820707" calcext:value-type="float">
            <text:p>0.0049596182</text:p>
          </table:table-cell>
          <table:table-cell office:value-type="float" office:value="-0.426828473806" calcext:value-type="float">
            <text:p>-0.42682847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78871E+018" calcext:value-type="float">
            <text:p>1526876695788710000</text:p>
          </table:table-cell>
          <table:table-cell office:value-type="float" office:value="1544" calcext:value-type="float">
            <text:p>1544</text:p>
          </table:table-cell>
          <table:table-cell office:value-type="float" office:value="1.5268766957798E+018" calcext:value-type="float">
            <text:p>1526876695779800000</text:p>
          </table:table-cell>
          <table:table-cell office:value-type="string" calcext:value-type="string">
            <text:p>world</text:p>
          </table:table-cell>
          <table:table-cell office:value-type="float" office:value="-0.0490934550762" calcext:value-type="float">
            <text:p>-0.0490934551</text:p>
          </table:table-cell>
          <table:table-cell office:value-type="float" office:value="0.00793059449643" calcext:value-type="float">
            <text:p>0.0079305945</text:p>
          </table:table-cell>
          <table:table-cell office:value-type="float" office:value="-0.468230426311" calcext:value-type="float">
            <text:p>-0.46823042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80811E+018" calcext:value-type="float">
            <text:p>1526876695808110000</text:p>
          </table:table-cell>
          <table:table-cell office:value-type="float" office:value="1545" calcext:value-type="float">
            <text:p>1545</text:p>
          </table:table-cell>
          <table:table-cell office:value-type="float" office:value="1.52687669580061E+018" calcext:value-type="float">
            <text:p>1526876695800610000</text:p>
          </table:table-cell>
          <table:table-cell office:value-type="string" calcext:value-type="string">
            <text:p>world</text:p>
          </table:table-cell>
          <table:table-cell office:value-type="float" office:value="-0.0382581502199" calcext:value-type="float">
            <text:p>-0.0382581502</text:p>
          </table:table-cell>
          <table:table-cell office:value-type="float" office:value="0.0086659733206" calcext:value-type="float">
            <text:p>0.0086659733</text:p>
          </table:table-cell>
          <table:table-cell office:value-type="float" office:value="-0.410061180592" calcext:value-type="float">
            <text:p>-0.41006118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82847E+018" calcext:value-type="float">
            <text:p>1526876695828470000</text:p>
          </table:table-cell>
          <table:table-cell office:value-type="float" office:value="1546" calcext:value-type="float">
            <text:p>1546</text:p>
          </table:table-cell>
          <table:table-cell office:value-type="float" office:value="1.52687669582079E+018" calcext:value-type="float">
            <text:p>1526876695820790000</text:p>
          </table:table-cell>
          <table:table-cell office:value-type="string" calcext:value-type="string">
            <text:p>world</text:p>
          </table:table-cell>
          <table:table-cell office:value-type="float" office:value="-0.0288709960878" calcext:value-type="float">
            <text:p>-0.0288709961</text:p>
          </table:table-cell>
          <table:table-cell office:value-type="float" office:value="0.00909370556474" calcext:value-type="float">
            <text:p>0.0090937056</text:p>
          </table:table-cell>
          <table:table-cell office:value-type="float" office:value="-0.378318011761" calcext:value-type="float">
            <text:p>-0.3783180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84882E+018" calcext:value-type="float">
            <text:p>1526876695848820000</text:p>
          </table:table-cell>
          <table:table-cell office:value-type="float" office:value="1547" calcext:value-type="float">
            <text:p>1547</text:p>
          </table:table-cell>
          <table:table-cell office:value-type="float" office:value="1.52687669583976E+018" calcext:value-type="float">
            <text:p>1526876695839760000</text:p>
          </table:table-cell>
          <table:table-cell office:value-type="string" calcext:value-type="string">
            <text:p>world</text:p>
          </table:table-cell>
          <table:table-cell office:value-type="float" office:value="-0.0274806246161" calcext:value-type="float">
            <text:p>-0.0274806246</text:p>
          </table:table-cell>
          <table:table-cell office:value-type="float" office:value="0.0101530626416" calcext:value-type="float">
            <text:p>0.0101530626</text:p>
          </table:table-cell>
          <table:table-cell office:value-type="float" office:value="-0.435977458954" calcext:value-type="float">
            <text:p>-0.4359774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86832E+018" calcext:value-type="float">
            <text:p>1526876695868320000</text:p>
          </table:table-cell>
          <table:table-cell office:value-type="float" office:value="1548" calcext:value-type="float">
            <text:p>1548</text:p>
          </table:table-cell>
          <table:table-cell office:value-type="float" office:value="1.52687669586053E+018" calcext:value-type="float">
            <text:p>1526876695860530000</text:p>
          </table:table-cell>
          <table:table-cell office:value-type="string" calcext:value-type="string">
            <text:p>world</text:p>
          </table:table-cell>
          <table:table-cell office:value-type="float" office:value="-0.0142614319921" calcext:value-type="float">
            <text:p>-0.014261432</text:p>
          </table:table-cell>
          <table:table-cell office:value-type="float" office:value="0.0139972362667" calcext:value-type="float">
            <text:p>0.0139972363</text:p>
          </table:table-cell>
          <table:table-cell office:value-type="float" office:value="-0.378294497728" calcext:value-type="float">
            <text:p>-0.37829449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88862E+018" calcext:value-type="float">
            <text:p>1526876695888620000</text:p>
          </table:table-cell>
          <table:table-cell office:value-type="float" office:value="1549" calcext:value-type="float">
            <text:p>1549</text:p>
          </table:table-cell>
          <table:table-cell office:value-type="float" office:value="1.52687669588042E+018" calcext:value-type="float">
            <text:p>1526876695880420000</text:p>
          </table:table-cell>
          <table:table-cell office:value-type="string" calcext:value-type="string">
            <text:p>world</text:p>
          </table:table-cell>
          <table:table-cell office:value-type="float" office:value="-0.00308477366343" calcext:value-type="float">
            <text:p>-0.0030847737</text:p>
          </table:table-cell>
          <table:table-cell office:value-type="float" office:value="0.0167162120342" calcext:value-type="float">
            <text:p>0.016716212</text:p>
          </table:table-cell>
          <table:table-cell office:value-type="float" office:value="-0.432877600193" calcext:value-type="float">
            <text:p>-0.4328776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90797E+018" calcext:value-type="float">
            <text:p>1526876695907970000</text:p>
          </table:table-cell>
          <table:table-cell office:value-type="float" office:value="1550" calcext:value-type="float">
            <text:p>1550</text:p>
          </table:table-cell>
          <table:table-cell office:value-type="float" office:value="1.5268766959003E+018" calcext:value-type="float">
            <text:p>1526876695900300000</text:p>
          </table:table-cell>
          <table:table-cell office:value-type="string" calcext:value-type="string">
            <text:p>world</text:p>
          </table:table-cell>
          <table:table-cell office:value-type="float" office:value="0.00313354213722" calcext:value-type="float">
            <text:p>0.0031335421</text:p>
          </table:table-cell>
          <table:table-cell office:value-type="float" office:value="0.0135744102299" calcext:value-type="float">
            <text:p>0.0135744102</text:p>
          </table:table-cell>
          <table:table-cell office:value-type="float" office:value="-0.366928637028" calcext:value-type="float">
            <text:p>-0.3669286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92833E+018" calcext:value-type="float">
            <text:p>1526876695928330000</text:p>
          </table:table-cell>
          <table:table-cell office:value-type="float" office:value="1551" calcext:value-type="float">
            <text:p>1551</text:p>
          </table:table-cell>
          <table:table-cell office:value-type="float" office:value="1.52687669592029E+018" calcext:value-type="float">
            <text:p>1526876695920290000</text:p>
          </table:table-cell>
          <table:table-cell office:value-type="string" calcext:value-type="string">
            <text:p>world</text:p>
          </table:table-cell>
          <table:table-cell office:value-type="float" office:value="0.00841616373509" calcext:value-type="float">
            <text:p>0.0084161637</text:p>
          </table:table-cell>
          <table:table-cell office:value-type="float" office:value="0.0167465023696" calcext:value-type="float">
            <text:p>0.0167465024</text:p>
          </table:table-cell>
          <table:table-cell office:value-type="float" office:value="-0.413879066706" calcext:value-type="float">
            <text:p>-0.41387906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94865E+018" calcext:value-type="float">
            <text:p>1526876695948650000</text:p>
          </table:table-cell>
          <table:table-cell office:value-type="float" office:value="1552" calcext:value-type="float">
            <text:p>1552</text:p>
          </table:table-cell>
          <table:table-cell office:value-type="float" office:value="1.52687669593998E+018" calcext:value-type="float">
            <text:p>1526876695939980000</text:p>
          </table:table-cell>
          <table:table-cell office:value-type="string" calcext:value-type="string">
            <text:p>world</text:p>
          </table:table-cell>
          <table:table-cell office:value-type="float" office:value="0.0144993532449" calcext:value-type="float">
            <text:p>0.0144993532</text:p>
          </table:table-cell>
          <table:table-cell office:value-type="float" office:value="0.010683177039" calcext:value-type="float">
            <text:p>0.010683177</text:p>
          </table:table-cell>
          <table:table-cell office:value-type="float" office:value="-0.363542973995" calcext:value-type="float">
            <text:p>-0.3635429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96898E+018" calcext:value-type="float">
            <text:p>1526876695968980000</text:p>
          </table:table-cell>
          <table:table-cell office:value-type="float" office:value="1553" calcext:value-type="float">
            <text:p>1553</text:p>
          </table:table-cell>
          <table:table-cell office:value-type="float" office:value="1.52687669595994E+018" calcext:value-type="float">
            <text:p>1526876695959940000</text:p>
          </table:table-cell>
          <table:table-cell office:value-type="string" calcext:value-type="string">
            <text:p>world</text:p>
          </table:table-cell>
          <table:table-cell office:value-type="float" office:value="0.0177581682801" calcext:value-type="float">
            <text:p>0.0177581683</text:p>
          </table:table-cell>
          <table:table-cell office:value-type="float" office:value="0.0108195301145" calcext:value-type="float">
            <text:p>0.0108195301</text:p>
          </table:table-cell>
          <table:table-cell office:value-type="float" office:value="-0.32213640213" calcext:value-type="float">
            <text:p>-0.3221364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598836E+018" calcext:value-type="float">
            <text:p>1526876695988360000</text:p>
          </table:table-cell>
          <table:table-cell office:value-type="float" office:value="1554" calcext:value-type="float">
            <text:p>1554</text:p>
          </table:table-cell>
          <table:table-cell office:value-type="float" office:value="1.52687669597986E+018" calcext:value-type="float">
            <text:p>1526876695979860000</text:p>
          </table:table-cell>
          <table:table-cell office:value-type="string" calcext:value-type="string">
            <text:p>world</text:p>
          </table:table-cell>
          <table:table-cell office:value-type="float" office:value="0.026403747499" calcext:value-type="float">
            <text:p>0.0264037475</text:p>
          </table:table-cell>
          <table:table-cell office:value-type="float" office:value="0.00774970278144" calcext:value-type="float">
            <text:p>0.0077497028</text:p>
          </table:table-cell>
          <table:table-cell office:value-type="float" office:value="-0.395366966724" calcext:value-type="float">
            <text:p>-0.39536696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00871E+018" calcext:value-type="float">
            <text:p>1526876696008710000</text:p>
          </table:table-cell>
          <table:table-cell office:value-type="float" office:value="1555" calcext:value-type="float">
            <text:p>1555</text:p>
          </table:table-cell>
          <table:table-cell office:value-type="float" office:value="1.52687669599961E+018" calcext:value-type="float">
            <text:p>1526876695999610000</text:p>
          </table:table-cell>
          <table:table-cell office:value-type="string" calcext:value-type="string">
            <text:p>world</text:p>
          </table:table-cell>
          <table:table-cell office:value-type="float" office:value="0.0286048036069" calcext:value-type="float">
            <text:p>0.0286048036</text:p>
          </table:table-cell>
          <table:table-cell office:value-type="float" office:value="0.0096823964268" calcext:value-type="float">
            <text:p>0.0096823964</text:p>
          </table:table-cell>
          <table:table-cell office:value-type="float" office:value="-0.336523681879" calcext:value-type="float">
            <text:p>-0.33652368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02799E+018" calcext:value-type="float">
            <text:p>1526876696027990000</text:p>
          </table:table-cell>
          <table:table-cell office:value-type="float" office:value="1556" calcext:value-type="float">
            <text:p>1556</text:p>
          </table:table-cell>
          <table:table-cell office:value-type="float" office:value="1.52687669602038E+018" calcext:value-type="float">
            <text:p>1526876696020380000</text:p>
          </table:table-cell>
          <table:table-cell office:value-type="string" calcext:value-type="string">
            <text:p>world</text:p>
          </table:table-cell>
          <table:table-cell office:value-type="float" office:value="0.0304666496813" calcext:value-type="float">
            <text:p>0.0304666497</text:p>
          </table:table-cell>
          <table:table-cell office:value-type="float" office:value="0.00604803534225" calcext:value-type="float">
            <text:p>0.0060480353</text:p>
          </table:table-cell>
          <table:table-cell office:value-type="float" office:value="-0.334586024284" calcext:value-type="float">
            <text:p>-0.33458602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0485E+018" calcext:value-type="float">
            <text:p>1526876696048500000</text:p>
          </table:table-cell>
          <table:table-cell office:value-type="float" office:value="1557" calcext:value-type="float">
            <text:p>1557</text:p>
          </table:table-cell>
          <table:table-cell office:value-type="float" office:value="1.5268766960403E+018" calcext:value-type="float">
            <text:p>1526876696040300000</text:p>
          </table:table-cell>
          <table:table-cell office:value-type="string" calcext:value-type="string">
            <text:p>world</text:p>
          </table:table-cell>
          <table:table-cell office:value-type="float" office:value="0.0357157438993" calcext:value-type="float">
            <text:p>0.0357157439</text:p>
          </table:table-cell>
          <table:table-cell office:value-type="float" office:value="0.00553088355809" calcext:value-type="float">
            <text:p>0.0055308836</text:p>
          </table:table-cell>
          <table:table-cell office:value-type="float" office:value="-0.363456726074" calcext:value-type="float">
            <text:p>-0.36345672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06897E+018" calcext:value-type="float">
            <text:p>1526876696068970000</text:p>
          </table:table-cell>
          <table:table-cell office:value-type="float" office:value="1558" calcext:value-type="float">
            <text:p>1558</text:p>
          </table:table-cell>
          <table:table-cell office:value-type="float" office:value="1.52687669605997E+018" calcext:value-type="float">
            <text:p>1526876696059970000</text:p>
          </table:table-cell>
          <table:table-cell office:value-type="string" calcext:value-type="string">
            <text:p>world</text:p>
          </table:table-cell>
          <table:table-cell office:value-type="float" office:value="0.0338931642473" calcext:value-type="float">
            <text:p>0.0338931642</text:p>
          </table:table-cell>
          <table:table-cell office:value-type="float" office:value="0.00298377592117" calcext:value-type="float">
            <text:p>0.0029837759</text:p>
          </table:table-cell>
          <table:table-cell office:value-type="float" office:value="-0.33323764801" calcext:value-type="float">
            <text:p>-0.333237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08813E+018" calcext:value-type="float">
            <text:p>1526876696088130000</text:p>
          </table:table-cell>
          <table:table-cell office:value-type="float" office:value="1559" calcext:value-type="float">
            <text:p>1559</text:p>
          </table:table-cell>
          <table:table-cell office:value-type="float" office:value="1.52687669607978E+018" calcext:value-type="float">
            <text:p>1526876696079780000</text:p>
          </table:table-cell>
          <table:table-cell office:value-type="string" calcext:value-type="string">
            <text:p>world</text:p>
          </table:table-cell>
          <table:table-cell office:value-type="float" office:value="0.0406100973487" calcext:value-type="float">
            <text:p>0.0406100973</text:p>
          </table:table-cell>
          <table:table-cell office:value-type="float" office:value="-0.00299392314628" calcext:value-type="float">
            <text:p>-0.0029939231</text:p>
          </table:table-cell>
          <table:table-cell office:value-type="float" office:value="-0.382732927799" calcext:value-type="float">
            <text:p>-0.38273292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10843E+018" calcext:value-type="float">
            <text:p>1526876696108430000</text:p>
          </table:table-cell>
          <table:table-cell office:value-type="float" office:value="1560" calcext:value-type="float">
            <text:p>1560</text:p>
          </table:table-cell>
          <table:table-cell office:value-type="float" office:value="1.52687669610052E+018" calcext:value-type="float">
            <text:p>1526876696100520000</text:p>
          </table:table-cell>
          <table:table-cell office:value-type="string" calcext:value-type="string">
            <text:p>world</text:p>
          </table:table-cell>
          <table:table-cell office:value-type="float" office:value="0.0377039834857" calcext:value-type="float">
            <text:p>0.0377039835</text:p>
          </table:table-cell>
          <table:table-cell office:value-type="float" office:value="0.00192150031216" calcext:value-type="float">
            <text:p>0.0019215003</text:p>
          </table:table-cell>
          <table:table-cell office:value-type="float" office:value="-0.330058664083" calcext:value-type="float">
            <text:p>-0.33005866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12874E+018" calcext:value-type="float">
            <text:p>1526876696128740000</text:p>
          </table:table-cell>
          <table:table-cell office:value-type="float" office:value="1561" calcext:value-type="float">
            <text:p>1561</text:p>
          </table:table-cell>
          <table:table-cell office:value-type="float" office:value="1.52687669612022E+018" calcext:value-type="float">
            <text:p>1526876696120220000</text:p>
          </table:table-cell>
          <table:table-cell office:value-type="string" calcext:value-type="string">
            <text:p>world</text:p>
          </table:table-cell>
          <table:table-cell office:value-type="float" office:value="0.0396042987704" calcext:value-type="float">
            <text:p>0.0396042988</text:p>
          </table:table-cell>
          <table:table-cell office:value-type="float" office:value="-0.00608464330435" calcext:value-type="float">
            <text:p>-0.0060846433</text:p>
          </table:table-cell>
          <table:table-cell office:value-type="float" office:value="-0.287022143602" calcext:value-type="float">
            <text:p>-0.28702214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14799E+018" calcext:value-type="float">
            <text:p>1526876696147990000</text:p>
          </table:table-cell>
          <table:table-cell office:value-type="float" office:value="1562" calcext:value-type="float">
            <text:p>1562</text:p>
          </table:table-cell>
          <table:table-cell office:value-type="float" office:value="1.52687669614E+018" calcext:value-type="float">
            <text:p>1526876696140000000</text:p>
          </table:table-cell>
          <table:table-cell office:value-type="string" calcext:value-type="string">
            <text:p>world</text:p>
          </table:table-cell>
          <table:table-cell office:value-type="float" office:value="0.0370632186532" calcext:value-type="float">
            <text:p>0.0370632187</text:p>
          </table:table-cell>
          <table:table-cell office:value-type="float" office:value="-0.00714604789391" calcext:value-type="float">
            <text:p>-0.0071460479</text:p>
          </table:table-cell>
          <table:table-cell office:value-type="float" office:value="-0.35665589571" calcext:value-type="float">
            <text:p>-0.35665589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16837E+018" calcext:value-type="float">
            <text:p>1526876696168370000</text:p>
          </table:table-cell>
          <table:table-cell office:value-type="float" office:value="1563" calcext:value-type="float">
            <text:p>1563</text:p>
          </table:table-cell>
          <table:table-cell office:value-type="float" office:value="1.52687669615983E+018" calcext:value-type="float">
            <text:p>1526876696159830000</text:p>
          </table:table-cell>
          <table:table-cell office:value-type="string" calcext:value-type="string">
            <text:p>world</text:p>
          </table:table-cell>
          <table:table-cell office:value-type="float" office:value="0.0363055095077" calcext:value-type="float">
            <text:p>0.0363055095</text:p>
          </table:table-cell>
          <table:table-cell office:value-type="float" office:value="-0.00850680936128" calcext:value-type="float">
            <text:p>-0.0085068094</text:p>
          </table:table-cell>
          <table:table-cell office:value-type="float" office:value="-0.301005244255" calcext:value-type="float">
            <text:p>-0.30100524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18866E+018" calcext:value-type="float">
            <text:p>152687669618866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52687669618061E+018" calcext:value-type="float">
            <text:p>1526876696180610000</text:p>
          </table:table-cell>
          <table:table-cell office:value-type="string" calcext:value-type="string">
            <text:p>world</text:p>
          </table:table-cell>
          <table:table-cell office:value-type="float" office:value="0.0395886003971" calcext:value-type="float">
            <text:p>0.0395886004</text:p>
          </table:table-cell>
          <table:table-cell office:value-type="float" office:value="-0.0074034081772" calcext:value-type="float">
            <text:p>-0.0074034082</text:p>
          </table:table-cell>
          <table:table-cell office:value-type="float" office:value="-0.348872900009" calcext:value-type="float">
            <text:p>-0.34887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20814E+018" calcext:value-type="float">
            <text:p>1526876696208140000</text:p>
          </table:table-cell>
          <table:table-cell office:value-type="float" office:value="1565" calcext:value-type="float">
            <text:p>1565</text:p>
          </table:table-cell>
          <table:table-cell office:value-type="float" office:value="1.52687669620039E+018" calcext:value-type="float">
            <text:p>1526876696200390000</text:p>
          </table:table-cell>
          <table:table-cell office:value-type="string" calcext:value-type="string">
            <text:p>world</text:p>
          </table:table-cell>
          <table:table-cell office:value-type="float" office:value="0.0370071418583" calcext:value-type="float">
            <text:p>0.0370071419</text:p>
          </table:table-cell>
          <table:table-cell office:value-type="float" office:value="-0.00770855788141" calcext:value-type="float">
            <text:p>-0.0077085579</text:p>
          </table:table-cell>
          <table:table-cell office:value-type="float" office:value="-0.303048789501" calcext:value-type="float">
            <text:p>-0.30304878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22849E+018" calcext:value-type="float">
            <text:p>1526876696228490000</text:p>
          </table:table-cell>
          <table:table-cell office:value-type="float" office:value="1566" calcext:value-type="float">
            <text:p>1566</text:p>
          </table:table-cell>
          <table:table-cell office:value-type="float" office:value="1.5268766962202E+018" calcext:value-type="float">
            <text:p>1526876696220200000</text:p>
          </table:table-cell>
          <table:table-cell office:value-type="string" calcext:value-type="string">
            <text:p>world</text:p>
          </table:table-cell>
          <table:table-cell office:value-type="float" office:value="0.029012510553" calcext:value-type="float">
            <text:p>0.0290125106</text:p>
          </table:table-cell>
          <table:table-cell office:value-type="float" office:value="-0.00926813017577" calcext:value-type="float">
            <text:p>-0.0092681302</text:p>
          </table:table-cell>
          <table:table-cell office:value-type="float" office:value="-0.286230236292" calcext:value-type="float">
            <text:p>-0.28623023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24895E+018" calcext:value-type="float">
            <text:p>1526876696248950000</text:p>
          </table:table-cell>
          <table:table-cell office:value-type="float" office:value="1567" calcext:value-type="float">
            <text:p>1567</text:p>
          </table:table-cell>
          <table:table-cell office:value-type="float" office:value="1.52687669624E+018" calcext:value-type="float">
            <text:p>1526876696240000000</text:p>
          </table:table-cell>
          <table:table-cell office:value-type="string" calcext:value-type="string">
            <text:p>world</text:p>
          </table:table-cell>
          <table:table-cell office:value-type="float" office:value="0.0303718410432" calcext:value-type="float">
            <text:p>0.030371841</text:p>
          </table:table-cell>
          <table:table-cell office:value-type="float" office:value="-0.00959284976125" calcext:value-type="float">
            <text:p>-0.0095928498</text:p>
          </table:table-cell>
          <table:table-cell office:value-type="float" office:value="-0.328543365002" calcext:value-type="float">
            <text:p>-0.328543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26826E+018" calcext:value-type="float">
            <text:p>1526876696268260000</text:p>
          </table:table-cell>
          <table:table-cell office:value-type="float" office:value="1568" calcext:value-type="float">
            <text:p>1568</text:p>
          </table:table-cell>
          <table:table-cell office:value-type="float" office:value="1.52687669625991E+018" calcext:value-type="float">
            <text:p>1526876696259910000</text:p>
          </table:table-cell>
          <table:table-cell office:value-type="string" calcext:value-type="string">
            <text:p>world</text:p>
          </table:table-cell>
          <table:table-cell office:value-type="float" office:value="0.0330187827349" calcext:value-type="float">
            <text:p>0.0330187827</text:p>
          </table:table-cell>
          <table:table-cell office:value-type="float" office:value="-0.0101338643581" calcext:value-type="float">
            <text:p>-0.0101338644</text:p>
          </table:table-cell>
          <table:table-cell office:value-type="float" office:value="-0.288359433413" calcext:value-type="float">
            <text:p>-0.28835943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28852E+018" calcext:value-type="float">
            <text:p>1526876696288520000</text:p>
          </table:table-cell>
          <table:table-cell office:value-type="float" office:value="1569" calcext:value-type="float">
            <text:p>1569</text:p>
          </table:table-cell>
          <table:table-cell office:value-type="float" office:value="1.52687669627994E+018" calcext:value-type="float">
            <text:p>1526876696279940000</text:p>
          </table:table-cell>
          <table:table-cell office:value-type="string" calcext:value-type="string">
            <text:p>world</text:p>
          </table:table-cell>
          <table:table-cell office:value-type="float" office:value="0.0378441885114" calcext:value-type="float">
            <text:p>0.0378441885</text:p>
          </table:table-cell>
          <table:table-cell office:value-type="float" office:value="-0.0129659511149" calcext:value-type="float">
            <text:p>-0.0129659511</text:p>
          </table:table-cell>
          <table:table-cell office:value-type="float" office:value="-0.325153648853" calcext:value-type="float">
            <text:p>-0.32515364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3089E+018" calcext:value-type="float">
            <text:p>1526876696308900000</text:p>
          </table:table-cell>
          <table:table-cell office:value-type="float" office:value="1570" calcext:value-type="float">
            <text:p>1570</text:p>
          </table:table-cell>
          <table:table-cell office:value-type="float" office:value="1.52687669629978E+018" calcext:value-type="float">
            <text:p>1526876696299780000</text:p>
          </table:table-cell>
          <table:table-cell office:value-type="string" calcext:value-type="string">
            <text:p>world</text:p>
          </table:table-cell>
          <table:table-cell office:value-type="float" office:value="0.0297573171556" calcext:value-type="float">
            <text:p>0.0297573172</text:p>
          </table:table-cell>
          <table:table-cell office:value-type="float" office:value="-0.00890078768134" calcext:value-type="float">
            <text:p>-0.0089007877</text:p>
          </table:table-cell>
          <table:table-cell office:value-type="float" office:value="-0.291727662086" calcext:value-type="float">
            <text:p>-0.29172766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32809E+018" calcext:value-type="float">
            <text:p>1526876696328090000</text:p>
          </table:table-cell>
          <table:table-cell office:value-type="float" office:value="1571" calcext:value-type="float">
            <text:p>1571</text:p>
          </table:table-cell>
          <table:table-cell office:value-type="float" office:value="1.52687669632067E+018" calcext:value-type="float">
            <text:p>1526876696320670000</text:p>
          </table:table-cell>
          <table:table-cell office:value-type="string" calcext:value-type="string">
            <text:p>world</text:p>
          </table:table-cell>
          <table:table-cell office:value-type="float" office:value="0.0373291149735" calcext:value-type="float">
            <text:p>0.037329115</text:p>
          </table:table-cell>
          <table:table-cell office:value-type="float" office:value="-0.0168422479182" calcext:value-type="float">
            <text:p>-0.0168422479</text:p>
          </table:table-cell>
          <table:table-cell office:value-type="float" office:value="-0.313607037067" calcext:value-type="float">
            <text:p>-0.31360703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34835E+018" calcext:value-type="float">
            <text:p>1526876696348350000</text:p>
          </table:table-cell>
          <table:table-cell office:value-type="float" office:value="1572" calcext:value-type="float">
            <text:p>1572</text:p>
          </table:table-cell>
          <table:table-cell office:value-type="float" office:value="1.52687669634065E+018" calcext:value-type="float">
            <text:p>1526876696340650000</text:p>
          </table:table-cell>
          <table:table-cell office:value-type="string" calcext:value-type="string">
            <text:p>world</text:p>
          </table:table-cell>
          <table:table-cell office:value-type="float" office:value="0.026988664642" calcext:value-type="float">
            <text:p>0.0269886646</text:p>
          </table:table-cell>
          <table:table-cell office:value-type="float" office:value="-0.0128277987242" calcext:value-type="float">
            <text:p>-0.0128277987</text:p>
          </table:table-cell>
          <table:table-cell office:value-type="float" office:value="-0.27213999629" calcext:value-type="float">
            <text:p>-0.27213999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3688E+018" calcext:value-type="float">
            <text:p>1526876696368800000</text:p>
          </table:table-cell>
          <table:table-cell office:value-type="float" office:value="1573" calcext:value-type="float">
            <text:p>1573</text:p>
          </table:table-cell>
          <table:table-cell office:value-type="float" office:value="1.52687669636051E+018" calcext:value-type="float">
            <text:p>1526876696360510000</text:p>
          </table:table-cell>
          <table:table-cell office:value-type="string" calcext:value-type="string">
            <text:p>world</text:p>
          </table:table-cell>
          <table:table-cell office:value-type="float" office:value="0.0239966697991" calcext:value-type="float">
            <text:p>0.0239966698</text:p>
          </table:table-cell>
          <table:table-cell office:value-type="float" office:value="-0.00790002103895" calcext:value-type="float">
            <text:p>-0.007900021</text:p>
          </table:table-cell>
          <table:table-cell office:value-type="float" office:value="-0.2360663414" calcext:value-type="float">
            <text:p>-0.23606634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38808E+018" calcext:value-type="float">
            <text:p>1526876696388080000</text:p>
          </table:table-cell>
          <table:table-cell office:value-type="float" office:value="1574" calcext:value-type="float">
            <text:p>1574</text:p>
          </table:table-cell>
          <table:table-cell office:value-type="float" office:value="1.52687669638044E+018" calcext:value-type="float">
            <text:p>1526876696380440000</text:p>
          </table:table-cell>
          <table:table-cell office:value-type="string" calcext:value-type="string">
            <text:p>world</text:p>
          </table:table-cell>
          <table:table-cell office:value-type="float" office:value="0.0275347754359" calcext:value-type="float">
            <text:p>0.0275347754</text:p>
          </table:table-cell>
          <table:table-cell office:value-type="float" office:value="-0.0160667505115" calcext:value-type="float">
            <text:p>-0.0160667505</text:p>
          </table:table-cell>
          <table:table-cell office:value-type="float" office:value="-0.295400261879" calcext:value-type="float">
            <text:p>-0.29540026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40857E+018" calcext:value-type="float">
            <text:p>1526876696408570000</text:p>
          </table:table-cell>
          <table:table-cell office:value-type="float" office:value="1575" calcext:value-type="float">
            <text:p>1575</text:p>
          </table:table-cell>
          <table:table-cell office:value-type="float" office:value="1.5268766964004E+018" calcext:value-type="float">
            <text:p>1526876696400400000</text:p>
          </table:table-cell>
          <table:table-cell office:value-type="string" calcext:value-type="string">
            <text:p>world</text:p>
          </table:table-cell>
          <table:table-cell office:value-type="float" office:value="0.0235982779413" calcext:value-type="float">
            <text:p>0.0235982779</text:p>
          </table:table-cell>
          <table:table-cell office:value-type="float" office:value="-0.0160668827593" calcext:value-type="float">
            <text:p>-0.0160668828</text:p>
          </table:table-cell>
          <table:table-cell office:value-type="float" office:value="-0.26597738266" calcext:value-type="float">
            <text:p>-0.26597738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42895E+018" calcext:value-type="float">
            <text:p>1526876696428950000</text:p>
          </table:table-cell>
          <table:table-cell office:value-type="float" office:value="1576" calcext:value-type="float">
            <text:p>1576</text:p>
          </table:table-cell>
          <table:table-cell office:value-type="float" office:value="1.52687669642021E+018" calcext:value-type="float">
            <text:p>1526876696420210000</text:p>
          </table:table-cell>
          <table:table-cell office:value-type="string" calcext:value-type="string">
            <text:p>world</text:p>
          </table:table-cell>
          <table:table-cell office:value-type="float" office:value="0.0258284024894" calcext:value-type="float">
            <text:p>0.0258284025</text:p>
          </table:table-cell>
          <table:table-cell office:value-type="float" office:value="-0.0165028944612" calcext:value-type="float">
            <text:p>-0.0165028945</text:p>
          </table:table-cell>
          <table:table-cell office:value-type="float" office:value="-0.283082664013" calcext:value-type="float">
            <text:p>-0.283082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44837E+018" calcext:value-type="float">
            <text:p>1526876696448370000</text:p>
          </table:table-cell>
          <table:table-cell office:value-type="float" office:value="1577" calcext:value-type="float">
            <text:p>1577</text:p>
          </table:table-cell>
          <table:table-cell office:value-type="float" office:value="1.52687669643999E+018" calcext:value-type="float">
            <text:p>1526876696439990000</text:p>
          </table:table-cell>
          <table:table-cell office:value-type="string" calcext:value-type="string">
            <text:p>world</text:p>
          </table:table-cell>
          <table:table-cell office:value-type="float" office:value="0.0176035352051" calcext:value-type="float">
            <text:p>0.0176035352</text:p>
          </table:table-cell>
          <table:table-cell office:value-type="float" office:value="-0.0152692925185" calcext:value-type="float">
            <text:p>-0.0152692925</text:p>
          </table:table-cell>
          <table:table-cell office:value-type="float" office:value="-0.260318160057" calcext:value-type="float">
            <text:p>-0.26031816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46881E+018" calcext:value-type="float">
            <text:p>1526876696468810000</text:p>
          </table:table-cell>
          <table:table-cell office:value-type="float" office:value="1578" calcext:value-type="float">
            <text:p>1578</text:p>
          </table:table-cell>
          <table:table-cell office:value-type="float" office:value="1.52687669645997E+018" calcext:value-type="float">
            <text:p>1526876696459970000</text:p>
          </table:table-cell>
          <table:table-cell office:value-type="string" calcext:value-type="string">
            <text:p>world</text:p>
          </table:table-cell>
          <table:table-cell office:value-type="float" office:value="0.0226137042046" calcext:value-type="float">
            <text:p>0.0226137042</text:p>
          </table:table-cell>
          <table:table-cell office:value-type="float" office:value="-0.00968920905143" calcext:value-type="float">
            <text:p>-0.0096892091</text:p>
          </table:table-cell>
          <table:table-cell office:value-type="float" office:value="-0.230465292931" calcext:value-type="float">
            <text:p>-0.23046529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48818E+018" calcext:value-type="float">
            <text:p>1526876696488180000</text:p>
          </table:table-cell>
          <table:table-cell office:value-type="float" office:value="1579" calcext:value-type="float">
            <text:p>1579</text:p>
          </table:table-cell>
          <table:table-cell office:value-type="float" office:value="1.52687669647994E+018" calcext:value-type="float">
            <text:p>1526876696479940000</text:p>
          </table:table-cell>
          <table:table-cell office:value-type="string" calcext:value-type="string">
            <text:p>world</text:p>
          </table:table-cell>
          <table:table-cell office:value-type="float" office:value="0.0248051267117" calcext:value-type="float">
            <text:p>0.0248051267</text:p>
          </table:table-cell>
          <table:table-cell office:value-type="float" office:value="-0.0141796395183" calcext:value-type="float">
            <text:p>-0.0141796395</text:p>
          </table:table-cell>
          <table:table-cell office:value-type="float" office:value="-0.286151528358" calcext:value-type="float">
            <text:p>-0.2861515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50855E+018" calcext:value-type="float">
            <text:p>1526876696508550000</text:p>
          </table:table-cell>
          <table:table-cell office:value-type="float" office:value="1580" calcext:value-type="float">
            <text:p>1580</text:p>
          </table:table-cell>
          <table:table-cell office:value-type="float" office:value="1.52687669649989E+018" calcext:value-type="float">
            <text:p>1526876696499890000</text:p>
          </table:table-cell>
          <table:table-cell office:value-type="string" calcext:value-type="string">
            <text:p>world</text:p>
          </table:table-cell>
          <table:table-cell office:value-type="float" office:value="0.0181928407401" calcext:value-type="float">
            <text:p>0.0181928407</text:p>
          </table:table-cell>
          <table:table-cell office:value-type="float" office:value="-0.0139667289332" calcext:value-type="float">
            <text:p>-0.0139667289</text:p>
          </table:table-cell>
          <table:table-cell office:value-type="float" office:value="-0.237328991294" calcext:value-type="float">
            <text:p>-0.23732899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52888E+018" calcext:value-type="float">
            <text:p>1526876696528880000</text:p>
          </table:table-cell>
          <table:table-cell office:value-type="float" office:value="1581" calcext:value-type="float">
            <text:p>1581</text:p>
          </table:table-cell>
          <table:table-cell office:value-type="float" office:value="1.52687669652067E+018" calcext:value-type="float">
            <text:p>1526876696520670000</text:p>
          </table:table-cell>
          <table:table-cell office:value-type="string" calcext:value-type="string">
            <text:p>world</text:p>
          </table:table-cell>
          <table:table-cell office:value-type="float" office:value="0.0239976905286" calcext:value-type="float">
            <text:p>0.0239976905</text:p>
          </table:table-cell>
          <table:table-cell office:value-type="float" office:value="-0.0159231200814" calcext:value-type="float">
            <text:p>-0.0159231201</text:p>
          </table:table-cell>
          <table:table-cell office:value-type="float" office:value="-0.27051448822" calcext:value-type="float">
            <text:p>-0.27051448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54825E+018" calcext:value-type="float">
            <text:p>1526876696548250000</text:p>
          </table:table-cell>
          <table:table-cell office:value-type="float" office:value="1582" calcext:value-type="float">
            <text:p>1582</text:p>
          </table:table-cell>
          <table:table-cell office:value-type="float" office:value="1.52687669654036E+018" calcext:value-type="float">
            <text:p>1526876696540360000</text:p>
          </table:table-cell>
          <table:table-cell office:value-type="string" calcext:value-type="string">
            <text:p>world</text:p>
          </table:table-cell>
          <table:table-cell office:value-type="float" office:value="0.0165532138199" calcext:value-type="float">
            <text:p>0.0165532138</text:p>
          </table:table-cell>
          <table:table-cell office:value-type="float" office:value="-0.0149955842644" calcext:value-type="float">
            <text:p>-0.0149955843</text:p>
          </table:table-cell>
          <table:table-cell office:value-type="float" office:value="-0.235244482756" calcext:value-type="float">
            <text:p>-0.23524448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56857E+018" calcext:value-type="float">
            <text:p>1526876696568570000</text:p>
          </table:table-cell>
          <table:table-cell office:value-type="float" office:value="1583" calcext:value-type="float">
            <text:p>1583</text:p>
          </table:table-cell>
          <table:table-cell office:value-type="float" office:value="1.52687669656006E+018" calcext:value-type="float">
            <text:p>1526876696560060000</text:p>
          </table:table-cell>
          <table:table-cell office:value-type="string" calcext:value-type="string">
            <text:p>world</text:p>
          </table:table-cell>
          <table:table-cell office:value-type="float" office:value="0.0194515958428" calcext:value-type="float">
            <text:p>0.0194515958</text:p>
          </table:table-cell>
          <table:table-cell office:value-type="float" office:value="-0.0125632658601" calcext:value-type="float">
            <text:p>-0.0125632659</text:p>
          </table:table-cell>
          <table:table-cell office:value-type="float" office:value="-0.210622310638" calcext:value-type="float">
            <text:p>-0.21062231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58895E+018" calcext:value-type="float">
            <text:p>1526876696588950000</text:p>
          </table:table-cell>
          <table:table-cell office:value-type="float" office:value="1584" calcext:value-type="float">
            <text:p>1584</text:p>
          </table:table-cell>
          <table:table-cell office:value-type="float" office:value="1.52687669657994E+018" calcext:value-type="float">
            <text:p>1526876696579940000</text:p>
          </table:table-cell>
          <table:table-cell office:value-type="string" calcext:value-type="string">
            <text:p>world</text:p>
          </table:table-cell>
          <table:table-cell office:value-type="float" office:value="0.0209244936705" calcext:value-type="float">
            <text:p>0.0209244937</text:p>
          </table:table-cell>
          <table:table-cell office:value-type="float" office:value="-0.0119697898626" calcext:value-type="float">
            <text:p>-0.0119697899</text:p>
          </table:table-cell>
          <table:table-cell office:value-type="float" office:value="-0.244309529662" calcext:value-type="float">
            <text:p>-0.2443095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6083E+018" calcext:value-type="float">
            <text:p>1526876696608300000</text:p>
          </table:table-cell>
          <table:table-cell office:value-type="float" office:value="1585" calcext:value-type="float">
            <text:p>1585</text:p>
          </table:table-cell>
          <table:table-cell office:value-type="float" office:value="1.52687669659991E+018" calcext:value-type="float">
            <text:p>1526876696599910000</text:p>
          </table:table-cell>
          <table:table-cell office:value-type="string" calcext:value-type="string">
            <text:p>world</text:p>
          </table:table-cell>
          <table:table-cell office:value-type="float" office:value="0.0106759313494" calcext:value-type="float">
            <text:p>0.0106759313</text:p>
          </table:table-cell>
          <table:table-cell office:value-type="float" office:value="-0.012128515169" calcext:value-type="float">
            <text:p>-0.0121285152</text:p>
          </table:table-cell>
          <table:table-cell office:value-type="float" office:value="-0.212460353971" calcext:value-type="float">
            <text:p>-0.2124603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62858E+018" calcext:value-type="float">
            <text:p>1526876696628580000</text:p>
          </table:table-cell>
          <table:table-cell office:value-type="float" office:value="1586" calcext:value-type="float">
            <text:p>1586</text:p>
          </table:table-cell>
          <table:table-cell office:value-type="float" office:value="1.52687669662021E+018" calcext:value-type="float">
            <text:p>1526876696620210000</text:p>
          </table:table-cell>
          <table:table-cell office:value-type="string" calcext:value-type="string">
            <text:p>world</text:p>
          </table:table-cell>
          <table:table-cell office:value-type="float" office:value="0.0155985811725" calcext:value-type="float">
            <text:p>0.0155985812</text:p>
          </table:table-cell>
          <table:table-cell office:value-type="float" office:value="-0.0133577659726" calcext:value-type="float">
            <text:p>-0.013357766</text:p>
          </table:table-cell>
          <table:table-cell office:value-type="float" office:value="-0.23874515295" calcext:value-type="float">
            <text:p>-0.2387451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64787E+018" calcext:value-type="float">
            <text:p>1526876696647870000</text:p>
          </table:table-cell>
          <table:table-cell office:value-type="float" office:value="1587" calcext:value-type="float">
            <text:p>1587</text:p>
          </table:table-cell>
          <table:table-cell office:value-type="float" office:value="1.52687669664005E+018" calcext:value-type="float">
            <text:p>1526876696640050000</text:p>
          </table:table-cell>
          <table:table-cell office:value-type="string" calcext:value-type="string">
            <text:p>world</text:p>
          </table:table-cell>
          <table:table-cell office:value-type="float" office:value="0.022063203156" calcext:value-type="float">
            <text:p>0.0220632032</text:p>
          </table:table-cell>
          <table:table-cell office:value-type="float" office:value="-0.00929223094136" calcext:value-type="float">
            <text:p>-0.0092922309</text:p>
          </table:table-cell>
          <table:table-cell office:value-type="float" office:value="-0.205121904612" calcext:value-type="float">
            <text:p>-0.20512190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66816E+018" calcext:value-type="float">
            <text:p>1526876696668160000</text:p>
          </table:table-cell>
          <table:table-cell office:value-type="float" office:value="1588" calcext:value-type="float">
            <text:p>1588</text:p>
          </table:table-cell>
          <table:table-cell office:value-type="float" office:value="1.52687669666E+018" calcext:value-type="float">
            <text:p>1526876696660000000</text:p>
          </table:table-cell>
          <table:table-cell office:value-type="string" calcext:value-type="string">
            <text:p>world</text:p>
          </table:table-cell>
          <table:table-cell office:value-type="float" office:value="0.00966358557343" calcext:value-type="float">
            <text:p>0.0096635856</text:p>
          </table:table-cell>
          <table:table-cell office:value-type="float" office:value="-0.0101742232218" calcext:value-type="float">
            <text:p>-0.0101742232</text:p>
          </table:table-cell>
          <table:table-cell office:value-type="float" office:value="-0.201166719198" calcext:value-type="float">
            <text:p>-0.2011667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68856E+018" calcext:value-type="float">
            <text:p>1526876696688560000</text:p>
          </table:table-cell>
          <table:table-cell office:value-type="float" office:value="1589" calcext:value-type="float">
            <text:p>1589</text:p>
          </table:table-cell>
          <table:table-cell office:value-type="float" office:value="1.52687669667999E+018" calcext:value-type="float">
            <text:p>1526876696679990000</text:p>
          </table:table-cell>
          <table:table-cell office:value-type="string" calcext:value-type="string">
            <text:p>world</text:p>
          </table:table-cell>
          <table:table-cell office:value-type="float" office:value="0.0114271519706" calcext:value-type="float">
            <text:p>0.011427152</text:p>
          </table:table-cell>
          <table:table-cell office:value-type="float" office:value="-0.0153674054891" calcext:value-type="float">
            <text:p>-0.0153674055</text:p>
          </table:table-cell>
          <table:table-cell office:value-type="float" office:value="-0.210356503725" calcext:value-type="float">
            <text:p>-0.21035650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70897E+018" calcext:value-type="float">
            <text:p>1526876696708970000</text:p>
          </table:table-cell>
          <table:table-cell office:value-type="float" office:value="1590" calcext:value-type="float">
            <text:p>1590</text:p>
          </table:table-cell>
          <table:table-cell office:value-type="float" office:value="1.52687669669986E+018" calcext:value-type="float">
            <text:p>1526876696699860000</text:p>
          </table:table-cell>
          <table:table-cell office:value-type="string" calcext:value-type="string">
            <text:p>world</text:p>
          </table:table-cell>
          <table:table-cell office:value-type="float" office:value="0.012760438025" calcext:value-type="float">
            <text:p>0.012760438</text:p>
          </table:table-cell>
          <table:table-cell office:value-type="float" office:value="-0.00825487263501" calcext:value-type="float">
            <text:p>-0.0082548726</text:p>
          </table:table-cell>
          <table:table-cell office:value-type="float" office:value="-0.177628621459" calcext:value-type="float">
            <text:p>-0.17762862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72841E+018" calcext:value-type="float">
            <text:p>1526876696728410000</text:p>
          </table:table-cell>
          <table:table-cell office:value-type="float" office:value="1591" calcext:value-type="float">
            <text:p>1591</text:p>
          </table:table-cell>
          <table:table-cell office:value-type="float" office:value="1.52687669671966E+018" calcext:value-type="float">
            <text:p>1526876696719660000</text:p>
          </table:table-cell>
          <table:table-cell office:value-type="string" calcext:value-type="string">
            <text:p>world</text:p>
          </table:table-cell>
          <table:table-cell office:value-type="float" office:value="0.00994872301817" calcext:value-type="float">
            <text:p>0.009948723</text:p>
          </table:table-cell>
          <table:table-cell office:value-type="float" office:value="-0.012062292546" calcext:value-type="float">
            <text:p>-0.0120622925</text:p>
          </table:table-cell>
          <table:table-cell office:value-type="float" office:value="-0.162960410118" calcext:value-type="float">
            <text:p>-0.16296041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74879E+018" calcext:value-type="float">
            <text:p>1526876696748790000</text:p>
          </table:table-cell>
          <table:table-cell office:value-type="float" office:value="1592" calcext:value-type="float">
            <text:p>1592</text:p>
          </table:table-cell>
          <table:table-cell office:value-type="float" office:value="1.52687669674066E+018" calcext:value-type="float">
            <text:p>1526876696740660000</text:p>
          </table:table-cell>
          <table:table-cell office:value-type="string" calcext:value-type="string">
            <text:p>world</text:p>
          </table:table-cell>
          <table:table-cell office:value-type="float" office:value="0.00942946784198" calcext:value-type="float">
            <text:p>0.0094294678</text:p>
          </table:table-cell>
          <table:table-cell office:value-type="float" office:value="-0.0113003160805" calcext:value-type="float">
            <text:p>-0.0113003161</text:p>
          </table:table-cell>
          <table:table-cell office:value-type="float" office:value="-0.187729656696" calcext:value-type="float">
            <text:p>-0.18772965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76817E+018" calcext:value-type="float">
            <text:p>1526876696768170000</text:p>
          </table:table-cell>
          <table:table-cell office:value-type="float" office:value="1593" calcext:value-type="float">
            <text:p>1593</text:p>
          </table:table-cell>
          <table:table-cell office:value-type="float" office:value="1.52687669676068E+018" calcext:value-type="float">
            <text:p>1526876696760680000</text:p>
          </table:table-cell>
          <table:table-cell office:value-type="string" calcext:value-type="string">
            <text:p>world</text:p>
          </table:table-cell>
          <table:table-cell office:value-type="float" office:value="0.00981523841619" calcext:value-type="float">
            <text:p>0.0098152384</text:p>
          </table:table-cell>
          <table:table-cell office:value-type="float" office:value="-0.00875287503004" calcext:value-type="float">
            <text:p>-0.008752875</text:p>
          </table:table-cell>
          <table:table-cell office:value-type="float" office:value="-0.170854747295" calcext:value-type="float">
            <text:p>-0.17085474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7885E+018" calcext:value-type="float">
            <text:p>1526876696788500000</text:p>
          </table:table-cell>
          <table:table-cell office:value-type="float" office:value="1594" calcext:value-type="float">
            <text:p>1594</text:p>
          </table:table-cell>
          <table:table-cell office:value-type="float" office:value="1.5268766967805E+018" calcext:value-type="float">
            <text:p>1526876696780500000</text:p>
          </table:table-cell>
          <table:table-cell office:value-type="string" calcext:value-type="string">
            <text:p>world</text:p>
          </table:table-cell>
          <table:table-cell office:value-type="float" office:value="0.00653170514852" calcext:value-type="float">
            <text:p>0.0065317051</text:p>
          </table:table-cell>
          <table:table-cell office:value-type="float" office:value="-0.00864621810615" calcext:value-type="float">
            <text:p>-0.0086462181</text:p>
          </table:table-cell>
          <table:table-cell office:value-type="float" office:value="-0.186424329877" calcext:value-type="float">
            <text:p>-0.18642432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80882E+018" calcext:value-type="float">
            <text:p>1526876696808820000</text:p>
          </table:table-cell>
          <table:table-cell office:value-type="float" office:value="1595" calcext:value-type="float">
            <text:p>1595</text:p>
          </table:table-cell>
          <table:table-cell office:value-type="float" office:value="1.52687669680045E+018" calcext:value-type="float">
            <text:p>1526876696800450000</text:p>
          </table:table-cell>
          <table:table-cell office:value-type="string" calcext:value-type="string">
            <text:p>world</text:p>
          </table:table-cell>
          <table:table-cell office:value-type="float" office:value="-0.0019194628112" calcext:value-type="float">
            <text:p>-0.0019194628</text:p>
          </table:table-cell>
          <table:table-cell office:value-type="float" office:value="-0.00900635961443" calcext:value-type="float">
            <text:p>-0.0090063596</text:p>
          </table:table-cell>
          <table:table-cell office:value-type="float" office:value="-0.161571726203" calcext:value-type="float">
            <text:p>-0.16157172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82816E+018" calcext:value-type="float">
            <text:p>1526876696828160000</text:p>
          </table:table-cell>
          <table:table-cell office:value-type="float" office:value="1596" calcext:value-type="float">
            <text:p>1596</text:p>
          </table:table-cell>
          <table:table-cell office:value-type="float" office:value="1.52687669682032E+018" calcext:value-type="float">
            <text:p>1526876696820320000</text:p>
          </table:table-cell>
          <table:table-cell office:value-type="string" calcext:value-type="string">
            <text:p>world</text:p>
          </table:table-cell>
          <table:table-cell office:value-type="float" office:value="0.0000929497182369" calcext:value-type="float">
            <text:p>9.29497182369E-005</text:p>
          </table:table-cell>
          <table:table-cell office:value-type="float" office:value="-0.00273520033807" calcext:value-type="float">
            <text:p>-0.0027352003</text:p>
          </table:table-cell>
          <table:table-cell office:value-type="float" office:value="-0.136170133948" calcext:value-type="float">
            <text:p>-0.13617013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84849E+018" calcext:value-type="float">
            <text:p>1526876696848490000</text:p>
          </table:table-cell>
          <table:table-cell office:value-type="float" office:value="1597" calcext:value-type="float">
            <text:p>1597</text:p>
          </table:table-cell>
          <table:table-cell office:value-type="float" office:value="1.5268766968403E+018" calcext:value-type="float">
            <text:p>1526876696840300000</text:p>
          </table:table-cell>
          <table:table-cell office:value-type="string" calcext:value-type="string">
            <text:p>world</text:p>
          </table:table-cell>
          <table:table-cell office:value-type="float" office:value="-0.00393326859921" calcext:value-type="float">
            <text:p>-0.0039332686</text:p>
          </table:table-cell>
          <table:table-cell office:value-type="float" office:value="-0.00491949543357" calcext:value-type="float">
            <text:p>-0.0049194954</text:p>
          </table:table-cell>
          <table:table-cell office:value-type="float" office:value="-0.148349314928" calcext:value-type="float">
            <text:p>-0.14834931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86873E+018" calcext:value-type="float">
            <text:p>1526876696868730000</text:p>
          </table:table-cell>
          <table:table-cell office:value-type="float" office:value="1598" calcext:value-type="float">
            <text:p>1598</text:p>
          </table:table-cell>
          <table:table-cell office:value-type="float" office:value="1.52687669685998E+018" calcext:value-type="float">
            <text:p>1526876696859980000</text:p>
          </table:table-cell>
          <table:table-cell office:value-type="string" calcext:value-type="string">
            <text:p>world</text:p>
          </table:table-cell>
          <table:table-cell office:value-type="float" office:value="-0.0038993479684" calcext:value-type="float">
            <text:p>-0.003899348</text:p>
          </table:table-cell>
          <table:table-cell office:value-type="float" office:value="-0.00929818488657" calcext:value-type="float">
            <text:p>-0.0092981849</text:p>
          </table:table-cell>
          <table:table-cell office:value-type="float" office:value="-0.128762900829" calcext:value-type="float">
            <text:p>-0.1287629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88807E+018" calcext:value-type="float">
            <text:p>1526876696888070000</text:p>
          </table:table-cell>
          <table:table-cell office:value-type="float" office:value="1599" calcext:value-type="float">
            <text:p>1599</text:p>
          </table:table-cell>
          <table:table-cell office:value-type="float" office:value="1.52687669687992E+018" calcext:value-type="float">
            <text:p>1526876696879920000</text:p>
          </table:table-cell>
          <table:table-cell office:value-type="string" calcext:value-type="string">
            <text:p>world</text:p>
          </table:table-cell>
          <table:table-cell office:value-type="float" office:value="-0.00929301977158" calcext:value-type="float">
            <text:p>-0.0092930198</text:p>
          </table:table-cell>
          <table:table-cell office:value-type="float" office:value="-0.00454287976027" calcext:value-type="float">
            <text:p>-0.0045428798</text:p>
          </table:table-cell>
          <table:table-cell office:value-type="float" office:value="-0.154991537333" calcext:value-type="float">
            <text:p>-0.15499153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90851E+018" calcext:value-type="float">
            <text:p>1526876696908510000</text:p>
          </table:table-cell>
          <table:table-cell office:value-type="float" office:value="1600" calcext:value-type="float">
            <text:p>1600</text:p>
          </table:table-cell>
          <table:table-cell office:value-type="float" office:value="1.5268766968998E+018" calcext:value-type="float">
            <text:p>1526876696899800000</text:p>
          </table:table-cell>
          <table:table-cell office:value-type="string" calcext:value-type="string">
            <text:p>world</text:p>
          </table:table-cell>
          <table:table-cell office:value-type="float" office:value="-0.00719045568258" calcext:value-type="float">
            <text:p>-0.0071904557</text:p>
          </table:table-cell>
          <table:table-cell office:value-type="float" office:value="-0.00355421053246" calcext:value-type="float">
            <text:p>-0.0035542105</text:p>
          </table:table-cell>
          <table:table-cell office:value-type="float" office:value="-0.14457988739" calcext:value-type="float">
            <text:p>-0.14457988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92889E+018" calcext:value-type="float">
            <text:p>1526876696928890000</text:p>
          </table:table-cell>
          <table:table-cell office:value-type="float" office:value="1601" calcext:value-type="float">
            <text:p>1601</text:p>
          </table:table-cell>
          <table:table-cell office:value-type="float" office:value="1.52687669691952E+018" calcext:value-type="float">
            <text:p>1526876696919520000</text:p>
          </table:table-cell>
          <table:table-cell office:value-type="string" calcext:value-type="string">
            <text:p>world</text:p>
          </table:table-cell>
          <table:table-cell office:value-type="float" office:value="-0.00819439813495" calcext:value-type="float">
            <text:p>-0.0081943981</text:p>
          </table:table-cell>
          <table:table-cell office:value-type="float" office:value="-0.00105942855589" calcext:value-type="float">
            <text:p>-0.0010594286</text:p>
          </table:table-cell>
          <table:table-cell office:value-type="float" office:value="-0.167740955949" calcext:value-type="float">
            <text:p>-0.16774095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94842E+018" calcext:value-type="float">
            <text:p>1526876696948420000</text:p>
          </table:table-cell>
          <table:table-cell office:value-type="float" office:value="1602" calcext:value-type="float">
            <text:p>1602</text:p>
          </table:table-cell>
          <table:table-cell office:value-type="float" office:value="1.52687669694051E+018" calcext:value-type="float">
            <text:p>1526876696940510000</text:p>
          </table:table-cell>
          <table:table-cell office:value-type="string" calcext:value-type="string">
            <text:p>world</text:p>
          </table:table-cell>
          <table:table-cell office:value-type="float" office:value="-0.0115043930709" calcext:value-type="float">
            <text:p>-0.0115043931</text:p>
          </table:table-cell>
          <table:table-cell office:value-type="float" office:value="-0.00120654609054" calcext:value-type="float">
            <text:p>-0.0012065461</text:p>
          </table:table-cell>
          <table:table-cell office:value-type="float" office:value="-0.297844201326" calcext:value-type="float">
            <text:p>-0.2978442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96876E+018" calcext:value-type="float">
            <text:p>1526876696968760000</text:p>
          </table:table-cell>
          <table:table-cell office:value-type="float" office:value="1603" calcext:value-type="float">
            <text:p>1603</text:p>
          </table:table-cell>
          <table:table-cell office:value-type="float" office:value="1.52687669696036E+018" calcext:value-type="float">
            <text:p>1526876696960360000</text:p>
          </table:table-cell>
          <table:table-cell office:value-type="string" calcext:value-type="string">
            <text:p>world</text:p>
          </table:table-cell>
          <table:table-cell office:value-type="float" office:value="-0.00943101011217" calcext:value-type="float">
            <text:p>-0.0094310101</text:p>
          </table:table-cell>
          <table:table-cell office:value-type="float" office:value="-0.00312205776572" calcext:value-type="float">
            <text:p>-0.0031220578</text:p>
          </table:table-cell>
          <table:table-cell office:value-type="float" office:value="-0.334265530109" calcext:value-type="float">
            <text:p>-0.33426553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698809E+018" calcext:value-type="float">
            <text:p>1526876696988090000</text:p>
          </table:table-cell>
          <table:table-cell office:value-type="float" office:value="1604" calcext:value-type="float">
            <text:p>1604</text:p>
          </table:table-cell>
          <table:table-cell office:value-type="float" office:value="1.52687669698034E+018" calcext:value-type="float">
            <text:p>1526876696980340000</text:p>
          </table:table-cell>
          <table:table-cell office:value-type="string" calcext:value-type="string">
            <text:p>world</text:p>
          </table:table-cell>
          <table:table-cell office:value-type="float" office:value="-0.021132234484" calcext:value-type="float">
            <text:p>-0.0211322345</text:p>
          </table:table-cell>
          <table:table-cell office:value-type="float" office:value="-0.00642621517181" calcext:value-type="float">
            <text:p>-0.0064262152</text:p>
          </table:table-cell>
          <table:table-cell office:value-type="float" office:value="-0.536996543407" calcext:value-type="float">
            <text:p>-0.53699654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00842E+018" calcext:value-type="float">
            <text:p>1526876697008420000</text:p>
          </table:table-cell>
          <table:table-cell office:value-type="float" office:value="1605" calcext:value-type="float">
            <text:p>1605</text:p>
          </table:table-cell>
          <table:table-cell office:value-type="float" office:value="1.52687669700011E+018" calcext:value-type="float">
            <text:p>1526876697000110000</text:p>
          </table:table-cell>
          <table:table-cell office:value-type="string" calcext:value-type="string">
            <text:p>world</text:p>
          </table:table-cell>
          <table:table-cell office:value-type="float" office:value="0.000996716320515" calcext:value-type="float">
            <text:p>0.0009967163</text:p>
          </table:table-cell>
          <table:table-cell office:value-type="float" office:value="-0.00861700065434" calcext:value-type="float">
            <text:p>-0.0086170007</text:p>
          </table:table-cell>
          <table:table-cell office:value-type="float" office:value="-0.439911931753" calcext:value-type="float">
            <text:p>-0.43991193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02874E+018" calcext:value-type="float">
            <text:p>1526876697028740000</text:p>
          </table:table-cell>
          <table:table-cell office:value-type="float" office:value="1606" calcext:value-type="float">
            <text:p>1606</text:p>
          </table:table-cell>
          <table:table-cell office:value-type="float" office:value="1.52687669702004E+018" calcext:value-type="float">
            <text:p>1526876697020040000</text:p>
          </table:table-cell>
          <table:table-cell office:value-type="string" calcext:value-type="string">
            <text:p>world</text:p>
          </table:table-cell>
          <table:table-cell office:value-type="float" office:value="0.0258484575897" calcext:value-type="float">
            <text:p>0.0258484576</text:p>
          </table:table-cell>
          <table:table-cell office:value-type="float" office:value="-0.00144351972267" calcext:value-type="float">
            <text:p>-0.0014435197</text:p>
          </table:table-cell>
          <table:table-cell office:value-type="float" office:value="-0.14199206233" calcext:value-type="float">
            <text:p>-0.14199206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04801E+018" calcext:value-type="float">
            <text:p>1526876697048010000</text:p>
          </table:table-cell>
          <table:table-cell office:value-type="float" office:value="1607" calcext:value-type="float">
            <text:p>1607</text:p>
          </table:table-cell>
          <table:table-cell office:value-type="float" office:value="1.52687669704008E+018" calcext:value-type="float">
            <text:p>1526876697040080000</text:p>
          </table:table-cell>
          <table:table-cell office:value-type="string" calcext:value-type="string">
            <text:p>world</text:p>
          </table:table-cell>
          <table:table-cell office:value-type="float" office:value="0.049389667809" calcext:value-type="float">
            <text:p>0.0493896678</text:p>
          </table:table-cell>
          <table:table-cell office:value-type="float" office:value="0.0113419014961" calcext:value-type="float">
            <text:p>0.0113419015</text:p>
          </table:table-cell>
          <table:table-cell office:value-type="float" office:value="-0.0369187556207" calcext:value-type="float">
            <text:p>-0.03691875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06829E+018" calcext:value-type="float">
            <text:p>1526876697068290000</text:p>
          </table:table-cell>
          <table:table-cell office:value-type="float" office:value="1608" calcext:value-type="float">
            <text:p>1608</text:p>
          </table:table-cell>
          <table:table-cell office:value-type="float" office:value="1.52687669705986E+018" calcext:value-type="float">
            <text:p>1526876697059860000</text:p>
          </table:table-cell>
          <table:table-cell office:value-type="string" calcext:value-type="string">
            <text:p>world</text:p>
          </table:table-cell>
          <table:table-cell office:value-type="float" office:value="0.044821575284" calcext:value-type="float">
            <text:p>0.0448215753</text:p>
          </table:table-cell>
          <table:table-cell office:value-type="float" office:value="0.0124225504696" calcext:value-type="float">
            <text:p>0.0124225505</text:p>
          </table:table-cell>
          <table:table-cell office:value-type="float" office:value="-0.0362703464925" calcext:value-type="float">
            <text:p>-0.03627034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08847E+018" calcext:value-type="float">
            <text:p>1526876697088470000</text:p>
          </table:table-cell>
          <table:table-cell office:value-type="float" office:value="1609" calcext:value-type="float">
            <text:p>1609</text:p>
          </table:table-cell>
          <table:table-cell office:value-type="float" office:value="1.52687669707954E+018" calcext:value-type="float">
            <text:p>1526876697079540000</text:p>
          </table:table-cell>
          <table:table-cell office:value-type="string" calcext:value-type="string">
            <text:p>world</text:p>
          </table:table-cell>
          <table:table-cell office:value-type="float" office:value="0.0465836152434" calcext:value-type="float">
            <text:p>0.0465836152</text:p>
          </table:table-cell>
          <table:table-cell office:value-type="float" office:value="0.0114821922034" calcext:value-type="float">
            <text:p>0.0114821922</text:p>
          </table:table-cell>
          <table:table-cell office:value-type="float" office:value="-0.107697159052" calcext:value-type="float">
            <text:p>-0.10769715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10785E+018" calcext:value-type="float">
            <text:p>1526876697107850000</text:p>
          </table:table-cell>
          <table:table-cell office:value-type="float" office:value="1610" calcext:value-type="float">
            <text:p>1610</text:p>
          </table:table-cell>
          <table:table-cell office:value-type="float" office:value="1.52687669710013E+018" calcext:value-type="float">
            <text:p>1526876697100130000</text:p>
          </table:table-cell>
          <table:table-cell office:value-type="string" calcext:value-type="string">
            <text:p>world</text:p>
          </table:table-cell>
          <table:table-cell office:value-type="float" office:value="0.0197851229459" calcext:value-type="float">
            <text:p>0.0197851229</text:p>
          </table:table-cell>
          <table:table-cell office:value-type="float" office:value="0.00771103426814" calcext:value-type="float">
            <text:p>0.0077110343</text:p>
          </table:table-cell>
          <table:table-cell office:value-type="float" office:value="-0.0401770658791" calcext:value-type="float">
            <text:p>-0.04017706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12807E+018" calcext:value-type="float">
            <text:p>1526876697128070000</text:p>
          </table:table-cell>
          <table:table-cell office:value-type="float" office:value="1611" calcext:value-type="float">
            <text:p>1611</text:p>
          </table:table-cell>
          <table:table-cell office:value-type="float" office:value="1.52687669711997E+018" calcext:value-type="float">
            <text:p>1526876697119970000</text:p>
          </table:table-cell>
          <table:table-cell office:value-type="string" calcext:value-type="string">
            <text:p>world</text:p>
          </table:table-cell>
          <table:table-cell office:value-type="float" office:value="0.0125321829692" calcext:value-type="float">
            <text:p>0.012532183</text:p>
          </table:table-cell>
          <table:table-cell office:value-type="float" office:value="0.0161989554763" calcext:value-type="float">
            <text:p>0.0161989555</text:p>
          </table:table-cell>
          <table:table-cell office:value-type="float" office:value="-0.0276514589787" calcext:value-type="float">
            <text:p>-0.0276514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14848E+018" calcext:value-type="float">
            <text:p>1526876697148480000</text:p>
          </table:table-cell>
          <table:table-cell office:value-type="float" office:value="1612" calcext:value-type="float">
            <text:p>1612</text:p>
          </table:table-cell>
          <table:table-cell office:value-type="float" office:value="1.52687669713963E+018" calcext:value-type="float">
            <text:p>1526876697139630000</text:p>
          </table:table-cell>
          <table:table-cell office:value-type="string" calcext:value-type="string">
            <text:p>world</text:p>
          </table:table-cell>
          <table:table-cell office:value-type="float" office:value="0.00650426233187" calcext:value-type="float">
            <text:p>0.0065042623</text:p>
          </table:table-cell>
          <table:table-cell office:value-type="float" office:value="-0.00244949106127" calcext:value-type="float">
            <text:p>-0.0024494911</text:p>
          </table:table-cell>
          <table:table-cell office:value-type="float" office:value="-0.014236882329" calcext:value-type="float">
            <text:p>-0.01423688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1688E+018" calcext:value-type="float">
            <text:p>1526876697168800000</text:p>
          </table:table-cell>
          <table:table-cell office:value-type="float" office:value="1613" calcext:value-type="float">
            <text:p>1613</text:p>
          </table:table-cell>
          <table:table-cell office:value-type="float" office:value="1.52687669716046E+018" calcext:value-type="float">
            <text:p>1526876697160460000</text:p>
          </table:table-cell>
          <table:table-cell office:value-type="string" calcext:value-type="string">
            <text:p>world</text:p>
          </table:table-cell>
          <table:table-cell office:value-type="float" office:value="-0.00106393522583" calcext:value-type="float">
            <text:p>-0.0010639352</text:p>
          </table:table-cell>
          <table:table-cell office:value-type="float" office:value="-0.002429763088" calcext:value-type="float">
            <text:p>-0.0024297631</text:p>
          </table:table-cell>
          <table:table-cell office:value-type="float" office:value="-0.0179523024708" calcext:value-type="float">
            <text:p>-0.01795230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1881E+018" calcext:value-type="float">
            <text:p>1526876697188100000</text:p>
          </table:table-cell>
          <table:table-cell office:value-type="float" office:value="1614" calcext:value-type="float">
            <text:p>1614</text:p>
          </table:table-cell>
          <table:table-cell office:value-type="float" office:value="1.52687669718023E+018" calcext:value-type="float">
            <text:p>1526876697180230000</text:p>
          </table:table-cell>
          <table:table-cell office:value-type="string" calcext:value-type="string">
            <text:p>world</text:p>
          </table:table-cell>
          <table:table-cell office:value-type="float" office:value="0.00996684562415" calcext:value-type="float">
            <text:p>0.0099668456</text:p>
          </table:table-cell>
          <table:table-cell office:value-type="float" office:value="0.000911988667212" calcext:value-type="float">
            <text:p>0.0009119887</text:p>
          </table:table-cell>
          <table:table-cell office:value-type="float" office:value="0.00696064438671" calcext:value-type="float">
            <text:p>0.0069606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2084E+018" calcext:value-type="float">
            <text:p>1526876697208400000</text:p>
          </table:table-cell>
          <table:table-cell office:value-type="float" office:value="1615" calcext:value-type="float">
            <text:p>1615</text:p>
          </table:table-cell>
          <table:table-cell office:value-type="float" office:value="1.5268766971999E+018" calcext:value-type="float">
            <text:p>1526876697199900000</text:p>
          </table:table-cell>
          <table:table-cell office:value-type="string" calcext:value-type="string">
            <text:p>world</text:p>
          </table:table-cell>
          <table:table-cell office:value-type="float" office:value="0.00435647414997" calcext:value-type="float">
            <text:p>0.0043564741</text:p>
          </table:table-cell>
          <table:table-cell office:value-type="float" office:value="0.00343361264095" calcext:value-type="float">
            <text:p>0.0034336126</text:p>
          </table:table-cell>
          <table:table-cell office:value-type="float" office:value="0.00474669644609" calcext:value-type="float">
            <text:p>0.00474669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22911E+018" calcext:value-type="float">
            <text:p>1526876697229110000</text:p>
          </table:table-cell>
          <table:table-cell office:value-type="float" office:value="1616" calcext:value-type="float">
            <text:p>1616</text:p>
          </table:table-cell>
          <table:table-cell office:value-type="float" office:value="1.52687669721953E+018" calcext:value-type="float">
            <text:p>1526876697219530000</text:p>
          </table:table-cell>
          <table:table-cell office:value-type="string" calcext:value-type="string">
            <text:p>world</text:p>
          </table:table-cell>
          <table:table-cell office:value-type="float" office:value="-0.00157803948969" calcext:value-type="float">
            <text:p>-0.0015780395</text:p>
          </table:table-cell>
          <table:table-cell office:value-type="float" office:value="0.00388044212013" calcext:value-type="float">
            <text:p>0.0038804421</text:p>
          </table:table-cell>
          <table:table-cell office:value-type="float" office:value="-0.000662233680487" calcext:value-type="float">
            <text:p>-0.00066223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24844E+018" calcext:value-type="float">
            <text:p>1526876697248440000</text:p>
          </table:table-cell>
          <table:table-cell office:value-type="float" office:value="1617" calcext:value-type="float">
            <text:p>1617</text:p>
          </table:table-cell>
          <table:table-cell office:value-type="float" office:value="1.52687669724035E+018" calcext:value-type="float">
            <text:p>1526876697240350000</text:p>
          </table:table-cell>
          <table:table-cell office:value-type="string" calcext:value-type="string">
            <text:p>world</text:p>
          </table:table-cell>
          <table:table-cell office:value-type="float" office:value="0.000597870675847" calcext:value-type="float">
            <text:p>0.0005978707</text:p>
          </table:table-cell>
          <table:table-cell office:value-type="float" office:value="0.0066599198617" calcext:value-type="float">
            <text:p>0.0066599199</text:p>
          </table:table-cell>
          <table:table-cell office:value-type="float" office:value="-0.0117379818112" calcext:value-type="float">
            <text:p>-0.01173798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26881E+018" calcext:value-type="float">
            <text:p>1526876697268810000</text:p>
          </table:table-cell>
          <table:table-cell office:value-type="float" office:value="1618" calcext:value-type="float">
            <text:p>1618</text:p>
          </table:table-cell>
          <table:table-cell office:value-type="float" office:value="1.52687669726006E+018" calcext:value-type="float">
            <text:p>1526876697260060000</text:p>
          </table:table-cell>
          <table:table-cell office:value-type="string" calcext:value-type="string">
            <text:p>world</text:p>
          </table:table-cell>
          <table:table-cell office:value-type="float" office:value="0.00276545668021" calcext:value-type="float">
            <text:p>0.0027654567</text:p>
          </table:table-cell>
          <table:table-cell office:value-type="float" office:value="-0.00606161821634" calcext:value-type="float">
            <text:p>-0.0060616182</text:p>
          </table:table-cell>
          <table:table-cell office:value-type="float" office:value="0.00523371063173" calcext:value-type="float">
            <text:p>0.00523371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28816E+018" calcext:value-type="float">
            <text:p>1526876697288160000</text:p>
          </table:table-cell>
          <table:table-cell office:value-type="float" office:value="1619" calcext:value-type="float">
            <text:p>1619</text:p>
          </table:table-cell>
          <table:table-cell office:value-type="float" office:value="1.52687669727984E+018" calcext:value-type="float">
            <text:p>1526876697279840000</text:p>
          </table:table-cell>
          <table:table-cell office:value-type="string" calcext:value-type="string">
            <text:p>world</text:p>
          </table:table-cell>
          <table:table-cell office:value-type="float" office:value="-0.00101566361263" calcext:value-type="float">
            <text:p>-0.0010156636</text:p>
          </table:table-cell>
          <table:table-cell office:value-type="float" office:value="-0.00552476663142" calcext:value-type="float">
            <text:p>-0.0055247666</text:p>
          </table:table-cell>
          <table:table-cell office:value-type="float" office:value="0.00260317558423" calcext:value-type="float">
            <text:p>0.00260317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30834E+018" calcext:value-type="float">
            <text:p>1526876697308340000</text:p>
          </table:table-cell>
          <table:table-cell office:value-type="float" office:value="1620" calcext:value-type="float">
            <text:p>1620</text:p>
          </table:table-cell>
          <table:table-cell office:value-type="float" office:value="1.52687669730061E+018" calcext:value-type="float">
            <text:p>1526876697300610000</text:p>
          </table:table-cell>
          <table:table-cell office:value-type="string" calcext:value-type="string">
            <text:p>world</text:p>
          </table:table-cell>
          <table:table-cell office:value-type="float" office:value="0.00325618148781" calcext:value-type="float">
            <text:p>0.0032561815</text:p>
          </table:table-cell>
          <table:table-cell office:value-type="float" office:value="-0.00231560319662" calcext:value-type="float">
            <text:p>-0.0023156032</text:p>
          </table:table-cell>
          <table:table-cell office:value-type="float" office:value="0.00298546440899" calcext:value-type="float">
            <text:p>0.00298546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32887E+018" calcext:value-type="float">
            <text:p>1526876697328870000</text:p>
          </table:table-cell>
          <table:table-cell office:value-type="float" office:value="1621" calcext:value-type="float">
            <text:p>1621</text:p>
          </table:table-cell>
          <table:table-cell office:value-type="float" office:value="1.52687669732045E+018" calcext:value-type="float">
            <text:p>1526876697320450000</text:p>
          </table:table-cell>
          <table:table-cell office:value-type="string" calcext:value-type="string">
            <text:p>world</text:p>
          </table:table-cell>
          <table:table-cell office:value-type="float" office:value="-0.00603920873255" calcext:value-type="float">
            <text:p>-0.0060392087</text:p>
          </table:table-cell>
          <table:table-cell office:value-type="float" office:value="0.00449158530682" calcext:value-type="float">
            <text:p>0.0044915853</text:p>
          </table:table-cell>
          <table:table-cell office:value-type="float" office:value="-0.0047641848214" calcext:value-type="float">
            <text:p>-0.0047641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34813E+018" calcext:value-type="float">
            <text:p>1526876697348130000</text:p>
          </table:table-cell>
          <table:table-cell office:value-type="float" office:value="1622" calcext:value-type="float">
            <text:p>1622</text:p>
          </table:table-cell>
          <table:table-cell office:value-type="float" office:value="1.52687669734032E+018" calcext:value-type="float">
            <text:p>1526876697340320000</text:p>
          </table:table-cell>
          <table:table-cell office:value-type="string" calcext:value-type="string">
            <text:p>world</text:p>
          </table:table-cell>
          <table:table-cell office:value-type="float" office:value="0.00578172365203" calcext:value-type="float">
            <text:p>0.0057817237</text:p>
          </table:table-cell>
          <table:table-cell office:value-type="float" office:value="0.00437039043754" calcext:value-type="float">
            <text:p>0.0043703904</text:p>
          </table:table-cell>
          <table:table-cell office:value-type="float" office:value="0.00101987365633" calcext:value-type="float">
            <text:p>0.00101987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36852E+018" calcext:value-type="float">
            <text:p>1526876697368520000</text:p>
          </table:table-cell>
          <table:table-cell office:value-type="float" office:value="1623" calcext:value-type="float">
            <text:p>1623</text:p>
          </table:table-cell>
          <table:table-cell office:value-type="float" office:value="1.52687669736002E+018" calcext:value-type="float">
            <text:p>1526876697360020000</text:p>
          </table:table-cell>
          <table:table-cell office:value-type="string" calcext:value-type="string">
            <text:p>world</text:p>
          </table:table-cell>
          <table:table-cell office:value-type="float" office:value="-0.000994256930426" calcext:value-type="float">
            <text:p>-0.0009942569</text:p>
          </table:table-cell>
          <table:table-cell office:value-type="float" office:value="-0.00125437951647" calcext:value-type="float">
            <text:p>-0.0012543795</text:p>
          </table:table-cell>
          <table:table-cell office:value-type="float" office:value="0.00305238622241" calcext:value-type="float">
            <text:p>0.00305238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38898E+018" calcext:value-type="float">
            <text:p>1526876697388980000</text:p>
          </table:table-cell>
          <table:table-cell office:value-type="float" office:value="1624" calcext:value-type="float">
            <text:p>1624</text:p>
          </table:table-cell>
          <table:table-cell office:value-type="float" office:value="1.52687669738E+018" calcext:value-type="float">
            <text:p>1526876697380000000</text:p>
          </table:table-cell>
          <table:table-cell office:value-type="string" calcext:value-type="string">
            <text:p>world</text:p>
          </table:table-cell>
          <table:table-cell office:value-type="float" office:value="-0.00277268374339" calcext:value-type="float">
            <text:p>-0.0027726837</text:p>
          </table:table-cell>
          <table:table-cell office:value-type="float" office:value="0.00735727883875" calcext:value-type="float">
            <text:p>0.0073572788</text:p>
          </table:table-cell>
          <table:table-cell office:value-type="float" office:value="-0.000811809324659" calcext:value-type="float">
            <text:p>-0.00081180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40837E+018" calcext:value-type="float">
            <text:p>1526876697408370000</text:p>
          </table:table-cell>
          <table:table-cell office:value-type="float" office:value="1625" calcext:value-type="float">
            <text:p>1625</text:p>
          </table:table-cell>
          <table:table-cell office:value-type="float" office:value="1.52687669739992E+018" calcext:value-type="float">
            <text:p>1526876697399920000</text:p>
          </table:table-cell>
          <table:table-cell office:value-type="string" calcext:value-type="string">
            <text:p>world</text:p>
          </table:table-cell>
          <table:table-cell office:value-type="float" office:value="-0.00432661594823" calcext:value-type="float">
            <text:p>-0.0043266159</text:p>
          </table:table-cell>
          <table:table-cell office:value-type="float" office:value="-0.00444427598268" calcext:value-type="float">
            <text:p>-0.004444276</text:p>
          </table:table-cell>
          <table:table-cell office:value-type="float" office:value="0.000128028681502" calcext:value-type="float">
            <text:p>0.00012802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42871E+018" calcext:value-type="float">
            <text:p>1526876697428710000</text:p>
          </table:table-cell>
          <table:table-cell office:value-type="float" office:value="1626" calcext:value-type="float">
            <text:p>1626</text:p>
          </table:table-cell>
          <table:table-cell office:value-type="float" office:value="1.52687669741991E+018" calcext:value-type="float">
            <text:p>1526876697419910000</text:p>
          </table:table-cell>
          <table:table-cell office:value-type="string" calcext:value-type="string">
            <text:p>world</text:p>
          </table:table-cell>
          <table:table-cell office:value-type="float" office:value="0.00010170112364" calcext:value-type="float">
            <text:p>0.0001017011</text:p>
          </table:table-cell>
          <table:table-cell office:value-type="float" office:value="0.00151070859283" calcext:value-type="float">
            <text:p>0.0015107086</text:p>
          </table:table-cell>
          <table:table-cell office:value-type="float" office:value="-0.00347293820232" calcext:value-type="float">
            <text:p>-0.00347293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44812E+018" calcext:value-type="float">
            <text:p>1526876697448120000</text:p>
          </table:table-cell>
          <table:table-cell office:value-type="float" office:value="1627" calcext:value-type="float">
            <text:p>1627</text:p>
          </table:table-cell>
          <table:table-cell office:value-type="float" office:value="1.52687669743961E+018" calcext:value-type="float">
            <text:p>1526876697439610000</text:p>
          </table:table-cell>
          <table:table-cell office:value-type="string" calcext:value-type="string">
            <text:p>world</text:p>
          </table:table-cell>
          <table:table-cell office:value-type="float" office:value="-0.00720913941041" calcext:value-type="float">
            <text:p>-0.0072091394</text:p>
          </table:table-cell>
          <table:table-cell office:value-type="float" office:value="-0.00999324396253" calcext:value-type="float">
            <text:p>-0.009993244</text:p>
          </table:table-cell>
          <table:table-cell office:value-type="float" office:value="-0.0206784978509" calcext:value-type="float">
            <text:p>-0.02067849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46855E+018" calcext:value-type="float">
            <text:p>1526876697468550000</text:p>
          </table:table-cell>
          <table:table-cell office:value-type="float" office:value="1628" calcext:value-type="float">
            <text:p>1628</text:p>
          </table:table-cell>
          <table:table-cell office:value-type="float" office:value="1.52687669746041E+018" calcext:value-type="float">
            <text:p>1526876697460410000</text:p>
          </table:table-cell>
          <table:table-cell office:value-type="string" calcext:value-type="string">
            <text:p>world</text:p>
          </table:table-cell>
          <table:table-cell office:value-type="float" office:value="0.0020547688473" calcext:value-type="float">
            <text:p>0.0020547688</text:p>
          </table:table-cell>
          <table:table-cell office:value-type="float" office:value="0.00451626628637" calcext:value-type="float">
            <text:p>0.0045162663</text:p>
          </table:table-cell>
          <table:table-cell office:value-type="float" office:value="0.0128122176975" calcext:value-type="float">
            <text:p>0.01281221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48881E+018" calcext:value-type="float">
            <text:p>1526876697488810000</text:p>
          </table:table-cell>
          <table:table-cell office:value-type="float" office:value="1629" calcext:value-type="float">
            <text:p>1629</text:p>
          </table:table-cell>
          <table:table-cell office:value-type="float" office:value="1.52687669748018E+018" calcext:value-type="float">
            <text:p>1526876697480180000</text:p>
          </table:table-cell>
          <table:table-cell office:value-type="string" calcext:value-type="string">
            <text:p>world</text:p>
          </table:table-cell>
          <table:table-cell office:value-type="float" office:value="0.00312363775447" calcext:value-type="float">
            <text:p>0.0031236378</text:p>
          </table:table-cell>
          <table:table-cell office:value-type="float" office:value="-0.00599758885801" calcext:value-type="float">
            <text:p>-0.0059975889</text:p>
          </table:table-cell>
          <table:table-cell office:value-type="float" office:value="0.00583911128342" calcext:value-type="float">
            <text:p>0.0058391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50837E+018" calcext:value-type="float">
            <text:p>1526876697508370000</text:p>
          </table:table-cell>
          <table:table-cell office:value-type="float" office:value="1630" calcext:value-type="float">
            <text:p>1630</text:p>
          </table:table-cell>
          <table:table-cell office:value-type="float" office:value="1.52687669750013E+018" calcext:value-type="float">
            <text:p>1526876697500130000</text:p>
          </table:table-cell>
          <table:table-cell office:value-type="string" calcext:value-type="string">
            <text:p>world</text:p>
          </table:table-cell>
          <table:table-cell office:value-type="float" office:value="0.00682422053069" calcext:value-type="float">
            <text:p>0.0068242205</text:p>
          </table:table-cell>
          <table:table-cell office:value-type="float" office:value="0.00428517349064" calcext:value-type="float">
            <text:p>0.0042851735</text:p>
          </table:table-cell>
          <table:table-cell office:value-type="float" office:value="-0.00336605077609" calcext:value-type="float">
            <text:p>-0.00336605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52883E+018" calcext:value-type="float">
            <text:p>1526876697528830000</text:p>
          </table:table-cell>
          <table:table-cell office:value-type="float" office:value="1631" calcext:value-type="float">
            <text:p>1631</text:p>
          </table:table-cell>
          <table:table-cell office:value-type="float" office:value="1.52687669752017E+018" calcext:value-type="float">
            <text:p>1526876697520170000</text:p>
          </table:table-cell>
          <table:table-cell office:value-type="string" calcext:value-type="string">
            <text:p>world</text:p>
          </table:table-cell>
          <table:table-cell office:value-type="float" office:value="0.00104040792212" calcext:value-type="float">
            <text:p>0.0010404079</text:p>
          </table:table-cell>
          <table:table-cell office:value-type="float" office:value="-0.00195744959638" calcext:value-type="float">
            <text:p>-0.0019574496</text:p>
          </table:table-cell>
          <table:table-cell office:value-type="float" office:value="0.00915239285678" calcext:value-type="float">
            <text:p>0.00915239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54805E+018" calcext:value-type="float">
            <text:p>1526876697548050000</text:p>
          </table:table-cell>
          <table:table-cell office:value-type="float" office:value="1632" calcext:value-type="float">
            <text:p>1632</text:p>
          </table:table-cell>
          <table:table-cell office:value-type="float" office:value="1.5268766975402E+018" calcext:value-type="float">
            <text:p>1526876697540200000</text:p>
          </table:table-cell>
          <table:table-cell office:value-type="string" calcext:value-type="string">
            <text:p>world</text:p>
          </table:table-cell>
          <table:table-cell office:value-type="float" office:value="0.00904998369515" calcext:value-type="float">
            <text:p>0.0090499837</text:p>
          </table:table-cell>
          <table:table-cell office:value-type="float" office:value="0.00468454509974" calcext:value-type="float">
            <text:p>0.0046845451</text:p>
          </table:table-cell>
          <table:table-cell office:value-type="float" office:value="0.00957749225199" calcext:value-type="float">
            <text:p>0.0095774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5687E+018" calcext:value-type="float">
            <text:p>1526876697568700000</text:p>
          </table:table-cell>
          <table:table-cell office:value-type="float" office:value="1633" calcext:value-type="float">
            <text:p>1633</text:p>
          </table:table-cell>
          <table:table-cell office:value-type="float" office:value="1.52687669756005E+018" calcext:value-type="float">
            <text:p>1526876697560050000</text:p>
          </table:table-cell>
          <table:table-cell office:value-type="string" calcext:value-type="string">
            <text:p>world</text:p>
          </table:table-cell>
          <table:table-cell office:value-type="float" office:value="0.000964676728472" calcext:value-type="float">
            <text:p>0.0009646767</text:p>
          </table:table-cell>
          <table:table-cell office:value-type="float" office:value="0.00866897683591" calcext:value-type="float">
            <text:p>0.0086689768</text:p>
          </table:table-cell>
          <table:table-cell office:value-type="float" office:value="-0.00226029148325" calcext:value-type="float">
            <text:p>-0.00226029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58895E+018" calcext:value-type="float">
            <text:p>1526876697588950000</text:p>
          </table:table-cell>
          <table:table-cell office:value-type="float" office:value="1634" calcext:value-type="float">
            <text:p>1634</text:p>
          </table:table-cell>
          <table:table-cell office:value-type="float" office:value="1.52687669758014E+018" calcext:value-type="float">
            <text:p>1526876697580140000</text:p>
          </table:table-cell>
          <table:table-cell office:value-type="string" calcext:value-type="string">
            <text:p>world</text:p>
          </table:table-cell>
          <table:table-cell office:value-type="float" office:value="-0.0044378740713" calcext:value-type="float">
            <text:p>-0.0044378741</text:p>
          </table:table-cell>
          <table:table-cell office:value-type="float" office:value="-0.00809879414737" calcext:value-type="float">
            <text:p>-0.0080987941</text:p>
          </table:table-cell>
          <table:table-cell office:value-type="float" office:value="-0.00358154205605" calcext:value-type="float">
            <text:p>-0.00358154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60833E+018" calcext:value-type="float">
            <text:p>1526876697608330000</text:p>
          </table:table-cell>
          <table:table-cell office:value-type="float" office:value="1635" calcext:value-type="float">
            <text:p>1635</text:p>
          </table:table-cell>
          <table:table-cell office:value-type="float" office:value="1.52687669760001E+018" calcext:value-type="float">
            <text:p>1526876697600010000</text:p>
          </table:table-cell>
          <table:table-cell office:value-type="string" calcext:value-type="string">
            <text:p>world</text:p>
          </table:table-cell>
          <table:table-cell office:value-type="float" office:value="-0.00447343569249" calcext:value-type="float">
            <text:p>-0.0044734357</text:p>
          </table:table-cell>
          <table:table-cell office:value-type="float" office:value="-0.00398774491623" calcext:value-type="float">
            <text:p>-0.0039877449</text:p>
          </table:table-cell>
          <table:table-cell office:value-type="float" office:value="-0.0161324888468" calcext:value-type="float">
            <text:p>-0.0161324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62868E+018" calcext:value-type="float">
            <text:p>1526876697628680000</text:p>
          </table:table-cell>
          <table:table-cell office:value-type="float" office:value="1636" calcext:value-type="float">
            <text:p>1636</text:p>
          </table:table-cell>
          <table:table-cell office:value-type="float" office:value="1.5268766976204E+018" calcext:value-type="float">
            <text:p>1526876697620400000</text:p>
          </table:table-cell>
          <table:table-cell office:value-type="string" calcext:value-type="string">
            <text:p>world</text:p>
          </table:table-cell>
          <table:table-cell office:value-type="float" office:value="-0.0045373942703" calcext:value-type="float">
            <text:p>-0.0045373943</text:p>
          </table:table-cell>
          <table:table-cell office:value-type="float" office:value="0.00131553900428" calcext:value-type="float">
            <text:p>0.001315539</text:p>
          </table:table-cell>
          <table:table-cell office:value-type="float" office:value="-0.00856084935367" calcext:value-type="float">
            <text:p>-0.00856084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64796E+018" calcext:value-type="float">
            <text:p>1526876697647960000</text:p>
          </table:table-cell>
          <table:table-cell office:value-type="float" office:value="1637" calcext:value-type="float">
            <text:p>1637</text:p>
          </table:table-cell>
          <table:table-cell office:value-type="float" office:value="1.52687669764035E+018" calcext:value-type="float">
            <text:p>1526876697640350000</text:p>
          </table:table-cell>
          <table:table-cell office:value-type="string" calcext:value-type="string">
            <text:p>world</text:p>
          </table:table-cell>
          <table:table-cell office:value-type="float" office:value="0.00601773895323" calcext:value-type="float">
            <text:p>0.006017739</text:p>
          </table:table-cell>
          <table:table-cell office:value-type="float" office:value="-0.00136394391302" calcext:value-type="float">
            <text:p>-0.0013639439</text:p>
          </table:table-cell>
          <table:table-cell office:value-type="float" office:value="0.00860080029815" calcext:value-type="float">
            <text:p>0.0086008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66834E+018" calcext:value-type="float">
            <text:p>1526876697668340000</text:p>
          </table:table-cell>
          <table:table-cell office:value-type="float" office:value="1638" calcext:value-type="float">
            <text:p>1638</text:p>
          </table:table-cell>
          <table:table-cell office:value-type="float" office:value="1.5268766976603E+018" calcext:value-type="float">
            <text:p>1526876697660300000</text:p>
          </table:table-cell>
          <table:table-cell office:value-type="string" calcext:value-type="string">
            <text:p>world</text:p>
          </table:table-cell>
          <table:table-cell office:value-type="float" office:value="-0.00654410663992" calcext:value-type="float">
            <text:p>-0.0065441066</text:p>
          </table:table-cell>
          <table:table-cell office:value-type="float" office:value="0.000596934871282" calcext:value-type="float">
            <text:p>0.0005969349</text:p>
          </table:table-cell>
          <table:table-cell office:value-type="float" office:value="-0.00295362761244" calcext:value-type="float">
            <text:p>-0.00295362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68878E+018" calcext:value-type="float">
            <text:p>1526876697688780000</text:p>
          </table:table-cell>
          <table:table-cell office:value-type="float" office:value="1639" calcext:value-type="float">
            <text:p>1639</text:p>
          </table:table-cell>
          <table:table-cell office:value-type="float" office:value="1.52687669768022E+018" calcext:value-type="float">
            <text:p>1526876697680220000</text:p>
          </table:table-cell>
          <table:table-cell office:value-type="string" calcext:value-type="string">
            <text:p>world</text:p>
          </table:table-cell>
          <table:table-cell office:value-type="float" office:value="0.00755875511095" calcext:value-type="float">
            <text:p>0.0075587551</text:p>
          </table:table-cell>
          <table:table-cell office:value-type="float" office:value="-0.00144185801037" calcext:value-type="float">
            <text:p>-0.001441858</text:p>
          </table:table-cell>
          <table:table-cell office:value-type="float" office:value="-0.000161312753335" calcext:value-type="float">
            <text:p>-0.0001613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70821E+018" calcext:value-type="float">
            <text:p>1526876697708210000</text:p>
          </table:table-cell>
          <table:table-cell office:value-type="float" office:value="1640" calcext:value-type="float">
            <text:p>1640</text:p>
          </table:table-cell>
          <table:table-cell office:value-type="float" office:value="1.5268766976999E+018" calcext:value-type="float">
            <text:p>1526876697699900000</text:p>
          </table:table-cell>
          <table:table-cell office:value-type="string" calcext:value-type="string">
            <text:p>world</text:p>
          </table:table-cell>
          <table:table-cell office:value-type="float" office:value="-0.00420426204801" calcext:value-type="float">
            <text:p>-0.004204262</text:p>
          </table:table-cell>
          <table:table-cell office:value-type="float" office:value="0.00247444445267" calcext:value-type="float">
            <text:p>0.0024744445</text:p>
          </table:table-cell>
          <table:table-cell office:value-type="float" office:value="0.0067923492752" calcext:value-type="float">
            <text:p>0.00679234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72857E+018" calcext:value-type="float">
            <text:p>1526876697728570000</text:p>
          </table:table-cell>
          <table:table-cell office:value-type="float" office:value="1641" calcext:value-type="float">
            <text:p>1641</text:p>
          </table:table-cell>
          <table:table-cell office:value-type="float" office:value="1.52687669771976E+018" calcext:value-type="float">
            <text:p>1526876697719760000</text:p>
          </table:table-cell>
          <table:table-cell office:value-type="string" calcext:value-type="string">
            <text:p>world</text:p>
          </table:table-cell>
          <table:table-cell office:value-type="float" office:value="-0.000125038670376" calcext:value-type="float">
            <text:p>-0.0001250387</text:p>
          </table:table-cell>
          <table:table-cell office:value-type="float" office:value="-0.00162549619563" calcext:value-type="float">
            <text:p>-0.0016254962</text:p>
          </table:table-cell>
          <table:table-cell office:value-type="float" office:value="-0.00513630826026" calcext:value-type="float">
            <text:p>-0.00513630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749E+018" calcext:value-type="float">
            <text:p>1526876697749000000</text:p>
          </table:table-cell>
          <table:table-cell office:value-type="float" office:value="1642" calcext:value-type="float">
            <text:p>1642</text:p>
          </table:table-cell>
          <table:table-cell office:value-type="float" office:value="1.52687669774059E+018" calcext:value-type="float">
            <text:p>1526876697740590000</text:p>
          </table:table-cell>
          <table:table-cell office:value-type="string" calcext:value-type="string">
            <text:p>world</text:p>
          </table:table-cell>
          <table:table-cell office:value-type="float" office:value="-0.00602465169504" calcext:value-type="float">
            <text:p>-0.0060246517</text:p>
          </table:table-cell>
          <table:table-cell office:value-type="float" office:value="-0.00313541060314" calcext:value-type="float">
            <text:p>-0.0031354106</text:p>
          </table:table-cell>
          <table:table-cell office:value-type="float" office:value="0.00100863049738" calcext:value-type="float">
            <text:p>0.00100863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76829E+018" calcext:value-type="float">
            <text:p>1526876697768290000</text:p>
          </table:table-cell>
          <table:table-cell office:value-type="float" office:value="1643" calcext:value-type="float">
            <text:p>1643</text:p>
          </table:table-cell>
          <table:table-cell office:value-type="float" office:value="1.52687669776045E+018" calcext:value-type="float">
            <text:p>1526876697760450000</text:p>
          </table:table-cell>
          <table:table-cell office:value-type="string" calcext:value-type="string">
            <text:p>world</text:p>
          </table:table-cell>
          <table:table-cell office:value-type="float" office:value="-0.000548952724785" calcext:value-type="float">
            <text:p>-0.0005489527</text:p>
          </table:table-cell>
          <table:table-cell office:value-type="float" office:value="0.00977787747979" calcext:value-type="float">
            <text:p>0.0097778775</text:p>
          </table:table-cell>
          <table:table-cell office:value-type="float" office:value="-0.0165794380009" calcext:value-type="float">
            <text:p>-0.0165794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78869E+018" calcext:value-type="float">
            <text:p>1526876697788690000</text:p>
          </table:table-cell>
          <table:table-cell office:value-type="float" office:value="1644" calcext:value-type="float">
            <text:p>1644</text:p>
          </table:table-cell>
          <table:table-cell office:value-type="float" office:value="1.52687669778033E+018" calcext:value-type="float">
            <text:p>1526876697780330000</text:p>
          </table:table-cell>
          <table:table-cell office:value-type="string" calcext:value-type="string">
            <text:p>world</text:p>
          </table:table-cell>
          <table:table-cell office:value-type="float" office:value="-0.000919147627428" calcext:value-type="float">
            <text:p>-0.0009191476</text:p>
          </table:table-cell>
          <table:table-cell office:value-type="float" office:value="-0.00166596425697" calcext:value-type="float">
            <text:p>-0.0016659643</text:p>
          </table:table-cell>
          <table:table-cell office:value-type="float" office:value="0.00574481114745" calcext:value-type="float">
            <text:p>0.00574481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80794E+018" calcext:value-type="float">
            <text:p>1526876697807940000</text:p>
          </table:table-cell>
          <table:table-cell office:value-type="float" office:value="1645" calcext:value-type="float">
            <text:p>1645</text:p>
          </table:table-cell>
          <table:table-cell office:value-type="float" office:value="1.52687669780001E+018" calcext:value-type="float">
            <text:p>1526876697800010000</text:p>
          </table:table-cell>
          <table:table-cell office:value-type="string" calcext:value-type="string">
            <text:p>world</text:p>
          </table:table-cell>
          <table:table-cell office:value-type="float" office:value="0.00488091493025" calcext:value-type="float">
            <text:p>0.0048809149</text:p>
          </table:table-cell>
          <table:table-cell office:value-type="float" office:value="-0.00451698061079" calcext:value-type="float">
            <text:p>-0.0045169806</text:p>
          </table:table-cell>
          <table:table-cell office:value-type="float" office:value="-0.000649011926726" calcext:value-type="float">
            <text:p>-0.00064901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82835E+018" calcext:value-type="float">
            <text:p>1526876697828350000</text:p>
          </table:table-cell>
          <table:table-cell office:value-type="float" office:value="1646" calcext:value-type="float">
            <text:p>1646</text:p>
          </table:table-cell>
          <table:table-cell office:value-type="float" office:value="1.52687669781994E+018" calcext:value-type="float">
            <text:p>1526876697819940000</text:p>
          </table:table-cell>
          <table:table-cell office:value-type="string" calcext:value-type="string">
            <text:p>world</text:p>
          </table:table-cell>
          <table:table-cell office:value-type="float" office:value="-0.00423010066152" calcext:value-type="float">
            <text:p>-0.0042301007</text:p>
          </table:table-cell>
          <table:table-cell office:value-type="float" office:value="0.00250749010593" calcext:value-type="float">
            <text:p>0.0025074901</text:p>
          </table:table-cell>
          <table:table-cell office:value-type="float" office:value="-0.00295265577734" calcext:value-type="float">
            <text:p>-0.00295265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84874E+018" calcext:value-type="float">
            <text:p>1526876697848740000</text:p>
          </table:table-cell>
          <table:table-cell office:value-type="float" office:value="1647" calcext:value-type="float">
            <text:p>1647</text:p>
          </table:table-cell>
          <table:table-cell office:value-type="float" office:value="1.52687669783994E+018" calcext:value-type="float">
            <text:p>1526876697839940000</text:p>
          </table:table-cell>
          <table:table-cell office:value-type="string" calcext:value-type="string">
            <text:p>world</text:p>
          </table:table-cell>
          <table:table-cell office:value-type="float" office:value="0.00856203306466" calcext:value-type="float">
            <text:p>0.0085620331</text:p>
          </table:table-cell>
          <table:table-cell office:value-type="float" office:value="0.000777845620178" calcext:value-type="float">
            <text:p>0.0007778456</text:p>
          </table:table-cell>
          <table:table-cell office:value-type="float" office:value="0.0116844465956" calcext:value-type="float">
            <text:p>0.01168444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86819E+018" calcext:value-type="float">
            <text:p>1526876697868190000</text:p>
          </table:table-cell>
          <table:table-cell office:value-type="float" office:value="1648" calcext:value-type="float">
            <text:p>1648</text:p>
          </table:table-cell>
          <table:table-cell office:value-type="float" office:value="1.52687669785994E+018" calcext:value-type="float">
            <text:p>1526876697859940000</text:p>
          </table:table-cell>
          <table:table-cell office:value-type="string" calcext:value-type="string">
            <text:p>world</text:p>
          </table:table-cell>
          <table:table-cell office:value-type="float" office:value="-0.00584390060976" calcext:value-type="float">
            <text:p>-0.0058439006</text:p>
          </table:table-cell>
          <table:table-cell office:value-type="float" office:value="-0.00655058026314" calcext:value-type="float">
            <text:p>-0.0065505803</text:p>
          </table:table-cell>
          <table:table-cell office:value-type="float" office:value="-0.00337681965902" calcext:value-type="float">
            <text:p>-0.00337681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88859E+018" calcext:value-type="float">
            <text:p>1526876697888590000</text:p>
          </table:table-cell>
          <table:table-cell office:value-type="float" office:value="1649" calcext:value-type="float">
            <text:p>1649</text:p>
          </table:table-cell>
          <table:table-cell office:value-type="float" office:value="1.52687669787996E+018" calcext:value-type="float">
            <text:p>1526876697879960000</text:p>
          </table:table-cell>
          <table:table-cell office:value-type="string" calcext:value-type="string">
            <text:p>world</text:p>
          </table:table-cell>
          <table:table-cell office:value-type="float" office:value="0.0054683862254" calcext:value-type="float">
            <text:p>0.0054683862</text:p>
          </table:table-cell>
          <table:table-cell office:value-type="float" office:value="-0.000630205031484" calcext:value-type="float">
            <text:p>-0.000630205</text:p>
          </table:table-cell>
          <table:table-cell office:value-type="float" office:value="0.00824280735105" calcext:value-type="float">
            <text:p>0.00824280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90895E+018" calcext:value-type="float">
            <text:p>1526876697908950000</text:p>
          </table:table-cell>
          <table:table-cell office:value-type="float" office:value="1650" calcext:value-type="float">
            <text:p>1650</text:p>
          </table:table-cell>
          <table:table-cell office:value-type="float" office:value="1.5268766978999E+018" calcext:value-type="float">
            <text:p>1526876697899900000</text:p>
          </table:table-cell>
          <table:table-cell office:value-type="string" calcext:value-type="string">
            <text:p>world</text:p>
          </table:table-cell>
          <table:table-cell office:value-type="float" office:value="-0.00251720799133" calcext:value-type="float">
            <text:p>-0.002517208</text:p>
          </table:table-cell>
          <table:table-cell office:value-type="float" office:value="0.0025634127669" calcext:value-type="float">
            <text:p>0.0025634128</text:p>
          </table:table-cell>
          <table:table-cell office:value-type="float" office:value="-0.0133713074028" calcext:value-type="float">
            <text:p>-0.01337130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92821E+018" calcext:value-type="float">
            <text:p>1526876697928210000</text:p>
          </table:table-cell>
          <table:table-cell office:value-type="float" office:value="1651" calcext:value-type="float">
            <text:p>1651</text:p>
          </table:table-cell>
          <table:table-cell office:value-type="float" office:value="1.52687669791979E+018" calcext:value-type="float">
            <text:p>1526876697919790000</text:p>
          </table:table-cell>
          <table:table-cell office:value-type="string" calcext:value-type="string">
            <text:p>world</text:p>
          </table:table-cell>
          <table:table-cell office:value-type="float" office:value="0.00520548317581" calcext:value-type="float">
            <text:p>0.0052054832</text:p>
          </table:table-cell>
          <table:table-cell office:value-type="float" office:value="0.00389483897015" calcext:value-type="float">
            <text:p>0.003894839</text:p>
          </table:table-cell>
          <table:table-cell office:value-type="float" office:value="0.0132369659841" calcext:value-type="float">
            <text:p>0.0132369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94849E+018" calcext:value-type="float">
            <text:p>1526876697948490000</text:p>
          </table:table-cell>
          <table:table-cell office:value-type="float" office:value="1652" calcext:value-type="float">
            <text:p>1652</text:p>
          </table:table-cell>
          <table:table-cell office:value-type="float" office:value="1.52687669793989E+018" calcext:value-type="float">
            <text:p>1526876697939890000</text:p>
          </table:table-cell>
          <table:table-cell office:value-type="string" calcext:value-type="string">
            <text:p>world</text:p>
          </table:table-cell>
          <table:table-cell office:value-type="float" office:value="-0.0032942998223" calcext:value-type="float">
            <text:p>-0.0032942998</text:p>
          </table:table-cell>
          <table:table-cell office:value-type="float" office:value="0.00284133385867" calcext:value-type="float">
            <text:p>0.0028413339</text:p>
          </table:table-cell>
          <table:table-cell office:value-type="float" office:value="0.00600020773709" calcext:value-type="float">
            <text:p>0.00600020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969E+018" calcext:value-type="float">
            <text:p>1526876697969000000</text:p>
          </table:table-cell>
          <table:table-cell office:value-type="float" office:value="1653" calcext:value-type="float">
            <text:p>1653</text:p>
          </table:table-cell>
          <table:table-cell office:value-type="float" office:value="1.52687669795979E+018" calcext:value-type="float">
            <text:p>1526876697959790000</text:p>
          </table:table-cell>
          <table:table-cell office:value-type="string" calcext:value-type="string">
            <text:p>world</text:p>
          </table:table-cell>
          <table:table-cell office:value-type="float" office:value="-0.00502753723413" calcext:value-type="float">
            <text:p>-0.0050275372</text:p>
          </table:table-cell>
          <table:table-cell office:value-type="float" office:value="-0.000638633966446" calcext:value-type="float">
            <text:p>-0.000638634</text:p>
          </table:table-cell>
          <table:table-cell office:value-type="float" office:value="-0.0142254689708" calcext:value-type="float">
            <text:p>-0.0142254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798838E+018" calcext:value-type="float">
            <text:p>1526876697988380000</text:p>
          </table:table-cell>
          <table:table-cell office:value-type="float" office:value="1654" calcext:value-type="float">
            <text:p>1654</text:p>
          </table:table-cell>
          <table:table-cell office:value-type="float" office:value="1.5268766979796E+018" calcext:value-type="float">
            <text:p>1526876697979600000</text:p>
          </table:table-cell>
          <table:table-cell office:value-type="string" calcext:value-type="string">
            <text:p>world</text:p>
          </table:table-cell>
          <table:table-cell office:value-type="float" office:value="0.00532333133742" calcext:value-type="float">
            <text:p>0.0053233313</text:p>
          </table:table-cell>
          <table:table-cell office:value-type="float" office:value="-0.00584507919848" calcext:value-type="float">
            <text:p>-0.0058450792</text:p>
          </table:table-cell>
          <table:table-cell office:value-type="float" office:value="0.0115173030645" calcext:value-type="float">
            <text:p>0.01151730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0086E+018" calcext:value-type="float">
            <text:p>1526876698008600000</text:p>
          </table:table-cell>
          <table:table-cell office:value-type="float" office:value="1655" calcext:value-type="float">
            <text:p>1655</text:p>
          </table:table-cell>
          <table:table-cell office:value-type="float" office:value="1.5268766980005E+018" calcext:value-type="float">
            <text:p>1526876698000500000</text:p>
          </table:table-cell>
          <table:table-cell office:value-type="string" calcext:value-type="string">
            <text:p>world</text:p>
          </table:table-cell>
          <table:table-cell office:value-type="float" office:value="-0.00166638358496" calcext:value-type="float">
            <text:p>-0.0016663836</text:p>
          </table:table-cell>
          <table:table-cell office:value-type="float" office:value="0.00296380976215" calcext:value-type="float">
            <text:p>0.0029638098</text:p>
          </table:table-cell>
          <table:table-cell office:value-type="float" office:value="0.00130225671455" calcext:value-type="float">
            <text:p>0.00130225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0278E+018" calcext:value-type="float">
            <text:p>1526876698027800000</text:p>
          </table:table-cell>
          <table:table-cell office:value-type="float" office:value="1656" calcext:value-type="float">
            <text:p>1656</text:p>
          </table:table-cell>
          <table:table-cell office:value-type="float" office:value="1.52687669802036E+018" calcext:value-type="float">
            <text:p>1526876698020360000</text:p>
          </table:table-cell>
          <table:table-cell office:value-type="string" calcext:value-type="string">
            <text:p>world</text:p>
          </table:table-cell>
          <table:table-cell office:value-type="float" office:value="-0.00492883101106" calcext:value-type="float">
            <text:p>-0.004928831</text:p>
          </table:table-cell>
          <table:table-cell office:value-type="float" office:value="-0.00726349186152" calcext:value-type="float">
            <text:p>-0.0072634919</text:p>
          </table:table-cell>
          <table:table-cell office:value-type="float" office:value="-0.00814404059201" calcext:value-type="float">
            <text:p>-0.0081440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04819E+018" calcext:value-type="float">
            <text:p>1526876698048190000</text:p>
          </table:table-cell>
          <table:table-cell office:value-type="float" office:value="1657" calcext:value-type="float">
            <text:p>1657</text:p>
          </table:table-cell>
          <table:table-cell office:value-type="float" office:value="1.52687669804023E+018" calcext:value-type="float">
            <text:p>1526876698040230000</text:p>
          </table:table-cell>
          <table:table-cell office:value-type="string" calcext:value-type="string">
            <text:p>world</text:p>
          </table:table-cell>
          <table:table-cell office:value-type="float" office:value="0.00526926340535" calcext:value-type="float">
            <text:p>0.0052692634</text:p>
          </table:table-cell>
          <table:table-cell office:value-type="float" office:value="0.00477783335373" calcext:value-type="float">
            <text:p>0.0047778334</text:p>
          </table:table-cell>
          <table:table-cell office:value-type="float" office:value="0.0037503442727" calcext:value-type="float">
            <text:p>0.00375034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06854E+018" calcext:value-type="float">
            <text:p>1526876698068540000</text:p>
          </table:table-cell>
          <table:table-cell office:value-type="float" office:value="1658" calcext:value-type="float">
            <text:p>1658</text:p>
          </table:table-cell>
          <table:table-cell office:value-type="float" office:value="1.52687669806006E+018" calcext:value-type="float">
            <text:p>1526876698060060000</text:p>
          </table:table-cell>
          <table:table-cell office:value-type="string" calcext:value-type="string">
            <text:p>world</text:p>
          </table:table-cell>
          <table:table-cell office:value-type="float" office:value="0.00330239417963" calcext:value-type="float">
            <text:p>0.0033023942</text:p>
          </table:table-cell>
          <table:table-cell office:value-type="float" office:value="-0.00403333548456" calcext:value-type="float">
            <text:p>-0.0040333355</text:p>
          </table:table-cell>
          <table:table-cell office:value-type="float" office:value="0.0051635238342" calcext:value-type="float">
            <text:p>0.00516352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08865E+018" calcext:value-type="float">
            <text:p>1526876698088650000</text:p>
          </table:table-cell>
          <table:table-cell office:value-type="float" office:value="1659" calcext:value-type="float">
            <text:p>1659</text:p>
          </table:table-cell>
          <table:table-cell office:value-type="float" office:value="1.52687669807983E+018" calcext:value-type="float">
            <text:p>1526876698079830000</text:p>
          </table:table-cell>
          <table:table-cell office:value-type="string" calcext:value-type="string">
            <text:p>world</text:p>
          </table:table-cell>
          <table:table-cell office:value-type="float" office:value="-0.00230495259166" calcext:value-type="float">
            <text:p>-0.0023049526</text:p>
          </table:table-cell>
          <table:table-cell office:value-type="float" office:value="0.000144137069583" calcext:value-type="float">
            <text:p>0.0001441371</text:p>
          </table:table-cell>
          <table:table-cell office:value-type="float" office:value="-0.0000351925846189" calcext:value-type="float">
            <text:p>-3.5192584618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10832E+018" calcext:value-type="float">
            <text:p>1526876698108320000</text:p>
          </table:table-cell>
          <table:table-cell office:value-type="float" office:value="1660" calcext:value-type="float">
            <text:p>1660</text:p>
          </table:table-cell>
          <table:table-cell office:value-type="float" office:value="1.52687669810061E+018" calcext:value-type="float">
            <text:p>1526876698100610000</text:p>
          </table:table-cell>
          <table:table-cell office:value-type="string" calcext:value-type="string">
            <text:p>world</text:p>
          </table:table-cell>
          <table:table-cell office:value-type="float" office:value="-0.00322509021498" calcext:value-type="float">
            <text:p>-0.0032250902</text:p>
          </table:table-cell>
          <table:table-cell office:value-type="float" office:value="0.00384813267738" calcext:value-type="float">
            <text:p>0.0038481327</text:p>
          </table:table-cell>
          <table:table-cell office:value-type="float" office:value="-0.0047996994108" calcext:value-type="float">
            <text:p>-0.00479969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12875E+018" calcext:value-type="float">
            <text:p>1526876698128750000</text:p>
          </table:table-cell>
          <table:table-cell office:value-type="float" office:value="1661" calcext:value-type="float">
            <text:p>1661</text:p>
          </table:table-cell>
          <table:table-cell office:value-type="float" office:value="1.52687669812053E+018" calcext:value-type="float">
            <text:p>1526876698120530000</text:p>
          </table:table-cell>
          <table:table-cell office:value-type="string" calcext:value-type="string">
            <text:p>world</text:p>
          </table:table-cell>
          <table:table-cell office:value-type="float" office:value="-0.000523241003975" calcext:value-type="float">
            <text:p>-0.000523241</text:p>
          </table:table-cell>
          <table:table-cell office:value-type="float" office:value="0.0109849758446" calcext:value-type="float">
            <text:p>0.0109849758</text:p>
          </table:table-cell>
          <table:table-cell office:value-type="float" office:value="-0.0119615551084" calcext:value-type="float">
            <text:p>-0.01196155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14803E+018" calcext:value-type="float">
            <text:p>1526876698148030000</text:p>
          </table:table-cell>
          <table:table-cell office:value-type="float" office:value="1662" calcext:value-type="float">
            <text:p>1662</text:p>
          </table:table-cell>
          <table:table-cell office:value-type="float" office:value="1.52687669814034E+018" calcext:value-type="float">
            <text:p>1526876698140340000</text:p>
          </table:table-cell>
          <table:table-cell office:value-type="string" calcext:value-type="string">
            <text:p>world</text:p>
          </table:table-cell>
          <table:table-cell office:value-type="float" office:value="-0.000359567115083" calcext:value-type="float">
            <text:p>-0.0003595671</text:p>
          </table:table-cell>
          <table:table-cell office:value-type="float" office:value="-0.00596997514367" calcext:value-type="float">
            <text:p>-0.0059699751</text:p>
          </table:table-cell>
          <table:table-cell office:value-type="float" office:value="0.00989896152169" calcext:value-type="float">
            <text:p>0.00989896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16832E+018" calcext:value-type="float">
            <text:p>1526876698168320000</text:p>
          </table:table-cell>
          <table:table-cell office:value-type="float" office:value="1663" calcext:value-type="float">
            <text:p>1663</text:p>
          </table:table-cell>
          <table:table-cell office:value-type="float" office:value="1.52687669816018E+018" calcext:value-type="float">
            <text:p>1526876698160180000</text:p>
          </table:table-cell>
          <table:table-cell office:value-type="string" calcext:value-type="string">
            <text:p>world</text:p>
          </table:table-cell>
          <table:table-cell office:value-type="float" office:value="0.00139823707286" calcext:value-type="float">
            <text:p>0.0013982371</text:p>
          </table:table-cell>
          <table:table-cell office:value-type="float" office:value="-0.00434164470062" calcext:value-type="float">
            <text:p>-0.0043416447</text:p>
          </table:table-cell>
          <table:table-cell office:value-type="float" office:value="0.00527692446485" calcext:value-type="float">
            <text:p>0.00527692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18866E+018" calcext:value-type="float">
            <text:p>1526876698188660000</text:p>
          </table:table-cell>
          <table:table-cell office:value-type="float" office:value="1664" calcext:value-type="float">
            <text:p>1664</text:p>
          </table:table-cell>
          <table:table-cell office:value-type="float" office:value="1.52687669818007E+018" calcext:value-type="float">
            <text:p>1526876698180070000</text:p>
          </table:table-cell>
          <table:table-cell office:value-type="string" calcext:value-type="string">
            <text:p>world</text:p>
          </table:table-cell>
          <table:table-cell office:value-type="float" office:value="0.00283483834937" calcext:value-type="float">
            <text:p>0.0028348383</text:p>
          </table:table-cell>
          <table:table-cell office:value-type="float" office:value="-0.00399089232087" calcext:value-type="float">
            <text:p>-0.0039908923</text:p>
          </table:table-cell>
          <table:table-cell office:value-type="float" office:value="0.00617350637913" calcext:value-type="float">
            <text:p>0.00617350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20813E+018" calcext:value-type="float">
            <text:p>1526876698208130000</text:p>
          </table:table-cell>
          <table:table-cell office:value-type="float" office:value="1665" calcext:value-type="float">
            <text:p>1665</text:p>
          </table:table-cell>
          <table:table-cell office:value-type="float" office:value="1.52687669820001E+018" calcext:value-type="float">
            <text:p>1526876698200010000</text:p>
          </table:table-cell>
          <table:table-cell office:value-type="string" calcext:value-type="string">
            <text:p>world</text:p>
          </table:table-cell>
          <table:table-cell office:value-type="float" office:value="0.00116003374569" calcext:value-type="float">
            <text:p>0.0011600337</text:p>
          </table:table-cell>
          <table:table-cell office:value-type="float" office:value="-0.0000298004597425" calcext:value-type="float">
            <text:p>-2.98004597425E-005</text:p>
          </table:table-cell>
          <table:table-cell office:value-type="float" office:value="0.00035856408067" calcext:value-type="float">
            <text:p>0.00035856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22849E+018" calcext:value-type="float">
            <text:p>1526876698228490000</text:p>
          </table:table-cell>
          <table:table-cell office:value-type="float" office:value="1666" calcext:value-type="float">
            <text:p>1666</text:p>
          </table:table-cell>
          <table:table-cell office:value-type="float" office:value="1.52687669821991E+018" calcext:value-type="float">
            <text:p>1526876698219910000</text:p>
          </table:table-cell>
          <table:table-cell office:value-type="string" calcext:value-type="string">
            <text:p>world</text:p>
          </table:table-cell>
          <table:table-cell office:value-type="float" office:value="0.00238679070026" calcext:value-type="float">
            <text:p>0.0023867907</text:p>
          </table:table-cell>
          <table:table-cell office:value-type="float" office:value="0.00209354399703" calcext:value-type="float">
            <text:p>0.002093544</text:p>
          </table:table-cell>
          <table:table-cell office:value-type="float" office:value="0.00170017138589" calcext:value-type="float">
            <text:p>0.00170017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24877E+018" calcext:value-type="float">
            <text:p>1526876698248770000</text:p>
          </table:table-cell>
          <table:table-cell office:value-type="float" office:value="1667" calcext:value-type="float">
            <text:p>1667</text:p>
          </table:table-cell>
          <table:table-cell office:value-type="float" office:value="1.52687669823978E+018" calcext:value-type="float">
            <text:p>1526876698239780000</text:p>
          </table:table-cell>
          <table:table-cell office:value-type="string" calcext:value-type="string">
            <text:p>world</text:p>
          </table:table-cell>
          <table:table-cell office:value-type="float" office:value="-0.000862911110744" calcext:value-type="float">
            <text:p>-0.0008629111</text:p>
          </table:table-cell>
          <table:table-cell office:value-type="float" office:value="0.00902004167438" calcext:value-type="float">
            <text:p>0.0090200417</text:p>
          </table:table-cell>
          <table:table-cell office:value-type="float" office:value="-0.00389159610495" calcext:value-type="float">
            <text:p>-0.00389159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26825E+018" calcext:value-type="float">
            <text:p>1526876698268250000</text:p>
          </table:table-cell>
          <table:table-cell office:value-type="float" office:value="1668" calcext:value-type="float">
            <text:p>1668</text:p>
          </table:table-cell>
          <table:table-cell office:value-type="float" office:value="1.52687669826053E+018" calcext:value-type="float">
            <text:p>1526876698260530000</text:p>
          </table:table-cell>
          <table:table-cell office:value-type="string" calcext:value-type="string">
            <text:p>world</text:p>
          </table:table-cell>
          <table:table-cell office:value-type="float" office:value="-0.00419235043228" calcext:value-type="float">
            <text:p>-0.0041923504</text:p>
          </table:table-cell>
          <table:table-cell office:value-type="float" office:value="-0.00583793502301" calcext:value-type="float">
            <text:p>-0.005837935</text:p>
          </table:table-cell>
          <table:table-cell office:value-type="float" office:value="-0.00420582154766" calcext:value-type="float">
            <text:p>-0.00420582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28872E+018" calcext:value-type="float">
            <text:p>1526876698288720000</text:p>
          </table:table-cell>
          <table:table-cell office:value-type="float" office:value="1669" calcext:value-type="float">
            <text:p>1669</text:p>
          </table:table-cell>
          <table:table-cell office:value-type="float" office:value="1.52687669828069E+018" calcext:value-type="float">
            <text:p>1526876698280690000</text:p>
          </table:table-cell>
          <table:table-cell office:value-type="string" calcext:value-type="string">
            <text:p>world</text:p>
          </table:table-cell>
          <table:table-cell office:value-type="float" office:value="0.00445396825671" calcext:value-type="float">
            <text:p>0.0044539683</text:p>
          </table:table-cell>
          <table:table-cell office:value-type="float" office:value="-0.00174325390253" calcext:value-type="float">
            <text:p>-0.0017432539</text:p>
          </table:table-cell>
          <table:table-cell office:value-type="float" office:value="0.00838309526443" calcext:value-type="float">
            <text:p>0.00838309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30786E+018" calcext:value-type="float">
            <text:p>1526876698307860000</text:p>
          </table:table-cell>
          <table:table-cell office:value-type="float" office:value="1670" calcext:value-type="float">
            <text:p>1670</text:p>
          </table:table-cell>
          <table:table-cell office:value-type="float" office:value="1.52687669830051E+018" calcext:value-type="float">
            <text:p>1526876698300510000</text:p>
          </table:table-cell>
          <table:table-cell office:value-type="string" calcext:value-type="string">
            <text:p>world</text:p>
          </table:table-cell>
          <table:table-cell office:value-type="float" office:value="-0.00661403406411" calcext:value-type="float">
            <text:p>-0.0066140341</text:p>
          </table:table-cell>
          <table:table-cell office:value-type="float" office:value="-0.00234414613806" calcext:value-type="float">
            <text:p>-0.0023441461</text:p>
          </table:table-cell>
          <table:table-cell office:value-type="float" office:value="-0.00944077037275" calcext:value-type="float">
            <text:p>-0.0094407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32824E+018" calcext:value-type="float">
            <text:p>1526876698328240000</text:p>
          </table:table-cell>
          <table:table-cell office:value-type="float" office:value="1671" calcext:value-type="float">
            <text:p>1671</text:p>
          </table:table-cell>
          <table:table-cell office:value-type="float" office:value="1.52687669832031E+018" calcext:value-type="float">
            <text:p>1526876698320310000</text:p>
          </table:table-cell>
          <table:table-cell office:value-type="string" calcext:value-type="string">
            <text:p>world</text:p>
          </table:table-cell>
          <table:table-cell office:value-type="float" office:value="0.005488735158" calcext:value-type="float">
            <text:p>0.0054887352</text:p>
          </table:table-cell>
          <table:table-cell office:value-type="float" office:value="-0.00258163292892" calcext:value-type="float">
            <text:p>-0.0025816329</text:p>
          </table:table-cell>
          <table:table-cell office:value-type="float" office:value="0.00487286411226" calcext:value-type="float">
            <text:p>0.00487286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34865E+018" calcext:value-type="float">
            <text:p>1526876698348650000</text:p>
          </table:table-cell>
          <table:table-cell office:value-type="float" office:value="1672" calcext:value-type="float">
            <text:p>1672</text:p>
          </table:table-cell>
          <table:table-cell office:value-type="float" office:value="1.52687669834004E+018" calcext:value-type="float">
            <text:p>1526876698340040000</text:p>
          </table:table-cell>
          <table:table-cell office:value-type="string" calcext:value-type="string">
            <text:p>world</text:p>
          </table:table-cell>
          <table:table-cell office:value-type="float" office:value="0.00330175226554" calcext:value-type="float">
            <text:p>0.0033017523</text:p>
          </table:table-cell>
          <table:table-cell office:value-type="float" office:value="0.00168700597715" calcext:value-type="float">
            <text:p>0.001687006</text:p>
          </table:table-cell>
          <table:table-cell office:value-type="float" office:value="0.00306622986682" calcext:value-type="float">
            <text:p>0.00306622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36783E+018" calcext:value-type="float">
            <text:p>1526876698367830000</text:p>
          </table:table-cell>
          <table:table-cell office:value-type="float" office:value="1673" calcext:value-type="float">
            <text:p>1673</text:p>
          </table:table-cell>
          <table:table-cell office:value-type="float" office:value="1.52687669836005E+018" calcext:value-type="float">
            <text:p>1526876698360050000</text:p>
          </table:table-cell>
          <table:table-cell office:value-type="string" calcext:value-type="string">
            <text:p>world</text:p>
          </table:table-cell>
          <table:table-cell office:value-type="float" office:value="-0.00295357243158" calcext:value-type="float">
            <text:p>-0.0029535724</text:p>
          </table:table-cell>
          <table:table-cell office:value-type="float" office:value="0.00525383045897" calcext:value-type="float">
            <text:p>0.0052538305</text:p>
          </table:table-cell>
          <table:table-cell office:value-type="float" office:value="0.00166446215007" calcext:value-type="float">
            <text:p>0.00166446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38832E+018" calcext:value-type="float">
            <text:p>1526876698388320000</text:p>
          </table:table-cell>
          <table:table-cell office:value-type="float" office:value="1674" calcext:value-type="float">
            <text:p>1674</text:p>
          </table:table-cell>
          <table:table-cell office:value-type="float" office:value="1.52687669838008E+018" calcext:value-type="float">
            <text:p>1526876698380080000</text:p>
          </table:table-cell>
          <table:table-cell office:value-type="string" calcext:value-type="string">
            <text:p>world</text:p>
          </table:table-cell>
          <table:table-cell office:value-type="float" office:value="0.00202556932345" calcext:value-type="float">
            <text:p>0.0020255693</text:p>
          </table:table-cell>
          <table:table-cell office:value-type="float" office:value="-0.00014285556972" calcext:value-type="float">
            <text:p>-0.0001428556</text:p>
          </table:table-cell>
          <table:table-cell office:value-type="float" office:value="0.00452888989821" calcext:value-type="float">
            <text:p>0.00452888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4088E+018" calcext:value-type="float">
            <text:p>1526876698408800000</text:p>
          </table:table-cell>
          <table:table-cell office:value-type="float" office:value="1675" calcext:value-type="float">
            <text:p>1675</text:p>
          </table:table-cell>
          <table:table-cell office:value-type="float" office:value="1.52687669840006E+018" calcext:value-type="float">
            <text:p>1526876698400060000</text:p>
          </table:table-cell>
          <table:table-cell office:value-type="string" calcext:value-type="string">
            <text:p>world</text:p>
          </table:table-cell>
          <table:table-cell office:value-type="float" office:value="0.00369888334535" calcext:value-type="float">
            <text:p>0.0036988833</text:p>
          </table:table-cell>
          <table:table-cell office:value-type="float" office:value="0.00119724543765" calcext:value-type="float">
            <text:p>0.0011972454</text:p>
          </table:table-cell>
          <table:table-cell office:value-type="float" office:value="0.00250059156679" calcext:value-type="float">
            <text:p>0.00250059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42819E+018" calcext:value-type="float">
            <text:p>1526876698428190000</text:p>
          </table:table-cell>
          <table:table-cell office:value-type="float" office:value="1676" calcext:value-type="float">
            <text:p>1676</text:p>
          </table:table-cell>
          <table:table-cell office:value-type="float" office:value="1.52687669842E+018" calcext:value-type="float">
            <text:p>1526876698420000000</text:p>
          </table:table-cell>
          <table:table-cell office:value-type="string" calcext:value-type="string">
            <text:p>world</text:p>
          </table:table-cell>
          <table:table-cell office:value-type="float" office:value="-0.00675838254392" calcext:value-type="float">
            <text:p>-0.0067583825</text:p>
          </table:table-cell>
          <table:table-cell office:value-type="float" office:value="-0.00246935128234" calcext:value-type="float">
            <text:p>-0.0024693513</text:p>
          </table:table-cell>
          <table:table-cell office:value-type="float" office:value="-0.00779476296157" calcext:value-type="float">
            <text:p>-0.0077947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44857E+018" calcext:value-type="float">
            <text:p>1526876698448570000</text:p>
          </table:table-cell>
          <table:table-cell office:value-type="float" office:value="1677" calcext:value-type="float">
            <text:p>1677</text:p>
          </table:table-cell>
          <table:table-cell office:value-type="float" office:value="1.52687669844003E+018" calcext:value-type="float">
            <text:p>1526876698440030000</text:p>
          </table:table-cell>
          <table:table-cell office:value-type="string" calcext:value-type="string">
            <text:p>world</text:p>
          </table:table-cell>
          <table:table-cell office:value-type="float" office:value="-0.00236235721968" calcext:value-type="float">
            <text:p>-0.0023623572</text:p>
          </table:table-cell>
          <table:table-cell office:value-type="float" office:value="0.00576691329479" calcext:value-type="float">
            <text:p>0.0057669133</text:p>
          </table:table-cell>
          <table:table-cell office:value-type="float" office:value="0.0012903441675" calcext:value-type="float">
            <text:p>0.00129034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46902E+018" calcext:value-type="float">
            <text:p>1526876698469020000</text:p>
          </table:table-cell>
          <table:table-cell office:value-type="float" office:value="1678" calcext:value-type="float">
            <text:p>1678</text:p>
          </table:table-cell>
          <table:table-cell office:value-type="float" office:value="1.52687669846E+018" calcext:value-type="float">
            <text:p>1526876698460000000</text:p>
          </table:table-cell>
          <table:table-cell office:value-type="string" calcext:value-type="string">
            <text:p>world</text:p>
          </table:table-cell>
          <table:table-cell office:value-type="float" office:value="-0.00262978463434" calcext:value-type="float">
            <text:p>-0.0026297846</text:p>
          </table:table-cell>
          <table:table-cell office:value-type="float" office:value="0.00148763158359" calcext:value-type="float">
            <text:p>0.0014876316</text:p>
          </table:table-cell>
          <table:table-cell office:value-type="float" office:value="-0.003223155858" calcext:value-type="float">
            <text:p>-0.00322315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48849E+018" calcext:value-type="float">
            <text:p>1526876698488490000</text:p>
          </table:table-cell>
          <table:table-cell office:value-type="float" office:value="1679" calcext:value-type="float">
            <text:p>1679</text:p>
          </table:table-cell>
          <table:table-cell office:value-type="float" office:value="1.52687669848005E+018" calcext:value-type="float">
            <text:p>1526876698480050000</text:p>
          </table:table-cell>
          <table:table-cell office:value-type="string" calcext:value-type="string">
            <text:p>world</text:p>
          </table:table-cell>
          <table:table-cell office:value-type="float" office:value="0.00280008651316" calcext:value-type="float">
            <text:p>0.0028000865</text:p>
          </table:table-cell>
          <table:table-cell office:value-type="float" office:value="-0.000251041608863" calcext:value-type="float">
            <text:p>-0.0002510416</text:p>
          </table:table-cell>
          <table:table-cell office:value-type="float" office:value="0.00521070417017" calcext:value-type="float">
            <text:p>0.00521070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50889E+018" calcext:value-type="float">
            <text:p>1526876698508890000</text:p>
          </table:table-cell>
          <table:table-cell office:value-type="float" office:value="1680" calcext:value-type="float">
            <text:p>1680</text:p>
          </table:table-cell>
          <table:table-cell office:value-type="float" office:value="1.52687669849987E+018" calcext:value-type="float">
            <text:p>1526876698499870000</text:p>
          </table:table-cell>
          <table:table-cell office:value-type="string" calcext:value-type="string">
            <text:p>world</text:p>
          </table:table-cell>
          <table:table-cell office:value-type="float" office:value="0.00451345928013" calcext:value-type="float">
            <text:p>0.0045134593</text:p>
          </table:table-cell>
          <table:table-cell office:value-type="float" office:value="0.00112812779844" calcext:value-type="float">
            <text:p>0.0011281278</text:p>
          </table:table-cell>
          <table:table-cell office:value-type="float" office:value="0.000789778190665" calcext:value-type="float">
            <text:p>0.00078977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52826E+018" calcext:value-type="float">
            <text:p>1526876698528260000</text:p>
          </table:table-cell>
          <table:table-cell office:value-type="float" office:value="1681" calcext:value-type="float">
            <text:p>1681</text:p>
          </table:table-cell>
          <table:table-cell office:value-type="float" office:value="1.5268766985198E+018" calcext:value-type="float">
            <text:p>1526876698519800000</text:p>
          </table:table-cell>
          <table:table-cell office:value-type="string" calcext:value-type="string">
            <text:p>world</text:p>
          </table:table-cell>
          <table:table-cell office:value-type="float" office:value="0.00210923235863" calcext:value-type="float">
            <text:p>0.0021092324</text:p>
          </table:table-cell>
          <table:table-cell office:value-type="float" office:value="-0.00111755041871" calcext:value-type="float">
            <text:p>-0.0011175504</text:p>
          </table:table-cell>
          <table:table-cell office:value-type="float" office:value="0.00220407778397" calcext:value-type="float">
            <text:p>0.00220407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54863E+018" calcext:value-type="float">
            <text:p>1526876698548630000</text:p>
          </table:table-cell>
          <table:table-cell office:value-type="float" office:value="1682" calcext:value-type="float">
            <text:p>1682</text:p>
          </table:table-cell>
          <table:table-cell office:value-type="float" office:value="1.52687669853965E+018" calcext:value-type="float">
            <text:p>1526876698539650000</text:p>
          </table:table-cell>
          <table:table-cell office:value-type="string" calcext:value-type="string">
            <text:p>world</text:p>
          </table:table-cell>
          <table:table-cell office:value-type="float" office:value="0.00111818034202" calcext:value-type="float">
            <text:p>0.0011181803</text:p>
          </table:table-cell>
          <table:table-cell office:value-type="float" office:value="-0.0000264993868768" calcext:value-type="float">
            <text:p>-2.64993868768E-005</text:p>
          </table:table-cell>
          <table:table-cell office:value-type="float" office:value="0.000891696719918" calcext:value-type="float">
            <text:p>0.00089169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56798E+018" calcext:value-type="float">
            <text:p>1526876698567980000</text:p>
          </table:table-cell>
          <table:table-cell office:value-type="float" office:value="1683" calcext:value-type="float">
            <text:p>1683</text:p>
          </table:table-cell>
          <table:table-cell office:value-type="float" office:value="1.52687669856059E+018" calcext:value-type="float">
            <text:p>1526876698560590000</text:p>
          </table:table-cell>
          <table:table-cell office:value-type="string" calcext:value-type="string">
            <text:p>world</text:p>
          </table:table-cell>
          <table:table-cell office:value-type="float" office:value="0.000679741904605" calcext:value-type="float">
            <text:p>0.0006797419</text:p>
          </table:table-cell>
          <table:table-cell office:value-type="float" office:value="-0.000149097439134" calcext:value-type="float">
            <text:p>-0.0001490974</text:p>
          </table:table-cell>
          <table:table-cell office:value-type="float" office:value="0.000568960385863" calcext:value-type="float">
            <text:p>0.00056896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58829E+018" calcext:value-type="float">
            <text:p>1526876698588290000</text:p>
          </table:table-cell>
          <table:table-cell office:value-type="float" office:value="1684" calcext:value-type="float">
            <text:p>1684</text:p>
          </table:table-cell>
          <table:table-cell office:value-type="float" office:value="1.52687669858047E+018" calcext:value-type="float">
            <text:p>1526876698580470000</text:p>
          </table:table-cell>
          <table:table-cell office:value-type="string" calcext:value-type="string">
            <text:p>world</text:p>
          </table:table-cell>
          <table:table-cell office:value-type="float" office:value="0.000339962512953" calcext:value-type="float">
            <text:p>0.0003399625</text:p>
          </table:table-cell>
          <table:table-cell office:value-type="float" office:value="-0.000314772769343" calcext:value-type="float">
            <text:p>-0.0003147728</text:p>
          </table:table-cell>
          <table:table-cell office:value-type="float" office:value="0.000178512462298" calcext:value-type="float">
            <text:p>0.00017851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60866E+018" calcext:value-type="float">
            <text:p>1526876698608660000</text:p>
          </table:table-cell>
          <table:table-cell office:value-type="float" office:value="1685" calcext:value-type="float">
            <text:p>1685</text:p>
          </table:table-cell>
          <table:table-cell office:value-type="float" office:value="1.52687669860026E+018" calcext:value-type="float">
            <text:p>1526876698600260000</text:p>
          </table:table-cell>
          <table:table-cell office:value-type="string" calcext:value-type="string">
            <text:p>world</text:p>
          </table:table-cell>
          <table:table-cell office:value-type="float" office:value="-0.0000761881383369" calcext:value-type="float">
            <text:p>-7.61881383369E-005</text:p>
          </table:table-cell>
          <table:table-cell office:value-type="float" office:value="0.0000529898388777" calcext:value-type="float">
            <text:p>5.29898388777E-005</text:p>
          </table:table-cell>
          <table:table-cell office:value-type="float" office:value="-0.0000378004115191" calcext:value-type="float">
            <text:p>-3.7800411519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62795E+018" calcext:value-type="float">
            <text:p>1526876698627950000</text:p>
          </table:table-cell>
          <table:table-cell office:value-type="float" office:value="1686" calcext:value-type="float">
            <text:p>1686</text:p>
          </table:table-cell>
          <table:table-cell office:value-type="float" office:value="1.52687669862027E+018" calcext:value-type="float">
            <text:p>1526876698620270000</text:p>
          </table:table-cell>
          <table:table-cell office:value-type="string" calcext:value-type="string">
            <text:p>world</text:p>
          </table:table-cell>
          <table:table-cell office:value-type="float" office:value="0.000114565984404" calcext:value-type="float">
            <text:p>0.000114566</text:p>
          </table:table-cell>
          <table:table-cell office:value-type="float" office:value="-0.000241204179474" calcext:value-type="float">
            <text:p>-0.0002412042</text:p>
          </table:table-cell>
          <table:table-cell office:value-type="float" office:value="0.000170220300788" calcext:value-type="float">
            <text:p>0.00017022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64833E+018" calcext:value-type="float">
            <text:p>1526876698648330000</text:p>
          </table:table-cell>
          <table:table-cell office:value-type="float" office:value="1687" calcext:value-type="float">
            <text:p>1687</text:p>
          </table:table-cell>
          <table:table-cell office:value-type="float" office:value="1.52687669864021E+018" calcext:value-type="float">
            <text:p>1526876698640210000</text:p>
          </table:table-cell>
          <table:table-cell office:value-type="string" calcext:value-type="string">
            <text:p>world</text:p>
          </table:table-cell>
          <table:table-cell office:value-type="float" office:value="0.000197299814317" calcext:value-type="float">
            <text:p>0.0001972998</text:p>
          </table:table-cell>
          <table:table-cell office:value-type="float" office:value="0.000167662481545" calcext:value-type="float">
            <text:p>0.0001676625</text:p>
          </table:table-cell>
          <table:table-cell office:value-type="float" office:value="0.000108019499748" calcext:value-type="float">
            <text:p>0.00010801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66873E+018" calcext:value-type="float">
            <text:p>1526876698668730000</text:p>
          </table:table-cell>
          <table:table-cell office:value-type="float" office:value="1688" calcext:value-type="float">
            <text:p>1688</text:p>
          </table:table-cell>
          <table:table-cell office:value-type="float" office:value="1.52687669866014E+018" calcext:value-type="float">
            <text:p>1526876698660140000</text:p>
          </table:table-cell>
          <table:table-cell office:value-type="string" calcext:value-type="string">
            <text:p>world</text:p>
          </table:table-cell>
          <table:table-cell office:value-type="float" office:value="0.0000412405934185" calcext:value-type="float">
            <text:p>4.12405934185E-005</text:p>
          </table:table-cell>
          <table:table-cell office:value-type="float" office:value="-0.000215299092815" calcext:value-type="float">
            <text:p>-0.0002152991</text:p>
          </table:table-cell>
          <table:table-cell office:value-type="float" office:value="-0.000203534174943" calcext:value-type="float">
            <text:p>-0.00020353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68814E+018" calcext:value-type="float">
            <text:p>1526876698688140000</text:p>
          </table:table-cell>
          <table:table-cell office:value-type="float" office:value="1689" calcext:value-type="float">
            <text:p>1689</text:p>
          </table:table-cell>
          <table:table-cell office:value-type="float" office:value="1.52687669868011E+018" calcext:value-type="float">
            <text:p>1526876698680110000</text:p>
          </table:table-cell>
          <table:table-cell office:value-type="string" calcext:value-type="string">
            <text:p>world</text:p>
          </table:table-cell>
          <table:table-cell office:value-type="float" office:value="-0.000279964122456" calcext:value-type="float">
            <text:p>-0.0002799641</text:p>
          </table:table-cell>
          <table:table-cell office:value-type="float" office:value="0.000160306604812" calcext:value-type="float">
            <text:p>0.0001603066</text:p>
          </table:table-cell>
          <table:table-cell office:value-type="float" office:value="-0.000195272616111" calcext:value-type="float">
            <text:p>-0.00019527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70844E+018" calcext:value-type="float">
            <text:p>1526876698708440000</text:p>
          </table:table-cell>
          <table:table-cell office:value-type="float" office:value="1690" calcext:value-type="float">
            <text:p>1690</text:p>
          </table:table-cell>
          <table:table-cell office:value-type="float" office:value="1.52687669870008E+018" calcext:value-type="float">
            <text:p>1526876698700080000</text:p>
          </table:table-cell>
          <table:table-cell office:value-type="string" calcext:value-type="string">
            <text:p>world</text:p>
          </table:table-cell>
          <table:table-cell office:value-type="float" office:value="-0.0000356414166163" calcext:value-type="float">
            <text:p>-3.56414166163E-005</text:p>
          </table:table-cell>
          <table:table-cell office:value-type="float" office:value="0.0000332709787472" calcext:value-type="float">
            <text:p>0.000033271</text:p>
          </table:table-cell>
          <table:table-cell office:value-type="float" office:value="-0.00000542829366168" calcext:value-type="float">
            <text:p>-5.42829366168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72883E+018" calcext:value-type="float">
            <text:p>1526876698728830000</text:p>
          </table:table-cell>
          <table:table-cell office:value-type="float" office:value="1691" calcext:value-type="float">
            <text:p>1691</text:p>
          </table:table-cell>
          <table:table-cell office:value-type="float" office:value="1.52687669871993E+018" calcext:value-type="float">
            <text:p>1526876698719930000</text:p>
          </table:table-cell>
          <table:table-cell office:value-type="string" calcext:value-type="string">
            <text:p>world</text:p>
          </table:table-cell>
          <table:table-cell office:value-type="float" office:value="0.000271678261925" calcext:value-type="float">
            <text:p>0.0002716783</text:p>
          </table:table-cell>
          <table:table-cell office:value-type="float" office:value="-0.000095858660643" calcext:value-type="float">
            <text:p>-9.5858660643E-005</text:p>
          </table:table-cell>
          <table:table-cell office:value-type="float" office:value="0.000314862700179" calcext:value-type="float">
            <text:p>0.00031486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74806E+018" calcext:value-type="float">
            <text:p>1526876698748060000</text:p>
          </table:table-cell>
          <table:table-cell office:value-type="float" office:value="1692" calcext:value-type="float">
            <text:p>1692</text:p>
          </table:table-cell>
          <table:table-cell office:value-type="float" office:value="1.52687669873956E+018" calcext:value-type="float">
            <text:p>1526876698739560000</text:p>
          </table:table-cell>
          <table:table-cell office:value-type="string" calcext:value-type="string">
            <text:p>world</text:p>
          </table:table-cell>
          <table:table-cell office:value-type="float" office:value="-0.00012735783821" calcext:value-type="float">
            <text:p>-0.0001273578</text:p>
          </table:table-cell>
          <table:table-cell office:value-type="float" office:value="-0.000128156432766" calcext:value-type="float">
            <text:p>-0.0001281564</text:p>
          </table:table-cell>
          <table:table-cell office:value-type="float" office:value="-0.000417899223976" calcext:value-type="float">
            <text:p>-0.0004178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76847E+018" calcext:value-type="float">
            <text:p>1526876698768470000</text:p>
          </table:table-cell>
          <table:table-cell office:value-type="float" office:value="1693" calcext:value-type="float">
            <text:p>1693</text:p>
          </table:table-cell>
          <table:table-cell office:value-type="float" office:value="1.52687669876051E+018" calcext:value-type="float">
            <text:p>1526876698760510000</text:p>
          </table:table-cell>
          <table:table-cell office:value-type="string" calcext:value-type="string">
            <text:p>world</text:p>
          </table:table-cell>
          <table:table-cell office:value-type="float" office:value="-0.0000955821815296" calcext:value-type="float">
            <text:p>-9.55821815296E-005</text:p>
          </table:table-cell>
          <table:table-cell office:value-type="float" office:value="0.0000179456619662" calcext:value-type="float">
            <text:p>1.79456619662E-005</text:p>
          </table:table-cell>
          <table:table-cell office:value-type="float" office:value="-0.000131182547193" calcext:value-type="float">
            <text:p>-0.00013118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78877E+018" calcext:value-type="float">
            <text:p>1526876698788770000</text:p>
          </table:table-cell>
          <table:table-cell office:value-type="float" office:value="1694" calcext:value-type="float">
            <text:p>1694</text:p>
          </table:table-cell>
          <table:table-cell office:value-type="float" office:value="1.52687669878051E+018" calcext:value-type="float">
            <text:p>1526876698780510000</text:p>
          </table:table-cell>
          <table:table-cell office:value-type="string" calcext:value-type="string">
            <text:p>world</text:p>
          </table:table-cell>
          <table:table-cell office:value-type="float" office:value="-0.0000774159561843" calcext:value-type="float">
            <text:p>-0.000077416</text:p>
          </table:table-cell>
          <table:table-cell office:value-type="float" office:value="0.0000811029312899" calcext:value-type="float">
            <text:p>8.11029312899E-005</text:p>
          </table:table-cell>
          <table:table-cell office:value-type="float" office:value="0.000129776424728" calcext:value-type="float">
            <text:p>0.00012977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80784E+018" calcext:value-type="float">
            <text:p>1526876698807840000</text:p>
          </table:table-cell>
          <table:table-cell office:value-type="float" office:value="1695" calcext:value-type="float">
            <text:p>1695</text:p>
          </table:table-cell>
          <table:table-cell office:value-type="float" office:value="1.52687669880038E+018" calcext:value-type="float">
            <text:p>1526876698800380000</text:p>
          </table:table-cell>
          <table:table-cell office:value-type="string" calcext:value-type="string">
            <text:p>world</text:p>
          </table:table-cell>
          <table:table-cell office:value-type="float" office:value="-0.000242034511757" calcext:value-type="float">
            <text:p>-0.0002420345</text:p>
          </table:table-cell>
          <table:table-cell office:value-type="float" office:value="-0.000200428097742" calcext:value-type="float">
            <text:p>-0.0002004281</text:p>
          </table:table-cell>
          <table:table-cell office:value-type="float" office:value="0.000224294271902" calcext:value-type="float">
            <text:p>0.00022429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82814E+018" calcext:value-type="float">
            <text:p>1526876698828140000</text:p>
          </table:table-cell>
          <table:table-cell office:value-type="float" office:value="1696" calcext:value-type="float">
            <text:p>1696</text:p>
          </table:table-cell>
          <table:table-cell office:value-type="float" office:value="1.52687669882026E+018" calcext:value-type="float">
            <text:p>1526876698820260000</text:p>
          </table:table-cell>
          <table:table-cell office:value-type="string" calcext:value-type="string">
            <text:p>world</text:p>
          </table:table-cell>
          <table:table-cell office:value-type="float" office:value="0.000318754056934" calcext:value-type="float">
            <text:p>0.0003187541</text:p>
          </table:table-cell>
          <table:table-cell office:value-type="float" office:value="0.00010747363558" calcext:value-type="float">
            <text:p>0.0001074736</text:p>
          </table:table-cell>
          <table:table-cell office:value-type="float" office:value="-0.000026449408324" calcext:value-type="float">
            <text:p>-2.644940832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84852E+018" calcext:value-type="float">
            <text:p>1526876698848520000</text:p>
          </table:table-cell>
          <table:table-cell office:value-type="float" office:value="1697" calcext:value-type="float">
            <text:p>1697</text:p>
          </table:table-cell>
          <table:table-cell office:value-type="float" office:value="1.52687669884021E+018" calcext:value-type="float">
            <text:p>1526876698840210000</text:p>
          </table:table-cell>
          <table:table-cell office:value-type="string" calcext:value-type="string">
            <text:p>world</text:p>
          </table:table-cell>
          <table:table-cell office:value-type="float" office:value="0.0000621244762442" calcext:value-type="float">
            <text:p>6.21244762442E-005</text:p>
          </table:table-cell>
          <table:table-cell office:value-type="float" office:value="-0.000179010618012" calcext:value-type="float">
            <text:p>-0.0001790106</text:p>
          </table:table-cell>
          <table:table-cell office:value-type="float" office:value="-0.0001342643518" calcext:value-type="float">
            <text:p>-0.00013426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8689E+018" calcext:value-type="float">
            <text:p>1526876698868900000</text:p>
          </table:table-cell>
          <table:table-cell office:value-type="float" office:value="1698" calcext:value-type="float">
            <text:p>1698</text:p>
          </table:table-cell>
          <table:table-cell office:value-type="float" office:value="1.52687669886007E+018" calcext:value-type="float">
            <text:p>1526876698860070000</text:p>
          </table:table-cell>
          <table:table-cell office:value-type="string" calcext:value-type="string">
            <text:p>world</text:p>
          </table:table-cell>
          <table:table-cell office:value-type="float" office:value="-0.0000630598515272" calcext:value-type="float">
            <text:p>-6.30598515272E-005</text:p>
          </table:table-cell>
          <table:table-cell office:value-type="float" office:value="-0.000107084531919" calcext:value-type="float">
            <text:p>-0.0001070845</text:p>
          </table:table-cell>
          <table:table-cell office:value-type="float" office:value="-0.000154158478836" calcext:value-type="float">
            <text:p>-0.00015415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88823E+018" calcext:value-type="float">
            <text:p>1526876698888230000</text:p>
          </table:table-cell>
          <table:table-cell office:value-type="float" office:value="1699" calcext:value-type="float">
            <text:p>1699</text:p>
          </table:table-cell>
          <table:table-cell office:value-type="float" office:value="1.52687669888013E+018" calcext:value-type="float">
            <text:p>1526876698880130000</text:p>
          </table:table-cell>
          <table:table-cell office:value-type="string" calcext:value-type="string">
            <text:p>world</text:p>
          </table:table-cell>
          <table:table-cell office:value-type="float" office:value="-0.0000510929021402" calcext:value-type="float">
            <text:p>-5.10929021402E-005</text:p>
          </table:table-cell>
          <table:table-cell office:value-type="float" office:value="-0.00000432239903603" calcext:value-type="float">
            <text:p>-4.32239903603E-006</text:p>
          </table:table-cell>
          <table:table-cell office:value-type="float" office:value="0.00000535442086402" calcext:value-type="float">
            <text:p>5.35442086402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90862E+018" calcext:value-type="float">
            <text:p>1526876698908620000</text:p>
          </table:table-cell>
          <table:table-cell office:value-type="float" office:value="1700" calcext:value-type="float">
            <text:p>1700</text:p>
          </table:table-cell>
          <table:table-cell office:value-type="float" office:value="1.52687669890004E+018" calcext:value-type="float">
            <text:p>1526876698900040000</text:p>
          </table:table-cell>
          <table:table-cell office:value-type="string" calcext:value-type="string">
            <text:p>world</text:p>
          </table:table-cell>
          <table:table-cell office:value-type="float" office:value="-0.0000625629909337" calcext:value-type="float">
            <text:p>-0.000062563</text:p>
          </table:table-cell>
          <table:table-cell office:value-type="float" office:value="0.0000577964528929" calcext:value-type="float">
            <text:p>5.77964528929E-005</text:p>
          </table:table-cell>
          <table:table-cell office:value-type="float" office:value="0.0000562369386898" calcext:value-type="float">
            <text:p>5.6236938689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92785E+018" calcext:value-type="float">
            <text:p>1526876698927850000</text:p>
          </table:table-cell>
          <table:table-cell office:value-type="float" office:value="1701" calcext:value-type="float">
            <text:p>1701</text:p>
          </table:table-cell>
          <table:table-cell office:value-type="float" office:value="1.5268766989201E+018" calcext:value-type="float">
            <text:p>1526876698920100000</text:p>
          </table:table-cell>
          <table:table-cell office:value-type="string" calcext:value-type="string">
            <text:p>world</text:p>
          </table:table-cell>
          <table:table-cell office:value-type="float" office:value="0.000353211187758" calcext:value-type="float">
            <text:p>0.0003532112</text:p>
          </table:table-cell>
          <table:table-cell office:value-type="float" office:value="0.000227146214456" calcext:value-type="float">
            <text:p>0.0002271462</text:p>
          </table:table-cell>
          <table:table-cell office:value-type="float" office:value="0.000255019462202" calcext:value-type="float">
            <text:p>0.00025501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94821E+018" calcext:value-type="float">
            <text:p>1526876698948210000</text:p>
          </table:table-cell>
          <table:table-cell office:value-type="float" office:value="1702" calcext:value-type="float">
            <text:p>1702</text:p>
          </table:table-cell>
          <table:table-cell office:value-type="float" office:value="1.52687669893984E+018" calcext:value-type="float">
            <text:p>1526876698939840000</text:p>
          </table:table-cell>
          <table:table-cell office:value-type="string" calcext:value-type="string">
            <text:p>world</text:p>
          </table:table-cell>
          <table:table-cell office:value-type="float" office:value="-0.0000572097196709" calcext:value-type="float">
            <text:p>-5.72097196709E-005</text:p>
          </table:table-cell>
          <table:table-cell office:value-type="float" office:value="-0.0000344564832631" calcext:value-type="float">
            <text:p>-3.44564832631E-005</text:p>
          </table:table-cell>
          <table:table-cell office:value-type="float" office:value="-0.000399754120735" calcext:value-type="float">
            <text:p>-0.00039975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96855E+018" calcext:value-type="float">
            <text:p>1526876698968550000</text:p>
          </table:table-cell>
          <table:table-cell office:value-type="float" office:value="1703" calcext:value-type="float">
            <text:p>1703</text:p>
          </table:table-cell>
          <table:table-cell office:value-type="float" office:value="1.5268766989598E+018" calcext:value-type="float">
            <text:p>1526876698959800000</text:p>
          </table:table-cell>
          <table:table-cell office:value-type="string" calcext:value-type="string">
            <text:p>world</text:p>
          </table:table-cell>
          <table:table-cell office:value-type="float" office:value="-0.000136674789246" calcext:value-type="float">
            <text:p>-0.0001366748</text:p>
          </table:table-cell>
          <table:table-cell office:value-type="float" office:value="0.000110095788841" calcext:value-type="float">
            <text:p>0.0001100958</text:p>
          </table:table-cell>
          <table:table-cell office:value-type="float" office:value="0.0000716012000339" calcext:value-type="float">
            <text:p>7.1601200033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898884E+018" calcext:value-type="float">
            <text:p>1526876698988840000</text:p>
          </table:table-cell>
          <table:table-cell office:value-type="float" office:value="1704" calcext:value-type="float">
            <text:p>1704</text:p>
          </table:table-cell>
          <table:table-cell office:value-type="float" office:value="1.52687669897972E+018" calcext:value-type="float">
            <text:p>1526876698979720000</text:p>
          </table:table-cell>
          <table:table-cell office:value-type="string" calcext:value-type="string">
            <text:p>world</text:p>
          </table:table-cell>
          <table:table-cell office:value-type="float" office:value="0.0000431414955528" calcext:value-type="float">
            <text:p>4.31414955528E-005</text:p>
          </table:table-cell>
          <table:table-cell office:value-type="float" office:value="-0.0000724612546037" calcext:value-type="float">
            <text:p>-7.24612546037E-005</text:p>
          </table:table-cell>
          <table:table-cell office:value-type="float" office:value="0.000120257085655" calcext:value-type="float">
            <text:p>0.00012025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00828E+018" calcext:value-type="float">
            <text:p>1526876699008280000</text:p>
          </table:table-cell>
          <table:table-cell office:value-type="float" office:value="1705" calcext:value-type="float">
            <text:p>1705</text:p>
          </table:table-cell>
          <table:table-cell office:value-type="float" office:value="1.52687669900072E+018" calcext:value-type="float">
            <text:p>1526876699000720000</text:p>
          </table:table-cell>
          <table:table-cell office:value-type="string" calcext:value-type="string">
            <text:p>world</text:p>
          </table:table-cell>
          <table:table-cell office:value-type="float" office:value="-0.000126912986161" calcext:value-type="float">
            <text:p>-0.000126913</text:p>
          </table:table-cell>
          <table:table-cell office:value-type="float" office:value="-0.0000746109144529" calcext:value-type="float">
            <text:p>-7.46109144529E-005</text:p>
          </table:table-cell>
          <table:table-cell office:value-type="float" office:value="0.00000394939706894" calcext:value-type="float">
            <text:p>3.94939706894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02864E+018" calcext:value-type="float">
            <text:p>1526876699028640000</text:p>
          </table:table-cell>
          <table:table-cell office:value-type="float" office:value="1706" calcext:value-type="float">
            <text:p>1706</text:p>
          </table:table-cell>
          <table:table-cell office:value-type="float" office:value="1.52687669901965E+018" calcext:value-type="float">
            <text:p>1526876699019650000</text:p>
          </table:table-cell>
          <table:table-cell office:value-type="string" calcext:value-type="string">
            <text:p>world</text:p>
          </table:table-cell>
          <table:table-cell office:value-type="float" office:value="0.000169997481862" calcext:value-type="float">
            <text:p>0.0001699975</text:p>
          </table:table-cell>
          <table:table-cell office:value-type="float" office:value="-0.000123644567793" calcext:value-type="float">
            <text:p>-0.0001236446</text:p>
          </table:table-cell>
          <table:table-cell office:value-type="float" office:value="-0.0000686331331963" calcext:value-type="float">
            <text:p>-6.8633133196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0478E+018" calcext:value-type="float">
            <text:p>1526876699047800000</text:p>
          </table:table-cell>
          <table:table-cell office:value-type="float" office:value="1707" calcext:value-type="float">
            <text:p>1707</text:p>
          </table:table-cell>
          <table:table-cell office:value-type="float" office:value="1.52687669904053E+018" calcext:value-type="float">
            <text:p>1526876699040530000</text:p>
          </table:table-cell>
          <table:table-cell office:value-type="string" calcext:value-type="string">
            <text:p>world</text:p>
          </table:table-cell>
          <table:table-cell office:value-type="float" office:value="-0.000156801499543" calcext:value-type="float">
            <text:p>-0.0001568015</text:p>
          </table:table-cell>
          <table:table-cell office:value-type="float" office:value="0.00000492137041874" calcext:value-type="float">
            <text:p>4.92137041874E-006</text:p>
          </table:table-cell>
          <table:table-cell office:value-type="float" office:value="-0.000297798775136" calcext:value-type="float">
            <text:p>-0.00029779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06805E+018" calcext:value-type="float">
            <text:p>1526876699068050000</text:p>
          </table:table-cell>
          <table:table-cell office:value-type="float" office:value="1708" calcext:value-type="float">
            <text:p>1708</text:p>
          </table:table-cell>
          <table:table-cell office:value-type="float" office:value="1.52687669906028E+018" calcext:value-type="float">
            <text:p>1526876699060280000</text:p>
          </table:table-cell>
          <table:table-cell office:value-type="string" calcext:value-type="string">
            <text:p>world</text:p>
          </table:table-cell>
          <table:table-cell office:value-type="float" office:value="0.0000484518459416" calcext:value-type="float">
            <text:p>4.84518459416E-005</text:p>
          </table:table-cell>
          <table:table-cell office:value-type="float" office:value="0.00018356036162" calcext:value-type="float">
            <text:p>0.0001835604</text:p>
          </table:table-cell>
          <table:table-cell office:value-type="float" office:value="0.000044255197281" calcext:value-type="float">
            <text:p>4.425519728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08832E+018" calcext:value-type="float">
            <text:p>1526876699088320000</text:p>
          </table:table-cell>
          <table:table-cell office:value-type="float" office:value="1709" calcext:value-type="float">
            <text:p>1709</text:p>
          </table:table-cell>
          <table:table-cell office:value-type="float" office:value="1.52687669907991E+018" calcext:value-type="float">
            <text:p>1526876699079910000</text:p>
          </table:table-cell>
          <table:table-cell office:value-type="string" calcext:value-type="string">
            <text:p>world</text:p>
          </table:table-cell>
          <table:table-cell office:value-type="float" office:value="-0.000125954553369" calcext:value-type="float">
            <text:p>-0.0001259546</text:p>
          </table:table-cell>
          <table:table-cell office:value-type="float" office:value="-0.000095876690466" calcext:value-type="float">
            <text:p>-9.5876690466E-005</text:p>
          </table:table-cell>
          <table:table-cell office:value-type="float" office:value="-0.000122463490698" calcext:value-type="float">
            <text:p>-0.00012246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10855E+018" calcext:value-type="float">
            <text:p>1526876699108550000</text:p>
          </table:table-cell>
          <table:table-cell office:value-type="float" office:value="1710" calcext:value-type="float">
            <text:p>1710</text:p>
          </table:table-cell>
          <table:table-cell office:value-type="float" office:value="1.52687669910059E+018" calcext:value-type="float">
            <text:p>1526876699100590000</text:p>
          </table:table-cell>
          <table:table-cell office:value-type="string" calcext:value-type="string">
            <text:p>world</text:p>
          </table:table-cell>
          <table:table-cell office:value-type="float" office:value="0.000203303847229" calcext:value-type="float">
            <text:p>0.0002033038</text:p>
          </table:table-cell>
          <table:table-cell office:value-type="float" office:value="0.000119025149615" calcext:value-type="float">
            <text:p>0.0001190251</text:p>
          </table:table-cell>
          <table:table-cell office:value-type="float" office:value="0.000280704727629" calcext:value-type="float">
            <text:p>0.0002807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12789E+018" calcext:value-type="float">
            <text:p>1526876699127890000</text:p>
          </table:table-cell>
          <table:table-cell office:value-type="float" office:value="1711" calcext:value-type="float">
            <text:p>1711</text:p>
          </table:table-cell>
          <table:table-cell office:value-type="float" office:value="1.52687669912015E+018" calcext:value-type="float">
            <text:p>1526876699120150000</text:p>
          </table:table-cell>
          <table:table-cell office:value-type="string" calcext:value-type="string">
            <text:p>world</text:p>
          </table:table-cell>
          <table:table-cell office:value-type="float" office:value="-0.0000897958670976" calcext:value-type="float">
            <text:p>-8.97958670976E-005</text:p>
          </table:table-cell>
          <table:table-cell office:value-type="float" office:value="-0.000125993232359" calcext:value-type="float">
            <text:p>-0.0001259932</text:p>
          </table:table-cell>
          <table:table-cell office:value-type="float" office:value="-0.000185877011972" calcext:value-type="float">
            <text:p>-0.0001858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14813E+018" calcext:value-type="float">
            <text:p>1526876699148130000</text:p>
          </table:table-cell>
          <table:table-cell office:value-type="float" office:value="1712" calcext:value-type="float">
            <text:p>1712</text:p>
          </table:table-cell>
          <table:table-cell office:value-type="float" office:value="1.52687669913985E+018" calcext:value-type="float">
            <text:p>1526876699139850000</text:p>
          </table:table-cell>
          <table:table-cell office:value-type="string" calcext:value-type="string">
            <text:p>world</text:p>
          </table:table-cell>
          <table:table-cell office:value-type="float" office:value="0.0000085783576651" calcext:value-type="float">
            <text:p>8.5783576651E-006</text:p>
          </table:table-cell>
          <table:table-cell office:value-type="float" office:value="-0.000155615343829" calcext:value-type="float">
            <text:p>-0.0001556153</text:p>
          </table:table-cell>
          <table:table-cell office:value-type="float" office:value="0.0000175975364982" calcext:value-type="float">
            <text:p>1.7597536498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16845E+018" calcext:value-type="float">
            <text:p>1526876699168450000</text:p>
          </table:table-cell>
          <table:table-cell office:value-type="float" office:value="1713" calcext:value-type="float">
            <text:p>1713</text:p>
          </table:table-cell>
          <table:table-cell office:value-type="float" office:value="1.52687669916061E+018" calcext:value-type="float">
            <text:p>1526876699160610000</text:p>
          </table:table-cell>
          <table:table-cell office:value-type="string" calcext:value-type="string">
            <text:p>world</text:p>
          </table:table-cell>
          <table:table-cell office:value-type="float" office:value="-0.000108626831206" calcext:value-type="float">
            <text:p>-0.0001086268</text:p>
          </table:table-cell>
          <table:table-cell office:value-type="float" office:value="0.000056127733842" calcext:value-type="float">
            <text:p>5.6127733842E-005</text:p>
          </table:table-cell>
          <table:table-cell office:value-type="float" office:value="-0.000213813662413" calcext:value-type="float">
            <text:p>-0.00021381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18876E+018" calcext:value-type="float">
            <text:p>1526876699188760000</text:p>
          </table:table-cell>
          <table:table-cell office:value-type="float" office:value="1714" calcext:value-type="float">
            <text:p>1714</text:p>
          </table:table-cell>
          <table:table-cell office:value-type="float" office:value="1.5268766991804E+018" calcext:value-type="float">
            <text:p>1526876699180400000</text:p>
          </table:table-cell>
          <table:table-cell office:value-type="string" calcext:value-type="string">
            <text:p>world</text:p>
          </table:table-cell>
          <table:table-cell office:value-type="float" office:value="0.0000365542291547" calcext:value-type="float">
            <text:p>3.65542291547E-005</text:p>
          </table:table-cell>
          <table:table-cell office:value-type="float" office:value="0.000106134553789" calcext:value-type="float">
            <text:p>0.0001061346</text:p>
          </table:table-cell>
          <table:table-cell office:value-type="float" office:value="0.000497956818435" calcext:value-type="float">
            <text:p>0.0004979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20823E+018" calcext:value-type="float">
            <text:p>1526876699208230000</text:p>
          </table:table-cell>
          <table:table-cell office:value-type="float" office:value="1715" calcext:value-type="float">
            <text:p>1715</text:p>
          </table:table-cell>
          <table:table-cell office:value-type="float" office:value="1.5268766992002E+018" calcext:value-type="float">
            <text:p>1526876699200200000</text:p>
          </table:table-cell>
          <table:table-cell office:value-type="string" calcext:value-type="string">
            <text:p>world</text:p>
          </table:table-cell>
          <table:table-cell office:value-type="float" office:value="0.000261552922893" calcext:value-type="float">
            <text:p>0.0002615529</text:p>
          </table:table-cell>
          <table:table-cell office:value-type="float" office:value="0.000082178019511" calcext:value-type="float">
            <text:p>0.000082178</text:p>
          </table:table-cell>
          <table:table-cell office:value-type="float" office:value="-0.000280904147075" calcext:value-type="float">
            <text:p>-0.00028090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22853E+018" calcext:value-type="float">
            <text:p>1526876699228530000</text:p>
          </table:table-cell>
          <table:table-cell office:value-type="float" office:value="1716" calcext:value-type="float">
            <text:p>1716</text:p>
          </table:table-cell>
          <table:table-cell office:value-type="float" office:value="1.52687669922023E+018" calcext:value-type="float">
            <text:p>1526876699220230000</text:p>
          </table:table-cell>
          <table:table-cell office:value-type="string" calcext:value-type="string">
            <text:p>world</text:p>
          </table:table-cell>
          <table:table-cell office:value-type="float" office:value="-0.0000911019160412" calcext:value-type="float">
            <text:p>-9.11019160412E-005</text:p>
          </table:table-cell>
          <table:table-cell office:value-type="float" office:value="0.0000997070310405" calcext:value-type="float">
            <text:p>0.000099707</text:p>
          </table:table-cell>
          <table:table-cell office:value-type="float" office:value="-0.0000676832933095" calcext:value-type="float">
            <text:p>-6.76832933095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2489E+018" calcext:value-type="float">
            <text:p>1526876699248900000</text:p>
          </table:table-cell>
          <table:table-cell office:value-type="float" office:value="1717" calcext:value-type="float">
            <text:p>1717</text:p>
          </table:table-cell>
          <table:table-cell office:value-type="float" office:value="1.52687669924004E+018" calcext:value-type="float">
            <text:p>1526876699240040000</text:p>
          </table:table-cell>
          <table:table-cell office:value-type="string" calcext:value-type="string">
            <text:p>world</text:p>
          </table:table-cell>
          <table:table-cell office:value-type="float" office:value="-0.000732228741981" calcext:value-type="float">
            <text:p>-0.0007322287</text:p>
          </table:table-cell>
          <table:table-cell office:value-type="float" office:value="-0.00125229102559" calcext:value-type="float">
            <text:p>-0.001252291</text:p>
          </table:table-cell>
          <table:table-cell office:value-type="float" office:value="-0.00230045104399" calcext:value-type="float">
            <text:p>-0.0023004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26831E+018" calcext:value-type="float">
            <text:p>1526876699268310000</text:p>
          </table:table-cell>
          <table:table-cell office:value-type="float" office:value="1718" calcext:value-type="float">
            <text:p>1718</text:p>
          </table:table-cell>
          <table:table-cell office:value-type="float" office:value="1.52687669925991E+018" calcext:value-type="float">
            <text:p>1526876699259910000</text:p>
          </table:table-cell>
          <table:table-cell office:value-type="string" calcext:value-type="string">
            <text:p>world</text:p>
          </table:table-cell>
          <table:table-cell office:value-type="float" office:value="-0.000389468244975" calcext:value-type="float">
            <text:p>-0.0003894682</text:p>
          </table:table-cell>
          <table:table-cell office:value-type="float" office:value="-0.000490827485919" calcext:value-type="float">
            <text:p>-0.0004908275</text:p>
          </table:table-cell>
          <table:table-cell office:value-type="float" office:value="-0.00151619920507" calcext:value-type="float">
            <text:p>-0.0015161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28896E+018" calcext:value-type="float">
            <text:p>1526876699288960000</text:p>
          </table:table-cell>
          <table:table-cell office:value-type="float" office:value="1719" calcext:value-type="float">
            <text:p>1719</text:p>
          </table:table-cell>
          <table:table-cell office:value-type="float" office:value="1.52687669927978E+018" calcext:value-type="float">
            <text:p>1526876699279780000</text:p>
          </table:table-cell>
          <table:table-cell office:value-type="string" calcext:value-type="string">
            <text:p>world</text:p>
          </table:table-cell>
          <table:table-cell office:value-type="float" office:value="0.000393183436245" calcext:value-type="float">
            <text:p>0.0003931834</text:p>
          </table:table-cell>
          <table:table-cell office:value-type="float" office:value="0.000905174878426" calcext:value-type="float">
            <text:p>0.0009051749</text:p>
          </table:table-cell>
          <table:table-cell office:value-type="float" office:value="0.00210069003515" calcext:value-type="float">
            <text:p>0.002100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30809E+018" calcext:value-type="float">
            <text:p>1526876699308090000</text:p>
          </table:table-cell>
          <table:table-cell office:value-type="float" office:value="1720" calcext:value-type="float">
            <text:p>1720</text:p>
          </table:table-cell>
          <table:table-cell office:value-type="float" office:value="1.52687669929959E+018" calcext:value-type="float">
            <text:p>1526876699299590000</text:p>
          </table:table-cell>
          <table:table-cell office:value-type="string" calcext:value-type="string">
            <text:p>world</text:p>
          </table:table-cell>
          <table:table-cell office:value-type="float" office:value="0.000277706771158" calcext:value-type="float">
            <text:p>0.0002777068</text:p>
          </table:table-cell>
          <table:table-cell office:value-type="float" office:value="0.000268169504125" calcext:value-type="float">
            <text:p>0.0002681695</text:p>
          </table:table-cell>
          <table:table-cell office:value-type="float" office:value="0.000738371396437" calcext:value-type="float">
            <text:p>0.00073837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32855E+018" calcext:value-type="float">
            <text:p>1526876699328550000</text:p>
          </table:table-cell>
          <table:table-cell office:value-type="float" office:value="1721" calcext:value-type="float">
            <text:p>1721</text:p>
          </table:table-cell>
          <table:table-cell office:value-type="float" office:value="1.52687669932051E+018" calcext:value-type="float">
            <text:p>1526876699320510000</text:p>
          </table:table-cell>
          <table:table-cell office:value-type="string" calcext:value-type="string">
            <text:p>world</text:p>
          </table:table-cell>
          <table:table-cell office:value-type="float" office:value="-0.000148961640662" calcext:value-type="float">
            <text:p>-0.0001489616</text:p>
          </table:table-cell>
          <table:table-cell office:value-type="float" office:value="0.000090310604719" calcext:value-type="float">
            <text:p>9.0310604719E-005</text:p>
          </table:table-cell>
          <table:table-cell office:value-type="float" office:value="0.000421760283643" calcext:value-type="float">
            <text:p>0.00042176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34897E+018" calcext:value-type="float">
            <text:p>1526876699348970000</text:p>
          </table:table-cell>
          <table:table-cell office:value-type="float" office:value="1722" calcext:value-type="float">
            <text:p>1722</text:p>
          </table:table-cell>
          <table:table-cell office:value-type="float" office:value="1.52687669934019E+018" calcext:value-type="float">
            <text:p>1526876699340190000</text:p>
          </table:table-cell>
          <table:table-cell office:value-type="string" calcext:value-type="string">
            <text:p>world</text:p>
          </table:table-cell>
          <table:table-cell office:value-type="float" office:value="0.000344434170984" calcext:value-type="float">
            <text:p>0.0003444342</text:p>
          </table:table-cell>
          <table:table-cell office:value-type="float" office:value="-0.00000892181924428" calcext:value-type="float">
            <text:p>-8.92181924428E-006</text:p>
          </table:table-cell>
          <table:table-cell office:value-type="float" office:value="0.000373202841729" calcext:value-type="float">
            <text:p>0.00037320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36838E+018" calcext:value-type="float">
            <text:p>1526876699368380000</text:p>
          </table:table-cell>
          <table:table-cell office:value-type="float" office:value="1723" calcext:value-type="float">
            <text:p>1723</text:p>
          </table:table-cell>
          <table:table-cell office:value-type="float" office:value="1.52687669936015E+018" calcext:value-type="float">
            <text:p>1526876699360150000</text:p>
          </table:table-cell>
          <table:table-cell office:value-type="string" calcext:value-type="string">
            <text:p>world</text:p>
          </table:table-cell>
          <table:table-cell office:value-type="float" office:value="-0.0000518518791068" calcext:value-type="float">
            <text:p>-5.18518791068E-005</text:p>
          </table:table-cell>
          <table:table-cell office:value-type="float" office:value="0.000164285956998" calcext:value-type="float">
            <text:p>0.000164286</text:p>
          </table:table-cell>
          <table:table-cell office:value-type="float" office:value="0.000029407965485" calcext:value-type="float">
            <text:p>0.000029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38876E+018" calcext:value-type="float">
            <text:p>1526876699388760000</text:p>
          </table:table-cell>
          <table:table-cell office:value-type="float" office:value="1724" calcext:value-type="float">
            <text:p>1724</text:p>
          </table:table-cell>
          <table:table-cell office:value-type="float" office:value="1.52687669938012E+018" calcext:value-type="float">
            <text:p>1526876699380120000</text:p>
          </table:table-cell>
          <table:table-cell office:value-type="string" calcext:value-type="string">
            <text:p>world</text:p>
          </table:table-cell>
          <table:table-cell office:value-type="float" office:value="0.000127894018078" calcext:value-type="float">
            <text:p>0.000127894</text:p>
          </table:table-cell>
          <table:table-cell office:value-type="float" office:value="0.00005288747343" calcext:value-type="float">
            <text:p>5.288747343E-005</text:p>
          </table:table-cell>
          <table:table-cell office:value-type="float" office:value="0.0000492620492878" calcext:value-type="float">
            <text:p>0.0000492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40808E+018" calcext:value-type="float">
            <text:p>1526876699408080000</text:p>
          </table:table-cell>
          <table:table-cell office:value-type="float" office:value="1725" calcext:value-type="float">
            <text:p>1725</text:p>
          </table:table-cell>
          <table:table-cell office:value-type="float" office:value="1.52687669940001E+018" calcext:value-type="float">
            <text:p>1526876699400010000</text:p>
          </table:table-cell>
          <table:table-cell office:value-type="string" calcext:value-type="string">
            <text:p>world</text:p>
          </table:table-cell>
          <table:table-cell office:value-type="float" office:value="-0.000116772949696" calcext:value-type="float">
            <text:p>-0.0001167729</text:p>
          </table:table-cell>
          <table:table-cell office:value-type="float" office:value="-0.0000229048564506" calcext:value-type="float">
            <text:p>-2.29048564506E-005</text:p>
          </table:table-cell>
          <table:table-cell office:value-type="float" office:value="-0.000237822547206" calcext:value-type="float">
            <text:p>-0.00023782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42846E+018" calcext:value-type="float">
            <text:p>1526876699428460000</text:p>
          </table:table-cell>
          <table:table-cell office:value-type="float" office:value="1726" calcext:value-type="float">
            <text:p>1726</text:p>
          </table:table-cell>
          <table:table-cell office:value-type="float" office:value="1.52687669941984E+018" calcext:value-type="float">
            <text:p>1526876699419840000</text:p>
          </table:table-cell>
          <table:table-cell office:value-type="string" calcext:value-type="string">
            <text:p>world</text:p>
          </table:table-cell>
          <table:table-cell office:value-type="float" office:value="0.000152138207341" calcext:value-type="float">
            <text:p>0.0001521382</text:p>
          </table:table-cell>
          <table:table-cell office:value-type="float" office:value="0.00040401951992" calcext:value-type="float">
            <text:p>0.0004040195</text:p>
          </table:table-cell>
          <table:table-cell office:value-type="float" office:value="0.0000298960731016" calcext:value-type="float">
            <text:p>2.98960731016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44891E+018" calcext:value-type="float">
            <text:p>1526876699448910000</text:p>
          </table:table-cell>
          <table:table-cell office:value-type="float" office:value="1727" calcext:value-type="float">
            <text:p>1727</text:p>
          </table:table-cell>
          <table:table-cell office:value-type="float" office:value="1.52687669943962E+018" calcext:value-type="float">
            <text:p>1526876699439620000</text:p>
          </table:table-cell>
          <table:table-cell office:value-type="string" calcext:value-type="string">
            <text:p>world</text:p>
          </table:table-cell>
          <table:table-cell office:value-type="float" office:value="-0.000127308434458" calcext:value-type="float">
            <text:p>-0.0001273084</text:p>
          </table:table-cell>
          <table:table-cell office:value-type="float" office:value="-0.000141516808071" calcext:value-type="float">
            <text:p>-0.0001415168</text:p>
          </table:table-cell>
          <table:table-cell office:value-type="float" office:value="0.00011393026216" calcext:value-type="float">
            <text:p>0.00011393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46831E+018" calcext:value-type="float">
            <text:p>1526876699468310000</text:p>
          </table:table-cell>
          <table:table-cell office:value-type="float" office:value="1728" calcext:value-type="float">
            <text:p>1728</text:p>
          </table:table-cell>
          <table:table-cell office:value-type="float" office:value="1.52687669946044E+018" calcext:value-type="float">
            <text:p>1526876699460440000</text:p>
          </table:table-cell>
          <table:table-cell office:value-type="string" calcext:value-type="string">
            <text:p>world</text:p>
          </table:table-cell>
          <table:table-cell office:value-type="float" office:value="-0.000107871586806" calcext:value-type="float">
            <text:p>-0.0001078716</text:p>
          </table:table-cell>
          <table:table-cell office:value-type="float" office:value="0.00000274578633253" calcext:value-type="float">
            <text:p>2.74578633253E-006</text:p>
          </table:table-cell>
          <table:table-cell office:value-type="float" office:value="-0.000217335647903" calcext:value-type="float">
            <text:p>-0.00021733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48877E+018" calcext:value-type="float">
            <text:p>1526876699488770000</text:p>
          </table:table-cell>
          <table:table-cell office:value-type="float" office:value="1729" calcext:value-type="float">
            <text:p>1729</text:p>
          </table:table-cell>
          <table:table-cell office:value-type="float" office:value="1.52687669948041E+018" calcext:value-type="float">
            <text:p>1526876699480410000</text:p>
          </table:table-cell>
          <table:table-cell office:value-type="string" calcext:value-type="string">
            <text:p>world</text:p>
          </table:table-cell>
          <table:table-cell office:value-type="float" office:value="0.000160459516337" calcext:value-type="float">
            <text:p>0.0001604595</text:p>
          </table:table-cell>
          <table:table-cell office:value-type="float" office:value="-0.000126028695377" calcext:value-type="float">
            <text:p>-0.0001260287</text:p>
          </table:table-cell>
          <table:table-cell office:value-type="float" office:value="0.0000369470653823" calcext:value-type="float">
            <text:p>3.6947065382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50805E+018" calcext:value-type="float">
            <text:p>1526876699508050000</text:p>
          </table:table-cell>
          <table:table-cell office:value-type="float" office:value="1730" calcext:value-type="float">
            <text:p>1730</text:p>
          </table:table-cell>
          <table:table-cell office:value-type="float" office:value="1.52687669950021E+018" calcext:value-type="float">
            <text:p>1526876699500210000</text:p>
          </table:table-cell>
          <table:table-cell office:value-type="string" calcext:value-type="string">
            <text:p>world</text:p>
          </table:table-cell>
          <table:table-cell office:value-type="float" office:value="-0.0000872841046657" calcext:value-type="float">
            <text:p>-8.72841046657E-005</text:p>
          </table:table-cell>
          <table:table-cell office:value-type="float" office:value="0.0000386492465623" calcext:value-type="float">
            <text:p>3.86492465623E-005</text:p>
          </table:table-cell>
          <table:table-cell office:value-type="float" office:value="0.0000931327303988" calcext:value-type="float">
            <text:p>9.3132730398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52847E+018" calcext:value-type="float">
            <text:p>1526876699528470000</text:p>
          </table:table-cell>
          <table:table-cell office:value-type="float" office:value="1731" calcext:value-type="float">
            <text:p>1731</text:p>
          </table:table-cell>
          <table:table-cell office:value-type="float" office:value="1.52687669952013E+018" calcext:value-type="float">
            <text:p>1526876699520130000</text:p>
          </table:table-cell>
          <table:table-cell office:value-type="string" calcext:value-type="string">
            <text:p>world</text:p>
          </table:table-cell>
          <table:table-cell office:value-type="float" office:value="-0.000115434173495" calcext:value-type="float">
            <text:p>-0.0001154342</text:p>
          </table:table-cell>
          <table:table-cell office:value-type="float" office:value="-0.0000318575366691" calcext:value-type="float">
            <text:p>-3.18575366691E-005</text:p>
          </table:table-cell>
          <table:table-cell office:value-type="float" office:value="0.000257647101535" calcext:value-type="float">
            <text:p>0.00025764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54876E+018" calcext:value-type="float">
            <text:p>1526876699548760000</text:p>
          </table:table-cell>
          <table:table-cell office:value-type="float" office:value="1732" calcext:value-type="float">
            <text:p>1732</text:p>
          </table:table-cell>
          <table:table-cell office:value-type="float" office:value="1.52687669954006E+018" calcext:value-type="float">
            <text:p>1526876699540060000</text:p>
          </table:table-cell>
          <table:table-cell office:value-type="string" calcext:value-type="string">
            <text:p>world</text:p>
          </table:table-cell>
          <table:table-cell office:value-type="float" office:value="0.0000216210537474" calcext:value-type="float">
            <text:p>2.16210537474E-005</text:p>
          </table:table-cell>
          <table:table-cell office:value-type="float" office:value="-0.0000042358706196" calcext:value-type="float">
            <text:p>-4.2358706196E-006</text:p>
          </table:table-cell>
          <table:table-cell office:value-type="float" office:value="0.0000667507047183" calcext:value-type="float">
            <text:p>6.6750704718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5682E+018" calcext:value-type="float">
            <text:p>1526876699568200000</text:p>
          </table:table-cell>
          <table:table-cell office:value-type="float" office:value="1733" calcext:value-type="float">
            <text:p>1733</text:p>
          </table:table-cell>
          <table:table-cell office:value-type="float" office:value="1.52687669955993E+018" calcext:value-type="float">
            <text:p>1526876699559930000</text:p>
          </table:table-cell>
          <table:table-cell office:value-type="string" calcext:value-type="string">
            <text:p>world</text:p>
          </table:table-cell>
          <table:table-cell office:value-type="float" office:value="0.0000411738437833" calcext:value-type="float">
            <text:p>4.11738437833E-005</text:p>
          </table:table-cell>
          <table:table-cell office:value-type="float" office:value="-0.0000021179353098" calcext:value-type="float">
            <text:p>-2.1179353098E-006</text:p>
          </table:table-cell>
          <table:table-cell office:value-type="float" office:value="-0.000235474508372" calcext:value-type="float">
            <text:p>-0.00023547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58854E+018" calcext:value-type="float">
            <text:p>1526876699588540000</text:p>
          </table:table-cell>
          <table:table-cell office:value-type="float" office:value="1734" calcext:value-type="float">
            <text:p>1734</text:p>
          </table:table-cell>
          <table:table-cell office:value-type="float" office:value="1.52687669958004E+018" calcext:value-type="float">
            <text:p>1526876699580040000</text:p>
          </table:table-cell>
          <table:table-cell office:value-type="string" calcext:value-type="string">
            <text:p>world</text:p>
          </table:table-cell>
          <table:table-cell office:value-type="float" office:value="0.0000980366967269" calcext:value-type="float">
            <text:p>9.80366967269E-005</text:p>
          </table:table-cell>
          <table:table-cell office:value-type="float" office:value="-0.0000479039590573" calcext:value-type="float">
            <text:p>-0.000047904</text:p>
          </table:table-cell>
          <table:table-cell office:value-type="float" office:value="0.0000835498140077" calcext:value-type="float">
            <text:p>8.35498140077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60785E+018" calcext:value-type="float">
            <text:p>1526876699607850000</text:p>
          </table:table-cell>
          <table:table-cell office:value-type="float" office:value="1735" calcext:value-type="float">
            <text:p>1735</text:p>
          </table:table-cell>
          <table:table-cell office:value-type="float" office:value="1.52687669959985E+018" calcext:value-type="float">
            <text:p>1526876699599850000</text:p>
          </table:table-cell>
          <table:table-cell office:value-type="string" calcext:value-type="string">
            <text:p>world</text:p>
          </table:table-cell>
          <table:table-cell office:value-type="float" office:value="-0.0000522417722095" calcext:value-type="float">
            <text:p>-5.22417722095E-005</text:p>
          </table:table-cell>
          <table:table-cell office:value-type="float" office:value="-0.000246039853664" calcext:value-type="float">
            <text:p>-0.0002460399</text:p>
          </table:table-cell>
          <table:table-cell office:value-type="float" office:value="0.000156529946253" calcext:value-type="float">
            <text:p>0.00015652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6284E+018" calcext:value-type="float">
            <text:p>1526876699628400000</text:p>
          </table:table-cell>
          <table:table-cell office:value-type="float" office:value="1736" calcext:value-type="float">
            <text:p>1736</text:p>
          </table:table-cell>
          <table:table-cell office:value-type="float" office:value="1.52687669962011E+018" calcext:value-type="float">
            <text:p>1526876699620110000</text:p>
          </table:table-cell>
          <table:table-cell office:value-type="string" calcext:value-type="string">
            <text:p>world</text:p>
          </table:table-cell>
          <table:table-cell office:value-type="float" office:value="0.0000123560366774" calcext:value-type="float">
            <text:p>0.000012356</text:p>
          </table:table-cell>
          <table:table-cell office:value-type="float" office:value="0.000251458433922" calcext:value-type="float">
            <text:p>0.0002514584</text:p>
          </table:table-cell>
          <table:table-cell office:value-type="float" office:value="-0.000260969420196" calcext:value-type="float">
            <text:p>-0.00026096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64881E+018" calcext:value-type="float">
            <text:p>1526876699648810000</text:p>
          </table:table-cell>
          <table:table-cell office:value-type="float" office:value="1737" calcext:value-type="float">
            <text:p>1737</text:p>
          </table:table-cell>
          <table:table-cell office:value-type="float" office:value="1.52687669963995E+018" calcext:value-type="float">
            <text:p>1526876699639950000</text:p>
          </table:table-cell>
          <table:table-cell office:value-type="string" calcext:value-type="string">
            <text:p>world</text:p>
          </table:table-cell>
          <table:table-cell office:value-type="float" office:value="0.0000714727939339" calcext:value-type="float">
            <text:p>7.14727939339E-005</text:p>
          </table:table-cell>
          <table:table-cell office:value-type="float" office:value="-0.0000798605033197" calcext:value-type="float">
            <text:p>-7.98605033197E-005</text:p>
          </table:table-cell>
          <table:table-cell office:value-type="float" office:value="0.0000683157995809" calcext:value-type="float">
            <text:p>6.8315799580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66811E+018" calcext:value-type="float">
            <text:p>1526876699668110000</text:p>
          </table:table-cell>
          <table:table-cell office:value-type="float" office:value="1738" calcext:value-type="float">
            <text:p>1738</text:p>
          </table:table-cell>
          <table:table-cell office:value-type="float" office:value="1.52687669965989E+018" calcext:value-type="float">
            <text:p>1526876699659890000</text:p>
          </table:table-cell>
          <table:table-cell office:value-type="string" calcext:value-type="string">
            <text:p>world</text:p>
          </table:table-cell>
          <table:table-cell office:value-type="float" office:value="-0.000168134632986" calcext:value-type="float">
            <text:p>-0.0001681346</text:p>
          </table:table-cell>
          <table:table-cell office:value-type="float" office:value="-0.000157227230375" calcext:value-type="float">
            <text:p>-0.0001572272</text:p>
          </table:table-cell>
          <table:table-cell office:value-type="float" office:value="-0.000156063848408" calcext:value-type="float">
            <text:p>-0.00015606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6885E+018" calcext:value-type="float">
            <text:p>1526876699688500000</text:p>
          </table:table-cell>
          <table:table-cell office:value-type="float" office:value="1739" calcext:value-type="float">
            <text:p>1739</text:p>
          </table:table-cell>
          <table:table-cell office:value-type="float" office:value="1.52687669967959E+018" calcext:value-type="float">
            <text:p>1526876699679590000</text:p>
          </table:table-cell>
          <table:table-cell office:value-type="string" calcext:value-type="string">
            <text:p>world</text:p>
          </table:table-cell>
          <table:table-cell office:value-type="float" office:value="0.000119572810945" calcext:value-type="float">
            <text:p>0.0001195728</text:p>
          </table:table-cell>
          <table:table-cell office:value-type="float" office:value="0.000346184096998" calcext:value-type="float">
            <text:p>0.0003461841</text:p>
          </table:table-cell>
          <table:table-cell office:value-type="float" office:value="-0.000137928756885" calcext:value-type="float">
            <text:p>-0.0001379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70889E+018" calcext:value-type="float">
            <text:p>1526876699708890000</text:p>
          </table:table-cell>
          <table:table-cell office:value-type="float" office:value="1740" calcext:value-type="float">
            <text:p>1740</text:p>
          </table:table-cell>
          <table:table-cell office:value-type="float" office:value="1.52687669970038E+018" calcext:value-type="float">
            <text:p>1526876699700380000</text:p>
          </table:table-cell>
          <table:table-cell office:value-type="string" calcext:value-type="string">
            <text:p>world</text:p>
          </table:table-cell>
          <table:table-cell office:value-type="float" office:value="0.0000854851241456" calcext:value-type="float">
            <text:p>8.54851241456E-005</text:p>
          </table:table-cell>
          <table:table-cell office:value-type="float" office:value="-0.00000981694029178" calcext:value-type="float">
            <text:p>-9.81694029178E-006</text:p>
          </table:table-cell>
          <table:table-cell office:value-type="float" office:value="0.000419494055677" calcext:value-type="float">
            <text:p>0.00041949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72829E+018" calcext:value-type="float">
            <text:p>1526876699728290000</text:p>
          </table:table-cell>
          <table:table-cell office:value-type="float" office:value="1741" calcext:value-type="float">
            <text:p>1741</text:p>
          </table:table-cell>
          <table:table-cell office:value-type="float" office:value="1.52687669972027E+018" calcext:value-type="float">
            <text:p>1526876699720270000</text:p>
          </table:table-cell>
          <table:table-cell office:value-type="string" calcext:value-type="string">
            <text:p>world</text:p>
          </table:table-cell>
          <table:table-cell office:value-type="float" office:value="-0.0000958805248956" calcext:value-type="float">
            <text:p>-9.58805248956E-005</text:p>
          </table:table-cell>
          <table:table-cell office:value-type="float" office:value="0.000151383661432" calcext:value-type="float">
            <text:p>0.0001513837</text:p>
          </table:table-cell>
          <table:table-cell office:value-type="float" office:value="-0.00015182219795" calcext:value-type="float">
            <text:p>-0.0001518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7488E+018" calcext:value-type="float">
            <text:p>1526876699748800000</text:p>
          </table:table-cell>
          <table:table-cell office:value-type="float" office:value="1742" calcext:value-type="float">
            <text:p>1742</text:p>
          </table:table-cell>
          <table:table-cell office:value-type="float" office:value="1.52687669974011E+018" calcext:value-type="float">
            <text:p>1526876699740110000</text:p>
          </table:table-cell>
          <table:table-cell office:value-type="string" calcext:value-type="string">
            <text:p>world</text:p>
          </table:table-cell>
          <table:table-cell office:value-type="float" office:value="-0.000279688596493" calcext:value-type="float">
            <text:p>-0.0002796886</text:p>
          </table:table-cell>
          <table:table-cell office:value-type="float" office:value="0.000145736194099" calcext:value-type="float">
            <text:p>0.0001457362</text:p>
          </table:table-cell>
          <table:table-cell office:value-type="float" office:value="-0.0000962495032582" calcext:value-type="float">
            <text:p>-9.6249503258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76818E+018" calcext:value-type="float">
            <text:p>1526876699768180000</text:p>
          </table:table-cell>
          <table:table-cell office:value-type="float" office:value="1743" calcext:value-type="float">
            <text:p>1743</text:p>
          </table:table-cell>
          <table:table-cell office:value-type="float" office:value="1.5268766997599E+018" calcext:value-type="float">
            <text:p>1526876699759900000</text:p>
          </table:table-cell>
          <table:table-cell office:value-type="string" calcext:value-type="string">
            <text:p>world</text:p>
          </table:table-cell>
          <table:table-cell office:value-type="float" office:value="0.000263179186732" calcext:value-type="float">
            <text:p>0.0002631792</text:p>
          </table:table-cell>
          <table:table-cell office:value-type="float" office:value="-0.000259039254161" calcext:value-type="float">
            <text:p>-0.0002590393</text:p>
          </table:table-cell>
          <table:table-cell office:value-type="float" office:value="0.000238116539549" calcext:value-type="float">
            <text:p>0.00023811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78854E+018" calcext:value-type="float">
            <text:p>1526876699788540000</text:p>
          </table:table-cell>
          <table:table-cell office:value-type="float" office:value="1744" calcext:value-type="float">
            <text:p>1744</text:p>
          </table:table-cell>
          <table:table-cell office:value-type="float" office:value="1.52687669977992E+018" calcext:value-type="float">
            <text:p>1526876699779920000</text:p>
          </table:table-cell>
          <table:table-cell office:value-type="string" calcext:value-type="string">
            <text:p>world</text:p>
          </table:table-cell>
          <table:table-cell office:value-type="float" office:value="-0.000536688021384" calcext:value-type="float">
            <text:p>-0.000536688</text:p>
          </table:table-cell>
          <table:table-cell office:value-type="float" office:value="-0.00108025106601" calcext:value-type="float">
            <text:p>-0.0010802511</text:p>
          </table:table-cell>
          <table:table-cell office:value-type="float" office:value="-0.00245415070094" calcext:value-type="float">
            <text:p>-0.00245415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80895E+018" calcext:value-type="float">
            <text:p>1526876699808950000</text:p>
          </table:table-cell>
          <table:table-cell office:value-type="float" office:value="1745" calcext:value-type="float">
            <text:p>1745</text:p>
          </table:table-cell>
          <table:table-cell office:value-type="float" office:value="1.52687669979972E+018" calcext:value-type="float">
            <text:p>1526876699799720000</text:p>
          </table:table-cell>
          <table:table-cell office:value-type="string" calcext:value-type="string">
            <text:p>world</text:p>
          </table:table-cell>
          <table:table-cell office:value-type="float" office:value="-0.000534943188541" calcext:value-type="float">
            <text:p>-0.0005349432</text:p>
          </table:table-cell>
          <table:table-cell office:value-type="float" office:value="-0.00049476249842" calcext:value-type="float">
            <text:p>-0.0004947625</text:p>
          </table:table-cell>
          <table:table-cell office:value-type="float" office:value="-0.00074436160503" calcext:value-type="float">
            <text:p>-0.0007443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82831E+018" calcext:value-type="float">
            <text:p>1526876699828310000</text:p>
          </table:table-cell>
          <table:table-cell office:value-type="float" office:value="1746" calcext:value-type="float">
            <text:p>1746</text:p>
          </table:table-cell>
          <table:table-cell office:value-type="float" office:value="1.52687669982053E+018" calcext:value-type="float">
            <text:p>1526876699820530000</text:p>
          </table:table-cell>
          <table:table-cell office:value-type="string" calcext:value-type="string">
            <text:p>world</text:p>
          </table:table-cell>
          <table:table-cell office:value-type="float" office:value="0.000517772219609" calcext:value-type="float">
            <text:p>0.0005177722</text:p>
          </table:table-cell>
          <table:table-cell office:value-type="float" office:value="0.000910539412871" calcext:value-type="float">
            <text:p>0.0009105394</text:p>
          </table:table-cell>
          <table:table-cell office:value-type="float" office:value="0.00167179165874" calcext:value-type="float">
            <text:p>0.00167179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84869E+018" calcext:value-type="float">
            <text:p>1526876699848690000</text:p>
          </table:table-cell>
          <table:table-cell office:value-type="float" office:value="1747" calcext:value-type="float">
            <text:p>1747</text:p>
          </table:table-cell>
          <table:table-cell office:value-type="float" office:value="1.52687669984039E+018" calcext:value-type="float">
            <text:p>1526876699840390000</text:p>
          </table:table-cell>
          <table:table-cell office:value-type="string" calcext:value-type="string">
            <text:p>world</text:p>
          </table:table-cell>
          <table:table-cell office:value-type="float" office:value="0.000278696912574" calcext:value-type="float">
            <text:p>0.0002786969</text:p>
          </table:table-cell>
          <table:table-cell office:value-type="float" office:value="0.000297149352264" calcext:value-type="float">
            <text:p>0.0002971494</text:p>
          </table:table-cell>
          <table:table-cell office:value-type="float" office:value="0.000935819116421" calcext:value-type="float">
            <text:p>0.00093581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86803E+018" calcext:value-type="float">
            <text:p>1526876699868030000</text:p>
          </table:table-cell>
          <table:table-cell office:value-type="float" office:value="1748" calcext:value-type="float">
            <text:p>1748</text:p>
          </table:table-cell>
          <table:table-cell office:value-type="float" office:value="1.52687669986031E+018" calcext:value-type="float">
            <text:p>1526876699860310000</text:p>
          </table:table-cell>
          <table:table-cell office:value-type="string" calcext:value-type="string">
            <text:p>world</text:p>
          </table:table-cell>
          <table:table-cell office:value-type="float" office:value="0.000271074299235" calcext:value-type="float">
            <text:p>0.0002710743</text:p>
          </table:table-cell>
          <table:table-cell office:value-type="float" office:value="0.000191602885025" calcext:value-type="float">
            <text:p>0.0001916029</text:p>
          </table:table-cell>
          <table:table-cell office:value-type="float" office:value="0.000420847471105" calcext:value-type="float">
            <text:p>0.00042084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88843E+018" calcext:value-type="float">
            <text:p>1526876699888430000</text:p>
          </table:table-cell>
          <table:table-cell office:value-type="float" office:value="1749" calcext:value-type="float">
            <text:p>1749</text:p>
          </table:table-cell>
          <table:table-cell office:value-type="float" office:value="1.52687669988017E+018" calcext:value-type="float">
            <text:p>1526876699880170000</text:p>
          </table:table-cell>
          <table:table-cell office:value-type="string" calcext:value-type="string">
            <text:p>world</text:p>
          </table:table-cell>
          <table:table-cell office:value-type="float" office:value="0.0000885041808942" calcext:value-type="float">
            <text:p>8.85041808942E-005</text:p>
          </table:table-cell>
          <table:table-cell office:value-type="float" office:value="0.000329823582433" calcext:value-type="float">
            <text:p>0.0003298236</text:p>
          </table:table-cell>
          <table:table-cell office:value-type="float" office:value="0.0000712445471436" calcext:value-type="float">
            <text:p>7.12445471436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90879E+018" calcext:value-type="float">
            <text:p>1526876699908790000</text:p>
          </table:table-cell>
          <table:table-cell office:value-type="float" office:value="1750" calcext:value-type="float">
            <text:p>1750</text:p>
          </table:table-cell>
          <table:table-cell office:value-type="float" office:value="1.52687669990009E+018" calcext:value-type="float">
            <text:p>1526876699900090000</text:p>
          </table:table-cell>
          <table:table-cell office:value-type="string" calcext:value-type="string">
            <text:p>world</text:p>
          </table:table-cell>
          <table:table-cell office:value-type="float" office:value="0.0000319419050356" calcext:value-type="float">
            <text:p>3.19419050356E-005</text:p>
          </table:table-cell>
          <table:table-cell office:value-type="float" office:value="0.0000365211162716" calcext:value-type="float">
            <text:p>3.65211162716E-005</text:p>
          </table:table-cell>
          <table:table-cell office:value-type="float" office:value="0.000653775990941" calcext:value-type="float">
            <text:p>0.000653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92817E+018" calcext:value-type="float">
            <text:p>1526876699928170000</text:p>
          </table:table-cell>
          <table:table-cell office:value-type="float" office:value="1751" calcext:value-type="float">
            <text:p>1751</text:p>
          </table:table-cell>
          <table:table-cell office:value-type="float" office:value="1.52687669991998E+018" calcext:value-type="float">
            <text:p>1526876699919980000</text:p>
          </table:table-cell>
          <table:table-cell office:value-type="string" calcext:value-type="string">
            <text:p>world</text:p>
          </table:table-cell>
          <table:table-cell office:value-type="float" office:value="-0.0000850552387419" calcext:value-type="float">
            <text:p>-8.50552387419E-005</text:p>
          </table:table-cell>
          <table:table-cell office:value-type="float" office:value="0.000233783110161" calcext:value-type="float">
            <text:p>0.0002337831</text:p>
          </table:table-cell>
          <table:table-cell office:value-type="float" office:value="-0.000206626544241" calcext:value-type="float">
            <text:p>-0.00020662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94854E+018" calcext:value-type="float">
            <text:p>1526876699948540000</text:p>
          </table:table-cell>
          <table:table-cell office:value-type="float" office:value="1752" calcext:value-type="float">
            <text:p>1752</text:p>
          </table:table-cell>
          <table:table-cell office:value-type="float" office:value="1.52687669993996E+018" calcext:value-type="float">
            <text:p>1526876699939960000</text:p>
          </table:table-cell>
          <table:table-cell office:value-type="string" calcext:value-type="string">
            <text:p>world</text:p>
          </table:table-cell>
          <table:table-cell office:value-type="float" office:value="0.000131847889861" calcext:value-type="float">
            <text:p>0.0001318479</text:p>
          </table:table-cell>
          <table:table-cell office:value-type="float" office:value="0.0000229617653531" calcext:value-type="float">
            <text:p>2.29617653531E-005</text:p>
          </table:table-cell>
          <table:table-cell office:value-type="float" office:value="0.0000653292227071" calcext:value-type="float">
            <text:p>6.5329222707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9691E+018" calcext:value-type="float">
            <text:p>1526876699969100000</text:p>
          </table:table-cell>
          <table:table-cell office:value-type="float" office:value="1753" calcext:value-type="float">
            <text:p>1753</text:p>
          </table:table-cell>
          <table:table-cell office:value-type="float" office:value="1.5268766999598E+018" calcext:value-type="float">
            <text:p>1526876699959800000</text:p>
          </table:table-cell>
          <table:table-cell office:value-type="string" calcext:value-type="string">
            <text:p>world</text:p>
          </table:table-cell>
          <table:table-cell office:value-type="float" office:value="0.0000713631452527" calcext:value-type="float">
            <text:p>7.13631452527E-005</text:p>
          </table:table-cell>
          <table:table-cell office:value-type="float" office:value="0.000121715274872" calcext:value-type="float">
            <text:p>0.0001217153</text:p>
          </table:table-cell>
          <table:table-cell office:value-type="float" office:value="-0.000313812226523" calcext:value-type="float">
            <text:p>-0.00031381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69998838E+018" calcext:value-type="float">
            <text:p>1526876699988380000</text:p>
          </table:table-cell>
          <table:table-cell office:value-type="float" office:value="1754" calcext:value-type="float">
            <text:p>1754</text:p>
          </table:table-cell>
          <table:table-cell office:value-type="float" office:value="1.52687669998061E+018" calcext:value-type="float">
            <text:p>1526876699980610000</text:p>
          </table:table-cell>
          <table:table-cell office:value-type="string" calcext:value-type="string">
            <text:p>world</text:p>
          </table:table-cell>
          <table:table-cell office:value-type="float" office:value="-0.0000161945790751" calcext:value-type="float">
            <text:p>-1.61945790751E-005</text:p>
          </table:table-cell>
          <table:table-cell office:value-type="float" office:value="-0.0001862176141" calcext:value-type="float">
            <text:p>-0.0001862176</text:p>
          </table:table-cell>
          <table:table-cell office:value-type="float" office:value="0.0000817241816549" calcext:value-type="float">
            <text:p>8.1724181654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00867E+018" calcext:value-type="float">
            <text:p>1526876700008670000</text:p>
          </table:table-cell>
          <table:table-cell office:value-type="float" office:value="1755" calcext:value-type="float">
            <text:p>1755</text:p>
          </table:table-cell>
          <table:table-cell office:value-type="float" office:value="1.52687670000035E+018" calcext:value-type="float">
            <text:p>1526876700000350000</text:p>
          </table:table-cell>
          <table:table-cell office:value-type="string" calcext:value-type="string">
            <text:p>world</text:p>
          </table:table-cell>
          <table:table-cell office:value-type="float" office:value="-0.000898197991773" calcext:value-type="float">
            <text:p>-0.000898198</text:p>
          </table:table-cell>
          <table:table-cell office:value-type="float" office:value="-0.00111041928176" calcext:value-type="float">
            <text:p>-0.0011104193</text:p>
          </table:table-cell>
          <table:table-cell office:value-type="float" office:value="-0.0017463582335" calcext:value-type="float">
            <text:p>-0.00174635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02813E+018" calcext:value-type="float">
            <text:p>1526876700028130000</text:p>
          </table:table-cell>
          <table:table-cell office:value-type="float" office:value="1756" calcext:value-type="float">
            <text:p>1756</text:p>
          </table:table-cell>
          <table:table-cell office:value-type="float" office:value="1.5268767000203E+018" calcext:value-type="float">
            <text:p>1526876700020300000</text:p>
          </table:table-cell>
          <table:table-cell office:value-type="string" calcext:value-type="string">
            <text:p>world</text:p>
          </table:table-cell>
          <table:table-cell office:value-type="float" office:value="0.000618746504188" calcext:value-type="float">
            <text:p>0.0006187465</text:p>
          </table:table-cell>
          <table:table-cell office:value-type="float" office:value="0.000931485032197" calcext:value-type="float">
            <text:p>0.000931485</text:p>
          </table:table-cell>
          <table:table-cell office:value-type="float" office:value="0.000906977278646" calcext:value-type="float">
            <text:p>0.00090697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04845E+018" calcext:value-type="float">
            <text:p>1526876700048450000</text:p>
          </table:table-cell>
          <table:table-cell office:value-type="float" office:value="1757" calcext:value-type="float">
            <text:p>1757</text:p>
          </table:table-cell>
          <table:table-cell office:value-type="float" office:value="1.52687670004006E+018" calcext:value-type="float">
            <text:p>1526876700040060000</text:p>
          </table:table-cell>
          <table:table-cell office:value-type="string" calcext:value-type="string">
            <text:p>world</text:p>
          </table:table-cell>
          <table:table-cell office:value-type="float" office:value="0.00028560278588" calcext:value-type="float">
            <text:p>0.0002856028</text:p>
          </table:table-cell>
          <table:table-cell office:value-type="float" office:value="0.000211701350054" calcext:value-type="float">
            <text:p>0.0002117014</text:p>
          </table:table-cell>
          <table:table-cell office:value-type="float" office:value="0.000680822413415" calcext:value-type="float">
            <text:p>0.0006808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06879E+018" calcext:value-type="float">
            <text:p>1526876700068790000</text:p>
          </table:table-cell>
          <table:table-cell office:value-type="float" office:value="1758" calcext:value-type="float">
            <text:p>1758</text:p>
          </table:table-cell>
          <table:table-cell office:value-type="float" office:value="1.5268767000599E+018" calcext:value-type="float">
            <text:p>1526876700059900000</text:p>
          </table:table-cell>
          <table:table-cell office:value-type="string" calcext:value-type="string">
            <text:p>world</text:p>
          </table:table-cell>
          <table:table-cell office:value-type="float" office:value="0.0000683879115968" calcext:value-type="float">
            <text:p>6.83879115968E-005</text:p>
          </table:table-cell>
          <table:table-cell office:value-type="float" office:value="0.000223008421017" calcext:value-type="float">
            <text:p>0.0002230084</text:p>
          </table:table-cell>
          <table:table-cell office:value-type="float" office:value="0.000202064373298" calcext:value-type="float">
            <text:p>0.00020206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08794E+018" calcext:value-type="float">
            <text:p>1526876700087940000</text:p>
          </table:table-cell>
          <table:table-cell office:value-type="float" office:value="1759" calcext:value-type="float">
            <text:p>1759</text:p>
          </table:table-cell>
          <table:table-cell office:value-type="float" office:value="1.52687670007967E+018" calcext:value-type="float">
            <text:p>1526876700079670000</text:p>
          </table:table-cell>
          <table:table-cell office:value-type="string" calcext:value-type="string">
            <text:p>world</text:p>
          </table:table-cell>
          <table:table-cell office:value-type="float" office:value="-0.0000622662046226" calcext:value-type="float">
            <text:p>-6.22662046226E-005</text:p>
          </table:table-cell>
          <table:table-cell office:value-type="float" office:value="-0.000122010576888" calcext:value-type="float">
            <text:p>-0.0001220106</text:p>
          </table:table-cell>
          <table:table-cell office:value-type="float" office:value="0.000179853086593" calcext:value-type="float">
            <text:p>0.0001798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10836E+018" calcext:value-type="float">
            <text:p>1526876700108360000</text:p>
          </table:table-cell>
          <table:table-cell office:value-type="float" office:value="1760" calcext:value-type="float">
            <text:p>1760</text:p>
          </table:table-cell>
          <table:table-cell office:value-type="float" office:value="1.52687670009981E+018" calcext:value-type="float">
            <text:p>1526876700099810000</text:p>
          </table:table-cell>
          <table:table-cell office:value-type="string" calcext:value-type="string">
            <text:p>world</text:p>
          </table:table-cell>
          <table:table-cell office:value-type="float" office:value="-0.00024228420807" calcext:value-type="float">
            <text:p>-0.0002422842</text:p>
          </table:table-cell>
          <table:table-cell office:value-type="float" office:value="-0.000167584585142" calcext:value-type="float">
            <text:p>-0.0001675846</text:p>
          </table:table-cell>
          <table:table-cell office:value-type="float" office:value="-0.0000201202346943" calcext:value-type="float">
            <text:p>-2.0120234694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12857E+018" calcext:value-type="float">
            <text:p>1526876700128570000</text:p>
          </table:table-cell>
          <table:table-cell office:value-type="float" office:value="1761" calcext:value-type="float">
            <text:p>1761</text:p>
          </table:table-cell>
          <table:table-cell office:value-type="float" office:value="1.52687670012045E+018" calcext:value-type="float">
            <text:p>1526876700120450000</text:p>
          </table:table-cell>
          <table:table-cell office:value-type="string" calcext:value-type="string">
            <text:p>world</text:p>
          </table:table-cell>
          <table:table-cell office:value-type="float" office:value="0.000233792146901" calcext:value-type="float">
            <text:p>0.0002337921</text:p>
          </table:table-cell>
          <table:table-cell office:value-type="float" office:value="0.000117401352327" calcext:value-type="float">
            <text:p>0.0001174014</text:p>
          </table:table-cell>
          <table:table-cell office:value-type="float" office:value="-0.00036999664735" calcext:value-type="float">
            <text:p>-0.00036999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14798E+018" calcext:value-type="float">
            <text:p>1526876700147980000</text:p>
          </table:table-cell>
          <table:table-cell office:value-type="float" office:value="1762" calcext:value-type="float">
            <text:p>1762</text:p>
          </table:table-cell>
          <table:table-cell office:value-type="float" office:value="1.52687670013998E+018" calcext:value-type="float">
            <text:p>1526876700139980000</text:p>
          </table:table-cell>
          <table:table-cell office:value-type="string" calcext:value-type="string">
            <text:p>world</text:p>
          </table:table-cell>
          <table:table-cell office:value-type="float" office:value="-0.000496305001434" calcext:value-type="float">
            <text:p>-0.000496305</text:p>
          </table:table-cell>
          <table:table-cell office:value-type="float" office:value="-0.000691614288371" calcext:value-type="float">
            <text:p>-0.0006916143</text:p>
          </table:table-cell>
          <table:table-cell office:value-type="float" office:value="-0.00175404059701" calcext:value-type="float">
            <text:p>-0.0017540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16823E+018" calcext:value-type="float">
            <text:p>1526876700168230000</text:p>
          </table:table-cell>
          <table:table-cell office:value-type="float" office:value="1763" calcext:value-type="float">
            <text:p>1763</text:p>
          </table:table-cell>
          <table:table-cell office:value-type="float" office:value="1.52687670015984E+018" calcext:value-type="float">
            <text:p>1526876700159840000</text:p>
          </table:table-cell>
          <table:table-cell office:value-type="string" calcext:value-type="string">
            <text:p>world</text:p>
          </table:table-cell>
          <table:table-cell office:value-type="float" office:value="-0.0000386195606552" calcext:value-type="float">
            <text:p>-3.86195606552E-005</text:p>
          </table:table-cell>
          <table:table-cell office:value-type="float" office:value="0.000511285150424" calcext:value-type="float">
            <text:p>0.0005112852</text:p>
          </table:table-cell>
          <table:table-cell office:value-type="float" office:value="0.000854514422826" calcext:value-type="float">
            <text:p>0.0008545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18861E+018" calcext:value-type="float">
            <text:p>1526876700188610000</text:p>
          </table:table-cell>
          <table:table-cell office:value-type="float" office:value="1764" calcext:value-type="float">
            <text:p>1764</text:p>
          </table:table-cell>
          <table:table-cell office:value-type="float" office:value="1.52687670017963E+018" calcext:value-type="float">
            <text:p>1526876700179630000</text:p>
          </table:table-cell>
          <table:table-cell office:value-type="string" calcext:value-type="string">
            <text:p>world</text:p>
          </table:table-cell>
          <table:table-cell office:value-type="float" office:value="-0.0000199055866688" calcext:value-type="float">
            <text:p>-1.99055866688E-005</text:p>
          </table:table-cell>
          <table:table-cell office:value-type="float" office:value="0.00000925335916691" calcext:value-type="float">
            <text:p>9.25335916691E-006</text:p>
          </table:table-cell>
          <table:table-cell office:value-type="float" office:value="0.000527948664967" calcext:value-type="float">
            <text:p>0.00052794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20896E+018" calcext:value-type="float">
            <text:p>1526876700208960000</text:p>
          </table:table-cell>
          <table:table-cell office:value-type="float" office:value="1765" calcext:value-type="float">
            <text:p>1765</text:p>
          </table:table-cell>
          <table:table-cell office:value-type="float" office:value="1.52687670020055E+018" calcext:value-type="float">
            <text:p>1526876700200550000</text:p>
          </table:table-cell>
          <table:table-cell office:value-type="string" calcext:value-type="string">
            <text:p>world</text:p>
          </table:table-cell>
          <table:table-cell office:value-type="float" office:value="0.000364993960829" calcext:value-type="float">
            <text:p>0.000364994</text:p>
          </table:table-cell>
          <table:table-cell office:value-type="float" office:value="0.000368968234397" calcext:value-type="float">
            <text:p>0.0003689682</text:p>
          </table:table-cell>
          <table:table-cell office:value-type="float" office:value="0.000502384791616" calcext:value-type="float">
            <text:p>0.0005023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22839E+018" calcext:value-type="float">
            <text:p>1526876700228390000</text:p>
          </table:table-cell>
          <table:table-cell office:value-type="float" office:value="1766" calcext:value-type="float">
            <text:p>1766</text:p>
          </table:table-cell>
          <table:table-cell office:value-type="float" office:value="1.5268767002205E+018" calcext:value-type="float">
            <text:p>1526876700220500000</text:p>
          </table:table-cell>
          <table:table-cell office:value-type="string" calcext:value-type="string">
            <text:p>world</text:p>
          </table:table-cell>
          <table:table-cell office:value-type="float" office:value="0.000103534439404" calcext:value-type="float">
            <text:p>0.0001035344</text:p>
          </table:table-cell>
          <table:table-cell office:value-type="float" office:value="-0.0000577698810957" calcext:value-type="float">
            <text:p>-5.77698810957E-005</text:p>
          </table:table-cell>
          <table:table-cell office:value-type="float" office:value="0.000077886870713" calcext:value-type="float">
            <text:p>7.788687071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24871E+018" calcext:value-type="float">
            <text:p>1526876700248710000</text:p>
          </table:table-cell>
          <table:table-cell office:value-type="float" office:value="1767" calcext:value-type="float">
            <text:p>1767</text:p>
          </table:table-cell>
          <table:table-cell office:value-type="float" office:value="1.52687670024041E+018" calcext:value-type="float">
            <text:p>1526876700240410000</text:p>
          </table:table-cell>
          <table:table-cell office:value-type="string" calcext:value-type="string">
            <text:p>world</text:p>
          </table:table-cell>
          <table:table-cell office:value-type="float" office:value="0.0000155773996084" calcext:value-type="float">
            <text:p>1.55773996084E-005</text:p>
          </table:table-cell>
          <table:table-cell office:value-type="float" office:value="0.0000254916376434" calcext:value-type="float">
            <text:p>2.54916376434E-005</text:p>
          </table:table-cell>
          <table:table-cell office:value-type="float" office:value="0.0000431686421507" calcext:value-type="float">
            <text:p>4.31686421507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26794E+018" calcext:value-type="float">
            <text:p>1526876700267940000</text:p>
          </table:table-cell>
          <table:table-cell office:value-type="float" office:value="1768" calcext:value-type="float">
            <text:p>1768</text:p>
          </table:table-cell>
          <table:table-cell office:value-type="float" office:value="1.52687670026013E+018" calcext:value-type="float">
            <text:p>1526876700260130000</text:p>
          </table:table-cell>
          <table:table-cell office:value-type="string" calcext:value-type="string">
            <text:p>world</text:p>
          </table:table-cell>
          <table:table-cell office:value-type="float" office:value="-0.0000364698280464" calcext:value-type="float">
            <text:p>-3.64698280464E-005</text:p>
          </table:table-cell>
          <table:table-cell office:value-type="float" office:value="-0.000086207750428" calcext:value-type="float">
            <text:p>-8.6207750428E-005</text:p>
          </table:table-cell>
          <table:table-cell office:value-type="float" office:value="0.000126480910694" calcext:value-type="float">
            <text:p>0.00012648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28814E+018" calcext:value-type="float">
            <text:p>1526876700288140000</text:p>
          </table:table-cell>
          <table:table-cell office:value-type="float" office:value="1769" calcext:value-type="float">
            <text:p>1769</text:p>
          </table:table-cell>
          <table:table-cell office:value-type="float" office:value="1.52687670028002E+018" calcext:value-type="float">
            <text:p>1526876700280020000</text:p>
          </table:table-cell>
          <table:table-cell office:value-type="string" calcext:value-type="string">
            <text:p>world</text:p>
          </table:table-cell>
          <table:table-cell office:value-type="float" office:value="0.000191030936548" calcext:value-type="float">
            <text:p>0.0001910309</text:p>
          </table:table-cell>
          <table:table-cell office:value-type="float" office:value="-0.0000827281764941" calcext:value-type="float">
            <text:p>-8.27281764941E-005</text:p>
          </table:table-cell>
          <table:table-cell office:value-type="float" office:value="0.000149322411744" calcext:value-type="float">
            <text:p>0.0001493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30867E+018" calcext:value-type="float">
            <text:p>1526876700308670000</text:p>
          </table:table-cell>
          <table:table-cell office:value-type="float" office:value="1770" calcext:value-type="float">
            <text:p>1770</text:p>
          </table:table-cell>
          <table:table-cell office:value-type="float" office:value="1.52687670029987E+018" calcext:value-type="float">
            <text:p>1526876700299870000</text:p>
          </table:table-cell>
          <table:table-cell office:value-type="string" calcext:value-type="string">
            <text:p>world</text:p>
          </table:table-cell>
          <table:table-cell office:value-type="float" office:value="-0.0000512471888214" calcext:value-type="float">
            <text:p>-5.12471888214E-005</text:p>
          </table:table-cell>
          <table:table-cell office:value-type="float" office:value="-0.0000909997033887" calcext:value-type="float">
            <text:p>-9.09997033887E-005</text:p>
          </table:table-cell>
          <table:table-cell office:value-type="float" office:value="0.000235657615121" calcext:value-type="float">
            <text:p>0.0002356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32789E+018" calcext:value-type="float">
            <text:p>1526876700327890000</text:p>
          </table:table-cell>
          <table:table-cell office:value-type="float" office:value="1771" calcext:value-type="float">
            <text:p>1771</text:p>
          </table:table-cell>
          <table:table-cell office:value-type="float" office:value="1.52687670031987E+018" calcext:value-type="float">
            <text:p>1526876700319870000</text:p>
          </table:table-cell>
          <table:table-cell office:value-type="string" calcext:value-type="string">
            <text:p>world</text:p>
          </table:table-cell>
          <table:table-cell office:value-type="float" office:value="-0.00011829919822" calcext:value-type="float">
            <text:p>-0.0001182992</text:p>
          </table:table-cell>
          <table:table-cell office:value-type="float" office:value="0.0000859960418893" calcext:value-type="float">
            <text:p>0.000085996</text:p>
          </table:table-cell>
          <table:table-cell office:value-type="float" office:value="-0.000236146559473" calcext:value-type="float">
            <text:p>-0.00023614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34824E+018" calcext:value-type="float">
            <text:p>1526876700348240000</text:p>
          </table:table-cell>
          <table:table-cell office:value-type="float" office:value="1772" calcext:value-type="float">
            <text:p>1772</text:p>
          </table:table-cell>
          <table:table-cell office:value-type="float" office:value="1.52687670033976E+018" calcext:value-type="float">
            <text:p>1526876700339760000</text:p>
          </table:table-cell>
          <table:table-cell office:value-type="string" calcext:value-type="string">
            <text:p>world</text:p>
          </table:table-cell>
          <table:table-cell office:value-type="float" office:value="-0.000196000764845" calcext:value-type="float">
            <text:p>-0.0001960008</text:p>
          </table:table-cell>
          <table:table-cell office:value-type="float" office:value="0.000231808720855" calcext:value-type="float">
            <text:p>0.0002318087</text:p>
          </table:table-cell>
          <table:table-cell office:value-type="float" office:value="-0.000331994699081" calcext:value-type="float">
            <text:p>-0.00033199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36852E+018" calcext:value-type="float">
            <text:p>1526876700368520000</text:p>
          </table:table-cell>
          <table:table-cell office:value-type="float" office:value="1773" calcext:value-type="float">
            <text:p>1773</text:p>
          </table:table-cell>
          <table:table-cell office:value-type="float" office:value="1.52687670035965E+018" calcext:value-type="float">
            <text:p>1526876700359650000</text:p>
          </table:table-cell>
          <table:table-cell office:value-type="string" calcext:value-type="string">
            <text:p>world</text:p>
          </table:table-cell>
          <table:table-cell office:value-type="float" office:value="0.000058676712797" calcext:value-type="float">
            <text:p>5.8676712797E-005</text:p>
          </table:table-cell>
          <table:table-cell office:value-type="float" office:value="-0.0000146064267028" calcext:value-type="float">
            <text:p>-1.46064267028E-005</text:p>
          </table:table-cell>
          <table:table-cell office:value-type="float" office:value="0.000230575780733" calcext:value-type="float">
            <text:p>0.00023057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38794E+018" calcext:value-type="float">
            <text:p>1526876700387940000</text:p>
          </table:table-cell>
          <table:table-cell office:value-type="float" office:value="1774" calcext:value-type="float">
            <text:p>1774</text:p>
          </table:table-cell>
          <table:table-cell office:value-type="float" office:value="1.52687670038054E+018" calcext:value-type="float">
            <text:p>1526876700380540000</text:p>
          </table:table-cell>
          <table:table-cell office:value-type="string" calcext:value-type="string">
            <text:p>world</text:p>
          </table:table-cell>
          <table:table-cell office:value-type="float" office:value="0.000236299645621" calcext:value-type="float">
            <text:p>0.0002362996</text:p>
          </table:table-cell>
          <table:table-cell office:value-type="float" office:value="-0.0000967166633927" calcext:value-type="float">
            <text:p>-9.67166633927E-005</text:p>
          </table:table-cell>
          <table:table-cell office:value-type="float" office:value="-0.0000454732435173" calcext:value-type="float">
            <text:p>-4.5473243517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40841E+018" calcext:value-type="float">
            <text:p>1526876700408410000</text:p>
          </table:table-cell>
          <table:table-cell office:value-type="float" office:value="1775" calcext:value-type="float">
            <text:p>1775</text:p>
          </table:table-cell>
          <table:table-cell office:value-type="float" office:value="1.52687670040061E+018" calcext:value-type="float">
            <text:p>1526876700400610000</text:p>
          </table:table-cell>
          <table:table-cell office:value-type="string" calcext:value-type="string">
            <text:p>world</text:p>
          </table:table-cell>
          <table:table-cell office:value-type="float" office:value="0.0000912371760933" calcext:value-type="float">
            <text:p>9.12371760933E-005</text:p>
          </table:table-cell>
          <table:table-cell office:value-type="float" office:value="0.0000245016235567" calcext:value-type="float">
            <text:p>2.45016235567E-005</text:p>
          </table:table-cell>
          <table:table-cell office:value-type="float" office:value="-0.000315861339914" calcext:value-type="float">
            <text:p>-0.00031586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42877E+018" calcext:value-type="float">
            <text:p>1526876700428770000</text:p>
          </table:table-cell>
          <table:table-cell office:value-type="float" office:value="1776" calcext:value-type="float">
            <text:p>1776</text:p>
          </table:table-cell>
          <table:table-cell office:value-type="float" office:value="1.52687670042046E+018" calcext:value-type="float">
            <text:p>1526876700420460000</text:p>
          </table:table-cell>
          <table:table-cell office:value-type="string" calcext:value-type="string">
            <text:p>world</text:p>
          </table:table-cell>
          <table:table-cell office:value-type="float" office:value="-0.000164996454259" calcext:value-type="float">
            <text:p>-0.0001649965</text:p>
          </table:table-cell>
          <table:table-cell office:value-type="float" office:value="-0.000272277829936" calcext:value-type="float">
            <text:p>-0.0002722778</text:p>
          </table:table-cell>
          <table:table-cell office:value-type="float" office:value="0.0000598431943217" calcext:value-type="float">
            <text:p>5.98431943217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44816E+018" calcext:value-type="float">
            <text:p>1526876700448160000</text:p>
          </table:table-cell>
          <table:table-cell office:value-type="float" office:value="1777" calcext:value-type="float">
            <text:p>1777</text:p>
          </table:table-cell>
          <table:table-cell office:value-type="float" office:value="1.52687670044022E+018" calcext:value-type="float">
            <text:p>1526876700440220000</text:p>
          </table:table-cell>
          <table:table-cell office:value-type="string" calcext:value-type="string">
            <text:p>world</text:p>
          </table:table-cell>
          <table:table-cell office:value-type="float" office:value="-0.00011102782446" calcext:value-type="float">
            <text:p>-0.0001110278</text:p>
          </table:table-cell>
          <table:table-cell office:value-type="float" office:value="0.0000974772119662" calcext:value-type="float">
            <text:p>9.74772119662E-005</text:p>
          </table:table-cell>
          <table:table-cell office:value-type="float" office:value="-0.000120026910736" calcext:value-type="float">
            <text:p>-0.00012002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46849E+018" calcext:value-type="float">
            <text:p>1526876700468490000</text:p>
          </table:table-cell>
          <table:table-cell office:value-type="float" office:value="1778" calcext:value-type="float">
            <text:p>1778</text:p>
          </table:table-cell>
          <table:table-cell office:value-type="float" office:value="1.52687670046005E+018" calcext:value-type="float">
            <text:p>1526876700460050000</text:p>
          </table:table-cell>
          <table:table-cell office:value-type="string" calcext:value-type="string">
            <text:p>world</text:p>
          </table:table-cell>
          <table:table-cell office:value-type="float" office:value="0.0000389670094592" calcext:value-type="float">
            <text:p>0.000038967</text:p>
          </table:table-cell>
          <table:table-cell office:value-type="float" office:value="-0.0000201747316169" calcext:value-type="float">
            <text:p>-2.01747316169E-005</text:p>
          </table:table-cell>
          <table:table-cell office:value-type="float" office:value="0.000423617049819" calcext:value-type="float">
            <text:p>0.0004236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48795E+018" calcext:value-type="float">
            <text:p>1526876700487950000</text:p>
          </table:table-cell>
          <table:table-cell office:value-type="float" office:value="1779" calcext:value-type="float">
            <text:p>1779</text:p>
          </table:table-cell>
          <table:table-cell office:value-type="float" office:value="1.52687670047991E+018" calcext:value-type="float">
            <text:p>1526876700479910000</text:p>
          </table:table-cell>
          <table:table-cell office:value-type="string" calcext:value-type="string">
            <text:p>world</text:p>
          </table:table-cell>
          <table:table-cell office:value-type="float" office:value="-0.0000215813270188" calcext:value-type="float">
            <text:p>-2.15813270188E-005</text:p>
          </table:table-cell>
          <table:table-cell office:value-type="float" office:value="0.000238895183429" calcext:value-type="float">
            <text:p>0.0002388952</text:p>
          </table:table-cell>
          <table:table-cell office:value-type="float" office:value="-0.000410023436416" calcext:value-type="float">
            <text:p>-0.00041002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50832E+018" calcext:value-type="float">
            <text:p>1526876700508320000</text:p>
          </table:table-cell>
          <table:table-cell office:value-type="float" office:value="1780" calcext:value-type="float">
            <text:p>1780</text:p>
          </table:table-cell>
          <table:table-cell office:value-type="float" office:value="1.52687670049977E+018" calcext:value-type="float">
            <text:p>1526876700499770000</text:p>
          </table:table-cell>
          <table:table-cell office:value-type="string" calcext:value-type="string">
            <text:p>world</text:p>
          </table:table-cell>
          <table:table-cell office:value-type="float" office:value="0.0000581106833124" calcext:value-type="float">
            <text:p>5.81106833124E-005</text:p>
          </table:table-cell>
          <table:table-cell office:value-type="float" office:value="0.0000727224396542" calcext:value-type="float">
            <text:p>7.27224396542E-005</text:p>
          </table:table-cell>
          <table:table-cell office:value-type="float" office:value="-0.0000074793206295" calcext:value-type="float">
            <text:p>-7.4793206295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5286E+018" calcext:value-type="float">
            <text:p>1526876700528600000</text:p>
          </table:table-cell>
          <table:table-cell office:value-type="float" office:value="1781" calcext:value-type="float">
            <text:p>1781</text:p>
          </table:table-cell>
          <table:table-cell office:value-type="float" office:value="1.52687670052073E+018" calcext:value-type="float">
            <text:p>1526876700520730000</text:p>
          </table:table-cell>
          <table:table-cell office:value-type="string" calcext:value-type="string">
            <text:p>world</text:p>
          </table:table-cell>
          <table:table-cell office:value-type="float" office:value="-0.000172703847056" calcext:value-type="float">
            <text:p>-0.0001727038</text:p>
          </table:table-cell>
          <table:table-cell office:value-type="float" office:value="0.000158012160682" calcext:value-type="float">
            <text:p>0.0001580122</text:p>
          </table:table-cell>
          <table:table-cell office:value-type="float" office:value="-0.00000657940381643" calcext:value-type="float">
            <text:p>-6.57940381643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54891E+018" calcext:value-type="float">
            <text:p>1526876700548910000</text:p>
          </table:table-cell>
          <table:table-cell office:value-type="float" office:value="1782" calcext:value-type="float">
            <text:p>1782</text:p>
          </table:table-cell>
          <table:table-cell office:value-type="float" office:value="1.5268767005405E+018" calcext:value-type="float">
            <text:p>1526876700540500000</text:p>
          </table:table-cell>
          <table:table-cell office:value-type="string" calcext:value-type="string">
            <text:p>world</text:p>
          </table:table-cell>
          <table:table-cell office:value-type="float" office:value="-0.0000469770930067" calcext:value-type="float">
            <text:p>-4.69770930067E-005</text:p>
          </table:table-cell>
          <table:table-cell office:value-type="float" office:value="-0.000144731282489" calcext:value-type="float">
            <text:p>-0.0001447313</text:p>
          </table:table-cell>
          <table:table-cell office:value-type="float" office:value="0.000234615217778" calcext:value-type="float">
            <text:p>0.0002346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56811E+018" calcext:value-type="float">
            <text:p>1526876700568110000</text:p>
          </table:table-cell>
          <table:table-cell office:value-type="float" office:value="1783" calcext:value-type="float">
            <text:p>1783</text:p>
          </table:table-cell>
          <table:table-cell office:value-type="float" office:value="1.52687670056034E+018" calcext:value-type="float">
            <text:p>1526876700560340000</text:p>
          </table:table-cell>
          <table:table-cell office:value-type="string" calcext:value-type="string">
            <text:p>world</text:p>
          </table:table-cell>
          <table:table-cell office:value-type="float" office:value="-0.0000909010486794" calcext:value-type="float">
            <text:p>-0.000090901</text:p>
          </table:table-cell>
          <table:table-cell office:value-type="float" office:value="0.000153567816596" calcext:value-type="float">
            <text:p>0.0001535678</text:p>
          </table:table-cell>
          <table:table-cell office:value-type="float" office:value="-0.000119990210806" calcext:value-type="float">
            <text:p>-0.00011999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58849E+018" calcext:value-type="float">
            <text:p>1526876700588490000</text:p>
          </table:table-cell>
          <table:table-cell office:value-type="float" office:value="1784" calcext:value-type="float">
            <text:p>1784</text:p>
          </table:table-cell>
          <table:table-cell office:value-type="float" office:value="1.52687670058024E+018" calcext:value-type="float">
            <text:p>1526876700580240000</text:p>
          </table:table-cell>
          <table:table-cell office:value-type="string" calcext:value-type="string">
            <text:p>world</text:p>
          </table:table-cell>
          <table:table-cell office:value-type="float" office:value="0.000117559335195" calcext:value-type="float">
            <text:p>0.0001175593</text:p>
          </table:table-cell>
          <table:table-cell office:value-type="float" office:value="-0.00000510946847498" calcext:value-type="float">
            <text:p>-5.10946847498E-006</text:p>
          </table:table-cell>
          <table:table-cell office:value-type="float" office:value="0.00000425828693551" calcext:value-type="float">
            <text:p>4.25828693551E-0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60894E+018" calcext:value-type="float">
            <text:p>1526876700608940000</text:p>
          </table:table-cell>
          <table:table-cell office:value-type="float" office:value="1785" calcext:value-type="float">
            <text:p>1785</text:p>
          </table:table-cell>
          <table:table-cell office:value-type="float" office:value="1.52687670059991E+018" calcext:value-type="float">
            <text:p>1526876700599910000</text:p>
          </table:table-cell>
          <table:table-cell office:value-type="string" calcext:value-type="string">
            <text:p>world</text:p>
          </table:table-cell>
          <table:table-cell office:value-type="float" office:value="0.000266738119535" calcext:value-type="float">
            <text:p>0.0002667381</text:p>
          </table:table-cell>
          <table:table-cell office:value-type="float" office:value="-0.0000960356119322" calcext:value-type="float">
            <text:p>-9.60356119322E-005</text:p>
          </table:table-cell>
          <table:table-cell office:value-type="float" office:value="0.000131030508783" calcext:value-type="float">
            <text:p>0.00013103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62829E+018" calcext:value-type="float">
            <text:p>1526876700628290000</text:p>
          </table:table-cell>
          <table:table-cell office:value-type="float" office:value="1786" calcext:value-type="float">
            <text:p>1786</text:p>
          </table:table-cell>
          <table:table-cell office:value-type="float" office:value="1.52687670062031E+018" calcext:value-type="float">
            <text:p>1526876700620310000</text:p>
          </table:table-cell>
          <table:table-cell office:value-type="string" calcext:value-type="string">
            <text:p>world</text:p>
          </table:table-cell>
          <table:table-cell office:value-type="float" office:value="-0.00020355504239" calcext:value-type="float">
            <text:p>-0.000203555</text:p>
          </table:table-cell>
          <table:table-cell office:value-type="float" office:value="-0.0000849831994856" calcext:value-type="float">
            <text:p>-8.49831994856E-005</text:p>
          </table:table-cell>
          <table:table-cell office:value-type="float" office:value="0.0000169019185705" calcext:value-type="float">
            <text:p>1.69019185705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64864E+018" calcext:value-type="float">
            <text:p>1526876700648640000</text:p>
          </table:table-cell>
          <table:table-cell office:value-type="float" office:value="1787" calcext:value-type="float">
            <text:p>1787</text:p>
          </table:table-cell>
          <table:table-cell office:value-type="float" office:value="1.52687670064E+018" calcext:value-type="float">
            <text:p>1526876700640000000</text:p>
          </table:table-cell>
          <table:table-cell office:value-type="string" calcext:value-type="string">
            <text:p>world</text:p>
          </table:table-cell>
          <table:table-cell office:value-type="float" office:value="-0.0000526164440089" calcext:value-type="float">
            <text:p>-5.26164440089E-005</text:p>
          </table:table-cell>
          <table:table-cell office:value-type="float" office:value="0.000137339258799" calcext:value-type="float">
            <text:p>0.0001373393</text:p>
          </table:table-cell>
          <table:table-cell office:value-type="float" office:value="0.000152827356942" calcext:value-type="float">
            <text:p>0.00015282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66794E+018" calcext:value-type="float">
            <text:p>1526876700667940000</text:p>
          </table:table-cell>
          <table:table-cell office:value-type="float" office:value="1788" calcext:value-type="float">
            <text:p>1788</text:p>
          </table:table-cell>
          <table:table-cell office:value-type="float" office:value="1.52687670065989E+018" calcext:value-type="float">
            <text:p>1526876700659890000</text:p>
          </table:table-cell>
          <table:table-cell office:value-type="string" calcext:value-type="string">
            <text:p>world</text:p>
          </table:table-cell>
          <table:table-cell office:value-type="float" office:value="0.000164950426552" calcext:value-type="float">
            <text:p>0.0001649504</text:p>
          </table:table-cell>
          <table:table-cell office:value-type="float" office:value="0.000102705547761" calcext:value-type="float">
            <text:p>0.0001027055</text:p>
          </table:table-cell>
          <table:table-cell office:value-type="float" office:value="-0.000228797609452" calcext:value-type="float">
            <text:p>-0.0002287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6884E+018" calcext:value-type="float">
            <text:p>1526876700688400000</text:p>
          </table:table-cell>
          <table:table-cell office:value-type="float" office:value="1789" calcext:value-type="float">
            <text:p>1789</text:p>
          </table:table-cell>
          <table:table-cell office:value-type="float" office:value="1.52687670067988E+018" calcext:value-type="float">
            <text:p>1526876700679880000</text:p>
          </table:table-cell>
          <table:table-cell office:value-type="string" calcext:value-type="string">
            <text:p>world</text:p>
          </table:table-cell>
          <table:table-cell office:value-type="float" office:value="-0.000151558226207" calcext:value-type="float">
            <text:p>-0.0001515582</text:p>
          </table:table-cell>
          <table:table-cell office:value-type="float" office:value="0.00000763374191592" calcext:value-type="float">
            <text:p>7.63374191592E-006</text:p>
          </table:table-cell>
          <table:table-cell office:value-type="float" office:value="-0.000132523986395" calcext:value-type="float">
            <text:p>-0.0001325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70876E+018" calcext:value-type="float">
            <text:p>1526876700708760000</text:p>
          </table:table-cell>
          <table:table-cell office:value-type="float" office:value="1790" calcext:value-type="float">
            <text:p>1790</text:p>
          </table:table-cell>
          <table:table-cell office:value-type="float" office:value="1.52687670069963E+018" calcext:value-type="float">
            <text:p>1526876700699630000</text:p>
          </table:table-cell>
          <table:table-cell office:value-type="string" calcext:value-type="string">
            <text:p>world</text:p>
          </table:table-cell>
          <table:table-cell office:value-type="float" office:value="-0.0000589250485064" calcext:value-type="float">
            <text:p>-0.000058925</text:p>
          </table:table-cell>
          <table:table-cell office:value-type="float" office:value="-0.000019632261683" calcext:value-type="float">
            <text:p>-1.9632261683E-005</text:p>
          </table:table-cell>
          <table:table-cell office:value-type="float" office:value="-0.0000537588421139" calcext:value-type="float">
            <text:p>-5.3758842113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7282E+018" calcext:value-type="float">
            <text:p>1526876700728200000</text:p>
          </table:table-cell>
          <table:table-cell office:value-type="float" office:value="1791" calcext:value-type="float">
            <text:p>1791</text:p>
          </table:table-cell>
          <table:table-cell office:value-type="float" office:value="1.52687670072055E+018" calcext:value-type="float">
            <text:p>1526876700720550000</text:p>
          </table:table-cell>
          <table:table-cell office:value-type="string" calcext:value-type="string">
            <text:p>world</text:p>
          </table:table-cell>
          <table:table-cell office:value-type="float" office:value="0.000310421804897" calcext:value-type="float">
            <text:p>0.0003104218</text:p>
          </table:table-cell>
          <table:table-cell office:value-type="float" office:value="-0.0000818852204247" calcext:value-type="float">
            <text:p>-8.18852204247E-005</text:p>
          </table:table-cell>
          <table:table-cell office:value-type="float" office:value="0.0000455730150861" calcext:value-type="float">
            <text:p>0.0000455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74853E+018" calcext:value-type="float">
            <text:p>1526876700748530000</text:p>
          </table:table-cell>
          <table:table-cell office:value-type="float" office:value="1792" calcext:value-type="float">
            <text:p>1792</text:p>
          </table:table-cell>
          <table:table-cell office:value-type="float" office:value="1.52687670074032E+018" calcext:value-type="float">
            <text:p>1526876700740320000</text:p>
          </table:table-cell>
          <table:table-cell office:value-type="string" calcext:value-type="string">
            <text:p>world</text:p>
          </table:table-cell>
          <table:table-cell office:value-type="float" office:value="-0.000157734612003" calcext:value-type="float">
            <text:p>-0.0001577346</text:p>
          </table:table-cell>
          <table:table-cell office:value-type="float" office:value="-0.0000759983522585" calcext:value-type="float">
            <text:p>-7.59983522585E-005</text:p>
          </table:table-cell>
          <table:table-cell office:value-type="float" office:value="0.0000619959828327" calcext:value-type="float">
            <text:p>0.0000619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76898E+018" calcext:value-type="float">
            <text:p>1526876700768980000</text:p>
          </table:table-cell>
          <table:table-cell office:value-type="float" office:value="1793" calcext:value-type="float">
            <text:p>1793</text:p>
          </table:table-cell>
          <table:table-cell office:value-type="float" office:value="1.52687670076E+018" calcext:value-type="float">
            <text:p>1526876700760000000</text:p>
          </table:table-cell>
          <table:table-cell office:value-type="string" calcext:value-type="string">
            <text:p>world</text:p>
          </table:table-cell>
          <table:table-cell office:value-type="float" office:value="0.0000688380532665" calcext:value-type="float">
            <text:p>6.88380532665E-005</text:p>
          </table:table-cell>
          <table:table-cell office:value-type="float" office:value="0.000201542774448" calcext:value-type="float">
            <text:p>0.0002015428</text:p>
          </table:table-cell>
          <table:table-cell office:value-type="float" office:value="0.0000309523456963" calcext:value-type="float">
            <text:p>3.0952345696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7884E+018" calcext:value-type="float">
            <text:p>1526876700788400000</text:p>
          </table:table-cell>
          <table:table-cell office:value-type="float" office:value="1794" calcext:value-type="float">
            <text:p>1794</text:p>
          </table:table-cell>
          <table:table-cell office:value-type="float" office:value="1.52687670077993E+018" calcext:value-type="float">
            <text:p>1526876700779930000</text:p>
          </table:table-cell>
          <table:table-cell office:value-type="string" calcext:value-type="string">
            <text:p>world</text:p>
          </table:table-cell>
          <table:table-cell office:value-type="float" office:value="-0.000124638609122" calcext:value-type="float">
            <text:p>-0.0001246386</text:p>
          </table:table-cell>
          <table:table-cell office:value-type="float" office:value="-0.00000523502967553" calcext:value-type="float">
            <text:p>-0.000005235</text:p>
          </table:table-cell>
          <table:table-cell office:value-type="float" office:value="-0.000430922198575" calcext:value-type="float">
            <text:p>-0.0004309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80867E+018" calcext:value-type="float">
            <text:p>1526876700808670000</text:p>
          </table:table-cell>
          <table:table-cell office:value-type="float" office:value="1795" calcext:value-type="float">
            <text:p>1795</text:p>
          </table:table-cell>
          <table:table-cell office:value-type="float" office:value="1.52687670079976E+018" calcext:value-type="float">
            <text:p>1526876700799760000</text:p>
          </table:table-cell>
          <table:table-cell office:value-type="string" calcext:value-type="string">
            <text:p>world</text:p>
          </table:table-cell>
          <table:table-cell office:value-type="float" office:value="-0.0000153616820171" calcext:value-type="float">
            <text:p>-1.53616820171E-005</text:p>
          </table:table-cell>
          <table:table-cell office:value-type="float" office:value="0.000269121606834" calcext:value-type="float">
            <text:p>0.0002691216</text:p>
          </table:table-cell>
          <table:table-cell office:value-type="float" office:value="-0.000155237823492" calcext:value-type="float">
            <text:p>-0.00015523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82897E+018" calcext:value-type="float">
            <text:p>1526876700828970000</text:p>
          </table:table-cell>
          <table:table-cell office:value-type="float" office:value="1796" calcext:value-type="float">
            <text:p>1796</text:p>
          </table:table-cell>
          <table:table-cell office:value-type="float" office:value="1.52687670081968E+018" calcext:value-type="float">
            <text:p>1526876700819680000</text:p>
          </table:table-cell>
          <table:table-cell office:value-type="string" calcext:value-type="string">
            <text:p>world</text:p>
          </table:table-cell>
          <table:table-cell office:value-type="float" office:value="0.000073736635386" calcext:value-type="float">
            <text:p>7.3736635386E-005</text:p>
          </table:table-cell>
          <table:table-cell office:value-type="float" office:value="-0.000000477535650134" calcext:value-type="float">
            <text:p>-4.77535650134E-007</text:p>
          </table:table-cell>
          <table:table-cell office:value-type="float" office:value="0.000318964477628" calcext:value-type="float">
            <text:p>0.00031896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84816E+018" calcext:value-type="float">
            <text:p>1526876700848160000</text:p>
          </table:table-cell>
          <table:table-cell office:value-type="float" office:value="1797" calcext:value-type="float">
            <text:p>1797</text:p>
          </table:table-cell>
          <table:table-cell office:value-type="float" office:value="1.52687670084063E+018" calcext:value-type="float">
            <text:p>1526876700840630000</text:p>
          </table:table-cell>
          <table:table-cell office:value-type="string" calcext:value-type="string">
            <text:p>world</text:p>
          </table:table-cell>
          <table:table-cell office:value-type="float" office:value="0.000199711241294" calcext:value-type="float">
            <text:p>0.0001997112</text:p>
          </table:table-cell>
          <table:table-cell office:value-type="float" office:value="0.000149661704199" calcext:value-type="float">
            <text:p>0.0001496617</text:p>
          </table:table-cell>
          <table:table-cell office:value-type="float" office:value="0.00017450125597" calcext:value-type="float">
            <text:p>0.0001745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86866E+018" calcext:value-type="float">
            <text:p>1526876700868660000</text:p>
          </table:table-cell>
          <table:table-cell office:value-type="float" office:value="1798" calcext:value-type="float">
            <text:p>1798</text:p>
          </table:table-cell>
          <table:table-cell office:value-type="float" office:value="1.52687670086043E+018" calcext:value-type="float">
            <text:p>1526876700860430000</text:p>
          </table:table-cell>
          <table:table-cell office:value-type="string" calcext:value-type="string">
            <text:p>world</text:p>
          </table:table-cell>
          <table:table-cell office:value-type="float" office:value="-0.000213968451135" calcext:value-type="float">
            <text:p>-0.0002139685</text:p>
          </table:table-cell>
          <table:table-cell office:value-type="float" office:value="-0.0000934198033065" calcext:value-type="float">
            <text:p>-9.34198033065E-005</text:p>
          </table:table-cell>
          <table:table-cell office:value-type="float" office:value="-0.0000561739216209" calcext:value-type="float">
            <text:p>-5.6173921620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88786E+018" calcext:value-type="float">
            <text:p>1526876700887860000</text:p>
          </table:table-cell>
          <table:table-cell office:value-type="float" office:value="1799" calcext:value-type="float">
            <text:p>1799</text:p>
          </table:table-cell>
          <table:table-cell office:value-type="float" office:value="1.52687670088006E+018" calcext:value-type="float">
            <text:p>1526876700880060000</text:p>
          </table:table-cell>
          <table:table-cell office:value-type="string" calcext:value-type="string">
            <text:p>world</text:p>
          </table:table-cell>
          <table:table-cell office:value-type="float" office:value="-0.0000502176044392" calcext:value-type="float">
            <text:p>-5.02176044392E-005</text:p>
          </table:table-cell>
          <table:table-cell office:value-type="float" office:value="-0.000155113331857" calcext:value-type="float">
            <text:p>-0.0001551133</text:p>
          </table:table-cell>
          <table:table-cell office:value-type="float" office:value="-0.0000795302039478" calcext:value-type="float">
            <text:p>-7.9530203947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90829E+018" calcext:value-type="float">
            <text:p>1526876700908290000</text:p>
          </table:table-cell>
          <table:table-cell office:value-type="float" office:value="1800" calcext:value-type="float">
            <text:p>1800</text:p>
          </table:table-cell>
          <table:table-cell office:value-type="float" office:value="1.52687670089992E+018" calcext:value-type="float">
            <text:p>1526876700899920000</text:p>
          </table:table-cell>
          <table:table-cell office:value-type="string" calcext:value-type="string">
            <text:p>world</text:p>
          </table:table-cell>
          <table:table-cell office:value-type="float" office:value="0.000040721239202" calcext:value-type="float">
            <text:p>4.0721239202E-005</text:p>
          </table:table-cell>
          <table:table-cell office:value-type="float" office:value="-0.000251038203714" calcext:value-type="float">
            <text:p>-0.0002510382</text:p>
          </table:table-cell>
          <table:table-cell office:value-type="float" office:value="-0.000208189783734" calcext:value-type="float">
            <text:p>-0.00020818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92863E+018" calcext:value-type="float">
            <text:p>1526876700928630000</text:p>
          </table:table-cell>
          <table:table-cell office:value-type="float" office:value="1801" calcext:value-type="float">
            <text:p>1801</text:p>
          </table:table-cell>
          <table:table-cell office:value-type="float" office:value="1.52687670091962E+018" calcext:value-type="float">
            <text:p>1526876700919620000</text:p>
          </table:table-cell>
          <table:table-cell office:value-type="string" calcext:value-type="string">
            <text:p>world</text:p>
          </table:table-cell>
          <table:table-cell office:value-type="float" office:value="0.000113329515443" calcext:value-type="float">
            <text:p>0.0001133295</text:p>
          </table:table-cell>
          <table:table-cell office:value-type="float" office:value="0.000148398117744" calcext:value-type="float">
            <text:p>0.0001483981</text:p>
          </table:table-cell>
          <table:table-cell office:value-type="float" office:value="0.000164970202604" calcext:value-type="float">
            <text:p>0.00016497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94899E+018" calcext:value-type="float">
            <text:p>1526876700948990000</text:p>
          </table:table-cell>
          <table:table-cell office:value-type="float" office:value="1802" calcext:value-type="float">
            <text:p>1802</text:p>
          </table:table-cell>
          <table:table-cell office:value-type="float" office:value="1.52687670094036E+018" calcext:value-type="float">
            <text:p>1526876700940360000</text:p>
          </table:table-cell>
          <table:table-cell office:value-type="string" calcext:value-type="string">
            <text:p>world</text:p>
          </table:table-cell>
          <table:table-cell office:value-type="float" office:value="-0.0000898624930414" calcext:value-type="float">
            <text:p>-8.98624930414E-005</text:p>
          </table:table-cell>
          <table:table-cell office:value-type="float" office:value="-0.000118975447549" calcext:value-type="float">
            <text:p>-0.0001189754</text:p>
          </table:table-cell>
          <table:table-cell office:value-type="float" office:value="0.000177974769031" calcext:value-type="float">
            <text:p>0.00017797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9684E+018" calcext:value-type="float">
            <text:p>1526876700968400000</text:p>
          </table:table-cell>
          <table:table-cell office:value-type="float" office:value="1803" calcext:value-type="float">
            <text:p>1803</text:p>
          </table:table-cell>
          <table:table-cell office:value-type="float" office:value="1.52687670096015E+018" calcext:value-type="float">
            <text:p>1526876700960150000</text:p>
          </table:table-cell>
          <table:table-cell office:value-type="string" calcext:value-type="string">
            <text:p>world</text:p>
          </table:table-cell>
          <table:table-cell office:value-type="float" office:value="0.00000351456765202" calcext:value-type="float">
            <text:p>3.51456765202E-006</text:p>
          </table:table-cell>
          <table:table-cell office:value-type="float" office:value="0.000138712814078" calcext:value-type="float">
            <text:p>0.0001387128</text:p>
          </table:table-cell>
          <table:table-cell office:value-type="float" office:value="0.000110257446067" calcext:value-type="float">
            <text:p>0.00011025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098876E+018" calcext:value-type="float">
            <text:p>1526876700988760000</text:p>
          </table:table-cell>
          <table:table-cell office:value-type="float" office:value="1804" calcext:value-type="float">
            <text:p>1804</text:p>
          </table:table-cell>
          <table:table-cell office:value-type="float" office:value="1.52687670098012E+018" calcext:value-type="float">
            <text:p>1526876700980120000</text:p>
          </table:table-cell>
          <table:table-cell office:value-type="string" calcext:value-type="string">
            <text:p>world</text:p>
          </table:table-cell>
          <table:table-cell office:value-type="float" office:value="0.0000493660627399" calcext:value-type="float">
            <text:p>4.93660627399E-005</text:p>
          </table:table-cell>
          <table:table-cell office:value-type="float" office:value="0.00000941138205235" calcext:value-type="float">
            <text:p>9.41138205235E-006</text:p>
          </table:table-cell>
          <table:table-cell office:value-type="float" office:value="-0.000151800413732" calcext:value-type="float">
            <text:p>-0.0001518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100827E+018" calcext:value-type="float">
            <text:p>1526876701008270000</text:p>
          </table:table-cell>
          <table:table-cell office:value-type="float" office:value="1805" calcext:value-type="float">
            <text:p>1805</text:p>
          </table:table-cell>
          <table:table-cell office:value-type="float" office:value="1.526876701E+018" calcext:value-type="float">
            <text:p>1526876701000000000</text:p>
          </table:table-cell>
          <table:table-cell office:value-type="string" calcext:value-type="string">
            <text:p>world</text:p>
          </table:table-cell>
          <table:table-cell office:value-type="float" office:value="-0.000047003130021" calcext:value-type="float">
            <text:p>-4.7003130021E-005</text:p>
          </table:table-cell>
          <table:table-cell office:value-type="float" office:value="0.0000796916137915" calcext:value-type="float">
            <text:p>7.96916137915E-005</text:p>
          </table:table-cell>
          <table:table-cell office:value-type="float" office:value="-0.000188283447642" calcext:value-type="float">
            <text:p>-0.00018828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102869E+018" calcext:value-type="float">
            <text:p>1526876701028690000</text:p>
          </table:table-cell>
          <table:table-cell office:value-type="float" office:value="1806" calcext:value-type="float">
            <text:p>1806</text:p>
          </table:table-cell>
          <table:table-cell office:value-type="float" office:value="1.52687670102006E+018" calcext:value-type="float">
            <text:p>1526876701020060000</text:p>
          </table:table-cell>
          <table:table-cell office:value-type="string" calcext:value-type="string">
            <text:p>world</text:p>
          </table:table-cell>
          <table:table-cell office:value-type="float" office:value="-0.0000341318736901" calcext:value-type="float">
            <text:p>-3.41318736901E-005</text:p>
          </table:table-cell>
          <table:table-cell office:value-type="float" office:value="-0.0000973900896497" calcext:value-type="float">
            <text:p>-9.73900896497E-005</text:p>
          </table:table-cell>
          <table:table-cell office:value-type="float" office:value="0.0000337413221132" calcext:value-type="float">
            <text:p>3.3741322113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104792E+018" calcext:value-type="float">
            <text:p>1526876701047920000</text:p>
          </table:table-cell>
          <table:table-cell office:value-type="float" office:value="1807" calcext:value-type="float">
            <text:p>1807</text:p>
          </table:table-cell>
          <table:table-cell office:value-type="float" office:value="1.52687670104003E+018" calcext:value-type="float">
            <text:p>1526876701040030000</text:p>
          </table:table-cell>
          <table:table-cell office:value-type="string" calcext:value-type="string">
            <text:p>world</text:p>
          </table:table-cell>
          <table:table-cell office:value-type="float" office:value="-0.00000231533249462" calcext:value-type="float">
            <text:p>-2.31533249462E-006</text:p>
          </table:table-cell>
          <table:table-cell office:value-type="float" office:value="-0.000175598601345" calcext:value-type="float">
            <text:p>-0.0001755986</text:p>
          </table:table-cell>
          <table:table-cell office:value-type="float" office:value="0.0000609290218563" calcext:value-type="float">
            <text:p>0.0000609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106834E+018" calcext:value-type="float">
            <text:p>1526876701068340000</text:p>
          </table:table-cell>
          <table:table-cell office:value-type="float" office:value="1808" calcext:value-type="float">
            <text:p>1808</text:p>
          </table:table-cell>
          <table:table-cell office:value-type="float" office:value="1.52687670105977E+018" calcext:value-type="float">
            <text:p>1526876701059770000</text:p>
          </table:table-cell>
          <table:table-cell office:value-type="string" calcext:value-type="string">
            <text:p>world</text:p>
          </table:table-cell>
          <table:table-cell office:value-type="float" office:value="-0.000491008802783" calcext:value-type="float">
            <text:p>-0.0004910088</text:p>
          </table:table-cell>
          <table:table-cell office:value-type="float" office:value="-0.000602220650762" calcext:value-type="float">
            <text:p>-0.0006022207</text:p>
          </table:table-cell>
          <table:table-cell office:value-type="float" office:value="-0.00219738553278" calcext:value-type="float">
            <text:p>-0.00219738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108843E+018" calcext:value-type="float">
            <text:p>1526876701088430000</text:p>
          </table:table-cell>
          <table:table-cell office:value-type="float" office:value="1809" calcext:value-type="float">
            <text:p>1809</text:p>
          </table:table-cell>
          <table:table-cell office:value-type="float" office:value="1.52687670108058E+018" calcext:value-type="float">
            <text:p>1526876701080580000</text:p>
          </table:table-cell>
          <table:table-cell office:value-type="string" calcext:value-type="string">
            <text:p>world</text:p>
          </table:table-cell>
          <table:table-cell office:value-type="float" office:value="-0.000377801305149" calcext:value-type="float">
            <text:p>-0.0003778013</text:p>
          </table:table-cell>
          <table:table-cell office:value-type="float" office:value="-0.000431937281974" calcext:value-type="float">
            <text:p>-0.0004319373</text:p>
          </table:table-cell>
          <table:table-cell office:value-type="float" office:value="-0.00117678474635" calcext:value-type="float">
            <text:p>-0.00117678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11077E+018" calcext:value-type="float">
            <text:p>1526876701107700000</text:p>
          </table:table-cell>
          <table:table-cell office:value-type="float" office:value="1810" calcext:value-type="float">
            <text:p>1810</text:p>
          </table:table-cell>
          <table:table-cell office:value-type="float" office:value="1.52687670110015E+018" calcext:value-type="float">
            <text:p>1526876701100150000</text:p>
          </table:table-cell>
          <table:table-cell office:value-type="string" calcext:value-type="string">
            <text:p>world</text:p>
          </table:table-cell>
          <table:table-cell office:value-type="float" office:value="0.000620362348855" calcext:value-type="float">
            <text:p>0.0006203623</text:p>
          </table:table-cell>
          <table:table-cell office:value-type="float" office:value="0.000708903302439" calcext:value-type="float">
            <text:p>0.0007089033</text:p>
          </table:table-cell>
          <table:table-cell office:value-type="float" office:value="0.00139368325472" calcext:value-type="float">
            <text:p>0.00139368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112786E+018" calcext:value-type="float">
            <text:p>1526876701127860000</text:p>
          </table:table-cell>
          <table:table-cell office:value-type="float" office:value="1811" calcext:value-type="float">
            <text:p>1811</text:p>
          </table:table-cell>
          <table:table-cell office:value-type="float" office:value="1.52687670111998E+018" calcext:value-type="float">
            <text:p>1526876701119980000</text:p>
          </table:table-cell>
          <table:table-cell office:value-type="string" calcext:value-type="string">
            <text:p>world</text:p>
          </table:table-cell>
          <table:table-cell office:value-type="float" office:value="-0.000371068075765" calcext:value-type="float">
            <text:p>-0.0003710681</text:p>
          </table:table-cell>
          <table:table-cell office:value-type="float" office:value="-0.000829704513308" calcext:value-type="float">
            <text:p>-0.0008297045</text:p>
          </table:table-cell>
          <table:table-cell office:value-type="float" office:value="-0.000979760428891" calcext:value-type="float">
            <text:p>-0.00097976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114812E+018" calcext:value-type="float">
            <text:p>1526876701148120000</text:p>
          </table:table-cell>
          <table:table-cell office:value-type="float" office:value="1812" calcext:value-type="float">
            <text:p>1812</text:p>
          </table:table-cell>
          <table:table-cell office:value-type="float" office:value="1.52687670113962E+018" calcext:value-type="float">
            <text:p>1526876701139620000</text:p>
          </table:table-cell>
          <table:table-cell office:value-type="string" calcext:value-type="string">
            <text:p>world</text:p>
          </table:table-cell>
          <table:table-cell office:value-type="float" office:value="0.00038822015631" calcext:value-type="float">
            <text:p>0.0003882202</text:p>
          </table:table-cell>
          <table:table-cell office:value-type="float" office:value="0.000823587994091" calcext:value-type="float">
            <text:p>0.000823588</text:p>
          </table:table-cell>
          <table:table-cell office:value-type="float" office:value="0.00150997622404" calcext:value-type="float">
            <text:p>0.00150997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116853E+018" calcext:value-type="float">
            <text:p>1526876701168530000</text:p>
          </table:table-cell>
          <table:table-cell office:value-type="float" office:value="1813" calcext:value-type="float">
            <text:p>1813</text:p>
          </table:table-cell>
          <table:table-cell office:value-type="float" office:value="1.52687670116033E+018" calcext:value-type="float">
            <text:p>1526876701160330000</text:p>
          </table:table-cell>
          <table:table-cell office:value-type="string" calcext:value-type="string">
            <text:p>world</text:p>
          </table:table-cell>
          <table:table-cell office:value-type="float" office:value="0.0000340706319548" calcext:value-type="float">
            <text:p>3.40706319548E-005</text:p>
          </table:table-cell>
          <table:table-cell office:value-type="float" office:value="-0.0000635414908174" calcext:value-type="float">
            <text:p>-6.35414908174E-005</text:p>
          </table:table-cell>
          <table:table-cell office:value-type="float" office:value="0.000588924216572" calcext:value-type="float">
            <text:p>0.00058892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118899E+018" calcext:value-type="float">
            <text:p>1526876701188990000</text:p>
          </table:table-cell>
          <table:table-cell office:value-type="float" office:value="1814" calcext:value-type="float">
            <text:p>1814</text:p>
          </table:table-cell>
          <table:table-cell office:value-type="float" office:value="1.52687670118016E+018" calcext:value-type="float">
            <text:p>1526876701180160000</text:p>
          </table:table-cell>
          <table:table-cell office:value-type="string" calcext:value-type="string">
            <text:p>world</text:p>
          </table:table-cell>
          <table:table-cell office:value-type="float" office:value="0.000211366786971" calcext:value-type="float">
            <text:p>0.0002113668</text:p>
          </table:table-cell>
          <table:table-cell office:value-type="float" office:value="0.000101411933429" calcext:value-type="float">
            <text:p>0.0001014119</text:p>
          </table:table-cell>
          <table:table-cell office:value-type="float" office:value="0.000288790877676" calcext:value-type="float">
            <text:p>0.00028879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120837E+018" calcext:value-type="float">
            <text:p>1526876701208370000</text:p>
          </table:table-cell>
          <table:table-cell office:value-type="float" office:value="1815" calcext:value-type="float">
            <text:p>1815</text:p>
          </table:table-cell>
          <table:table-cell office:value-type="float" office:value="1.52687670119989E+018" calcext:value-type="float">
            <text:p>1526876701199890000</text:p>
          </table:table-cell>
          <table:table-cell office:value-type="string" calcext:value-type="string">
            <text:p>world</text:p>
          </table:table-cell>
          <table:table-cell office:value-type="float" office:value="-0.000420991214924" calcext:value-type="float">
            <text:p>-0.0004209912</text:p>
          </table:table-cell>
          <table:table-cell office:value-type="float" office:value="-0.000617234152742" calcext:value-type="float">
            <text:p>-0.0006172342</text:p>
          </table:table-cell>
          <table:table-cell office:value-type="float" office:value="-0.00211014226079" calcext:value-type="float">
            <text:p>-0.00211014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122872E+018" calcext:value-type="float">
            <text:p>1526876701228720000</text:p>
          </table:table-cell>
          <table:table-cell office:value-type="float" office:value="1816" calcext:value-type="float">
            <text:p>1816</text:p>
          </table:table-cell>
          <table:table-cell office:value-type="float" office:value="1.5268767012196E+018" calcext:value-type="float">
            <text:p>1526876701219600000</text:p>
          </table:table-cell>
          <table:table-cell office:value-type="string" calcext:value-type="string">
            <text:p>world</text:p>
          </table:table-cell>
          <table:table-cell office:value-type="float" office:value="0.00015001106658" calcext:value-type="float">
            <text:p>0.0001500111</text:p>
          </table:table-cell>
          <table:table-cell office:value-type="float" office:value="0.000481994939037" calcext:value-type="float">
            <text:p>0.0004819949</text:p>
          </table:table-cell>
          <table:table-cell office:value-type="float" office:value="0.00121369119734" calcext:value-type="float">
            <text:p>0.0012136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124813E+018" calcext:value-type="float">
            <text:p>1526876701248130000</text:p>
          </table:table-cell>
          <table:table-cell office:value-type="float" office:value="1817" calcext:value-type="float">
            <text:p>1817</text:p>
          </table:table-cell>
          <table:table-cell office:value-type="float" office:value="1.52687670124056E+018" calcext:value-type="float">
            <text:p>1526876701240560000</text:p>
          </table:table-cell>
          <table:table-cell office:value-type="string" calcext:value-type="string">
            <text:p>world</text:p>
          </table:table-cell>
          <table:table-cell office:value-type="float" office:value="0.0000888850699994" calcext:value-type="float">
            <text:p>8.88850699994E-005</text:p>
          </table:table-cell>
          <table:table-cell office:value-type="float" office:value="0.000302470871247" calcext:value-type="float">
            <text:p>0.0003024709</text:p>
          </table:table-cell>
          <table:table-cell office:value-type="float" office:value="0.000718890456483" calcext:value-type="float">
            <text:p>0.0007188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670126855E+018" calcext:value-type="float">
            <text:p>1526876701268550000</text:p>
          </table:table-cell>
          <table:table-cell office:value-type="float" office:value="1818" calcext:value-type="float">
            <text:p>1818</text:p>
          </table:table-cell>
          <table:table-cell office:value-type="float" office:value="1.52687670126045E+018" calcext:value-type="float">
            <text:p>1526876701260450000</text:p>
          </table:table-cell>
          <table:table-cell office:value-type="string" calcext:value-type="string">
            <text:p>world</text:p>
          </table:table-cell>
          <table:table-cell office:value-type="float" office:value="0.000220520974835" calcext:value-type="float">
            <text:p>0.000220521</text:p>
          </table:table-cell>
          <table:table-cell office:value-type="float" office:value="-0.0000268501171377" calcext:value-type="float">
            <text:p>-2.68501171377E-005</text:p>
          </table:table-cell>
          <table:table-cell office:value-type="float" office:value="0.000306165544316" calcext:value-type="float">
            <text:p>0.0003061655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8-05-21T14:31:19.423323172</dc:date>
    <meta:editing-duration>P0D</meta:editing-duration>
    <meta:editing-cycles>1</meta:editing-cycles>
    <meta:document-statistic meta:table-count="1" meta:cell-count="85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5cm" svg:height="9.006cm" xlink:href=".." xlink:type="simple" chart:class="chart:line" chart:style-name="ch1">
        <chart:legend chart:legend-position="end" svg:x="13.173cm" svg:y="4.204cm" style:legend-expansion="high" chart:style-name="ch2"/>
        <chart:plot-area chart:style-name="ch3" table:cell-range-address="Sheet1.E2:Sheet1.E853" svg:x="0.32cm" svg:y="0.18cm" svg:width="12.533cm" svg:height="8.646cm">
          <chartooo:coordinate-region svg:x="1.153cm" svg:y="0.379cm" svg:width="11.694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853" chart:class="chart:line">
            <chart:data-point chart:repeated="8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179546666914">
                <text:p>-0.000179546666914</text:p>
                <draw:g>
                  <svg:desc>Sheet1.E2:Sheet1.E8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13832729869">
                <text:p>0.000613832729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108188949525">
                <text:p>-0.000108188949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91365198791">
                <text:p>0.000291365198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574417703319">
                <text:p>-0.000574417703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128022264107">
                <text:p>-0.000128022264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756208202802">
                <text:p>-0.000756208202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70872032363">
                <text:p>0.0003708720323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499891641084">
                <text:p>0.0004998916410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128266081447">
                <text:p>-0.000128266081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93641186343">
                <text:p>0.0001936411863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03465266875">
                <text:p>0.00010346526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382486687158">
                <text:p>0.0000382486687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29538010899">
                <text:p>0.0002295380108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120531229186">
                <text:p>-0.0001205312291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158816430485">
                <text:p>-0.000158816430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23589668167">
                <text:p>0.0002235896681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179542577825">
                <text:p>-0.000179542577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75181955658">
                <text:p>0.0002751819556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35111233592">
                <text:p>-0.000351112335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3155595914">
                <text:p>0.00003155595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223881041165">
                <text:p>-0.0002238810411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10528228106">
                <text:p>0.0001105282281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72099947324">
                <text:p>0.0002720999473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197730711079">
                <text:p>-0.0001977307110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5128168636">
                <text:p>0.000251281686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0229014112847">
                <text:p>-0.00002290141128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23617997067">
                <text:p>-0.000236179970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73393234238">
                <text:p>0.0002733932342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259143096628">
                <text:p>-0.0002591430966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0233371174545">
                <text:p>-0.00002333711745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972241105046">
                <text:p>0.000009722411050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185139360838">
                <text:p>-0.0001851393608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46132778516">
                <text:p>0.000461327785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341508100973">
                <text:p>-0.0003415081009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93788791168">
                <text:p>0.0002937887911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0912492832867">
                <text:p>-0.00009124928328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408495310694">
                <text:p>-0.000408495310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387446256354">
                <text:p>0.0003874462563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267244933639">
                <text:p>-0.0002672449336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118754571304">
                <text:p>0.0001187545713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118741110782">
                <text:p>0.0001187411107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146293110447">
                <text:p>-0.0001462931104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447838610853">
                <text:p>-0.00004478386108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235377170611">
                <text:p>0.0002353771706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758440146456">
                <text:p>-0.00007584401464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467393329018">
                <text:p>0.000004673933290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317093334161">
                <text:p>-0.0003170933341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295596692013">
                <text:p>0.00002955966920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41356618749">
                <text:p>0.000413566187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0740333634894">
                <text:p>-0.00007403336348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0138231931487">
                <text:p>-0.0001382319314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30577351572">
                <text:p>0.00030577351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0111886387458">
                <text:p>-0.0001118863874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195046901354">
                <text:p>0.0001950469013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0439952127635">
                <text:p>-0.0004399521276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160223076819">
                <text:p>0.0001602230768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39112167037">
                <text:p>0.0002391121670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0208303506952">
                <text:p>-0.0002083035069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945989158936">
                <text:p>0.00009459891589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74425367732">
                <text:p>0.0001744253677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0125200429466">
                <text:p>-0.0001252004294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0159245741088">
                <text:p>-0.0001592457410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411899818573">
                <text:p>0.00004118998185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0135717127705">
                <text:p>-0.0001357171277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40415111673">
                <text:p>0.0001404151116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62001733063">
                <text:p>0.0002620017330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0250958604738">
                <text:p>-0.0002509586047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894975673873">
                <text:p>0.00008949756738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0307326845359">
                <text:p>-0.0003073268453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107320345705">
                <text:p>0.0001073203457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255457358435">
                <text:p>0.0002554573584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0109636152047">
                <text:p>-0.0001096361520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0401309021981">
                <text:p>-0.0004013090219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129340623971">
                <text:p>-0.001293406239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320258899592">
                <text:p>-0.003202588995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223796349019">
                <text:p>0.000223796349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211835838854">
                <text:p>-0.002118358388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212311185896">
                <text:p>-0.002123111858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328010786325">
                <text:p>0.003280107863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51142803952">
                <text:p>0.001511428039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019278092077">
                <text:p>-0.000192780920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49778483808">
                <text:p>-0.00497784838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44809670746">
                <text:p>0.001448096707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318537582643">
                <text:p>0.003185375826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386060541496">
                <text:p>-0.003860605414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42107058689">
                <text:p>0.00421070586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429352885112">
                <text:p>-0.004293528851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435272511095">
                <text:p>0.004352725110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214965408668">
                <text:p>-0.002149654086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0568463874515">
                <text:p>-0.0005684638745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319493748248">
                <text:p>-0.003194937482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371293677017">
                <text:p>0.003712936770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299567193724">
                <text:p>-0.002995671937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140525330789">
                <text:p>-0.001405253307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543641112745">
                <text:p>-0.005436411127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298181502149">
                <text:p>0.002981815021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14868709352">
                <text:p>0.001148687093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0453101024">
                <text:p>0.00204531010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192679208703">
                <text:p>-0.001926792087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880488776602">
                <text:p>-0.0008804887766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0223375260248">
                <text:p>-0.0002233752602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963960366789">
                <text:p>0.0009639603667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00672471069265">
                <text:p>-0.00006724710692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12219993025">
                <text:p>0.001122199930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437593460083">
                <text:p>0.004375934600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76924024709">
                <text:p>0.001769240247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454812543467">
                <text:p>-0.004548125434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323929125443">
                <text:p>-0.003239291254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43155066669">
                <text:p>0.00431550666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069671869278">
                <text:p>-0.000696718692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0045626773499">
                <text:p>-0.0000456267734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365639384836">
                <text:p>-0.003656393848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98354741931">
                <text:p>0.000983547419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0140484073199">
                <text:p>-0.0001404840731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243699084967">
                <text:p>-0.002436990849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242556491867">
                <text:p>-0.002425564918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62378884852">
                <text:p>0.001623788848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509540783241">
                <text:p>0.0005095407832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508246337995">
                <text:p>0.005082463379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66561345011">
                <text:p>0.000665613450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201307679527">
                <text:p>-0.002013076795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475254654884">
                <text:p>0.004752546548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12685903348">
                <text:p>-0.00126859033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478061847389">
                <text:p>-0.004780618473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0685152248479">
                <text:p>-0.0006851522484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20422733016">
                <text:p>0.001204227330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270819291472">
                <text:p>0.00002708192914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381422438659">
                <text:p>0.003814224386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50221462734">
                <text:p>-0.00502214627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86107982881">
                <text:p>0.001861079828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441045034677">
                <text:p>0.0004410450346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32549041789">
                <text:p>0.00325490417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474090175703">
                <text:p>-0.004740901757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83528172784">
                <text:p>0.001835281727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274530379102">
                <text:p>-0.002745303791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435278890654">
                <text:p>-0.004352788906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746620120481">
                <text:p>0.0007466201204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649405410513">
                <text:p>0.0006494054105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263686990365">
                <text:p>0.002636869903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0978104770184">
                <text:p>-0.0009781047701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24755012803">
                <text:p>0.001247550128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54800433666">
                <text:p>0.001548004336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920079182833">
                <text:p>0.0009200791828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456866621971">
                <text:p>-0.004568666219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0837441650219">
                <text:p>-0.0008374416502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0621192157269">
                <text:p>0.000006211921572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384137174115">
                <text:p>0.003841371741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380436726846">
                <text:p>-0.003804367268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0202364753932">
                <text:p>-0.0002023647539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00251999299508">
                <text:p>-0.00002519992995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227142986841">
                <text:p>-0.002271429868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338296731934">
                <text:p>-0.003382967319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584542518482">
                <text:p>0.0005845425184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365875288844">
                <text:p>-0.003658752888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323907844722">
                <text:p>-0.003239078447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617023510858">
                <text:p>-0.006170235108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986298359931">
                <text:p>-0.009862983599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993025116622">
                <text:p>-0.009930251166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135539704934">
                <text:p>-0.001355397049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392424315214">
                <text:p>0.003924243152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776727101766">
                <text:p>0.0007767271017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873203389347">
                <text:p>0.0008732033893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107396219391">
                <text:p>0.0001073962193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304859830067">
                <text:p>-0.003048598300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285483966582">
                <text:p>0.002854839665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60750444047">
                <text:p>0.001607504440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244106724858">
                <text:p>-0.002441067248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298975501209">
                <text:p>0.00002989755012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34968606289">
                <text:p>0.001349686062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289380946197">
                <text:p>-0.002893809461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377198308706">
                <text:p>-0.003771983087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348118785769">
                <text:p>0.003481187857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128467078321">
                <text:p>-0.001284670783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404462171718">
                <text:p>-0.004044621717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518639571965">
                <text:p>-0.005186395719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368330138735">
                <text:p>-0.003683301387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794588308781">
                <text:p>-0.007945883087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852848961949">
                <text:p>-0.008528489619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420805206522">
                <text:p>-0.004208052065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989211909473">
                <text:p>-0.009892119094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148665020242">
                <text:p>-0.01486650202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120995901525">
                <text:p>-0.01209959015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12074155733">
                <text:p>-0.0120741557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110265407711">
                <text:p>-0.01102654077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797253008932">
                <text:p>-0.007972530089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161002781242">
                <text:p>-0.01610027812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162797346711">
                <text:p>-0.01627973467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123120751232">
                <text:p>-0.0123120751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153511660174">
                <text:p>-0.01535116601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267270412296">
                <text:p>-0.02672704122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274906642735">
                <text:p>-0.02749066427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40770817548">
                <text:p>-0.0407708175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439049303532">
                <text:p>-0.04390493035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44332139194">
                <text:p>-0.0443321391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647658035159">
                <text:p>-0.06476580351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614296421409">
                <text:p>-0.06142964214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791091248393">
                <text:p>-0.07910912483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850387960672">
                <text:p>-0.08503879606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912645608187">
                <text:p>-0.09126456081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126341328025">
                <text:p>-0.1263413280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118359431624">
                <text:p>-0.1183594316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170865446329">
                <text:p>-0.1708654463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15978422761">
                <text:p>-0.159784227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158618211746">
                <text:p>-0.1586182117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219027459621">
                <text:p>-0.2190274596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205838292837">
                <text:p>-0.2058382928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262386023998">
                <text:p>-0.2623860239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240691766143">
                <text:p>-0.2406917661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295582711697">
                <text:p>-0.2955827116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280044704676">
                <text:p>-0.2800447046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265945672989">
                <text:p>-0.2659456729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345412641764">
                <text:p>-0.3454126417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319092988968">
                <text:p>-0.3190929889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295619338751">
                <text:p>-0.2956193387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384955585003">
                <text:p>-0.3849555850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351169705391">
                <text:p>-0.3511697053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43646171689">
                <text:p>-0.436461716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38501277566">
                <text:p>-0.385012775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453039348125">
                <text:p>-0.4530393481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416655391455">
                <text:p>-0.4166553914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384657263756">
                <text:p>-0.3846572637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472556322813">
                <text:p>-0.4725563228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429951369762">
                <text:p>-0.4299513697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409514725208">
                <text:p>-0.4095147252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504530191422">
                <text:p>-0.5045301914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465373903513">
                <text:p>-0.4653739035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548953652382">
                <text:p>-0.5489536523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487381249666">
                <text:p>-0.4873812496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568857431412">
                <text:p>-0.5688574314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513449907303">
                <text:p>-0.5134499073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477115571499">
                <text:p>-0.4771155714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572567820549">
                <text:p>-0.5725678205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48868432641">
                <text:p>-0.488684326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437235534191">
                <text:p>-0.4372355341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514596521854">
                <text:p>-0.5145965218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431690663099">
                <text:p>-0.4316906630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504916965961">
                <text:p>-0.5049169659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430060148239">
                <text:p>-0.4300601482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387120962143">
                <text:p>-0.3871209621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45564904809">
                <text:p>-0.455649048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387652397156">
                <text:p>-0.3876523971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410236209631">
                <text:p>-0.4102362096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351057976484">
                <text:p>-0.3510579764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303383946419">
                <text:p>-0.3033839464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338062345982">
                <text:p>-0.3380623459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300405085087">
                <text:p>-0.3004050850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330274522305">
                <text:p>-0.3302745223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282924413681">
                <text:p>-0.2829244136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249090343714">
                <text:p>-0.2490903437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275648593903">
                <text:p>-0.2756485939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228126555681">
                <text:p>-0.2281265556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235719993711">
                <text:p>-0.2357199937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18966114521">
                <text:p>-0.189661145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162906914949">
                <text:p>-0.1629069149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180007189512">
                <text:p>-0.1800071895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147482231259">
                <text:p>-0.1474822312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147531449795">
                <text:p>-0.1475314497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115962445736">
                <text:p>-0.1159624457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105850383639">
                <text:p>-0.1058503836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722255259752">
                <text:p>-0.07222552597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52208006382">
                <text:p>-0.0522080063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422326587141">
                <text:p>-0.04223265871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281676463783">
                <text:p>-0.02816764637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153598589823">
                <text:p>-0.01535985898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0226432411">
                <text:p>-0.002264324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21645927429">
                <text:p>0.012164592742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405177809298">
                <text:p>0.04051778092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581241473556">
                <text:p>0.05812414735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70802256465">
                <text:p>0.07080225646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13810323179">
                <text:p>0.1138103231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1691249907">
                <text:p>0.116912499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4943036437">
                <text:p>0.149430364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45269542933">
                <text:p>0.1452695429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59156501293">
                <text:p>0.1591565012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14951962233">
                <text:p>0.2149519622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23985359073">
                <text:p>0.2239853590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8891313076">
                <text:p>0.288913130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73088276386">
                <text:p>0.2730882763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74265229702">
                <text:p>0.2742652297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42269271612">
                <text:p>0.3422692716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2135617733">
                <text:p>0.321356177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88065874577">
                <text:p>0.3880658745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69780123234">
                <text:p>0.3697801232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62807571888">
                <text:p>0.3628075718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56983923912">
                <text:p>0.4569839239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24751400948">
                <text:p>0.4247514009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03535151482">
                <text:p>0.5035351514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6174800396">
                <text:p>0.461748003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27607834339">
                <text:p>0.4276078343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21355271339">
                <text:p>0.5213552713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87195879221">
                <text:p>0.4871958792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71261048317">
                <text:p>0.5712610483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10867834091">
                <text:p>0.5108678340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80537950993">
                <text:p>0.4805379509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97450017929">
                <text:p>0.5974500179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15520572662">
                <text:p>0.51552057266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96736431122">
                <text:p>0.5967364311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34287154675">
                <text:p>0.5342871546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03920102119">
                <text:p>0.6039201021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3685104847">
                <text:p>0.536851048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93427783251">
                <text:p>0.4934277832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90291142464">
                <text:p>0.5902911424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38329005241">
                <text:p>0.53832900524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05519771576">
                <text:p>0.6055197715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34228384495">
                <text:p>0.5342283844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07359027863">
                <text:p>0.5073590278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8787548542">
                <text:p>0.587875485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1203250885">
                <text:p>0.5120325088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77825552225">
                <text:p>0.4778255522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52976965904">
                <text:p>0.5529769659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82716977596">
                <text:p>0.4827169775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59445559978">
                <text:p>0.5594455599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75242555141">
                <text:p>0.4752425551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29657429457">
                <text:p>0.4296574294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15379488468">
                <text:p>0.5153794884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36451911926">
                <text:p>0.4364519119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79299724102">
                <text:p>0.4792997241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21032518148">
                <text:p>0.4210325181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68713676929">
                <text:p>0.3687136769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19290840626">
                <text:p>0.4192908406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54723095894">
                <text:p>0.3547230958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9959743619">
                <text:p>0.399597436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24397355318">
                <text:p>0.3243973553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84781754017">
                <text:p>0.2847817540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19021642208">
                <text:p>0.3190216422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6398229599">
                <text:p>0.263982295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78521060944">
                <text:p>0.2785210609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21016347408">
                <text:p>0.2210163474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96280986071">
                <text:p>0.1962809860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96080207825">
                <text:p>0.1960802078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61099374294">
                <text:p>0.16109937429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66370540857">
                <text:p>0.1663705408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28481149673">
                <text:p>0.1284811496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04218885303">
                <text:p>0.1042188853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05370640755">
                <text:p>0.1053706407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770347937942">
                <text:p>0.077034793794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687535777688">
                <text:p>0.068753577768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477763302624">
                <text:p>0.04777633026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302272960544">
                <text:p>0.03022729605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31831904873">
                <text:p>0.01318319048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239532347769">
                <text:p>0.002395323477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0139864236116">
                <text:p>-0.01398642361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172563828528">
                <text:p>-0.01725638285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351961962879">
                <text:p>-0.03519619628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363802164793">
                <text:p>-0.036380216479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0367849841714">
                <text:p>-0.03678498417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515421405435">
                <text:p>-0.05154214054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494124107063">
                <text:p>-0.04941241070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594491660595">
                <text:p>-0.05944916605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567488744855">
                <text:p>-0.05674887448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548075214028">
                <text:p>-0.05480752140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639376491308">
                <text:p>-0.06393764913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634727329016">
                <text:p>-0.06347273290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596864074469">
                <text:p>-0.05968640744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846304744482">
                <text:p>-0.08463047444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756538361311">
                <text:p>-0.07565383613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880730003119">
                <text:p>-0.08807300031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837541297078">
                <text:p>-0.08375412970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756593644619">
                <text:p>-0.07565936446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899708867073">
                <text:p>-0.08997088670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0824580192566">
                <text:p>-0.082458019256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919624492526">
                <text:p>-0.09196244925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778591409326">
                <text:p>-0.07785914093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741036087275">
                <text:p>-0.07410360872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0767875835299">
                <text:p>-0.07678758352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0689852982759">
                <text:p>-0.06898529827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0757940560579">
                <text:p>-0.07579405605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0701251924038">
                <text:p>-0.07012519240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0803388953209">
                <text:p>-0.08033889532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684821233153">
                <text:p>-0.06848212331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643171742558">
                <text:p>-0.06431717425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0699644386768">
                <text:p>-0.069964438676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0683166533709">
                <text:p>-0.068316653370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592396557331">
                <text:p>-0.05923965573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737041831017">
                <text:p>-0.07370418310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69868825376">
                <text:p>-0.0698688253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0871244966984">
                <text:p>-0.08712449669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752003341913">
                <text:p>-0.07520033419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885186195374">
                <text:p>-0.08851861953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813159793615">
                <text:p>-0.08131597936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74772156775">
                <text:p>-0.0747721567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871093869209">
                <text:p>-0.08710938692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793506875634">
                <text:p>-0.07935068756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0898101627827">
                <text:p>-0.08981016278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0746300518513">
                <text:p>-0.07463005185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0745606720448">
                <text:p>-0.07456067204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856273621321">
                <text:p>-0.085627362132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740953311324">
                <text:p>-0.07409533113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0700985342264">
                <text:p>-0.07009853422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0875447690487">
                <text:p>-0.087544769048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0707225948572">
                <text:p>-0.07072259485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0829515755177">
                <text:p>-0.08295157551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0684269592166">
                <text:p>-0.06842695921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0645855292678">
                <text:p>-0.06458552926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0709748268127">
                <text:p>-0.07097482681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0610580742359">
                <text:p>-0.06105807423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0620214156806">
                <text:p>-0.06202141568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556511506438">
                <text:p>-0.05565115064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608500614762">
                <text:p>-0.06085006147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547293275595">
                <text:p>-0.05472932755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447432026267">
                <text:p>-0.044743202626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473357364535">
                <text:p>-0.04733573645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388382449746">
                <text:p>-0.03883824497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332108922303">
                <text:p>-0.03321089223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366300046444">
                <text:p>-0.03663000464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0248040631413">
                <text:p>-0.02480406314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0257387459278">
                <text:p>-0.02573874592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172295346856">
                <text:p>-0.01722953468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154039906338">
                <text:p>-0.01540399063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102669987828">
                <text:p>-0.01026699878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0734605081379">
                <text:p>-0.0073460508137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0278574414551">
                <text:p>-0.002785744145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0375161319971">
                <text:p>-0.0037516131997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0112795247696">
                <text:p>-0.001127952476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839202431962">
                <text:p>0.00083920243196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00711971428245">
                <text:p>-0.0007119714282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285612116568">
                <text:p>0.002856121165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124880834483">
                <text:p>0.0012488083448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384793570265">
                <text:p>0.003847935702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795723777264">
                <text:p>0.007957237772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519101321697">
                <text:p>0.005191013216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892081018537">
                <text:p>0.0089208101853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82063479349">
                <text:p>0.00820634793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728901196271">
                <text:p>0.007289011962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667669158429">
                <text:p>0.006676691584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959550589323">
                <text:p>0.009595505893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297997402959">
                <text:p>0.0029799740295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570458779112">
                <text:p>0.005704587791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315868807957">
                <text:p>0.003158688079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567288417369">
                <text:p>0.005672884173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688496232033">
                <text:p>0.006884962320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621289946139">
                <text:p>0.0062128994613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363948266022">
                <text:p>0.0036394826602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170228513889">
                <text:p>0.001702285138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489448523149">
                <text:p>0.004894485231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235171592794">
                <text:p>0.0023517159279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44534849003">
                <text:p>0.00445348490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536830164492">
                <text:p>0.005368301644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245057302527">
                <text:p>0.002450573025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403051450849">
                <text:p>0.004030514508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540260109119">
                <text:p>0.0005402601091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122888584156">
                <text:p>0.001228885841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112812384032">
                <text:p>0.001128123840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414913578425">
                <text:p>0.0004149135784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846296199597">
                <text:p>0.0008462961995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237907137489">
                <text:p>0.0002379071374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339833262842">
                <text:p>0.0003398332628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101154041477">
                <text:p>0.001011540414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249154772609">
                <text:p>0.0024915477260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00204487796873">
                <text:p>-0.002044877968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00146755110472">
                <text:p>-0.001467551104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0174189754762">
                <text:p>-0.0017418975476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00297821243294">
                <text:p>-0.00029782124329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275737489574">
                <text:p>0.00027573748957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012031972874">
                <text:p>-0.00120319728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00703910016455">
                <text:p>-0.0007039100164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0115330389235">
                <text:p>-0.001153303892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0246677594259">
                <text:p>-0.0024667759425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887255650014">
                <text:p>0.0008872556500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139551132452">
                <text:p>0.0013955113245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0182684022002">
                <text:p>-0.001826840220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295109255239">
                <text:p>0.002951092552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00161500507966">
                <text:p>-0.0016150050796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218717800453">
                <text:p>0.0021871780045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0176888168789">
                <text:p>-0.0017688816878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000800489622634">
                <text:p>-0.0008004896226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00208872184157">
                <text:p>-0.0020887218415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00120475073345">
                <text:p>-0.001204750733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000392479356378">
                <text:p>-0.00039247935637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928950728849">
                <text:p>0.00092895072884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294927321374">
                <text:p>0.0029492732137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541041325778">
                <text:p>0.0054104132577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800368376076">
                <text:p>0.0080036837607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896996725351">
                <text:p>0.008969967253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13979839161">
                <text:p>0.01397983916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142706800252">
                <text:p>0.01427068002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200866796076">
                <text:p>0.02008667960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187464375049">
                <text:p>0.01874643750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246204212308">
                <text:p>0.02462042123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20602716133">
                <text:p>0.0206027161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213769413531">
                <text:p>0.02137694135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213998407125">
                <text:p>0.02139984071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223656147718">
                <text:p>0.022365614771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241095237434">
                <text:p>0.02410952374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78209673613">
                <text:p>0.017820967361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175882857293">
                <text:p>0.017588285729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193095169961">
                <text:p>0.019309516996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14767467603">
                <text:p>0.01147674676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58091597259">
                <text:p>0.015809159725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126887187362">
                <text:p>0.012688718736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659034540877">
                <text:p>0.006590345408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05162858963">
                <text:p>0.01051628589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844645034522">
                <text:p>0.008446450345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41189645417">
                <text:p>0.00411896454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31638587825">
                <text:p>0.00316385878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217408197932">
                <text:p>0.002174081979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0240407790989">
                <text:p>-0.002404077909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00585128460079">
                <text:p>-0.005851284600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106521397829">
                <text:p>-0.010652139782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00798155646771">
                <text:p>-0.0079815564677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00901000387967">
                <text:p>-0.0090100038796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0162857417017">
                <text:p>-0.016285741701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0110794510692">
                <text:p>-0.011079451069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0141115533188">
                <text:p>-0.014111553318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0172088183463">
                <text:p>-0.017208818346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0161260291934">
                <text:p>-0.016126029193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0184411425143">
                <text:p>-0.018441142514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0161082223058">
                <text:p>-0.016108222305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0183674916625">
                <text:p>-0.01836749166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0199621096253">
                <text:p>-0.01996210962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0177307203412">
                <text:p>-0.01773072034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0198957547545">
                <text:p>-0.01989575475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0177027899772">
                <text:p>-0.017702789977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0155657734722">
                <text:p>-0.015565773472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0166984386742">
                <text:p>-0.016698438674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0145959947258">
                <text:p>-0.014595994725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014977755025">
                <text:p>-0.0149777550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0139371547848">
                <text:p>-0.013937154784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0121186599135">
                <text:p>-0.012118659913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0138571327552">
                <text:p>-0.013857132755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136435218155">
                <text:p>-0.013643521815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0157468952239">
                <text:p>-0.015746895223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153525602072">
                <text:p>-0.015352560207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207948181778">
                <text:p>-0.02079481817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214313529432">
                <text:p>-0.021431352943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0218273289502">
                <text:p>-0.02182732895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0299957897514">
                <text:p>-0.029995789751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032856669277">
                <text:p>-0.03285666927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0463858619332">
                <text:p>-0.046385861933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0464083254337">
                <text:p>-0.046408325433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0499169453979">
                <text:p>-0.049916945397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0776752084494">
                <text:p>-0.077675208449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0744929462671">
                <text:p>-0.074492946267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0738788992167">
                <text:p>-0.07387889921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100317753851">
                <text:p>-0.10031775385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097229719162">
                <text:p>-0.09722971916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123175740242">
                <text:p>-0.12317574024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116733543575">
                <text:p>-0.1167335435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108215853572">
                <text:p>-0.1082158535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141021072865">
                <text:p>-0.14102107286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127588808537">
                <text:p>-0.12758880853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142741918564">
                <text:p>-0.14274191856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124422989786">
                <text:p>-0.12442298978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112695336342">
                <text:p>-0.11269533634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115453854203">
                <text:p>-0.11545385420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0911410674453">
                <text:p>-0.091141067445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0775121003389">
                <text:p>-0.077512100338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0516055449843">
                <text:p>-0.051605544984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0367890000343">
                <text:p>-0.036789000034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00927742756903">
                <text:p>-0.0092774275690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118382824585">
                <text:p>0.011838282458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546047128737">
                <text:p>0.054604712873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571032911539">
                <text:p>0.057103291153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963744670153">
                <text:p>0.096374467015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929254516959">
                <text:p>0.092925451695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98679587245">
                <text:p>0.09867958724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30560263991">
                <text:p>0.13056026399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21466986835">
                <text:p>0.12146698683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42318174243">
                <text:p>0.14231817424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18171080947">
                <text:p>0.11817108094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08931742609">
                <text:p>0.10893174260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12634502351">
                <text:p>0.11263450235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917322337627">
                <text:p>0.091732233762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72852216661">
                <text:p>0.07285221666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64590729773">
                <text:p>0.06459072977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401381924748">
                <text:p>0.040138192474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239808261395">
                <text:p>0.023980826139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294161401689">
                <text:p>0.0029416140168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0198666118085">
                <text:p>-0.019866611808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030946912244">
                <text:p>-0.03094691224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0369631871581">
                <text:p>-0.036963187158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0529469028115">
                <text:p>-0.05294690281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0507933720946">
                <text:p>-0.05079337209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0522403866053">
                <text:p>-0.052240386605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0580909773707">
                <text:p>-0.058090977370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0492003113031">
                <text:p>-0.04920031130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0490934550762">
                <text:p>-0.049093455076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0382581502199">
                <text:p>-0.038258150219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0288709960878">
                <text:p>-0.028870996087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0274806246161">
                <text:p>-0.027480624616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0142614319921">
                <text:p>-0.014261431992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00308477366343">
                <text:p>-0.0030847736634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313354213722">
                <text:p>0.0031335421372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841616373509">
                <text:p>0.0084161637350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144993532449">
                <text:p>0.014499353244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177581682801">
                <text:p>0.017758168280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26403747499">
                <text:p>0.02640374749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286048036069">
                <text:p>0.028604803606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304666496813">
                <text:p>0.03046664968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357157438993">
                <text:p>0.035715743899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338931642473">
                <text:p>0.033893164247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406100973487">
                <text:p>0.040610097348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377039834857">
                <text:p>0.037703983485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396042987704">
                <text:p>0.039604298770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370632186532">
                <text:p>0.037063218653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363055095077">
                <text:p>0.036305509507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395886003971">
                <text:p>0.039588600397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370071418583">
                <text:p>0.037007141858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29012510553">
                <text:p>0.02901251055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303718410432">
                <text:p>0.03037184104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330187827349">
                <text:p>0.033018782734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378441885114">
                <text:p>0.037844188511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297573171556">
                <text:p>0.029757317155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373291149735">
                <text:p>0.037329114973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26988664642">
                <text:p>0.02698866464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239966697991">
                <text:p>0.02399666979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275347754359">
                <text:p>0.027534775435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235982779413">
                <text:p>0.02359827794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258284024894">
                <text:p>0.025828402489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176035352051">
                <text:p>0.017603535205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226137042046">
                <text:p>0.022613704204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248051267117">
                <text:p>0.024805126711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181928407401">
                <text:p>0.018192840740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239976905286">
                <text:p>0.023997690528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165532138199">
                <text:p>0.016553213819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194515958428">
                <text:p>0.01945159584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209244936705">
                <text:p>0.020924493670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106759313494">
                <text:p>0.010675931349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155985811725">
                <text:p>0.01559858117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22063203156">
                <text:p>0.02206320315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966358557343">
                <text:p>0.0096635855734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114271519706">
                <text:p>0.011427151970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12760438025">
                <text:p>0.0127604380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994872301817">
                <text:p>0.0099487230181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942946784198">
                <text:p>0.0094294678419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981523841619">
                <text:p>0.0098152384161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653170514852">
                <text:p>0.0065317051485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019194628112">
                <text:p>-0.001919462811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0929497182369">
                <text:p>0.000092949718236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0393326859921">
                <text:p>-0.0039332685992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038993479684">
                <text:p>-0.003899347968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0929301977158">
                <text:p>-0.0092930197715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0719045568258">
                <text:p>-0.0071904556825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0819439813495">
                <text:p>-0.0081943981349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115043930709">
                <text:p>-0.011504393070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0943101011217">
                <text:p>-0.0094310101121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21132234484">
                <text:p>-0.0211322344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996716320515">
                <text:p>0.00099671632051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258484575897">
                <text:p>0.025848457589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49389667809">
                <text:p>0.04938966780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44821575284">
                <text:p>0.04482157528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465836152434">
                <text:p>0.046583615243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197851229459">
                <text:p>0.019785122945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125321829692">
                <text:p>0.012532182969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650426233187">
                <text:p>0.0065042623318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0106393522583">
                <text:p>-0.0010639352258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996684562415">
                <text:p>0.009966845624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435647414997">
                <text:p>0.0043564741499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0157803948969">
                <text:p>-0.0015780394896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597870675847">
                <text:p>0.00059787067584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276545668021">
                <text:p>0.0027654566802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0101566361263">
                <text:p>-0.001015663612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325618148781">
                <text:p>0.0032561814878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0603920873255">
                <text:p>-0.0060392087325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578172365203">
                <text:p>0.005781723652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00994256930426">
                <text:p>-0.00099425693042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0277268374339">
                <text:p>-0.0027726837433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0432661594823">
                <text:p>-0.0043266159482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10170112364">
                <text:p>0.000101701123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00720913941041">
                <text:p>-0.0072091394104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20547688473">
                <text:p>0.002054768847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312363775447">
                <text:p>0.0031236377544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682422053069">
                <text:p>0.0068242205306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104040792212">
                <text:p>0.001040407922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904998369515">
                <text:p>0.0090499836951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964676728472">
                <text:p>0.00096467672847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0044378740713">
                <text:p>-0.00443787407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00447343569249">
                <text:p>-0.0044734356924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0045373942703">
                <text:p>-0.004537394270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601773895323">
                <text:p>0.006017738953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00654410663992">
                <text:p>-0.0065441066399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755875511095">
                <text:p>0.0075587551109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00420426204801">
                <text:p>-0.0042042620480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000125038670376">
                <text:p>-0.00012503867037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0602465169504">
                <text:p>-0.0060246516950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000548952724785">
                <text:p>-0.00054895272478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000919147627428">
                <text:p>-0.00091914762742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488091493025">
                <text:p>0.0048809149302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00423010066152">
                <text:p>-0.0042301006615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856203306466">
                <text:p>0.0085620330646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00584390060976">
                <text:p>-0.0058439006097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54683862254">
                <text:p>0.005468386225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00251720799133">
                <text:p>-0.0025172079913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520548317581">
                <text:p>0.0052054831758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0032942998223">
                <text:p>-0.003294299822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0502753723413">
                <text:p>-0.0050275372341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532333133742">
                <text:p>0.0053233313374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00166638358496">
                <text:p>-0.001666383584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00492883101106">
                <text:p>-0.0049288310110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526926340535">
                <text:p>0.0052692634053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330239417963">
                <text:p>0.003302394179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00230495259166">
                <text:p>-0.0023049525916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00322509021498">
                <text:p>-0.0032250902149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000523241003975">
                <text:p>-0.00052324100397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00359567115083">
                <text:p>-0.00035956711508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139823707286">
                <text:p>0.0013982370728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283483834937">
                <text:p>0.0028348383493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116003374569">
                <text:p>0.0011600337456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238679070026">
                <text:p>0.0023867907002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00862911110744">
                <text:p>-0.00086291111074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00419235043228">
                <text:p>-0.0041923504322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445396825671">
                <text:p>0.0044539682567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00661403406411">
                <text:p>-0.0066140340641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5488735158">
                <text:p>0.00548873515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330175226554">
                <text:p>0.0033017522655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00295357243158">
                <text:p>-0.0029535724315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202556932345">
                <text:p>0.0020255693234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369888334535">
                <text:p>0.0036988833453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00675838254392">
                <text:p>-0.0067583825439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00236235721968">
                <text:p>-0.0023623572196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00262978463434">
                <text:p>-0.0026297846343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280008651316">
                <text:p>0.002800086513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451345928013">
                <text:p>0.0045134592801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210923235863">
                <text:p>0.0021092323586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111818034202">
                <text:p>0.001118180342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0679741904605">
                <text:p>0.0006797419046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0339962512953">
                <text:p>0.00033996251295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0000761881383369">
                <text:p>-0.000076188138336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114565984404">
                <text:p>0.00011456598440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0197299814317">
                <text:p>0.00019729981431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00412405934185">
                <text:p>0.000041240593418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000279964122456">
                <text:p>-0.00027996412245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0000356414166163">
                <text:p>-0.000035641416616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0271678261925">
                <text:p>0.0002716782619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00012735783821">
                <text:p>-0.0001273578382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0000955821815296">
                <text:p>-0.000095582181529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0000774159561843">
                <text:p>-0.00007741595618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000242034511757">
                <text:p>-0.00024203451175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318754056934">
                <text:p>0.00031875405693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00621244762442">
                <text:p>0.000062124476244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0000630598515272">
                <text:p>-0.000063059851527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0000510929021402">
                <text:p>-0.000051092902140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0000625629909337">
                <text:p>-0.000062562990933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353211187758">
                <text:p>0.00035321118775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0000572097196709">
                <text:p>-0.000057209719670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000136674789246">
                <text:p>-0.00013667478924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0431414955528">
                <text:p>0.000043141495552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000126912986161">
                <text:p>-0.00012691298616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169997481862">
                <text:p>0.00016999748186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000156801499543">
                <text:p>-0.00015680149954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0484518459416">
                <text:p>0.000048451845941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000125954553369">
                <text:p>-0.00012595455336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203303847229">
                <text:p>0.00020330384722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0000897958670976">
                <text:p>-0.000089795867097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00085783576651">
                <text:p>0.000008578357665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000108626831206">
                <text:p>-0.00010862683120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00365542291547">
                <text:p>0.000036554229154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0261552922893">
                <text:p>0.00026155292289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0000911019160412">
                <text:p>-0.000091101916041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000732228741981">
                <text:p>-0.00073222874198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000389468244975">
                <text:p>-0.00038946824497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0393183436245">
                <text:p>0.00039318343624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0277706771158">
                <text:p>0.00027770677115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000148961640662">
                <text:p>-0.00014896164066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344434170984">
                <text:p>0.00034443417098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0000518518791068">
                <text:p>-0.000051851879106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0127894018078">
                <text:p>0.00012789401807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000116772949696">
                <text:p>-0.00011677294969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152138207341">
                <text:p>0.00015213820734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000127308434458">
                <text:p>-0.00012730843445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000107871586806">
                <text:p>-0.00010787158680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0160459516337">
                <text:p>0.00016045951633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0000872841046657">
                <text:p>-0.000087284104665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000115434173495">
                <text:p>-0.00011543417349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00216210537474">
                <text:p>0.000021621053747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0411738437833">
                <text:p>0.000041173843783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0980366967269">
                <text:p>0.000098036696726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0000522417722095">
                <text:p>-0.000052241772209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0123560366774">
                <text:p>0.000012356036677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00714727939339">
                <text:p>0.000071472793933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000168134632986">
                <text:p>-0.0001681346329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0119572810945">
                <text:p>0.00011957281094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0854851241456">
                <text:p>0.000085485124145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0000958805248956">
                <text:p>-0.000095880524895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000279688596493">
                <text:p>-0.00027968859649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0263179186732">
                <text:p>0.00026317918673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000536688021384">
                <text:p>-0.00053668802138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000534943188541">
                <text:p>-0.00053494318854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517772219609">
                <text:p>0.00051777221960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0278696912574">
                <text:p>0.00027869691257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0271074299235">
                <text:p>0.00027107429923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0885041808942">
                <text:p>0.000088504180894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0319419050356">
                <text:p>0.000031941905035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0000850552387419">
                <text:p>-0.00008505523874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131847889861">
                <text:p>0.00013184788986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00713631452527">
                <text:p>0.000071363145252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0000161945790751">
                <text:p>-0.000016194579075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000898197991773">
                <text:p>-0.00089819799177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618746504188">
                <text:p>0.00061874650418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28560278588">
                <text:p>0.0002856027858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0683879115968">
                <text:p>0.000068387911596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0000622662046226">
                <text:p>-0.000062266204622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00024228420807">
                <text:p>-0.0002422842080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233792146901">
                <text:p>0.00023379214690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000496305001434">
                <text:p>-0.00049630500143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0000386195606552">
                <text:p>-0.000038619560655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0000199055866688">
                <text:p>-0.000019905586668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0364993960829">
                <text:p>0.00036499396082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103534439404">
                <text:p>0.00010353443940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0155773996084">
                <text:p>0.000015577399608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0000364698280464">
                <text:p>-0.000036469828046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0191030936548">
                <text:p>0.00019103093654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0000512471888214">
                <text:p>-0.000051247188821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00011829919822">
                <text:p>-0.0001182991982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000196000764845">
                <text:p>-0.00019600076484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058676712797">
                <text:p>0.00005867671279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0236299645621">
                <text:p>0.00023629964562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0912371760933">
                <text:p>0.000091237176093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000164996454259">
                <text:p>-0.00016499645425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.00011102782446">
                <text:p>-0.0001110278244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0389670094592">
                <text:p>0.000038967009459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0000215813270188">
                <text:p>-0.000021581327018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0581106833124">
                <text:p>0.000058110683312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.000172703847056">
                <text:p>-0.00017270384705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0000469770930067">
                <text:p>-0.000046977093006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.0000909010486794">
                <text:p>-0.000090901048679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117559335195">
                <text:p>0.00011755933519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0266738119535">
                <text:p>0.00026673811953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00020355504239">
                <text:p>-0.0002035550423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0000526164440089">
                <text:p>-0.000052616444008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164950426552">
                <text:p>0.00016495042655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000151558226207">
                <text:p>-0.00015155822620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0000589250485064">
                <text:p>-0.000058925048506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310421804897">
                <text:p>0.00031042180489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000157734612003">
                <text:p>-0.00015773461200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0688380532665">
                <text:p>0.000068838053266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000124638609122">
                <text:p>-0.00012463860912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0000153616820171">
                <text:p>-0.000015361682017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073736635386">
                <text:p>0.00007373663538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199711241294">
                <text:p>0.00019971124129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000213968451135">
                <text:p>-0.00021396845113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0000502176044392">
                <text:p>-0.00005021760443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040721239202">
                <text:p>0.00004072123920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113329515443">
                <text:p>0.00011332951544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0000898624930414">
                <text:p>-0.000089862493041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00351456765202">
                <text:p>0.0000035145676520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0493660627399">
                <text:p>0.000049366062739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000047003130021">
                <text:p>-0.00004700313002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0000341318736901">
                <text:p>-0.000034131873690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00000231533249462">
                <text:p>-0.0000023153324946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000491008802783">
                <text:p>-0.00049100880278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000377801305149">
                <text:p>-0.00037780130514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620362348855">
                <text:p>0.00062036234885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000371068075765">
                <text:p>-0.00037106807576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38822015631">
                <text:p>0.0003882201563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00340706319548">
                <text:p>0.000034070631954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211366786971">
                <text:p>0.00021136678697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000420991214924">
                <text:p>-0.00042099121492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15001106658">
                <text:p>0.0001500110665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0888850699994">
                <text:p>0.000088885069999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220520974835">
                <text:p>0.0002205209748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Sheet1.F2:Sheet1.F853" svg:x="0.32cm" svg:y="0.18cm" svg:width="12.534cm" svg:height="8.64cm">
          <chartooo:coordinate-region svg:x="1.153cm" svg:y="0.379cm" svg:width="11.69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853" chart:class="chart:line">
            <chart:data-point chart:repeated="8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29647033243">
                <text:p>0.0000829647033243</text:p>
                <draw:g>
                  <svg:desc>Sheet1.F2:Sheet1.F8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321841886034">
                <text:p>0.000321841886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205552802072">
                <text:p>-0.000205552802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39443179453">
                <text:p>0.000239443179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119717064081">
                <text:p>-0.0001197170640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825280876597">
                <text:p>-0.0000825280876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359191210009">
                <text:p>0.000359191210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257741048699">
                <text:p>-0.000257741048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409615342505">
                <text:p>0.000409615342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291090458632">
                <text:p>-0.0002910904586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262131361524">
                <text:p>0.0000262131361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270022283075">
                <text:p>-0.0000270022283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133672379889">
                <text:p>-0.000133672379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855739053804">
                <text:p>0.00008557390538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765981531003">
                <text:p>0.0000765981531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336767552653">
                <text:p>-0.0000336767552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0267806462944">
                <text:p>-0.00002678064629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71869207406">
                <text:p>0.0001718692074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174887609319">
                <text:p>0.00001748876093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0046824607125">
                <text:p>-0.00000046824607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5766375034">
                <text:p>0.000057663750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0622604347882">
                <text:p>-0.00006226043478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0783772411523">
                <text:p>-0.00007837724115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105530496512">
                <text:p>-0.0001055304965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982917990768">
                <text:p>0.00009829179907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74774909485">
                <text:p>0.0002747749094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774677973823">
                <text:p>0.00007746779738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117352203233">
                <text:p>-0.0001173522032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0788698453107">
                <text:p>-0.00007886984531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268348725513">
                <text:p>-0.0002683487255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88146518869">
                <text:p>0.0002881465188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348642060999">
                <text:p>0.0000348642060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0703204495949">
                <text:p>-0.00007032044959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00964811281">
                <text:p>0.0001009648112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175230641617">
                <text:p>-0.0001752306416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0181092259">
                <text:p>0.000201810922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197593006305">
                <text:p>-0.0001975930063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920431921259">
                <text:p>0.00009204319212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682512836647">
                <text:p>0.00006825128366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116451497888">
                <text:p>-0.0001164514978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192042047274">
                <text:p>0.0001920420472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054639960581">
                <text:p>-0.0000546399605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129229330923">
                <text:p>-0.000129229330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408963969676">
                <text:p>0.00004089639696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0703859404894">
                <text:p>-0.000007038594048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21298561478">
                <text:p>0.000212985614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289398856694">
                <text:p>-0.0002893988566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827690601">
                <text:p>-0.00008276906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317069097946">
                <text:p>0.00003170690979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933792180149">
                <text:p>0.00009337921801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718244118616">
                <text:p>0.00007182441186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866569753271">
                <text:p>0.00008665697532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31230946863">
                <text:p>0.0001312309468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000215548061533">
                <text:p>-0.000002155480615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012830774358">
                <text:p>-0.000128307743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0042170388042">
                <text:p>-0.0000421703880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988350657281">
                <text:p>0.00009883506572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322146370308">
                <text:p>0.00003221463703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000221904520004">
                <text:p>-0.00000221904520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000129228180867">
                <text:p>-0.000001292281808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0184481585165">
                <text:p>-0.0001844815851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823591399239">
                <text:p>0.00008235913992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04241007648">
                <text:p>0.0001042410076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00000695966">
                <text:p>0.0001000006959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00151829917741">
                <text:p>-0.00001518299177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345677926816">
                <text:p>0.000003456779268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560716835025">
                <text:p>0.00005607168350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32430391002">
                <text:p>0.0000324303910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356681175617">
                <text:p>0.000003566811756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0131695807795">
                <text:p>-0.0001316958077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266183269559">
                <text:p>0.00002661832695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0907024659682">
                <text:p>-0.00009070246596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13703215518">
                <text:p>0.000137032155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00550027907593">
                <text:p>-0.00005500279075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66076067742">
                <text:p>0.000660760677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575254904106">
                <text:p>0.005752549041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0863909022883">
                <text:p>-0.0008639090228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0464048003778">
                <text:p>-0.0004640480037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592984026298">
                <text:p>0.00592984026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215603061952">
                <text:p>-0.002156030619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22299066186">
                <text:p>-0.00222990661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475534587167">
                <text:p>0.0004755345871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475054886192">
                <text:p>0.004750548861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231344485655">
                <text:p>-0.002313444856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387957156636">
                <text:p>-0.003879571566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25147497654">
                <text:p>0.00251474976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481682363898">
                <text:p>0.00004816823638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165359082166">
                <text:p>-0.001653590821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306861894205">
                <text:p>-0.003068618942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223761587404">
                <text:p>-0.002237615874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770941260271">
                <text:p>0.0007709412602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351417483762">
                <text:p>-0.003514174837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334543385543">
                <text:p>0.003345433855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263346033171">
                <text:p>-0.002633460331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33423903026">
                <text:p>0.001334239030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02177076042">
                <text:p>0.001021770760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162437208928">
                <text:p>-0.00162437208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67619774584">
                <text:p>0.001676197745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485395826399">
                <text:p>-0.004853958263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76894229278">
                <text:p>0.000768942292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149293011054">
                <text:p>-0.001492930110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21224336233">
                <text:p>0.00212243362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230461498722">
                <text:p>0.002304614987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02214328945">
                <text:p>0.001022143289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456420890987">
                <text:p>0.004564208909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118046859279">
                <text:p>-0.001180468592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0333850242896">
                <text:p>-0.0003338502428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711986375973">
                <text:p>-0.007119863759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29947173316">
                <text:p>0.00299471733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208168732934">
                <text:p>0.002081687329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128150393721">
                <text:p>-0.001281503937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529478723183">
                <text:p>0.005294787231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366718810983">
                <text:p>-0.003667188109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12319469918">
                <text:p>0.001123194699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574222858995">
                <text:p>-0.005742228589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0866520451382">
                <text:p>-0.0008665204513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36403103918">
                <text:p>0.002364031039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55769684352">
                <text:p>0.001557696843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394064793363">
                <text:p>-0.003940647933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466758850962">
                <text:p>0.0004667588509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04073015973">
                <text:p>0.001040730159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10109162051">
                <text:p>0.001101091620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228174030781">
                <text:p>0.000002281740307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540431775153">
                <text:p>0.005404317751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0729562481865">
                <text:p>-0.0007295624818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344269955531">
                <text:p>-0.003442699555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23057374731">
                <text:p>0.001230573747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452336971648">
                <text:p>0.0004523369716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00938976882026">
                <text:p>-0.00009389768820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558017520234">
                <text:p>0.0005580175202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133709411602">
                <text:p>-0.001337094116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514142622706">
                <text:p>0.0005141426227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877262558788">
                <text:p>0.0008772625587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0974435009994">
                <text:p>-0.0009744350099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0573932717089">
                <text:p>-0.0005739327170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411560788052">
                <text:p>0.0004115607880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607256602962">
                <text:p>0.000607256602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0922062550671">
                <text:p>-0.0009220625506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337065476924">
                <text:p>0.003370654769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0209979014471">
                <text:p>-0.0002099790144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35967072472">
                <text:p>-0.00359670724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16499350406">
                <text:p>0.001164993504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328662979882">
                <text:p>0.0003286629798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51846266817">
                <text:p>0.001518462668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301179056987">
                <text:p>-0.003011790569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0857782724779">
                <text:p>-0.0008577827247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188099674415">
                <text:p>-0.001880996744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390118220821">
                <text:p>0.003901182208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151559407823">
                <text:p>-0.001515594078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605677138083">
                <text:p>0.0006056771380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738773378544">
                <text:p>0.0007387733785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962543475907">
                <text:p>0.0009625434759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211167777888">
                <text:p>0.002111677778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90047104843">
                <text:p>0.001900471048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373301608488">
                <text:p>-0.003733016084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426156166941">
                <text:p>0.004261561669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983694940805">
                <text:p>0.009836949408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703073386103">
                <text:p>0.007030733861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218061497435">
                <text:p>0.0002180614974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297766085714">
                <text:p>0.002977660857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10756338108">
                <text:p>0.001107563381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9960597381">
                <text:p>0.00099605973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372788752429">
                <text:p>0.0003727887524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25645471178">
                <text:p>-0.00256454711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402443460189">
                <text:p>-0.0004024434601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79087603465">
                <text:p>0.001790876034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130078755319">
                <text:p>-0.001300787553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592819589656">
                <text:p>-0.0005928195896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868528033607">
                <text:p>0.0008685280336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304878922179">
                <text:p>0.003048789221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112780439667">
                <text:p>-0.00112780439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536674400792">
                <text:p>-0.0005366744007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335911288857">
                <text:p>0.0003359112888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380168505944">
                <text:p>0.003801685059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157847849187">
                <text:p>-0.001578478491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363324186765">
                <text:p>0.003633241867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418243603781">
                <text:p>0.004182436037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550785008818">
                <text:p>0.005507850088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38621914573">
                <text:p>0.00386219145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632025673985">
                <text:p>0.006320256739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887234508991">
                <text:p>0.008872345089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480498652905">
                <text:p>0.004804986529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7772738114">
                <text:p>0.0077727381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0300909169">
                <text:p>0.0103009091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788600742817">
                <text:p>0.007886007428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480136927217">
                <text:p>0.004801369272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853622099385">
                <text:p>-0.0008536220993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236414605752">
                <text:p>-0.002364146057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499838870019">
                <text:p>0.004998388700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207049353048">
                <text:p>0.002070493530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506084784865">
                <text:p>0.005060847848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285436934792">
                <text:p>0.002854369347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547689339146">
                <text:p>0.005476893391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723327510059">
                <text:p>0.007233275100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924351252615">
                <text:p>0.009243512526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23213455081">
                <text:p>0.01232134550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13521367311">
                <text:p>0.01135213673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63743309677">
                <text:p>0.01637433096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57744213939">
                <text:p>0.01577442139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62156075239">
                <text:p>0.01621560752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83538643271">
                <text:p>0.02835386432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19277569652">
                <text:p>0.03192775696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85417640209">
                <text:p>0.03854176402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30358631909">
                <text:p>0.03303586319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20565886796">
                <text:p>0.03205658867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71232554317">
                <text:p>0.03712325543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80751118064">
                <text:p>0.03807511180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48508502543">
                <text:p>0.0485085025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504032671452">
                <text:p>0.05040326714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663186758757">
                <text:p>0.06631867587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564774312079">
                <text:p>0.05647743120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54937466979">
                <text:p>0.0549374669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760975256562">
                <text:p>0.07609752565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635966062546">
                <text:p>0.06359660625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694505870342">
                <text:p>0.06945058703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890780985355">
                <text:p>0.08907809853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787443891168">
                <text:p>0.07874438911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958623290062">
                <text:p>0.09586232900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908358171582">
                <text:p>0.09083581715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04777805507">
                <text:p>0.1047778055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979456603527">
                <text:p>0.09794566035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947706252337">
                <text:p>0.09477062523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15191861987">
                <text:p>0.1151918619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08094483614">
                <text:p>0.1080944836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01186558604">
                <text:p>0.1011865586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25209212303">
                <text:p>0.1252092123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17644056678">
                <text:p>0.1176440566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36712491512">
                <text:p>0.1367124915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23178757727">
                <text:p>0.1231787577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48401215672">
                <text:p>0.1484012156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35834485292">
                <text:p>0.1358344852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18901640177">
                <text:p>0.1189016401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4686653018">
                <text:p>0.146866530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25215291977">
                <text:p>0.1252152919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15402169526">
                <text:p>0.1154021695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32669046521">
                <text:p>0.1326690465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19857877493">
                <text:p>0.1198578774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34862050414">
                <text:p>0.1348620504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12513527274">
                <text:p>0.1125135272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02842673659">
                <text:p>0.1028426736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15284457803">
                <text:p>0.1152844578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972358137369">
                <text:p>0.09723581373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09382897615">
                <text:p>0.1093828976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958270058036">
                <text:p>0.09582700580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950452461839">
                <text:p>0.09504524618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13091319799">
                <text:p>0.1130913197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959541648626">
                <text:p>0.09595416486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992240905762">
                <text:p>0.09922409057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764699056745">
                <text:p>0.07646990567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723262503743">
                <text:p>0.07232625037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893407687545">
                <text:p>0.08934076875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85465028882">
                <text:p>0.0854650288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24967820942">
                <text:p>0.1249678209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17782711983">
                <text:p>0.1177827119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16498395801">
                <text:p>0.1164983958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43026947975">
                <text:p>0.1430269479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21907107532">
                <text:p>0.1219071075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31063640118">
                <text:p>0.1310636401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228126809">
                <text:p>0.12281268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50016888976">
                <text:p>0.1500168889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44669443369">
                <text:p>0.1446694433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44777864218">
                <text:p>0.1447778642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8245741725">
                <text:p>0.182457417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67035937309">
                <text:p>0.1670359373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47448092699">
                <text:p>0.1474480926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65053606033">
                <text:p>0.1650536060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4433825016">
                <text:p>0.144338250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59412890673">
                <text:p>0.1594128906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48635208607">
                <text:p>0.1486352086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4560726285">
                <text:p>0.145607262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7959022522">
                <text:p>0.179590225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65919661522">
                <text:p>0.1659196615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83028578758">
                <text:p>0.1830285787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52932614088">
                <text:p>0.1529326140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35483324528">
                <text:p>0.1354833245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53560250998">
                <text:p>0.1535602509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36912673712">
                <text:p>0.1369126737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51160150766">
                <text:p>0.1511601507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3350430131">
                <text:p>0.133504301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22885473073">
                <text:p>0.1228854730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34376138449">
                <text:p>0.13437613844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12493753433">
                <text:p>0.1124937534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08287654817">
                <text:p>0.1082876548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892885625362">
                <text:p>0.08928856253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756193846464">
                <text:p>0.07561938464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744474977255">
                <text:p>0.07444749772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599823147058">
                <text:p>0.05998231470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560291260481">
                <text:p>0.05602912604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390092246234">
                <text:p>0.03900922462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87743362039">
                <text:p>0.01877433620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465131737292">
                <text:p>0.004651317372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0453165592626">
                <text:p>-0.004531655926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236619524658">
                <text:p>-0.02366195246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324506610632">
                <text:p>-0.03245066106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423010960221">
                <text:p>-0.04230109602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729626491666">
                <text:p>-0.07296264916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765370279551">
                <text:p>-0.07653702795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105202525854">
                <text:p>-0.1052025258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10543230921">
                <text:p>-0.105432309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133895128965">
                <text:p>-0.1338951289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135250255466">
                <text:p>-0.1352502554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131138294935">
                <text:p>-0.1311382949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176074534655">
                <text:p>-0.1760745346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178590476513">
                <text:p>-0.1785904765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230598017573">
                <text:p>-0.2305980175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222175121307">
                <text:p>-0.2221751213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236138731241">
                <text:p>-0.2361387312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312917768955">
                <text:p>-0.3129177689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302784919739">
                <text:p>-0.3027849197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310224443674">
                <text:p>-0.3102244436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403621315956">
                <text:p>-0.4036213159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377486288548">
                <text:p>-0.3774862885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487423628569">
                <text:p>-0.4874236285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443193495274">
                <text:p>-0.4431934952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428998231888">
                <text:p>-0.4289982318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562477886677">
                <text:p>-0.5624778866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512218177319">
                <text:p>-0.5122181773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617542028427">
                <text:p>-0.6175420284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574177384377">
                <text:p>-0.5741773843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550254106522">
                <text:p>-0.5502541065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679312705994">
                <text:p>-0.67931270599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623912930489">
                <text:p>-0.62391293048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776302576065">
                <text:p>-0.7763025760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685284137726">
                <text:p>-0.6852841377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652738571167">
                <text:p>-0.6527385711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83384758234">
                <text:p>-0.833847582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750683546066">
                <text:p>-0.7506835460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890908718109">
                <text:p>-0.8909087181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799538731575">
                <text:p>-0.7995387315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788270711899">
                <text:p>-0.7882707118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956716120243">
                <text:p>-0.9567161202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859914302826">
                <text:p>-0.8599143028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05561041832">
                <text:p>-1.055610418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934231758118">
                <text:p>-0.9342317581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883349537849">
                <text:p>-0.8833495378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.11338067055">
                <text:p>-1.113380670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987785339355">
                <text:p>-0.9877853393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.20088863373">
                <text:p>-1.200888633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.05118811131">
                <text:p>-1.051188111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21884083748">
                <text:p>-1.218840837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.09872174263">
                <text:p>-1.098721742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01541805267">
                <text:p>-1.015418052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22453308105">
                <text:p>-1.224533081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11431384087">
                <text:p>-1.114313840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28231394291">
                <text:p>-1.282313942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12202298641">
                <text:p>-1.1220229864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04118204117">
                <text:p>-1.041182041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26993942261">
                <text:p>-1.2699394226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10554051399">
                <text:p>-1.105540513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29450964928">
                <text:p>-1.294509649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.10433745384">
                <text:p>-1.1043374538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.00427603722">
                <text:p>-1.004276037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.16763699055">
                <text:p>-1.167636990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.04049992561">
                <text:p>-1.040499925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94630664587">
                <text:p>-0.9463066458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.12463033199">
                <text:p>-1.124630331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965386986732">
                <text:p>-0.9653869867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.06608295441">
                <text:p>-1.066082954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920912384987">
                <text:p>-0.9209123849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826813459396">
                <text:p>-0.8268134593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928068578243">
                <text:p>-0.92806857824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794481575489">
                <text:p>-0.79448157548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886479973793">
                <text:p>-0.8864799737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736186623573">
                <text:p>-0.7361866235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658408582211">
                <text:p>-0.6584085822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745738625526">
                <text:p>-0.7457386255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631534874439">
                <text:p>-0.63153487443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680248141289">
                <text:p>-0.6802481412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558513522148">
                <text:p>-0.5585135221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59920579195">
                <text:p>-0.599205791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511825740337">
                <text:p>-0.5118257403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444576203823">
                <text:p>-0.4445762038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48929810524">
                <text:p>-0.489298105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417646914721">
                <text:p>-0.4176469147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366147637367">
                <text:p>-0.3661476373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410706162453">
                <text:p>-0.4107061624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351115107536">
                <text:p>-0.35111510753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371886849403">
                <text:p>-0.3718868494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307949602604">
                <text:p>-0.3079496026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324863731861">
                <text:p>-0.32486373186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270078957081">
                <text:p>-0.2700789570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235222399235">
                <text:p>-0.2352223992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24979993701">
                <text:p>-0.249799937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20645429194">
                <text:p>-0.206454291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218730092049">
                <text:p>-0.2187300920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177463009953">
                <text:p>-0.17746300995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150338888168">
                <text:p>-0.1503388881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159533813596">
                <text:p>-0.15953381359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131892338395">
                <text:p>-0.1318923383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111984074116">
                <text:p>-0.1119840741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115636125207">
                <text:p>-0.1156361252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0935745984316">
                <text:p>-0.09357459843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0938818380237">
                <text:p>-0.093881838023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0704177692533">
                <text:p>-0.07041776925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0601575896144">
                <text:p>-0.06015758961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0568202212453">
                <text:p>-0.05682022124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0449649430811">
                <text:p>-0.04496494308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0404609069228">
                <text:p>-0.04046090692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277462154627">
                <text:p>-0.02774621546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176407396793">
                <text:p>-0.01764073967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121309496462">
                <text:p>-0.01213094964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0597436074167">
                <text:p>-0.0059743607416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391384540126">
                <text:p>0.003913845401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666375923902">
                <text:p>0.0066637592390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113932769746">
                <text:p>0.01139327697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211425721645">
                <text:p>0.02114257216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196332260966">
                <text:p>0.01963322609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300484839827">
                <text:p>0.030048483982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328860096633">
                <text:p>0.03288600966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303266942501">
                <text:p>0.03032669425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41191931814">
                <text:p>0.0411919318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416031777859">
                <text:p>0.041603177785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505182333291">
                <text:p>0.050518233329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469386205077">
                <text:p>0.04693862050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462283566594">
                <text:p>0.046228356659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548594668508">
                <text:p>0.054859466850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502947829664">
                <text:p>0.05029478296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658642426133">
                <text:p>0.06586424261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571302175522">
                <text:p>0.05713021755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510839894414">
                <text:p>0.05108398944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641340762377">
                <text:p>0.06413407623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568158850074">
                <text:p>0.056815885007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655465871096">
                <text:p>0.06554658710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580242760479">
                <text:p>0.058024276047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713400244713">
                <text:p>0.07134002447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587607994676">
                <text:p>0.05876079946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562419183552">
                <text:p>0.05624191835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697336941957">
                <text:p>0.06973369419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60285449028">
                <text:p>0.0602854490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746398866177">
                <text:p>0.07463988661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62285695225">
                <text:p>0.0622856952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590966045856">
                <text:p>0.05909660458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713468343019">
                <text:p>0.07134683430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629972666502">
                <text:p>0.062997266650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617122836411">
                <text:p>0.06171228364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704672858119">
                <text:p>0.07046728581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622282885015">
                <text:p>0.06222828850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720598176122">
                <text:p>0.07205981761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615301281214">
                <text:p>0.06153012812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567041225731">
                <text:p>0.056704122573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675574094057">
                <text:p>0.067557409405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604873411357">
                <text:p>0.06048734113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643957480788">
                <text:p>0.06439574807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582337081432">
                <text:p>0.05823370814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650996118784">
                <text:p>0.065099611878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551266670227">
                <text:p>0.05512666702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452261194587">
                <text:p>0.04522611945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53737025708">
                <text:p>0.0537370257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486841797829">
                <text:p>0.04868417978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405730456114">
                <text:p>0.04057304561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493537634611">
                <text:p>0.04935376346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409479364753">
                <text:p>0.04094793647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449612364173">
                <text:p>0.044961236417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40180772543">
                <text:p>0.0401807725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326355323195">
                <text:p>0.032635532319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331768803298">
                <text:p>0.033176880329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26076041162">
                <text:p>0.02607604116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278228726238">
                <text:p>0.02782287262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210961699486">
                <text:p>0.02109616994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214164368808">
                <text:p>0.02141643688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80168002844">
                <text:p>0.01801680028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191506016999">
                <text:p>0.01915060169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163320992142">
                <text:p>0.01633209921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109607446939">
                <text:p>0.01096074469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110522788018">
                <text:p>0.011052278801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104855746031">
                <text:p>0.010485574603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800393149257">
                <text:p>0.0080039314925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830892287195">
                <text:p>0.008308922871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537957251072">
                <text:p>0.005379572510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480287987739">
                <text:p>0.004802879877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246138917282">
                <text:p>0.002461389172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371443410404">
                <text:p>0.003714434104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103688216768">
                <text:p>0.001036882167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14523526188">
                <text:p>0.00145235261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150949682575">
                <text:p>0.001509496825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0168798584491">
                <text:p>-0.001687985844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00486369011924">
                <text:p>-0.004863690119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00464673619717">
                <text:p>-0.0004646736197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0401250133291">
                <text:p>-0.004012501332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0279587577097">
                <text:p>-0.0027958757709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0431620888412">
                <text:p>-0.004316208884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0126339611597">
                <text:p>-0.0012633961159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0126010377426">
                <text:p>-0.0012601037742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00206101941876">
                <text:p>-0.0020610194187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000758400885388">
                <text:p>-0.0007584008853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124263076577">
                <text:p>0.0012426307657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173001829535">
                <text:p>0.001730018295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389448920032">
                <text:p>0.0003894489200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565882353112">
                <text:p>0.005658823531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473289098591">
                <text:p>0.004732890985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641901046038">
                <text:p>0.0064190104603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652446132153">
                <text:p>0.006524461321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929020158947">
                <text:p>0.009290201589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04730259627">
                <text:p>0.010473025962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865379162133">
                <text:p>0.008653791621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28794424236">
                <text:p>0.01287944242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18353934959">
                <text:p>0.011835393495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129714431241">
                <text:p>0.012971443124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128435268998">
                <text:p>0.01284352689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149014228955">
                <text:p>0.01490142289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162042696029">
                <text:p>0.016204269602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1859420687">
                <text:p>0.01185942068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63992792368">
                <text:p>0.01639927923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160085782409">
                <text:p>0.016008578240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181595310569">
                <text:p>0.018159531056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153137315065">
                <text:p>0.015313731506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169218350202">
                <text:p>0.01692183502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211485307664">
                <text:p>0.021148530766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146572161466">
                <text:p>0.01465721614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162245854735">
                <text:p>0.016224585473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178324505687">
                <text:p>0.017832450568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142154805362">
                <text:p>0.014215480536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135028455406">
                <text:p>0.013502845540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11368682608">
                <text:p>0.01136868260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524220429361">
                <text:p>0.0052422042936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905838795006">
                <text:p>0.00090583879500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00515574403107">
                <text:p>-0.0051557440310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0134912207723">
                <text:p>-0.013491220772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0183109603822">
                <text:p>-0.018310960382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0247113686055">
                <text:p>-0.02471136860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0406700111926">
                <text:p>-0.04067001119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471948310733">
                <text:p>-0.04719483107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0679067224264">
                <text:p>-0.067906722426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681731104851">
                <text:p>-0.06817311048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953795537353">
                <text:p>-0.095379553735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911178141832">
                <text:p>-0.091117814183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0955190360546">
                <text:p>-0.095519036054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120365947485">
                <text:p>-0.12036594748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11053147912">
                <text:p>-0.110531479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132278621197">
                <text:p>-0.13227862119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113566502929">
                <text:p>-0.11356650292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102817572653">
                <text:p>-0.10281757265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108914077282">
                <text:p>-0.10891407728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0806247964501">
                <text:p>-0.080624796450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0672156512737">
                <text:p>-0.06721565127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0532618947327">
                <text:p>-0.053261894732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0293186921626">
                <text:p>-0.029318692162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00680430326611">
                <text:p>-0.006804303266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14192186296">
                <text:p>0.01419218629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266365148127">
                <text:p>0.02663651481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65519630909">
                <text:p>0.06551963090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738119781017">
                <text:p>0.07381197810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01676180959">
                <text:p>0.10167618095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08846545219">
                <text:p>0.10884654521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13945327699">
                <text:p>0.1139453276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42219185829">
                <text:p>0.14221918582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34885311127">
                <text:p>0.13488531112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56496554613">
                <text:p>0.1564965546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33914083242">
                <text:p>0.1339140832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140075773">
                <text:p>0.114007577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28708541393">
                <text:p>0.12870854139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06500022113">
                <text:p>0.1065000221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04730397463">
                <text:p>0.1047303974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82478672266">
                <text:p>0.08247867226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674807429314">
                <text:p>0.06748074293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427875928581">
                <text:p>0.042787592858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306322351098">
                <text:p>0.030632235109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248765479773">
                <text:p>0.024876547977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637249043211">
                <text:p>0.006372490432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00552468374372">
                <text:p>-0.0055246837437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0132802929729">
                <text:p>-0.013280292972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0200286563486">
                <text:p>-0.020028656348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029644370079">
                <text:p>-0.02964437007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0309245698154">
                <text:p>-0.030924569815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0322541408241">
                <text:p>-0.032254140824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0379253961146">
                <text:p>-0.037925396114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0351314097643">
                <text:p>-0.035131409764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0408214852214">
                <text:p>-0.04082148522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0310091599822">
                <text:p>-0.031009159982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0315327942371">
                <text:p>-0.031532794237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0265666451305">
                <text:p>-0.02656664513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018231453374">
                <text:p>-0.01823145337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0151513591409">
                <text:p>-0.015151359140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00833537988365">
                <text:p>-0.0083353798836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0049711256288">
                <text:p>-0.004971125628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531607307494">
                <text:p>0.0053160730749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495961820707">
                <text:p>0.0049596182070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793059449643">
                <text:p>0.0079305944964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86659733206">
                <text:p>0.008665973320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909370556474">
                <text:p>0.0090937055647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101530626416">
                <text:p>0.01015306264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139972362667">
                <text:p>0.01399723626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167162120342">
                <text:p>0.016716212034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135744102299">
                <text:p>0.013574410229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167465023696">
                <text:p>0.016746502369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10683177039">
                <text:p>0.01068317703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108195301145">
                <text:p>0.010819530114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774970278144">
                <text:p>0.0077497027814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96823964268">
                <text:p>0.009682396426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604803534225">
                <text:p>0.006048035342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553088355809">
                <text:p>0.0055308835580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298377592117">
                <text:p>0.0029837759211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00299392314628">
                <text:p>-0.002993923146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192150031216">
                <text:p>0.001921500312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0608464330435">
                <text:p>-0.006084643304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0714604789391">
                <text:p>-0.0071460478939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00850680936128">
                <text:p>-0.0085068093612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0074034081772">
                <text:p>-0.007403408177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00770855788141">
                <text:p>-0.0077085578814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00926813017577">
                <text:p>-0.0092681301757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00959284976125">
                <text:p>-0.0095928497612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101338643581">
                <text:p>-0.010133864358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0129659511149">
                <text:p>-0.01296595111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00890078768134">
                <text:p>-0.0089007876813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0168422479182">
                <text:p>-0.016842247918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0128277987242">
                <text:p>-0.012827798724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00790002103895">
                <text:p>-0.0079000210389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0160667505115">
                <text:p>-0.016066750511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0160668827593">
                <text:p>-0.016066882759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0165028944612">
                <text:p>-0.01650289446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0152692925185">
                <text:p>-0.015269292518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00968920905143">
                <text:p>-0.0096892090514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0141796395183">
                <text:p>-0.014179639518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0139667289332">
                <text:p>-0.013966728933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0159231200814">
                <text:p>-0.01592312008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0149955842644">
                <text:p>-0.01499558426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0125632658601">
                <text:p>-0.012563265860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0119697898626">
                <text:p>-0.011969789862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12128515169">
                <text:p>-0.0121285151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133577659726">
                <text:p>-0.013357765972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0929223094136">
                <text:p>-0.0092922309413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101742232218">
                <text:p>-0.01017422322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153674054891">
                <text:p>-0.015367405489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00825487263501">
                <text:p>-0.0082548726350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12062292546">
                <text:p>-0.01206229254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113003160805">
                <text:p>-0.011300316080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0875287503004">
                <text:p>-0.0087528750300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0864621810615">
                <text:p>-0.0086462181061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0900635961443">
                <text:p>-0.0090063596144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0273520033807">
                <text:p>-0.0027352003380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0491949543357">
                <text:p>-0.0049194954335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0929818488657">
                <text:p>-0.0092981848865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0454287976027">
                <text:p>-0.0045428797602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0355421053246">
                <text:p>-0.0035542105324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0105942855589">
                <text:p>-0.0010594285558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0120654609054">
                <text:p>-0.0012065460905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0312205776572">
                <text:p>-0.0031220577657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0642621517181">
                <text:p>-0.0064262151718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0861700065434">
                <text:p>-0.0086170006543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0144351972267">
                <text:p>-0.0014435197226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113419014961">
                <text:p>0.011341901496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124225504696">
                <text:p>0.012422550469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114821922034">
                <text:p>0.011482192203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771103426814">
                <text:p>0.007711034268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161989554763">
                <text:p>0.01619895547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0244949106127">
                <text:p>-0.0024494910612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02429763088">
                <text:p>-0.00242976308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911988667212">
                <text:p>0.0009119886672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343361264095">
                <text:p>0.0034336126409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388044212013">
                <text:p>0.0038804421201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66599198617">
                <text:p>0.006659919861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0606161821634">
                <text:p>-0.0060616182163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0552476663142">
                <text:p>-0.0055247666314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0231560319662">
                <text:p>-0.0023156031966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449158530682">
                <text:p>0.0044915853068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437039043754">
                <text:p>0.0043703904375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0125437951647">
                <text:p>-0.0012543795164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735727883875">
                <text:p>0.007357278838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0444427598268">
                <text:p>-0.0044442759826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151070859283">
                <text:p>0.0015107085928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00999324396253">
                <text:p>-0.0099932439625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451626628637">
                <text:p>0.0045162662863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00599758885801">
                <text:p>-0.0059975888580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428517349064">
                <text:p>0.0042851734906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00195744959638">
                <text:p>-0.0019574495963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468454509974">
                <text:p>0.0046845450997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866897683591">
                <text:p>0.0086689768359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00809879414737">
                <text:p>-0.0080987941473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00398774491623">
                <text:p>-0.0039877449162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131553900428">
                <text:p>0.0013155390042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00136394391302">
                <text:p>-0.0013639439130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0596934871282">
                <text:p>0.00059693487128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0144185801037">
                <text:p>-0.0014418580103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247444445267">
                <text:p>0.0024744444526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00162549619563">
                <text:p>-0.001625496195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0313541060314">
                <text:p>-0.0031354106031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977787747979">
                <text:p>0.0097778774797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00166596425697">
                <text:p>-0.001665964256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00451698061079">
                <text:p>-0.0045169806107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250749010593">
                <text:p>0.0025074901059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777845620178">
                <text:p>0.00077784562017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00655058026314">
                <text:p>-0.0065505802631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000630205031484">
                <text:p>-0.0006302050314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25634127669">
                <text:p>0.002563412766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389483897015">
                <text:p>0.003894838970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284133385867">
                <text:p>0.0028413338586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00638633966446">
                <text:p>-0.00063863396644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00584507919848">
                <text:p>-0.005845079198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296380976215">
                <text:p>0.0029638097621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00726349186152">
                <text:p>-0.007263491861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477783335373">
                <text:p>0.0047778333537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00403333548456">
                <text:p>-0.0040333354845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144137069583">
                <text:p>0.00014413706958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384813267738">
                <text:p>0.0038481326773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109849758446">
                <text:p>0.010984975844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0596997514367">
                <text:p>-0.0059699751436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00434164470062">
                <text:p>-0.0043416447006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00399089232087">
                <text:p>-0.0039908923208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0000298004597425">
                <text:p>-0.000029800459742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209354399703">
                <text:p>0.0020935439970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902004167438">
                <text:p>0.0090200416743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00583793502301">
                <text:p>-0.0058379350230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0174325390253">
                <text:p>-0.0017432539025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00234414613806">
                <text:p>-0.0023441461380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00258163292892">
                <text:p>-0.0025816329289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168700597715">
                <text:p>0.001687005977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525383045897">
                <text:p>0.0052538304589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00014285556972">
                <text:p>-0.0001428555697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119724543765">
                <text:p>0.0011972454376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00246935128234">
                <text:p>-0.0024693512823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576691329479">
                <text:p>0.0057669132947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148763158359">
                <text:p>0.0014876315835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000251041608863">
                <text:p>-0.00025104160886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112812779844">
                <text:p>0.0011281277984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00111755041871">
                <text:p>-0.0011175504187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0000264993868768">
                <text:p>-0.000026499386876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000149097439134">
                <text:p>-0.00014909743913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000314772769343">
                <text:p>-0.00031477276934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0529898388777">
                <text:p>0.000052989838877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000241204179474">
                <text:p>-0.00024120417947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0167662481545">
                <text:p>0.00016766248154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000215299092815">
                <text:p>-0.00021529909281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0160306604812">
                <text:p>0.0001603066048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00332709787472">
                <text:p>0.000033270978747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000095858660643">
                <text:p>-0.0000958586606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000128156432766">
                <text:p>-0.00012815643276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00179456619662">
                <text:p>0.000017945661966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00811029312899">
                <text:p>0.000081102931289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000200428097742">
                <text:p>-0.0002004280977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10747363558">
                <text:p>0.0001074736355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000179010618012">
                <text:p>-0.00017901061801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000107084531919">
                <text:p>-0.00010708453191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00000432239903603">
                <text:p>-0.0000043223990360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00577964528929">
                <text:p>0.00005779645289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227146214456">
                <text:p>0.0002271462144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0000344564832631">
                <text:p>-0.000034456483263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110095788841">
                <text:p>0.00011009578884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0000724612546037">
                <text:p>-0.000072461254603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0000746109144529">
                <text:p>-0.000074610914452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000123644567793">
                <text:p>-0.00012364456779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000492137041874">
                <text:p>0.0000049213704187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18356036162">
                <text:p>0.0001835603616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000095876690466">
                <text:p>-0.00009587669046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119025149615">
                <text:p>0.00011902514961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000125993232359">
                <text:p>-0.00012599323235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000155615343829">
                <text:p>-0.00015561534382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0056127733842">
                <text:p>0.00005612773384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0106134553789">
                <text:p>0.00010613455378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0082178019511">
                <text:p>0.00008217801951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0997070310405">
                <text:p>0.000099707031040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00125229102559">
                <text:p>-0.0012522910255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000490827485919">
                <text:p>-0.00049082748591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0905174878426">
                <text:p>0.00090517487842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0268169504125">
                <text:p>0.00026816950412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0090310604719">
                <text:p>0.00009031060471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00000892181924428">
                <text:p>-0.0000089218192442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0164285956998">
                <text:p>0.00016428595699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005288747343">
                <text:p>0.0000528874734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0000229048564506">
                <text:p>-0.000022904856450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40401951992">
                <text:p>0.0004040195199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000141516808071">
                <text:p>-0.00014151680807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000274578633253">
                <text:p>0.0000027457863325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000126028695377">
                <text:p>-0.00012602869537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00386492465623">
                <text:p>0.000038649246562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0000318575366691">
                <text:p>-0.000031857536669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0000042358706196">
                <text:p>-0.000004235870619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0000021179353098">
                <text:p>-0.000002117935309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0000479039590573">
                <text:p>-0.000047903959057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000246039853664">
                <text:p>-0.00024603985366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251458433922">
                <text:p>0.00025145843392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0000798605033197">
                <text:p>-0.000079860503319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000157227230375">
                <text:p>-0.00015722723037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0346184096998">
                <text:p>0.00034618409699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00000981694029178">
                <text:p>-0.0000098169402917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151383661432">
                <text:p>0.00015138366143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145736194099">
                <text:p>0.00014573619409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000259039254161">
                <text:p>-0.00025903925416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00108025106601">
                <text:p>-0.0010802510660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00049476249842">
                <text:p>-0.0004947624984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910539412871">
                <text:p>0.00091053941287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0297149352264">
                <text:p>0.00029714935226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0191602885025">
                <text:p>0.0001916028850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329823582433">
                <text:p>0.00032982358243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0365211162716">
                <text:p>0.00003652111627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0233783110161">
                <text:p>0.00023378311016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0229617653531">
                <text:p>0.000022961765353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0121715274872">
                <text:p>0.00012171527487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0001862176141">
                <text:p>-0.000186217614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00111041928176">
                <text:p>-0.0011104192817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931485032197">
                <text:p>0.00093148503219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211701350054">
                <text:p>0.00021170135005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223008421017">
                <text:p>0.00022300842101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000122010576888">
                <text:p>-0.00012201057688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000167584585142">
                <text:p>-0.00016758458514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117401352327">
                <text:p>0.00011740135232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000691614288371">
                <text:p>-0.00069161428837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511285150424">
                <text:p>0.00051128515042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000925335916691">
                <text:p>0.000009253359166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0368968234397">
                <text:p>0.00036896823439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0000577698810957">
                <text:p>-0.000057769881095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0254916376434">
                <text:p>0.000025491637643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000086207750428">
                <text:p>-0.00008620775042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0000827281764941">
                <text:p>-0.000082728176494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0000909997033887">
                <text:p>-0.000090999703388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0859960418893">
                <text:p>0.000085996041889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231808720855">
                <text:p>0.0002318087208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0000146064267028">
                <text:p>-0.000014606426702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0000967166633927">
                <text:p>-0.000096716663392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0245016235567">
                <text:p>0.000024501623556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000272277829936">
                <text:p>-0.00027227782993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00974772119662">
                <text:p>0.000097477211966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0000201747316169">
                <text:p>-0.000020174731616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0238895183429">
                <text:p>0.00023889518342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0727224396542">
                <text:p>0.000072722439654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0158012160682">
                <text:p>0.00015801216068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000144731282489">
                <text:p>-0.00014473128248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153567816596">
                <text:p>0.00015356781659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00000510946847498">
                <text:p>-0.0000051094684749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0000960356119322">
                <text:p>-0.000096035611932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0000849831994856">
                <text:p>-0.000084983199485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137339258799">
                <text:p>0.00013733925879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102705547761">
                <text:p>0.00010270554776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000763374191592">
                <text:p>0.0000076337419159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000019632261683">
                <text:p>-0.00001963226168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0000818852204247">
                <text:p>-0.000081885220424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0000759983522585">
                <text:p>-0.000075998352258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201542774448">
                <text:p>0.00020154277444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00000523502967553">
                <text:p>-0.0000052350296755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269121606834">
                <text:p>0.00026912160683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000000477535650134">
                <text:p>-0.00000047753565013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149661704199">
                <text:p>0.00014966170419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0000934198033065">
                <text:p>-0.000093419803306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000155113331857">
                <text:p>-0.00015511333185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000251038203714">
                <text:p>-0.00025103820371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148398117744">
                <text:p>0.00014839811774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000118975447549">
                <text:p>-0.00011897544754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138712814078">
                <text:p>0.00013871281407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00941138205235">
                <text:p>0.0000094113820523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0796916137915">
                <text:p>0.000079691613791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0000973900896497">
                <text:p>-0.000097390089649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000175598601345">
                <text:p>-0.00017559860134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000602220650762">
                <text:p>-0.00060222065076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000431937281974">
                <text:p>-0.00043193728197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708903302439">
                <text:p>0.00070890330243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000829704513308">
                <text:p>-0.00082970451330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823587994091">
                <text:p>0.00082358799409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0000635414908174">
                <text:p>-0.000063541490817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101411933429">
                <text:p>0.00010141193342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000617234152742">
                <text:p>-0.00061723415274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481994939037">
                <text:p>0.00048199493903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302470871247">
                <text:p>0.00030247087124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0000268501171377">
                <text:p>-0.00002685011713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